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or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>
            <text:p>learnRate 0.1</text:p>
          </table:table-cell>
          <table:table-cell table:style-name="ce1" office:value-type="string" calcext:value-type="string">
            <text:p>learnRate 0.2</text:p>
          </table:table-cell>
          <table:table-cell table:style-name="ce1" office:value-type="string" calcext:value-type="string">
            <text:p>learnRate 0.3</text:p>
          </table:table-cell>
          <table:table-cell table:style-name="ce1" office:value-type="string" calcext:value-type="string">
            <text:p>learnRate 0.4</text:p>
          </table:table-cell>
          <table:table-cell table:style-name="ce1" office:value-type="string" calcext:value-type="string">
            <text:p>learnRate 0.5</text:p>
          </table:table-cell>
          <table:table-cell table:style-name="ce1" office:value-type="string" calcext:value-type="string">
            <text:p>learnRate 0.6</text:p>
          </table:table-cell>
          <table:table-cell table:style-name="ce1" office:value-type="string" calcext:value-type="string">
            <text:p>learnRate 0.7</text:p>
          </table:table-cell>
          <table:table-cell table:style-name="ce1" office:value-type="string" calcext:value-type="string">
            <text:p>learnRate 0.8</text:p>
          </table:table-cell>
          <table:table-cell table:style-name="ce1" office:value-type="string" calcext:value-type="string">
            <text:p>learnRate 0.9</text:p>
          </table:table-cell>
          <table:table-cell table:style-name="ce1" office:value-type="string" calcext:value-type="string">
            <text:p>learnRate 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0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0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0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0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0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0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0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0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0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0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0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0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0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0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0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0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0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0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0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 table:number-rows-repeated="104757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xor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>
            <text:p>learnRate 0.1</text:p>
          </table:table-cell>
          <table:table-cell table:style-name="ce1" office:value-type="string" calcext:value-type="string">
            <text:p>learnRate 0.2</text:p>
          </table:table-cell>
          <table:table-cell table:style-name="ce1" office:value-type="string" calcext:value-type="string">
            <text:p>learnRate 0.3</text:p>
          </table:table-cell>
          <table:table-cell table:style-name="ce1" office:value-type="string" calcext:value-type="string">
            <text:p>learnRate 0.4</text:p>
          </table:table-cell>
          <table:table-cell table:style-name="ce1" office:value-type="string" calcext:value-type="string">
            <text:p>learnRate 0.5</text:p>
          </table:table-cell>
          <table:table-cell table:style-name="ce1" office:value-type="string" calcext:value-type="string">
            <text:p>learnRate 0.6</text:p>
          </table:table-cell>
          <table:table-cell table:style-name="ce1" office:value-type="string" calcext:value-type="string">
            <text:p>learnRate 0.7</text:p>
          </table:table-cell>
          <table:table-cell table:style-name="ce1" office:value-type="string" calcext:value-type="string">
            <text:p>learnRate 0.8</text:p>
          </table:table-cell>
          <table:table-cell table:style-name="ce1" office:value-type="string" calcext:value-type="string">
            <text:p>learnRate 0.9</text:p>
          </table:table-cell>
          <table:table-cell table:style-name="ce1" office:value-type="string" calcext:value-type="string">
            <text:p>learnRate 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0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0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0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0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0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0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0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0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0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0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0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0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0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0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0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0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0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0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0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0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0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0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0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0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0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0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0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0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0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0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0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0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0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0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0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0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0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0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0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0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0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0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0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0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0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0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0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0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0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0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0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0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 table:number-rows-repeated="104757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and" table:style-name="ta1">
        <table:shapes>
          <draw:frame draw:z-index="0" draw:style-name="gr1" draw:text-style-name="P1" svg:width="7.4906in" svg:height="3.8551in" svg:x="5.2252in" svg:y="1.1449in">
            <draw:object draw:notify-on-update-of-ranges="nand.A1:nand.A1 nand.A2:nand.A1001 nand.B1:nand.B1 nand.B2:nand.B1001 nand.A1:nand.A1 nand.A2:nand.A1001 nand.C1:nand.C1 nand.C2:nand.C1001 nand.A1:nand.A1 nand.A2:nand.A1001 nand.F1:nand.F1 nand.F2:nand.F1001 nand.A1:nand.A1 nand.A2:nand.A1001 nand.H1:nand.H1 nand.H2:nand.H1001 nand.A1:nand.A1 nand.A2:nand.A1001 nand.K1:nand.K1 nand.K2:nand.K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>
            <text:p>learnRate 0.1</text:p>
          </table:table-cell>
          <table:table-cell table:style-name="ce1" office:value-type="string" calcext:value-type="string">
            <text:p>learnRate 0.2</text:p>
          </table:table-cell>
          <table:table-cell table:style-name="ce1" office:value-type="string" calcext:value-type="string">
            <text:p>learnRate 0.3</text:p>
          </table:table-cell>
          <table:table-cell table:style-name="ce1" office:value-type="string" calcext:value-type="string">
            <text:p>learnRate 0.4</text:p>
          </table:table-cell>
          <table:table-cell table:style-name="ce1" office:value-type="string" calcext:value-type="string">
            <text:p>learnRate 0.5</text:p>
          </table:table-cell>
          <table:table-cell table:style-name="ce1" office:value-type="string" calcext:value-type="string">
            <text:p>learnRate 0.6</text:p>
          </table:table-cell>
          <table:table-cell table:style-name="ce1" office:value-type="string" calcext:value-type="string">
            <text:p>learnRate 0.7</text:p>
          </table:table-cell>
          <table:table-cell table:style-name="ce1" office:value-type="string" calcext:value-type="string">
            <text:p>learnRate 0.8</text:p>
          </table:table-cell>
          <table:table-cell table:style-name="ce1" office:value-type="string" calcext:value-type="string">
            <text:p>learnRate 0.9</text:p>
          </table:table-cell>
          <table:table-cell table:style-name="ce1" office:value-type="string" calcext:value-type="string">
            <text:p>learnRate 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287" calcext:value-type="float">
            <text:p>0.89287</text:p>
          </table:table-cell>
          <table:table-cell office:value-type="float" office:value="0.87252" calcext:value-type="float">
            <text:p>0.87252</text:p>
          </table:table-cell>
          <table:table-cell office:value-type="float" office:value="0.85505" calcext:value-type="float">
            <text:p>0.85505</text:p>
          </table:table-cell>
          <table:table-cell office:value-type="float" office:value="0.84017" calcext:value-type="float">
            <text:p>0.84017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0286" calcext:value-type="float">
            <text:p>0.70286</text:p>
          </table:table-cell>
          <table:table-cell office:value-type="float" office:value="0.69845" calcext:value-type="float">
            <text:p>0.69845</text:p>
          </table:table-cell>
          <table:table-cell office:value-type="float" office:value="0.69543" calcext:value-type="float">
            <text:p>0.69543</text:p>
          </table:table-cell>
          <table:table-cell office:value-type="float" office:value="0.69361" calcext:value-type="float">
            <text:p>0.69361</text:p>
          </table:table-cell>
          <table:table-cell office:value-type="float" office:value="0.6928" calcext:value-type="float">
            <text:p>0.6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667" calcext:value-type="float">
            <text:p>0.80667</text:p>
          </table:table-cell>
          <table:table-cell office:value-type="float" office:value="0.72389" calcext:value-type="float">
            <text:p>0.7238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8275" calcext:value-type="float">
            <text:p>0.58275</text:p>
          </table:table-cell>
          <table:table-cell office:value-type="float" office:value="0.51411" calcext:value-type="float">
            <text:p>0.51411</text:p>
          </table:table-cell>
          <table:table-cell office:value-type="float" office:value="0.50519" calcext:value-type="float">
            <text:p>0.50519</text:p>
          </table:table-cell>
          <table:table-cell office:value-type="float" office:value="0.49986" calcext:value-type="float">
            <text:p>0.49986</text:p>
          </table:table-cell>
          <table:table-cell office:value-type="float" office:value="0.49722" calcext:value-type="float">
            <text:p>0.49722</text:p>
          </table:table-cell>
          <table:table-cell office:value-type="float" office:value="0.49664" calcext:value-type="float">
            <text:p>0.49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6" calcext:value-type="float">
            <text:p>0.736</text:p>
          </table:table-cell>
          <table:table-cell office:value-type="float" office:value="0.62432" calcext:value-type="float">
            <text:p>0.62432</text:p>
          </table:table-cell>
          <table:table-cell office:value-type="float" office:value="0.55645" calcext:value-type="float">
            <text:p>0.55645</text:p>
          </table:table-cell>
          <table:table-cell office:value-type="float" office:value="0.51612" calcext:value-type="float">
            <text:p>0.51612</text:p>
          </table:table-cell>
          <table:table-cell office:value-type="float" office:value="0.49295" calcext:value-type="float">
            <text:p>0.49295</text:p>
          </table:table-cell>
          <table:table-cell office:value-type="float" office:value="0.46559" calcext:value-type="float">
            <text:p>0.46559</text:p>
          </table:table-cell>
          <table:table-cell office:value-type="float" office:value="0.46372" calcext:value-type="float">
            <text:p>0.46372</text:p>
          </table:table-cell>
          <table:table-cell office:value-type="float" office:value="0.46473" calcext:value-type="float">
            <text:p>0.46473</text:p>
          </table:table-cell>
          <table:table-cell office:value-type="float" office:value="0.46766" calcext:value-type="float">
            <text:p>0.46766</text:p>
          </table:table-cell>
          <table:table-cell office:value-type="float" office:value="0.47187" calcext:value-type="float">
            <text:p>0.47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819" calcext:value-type="float">
            <text:p>0.67819</text:p>
          </table:table-cell>
          <table:table-cell office:value-type="float" office:value="0.55729" calcext:value-type="float">
            <text:p>0.55729</text:p>
          </table:table-cell>
          <table:table-cell office:value-type="float" office:value="0.49733" calcext:value-type="float">
            <text:p>0.49733</text:p>
          </table:table-cell>
          <table:table-cell office:value-type="float" office:value="0.46881" calcext:value-type="float">
            <text:p>0.46881</text:p>
          </table:table-cell>
          <table:table-cell office:value-type="float" office:value="0.45658" calcext:value-type="float">
            <text:p>0.45658</text:p>
          </table:table-cell>
          <table:table-cell office:value-type="float" office:value="0.44757" calcext:value-type="float">
            <text:p>0.44757</text:p>
          </table:table-cell>
          <table:table-cell office:value-type="float" office:value="0.44998" calcext:value-type="float">
            <text:p>0.44998</text:p>
          </table:table-cell>
          <table:table-cell office:value-type="float" office:value="0.45434" calcext:value-type="float">
            <text:p>0.45434</text:p>
          </table:table-cell>
          <table:table-cell office:value-type="float" office:value="0.45969" calcext:value-type="float">
            <text:p>0.45969</text:p>
          </table:table-cell>
          <table:table-cell office:value-type="float" office:value="0.46542" calcext:value-type="float">
            <text:p>0.46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074" calcext:value-type="float">
            <text:p>0.63074</text:p>
          </table:table-cell>
          <table:table-cell office:value-type="float" office:value="0.51111" calcext:value-type="float">
            <text:p>0.51111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44448" calcext:value-type="float">
            <text:p>0.44448</text:p>
          </table:table-cell>
          <table:table-cell office:value-type="float" office:value="0.44007" calcext:value-type="float">
            <text:p>0.44007</text:p>
          </table:table-cell>
          <table:table-cell office:value-type="float" office:value="0.43996" calcext:value-type="float">
            <text:p>0.43996</text:p>
          </table:table-cell>
          <table:table-cell office:value-type="float" office:value="0.44518" calcext:value-type="float">
            <text:p>0.44518</text:p>
          </table:table-cell>
          <table:table-cell office:value-type="float" office:value="0.45104" calcext:value-type="float">
            <text:p>0.45104</text:p>
          </table:table-cell>
          <table:table-cell office:value-type="float" office:value="0.45666" calcext:value-type="float">
            <text:p>0.45666</text:p>
          </table:table-cell>
          <table:table-cell office:value-type="float" office:value="0.46155" calcext:value-type="float">
            <text:p>0.46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47826" calcext:value-type="float">
            <text:p>0.47826</text:p>
          </table:table-cell>
          <table:table-cell office:value-type="float" office:value="0.44076" calcext:value-type="float">
            <text:p>0.44076</text:p>
          </table:table-cell>
          <table:table-cell office:value-type="float" office:value="0.43131" calcext:value-type="float">
            <text:p>0.43131</text:p>
          </table:table-cell>
          <table:table-cell office:value-type="float" office:value="0.43204" calcext:value-type="float">
            <text:p>0.43204</text:p>
          </table:table-cell>
          <table:table-cell office:value-type="float" office:value="0.43773" calcext:value-type="float">
            <text:p>0.43773</text:p>
          </table:table-cell>
          <table:table-cell office:value-type="float" office:value="0.44386" calcext:value-type="float">
            <text:p>0.44386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5284" calcext:value-type="float">
            <text:p>0.45284</text:p>
          </table:table-cell>
          <table:table-cell office:value-type="float" office:value="0.45509" calcext:value-type="float">
            <text:p>0.45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868" calcext:value-type="float">
            <text:p>0.55868</text:p>
          </table:table-cell>
          <table:table-cell office:value-type="float" office:value="0.45426" calcext:value-type="float">
            <text:p>0.45426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2411" calcext:value-type="float">
            <text:p>0.42411</text:p>
          </table:table-cell>
          <table:table-cell office:value-type="float" office:value="0.42775" calcext:value-type="float">
            <text:p>0.42775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4541" calcext:value-type="float">
            <text:p>0.44541</text:p>
          </table:table-cell>
          <table:table-cell office:value-type="float" office:value="0.44614" calcext:value-type="float">
            <text:p>0.44614</text:p>
          </table:table-cell>
          <table:table-cell office:value-type="float" office:value="0.44598" calcext:value-type="float">
            <text:p>0.445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086" calcext:value-type="float">
            <text:p>0.53086</text:p>
          </table:table-cell>
          <table:table-cell office:value-type="float" office:value="0.43662" calcext:value-type="float">
            <text:p>0.43662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3655" calcext:value-type="float">
            <text:p>0.43655</text:p>
          </table:table-cell>
          <table:table-cell office:value-type="float" office:value="0.43947" calcext:value-type="float">
            <text:p>0.43947</text:p>
          </table:table-cell>
          <table:table-cell office:value-type="float" office:value="0.43925" calcext:value-type="float">
            <text:p>0.43925</text:p>
          </table:table-cell>
          <table:table-cell office:value-type="float" office:value="0.43798" calcext:value-type="float">
            <text:p>0.43798</text:p>
          </table:table-cell>
          <table:table-cell office:value-type="float" office:value="0.43807" calcext:value-type="float">
            <text:p>0.438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697" calcext:value-type="float">
            <text:p>0.50697</text:p>
          </table:table-cell>
          <table:table-cell office:value-type="float" office:value="0.42388" calcext:value-type="float">
            <text:p>0.42388</text:p>
          </table:table-cell>
          <table:table-cell office:value-type="float" office:value="0.41393" calcext:value-type="float">
            <text:p>0.41393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42239" calcext:value-type="float">
            <text:p>0.42239</text:p>
          </table:table-cell>
          <table:table-cell office:value-type="float" office:value="0.43463" calcext:value-type="float">
            <text:p>0.43463</text:p>
          </table:table-cell>
          <table:table-cell office:value-type="float" office:value="0.43445" calcext:value-type="float">
            <text:p>0.43445</text:p>
          </table:table-cell>
          <table:table-cell office:value-type="float" office:value="0.43213" calcext:value-type="float">
            <text:p>0.43213</text:p>
          </table:table-cell>
          <table:table-cell office:value-type="float" office:value="0.43204" calcext:value-type="float">
            <text:p>0.43204</text:p>
          </table:table-cell>
          <table:table-cell office:value-type="float" office:value="0.43385" calcext:value-type="float">
            <text:p>0.433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626" calcext:value-type="float">
            <text:p>0.4862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43126" calcext:value-type="float">
            <text:p>0.43126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2736" calcext:value-type="float">
            <text:p>0.42736</text:p>
          </table:table-cell>
          <table:table-cell office:value-type="float" office:value="0.42868" calcext:value-type="float">
            <text:p>0.42868</text:p>
          </table:table-cell>
          <table:table-cell office:value-type="float" office:value="0.43304" calcext:value-type="float">
            <text:p>0.43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828" calcext:value-type="float">
            <text:p>0.46828</text:p>
          </table:table-cell>
          <table:table-cell office:value-type="float" office:value="0.40903" calcext:value-type="float">
            <text:p>0.40903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42649" calcext:value-type="float">
            <text:p>0.42649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42523" calcext:value-type="float">
            <text:p>0.42523</text:p>
          </table:table-cell>
          <table:table-cell office:value-type="float" office:value="0.42603" calcext:value-type="float">
            <text:p>0.42603</text:p>
          </table:table-cell>
          <table:table-cell office:value-type="float" office:value="0.43226" calcext:value-type="float">
            <text:p>0.432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0.40511" calcext:value-type="float">
            <text:p>0.40511</text:p>
          </table:table-cell>
          <table:table-cell office:value-type="float" office:value="0.40732" calcext:value-type="float">
            <text:p>0.4073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564" calcext:value-type="float">
            <text:p>0.4156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175" calcext:value-type="float">
            <text:p>0.42175</text:p>
          </table:table-cell>
          <table:table-cell office:value-type="float" office:value="0.42169" calcext:value-type="float">
            <text:p>0.4216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675" calcext:value-type="float">
            <text:p>0.426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40255" calcext:value-type="float">
            <text:p>0.40255</text:p>
          </table:table-cell>
          <table:table-cell office:value-type="float" office:value="0.40592" calcext:value-type="float">
            <text:p>0.40592</text:p>
          </table:table-cell>
          <table:table-cell office:value-type="float" office:value="0.40865" calcext:value-type="float">
            <text:p>0.40865</text:p>
          </table:table-cell>
          <table:table-cell office:value-type="float" office:value="0.41491" calcext:value-type="float">
            <text:p>0.41491</text:p>
          </table:table-cell>
          <table:table-cell office:value-type="float" office:value="0.41678" calcext:value-type="float">
            <text:p>0.41678</text:p>
          </table:table-cell>
          <table:table-cell office:value-type="float" office:value="0.42097" calcext:value-type="float">
            <text:p>0.42097</text:p>
          </table:table-cell>
          <table:table-cell office:value-type="float" office:value="0.41739" calcext:value-type="float">
            <text:p>0.41739</text:p>
          </table:table-cell>
          <table:table-cell office:value-type="float" office:value="0.41969" calcext:value-type="float">
            <text:p>0.41969</text:p>
          </table:table-cell>
          <table:table-cell office:value-type="float" office:value="0.41643" calcext:value-type="float">
            <text:p>0.416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2839" calcext:value-type="float">
            <text:p>0.42839</text:p>
          </table:table-cell>
          <table:table-cell office:value-type="float" office:value="0.40084" calcext:value-type="float">
            <text:p>0.40084</text:p>
          </table:table-cell>
          <table:table-cell office:value-type="float" office:value="0.40453" calcext:value-type="float">
            <text:p>0.40453</text:p>
          </table:table-cell>
          <table:table-cell office:value-type="float" office:value="0.40629" calcext:value-type="float">
            <text:p>0.40629</text:p>
          </table:table-cell>
          <table:table-cell office:value-type="float" office:value="0.41565" calcext:value-type="float">
            <text:p>0.41565</text:p>
          </table:table-cell>
          <table:table-cell office:value-type="float" office:value="0.41622" calcext:value-type="float">
            <text:p>0.41622</text:p>
          </table:table-cell>
          <table:table-cell office:value-type="float" office:value="0.41655" calcext:value-type="float">
            <text:p>0.41655</text:p>
          </table:table-cell>
          <table:table-cell office:value-type="float" office:value="0.41341" calcext:value-type="float">
            <text:p>0.41341</text:p>
          </table:table-cell>
          <table:table-cell office:value-type="float" office:value="0.41229" calcext:value-type="float">
            <text:p>0.41229</text:p>
          </table:table-cell>
          <table:table-cell office:value-type="float" office:value="0.40299" calcext:value-type="float">
            <text:p>0.402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928" calcext:value-type="float">
            <text:p>0.41928</text:p>
          </table:table-cell>
          <table:table-cell office:value-type="float" office:value="0.39962" calcext:value-type="float">
            <text:p>0.39962</text:p>
          </table:table-cell>
          <table:table-cell office:value-type="float" office:value="0.40306" calcext:value-type="float">
            <text:p>0.40306</text:p>
          </table:table-cell>
          <table:table-cell office:value-type="float" office:value="0.40418" calcext:value-type="float">
            <text:p>0.40418</text:p>
          </table:table-cell>
          <table:table-cell office:value-type="float" office:value="0.41754" calcext:value-type="float">
            <text:p>0.41754</text:p>
          </table:table-cell>
          <table:table-cell office:value-type="float" office:value="0.41763" calcext:value-type="float">
            <text:p>0.41763</text:p>
          </table:table-cell>
          <table:table-cell office:value-type="float" office:value="0.41025" calcext:value-type="float">
            <text:p>0.41025</text:p>
          </table:table-cell>
          <table:table-cell office:value-type="float" office:value="0.40817" calcext:value-type="float">
            <text:p>0.40817</text:p>
          </table:table-cell>
          <table:table-cell office:value-type="float" office:value="0.40243" calcext:value-type="float">
            <text:p>0.40243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197" calcext:value-type="float">
            <text:p>0.41197</text:p>
          </table:table-cell>
          <table:table-cell office:value-type="float" office:value="0.39868" calcext:value-type="float">
            <text:p>0.39868</text:p>
          </table:table-cell>
          <table:table-cell office:value-type="float" office:value="0.40145" calcext:value-type="float">
            <text:p>0.40145</text:p>
          </table:table-cell>
          <table:table-cell office:value-type="float" office:value="0.40278" calcext:value-type="float">
            <text:p>0.40278</text:p>
          </table:table-cell>
          <table:table-cell office:value-type="float" office:value="0.41965" calcext:value-type="float">
            <text:p>0.41965</text:p>
          </table:table-cell>
          <table:table-cell office:value-type="float" office:value="0.41592" calcext:value-type="float">
            <text:p>0.41592</text:p>
          </table:table-cell>
          <table:table-cell office:value-type="float" office:value="0.40484" calcext:value-type="float">
            <text:p>0.40484</text:p>
          </table:table-cell>
          <table:table-cell office:value-type="float" office:value="0.40162" calcext:value-type="float">
            <text:p>0.40162</text:p>
          </table:table-cell>
          <table:table-cell office:value-type="float" office:value="0.39139" calcext:value-type="float">
            <text:p>0.39139</text:p>
          </table:table-cell>
          <table:table-cell office:value-type="float" office:value="0.38683" calcext:value-type="float">
            <text:p>0.386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0623" calcext:value-type="float">
            <text:p>0.40623</text:p>
          </table:table-cell>
          <table:table-cell office:value-type="float" office:value="0.39791" calcext:value-type="float">
            <text:p>0.39791</text:p>
          </table:table-cell>
          <table:table-cell office:value-type="float" office:value="0.39969" calcext:value-type="float">
            <text:p>0.39969</text:p>
          </table:table-cell>
          <table:table-cell office:value-type="float" office:value="0.40254" calcext:value-type="float">
            <text:p>0.40254</text:p>
          </table:table-cell>
          <table:table-cell office:value-type="float" office:value="0.42118" calcext:value-type="float">
            <text:p>0.42118</text:p>
          </table:table-cell>
          <table:table-cell office:value-type="float" office:value="0.41017" calcext:value-type="float">
            <text:p>0.41017</text:p>
          </table:table-cell>
          <table:table-cell office:value-type="float" office:value="0.39989" calcext:value-type="float">
            <text:p>0.39989</text:p>
          </table:table-cell>
          <table:table-cell office:value-type="float" office:value="0.39405" calcext:value-type="float">
            <text:p>0.39405</text:p>
          </table:table-cell>
          <table:table-cell office:value-type="float" office:value="0.38221" calcext:value-type="float">
            <text:p>0.38221</text:p>
          </table:table-cell>
          <table:table-cell office:value-type="float" office:value="0.38672" calcext:value-type="float">
            <text:p>0.386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39722" calcext:value-type="float">
            <text:p>0.39722</text:p>
          </table:table-cell>
          <table:table-cell office:value-type="float" office:value="0.39777" calcext:value-type="float">
            <text:p>0.39777</text:p>
          </table:table-cell>
          <table:table-cell office:value-type="float" office:value="0.40358" calcext:value-type="float">
            <text:p>0.40358</text:p>
          </table:table-cell>
          <table:table-cell office:value-type="float" office:value="0.42182" calcext:value-type="float">
            <text:p>0.42182</text:p>
          </table:table-cell>
          <table:table-cell office:value-type="float" office:value="0.40272" calcext:value-type="float">
            <text:p>0.40272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38592" calcext:value-type="float">
            <text:p>0.38592</text:p>
          </table:table-cell>
          <table:table-cell office:value-type="float" office:value="0.37805" calcext:value-type="float">
            <text:p>0.37805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9844" calcext:value-type="float">
            <text:p>0.39844</text:p>
          </table:table-cell>
          <table:table-cell office:value-type="float" office:value="0.39656" calcext:value-type="float">
            <text:p>0.39656</text:p>
          </table:table-cell>
          <table:table-cell office:value-type="float" office:value="0.39572" calcext:value-type="float">
            <text:p>0.39572</text:p>
          </table:table-cell>
          <table:table-cell office:value-type="float" office:value="0.40547" calcext:value-type="float">
            <text:p>0.40547</text:p>
          </table:table-cell>
          <table:table-cell office:value-type="float" office:value="0.42154" calcext:value-type="float">
            <text:p>0.42154</text:p>
          </table:table-cell>
          <table:table-cell office:value-type="float" office:value="0.39606" calcext:value-type="float">
            <text:p>0.39606</text:p>
          </table:table-cell>
          <table:table-cell office:value-type="float" office:value="0.38935" calcext:value-type="float">
            <text:p>0.38935</text:p>
          </table:table-cell>
          <table:table-cell office:value-type="float" office:value="0.37801" calcext:value-type="float">
            <text:p>0.37801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37758" calcext:value-type="float">
            <text:p>0.377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39592" calcext:value-type="float">
            <text:p>0.39592</text:p>
          </table:table-cell>
          <table:table-cell office:value-type="float" office:value="0.39363" calcext:value-type="float">
            <text:p>0.39363</text:p>
          </table:table-cell>
          <table:table-cell office:value-type="float" office:value="0.40742" calcext:value-type="float">
            <text:p>0.40742</text:p>
          </table:table-cell>
          <table:table-cell office:value-type="float" office:value="0.42044" calcext:value-type="float">
            <text:p>0.42044</text:p>
          </table:table-cell>
          <table:table-cell office:value-type="float" office:value="0.39122" calcext:value-type="float">
            <text:p>0.39122</text:p>
          </table:table-cell>
          <table:table-cell office:value-type="float" office:value="0.38389" calcext:value-type="float">
            <text:p>0.38389</text:p>
          </table:table-cell>
          <table:table-cell office:value-type="float" office:value="0.37158" calcext:value-type="float">
            <text:p>0.37158</text:p>
          </table:table-cell>
          <table:table-cell office:value-type="float" office:value="0.37151" calcext:value-type="float">
            <text:p>0.37151</text:p>
          </table:table-cell>
          <table:table-cell office:value-type="float" office:value="0.37041" calcext:value-type="float">
            <text:p>0.370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9403" calcext:value-type="float">
            <text:p>0.39403</text:p>
          </table:table-cell>
          <table:table-cell office:value-type="float" office:value="0.39527" calcext:value-type="float">
            <text:p>0.39527</text:p>
          </table:table-cell>
          <table:table-cell office:value-type="float" office:value="0.39167" calcext:value-type="float">
            <text:p>0.39167</text:p>
          </table:table-cell>
          <table:table-cell office:value-type="float" office:value="0.40885" calcext:value-type="float">
            <text:p>0.40885</text:p>
          </table:table-cell>
          <table:table-cell office:value-type="float" office:value="0.41858" calcext:value-type="float">
            <text:p>0.41858</text:p>
          </table:table-cell>
          <table:table-cell office:value-type="float" office:value="0.38712" calcext:value-type="float">
            <text:p>0.38712</text:p>
          </table:table-cell>
          <table:table-cell office:value-type="float" office:value="0.37831" calcext:value-type="float">
            <text:p>0.37831</text:p>
          </table:table-cell>
          <table:table-cell office:value-type="float" office:value="0.36709" calcext:value-type="float">
            <text:p>0.36709</text:p>
          </table:table-cell>
          <table:table-cell office:value-type="float" office:value="0.36627" calcext:value-type="float">
            <text:p>0.36627</text:p>
          </table:table-cell>
          <table:table-cell office:value-type="float" office:value="0.3615" calcext:value-type="float">
            <text:p>0.36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9261" calcext:value-type="float">
            <text:p>0.39261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40955" calcext:value-type="float">
            <text:p>0.40955</text:p>
          </table:table-cell>
          <table:table-cell office:value-type="float" office:value="0.41599" calcext:value-type="float">
            <text:p>0.4159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217" calcext:value-type="float">
            <text:p>0.37217</text:p>
          </table:table-cell>
          <table:table-cell office:value-type="float" office:value="0.36273" calcext:value-type="float">
            <text:p>0.36273</text:p>
          </table:table-cell>
          <table:table-cell office:value-type="float" office:value="0.36078" calcext:value-type="float">
            <text:p>0.36078</text:p>
          </table:table-cell>
          <table:table-cell office:value-type="float" office:value="0.35141" calcext:value-type="float">
            <text:p>0.351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155" calcext:value-type="float">
            <text:p>0.39155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38925" calcext:value-type="float">
            <text:p>0.38925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37886" calcext:value-type="float">
            <text:p>0.37886</text:p>
          </table:table-cell>
          <table:table-cell office:value-type="float" office:value="0.36524" calcext:value-type="float">
            <text:p>0.36524</text:p>
          </table:table-cell>
          <table:table-cell office:value-type="float" office:value="0.35781" calcext:value-type="float">
            <text:p>0.35781</text:p>
          </table:table-cell>
          <table:table-cell office:value-type="float" office:value="0.35436" calcext:value-type="float">
            <text:p>0.35436</text:p>
          </table:table-cell>
          <table:table-cell office:value-type="float" office:value="0.34085" calcext:value-type="float">
            <text:p>0.340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9073" calcext:value-type="float">
            <text:p>0.39073</text:p>
          </table:table-cell>
          <table:table-cell office:value-type="float" office:value="0.39315" calcext:value-type="float">
            <text:p>0.39315</text:p>
          </table:table-cell>
          <table:table-cell office:value-type="float" office:value="0.38934" calcext:value-type="float">
            <text:p>0.38934</text:p>
          </table:table-cell>
          <table:table-cell office:value-type="float" office:value="0.40906" calcext:value-type="float">
            <text:p>0.40906</text:p>
          </table:table-cell>
          <table:table-cell office:value-type="float" office:value="0.40861" calcext:value-type="float">
            <text:p>0.40861</text:p>
          </table:table-cell>
          <table:table-cell office:value-type="float" office:value="0.37476" calcext:value-type="float">
            <text:p>0.37476</text:p>
          </table:table-cell>
          <table:table-cell office:value-type="float" office:value="0.35845" calcext:value-type="float">
            <text:p>0.35845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34676" calcext:value-type="float">
            <text:p>0.34676</text:p>
          </table:table-cell>
          <table:table-cell office:value-type="float" office:value="0.33115" calcext:value-type="float">
            <text:p>0.331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9009" calcext:value-type="float">
            <text:p>0.39009</text:p>
          </table:table-cell>
          <table:table-cell office:value-type="float" office:value="0.39234" calcext:value-type="float">
            <text:p>0.39234</text:p>
          </table:table-cell>
          <table:table-cell office:value-type="float" office:value="0.39034" calcext:value-type="float">
            <text:p>0.39034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40361" calcext:value-type="float">
            <text:p>0.40361</text:p>
          </table:table-cell>
          <table:table-cell office:value-type="float" office:value="0.37062" calcext:value-type="float">
            <text:p>0.37062</text:p>
          </table:table-cell>
          <table:table-cell office:value-type="float" office:value="0.35283" calcext:value-type="float">
            <text:p>0.3528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801" calcext:value-type="float">
            <text:p>0.33801</text:p>
          </table:table-cell>
          <table:table-cell office:value-type="float" office:value="0.32423" calcext:value-type="float">
            <text:p>0.324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958" calcext:value-type="float">
            <text:p>0.38958</text:p>
          </table:table-cell>
          <table:table-cell office:value-type="float" office:value="0.39147" calcext:value-type="float">
            <text:p>0.39147</text:p>
          </table:table-cell>
          <table:table-cell office:value-type="float" office:value="0.39185" calcext:value-type="float">
            <text:p>0.39185</text:p>
          </table:table-cell>
          <table:table-cell office:value-type="float" office:value="0.40682" calcext:value-type="float">
            <text:p>0.40682</text:p>
          </table:table-cell>
          <table:table-cell office:value-type="float" office:value="0.39761" calcext:value-type="float">
            <text:p>0.39761</text:p>
          </table:table-cell>
          <table:table-cell office:value-type="float" office:value="0.36584" calcext:value-type="float">
            <text:p>0.36584</text:p>
          </table:table-cell>
          <table:table-cell office:value-type="float" office:value="0.34829" calcext:value-type="float">
            <text:p>0.34829</text:p>
          </table:table-cell>
          <table:table-cell office:value-type="float" office:value="0.34413" calcext:value-type="float">
            <text:p>0.34413</text:p>
          </table:table-cell>
          <table:table-cell office:value-type="float" office:value="0.32863" calcext:value-type="float">
            <text:p>0.32863</text:p>
          </table:table-cell>
          <table:table-cell office:value-type="float" office:value="0.32016" calcext:value-type="float">
            <text:p>0.32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8916" calcext:value-type="float">
            <text:p>0.38916</text:p>
          </table:table-cell>
          <table:table-cell office:value-type="float" office:value="0.39052" calcext:value-type="float">
            <text:p>0.39052</text:p>
          </table:table-cell>
          <table:table-cell office:value-type="float" office:value="0.39331" calcext:value-type="float">
            <text:p>0.39331</text:p>
          </table:table-cell>
          <table:table-cell office:value-type="float" office:value="0.40531" calcext:value-type="float">
            <text:p>0.40531</text:p>
          </table:table-cell>
          <table:table-cell office:value-type="float" office:value="0.39132" calcext:value-type="float">
            <text:p>0.39132</text:p>
          </table:table-cell>
          <table:table-cell office:value-type="float" office:value="0.35976" calcext:value-type="float">
            <text:p>0.35976</text:p>
          </table:table-cell>
          <table:table-cell office:value-type="float" office:value="0.34443" calcext:value-type="float">
            <text:p>0.34443</text:p>
          </table:table-cell>
          <table:table-cell office:value-type="float" office:value="0.33825" calcext:value-type="float">
            <text:p>0.33825</text:p>
          </table:table-cell>
          <table:table-cell office:value-type="float" office:value="0.31996" calcext:value-type="float">
            <text:p>0.31996</text:p>
          </table:table-cell>
          <table:table-cell office:value-type="float" office:value="0.31673" calcext:value-type="float">
            <text:p>0.316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881" calcext:value-type="float">
            <text:p>0.38881</text:p>
          </table:table-cell>
          <table:table-cell office:value-type="float" office:value="0.38948" calcext:value-type="float">
            <text:p>0.38948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40363" calcext:value-type="float">
            <text:p>0.40363</text:p>
          </table:table-cell>
          <table:table-cell office:value-type="float" office:value="0.38763" calcext:value-type="float">
            <text:p>0.38763</text:p>
          </table:table-cell>
          <table:table-cell office:value-type="float" office:value="0.35258" calcext:value-type="float">
            <text:p>0.35258</text:p>
          </table:table-cell>
          <table:table-cell office:value-type="float" office:value="0.34102" calcext:value-type="float">
            <text:p>0.34102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31348" calcext:value-type="float">
            <text:p>0.31348</text:p>
          </table:table-cell>
          <table:table-cell office:value-type="float" office:value="0.31206" calcext:value-type="float">
            <text:p>0.312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8852" calcext:value-type="float">
            <text:p>0.38852</text:p>
          </table:table-cell>
          <table:table-cell office:value-type="float" office:value="0.38835" calcext:value-type="float">
            <text:p>0.38835</text:p>
          </table:table-cell>
          <table:table-cell office:value-type="float" office:value="0.39469" calcext:value-type="float">
            <text:p>0.39469</text:p>
          </table:table-cell>
          <table:table-cell office:value-type="float" office:value="0.40184" calcext:value-type="float">
            <text:p>0.40184</text:p>
          </table:table-cell>
          <table:table-cell office:value-type="float" office:value="0.38775" calcext:value-type="float">
            <text:p>0.38775</text:p>
          </table:table-cell>
          <table:table-cell office:value-type="float" office:value="0.34544" calcext:value-type="float">
            <text:p>0.34544</text:p>
          </table:table-cell>
          <table:table-cell office:value-type="float" office:value="0.33764" calcext:value-type="float">
            <text:p>0.33764</text:p>
          </table:table-cell>
          <table:table-cell office:value-type="float" office:value="0.32341" calcext:value-type="float">
            <text:p>0.32341</text:p>
          </table:table-cell>
          <table:table-cell office:value-type="float" office:value="0.30931" calcext:value-type="float">
            <text:p>0.30931</text:p>
          </table:table-cell>
          <table:table-cell office:value-type="float" office:value="0.30586" calcext:value-type="float">
            <text:p>0.30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8826" calcext:value-type="float">
            <text:p>0.38826</text:p>
          </table:table-cell>
          <table:table-cell office:value-type="float" office:value="0.38711" calcext:value-type="float">
            <text:p>0.38711</text:p>
          </table:table-cell>
          <table:table-cell office:value-type="float" office:value="0.39451" calcext:value-type="float">
            <text:p>0.39451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38445" calcext:value-type="float">
            <text:p>0.38445</text:p>
          </table:table-cell>
          <table:table-cell office:value-type="float" office:value="0.33967" calcext:value-type="float">
            <text:p>0.33967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31538" calcext:value-type="float">
            <text:p>0.31538</text:p>
          </table:table-cell>
          <table:table-cell office:value-type="float" office:value="0.30597" calcext:value-type="float">
            <text:p>0.30597</text:p>
          </table:table-cell>
          <table:table-cell office:value-type="float" office:value="0.29878" calcext:value-type="float">
            <text:p>0.298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8803" calcext:value-type="float">
            <text:p>0.38803</text:p>
          </table:table-cell>
          <table:table-cell office:value-type="float" office:value="0.38576" calcext:value-type="float">
            <text:p>0.38576</text:p>
          </table:table-cell>
          <table:table-cell office:value-type="float" office:value="0.39391" calcext:value-type="float">
            <text:p>0.39391</text:p>
          </table:table-cell>
          <table:table-cell office:value-type="float" office:value="0.39807" calcext:value-type="float">
            <text:p>0.39807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32922" calcext:value-type="float">
            <text:p>0.32922</text:p>
          </table:table-cell>
          <table:table-cell office:value-type="float" office:value="0.30812" calcext:value-type="float">
            <text:p>0.30812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0.2917" calcext:value-type="float">
            <text:p>0.29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8782" calcext:value-type="float">
            <text:p>0.38782</text:p>
          </table:table-cell>
          <table:table-cell office:value-type="float" office:value="0.38431" calcext:value-type="float">
            <text:p>0.38431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609" calcext:value-type="float">
            <text:p>0.39609</text:p>
          </table:table-cell>
          <table:table-cell office:value-type="float" office:value="0.36876" calcext:value-type="float">
            <text:p>0.36876</text:p>
          </table:table-cell>
          <table:table-cell office:value-type="float" office:value="0.33283" calcext:value-type="float">
            <text:p>0.33283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0.29685" calcext:value-type="float">
            <text:p>0.29685</text:p>
          </table:table-cell>
          <table:table-cell office:value-type="float" office:value="0.28535" calcext:value-type="float">
            <text:p>0.285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8763" calcext:value-type="float">
            <text:p>0.38763</text:p>
          </table:table-cell>
          <table:table-cell office:value-type="float" office:value="0.38276" calcext:value-type="float">
            <text:p>0.38276</text:p>
          </table:table-cell>
          <table:table-cell office:value-type="float" office:value="0.39188" calcext:value-type="float">
            <text:p>0.3918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054" calcext:value-type="float">
            <text:p>0.36054</text:p>
          </table:table-cell>
          <table:table-cell office:value-type="float" office:value="0.33023" calcext:value-type="float">
            <text:p>0.33023</text:p>
          </table:table-cell>
          <table:table-cell office:value-type="float" office:value="0.31771" calcext:value-type="float">
            <text:p>0.31771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9089" calcext:value-type="float">
            <text:p>0.29089</text:p>
          </table:table-cell>
          <table:table-cell office:value-type="float" office:value="0.28008" calcext:value-type="float">
            <text:p>0.280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8746" calcext:value-type="float">
            <text:p>0.38746</text:p>
          </table:table-cell>
          <table:table-cell office:value-type="float" office:value="0.38115" calcext:value-type="float">
            <text:p>0.38115</text:p>
          </table:table-cell>
          <table:table-cell office:value-type="float" office:value="0.39065" calcext:value-type="float">
            <text:p>0.39065</text:p>
          </table:table-cell>
          <table:table-cell office:value-type="float" office:value="0.39177" calcext:value-type="float">
            <text:p>0.39177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2756" calcext:value-type="float">
            <text:p>0.32756</text:p>
          </table:table-cell>
          <table:table-cell office:value-type="float" office:value="0.31116" calcext:value-type="float">
            <text:p>0.31116</text:p>
          </table:table-cell>
          <table:table-cell office:value-type="float" office:value="0.29499" calcext:value-type="float">
            <text:p>0.29499</text:p>
          </table:table-cell>
          <table:table-cell office:value-type="float" office:value="0.28458" calcext:value-type="float">
            <text:p>0.28458</text:p>
          </table:table-cell>
          <table:table-cell office:value-type="float" office:value="0.27573" calcext:value-type="float">
            <text:p>0.275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37954" calcext:value-type="float">
            <text:p>0.37954</text:p>
          </table:table-cell>
          <table:table-cell office:value-type="float" office:value="0.38937" calcext:value-type="float">
            <text:p>0.38937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34778" calcext:value-type="float">
            <text:p>0.34778</text:p>
          </table:table-cell>
          <table:table-cell office:value-type="float" office:value="0.32468" calcext:value-type="float">
            <text:p>0.32468</text:p>
          </table:table-cell>
          <table:table-cell office:value-type="float" office:value="0.30449" calcext:value-type="float">
            <text:p>0.30449</text:p>
          </table:table-cell>
          <table:table-cell office:value-type="float" office:value="0.29131" calcext:value-type="float">
            <text:p>0.29131</text:p>
          </table:table-cell>
          <table:table-cell office:value-type="float" office:value="0.27845" calcext:value-type="float">
            <text:p>0.27845</text:p>
          </table:table-cell>
          <table:table-cell office:value-type="float" office:value="0.27169" calcext:value-type="float">
            <text:p>0.271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8715" calcext:value-type="float">
            <text:p>0.38715</text:p>
          </table:table-cell>
          <table:table-cell office:value-type="float" office:value="0.37802" calcext:value-type="float">
            <text:p>0.37802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8649" calcext:value-type="float">
            <text:p>0.38649</text:p>
          </table:table-cell>
          <table:table-cell office:value-type="float" office:value="0.34757" calcext:value-type="float">
            <text:p>0.34757</text:p>
          </table:table-cell>
          <table:table-cell office:value-type="float" office:value="0.32144" calcext:value-type="float">
            <text:p>0.32144</text:p>
          </table:table-cell>
          <table:table-cell office:value-type="float" office:value="0.29821" calcext:value-type="float">
            <text:p>0.29821</text:p>
          </table:table-cell>
          <table:table-cell office:value-type="float" office:value="0.28692" calcext:value-type="float">
            <text:p>0.28692</text:p>
          </table:table-cell>
          <table:table-cell office:value-type="float" office:value="0.27294" calcext:value-type="float">
            <text:p>0.27294</text:p>
          </table:table-cell>
          <table:table-cell office:value-type="float" office:value="0.26733" calcext:value-type="float">
            <text:p>0.267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701" calcext:value-type="float">
            <text:p>0.38701</text:p>
          </table:table-cell>
          <table:table-cell office:value-type="float" office:value="0.37674" calcext:value-type="float">
            <text:p>0.37674</text:p>
          </table:table-cell>
          <table:table-cell office:value-type="float" office:value="0.38687" calcext:value-type="float">
            <text:p>0.38687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35007" calcext:value-type="float">
            <text:p>0.35007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29289" calcext:value-type="float">
            <text:p>0.29289</text:p>
          </table:table-cell>
          <table:table-cell office:value-type="float" office:value="0.28185" calcext:value-type="float">
            <text:p>0.28185</text:p>
          </table:table-cell>
          <table:table-cell office:value-type="float" office:value="0.26824" calcext:value-type="float">
            <text:p>0.26824</text:p>
          </table:table-cell>
          <table:table-cell office:value-type="float" office:value="0.26221" calcext:value-type="float">
            <text:p>0.262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8688" calcext:value-type="float">
            <text:p>0.38688</text:p>
          </table:table-cell>
          <table:table-cell office:value-type="float" office:value="0.37585" calcext:value-type="float">
            <text:p>0.37585</text:p>
          </table:table-cell>
          <table:table-cell office:value-type="float" office:value="0.38568" calcext:value-type="float">
            <text:p>0.38568</text:p>
          </table:table-cell>
          <table:table-cell office:value-type="float" office:value="0.37925" calcext:value-type="float">
            <text:p>0.37925</text:p>
          </table:table-cell>
          <table:table-cell office:value-type="float" office:value="0.35155" calcext:value-type="float">
            <text:p>0.35155</text:p>
          </table:table-cell>
          <table:table-cell office:value-type="float" office:value="0.31343" calcext:value-type="float">
            <text:p>0.31343</text:p>
          </table:table-cell>
          <table:table-cell office:value-type="float" office:value="0.28871" calcext:value-type="float">
            <text:p>0.28871</text:p>
          </table:table-cell>
          <table:table-cell office:value-type="float" office:value="0.27634" calcext:value-type="float">
            <text:p>0.27634</text:p>
          </table:table-cell>
          <table:table-cell office:value-type="float" office:value="0.26416" calcext:value-type="float">
            <text:p>0.26416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676" calcext:value-type="float">
            <text:p>0.38676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38452" calcext:value-type="float">
            <text:p>0.38452</text:p>
          </table:table-cell>
          <table:table-cell office:value-type="float" office:value="0.37465" calcext:value-type="float">
            <text:p>0.37465</text:p>
          </table:table-cell>
          <table:table-cell office:value-type="float" office:value="0.35056" calcext:value-type="float">
            <text:p>0.35056</text:p>
          </table:table-cell>
          <table:table-cell office:value-type="float" office:value="0.30867" calcext:value-type="float">
            <text:p>0.30867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27075" calcext:value-type="float">
            <text:p>0.27075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0.2498" calcext:value-type="float">
            <text:p>0.24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8664" calcext:value-type="float">
            <text:p>0.38664</text:p>
          </table:table-cell>
          <table:table-cell office:value-type="float" office:value="0.37574" calcext:value-type="float">
            <text:p>0.37574</text:p>
          </table:table-cell>
          <table:table-cell office:value-type="float" office:value="0.38338" calcext:value-type="float">
            <text:p>0.38338</text:p>
          </table:table-cell>
          <table:table-cell office:value-type="float" office:value="0.37011" calcext:value-type="float">
            <text:p>0.37011</text:p>
          </table:table-cell>
          <table:table-cell office:value-type="float" office:value="0.34793" calcext:value-type="float">
            <text:p>0.34793</text:p>
          </table:table-cell>
          <table:table-cell office:value-type="float" office:value="0.30354" calcext:value-type="float">
            <text:p>0.3035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546" calcext:value-type="float">
            <text:p>0.26546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8652" calcext:value-type="float">
            <text:p>0.38652</text:p>
          </table:table-cell>
          <table:table-cell office:value-type="float" office:value="0.37647" calcext:value-type="float">
            <text:p>0.37647</text:p>
          </table:table-cell>
          <table:table-cell office:value-type="float" office:value="0.38223" calcext:value-type="float">
            <text:p>0.38223</text:p>
          </table:table-cell>
          <table:table-cell office:value-type="float" office:value="0.36768" calcext:value-type="float">
            <text:p>0.36768</text:p>
          </table:table-cell>
          <table:table-cell office:value-type="float" office:value="0.34471" calcext:value-type="float">
            <text:p>0.34471</text:p>
          </table:table-cell>
          <table:table-cell office:value-type="float" office:value="0.29817" calcext:value-type="float">
            <text:p>0.29817</text:p>
          </table:table-cell>
          <table:table-cell office:value-type="float" office:value="0.27835" calcext:value-type="float">
            <text:p>0.27835</text:p>
          </table:table-cell>
          <table:table-cell office:value-type="float" office:value="0.26077" calcext:value-type="float">
            <text:p>0.26077</text:p>
          </table:table-cell>
          <table:table-cell office:value-type="float" office:value="0.25118" calcext:value-type="float">
            <text:p>0.25118</text:p>
          </table:table-cell>
          <table:table-cell office:value-type="float" office:value="0.23599" calcext:value-type="float">
            <text:p>0.235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641" calcext:value-type="float">
            <text:p>0.38641</text:p>
          </table:table-cell>
          <table:table-cell office:value-type="float" office:value="0.37742" calcext:value-type="float">
            <text:p>0.37742</text:p>
          </table:table-cell>
          <table:table-cell office:value-type="float" office:value="0.38105" calcext:value-type="float">
            <text:p>0.38105</text:p>
          </table:table-cell>
          <table:table-cell office:value-type="float" office:value="0.36692" calcext:value-type="float">
            <text:p>0.36692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0.29271" calcext:value-type="float">
            <text:p>0.29271</text:p>
          </table:table-cell>
          <table:table-cell office:value-type="float" office:value="0.27417" calcext:value-type="float">
            <text:p>0.27417</text:p>
          </table:table-cell>
          <table:table-cell office:value-type="float" office:value="0.25671" calcext:value-type="float">
            <text:p>0.25671</text:p>
          </table:table-cell>
          <table:table-cell office:value-type="float" office:value="0.24574" calcext:value-type="float">
            <text:p>0.24574</text:p>
          </table:table-cell>
          <table:table-cell office:value-type="float" office:value="0.22871" calcext:value-type="float">
            <text:p>0.228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37828" calcext:value-type="float">
            <text:p>0.37828</text:p>
          </table:table-cell>
          <table:table-cell office:value-type="float" office:value="0.37981" calcext:value-type="float">
            <text:p>0.37981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3814" calcext:value-type="float">
            <text:p>0.33814</text:p>
          </table:table-cell>
          <table:table-cell office:value-type="float" office:value="0.28747" calcext:value-type="float">
            <text:p>0.28747</text:p>
          </table:table-cell>
          <table:table-cell office:value-type="float" office:value="0.26952" calcext:value-type="float">
            <text:p>0.26952</text:p>
          </table:table-cell>
          <table:table-cell office:value-type="float" office:value="0.25306" calcext:value-type="float">
            <text:p>0.25306</text:p>
          </table:table-cell>
          <table:table-cell office:value-type="float" office:value="0.23982" calcext:value-type="float">
            <text:p>0.23982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8619" calcext:value-type="float">
            <text:p>0.38619</text:p>
          </table:table-cell>
          <table:table-cell office:value-type="float" office:value="0.37879" calcext:value-type="float">
            <text:p>0.37879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35551" calcext:value-type="float">
            <text:p>0.35551</text:p>
          </table:table-cell>
          <table:table-cell office:value-type="float" office:value="0.33435" calcext:value-type="float">
            <text:p>0.33435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24944" calcext:value-type="float">
            <text:p>0.24944</text:p>
          </table:table-cell>
          <table:table-cell office:value-type="float" office:value="0.23359" calcext:value-type="float">
            <text:p>0.23359</text:p>
          </table:table-cell>
          <table:table-cell office:value-type="float" office:value="0.21319" calcext:value-type="float">
            <text:p>0.213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8608" calcext:value-type="float">
            <text:p>0.38608</text:p>
          </table:table-cell>
          <table:table-cell office:value-type="float" office:value="0.37884" calcext:value-type="float">
            <text:p>0.37884</text:p>
          </table:table-cell>
          <table:table-cell office:value-type="float" office:value="0.37712" calcext:value-type="float">
            <text:p>0.37712</text:p>
          </table:table-cell>
          <table:table-cell office:value-type="float" office:value="0.34836" calcext:value-type="float">
            <text:p>0.34836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24554" calcext:value-type="float">
            <text:p>0.24554</text:p>
          </table:table-cell>
          <table:table-cell office:value-type="float" office:value="0.22714" calcext:value-type="float">
            <text:p>0.22714</text:p>
          </table:table-cell>
          <table:table-cell office:value-type="float" office:value="0.20504" calcext:value-type="float">
            <text:p>0.205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597" calcext:value-type="float">
            <text:p>0.38597</text:p>
          </table:table-cell>
          <table:table-cell office:value-type="float" office:value="0.37845" calcext:value-type="float">
            <text:p>0.37845</text:p>
          </table:table-cell>
          <table:table-cell office:value-type="float" office:value="0.37568" calcext:value-type="float">
            <text:p>0.37568</text:p>
          </table:table-cell>
          <table:table-cell office:value-type="float" office:value="0.34107" calcext:value-type="float">
            <text:p>0.34107</text:p>
          </table:table-cell>
          <table:table-cell office:value-type="float" office:value="0.32418" calcext:value-type="float">
            <text:p>0.32418</text:p>
          </table:table-cell>
          <table:table-cell office:value-type="float" office:value="0.27564" calcext:value-type="float">
            <text:p>0.27564</text:p>
          </table:table-cell>
          <table:table-cell office:value-type="float" office:value="0.25511" calcext:value-type="float">
            <text:p>0.25511</text:p>
          </table:table-cell>
          <table:table-cell office:value-type="float" office:value="0.24117" calcext:value-type="float">
            <text:p>0.24117</text:p>
          </table:table-cell>
          <table:table-cell office:value-type="float" office:value="0.22049" calcext:value-type="float">
            <text:p>0.22049</text:p>
          </table:table-cell>
          <table:table-cell office:value-type="float" office:value="0.19666" calcext:value-type="float">
            <text:p>0.196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8587" calcext:value-type="float">
            <text:p>0.38587</text:p>
          </table:table-cell>
          <table:table-cell office:value-type="float" office:value="0.37772" calcext:value-type="float">
            <text:p>0.37772</text:p>
          </table:table-cell>
          <table:table-cell office:value-type="float" office:value="0.37417" calcext:value-type="float">
            <text:p>0.37417</text:p>
          </table:table-cell>
          <table:table-cell office:value-type="float" office:value="0.33434" calcext:value-type="float">
            <text:p>0.33434</text:p>
          </table:table-cell>
          <table:table-cell office:value-type="float" office:value="0.31808" calcext:value-type="float">
            <text:p>0.31808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0.25105" calcext:value-type="float">
            <text:p>0.25105</text:p>
          </table:table-cell>
          <table:table-cell office:value-type="float" office:value="0.23631" calcext:value-type="float">
            <text:p>0.23631</text:p>
          </table:table-cell>
          <table:table-cell office:value-type="float" office:value="0.21363" calcext:value-type="float">
            <text:p>0.21363</text:p>
          </table:table-cell>
          <table:table-cell office:value-type="float" office:value="0.18816" calcext:value-type="float">
            <text:p>0.188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8576" calcext:value-type="float">
            <text:p>0.38576</text:p>
          </table:table-cell>
          <table:table-cell office:value-type="float" office:value="0.37675" calcext:value-type="float">
            <text:p>0.37675</text:p>
          </table:table-cell>
          <table:table-cell office:value-type="float" office:value="0.37261" calcext:value-type="float">
            <text:p>0.37261</text:p>
          </table:table-cell>
          <table:table-cell office:value-type="float" office:value="0.33001" calcext:value-type="float">
            <text:p>0.33001</text:p>
          </table:table-cell>
          <table:table-cell office:value-type="float" office:value="0.31184" calcext:value-type="float">
            <text:p>0.31184</text:p>
          </table:table-cell>
          <table:table-cell office:value-type="float" office:value="0.26954" calcext:value-type="float">
            <text:p>0.26954</text:p>
          </table:table-cell>
          <table:table-cell office:value-type="float" office:value="0.24754" calcext:value-type="float">
            <text:p>0.24754</text:p>
          </table:table-cell>
          <table:table-cell office:value-type="float" office:value="0.23104" calcext:value-type="float">
            <text:p>0.23104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17967" calcext:value-type="float">
            <text:p>0.179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0.37565" calcext:value-type="float">
            <text:p>0.3756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2864" calcext:value-type="float">
            <text:p>0.32864</text:p>
          </table:table-cell>
          <table:table-cell office:value-type="float" office:value="0.30592" calcext:value-type="float">
            <text:p>0.30592</text:p>
          </table:table-cell>
          <table:table-cell office:value-type="float" office:value="0.26612" calcext:value-type="float">
            <text:p>0.2661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22549" calcext:value-type="float">
            <text:p>0.22549</text:p>
          </table:table-cell>
          <table:table-cell office:value-type="float" office:value="0.19944" calcext:value-type="float">
            <text:p>0.19944</text:p>
          </table:table-cell>
          <table:table-cell office:value-type="float" office:value="0.17131" calcext:value-type="float">
            <text:p>0.171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8555" calcext:value-type="float">
            <text:p>0.38555</text:p>
          </table:table-cell>
          <table:table-cell office:value-type="float" office:value="0.37449" calcext:value-type="float">
            <text:p>0.37449</text:p>
          </table:table-cell>
          <table:table-cell office:value-type="float" office:value="0.36935" calcext:value-type="float">
            <text:p>0.36935</text:p>
          </table:table-cell>
          <table:table-cell office:value-type="float" office:value="0.32885" calcext:value-type="float">
            <text:p>0.32885</text:p>
          </table:table-cell>
          <table:table-cell office:value-type="float" office:value="0.30077" calcext:value-type="float">
            <text:p>0.30077</text:p>
          </table:table-cell>
          <table:table-cell office:value-type="float" office:value="0.26234" calcext:value-type="float">
            <text:p>0.26234</text:p>
          </table:table-cell>
          <table:table-cell office:value-type="float" office:value="0.24134" calcext:value-type="float">
            <text:p>0.24134</text:p>
          </table:table-cell>
          <table:table-cell office:value-type="float" office:value="0.21974" calcext:value-type="float">
            <text:p>0.21974</text:p>
          </table:table-cell>
          <table:table-cell office:value-type="float" office:value="0.19218" calcext:value-type="float">
            <text:p>0.19218</text:p>
          </table:table-cell>
          <table:table-cell office:value-type="float" office:value="0.16319" calcext:value-type="float">
            <text:p>0.163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8544" calcext:value-type="float">
            <text:p>0.38544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6766" calcext:value-type="float">
            <text:p>0.36766</text:p>
          </table:table-cell>
          <table:table-cell office:value-type="float" office:value="0.32914" calcext:value-type="float">
            <text:p>0.32914</text:p>
          </table:table-cell>
          <table:table-cell office:value-type="float" office:value="0.29653" calcext:value-type="float">
            <text:p>0.29653</text:p>
          </table:table-cell>
          <table:table-cell office:value-type="float" office:value="0.25827" calcext:value-type="float">
            <text:p>0.25827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21385" calcext:value-type="float">
            <text:p>0.21385</text:p>
          </table:table-cell>
          <table:table-cell office:value-type="float" office:value="0.18487" calcext:value-type="float">
            <text:p>0.18487</text:p>
          </table:table-cell>
          <table:table-cell office:value-type="float" office:value="0.15538" calcext:value-type="float">
            <text:p>0.155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8533" calcext:value-type="float">
            <text:p>0.3853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0.36593" calcext:value-type="float">
            <text:p>0.36593</text:p>
          </table:table-cell>
          <table:table-cell office:value-type="float" office:value="0.32884" calcext:value-type="float">
            <text:p>0.32884</text:p>
          </table:table-cell>
          <table:table-cell office:value-type="float" office:value="0.29291" calcext:value-type="float">
            <text:p>0.29291</text:p>
          </table:table-cell>
          <table:table-cell office:value-type="float" office:value="0.25406" calcext:value-type="float">
            <text:p>0.25406</text:p>
          </table:table-cell>
          <table:table-cell office:value-type="float" office:value="0.23449" calcext:value-type="float">
            <text:p>0.23449</text:p>
          </table:table-cell>
          <table:table-cell office:value-type="float" office:value="0.20785" calcext:value-type="float">
            <text:p>0.20785</text:p>
          </table:table-cell>
          <table:table-cell office:value-type="float" office:value="0.17759" calcext:value-type="float">
            <text:p>0.17759</text:p>
          </table:table-cell>
          <table:table-cell office:value-type="float" office:value="0.14798" calcext:value-type="float">
            <text:p>0.147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8522" calcext:value-type="float">
            <text:p>0.38522</text:p>
          </table:table-cell>
          <table:table-cell office:value-type="float" office:value="0.37122" calcext:value-type="float">
            <text:p>0.37122</text:p>
          </table:table-cell>
          <table:table-cell office:value-type="float" office:value="0.36417" calcext:value-type="float">
            <text:p>0.36417</text:p>
          </table:table-cell>
          <table:table-cell office:value-type="float" office:value="0.32792" calcext:value-type="float">
            <text:p>0.32792</text:p>
          </table:table-cell>
          <table:table-cell office:value-type="float" office:value="0.28946" calcext:value-type="float">
            <text:p>0.28946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23045" calcext:value-type="float">
            <text:p>0.23045</text:p>
          </table:table-cell>
          <table:table-cell office:value-type="float" office:value="0.20175" calcext:value-type="float">
            <text:p>0.20175</text:p>
          </table:table-cell>
          <table:table-cell office:value-type="float" office:value="0.17041" calcext:value-type="float">
            <text:p>0.17041</text:p>
          </table:table-cell>
          <table:table-cell office:value-type="float" office:value="0.14104" calcext:value-type="float">
            <text:p>0.14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8511" calcext:value-type="float">
            <text:p>0.38511</text:p>
          </table:table-cell>
          <table:table-cell office:value-type="float" office:value="0.37028" calcext:value-type="float">
            <text:p>0.37028</text:p>
          </table:table-cell>
          <table:table-cell office:value-type="float" office:value="0.36237" calcext:value-type="float">
            <text:p>0.36237</text:p>
          </table:table-cell>
          <table:table-cell office:value-type="float" office:value="0.32661" calcext:value-type="float">
            <text:p>0.32661</text:p>
          </table:table-cell>
          <table:table-cell office:value-type="float" office:value="0.28599" calcext:value-type="float">
            <text:p>0.28599</text:p>
          </table:table-cell>
          <table:table-cell office:value-type="float" office:value="0.24609" calcext:value-type="float">
            <text:p>0.24609</text:p>
          </table:table-cell>
          <table:table-cell office:value-type="float" office:value="0.22603" calcext:value-type="float">
            <text:p>0.22603</text:p>
          </table:table-cell>
          <table:table-cell office:value-type="float" office:value="0.19561" calcext:value-type="float">
            <text:p>0.19561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13461" calcext:value-type="float">
            <text:p>0.134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8499" calcext:value-type="float">
            <text:p>0.38499</text:p>
          </table:table-cell>
          <table:table-cell office:value-type="float" office:value="0.36943" calcext:value-type="float">
            <text:p>0.36943</text:p>
          </table:table-cell>
          <table:table-cell office:value-type="float" office:value="0.36052" calcext:value-type="float">
            <text:p>0.36052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28244" calcext:value-type="float">
            <text:p>0.28244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2131" calcext:value-type="float">
            <text:p>0.22131</text:p>
          </table:table-cell>
          <table:table-cell office:value-type="float" office:value="0.18943" calcext:value-type="float">
            <text:p>0.18943</text:p>
          </table:table-cell>
          <table:table-cell office:value-type="float" office:value="0.15659" calcext:value-type="float">
            <text:p>0.15659</text:p>
          </table:table-cell>
          <table:table-cell office:value-type="float" office:value="0.12871" calcext:value-type="float">
            <text:p>0.128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487" calcext:value-type="float">
            <text:p>0.38487</text:p>
          </table:table-cell>
          <table:table-cell office:value-type="float" office:value="0.36865" calcext:value-type="float">
            <text:p>0.36865</text:p>
          </table:table-cell>
          <table:table-cell office:value-type="float" office:value="0.35863" calcext:value-type="float">
            <text:p>0.35863</text:p>
          </table:table-cell>
          <table:table-cell office:value-type="float" office:value="0.32347" calcext:value-type="float">
            <text:p>0.32347</text:p>
          </table:table-cell>
          <table:table-cell office:value-type="float" office:value="0.27874" calcext:value-type="float">
            <text:p>0.27874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21639" calcext:value-type="float">
            <text:p>0.21639</text:p>
          </table:table-cell>
          <table:table-cell office:value-type="float" office:value="0.18325" calcext:value-type="float">
            <text:p>0.18325</text:p>
          </table:table-cell>
          <table:table-cell office:value-type="float" office:value="0.15005" calcext:value-type="float">
            <text:p>0.15005</text:p>
          </table:table-cell>
          <table:table-cell office:value-type="float" office:value="0.12333" calcext:value-type="float">
            <text:p>0.12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8475" calcext:value-type="float">
            <text:p>0.38475</text:p>
          </table:table-cell>
          <table:table-cell office:value-type="float" office:value="0.36794" calcext:value-type="float">
            <text:p>0.36794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2132" calcext:value-type="float">
            <text:p>0.32132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23726" calcext:value-type="float">
            <text:p>0.23726</text:p>
          </table:table-cell>
          <table:table-cell office:value-type="float" office:value="0.21135" calcext:value-type="float">
            <text:p>0.21135</text:p>
          </table:table-cell>
          <table:table-cell office:value-type="float" office:value="0.17709" calcext:value-type="float">
            <text:p>0.17709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11846" calcext:value-type="float">
            <text:p>0.118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462" calcext:value-type="float">
            <text:p>0.38462</text:p>
          </table:table-cell>
          <table:table-cell office:value-type="float" office:value="0.36725" calcext:value-type="float">
            <text:p>0.36725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31842" calcext:value-type="float">
            <text:p>0.31842</text:p>
          </table:table-cell>
          <table:table-cell office:value-type="float" office:value="0.27119" calcext:value-type="float">
            <text:p>0.27119</text:p>
          </table:table-cell>
          <table:table-cell office:value-type="float" office:value="0.23482" calcext:value-type="float">
            <text:p>0.23482</text:p>
          </table:table-cell>
          <table:table-cell office:value-type="float" office:value="0.20623" calcext:value-type="float">
            <text:p>0.2062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3791" calcext:value-type="float">
            <text:p>0.13791</text:p>
          </table:table-cell>
          <table:table-cell office:value-type="float" office:value="0.11407" calcext:value-type="float">
            <text:p>0.114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8449" calcext:value-type="float">
            <text:p>0.38449</text:p>
          </table:table-cell>
          <table:table-cell office:value-type="float" office:value="0.36655" calcext:value-type="float">
            <text:p>0.36655</text:p>
          </table:table-cell>
          <table:table-cell office:value-type="float" office:value="0.35266" calcext:value-type="float">
            <text:p>0.35266</text:p>
          </table:table-cell>
          <table:table-cell office:value-type="float" office:value="0.31479" calcext:value-type="float">
            <text:p>0.31479</text:p>
          </table:table-cell>
          <table:table-cell office:value-type="float" office:value="0.26795" calcext:value-type="float">
            <text:p>0.26795</text:p>
          </table:table-cell>
          <table:table-cell office:value-type="float" office:value="0.23227" calcext:value-type="float">
            <text:p>0.23227</text:p>
          </table:table-cell>
          <table:table-cell office:value-type="float" office:value="0.20106" calcext:value-type="float">
            <text:p>0.2010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238" calcext:value-type="float">
            <text:p>0.13238</text:p>
          </table:table-cell>
          <table:table-cell office:value-type="float" office:value="0.11011" calcext:value-type="float">
            <text:p>0.110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435" calcext:value-type="float">
            <text:p>0.38435</text:p>
          </table:table-cell>
          <table:table-cell office:value-type="float" office:value="0.36582" calcext:value-type="float">
            <text:p>0.36582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26527" calcext:value-type="float">
            <text:p>0.26527</text:p>
          </table:table-cell>
          <table:table-cell office:value-type="float" office:value="0.22944" calcext:value-type="float">
            <text:p>0.22944</text:p>
          </table:table-cell>
          <table:table-cell office:value-type="float" office:value="0.19588" calcext:value-type="float">
            <text:p>0.19588</text:p>
          </table:table-cell>
          <table:table-cell office:value-type="float" office:value="0.15913" calcext:value-type="float">
            <text:p>0.15913</text:p>
          </table:table-cell>
          <table:table-cell office:value-type="float" office:value="0.12722" calcext:value-type="float">
            <text:p>0.12722</text:p>
          </table:table-cell>
          <table:table-cell office:value-type="float" office:value="0.10654" calcext:value-type="float">
            <text:p>0.106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421" calcext:value-type="float">
            <text:p>0.38421</text:p>
          </table:table-cell>
          <table:table-cell office:value-type="float" office:value="0.36503" calcext:value-type="float">
            <text:p>0.36503</text:p>
          </table:table-cell>
          <table:table-cell office:value-type="float" office:value="0.34835" calcext:value-type="float">
            <text:p>0.34835</text:p>
          </table:table-cell>
          <table:table-cell office:value-type="float" office:value="0.30629" calcext:value-type="float">
            <text:p>0.30629</text:p>
          </table:table-cell>
          <table:table-cell office:value-type="float" office:value="0.26297" calcext:value-type="float">
            <text:p>0.26297</text:p>
          </table:table-cell>
          <table:table-cell office:value-type="float" office:value="0.22626" calcext:value-type="float">
            <text:p>0.22626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2244" calcext:value-type="float">
            <text:p>0.12244</text:p>
          </table:table-cell>
          <table:table-cell office:value-type="float" office:value="0.10331" calcext:value-type="float">
            <text:p>0.103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407" calcext:value-type="float">
            <text:p>0.38407</text:p>
          </table:table-cell>
          <table:table-cell office:value-type="float" office:value="0.36417" calcext:value-type="float">
            <text:p>0.36417</text:p>
          </table:table-cell>
          <table:table-cell office:value-type="float" office:value="0.34604" calcext:value-type="float">
            <text:p>0.34604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26066" calcext:value-type="float">
            <text:p>0.26066</text:p>
          </table:table-cell>
          <table:table-cell office:value-type="float" office:value="0.22273" calcext:value-type="float">
            <text:p>0.22273</text:p>
          </table:table-cell>
          <table:table-cell office:value-type="float" office:value="0.18553" calcext:value-type="float">
            <text:p>0.18553</text:p>
          </table:table-cell>
          <table:table-cell office:value-type="float" office:value="0.14784" calcext:value-type="float">
            <text:p>0.14784</text:p>
          </table:table-cell>
          <table:table-cell office:value-type="float" office:value="0.11803" calcext:value-type="float">
            <text:p>0.11803</text:p>
          </table:table-cell>
          <table:table-cell office:value-type="float" office:value="0.10038" calcext:value-type="float">
            <text:p>0.100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8392" calcext:value-type="float">
            <text:p>0.38392</text:p>
          </table:table-cell>
          <table:table-cell office:value-type="float" office:value="0.36325" calcext:value-type="float">
            <text:p>0.36325</text:p>
          </table:table-cell>
          <table:table-cell office:value-type="float" office:value="0.34358" calcext:value-type="float">
            <text:p>0.34358</text:p>
          </table:table-cell>
          <table:table-cell office:value-type="float" office:value="0.29724" calcext:value-type="float">
            <text:p>0.29724</text:p>
          </table:table-cell>
          <table:table-cell office:value-type="float" office:value="0.25808" calcext:value-type="float">
            <text:p>0.25808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0.18038" calcext:value-type="float">
            <text:p>0.18038</text:p>
          </table:table-cell>
          <table:table-cell office:value-type="float" office:value="0.14248" calcext:value-type="float">
            <text:p>0.14248</text:p>
          </table:table-cell>
          <table:table-cell office:value-type="float" office:value="0.11398" calcext:value-type="float">
            <text:p>0.11398</text:p>
          </table:table-cell>
          <table:table-cell office:value-type="float" office:value="0.09771" calcext:value-type="float">
            <text:p>0.097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8376" calcext:value-type="float">
            <text:p>0.38376</text:p>
          </table:table-cell>
          <table:table-cell office:value-type="float" office:value="0.36226" calcext:value-type="float">
            <text:p>0.36226</text:p>
          </table:table-cell>
          <table:table-cell office:value-type="float" office:value="0.34091" calcext:value-type="float">
            <text:p>0.34091</text:p>
          </table:table-cell>
          <table:table-cell office:value-type="float" office:value="0.29263" calcext:value-type="float">
            <text:p>0.29263</text:p>
          </table:table-cell>
          <table:table-cell office:value-type="float" office:value="0.25509" calcext:value-type="float">
            <text:p>0.25509</text:p>
          </table:table-cell>
          <table:table-cell office:value-type="float" office:value="0.21486" calcext:value-type="float">
            <text:p>0.21486</text:p>
          </table:table-cell>
          <table:table-cell office:value-type="float" office:value="0.17527" calcext:value-type="float">
            <text:p>0.17527</text:p>
          </table:table-cell>
          <table:table-cell office:value-type="float" office:value="0.13734" calcext:value-type="float">
            <text:p>0.13734</text:p>
          </table:table-cell>
          <table:table-cell office:value-type="float" office:value="0.11026" calcext:value-type="float">
            <text:p>0.11026</text:p>
          </table:table-cell>
          <table:table-cell office:value-type="float" office:value="0.09526" calcext:value-type="float">
            <text:p>0.095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122" calcext:value-type="float">
            <text:p>0.36122</text:p>
          </table:table-cell>
          <table:table-cell office:value-type="float" office:value="0.33794" calcext:value-type="float">
            <text:p>0.33794</text:p>
          </table:table-cell>
          <table:table-cell office:value-type="float" office:value="0.28809" calcext:value-type="float">
            <text:p>0.28809</text:p>
          </table:table-cell>
          <table:table-cell office:value-type="float" office:value="0.25173" calcext:value-type="float">
            <text:p>0.25173</text:p>
          </table:table-cell>
          <table:table-cell office:value-type="float" office:value="0.21067" calcext:value-type="float">
            <text:p>0.21067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13244" calcext:value-type="float">
            <text:p>0.13244</text:p>
          </table:table-cell>
          <table:table-cell office:value-type="float" office:value="0.10684" calcext:value-type="float">
            <text:p>0.10684</text:p>
          </table:table-cell>
          <table:table-cell office:value-type="float" office:value="0.09299" calcext:value-type="float">
            <text:p>0.092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8343" calcext:value-type="float">
            <text:p>0.38343</text:p>
          </table:table-cell>
          <table:table-cell office:value-type="float" office:value="0.36015" calcext:value-type="float">
            <text:p>0.36015</text:p>
          </table:table-cell>
          <table:table-cell office:value-type="float" office:value="0.33459" calcext:value-type="float">
            <text:p>0.33459</text:p>
          </table:table-cell>
          <table:table-cell office:value-type="float" office:value="0.28386" calcext:value-type="float">
            <text:p>0.28386</text:p>
          </table:table-cell>
          <table:table-cell office:value-type="float" office:value="0.24813" calcext:value-type="float">
            <text:p>0.24813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16518" calcext:value-type="float">
            <text:p>0.16518</text:p>
          </table:table-cell>
          <table:table-cell office:value-type="float" office:value="0.12779" calcext:value-type="float">
            <text:p>0.12779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9089" calcext:value-type="float">
            <text:p>0.090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5904" calcext:value-type="float">
            <text:p>0.35904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28017" calcext:value-type="float">
            <text:p>0.28017</text:p>
          </table:table-cell>
          <table:table-cell office:value-type="float" office:value="0.24439" calcext:value-type="float">
            <text:p>0.24439</text:p>
          </table:table-cell>
          <table:table-cell office:value-type="float" office:value="0.2021" calcext:value-type="float">
            <text:p>0.2021</text:p>
          </table:table-cell>
          <table:table-cell office:value-type="float" office:value="0.16022" calcext:value-type="float">
            <text:p>0.16022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0081" calcext:value-type="float">
            <text:p>0.10081</text:p>
          </table:table-cell>
          <table:table-cell office:value-type="float" office:value="0.08893" calcext:value-type="float">
            <text:p>0.088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307" calcext:value-type="float">
            <text:p>0.38307</text:p>
          </table:table-cell>
          <table:table-cell office:value-type="float" office:value="0.35792" calcext:value-type="float">
            <text:p>0.35792</text:p>
          </table:table-cell>
          <table:table-cell office:value-type="float" office:value="0.32761" calcext:value-type="float">
            <text:p>0.32761</text:p>
          </table:table-cell>
          <table:table-cell office:value-type="float" office:value="0.27701" calcext:value-type="float">
            <text:p>0.27701</text:p>
          </table:table-cell>
          <table:table-cell office:value-type="float" office:value="0.24061" calcext:value-type="float">
            <text:p>0.24061</text:p>
          </table:table-cell>
          <table:table-cell office:value-type="float" office:value="0.19779" calcext:value-type="float">
            <text:p>0.19779</text:p>
          </table:table-cell>
          <table:table-cell office:value-type="float" office:value="0.15532" calcext:value-type="float">
            <text:p>0.15532</text:p>
          </table:table-cell>
          <table:table-cell office:value-type="float" office:value="0.11928" calcext:value-type="float">
            <text:p>0.11928</text:p>
          </table:table-cell>
          <table:table-cell office:value-type="float" office:value="0.09814" calcext:value-type="float">
            <text:p>0.09814</text:p>
          </table:table-cell>
          <table:table-cell office:value-type="float" office:value="0.08708" calcext:value-type="float">
            <text:p>0.087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287" calcext:value-type="float">
            <text:p>0.38287</text:p>
          </table:table-cell>
          <table:table-cell office:value-type="float" office:value="0.35679" calcext:value-type="float">
            <text:p>0.35679</text:p>
          </table:table-cell>
          <table:table-cell office:value-type="float" office:value="0.32605" calcext:value-type="float">
            <text:p>0.32605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23685" calcext:value-type="float">
            <text:p>0.23685</text:p>
          </table:table-cell>
          <table:table-cell office:value-type="float" office:value="0.19349" calcext:value-type="float">
            <text:p>0.19349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1541" calcext:value-type="float">
            <text:p>0.11541</text:p>
          </table:table-cell>
          <table:table-cell office:value-type="float" office:value="0.09566" calcext:value-type="float">
            <text:p>0.09566</text:p>
          </table:table-cell>
          <table:table-cell office:value-type="float" office:value="0.08534" calcext:value-type="float">
            <text:p>0.085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267" calcext:value-type="float">
            <text:p>0.38267</text:p>
          </table:table-cell>
          <table:table-cell office:value-type="float" office:value="0.35565" calcext:value-type="float">
            <text:p>0.35565</text:p>
          </table:table-cell>
          <table:table-cell office:value-type="float" office:value="0.32569" calcext:value-type="float">
            <text:p>0.32569</text:p>
          </table:table-cell>
          <table:table-cell office:value-type="float" office:value="0.27137" calcext:value-type="float">
            <text:p>0.27137</text:p>
          </table:table-cell>
          <table:table-cell office:value-type="float" office:value="0.23311" calcext:value-type="float">
            <text:p>0.23311</text:p>
          </table:table-cell>
          <table:table-cell office:value-type="float" office:value="0.18921" calcext:value-type="float">
            <text:p>0.18921</text:p>
          </table:table-cell>
          <table:table-cell office:value-type="float" office:value="0.14576" calcext:value-type="float">
            <text:p>0.14576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9335" calcext:value-type="float">
            <text:p>0.09335</text:p>
          </table:table-cell>
          <table:table-cell office:value-type="float" office:value="0.08368" calcext:value-type="float">
            <text:p>0.083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246" calcext:value-type="float">
            <text:p>0.38246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26854" calcext:value-type="float">
            <text:p>0.26854</text:p>
          </table:table-cell>
          <table:table-cell office:value-type="float" office:value="0.22937" calcext:value-type="float">
            <text:p>0.22937</text:p>
          </table:table-cell>
          <table:table-cell office:value-type="float" office:value="0.18496" calcext:value-type="float">
            <text:p>0.18496</text:p>
          </table:table-cell>
          <table:table-cell office:value-type="float" office:value="0.14114" calcext:value-type="float">
            <text:p>0.14114</text:p>
          </table:table-cell>
          <table:table-cell office:value-type="float" office:value="0.10843" calcext:value-type="float">
            <text:p>0.10843</text:p>
          </table:table-cell>
          <table:table-cell office:value-type="float" office:value="0.09118" calcext:value-type="float">
            <text:p>0.09118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223" calcext:value-type="float">
            <text:p>0.38223</text:p>
          </table:table-cell>
          <table:table-cell office:value-type="float" office:value="0.35334" calcext:value-type="float">
            <text:p>0.35334</text:p>
          </table:table-cell>
          <table:table-cell office:value-type="float" office:value="0.31873" calcext:value-type="float">
            <text:p>0.31873</text:p>
          </table:table-cell>
          <table:table-cell office:value-type="float" office:value="0.26563" calcext:value-type="float">
            <text:p>0.26563</text:p>
          </table:table-cell>
          <table:table-cell office:value-type="float" office:value="0.22561" calcext:value-type="float">
            <text:p>0.22561</text:p>
          </table:table-cell>
          <table:table-cell office:value-type="float" office:value="0.18074" calcext:value-type="float">
            <text:p>0.18074</text:p>
          </table:table-cell>
          <table:table-cell office:value-type="float" office:value="0.13664" calcext:value-type="float">
            <text:p>0.13664</text:p>
          </table:table-cell>
          <table:table-cell office:value-type="float" office:value="0.10528" calcext:value-type="float">
            <text:p>0.10528</text:p>
          </table:table-cell>
          <table:table-cell office:value-type="float" office:value="0.08915" calcext:value-type="float">
            <text:p>0.08915</text:p>
          </table:table-cell>
          <table:table-cell office:value-type="float" office:value="0.0806" calcext:value-type="float">
            <text:p>0.08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216" calcext:value-type="float">
            <text:p>0.35216</text:p>
          </table:table-cell>
          <table:table-cell office:value-type="float" office:value="0.31268" calcext:value-type="float">
            <text:p>0.31268</text:p>
          </table:table-cell>
          <table:table-cell office:value-type="float" office:value="0.26259" calcext:value-type="float">
            <text:p>0.26259</text:p>
          </table:table-cell>
          <table:table-cell office:value-type="float" office:value="0.22182" calcext:value-type="float">
            <text:p>0.22182</text:p>
          </table:table-cell>
          <table:table-cell office:value-type="float" office:value="0.17655" calcext:value-type="float">
            <text:p>0.17655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08723" calcext:value-type="float">
            <text:p>0.08723</text:p>
          </table:table-cell>
          <table:table-cell office:value-type="float" office:value="0.07915" calcext:value-type="float">
            <text:p>0.079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175" calcext:value-type="float">
            <text:p>0.38175</text:p>
          </table:table-cell>
          <table:table-cell office:value-type="float" office:value="0.35096" calcext:value-type="float">
            <text:p>0.35096</text:p>
          </table:table-cell>
          <table:table-cell office:value-type="float" office:value="0.30644" calcext:value-type="float">
            <text:p>0.30644</text:p>
          </table:table-cell>
          <table:table-cell office:value-type="float" office:value="0.25947" calcext:value-type="float">
            <text:p>0.25947</text:p>
          </table:table-cell>
          <table:table-cell office:value-type="float" office:value="0.21802" calcext:value-type="float">
            <text:p>0.21802</text:p>
          </table:table-cell>
          <table:table-cell office:value-type="float" office:value="0.17239" calcext:value-type="float">
            <text:p>0.17239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0.09959" calcext:value-type="float">
            <text:p>0.09959</text:p>
          </table:table-cell>
          <table:table-cell office:value-type="float" office:value="0.08541" calcext:value-type="float">
            <text:p>0.08541</text:p>
          </table:table-cell>
          <table:table-cell office:value-type="float" office:value="0.07776" calcext:value-type="float">
            <text:p>0.077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149" calcext:value-type="float">
            <text:p>0.38149</text:p>
          </table:table-cell>
          <table:table-cell office:value-type="float" office:value="0.34973" calcext:value-type="float">
            <text:p>0.34973</text:p>
          </table:table-cell>
          <table:table-cell office:value-type="float" office:value="0.30144" calcext:value-type="float">
            <text:p>0.30144</text:p>
          </table:table-cell>
          <table:table-cell office:value-type="float" office:value="0.25643" calcext:value-type="float">
            <text:p>0.25643</text:p>
          </table:table-cell>
          <table:table-cell office:value-type="float" office:value="0.21426" calcext:value-type="float">
            <text:p>0.21426</text:p>
          </table:table-cell>
          <table:table-cell office:value-type="float" office:value="0.16824" calcext:value-type="float">
            <text:p>0.16824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367" calcext:value-type="float">
            <text:p>0.08367</text:p>
          </table:table-cell>
          <table:table-cell office:value-type="float" office:value="0.07642" calcext:value-type="float">
            <text:p>0.076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121" calcext:value-type="float">
            <text:p>0.38121</text:p>
          </table:table-cell>
          <table:table-cell office:value-type="float" office:value="0.34848" calcext:value-type="float">
            <text:p>0.34848</text:p>
          </table:table-cell>
          <table:table-cell office:value-type="float" office:value="0.29803" calcext:value-type="float">
            <text:p>0.2980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12027" calcext:value-type="float">
            <text:p>0.12027</text:p>
          </table:table-cell>
          <table:table-cell office:value-type="float" office:value="0.09457" calcext:value-type="float">
            <text:p>0.09457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0.07513" calcext:value-type="float">
            <text:p>0.075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092" calcext:value-type="float">
            <text:p>0.38092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29531" calcext:value-type="float">
            <text:p>0.29531</text:p>
          </table:table-cell>
          <table:table-cell office:value-type="float" office:value="0.25138" calcext:value-type="float">
            <text:p>0.25138</text:p>
          </table:table-cell>
          <table:table-cell office:value-type="float" office:value="0.20687" calcext:value-type="float">
            <text:p>0.20687</text:p>
          </table:table-cell>
          <table:table-cell office:value-type="float" office:value="0.15997" calcext:value-type="float">
            <text:p>0.15997</text:p>
          </table:table-cell>
          <table:table-cell office:value-type="float" office:value="0.11662" calcext:value-type="float">
            <text:p>0.11662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0.08044" calcext:value-type="float">
            <text:p>0.08044</text:p>
          </table:table-cell>
          <table:table-cell office:value-type="float" office:value="0.07388" calcext:value-type="float">
            <text:p>0.073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061" calcext:value-type="float">
            <text:p>0.38061</text:p>
          </table:table-cell>
          <table:table-cell office:value-type="float" office:value="0.34591" calcext:value-type="float">
            <text:p>0.34591</text:p>
          </table:table-cell>
          <table:table-cell office:value-type="float" office:value="0.29287" calcext:value-type="float">
            <text:p>0.29287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20323" calcext:value-type="float">
            <text:p>0.20323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1315" calcext:value-type="float">
            <text:p>0.11315</text:p>
          </table:table-cell>
          <table:table-cell office:value-type="float" office:value="0.09011" calcext:value-type="float">
            <text:p>0.09011</text:p>
          </table:table-cell>
          <table:table-cell office:value-type="float" office:value="0.07892" calcext:value-type="float">
            <text:p>0.07892</text:p>
          </table:table-cell>
          <table:table-cell office:value-type="float" office:value="0.07266" calcext:value-type="float">
            <text:p>0.072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028" calcext:value-type="float">
            <text:p>0.38028</text:p>
          </table:table-cell>
          <table:table-cell office:value-type="float" office:value="0.34459" calcext:value-type="float">
            <text:p>0.34459</text:p>
          </table:table-cell>
          <table:table-cell office:value-type="float" office:value="0.29131" calcext:value-type="float">
            <text:p>0.29131</text:p>
          </table:table-cell>
          <table:table-cell office:value-type="float" office:value="0.24757" calcext:value-type="float">
            <text:p>0.24757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0.15173" calcext:value-type="float">
            <text:p>0.15173</text:p>
          </table:table-cell>
          <table:table-cell office:value-type="float" office:value="0.10986" calcext:value-type="float">
            <text:p>0.10986</text:p>
          </table:table-cell>
          <table:table-cell office:value-type="float" office:value="0.08805" calcext:value-type="float">
            <text:p>0.08805</text:p>
          </table:table-cell>
          <table:table-cell office:value-type="float" office:value="0.07746" calcext:value-type="float">
            <text:p>0.07746</text:p>
          </table:table-cell>
          <table:table-cell office:value-type="float" office:value="0.07147" calcext:value-type="float">
            <text:p>0.071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993" calcext:value-type="float">
            <text:p>0.37993</text:p>
          </table:table-cell>
          <table:table-cell office:value-type="float" office:value="0.34325" calcext:value-type="float">
            <text:p>0.34325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4568" calcext:value-type="float">
            <text:p>0.24568</text:p>
          </table:table-cell>
          <table:table-cell office:value-type="float" office:value="0.19591" calcext:value-type="float">
            <text:p>0.19591</text:p>
          </table:table-cell>
          <table:table-cell office:value-type="float" office:value="0.14765" calcext:value-type="float">
            <text:p>0.14765</text:p>
          </table:table-cell>
          <table:table-cell office:value-type="float" office:value="0.10674" calcext:value-type="float">
            <text:p>0.10674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7605" calcext:value-type="float">
            <text:p>0.07605</text:p>
          </table:table-cell>
          <table:table-cell office:value-type="float" office:value="0.07032" calcext:value-type="float">
            <text:p>0.070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956" calcext:value-type="float">
            <text:p>0.37956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29132" calcext:value-type="float">
            <text:p>0.29132</text:p>
          </table:table-cell>
          <table:table-cell office:value-type="float" office:value="0.24357" calcext:value-type="float">
            <text:p>0.24357</text:p>
          </table:table-cell>
          <table:table-cell office:value-type="float" office:value="0.19221" calcext:value-type="float">
            <text:p>0.19221</text:p>
          </table:table-cell>
          <table:table-cell office:value-type="float" office:value="0.14361" calcext:value-type="float">
            <text:p>0.14361</text:p>
          </table:table-cell>
          <table:table-cell office:value-type="float" office:value="0.10378" calcext:value-type="float">
            <text:p>0.10378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07468" calcext:value-type="float">
            <text:p>0.07468</text:p>
          </table:table-cell>
          <table:table-cell office:value-type="float" office:value="0.06919" calcext:value-type="float">
            <text:p>0.069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7917" calcext:value-type="float">
            <text:p>0.37917</text:p>
          </table:table-cell>
          <table:table-cell office:value-type="float" office:value="0.34054" calcext:value-type="float">
            <text:p>0.34054</text:p>
          </table:table-cell>
          <table:table-cell office:value-type="float" office:value="0.29182" calcext:value-type="float">
            <text:p>0.29182</text:p>
          </table:table-cell>
          <table:table-cell office:value-type="float" office:value="0.24118" calcext:value-type="float">
            <text:p>0.24118</text:p>
          </table:table-cell>
          <table:table-cell office:value-type="float" office:value="0.18845" calcext:value-type="float">
            <text:p>0.18845</text:p>
          </table:table-cell>
          <table:table-cell office:value-type="float" office:value="0.13963" calcext:value-type="float">
            <text:p>0.13963</text:p>
          </table:table-cell>
          <table:table-cell office:value-type="float" office:value="0.10097" calcext:value-type="float">
            <text:p>0.10097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0.07336" calcext:value-type="float">
            <text:p>0.07336</text:p>
          </table:table-cell>
          <table:table-cell office:value-type="float" office:value="0.06808" calcext:value-type="float">
            <text:p>0.068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7875" calcext:value-type="float">
            <text:p>0.37875</text:p>
          </table:table-cell>
          <table:table-cell office:value-type="float" office:value="0.33917" calcext:value-type="float">
            <text:p>0.33917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0.23854" calcext:value-type="float">
            <text:p>0.23854</text:p>
          </table:table-cell>
          <table:table-cell office:value-type="float" office:value="0.18464" calcext:value-type="float">
            <text:p>0.18464</text:p>
          </table:table-cell>
          <table:table-cell office:value-type="float" office:value="0.13572" calcext:value-type="float">
            <text:p>0.13572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8074" calcext:value-type="float">
            <text:p>0.08074</text:p>
          </table:table-cell>
          <table:table-cell office:value-type="float" office:value="0.07207" calcext:value-type="float">
            <text:p>0.07207</text:p>
          </table:table-cell>
          <table:table-cell office:value-type="float" office:value="0.06699" calcext:value-type="float">
            <text:p>0.066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33779" calcext:value-type="float">
            <text:p>0.33779</text:p>
          </table:table-cell>
          <table:table-cell office:value-type="float" office:value="0.29202" calcext:value-type="float">
            <text:p>0.29202</text:p>
          </table:table-cell>
          <table:table-cell office:value-type="float" office:value="0.23569" calcext:value-type="float">
            <text:p>0.23569</text:p>
          </table:table-cell>
          <table:table-cell office:value-type="float" office:value="0.18077" calcext:value-type="float">
            <text:p>0.18077</text:p>
          </table:table-cell>
          <table:table-cell office:value-type="float" office:value="0.13191" calcext:value-type="float">
            <text:p>0.13191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.07911" calcext:value-type="float">
            <text:p>0.07911</text:p>
          </table:table-cell>
          <table:table-cell office:value-type="float" office:value="0.07082" calcext:value-type="float">
            <text:p>0.07082</text:p>
          </table:table-cell>
          <table:table-cell office:value-type="float" office:value="0.06593" calcext:value-type="float">
            <text:p>0.065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782" calcext:value-type="float">
            <text:p>0.37782</text:p>
          </table:table-cell>
          <table:table-cell office:value-type="float" office:value="0.33639" calcext:value-type="float">
            <text:p>0.33639</text:p>
          </table:table-cell>
          <table:table-cell office:value-type="float" office:value="0.29116" calcext:value-type="float">
            <text:p>0.29116</text:p>
          </table:table-cell>
          <table:table-cell office:value-type="float" office:value="0.23272" calcext:value-type="float">
            <text:p>0.23272</text:p>
          </table:table-cell>
          <table:table-cell office:value-type="float" office:value="0.17686" calcext:value-type="float">
            <text:p>0.17686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9334" calcext:value-type="float">
            <text:p>0.09334</text:p>
          </table:table-cell>
          <table:table-cell office:value-type="float" office:value="0.07753" calcext:value-type="float">
            <text:p>0.07753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487" calcext:value-type="float">
            <text:p>0.064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731" calcext:value-type="float">
            <text:p>0.37731</text:p>
          </table:table-cell>
          <table:table-cell office:value-type="float" office:value="0.33499" calcext:value-type="float">
            <text:p>0.33499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22967" calcext:value-type="float">
            <text:p>0.22967</text:p>
          </table:table-cell>
          <table:table-cell office:value-type="float" office:value="0.17292" calcext:value-type="float">
            <text:p>0.17292</text:p>
          </table:table-cell>
          <table:table-cell office:value-type="float" office:value="0.12461" calcext:value-type="float">
            <text:p>0.12461</text:p>
          </table:table-cell>
          <table:table-cell office:value-type="float" office:value="0.09104" calcext:value-type="float">
            <text:p>0.09104</text:p>
          </table:table-cell>
          <table:table-cell office:value-type="float" office:value="0.07601" calcext:value-type="float">
            <text:p>0.07601</text:p>
          </table:table-cell>
          <table:table-cell office:value-type="float" office:value="0.06841" calcext:value-type="float">
            <text:p>0.06841</text:p>
          </table:table-cell>
          <table:table-cell office:value-type="float" office:value="0.06384" calcext:value-type="float">
            <text:p>0.063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677" calcext:value-type="float">
            <text:p>0.37677</text:p>
          </table:table-cell>
          <table:table-cell office:value-type="float" office:value="0.33357" calcext:value-type="float">
            <text:p>0.33357</text:p>
          </table:table-cell>
          <table:table-cell office:value-type="float" office:value="0.28689" calcext:value-type="float">
            <text:p>0.28689</text:p>
          </table:table-cell>
          <table:table-cell office:value-type="float" office:value="0.22657" calcext:value-type="float">
            <text:p>0.22657</text:p>
          </table:table-cell>
          <table:table-cell office:value-type="float" office:value="0.16897" calcext:value-type="float">
            <text:p>0.16897</text:p>
          </table:table-cell>
          <table:table-cell office:value-type="float" office:value="0.12113" calcext:value-type="float">
            <text:p>0.12113</text:p>
          </table:table-cell>
          <table:table-cell office:value-type="float" office:value="0.08885" calcext:value-type="float">
            <text:p>0.08885</text:p>
          </table:table-cell>
          <table:table-cell office:value-type="float" office:value="0.07454" calcext:value-type="float">
            <text:p>0.07454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06282" calcext:value-type="float">
            <text:p>0.062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618" calcext:value-type="float">
            <text:p>0.37618</text:p>
          </table:table-cell>
          <table:table-cell office:value-type="float" office:value="0.33215" calcext:value-type="float">
            <text:p>0.33215</text:p>
          </table:table-cell>
          <table:table-cell office:value-type="float" office:value="0.28394" calcext:value-type="float">
            <text:p>0.28394</text:p>
          </table:table-cell>
          <table:table-cell office:value-type="float" office:value="0.22345" calcext:value-type="float">
            <text:p>0.22345</text:p>
          </table:table-cell>
          <table:table-cell office:value-type="float" office:value="0.16504" calcext:value-type="float">
            <text:p>0.16504</text:p>
          </table:table-cell>
          <table:table-cell office:value-type="float" office:value="0.11778" calcext:value-type="float">
            <text:p>0.11778</text:p>
          </table:table-cell>
          <table:table-cell office:value-type="float" office:value="0.08675" calcext:value-type="float">
            <text:p>0.08675</text:p>
          </table:table-cell>
          <table:table-cell office:value-type="float" office:value="0.07312" calcext:value-type="float">
            <text:p>0.07312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6181" calcext:value-type="float">
            <text:p>0.061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556" calcext:value-type="float">
            <text:p>0.37556</text:p>
          </table:table-cell>
          <table:table-cell office:value-type="float" office:value="0.33072" calcext:value-type="float">
            <text:p>0.33072</text:p>
          </table:table-cell>
          <table:table-cell office:value-type="float" office:value="0.28085" calcext:value-type="float">
            <text:p>0.28085</text:p>
          </table:table-cell>
          <table:table-cell office:value-type="float" office:value="0.22032" calcext:value-type="float">
            <text:p>0.22032</text:p>
          </table:table-cell>
          <table:table-cell office:value-type="float" office:value="0.16113" calcext:value-type="float">
            <text:p>0.16113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0.08475" calcext:value-type="float">
            <text:p>0.08475</text:p>
          </table:table-cell>
          <table:table-cell office:value-type="float" office:value="0.07175" calcext:value-type="float">
            <text:p>0.07175</text:p>
          </table:table-cell>
          <table:table-cell office:value-type="float" office:value="0.06497" calcext:value-type="float">
            <text:p>0.06497</text:p>
          </table:table-cell>
          <table:table-cell office:value-type="float" office:value="0.06082" calcext:value-type="float">
            <text:p>0.060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489" calcext:value-type="float">
            <text:p>0.37489</text:p>
          </table:table-cell>
          <table:table-cell office:value-type="float" office:value="0.32928" calcext:value-type="float">
            <text:p>0.32928</text:p>
          </table:table-cell>
          <table:table-cell office:value-type="float" office:value="0.27779" calcext:value-type="float">
            <text:p>0.27779</text:p>
          </table:table-cell>
          <table:table-cell office:value-type="float" office:value="0.21717" calcext:value-type="float">
            <text:p>0.21717</text:p>
          </table:table-cell>
          <table:table-cell office:value-type="float" office:value="0.15727" calcext:value-type="float">
            <text:p>0.15727</text:p>
          </table:table-cell>
          <table:table-cell office:value-type="float" office:value="0.11143" calcext:value-type="float">
            <text:p>0.11143</text:p>
          </table:table-cell>
          <table:table-cell office:value-type="float" office:value="0.08283" calcext:value-type="float">
            <text:p>0.08283</text:p>
          </table:table-cell>
          <table:table-cell office:value-type="float" office:value="0.07041" calcext:value-type="float">
            <text:p>0.07041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5983" calcext:value-type="float">
            <text:p>0.059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417" calcext:value-type="float">
            <text:p>0.37417</text:p>
          </table:table-cell>
          <table:table-cell office:value-type="float" office:value="0.32783" calcext:value-type="float">
            <text:p>0.32783</text:p>
          </table:table-cell>
          <table:table-cell office:value-type="float" office:value="0.27483" calcext:value-type="float">
            <text:p>0.27483</text:p>
          </table:table-cell>
          <table:table-cell office:value-type="float" office:value="0.21402" calcext:value-type="float">
            <text:p>0.21402</text:p>
          </table:table-cell>
          <table:table-cell office:value-type="float" office:value="0.15346" calcext:value-type="float">
            <text:p>0.15346</text:p>
          </table:table-cell>
          <table:table-cell office:value-type="float" office:value="0.10843" calcext:value-type="float">
            <text:p>0.10843</text:p>
          </table:table-cell>
          <table:table-cell office:value-type="float" office:value="0.08099" calcext:value-type="float">
            <text:p>0.08099</text:p>
          </table:table-cell>
          <table:table-cell office:value-type="float" office:value="0.06911" calcext:value-type="float">
            <text:p>0.06911</text:p>
          </table:table-cell>
          <table:table-cell office:value-type="float" office:value="0.06278" calcext:value-type="float">
            <text:p>0.06278</text:p>
          </table:table-cell>
          <table:table-cell office:value-type="float" office:value="0.05886" calcext:value-type="float">
            <text:p>0.058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341" calcext:value-type="float">
            <text:p>0.37341</text:p>
          </table:table-cell>
          <table:table-cell office:value-type="float" office:value="0.32638" calcext:value-type="float">
            <text:p>0.32638</text:p>
          </table:table-cell>
          <table:table-cell office:value-type="float" office:value="0.27191" calcext:value-type="float">
            <text:p>0.27191</text:p>
          </table:table-cell>
          <table:table-cell office:value-type="float" office:value="0.21088" calcext:value-type="float">
            <text:p>0.21088</text:p>
          </table:table-cell>
          <table:table-cell office:value-type="float" office:value="0.14974" calcext:value-type="float">
            <text:p>0.14974</text:p>
          </table:table-cell>
          <table:table-cell office:value-type="float" office:value="0.10555" calcext:value-type="float">
            <text:p>0.10555</text:p>
          </table:table-cell>
          <table:table-cell office:value-type="float" office:value="0.07923" calcext:value-type="float">
            <text:p>0.07923</text:p>
          </table:table-cell>
          <table:table-cell office:value-type="float" office:value="0.06784" calcext:value-type="float">
            <text:p>0.06784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0.0579" calcext:value-type="float">
            <text:p>0.05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2493" calcext:value-type="float">
            <text:p>0.32493</text:p>
          </table:table-cell>
          <table:table-cell office:value-type="float" office:value="0.26896" calcext:value-type="float">
            <text:p>0.26896</text:p>
          </table:table-cell>
          <table:table-cell office:value-type="float" office:value="0.20776" calcext:value-type="float">
            <text:p>0.20776</text:p>
          </table:table-cell>
          <table:table-cell office:value-type="float" office:value="0.14609" calcext:value-type="float">
            <text:p>0.14609</text:p>
          </table:table-cell>
          <table:table-cell office:value-type="float" office:value="0.10278" calcext:value-type="float">
            <text:p>0.10278</text:p>
          </table:table-cell>
          <table:table-cell office:value-type="float" office:value="0.07753" calcext:value-type="float">
            <text:p>0.07753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5694" calcext:value-type="float">
            <text:p>0.056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174" calcext:value-type="float">
            <text:p>0.37174</text:p>
          </table:table-cell>
          <table:table-cell office:value-type="float" office:value="0.32347" calcext:value-type="float">
            <text:p>0.32347</text:p>
          </table:table-cell>
          <table:table-cell office:value-type="float" office:value="0.26591" calcext:value-type="float">
            <text:p>0.26591</text:p>
          </table:table-cell>
          <table:table-cell office:value-type="float" office:value="0.20468" calcext:value-type="float">
            <text:p>0.20468</text:p>
          </table:table-cell>
          <table:table-cell office:value-type="float" office:value="0.14255" calcext:value-type="float">
            <text:p>0.14255</text:p>
          </table:table-cell>
          <table:table-cell office:value-type="float" office:value="0.10012" calcext:value-type="float">
            <text:p>0.10012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05962" calcext:value-type="float">
            <text:p>0.0596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083" calcext:value-type="float">
            <text:p>0.37083</text:p>
          </table:table-cell>
          <table:table-cell office:value-type="float" office:value="0.32202" calcext:value-type="float">
            <text:p>0.32202</text:p>
          </table:table-cell>
          <table:table-cell office:value-type="float" office:value="0.26273" calcext:value-type="float">
            <text:p>0.26273</text:p>
          </table:table-cell>
          <table:table-cell office:value-type="float" office:value="0.20163" calcext:value-type="float">
            <text:p>0.20163</text:p>
          </table:table-cell>
          <table:table-cell office:value-type="float" office:value="0.13909" calcext:value-type="float">
            <text:p>0.13909</text:p>
          </table:table-cell>
          <table:table-cell office:value-type="float" office:value="0.09756" calcext:value-type="float">
            <text:p>0.09756</text:p>
          </table:table-cell>
          <table:table-cell office:value-type="float" office:value="0.07432" calcext:value-type="float">
            <text:p>0.07432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5506" calcext:value-type="float">
            <text:p>0.055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6987" calcext:value-type="float">
            <text:p>0.36987</text:p>
          </table:table-cell>
          <table:table-cell office:value-type="float" office:value="0.32056" calcext:value-type="float">
            <text:p>0.32056</text:p>
          </table:table-cell>
          <table:table-cell office:value-type="float" office:value="0.25948" calcext:value-type="float">
            <text:p>0.25948</text:p>
          </table:table-cell>
          <table:table-cell office:value-type="float" office:value="0.19862" calcext:value-type="float">
            <text:p>0.19862</text:p>
          </table:table-cell>
          <table:table-cell office:value-type="float" office:value="0.13574" calcext:value-type="float">
            <text:p>0.13574</text:p>
          </table:table-cell>
          <table:table-cell office:value-type="float" office:value="0.09511" calcext:value-type="float">
            <text:p>0.09511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0.05759" calcext:value-type="float">
            <text:p>0.05759</text:p>
          </table:table-cell>
          <table:table-cell office:value-type="float" office:value="0.05413" calcext:value-type="float">
            <text:p>0.054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888" calcext:value-type="float">
            <text:p>0.36888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25626" calcext:value-type="float">
            <text:p>0.25626</text:p>
          </table:table-cell>
          <table:table-cell office:value-type="float" office:value="0.19565" calcext:value-type="float">
            <text:p>0.1956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9276" calcext:value-type="float">
            <text:p>0.09276</text:p>
          </table:table-cell>
          <table:table-cell office:value-type="float" office:value="0.07134" calcext:value-type="float">
            <text:p>0.07134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321" calcext:value-type="float">
            <text:p>0.053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787" calcext:value-type="float">
            <text:p>0.36787</text:p>
          </table:table-cell>
          <table:table-cell office:value-type="float" office:value="0.31765" calcext:value-type="float">
            <text:p>0.31765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19272" calcext:value-type="float">
            <text:p>0.19272</text:p>
          </table:table-cell>
          <table:table-cell office:value-type="float" office:value="0.12936" calcext:value-type="float">
            <text:p>0.12936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6992" calcext:value-type="float">
            <text:p>0.06992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05561" calcext:value-type="float">
            <text:p>0.05561</text:p>
          </table:table-cell>
          <table:table-cell office:value-type="float" office:value="0.0523" calcext:value-type="float">
            <text:p>0.05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6687" calcext:value-type="float">
            <text:p>0.36687</text:p>
          </table:table-cell>
          <table:table-cell office:value-type="float" office:value="0.31619" calcext:value-type="float">
            <text:p>0.31619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18983" calcext:value-type="float">
            <text:p>0.18983</text:p>
          </table:table-cell>
          <table:table-cell office:value-type="float" office:value="0.12633" calcext:value-type="float">
            <text:p>0.12633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5464" calcext:value-type="float">
            <text:p>0.05464</text:p>
          </table:table-cell>
          <table:table-cell office:value-type="float" office:value="0.05139" calcext:value-type="float">
            <text:p>0.051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589" calcext:value-type="float">
            <text:p>0.36589</text:p>
          </table:table-cell>
          <table:table-cell office:value-type="float" office:value="0.31474" calcext:value-type="float">
            <text:p>0.31474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0.18694" calcext:value-type="float">
            <text:p>0.18694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8626" calcext:value-type="float">
            <text:p>0.08626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6498" calcext:value-type="float">
            <text:p>0.36498</text:p>
          </table:table-cell>
          <table:table-cell office:value-type="float" office:value="0.31329" calcext:value-type="float">
            <text:p>0.31329</text:p>
          </table:table-cell>
          <table:table-cell office:value-type="float" office:value="0.24544" calcext:value-type="float">
            <text:p>0.24544</text:p>
          </table:table-cell>
          <table:table-cell office:value-type="float" office:value="0.18406" calcext:value-type="float">
            <text:p>0.18406</text:p>
          </table:table-cell>
          <table:table-cell office:value-type="float" office:value="0.12058" calcext:value-type="float">
            <text:p>0.12058</text:p>
          </table:table-cell>
          <table:table-cell office:value-type="float" office:value="0.08427" calcext:value-type="float">
            <text:p>0.08427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5273" calcext:value-type="float">
            <text:p>0.05273</text:p>
          </table:table-cell>
          <table:table-cell office:value-type="float" office:value="0.04961" calcext:value-type="float">
            <text:p>0.049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419" calcext:value-type="float">
            <text:p>0.36419</text:p>
          </table:table-cell>
          <table:table-cell office:value-type="float" office:value="0.31185" calcext:value-type="float">
            <text:p>0.31185</text:p>
          </table:table-cell>
          <table:table-cell office:value-type="float" office:value="0.24309" calcext:value-type="float">
            <text:p>0.24309</text:p>
          </table:table-cell>
          <table:table-cell office:value-type="float" office:value="0.18117" calcext:value-type="float">
            <text:p>0.18117</text:p>
          </table:table-cell>
          <table:table-cell office:value-type="float" office:value="0.11787" calcext:value-type="float">
            <text:p>0.11787</text:p>
          </table:table-cell>
          <table:table-cell office:value-type="float" office:value="0.08236" calcext:value-type="float">
            <text:p>0.08236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5657" calcext:value-type="float">
            <text:p>0.05657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872" calcext:value-type="float">
            <text:p>0.048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6358" calcext:value-type="float">
            <text:p>0.36358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4068" calcext:value-type="float">
            <text:p>0.24068</text:p>
          </table:table-cell>
          <table:table-cell office:value-type="float" office:value="0.17826" calcext:value-type="float">
            <text:p>0.17826</text:p>
          </table:table-cell>
          <table:table-cell office:value-type="float" office:value="0.11525" calcext:value-type="float">
            <text:p>0.11525</text:p>
          </table:table-cell>
          <table:table-cell office:value-type="float" office:value="0.08052" calcext:value-type="float">
            <text:p>0.08052</text:p>
          </table:table-cell>
          <table:table-cell office:value-type="float" office:value="0.06342" calcext:value-type="float">
            <text:p>0.06342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05087" calcext:value-type="float">
            <text:p>0.05087</text:p>
          </table:table-cell>
          <table:table-cell office:value-type="float" office:value="0.04785" calcext:value-type="float">
            <text:p>0.047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30897" calcext:value-type="float">
            <text:p>0.30897</text:p>
          </table:table-cell>
          <table:table-cell office:value-type="float" office:value="0.23819" calcext:value-type="float">
            <text:p>0.23819</text:p>
          </table:table-cell>
          <table:table-cell office:value-type="float" office:value="0.17533" calcext:value-type="float">
            <text:p>0.17533</text:p>
          </table:table-cell>
          <table:table-cell office:value-type="float" office:value="0.11274" calcext:value-type="float">
            <text:p>0.11274</text:p>
          </table:table-cell>
          <table:table-cell office:value-type="float" office:value="0.07876" calcext:value-type="float">
            <text:p>0.07876</text:p>
          </table:table-cell>
          <table:table-cell office:value-type="float" office:value="0.06223" calcext:value-type="float">
            <text:p>0.06223</text:p>
          </table:table-cell>
          <table:table-cell office:value-type="float" office:value="0.05457" calcext:value-type="float">
            <text:p>0.05457</text:p>
          </table:table-cell>
          <table:table-cell office:value-type="float" office:value="0.04996" calcext:value-type="float">
            <text:p>0.04996</text:p>
          </table:table-cell>
          <table:table-cell office:value-type="float" office:value="0.04698" calcext:value-type="float">
            <text:p>0.046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308" calcext:value-type="float">
            <text:p>0.36308</text:p>
          </table:table-cell>
          <table:table-cell office:value-type="float" office:value="0.30753" calcext:value-type="float">
            <text:p>0.30753</text:p>
          </table:table-cell>
          <table:table-cell office:value-type="float" office:value="0.23562" calcext:value-type="float">
            <text:p>0.23562</text:p>
          </table:table-cell>
          <table:table-cell office:value-type="float" office:value="0.17237" calcext:value-type="float">
            <text:p>0.17237</text:p>
          </table:table-cell>
          <table:table-cell office:value-type="float" office:value="0.11033" calcext:value-type="float">
            <text:p>0.11033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0.05359" calcext:value-type="float">
            <text:p>0.05359</text:p>
          </table:table-cell>
          <table:table-cell office:value-type="float" office:value="0.04906" calcext:value-type="float">
            <text:p>0.04906</text:p>
          </table:table-cell>
          <table:table-cell office:value-type="float" office:value="0.04613" calcext:value-type="float">
            <text:p>0.046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6323" calcext:value-type="float">
            <text:p>0.36323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23302" calcext:value-type="float">
            <text:p>0.23302</text:p>
          </table:table-cell>
          <table:table-cell office:value-type="float" office:value="0.16939" calcext:value-type="float">
            <text:p>0.16939</text:p>
          </table:table-cell>
          <table:table-cell office:value-type="float" office:value="0.10802" calcext:value-type="float">
            <text:p>0.10802</text:p>
          </table:table-cell>
          <table:table-cell office:value-type="float" office:value="0.07543" calcext:value-type="float">
            <text:p>0.07543</text:p>
          </table:table-cell>
          <table:table-cell office:value-type="float" office:value="0.05994" calcext:value-type="float">
            <text:p>0.05994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4817" calcext:value-type="float">
            <text:p>0.04817</text:p>
          </table:table-cell>
          <table:table-cell office:value-type="float" office:value="0.04527" calcext:value-type="float">
            <text:p>0.045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0468" calcext:value-type="float">
            <text:p>0.30468</text:p>
          </table:table-cell>
          <table:table-cell office:value-type="float" office:value="0.23045" calcext:value-type="float">
            <text:p>0.23045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7386" calcext:value-type="float">
            <text:p>0.07386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4729" calcext:value-type="float">
            <text:p>0.04729</text:p>
          </table:table-cell>
          <table:table-cell office:value-type="float" office:value="0.04443" calcext:value-type="float">
            <text:p>0.044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0.30327" calcext:value-type="float">
            <text:p>0.30327</text:p>
          </table:table-cell>
          <table:table-cell office:value-type="float" office:value="0.22799" calcext:value-type="float">
            <text:p>0.22799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10368" calcext:value-type="float">
            <text:p>0.10368</text:p>
          </table:table-cell>
          <table:table-cell office:value-type="float" office:value="0.07234" calcext:value-type="float">
            <text:p>0.07234</text:p>
          </table:table-cell>
          <table:table-cell office:value-type="float" office:value="0.05777" calcext:value-type="float">
            <text:p>0.05777</text:p>
          </table:table-cell>
          <table:table-cell office:value-type="float" office:value="0.05076" calcext:value-type="float">
            <text:p>0.05076</text:p>
          </table:table-cell>
          <table:table-cell office:value-type="float" office:value="0.04642" calcext:value-type="float">
            <text:p>0.04642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6466" calcext:value-type="float">
            <text:p>0.36466</text:p>
          </table:table-cell>
          <table:table-cell office:value-type="float" office:value="0.30186" calcext:value-type="float">
            <text:p>0.30186</text:p>
          </table:table-cell>
          <table:table-cell office:value-type="float" office:value="0.22568" calcext:value-type="float">
            <text:p>0.22568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0165" calcext:value-type="float">
            <text:p>0.10165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05672" calcext:value-type="float">
            <text:p>0.05672</text:p>
          </table:table-cell>
          <table:table-cell office:value-type="float" office:value="0.04985" calcext:value-type="float">
            <text:p>0.04985</text:p>
          </table:table-cell>
          <table:table-cell office:value-type="float" office:value="0.04557" calcext:value-type="float">
            <text:p>0.04557</text:p>
          </table:table-cell>
          <table:table-cell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6508" calcext:value-type="float">
            <text:p>0.36508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22355" calcext:value-type="float">
            <text:p>0.22355</text:p>
          </table:table-cell>
          <table:table-cell office:value-type="float" office:value="0.15742" calcext:value-type="float">
            <text:p>0.15742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6948" calcext:value-type="float">
            <text:p>0.0694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4896" calcext:value-type="float">
            <text:p>0.04896</text:p>
          </table:table-cell>
          <table:table-cell office:value-type="float" office:value="0.04472" calcext:value-type="float">
            <text:p>0.04472</text:p>
          </table:table-cell>
          <table:table-cell office:value-type="float" office:value="0.04196" calcext:value-type="float">
            <text:p>0.041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529" calcext:value-type="float">
            <text:p>0.36529</text:p>
          </table:table-cell>
          <table:table-cell office:value-type="float" office:value="0.29906" calcext:value-type="float">
            <text:p>0.29906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15445" calcext:value-type="float">
            <text:p>0.15445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0.06812" calcext:value-type="float">
            <text:p>0.06812</text:p>
          </table:table-cell>
          <table:table-cell office:value-type="float" office:value="0.05471" calcext:value-type="float">
            <text:p>0.05471</text:p>
          </table:table-cell>
          <table:table-cell office:value-type="float" office:value="0.04808" calcext:value-type="float">
            <text:p>0.04808</text:p>
          </table:table-cell>
          <table:table-cell office:value-type="float" office:value="0.04389" calcext:value-type="float">
            <text:p>0.04389</text:p>
          </table:table-cell>
          <table:table-cell office:value-type="float" office:value="0.04115" calcext:value-type="float">
            <text:p>0.04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6521" calcext:value-type="float">
            <text:p>0.36521</text:p>
          </table:table-cell>
          <table:table-cell office:value-type="float" office:value="0.29767" calcext:value-type="float">
            <text:p>0.29767</text:p>
          </table:table-cell>
          <table:table-cell office:value-type="float" office:value="0.21978" calcext:value-type="float">
            <text:p>0.21978</text:p>
          </table:table-cell>
          <table:table-cell office:value-type="float" office:value="0.15152" calcext:value-type="float">
            <text:p>0.15152</text:p>
          </table:table-cell>
          <table:table-cell office:value-type="float" office:value="0.09605" calcext:value-type="float">
            <text:p>0.09605</text:p>
          </table:table-cell>
          <table:table-cell office:value-type="float" office:value="0.06681" calcext:value-type="float">
            <text:p>0.06681</text:p>
          </table:table-cell>
          <table:table-cell office:value-type="float" office:value="0.05374" calcext:value-type="float">
            <text:p>0.05374</text:p>
          </table:table-cell>
          <table:table-cell office:value-type="float" office:value="0.04721" calcext:value-type="float">
            <text:p>0.04721</text:p>
          </table:table-cell>
          <table:table-cell office:value-type="float" office:value="0.04307" calcext:value-type="float">
            <text:p>0.04307</text:p>
          </table:table-cell>
          <table:table-cell office:value-type="float" office:value="0.04036" calcext:value-type="float">
            <text:p>0.040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6485" calcext:value-type="float">
            <text:p>0.36485</text:p>
          </table:table-cell>
          <table:table-cell office:value-type="float" office:value="0.29629" calcext:value-type="float">
            <text:p>0.29629</text:p>
          </table:table-cell>
          <table:table-cell office:value-type="float" office:value="0.21805" calcext:value-type="float">
            <text:p>0.21805</text:p>
          </table:table-cell>
          <table:table-cell office:value-type="float" office:value="0.14862" calcext:value-type="float">
            <text:p>0.14862</text:p>
          </table:table-cell>
          <table:table-cell office:value-type="float" office:value="0.09434" calcext:value-type="float">
            <text:p>0.09434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5279" calcext:value-type="float">
            <text:p>0.05279</text:p>
          </table:table-cell>
          <table:table-cell office:value-type="float" office:value="0.04636" calcext:value-type="float">
            <text:p>0.04636</text:p>
          </table:table-cell>
          <table:table-cell office:value-type="float" office:value="0.04227" calcext:value-type="float">
            <text:p>0.04227</text:p>
          </table:table-cell>
          <table:table-cell office:value-type="float" office:value="0.03957" calcext:value-type="float">
            <text:p>0.039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6423" calcext:value-type="float">
            <text:p>0.36423</text:p>
          </table:table-cell>
          <table:table-cell office:value-type="float" office:value="0.29491" calcext:value-type="float">
            <text:p>0.29491</text:p>
          </table:table-cell>
          <table:table-cell office:value-type="float" office:value="0.21633" calcext:value-type="float">
            <text:p>0.21633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5186" calcext:value-type="float">
            <text:p>0.0518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147" calcext:value-type="float">
            <text:p>0.04147</text:p>
          </table:table-cell>
          <table:table-cell office:value-type="float" office:value="0.03879" calcext:value-type="float">
            <text:p>0.038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6343" calcext:value-type="float">
            <text:p>0.36343</text:p>
          </table:table-cell>
          <table:table-cell office:value-type="float" office:value="0.29354" calcext:value-type="float">
            <text:p>0.29354</text:p>
          </table:table-cell>
          <table:table-cell office:value-type="float" office:value="0.21458" calcext:value-type="float">
            <text:p>0.21458</text:p>
          </table:table-cell>
          <table:table-cell office:value-type="float" office:value="0.14297" calcext:value-type="float">
            <text:p>0.14297</text:p>
          </table:table-cell>
          <table:table-cell office:value-type="float" office:value="0.09114" calcext:value-type="float">
            <text:p>0.09114</text:p>
          </table:table-cell>
          <table:table-cell office:value-type="float" office:value="0.06314" calcext:value-type="float">
            <text:p>0.06314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0.04471" calcext:value-type="float">
            <text:p>0.04471</text:p>
          </table:table-cell>
          <table:table-cell office:value-type="float" office:value="0.04069" calcext:value-type="float">
            <text:p>0.04069</text:p>
          </table:table-cell>
          <table:table-cell office:value-type="float" office:value="0.03803" calcext:value-type="float">
            <text:p>0.038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6252" calcext:value-type="float">
            <text:p>0.36252</text:p>
          </table:table-cell>
          <table:table-cell office:value-type="float" office:value="0.29218" calcext:value-type="float">
            <text:p>0.29218</text:p>
          </table:table-cell>
          <table:table-cell office:value-type="float" office:value="0.21276" calcext:value-type="float">
            <text:p>0.21276</text:p>
          </table:table-cell>
          <table:table-cell office:value-type="float" office:value="0.14023" calcext:value-type="float">
            <text:p>0.14023</text:p>
          </table:table-cell>
          <table:table-cell office:value-type="float" office:value="0.08965" calcext:value-type="float">
            <text:p>0.0896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007" calcext:value-type="float">
            <text:p>0.05007</text:p>
          </table:table-cell>
          <table:table-cell office:value-type="float" office:value="0.04391" calcext:value-type="float">
            <text:p>0.04391</text:p>
          </table:table-cell>
          <table:table-cell office:value-type="float" office:value="0.03992" calcext:value-type="float">
            <text:p>0.03992</text:p>
          </table:table-cell>
          <table:table-cell office:value-type="float" office:value="0.03727" calcext:value-type="float">
            <text:p>0.037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6156" calcext:value-type="float">
            <text:p>0.36156</text:p>
          </table:table-cell>
          <table:table-cell office:value-type="float" office:value="0.29083" calcext:value-type="float">
            <text:p>0.29083</text:p>
          </table:table-cell>
          <table:table-cell office:value-type="float" office:value="0.21085" calcext:value-type="float">
            <text:p>0.21085</text:p>
          </table:table-cell>
          <table:table-cell office:value-type="float" office:value="0.13755" calcext:value-type="float">
            <text:p>0.13755</text:p>
          </table:table-cell>
          <table:table-cell office:value-type="float" office:value="0.08821" calcext:value-type="float">
            <text:p>0.08821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4921" calcext:value-type="float">
            <text:p>0.04921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0.03916" calcext:value-type="float">
            <text:p>0.03916</text:p>
          </table:table-cell>
          <table:table-cell office:value-type="float" office:value="0.03653" calcext:value-type="float">
            <text:p>0.036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606" calcext:value-type="float">
            <text:p>0.3606</text:p>
          </table:table-cell>
          <table:table-cell office:value-type="float" office:value="0.28948" calcext:value-type="float">
            <text:p>0.28948</text:p>
          </table:table-cell>
          <table:table-cell office:value-type="float" office:value="0.20885" calcext:value-type="float">
            <text:p>0.20885</text:p>
          </table:table-cell>
          <table:table-cell office:value-type="float" office:value="0.13492" calcext:value-type="float">
            <text:p>0.13492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5983" calcext:value-type="float">
            <text:p>0.05983</text:p>
          </table:table-cell>
          <table:table-cell office:value-type="float" office:value="0.04837" calcext:value-type="float">
            <text:p>0.0483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3842" calcext:value-type="float">
            <text:p>0.03842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28814" calcext:value-type="float">
            <text:p>0.28814</text:p>
          </table:table-cell>
          <table:table-cell office:value-type="float" office:value="0.20676" calcext:value-type="float">
            <text:p>0.20676</text:p>
          </table:table-cell>
          <table:table-cell office:value-type="float" office:value="0.13237" calcext:value-type="float">
            <text:p>0.13237</text:p>
          </table:table-cell>
          <table:table-cell office:value-type="float" office:value="0.08552" calcext:value-type="float">
            <text:p>0.08552</text:p>
          </table:table-cell>
          <table:table-cell office:value-type="float" office:value="0.05879" calcext:value-type="float">
            <text:p>0.05879</text:p>
          </table:table-cell>
          <table:table-cell office:value-type="float" office:value="0.04755" calcext:value-type="float">
            <text:p>0.04755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769" calcext:value-type="float">
            <text:p>0.03769</text:p>
          </table:table-cell>
          <table:table-cell office:value-type="float" office:value="0.03508" calcext:value-type="float">
            <text:p>0.035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5884" calcext:value-type="float">
            <text:p>0.35884</text:p>
          </table:table-cell>
          <table:table-cell office:value-type="float" office:value="0.28681" calcext:value-type="float">
            <text:p>0.28681</text:p>
          </table:table-cell>
          <table:table-cell office:value-type="float" office:value="0.20458" calcext:value-type="float">
            <text:p>0.20458</text:p>
          </table:table-cell>
          <table:table-cell office:value-type="float" office:value="0.12987" calcext:value-type="float">
            <text:p>0.12987</text:p>
          </table:table-cell>
          <table:table-cell office:value-type="float" office:value="0.08426" calcext:value-type="float">
            <text:p>0.08426</text:p>
          </table:table-cell>
          <table:table-cell office:value-type="float" office:value="0.05779" calcext:value-type="float">
            <text:p>0.05779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4086" calcext:value-type="float">
            <text:p>0.04086</text:p>
          </table:table-cell>
          <table:table-cell office:value-type="float" office:value="0.03697" calcext:value-type="float">
            <text:p>0.03697</text:p>
          </table:table-cell>
          <table:table-cell office:value-type="float" office:value="0.03437" calcext:value-type="float">
            <text:p>0.034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5805" calcext:value-type="float">
            <text:p>0.35805</text:p>
          </table:table-cell>
          <table:table-cell office:value-type="float" office:value="0.28548" calcext:value-type="float">
            <text:p>0.28548</text:p>
          </table:table-cell>
          <table:table-cell office:value-type="float" office:value="0.20231" calcext:value-type="float">
            <text:p>0.20231</text:p>
          </table:table-cell>
          <table:table-cell office:value-type="float" office:value="0.12744" calcext:value-type="float">
            <text:p>0.12744</text:p>
          </table:table-cell>
          <table:table-cell office:value-type="float" office:value="0.08304" calcext:value-type="float">
            <text:p>0.08304</text:p>
          </table:table-cell>
          <table:table-cell office:value-type="float" office:value="0.05682" calcext:value-type="float">
            <text:p>0.05682</text:p>
          </table:table-cell>
          <table:table-cell office:value-type="float" office:value="0.04597" calcext:value-type="float">
            <text:p>0.04597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3626" calcext:value-type="float">
            <text:p>0.03626</text:p>
          </table:table-cell>
          <table:table-cell office:value-type="float" office:value="0.03367" calcext:value-type="float">
            <text:p>0.033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5733" calcext:value-type="float">
            <text:p>0.35733</text:p>
          </table:table-cell>
          <table:table-cell office:value-type="float" office:value="0.28416" calcext:value-type="float">
            <text:p>0.28416</text:p>
          </table:table-cell>
          <table:table-cell office:value-type="float" office:value="0.19997" calcext:value-type="float">
            <text:p>0.19997</text:p>
          </table:table-cell>
          <table:table-cell office:value-type="float" office:value="0.12508" calcext:value-type="float">
            <text:p>0.12508</text:p>
          </table:table-cell>
          <table:table-cell office:value-type="float" office:value="0.08188" calcext:value-type="float">
            <text:p>0.08188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3942" calcext:value-type="float">
            <text:p>0.03942</text:p>
          </table:table-cell>
          <table:table-cell office:value-type="float" office:value="0.03557" calcext:value-type="float">
            <text:p>0.03557</text:p>
          </table:table-cell>
          <table:table-cell office:value-type="float" office:value="0.03299" calcext:value-type="float">
            <text:p>0.0329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5667" calcext:value-type="float">
            <text:p>0.35667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19756" calcext:value-type="float">
            <text:p>0.19756</text:p>
          </table:table-cell>
          <table:table-cell office:value-type="float" office:value="0.12278" calcext:value-type="float">
            <text:p>0.12278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5497" calcext:value-type="float">
            <text:p>0.05497</text:p>
          </table:table-cell>
          <table:table-cell office:value-type="float" office:value="0.04446" calcext:value-type="float">
            <text:p>0.04446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232" calcext:value-type="float">
            <text:p>0.032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5608" calcext:value-type="float">
            <text:p>0.35608</text:p>
          </table:table-cell>
          <table:table-cell office:value-type="float" office:value="0.28154" calcext:value-type="float">
            <text:p>0.28154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12054" calcext:value-type="float">
            <text:p>0.12054</text:p>
          </table:table-cell>
          <table:table-cell office:value-type="float" office:value="0.07969" calcext:value-type="float">
            <text:p>0.07969</text:p>
          </table:table-cell>
          <table:table-cell office:value-type="float" office:value="0.05409" calcext:value-type="float">
            <text:p>0.05409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3804" calcext:value-type="float">
            <text:p>0.03804</text:p>
          </table:table-cell>
          <table:table-cell office:value-type="float" office:value="0.03423" calcext:value-type="float">
            <text:p>0.03423</text:p>
          </table:table-cell>
          <table:table-cell office:value-type="float" office:value="0.03166" calcext:value-type="float">
            <text:p>0.031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5554" calcext:value-type="float">
            <text:p>0.35554</text:p>
          </table:table-cell>
          <table:table-cell office:value-type="float" office:value="0.28025" calcext:value-type="float">
            <text:p>0.28025</text:p>
          </table:table-cell>
          <table:table-cell office:value-type="float" office:value="0.19261" calcext:value-type="float">
            <text:p>0.19261</text:p>
          </table:table-cell>
          <table:table-cell office:value-type="float" office:value="0.11837" calcext:value-type="float">
            <text:p>0.11837</text:p>
          </table:table-cell>
          <table:table-cell office:value-type="float" office:value="0.07866" calcext:value-type="float">
            <text:p>0.07866</text:p>
          </table:table-cell>
          <table:table-cell office:value-type="float" office:value="0.05324" calcext:value-type="float">
            <text:p>0.05324</text:p>
          </table:table-cell>
          <table:table-cell office:value-type="float" office:value="0.04302" calcext:value-type="float">
            <text:p>0.04302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3358" calcext:value-type="float">
            <text:p>0.03358</text:p>
          </table:table-cell>
          <table:table-cell office:value-type="float" office:value="0.03101" calcext:value-type="float">
            <text:p>0.031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5505" calcext:value-type="float">
            <text:p>0.35505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0.07767" calcext:value-type="float">
            <text:p>0.07767</text:p>
          </table:table-cell>
          <table:table-cell office:value-type="float" office:value="0.05241" calcext:value-type="float">
            <text:p>0.05241</text:p>
          </table:table-cell>
          <table:table-cell office:value-type="float" office:value="0.04233" calcext:value-type="float">
            <text:p>0.04233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3038" calcext:value-type="float">
            <text:p>0.030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5462" calcext:value-type="float">
            <text:p>0.35462</text:p>
          </table:table-cell>
          <table:table-cell office:value-type="float" office:value="0.27767" calcext:value-type="float">
            <text:p>0.27767</text:p>
          </table:table-cell>
          <table:table-cell office:value-type="float" office:value="0.18758" calcext:value-type="float">
            <text:p>0.18758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07672" calcext:value-type="float">
            <text:p>0.07672</text:p>
          </table:table-cell>
          <table:table-cell office:value-type="float" office:value="0.05161" calcext:value-type="float">
            <text:p>0.05161</text:p>
          </table:table-cell>
          <table:table-cell office:value-type="float" office:value="0.04166" calcext:value-type="float">
            <text:p>0.04166</text:p>
          </table:table-cell>
          <table:table-cell office:value-type="float" office:value="0.03608" calcext:value-type="float">
            <text:p>0.03608</text:p>
          </table:table-cell>
          <table:table-cell office:value-type="float" office:value="0.03232" calcext:value-type="float">
            <text:p>0.03232</text:p>
          </table:table-cell>
          <table:table-cell office:value-type="float" office:value="0.02976" calcext:value-type="float">
            <text:p>0.029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5424" calcext:value-type="float">
            <text:p>0.35424</text:p>
          </table:table-cell>
          <table:table-cell office:value-type="float" office:value="0.27639" calcext:value-type="float">
            <text:p>0.27639</text:p>
          </table:table-cell>
          <table:table-cell office:value-type="float" office:value="0.18505" calcext:value-type="float">
            <text:p>0.18505</text:p>
          </table:table-cell>
          <table:table-cell office:value-type="float" office:value="0.11221" calcext:value-type="float">
            <text:p>0.11221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5083" calcext:value-type="float">
            <text:p>0.0508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546" calcext:value-type="float">
            <text:p>0.03546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02915" calcext:value-type="float">
            <text:p>0.029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5391" calcext:value-type="float">
            <text:p>0.35391</text:p>
          </table:table-cell>
          <table:table-cell office:value-type="float" office:value="0.27512" calcext:value-type="float">
            <text:p>0.27512</text:p>
          </table:table-cell>
          <table:table-cell office:value-type="float" office:value="0.18253" calcext:value-type="float">
            <text:p>0.18253</text:p>
          </table:table-cell>
          <table:table-cell office:value-type="float" office:value="0.11028" calcext:value-type="float">
            <text:p>0.11028</text:p>
          </table:table-cell>
          <table:table-cell office:value-type="float" office:value="0.07492" calcext:value-type="float">
            <text:p>0.07492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0.04036" calcext:value-type="float">
            <text:p>0.04036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03111" calcext:value-type="float">
            <text:p>0.03111</text:p>
          </table:table-cell>
          <table:table-cell office:value-type="float" office:value="0.02855" calcext:value-type="float">
            <text:p>0.028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5363" calcext:value-type="float">
            <text:p>0.35363</text:p>
          </table:table-cell>
          <table:table-cell office:value-type="float" office:value="0.27386" calcext:value-type="float">
            <text:p>0.27386</text:p>
          </table:table-cell>
          <table:table-cell office:value-type="float" office:value="0.18002" calcext:value-type="float">
            <text:p>0.18002</text:p>
          </table:table-cell>
          <table:table-cell office:value-type="float" office:value="0.10841" calcext:value-type="float">
            <text:p>0.10841</text:p>
          </table:table-cell>
          <table:table-cell office:value-type="float" office:value="0.07407" calcext:value-type="float">
            <text:p>0.07407</text:p>
          </table:table-cell>
          <table:table-cell office:value-type="float" office:value="0.04935" calcext:value-type="float">
            <text:p>0.04935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3425" calcext:value-type="float">
            <text:p>0.03425</text:p>
          </table:table-cell>
          <table:table-cell office:value-type="float" office:value="0.03053" calcext:value-type="float">
            <text:p>0.03053</text:p>
          </table:table-cell>
          <table:table-cell office:value-type="float" office:value="0.02797" calcext:value-type="float">
            <text:p>0.027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5338" calcext:value-type="float">
            <text:p>0.35338</text:p>
          </table:table-cell>
          <table:table-cell office:value-type="float" office:value="0.27261" calcext:value-type="float">
            <text:p>0.27261</text:p>
          </table:table-cell>
          <table:table-cell office:value-type="float" office:value="0.17753" calcext:value-type="float">
            <text:p>0.17753</text:p>
          </table:table-cell>
          <table:table-cell office:value-type="float" office:value="0.10659" calcext:value-type="float">
            <text:p>0.10659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04864" calcext:value-type="float">
            <text:p>0.04864</text:p>
          </table:table-cell>
          <table:table-cell office:value-type="float" office:value="0.03913" calcext:value-type="float">
            <text:p>0.03913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5314" calcext:value-type="float">
            <text:p>0.35314</text:p>
          </table:table-cell>
          <table:table-cell office:value-type="float" office:value="0.27136" calcext:value-type="float">
            <text:p>0.27136</text:p>
          </table:table-cell>
          <table:table-cell office:value-type="float" office:value="0.17507" calcext:value-type="float">
            <text:p>0.17507</text:p>
          </table:table-cell>
          <table:table-cell office:value-type="float" office:value="0.10483" calcext:value-type="float">
            <text:p>0.10483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0.04796" calcext:value-type="float">
            <text:p>0.04796</text:p>
          </table:table-cell>
          <table:table-cell office:value-type="float" office:value="0.03854" calcext:value-type="float">
            <text:p>0.03854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684" calcext:value-type="float">
            <text:p>0.026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5291" calcext:value-type="float">
            <text:p>0.35291</text:p>
          </table:table-cell>
          <table:table-cell office:value-type="float" office:value="0.27012" calcext:value-type="float">
            <text:p>0.27012</text:p>
          </table:table-cell>
          <table:table-cell office:value-type="float" office:value="0.17264" calcext:value-type="float">
            <text:p>0.17264</text:p>
          </table:table-cell>
          <table:table-cell office:value-type="float" office:value="0.10313" calcext:value-type="float">
            <text:p>0.10313</text:p>
          </table:table-cell>
          <table:table-cell office:value-type="float" office:value="0.07171" calcext:value-type="float">
            <text:p>0.07171</text:p>
          </table:table-cell>
          <table:table-cell office:value-type="float" office:value="0.04729" calcext:value-type="float">
            <text:p>0.04729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5266" calcext:value-type="float">
            <text:p>0.35266</text:p>
          </table:table-cell>
          <table:table-cell office:value-type="float" office:value="0.26888" calcext:value-type="float">
            <text:p>0.26888</text:p>
          </table:table-cell>
          <table:table-cell office:value-type="float" office:value="0.17024" calcext:value-type="float">
            <text:p>0.17024</text:p>
          </table:table-cell>
          <table:table-cell office:value-type="float" office:value="0.10148" calcext:value-type="float">
            <text:p>0.10148</text:p>
          </table:table-cell>
          <table:table-cell office:value-type="float" office:value="0.07098" calcext:value-type="float">
            <text:p>0.07098</text:p>
          </table:table-cell>
          <table:table-cell office:value-type="float" office:value="0.04665" calcext:value-type="float">
            <text:p>0.04665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201" calcext:value-type="float">
            <text:p>0.03201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576" calcext:value-type="float">
            <text:p>0.025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5238" calcext:value-type="float">
            <text:p>0.35238</text:p>
          </table:table-cell>
          <table:table-cell office:value-type="float" office:value="0.26766" calcext:value-type="float">
            <text:p>0.26766</text:p>
          </table:table-cell>
          <table:table-cell office:value-type="float" office:value="0.16788" calcext:value-type="float">
            <text:p>0.16788</text:p>
          </table:table-cell>
          <table:table-cell office:value-type="float" office:value="0.09988" calcext:value-type="float">
            <text:p>0.09988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524" calcext:value-type="float">
            <text:p>0.025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5206" calcext:value-type="float">
            <text:p>0.35206</text:p>
          </table:table-cell>
          <table:table-cell office:value-type="float" office:value="0.26644" calcext:value-type="float">
            <text:p>0.26644</text:p>
          </table:table-cell>
          <table:table-cell office:value-type="float" office:value="0.16556" calcext:value-type="float">
            <text:p>0.16556</text:p>
          </table:table-cell>
          <table:table-cell office:value-type="float" office:value="0.09834" calcext:value-type="float">
            <text:p>0.09834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4542" calcext:value-type="float">
            <text:p>0.04542</text:p>
          </table:table-cell>
          <table:table-cell office:value-type="float" office:value="0.03632" calcext:value-type="float">
            <text:p>0.03632</text:p>
          </table:table-cell>
          <table:table-cell office:value-type="float" office:value="0.03097" calcext:value-type="float">
            <text:p>0.03097</text:p>
          </table:table-cell>
          <table:table-cell office:value-type="float" office:value="0.02729" calcext:value-type="float">
            <text:p>0.02729</text:p>
          </table:table-cell>
          <table:table-cell office:value-type="float" office:value="0.02473" calcext:value-type="float">
            <text:p>0.024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168" calcext:value-type="float">
            <text:p>0.35168</text:p>
          </table:table-cell>
          <table:table-cell office:value-type="float" office:value="0.26523" calcext:value-type="float">
            <text:p>0.26523</text:p>
          </table:table-cell>
          <table:table-cell office:value-type="float" office:value="0.16328" calcext:value-type="float">
            <text:p>0.16328</text:p>
          </table:table-cell>
          <table:table-cell office:value-type="float" office:value="0.09685" calcext:value-type="float">
            <text:p>0.09685</text:p>
          </table:table-cell>
          <table:table-cell office:value-type="float" office:value="0.06894" calcext:value-type="float">
            <text:p>0.06894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24" calcext:value-type="float">
            <text:p>0.024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5126" calcext:value-type="float">
            <text:p>0.35126</text:p>
          </table:table-cell>
          <table:table-cell office:value-type="float" office:value="0.26403" calcext:value-type="float">
            <text:p>0.26403</text:p>
          </table:table-cell>
          <table:table-cell office:value-type="float" office:value="0.16104" calcext:value-type="float">
            <text:p>0.16104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06831" calcext:value-type="float">
            <text:p>0.06831</text:p>
          </table:table-cell>
          <table:table-cell office:value-type="float" office:value="0.04426" calcext:value-type="float">
            <text:p>0.04426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2997" calcext:value-type="float">
            <text:p>0.02997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5079" calcext:value-type="float">
            <text:p>0.35079</text:p>
          </table:table-cell>
          <table:table-cell office:value-type="float" office:value="0.26283" calcext:value-type="float">
            <text:p>0.26283</text:p>
          </table:table-cell>
          <table:table-cell office:value-type="float" office:value="0.15883" calcext:value-type="float">
            <text:p>0.15883</text:p>
          </table:table-cell>
          <table:table-cell office:value-type="float" office:value="0.09401" calcext:value-type="float">
            <text:p>0.09401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3481" calcext:value-type="float">
            <text:p>0.03481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84" calcext:value-type="float">
            <text:p>0.02584</text:p>
          </table:table-cell>
          <table:table-cell office:value-type="float" office:value="0.02328" calcext:value-type="float">
            <text:p>0.023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028" calcext:value-type="float">
            <text:p>0.35028</text:p>
          </table:table-cell>
          <table:table-cell office:value-type="float" office:value="0.26162" calcext:value-type="float">
            <text:p>0.26162</text:p>
          </table:table-cell>
          <table:table-cell office:value-type="float" office:value="0.15666" calcext:value-type="float">
            <text:p>0.15666</text:p>
          </table:table-cell>
          <table:table-cell office:value-type="float" office:value="0.09266" calcext:value-type="float">
            <text:p>0.09266</text:p>
          </table:table-cell>
          <table:table-cell office:value-type="float" office:value="0.06712" calcext:value-type="float">
            <text:p>0.06712</text:p>
          </table:table-cell>
          <table:table-cell office:value-type="float" office:value="0.04318" calcext:value-type="float">
            <text:p>0.04318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2903" calcext:value-type="float">
            <text:p>0.02903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2282" calcext:value-type="float">
            <text:p>0.022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4973" calcext:value-type="float">
            <text:p>0.34973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15452" calcext:value-type="float">
            <text:p>0.15452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6655" calcext:value-type="float">
            <text:p>0.06655</text:p>
          </table:table-cell>
          <table:table-cell office:value-type="float" office:value="0.04266" calcext:value-type="float">
            <text:p>0.0426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4917" calcext:value-type="float">
            <text:p>0.34917</text:p>
          </table:table-cell>
          <table:table-cell office:value-type="float" office:value="0.25915" calcext:value-type="float">
            <text:p>0.25915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09009" calcext:value-type="float">
            <text:p>0.09009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04216" calcext:value-type="float">
            <text:p>0.04216</text:p>
          </table:table-cell>
          <table:table-cell office:value-type="float" office:value="0.03341" calcext:value-type="float">
            <text:p>0.0334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193" calcext:value-type="float">
            <text:p>0.021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4859" calcext:value-type="float">
            <text:p>0.34859</text:p>
          </table:table-cell>
          <table:table-cell office:value-type="float" office:value="0.25783" calcext:value-type="float">
            <text:p>0.25783</text:p>
          </table:table-cell>
          <table:table-cell office:value-type="float" office:value="0.15032" calcext:value-type="float">
            <text:p>0.15032</text:p>
          </table:table-cell>
          <table:table-cell office:value-type="float" office:value="0.08887" calcext:value-type="float">
            <text:p>0.08887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0.03297" calcext:value-type="float">
            <text:p>0.03297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801" calcext:value-type="float">
            <text:p>0.34801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14825" calcext:value-type="float">
            <text:p>0.14825</text:p>
          </table:table-cell>
          <table:table-cell office:value-type="float" office:value="0.08769" calcext:value-type="float">
            <text:p>0.08769</text:p>
          </table:table-cell>
          <table:table-cell office:value-type="float" office:value="0.06497" calcext:value-type="float">
            <text:p>0.0649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365" calcext:value-type="float">
            <text:p>0.02365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4743" calcext:value-type="float">
            <text:p>0.34743</text:p>
          </table:table-cell>
          <table:table-cell office:value-type="float" office:value="0.25495" calcext:value-type="float">
            <text:p>0.25495</text:p>
          </table:table-cell>
          <table:table-cell office:value-type="float" office:value="0.14621" calcext:value-type="float">
            <text:p>0.14621</text:p>
          </table:table-cell>
          <table:table-cell office:value-type="float" office:value="0.08655" calcext:value-type="float">
            <text:p>0.08655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4075" calcext:value-type="float">
            <text:p>0.04075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068" calcext:value-type="float">
            <text:p>0.020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686" calcext:value-type="float">
            <text:p>0.34686</text:p>
          </table:table-cell>
          <table:table-cell office:value-type="float" office:value="0.25391" calcext:value-type="float">
            <text:p>0.25391</text:p>
          </table:table-cell>
          <table:table-cell office:value-type="float" office:value="0.14419" calcext:value-type="float">
            <text:p>0.14419</text:p>
          </table:table-cell>
          <table:table-cell office:value-type="float" office:value="0.08545" calcext:value-type="float">
            <text:p>0.08545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04031" calcext:value-type="float">
            <text:p>0.04031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284" calcext:value-type="float">
            <text:p>0.02284</text:p>
          </table:table-cell>
          <table:table-cell office:value-type="float" office:value="0.02028" calcext:value-type="float">
            <text:p>0.020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25448" calcext:value-type="float">
            <text:p>0.25448</text:p>
          </table:table-cell>
          <table:table-cell office:value-type="float" office:value="0.14218" calcext:value-type="float">
            <text:p>0.14218</text:p>
          </table:table-cell>
          <table:table-cell office:value-type="float" office:value="0.08438" calcext:value-type="float">
            <text:p>0.08438</text:p>
          </table:table-cell>
          <table:table-cell office:value-type="float" office:value="0.06355" calcext:value-type="float">
            <text:p>0.06355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.01989" calcext:value-type="float">
            <text:p>0.019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4576" calcext:value-type="float">
            <text:p>0.34576</text:p>
          </table:table-cell>
          <table:table-cell office:value-type="float" office:value="0.25723" calcext:value-type="float">
            <text:p>0.25723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08335" calcext:value-type="float">
            <text:p>0.08335</text:p>
          </table:table-cell>
          <table:table-cell office:value-type="float" office:value="0.06311" calcext:value-type="float">
            <text:p>0.06311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01952" calcext:value-type="float">
            <text:p>0.019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4523" calcext:value-type="float">
            <text:p>0.34523</text:p>
          </table:table-cell>
          <table:table-cell office:value-type="float" office:value="0.25956" calcext:value-type="float">
            <text:p>0.25956</text:p>
          </table:table-cell>
          <table:table-cell office:value-type="float" office:value="0.13824" calcext:value-type="float">
            <text:p>0.13824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3906" calcext:value-type="float">
            <text:p>0.03906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02171" calcext:value-type="float">
            <text:p>0.02171</text:p>
          </table:table-cell>
          <table:table-cell office:value-type="float" office:value="0.01915" calcext:value-type="float">
            <text:p>0.01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4471" calcext:value-type="float">
            <text:p>0.34471</text:p>
          </table:table-cell>
          <table:table-cell office:value-type="float" office:value="0.25886" calcext:value-type="float">
            <text:p>0.25886</text:p>
          </table:table-cell>
          <table:table-cell office:value-type="float" office:value="0.13629" calcext:value-type="float">
            <text:p>0.13629</text:p>
          </table:table-cell>
          <table:table-cell office:value-type="float" office:value="0.08138" calcext:value-type="float">
            <text:p>0.08138</text:p>
          </table:table-cell>
          <table:table-cell office:value-type="float" office:value="0.06227" calcext:value-type="float">
            <text:p>0.06227</text:p>
          </table:table-cell>
          <table:table-cell office:value-type="float" office:value="0.03868" calcext:value-type="float">
            <text:p>0.03868</text:p>
          </table:table-cell>
          <table:table-cell office:value-type="float" office:value="0.03022" calcext:value-type="float">
            <text:p>0.03022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1879" calcext:value-type="float">
            <text:p>0.018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0.13437" calcext:value-type="float">
            <text:p>0.13437</text:p>
          </table:table-cell>
          <table:table-cell office:value-type="float" office:value="0.08045" calcext:value-type="float">
            <text:p>0.08045</text:p>
          </table:table-cell>
          <table:table-cell office:value-type="float" office:value="0.06187" calcext:value-type="float">
            <text:p>0.06187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2462" calcext:value-type="float">
            <text:p>0.0246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44" calcext:value-type="float">
            <text:p>0.018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25139" calcext:value-type="float">
            <text:p>0.25139</text:p>
          </table:table-cell>
          <table:table-cell office:value-type="float" office:value="0.13246" calcext:value-type="float">
            <text:p>0.13246</text:p>
          </table:table-cell>
          <table:table-cell office:value-type="float" office:value="0.07954" calcext:value-type="float">
            <text:p>0.07954</text:p>
          </table:table-cell>
          <table:table-cell office:value-type="float" office:value="0.06149" calcext:value-type="float">
            <text:p>0.06149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0.02952" calcext:value-type="float">
            <text:p>0.02952</text:p>
          </table:table-cell>
          <table:table-cell office:value-type="float" office:value="0.02427" calcext:value-type="float">
            <text:p>0.02427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4319" calcext:value-type="float">
            <text:p>0.34319</text:p>
          </table:table-cell>
          <table:table-cell office:value-type="float" office:value="0.24649" calcext:value-type="float">
            <text:p>0.24649</text:p>
          </table:table-cell>
          <table:table-cell office:value-type="float" office:value="0.13058" calcext:value-type="float">
            <text:p>0.13058</text:p>
          </table:table-cell>
          <table:table-cell office:value-type="float" office:value="0.07867" calcext:value-type="float">
            <text:p>0.07867</text:p>
          </table:table-cell>
          <table:table-cell office:value-type="float" office:value="0.06112" calcext:value-type="float">
            <text:p>0.06112</text:p>
          </table:table-cell>
          <table:table-cell office:value-type="float" office:value="0.03759" calcext:value-type="float">
            <text:p>0.03759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776" calcext:value-type="float">
            <text:p>0.017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4268" calcext:value-type="float">
            <text:p>0.34268</text:p>
          </table:table-cell>
          <table:table-cell office:value-type="float" office:value="0.24119" calcext:value-type="float">
            <text:p>0.24119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0.07782" calcext:value-type="float">
            <text:p>0.07782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02887" calcext:value-type="float">
            <text:p>0.02887</text:p>
          </table:table-cell>
          <table:table-cell office:value-type="float" office:value="0.02361" calcext:value-type="float">
            <text:p>0.02361</text:p>
          </table:table-cell>
          <table:table-cell office:value-type="float" office:value="0.02" calcext:value-type="float">
            <text:p>0.02</text:p>
          </table:table-cell>
          <table:table-cell office:value-type="float" office:value="0.01744" calcext:value-type="float">
            <text:p>0.017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4216" calcext:value-type="float">
            <text:p>0.34216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0.06041" calcext:value-type="float">
            <text:p>0.06041</text:p>
          </table:table-cell>
          <table:table-cell office:value-type="float" office:value="0.03691" calcext:value-type="float">
            <text:p>0.03691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0.01712" calcext:value-type="float">
            <text:p>0.017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4163" calcext:value-type="float">
            <text:p>0.34163</text:p>
          </table:table-cell>
          <table:table-cell office:value-type="float" office:value="0.23073" calcext:value-type="float">
            <text:p>0.23073</text:p>
          </table:table-cell>
          <table:table-cell office:value-type="float" office:value="0.12511" calcext:value-type="float">
            <text:p>0.12511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007" calcext:value-type="float">
            <text:p>0.06007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.01681" calcext:value-type="float">
            <text:p>0.016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4108" calcext:value-type="float">
            <text:p>0.34108</text:p>
          </table:table-cell>
          <table:table-cell office:value-type="float" office:value="0.22625" calcext:value-type="float">
            <text:p>0.22625</text:p>
          </table:table-cell>
          <table:table-cell office:value-type="float" office:value="0.12334" calcext:value-type="float">
            <text:p>0.12334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0.05975" calcext:value-type="float">
            <text:p>0.05975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1907" calcext:value-type="float">
            <text:p>0.01907</text:p>
          </table:table-cell>
          <table:table-cell office:value-type="float" office:value="0.01651" calcext:value-type="float">
            <text:p>0.016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4052" calcext:value-type="float">
            <text:p>0.34052</text:p>
          </table:table-cell>
          <table:table-cell office:value-type="float" office:value="0.22257" calcext:value-type="float">
            <text:p>0.22257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7467" calcext:value-type="float">
            <text:p>0.07467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03599" calcext:value-type="float">
            <text:p>0.03599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1621" calcext:value-type="float">
            <text:p>0.016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3994" calcext:value-type="float">
            <text:p>0.33994</text:p>
          </table:table-cell>
          <table:table-cell office:value-type="float" office:value="0.21978" calcext:value-type="float">
            <text:p>0.2197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592" calcext:value-type="float">
            <text:p>0.015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3935" calcext:value-type="float">
            <text:p>0.33935</text:p>
          </table:table-cell>
          <table:table-cell office:value-type="float" office:value="0.21788" calcext:value-type="float">
            <text:p>0.21788</text:p>
          </table:table-cell>
          <table:table-cell office:value-type="float" office:value="0.11823" calcext:value-type="float">
            <text:p>0.11823</text:p>
          </table:table-cell>
          <table:table-cell office:value-type="float" office:value="0.07324" calcext:value-type="float">
            <text:p>0.07324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03542" calcext:value-type="float">
            <text:p>0.03542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2182" calcext:value-type="float">
            <text:p>0.02182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564" calcext:value-type="float">
            <text:p>0.015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3874" calcext:value-type="float">
            <text:p>0.33874</text:p>
          </table:table-cell>
          <table:table-cell office:value-type="float" office:value="0.21672" calcext:value-type="float">
            <text:p>0.21672</text:p>
          </table:table-cell>
          <table:table-cell office:value-type="float" office:value="0.11659" calcext:value-type="float">
            <text:p>0.11659</text:p>
          </table:table-cell>
          <table:table-cell office:value-type="float" office:value="0.07256" calcext:value-type="float">
            <text:p>0.07256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155" calcext:value-type="float">
            <text:p>0.02155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537" calcext:value-type="float">
            <text:p>0.015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3813" calcext:value-type="float">
            <text:p>0.33813</text:p>
          </table:table-cell>
          <table:table-cell office:value-type="float" office:value="0.21607" calcext:value-type="float">
            <text:p>0.21607</text:p>
          </table:table-cell>
          <table:table-cell office:value-type="float" office:value="0.11499" calcext:value-type="float">
            <text:p>0.11499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5827" calcext:value-type="float">
            <text:p>0.05827</text:p>
          </table:table-cell>
          <table:table-cell office:value-type="float" office:value="0.03489" calcext:value-type="float">
            <text:p>0.03489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3751" calcext:value-type="float">
            <text:p>0.33751</text:p>
          </table:table-cell>
          <table:table-cell office:value-type="float" office:value="0.21572" calcext:value-type="float">
            <text:p>0.21572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464" calcext:value-type="float">
            <text:p>0.03464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484" calcext:value-type="float">
            <text:p>0.014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3689" calcext:value-type="float">
            <text:p>0.33689</text:p>
          </table:table-cell>
          <table:table-cell office:value-type="float" office:value="0.21546" calcext:value-type="float">
            <text:p>0.21546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07063" calcext:value-type="float">
            <text:p>0.07063</text:p>
          </table:table-cell>
          <table:table-cell office:value-type="float" office:value="0.05774" calcext:value-type="float">
            <text:p>0.05774</text:p>
          </table:table-cell>
          <table:table-cell office:value-type="float" office:value="0.03439" calcext:value-type="float">
            <text:p>0.03439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458" calcext:value-type="float">
            <text:p>0.014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3627" calcext:value-type="float">
            <text:p>0.33627</text:p>
          </table:table-cell>
          <table:table-cell office:value-type="float" office:value="0.21518" calcext:value-type="float">
            <text:p>0.21518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07003" calcext:value-type="float">
            <text:p>0.07003</text:p>
          </table:table-cell>
          <table:table-cell office:value-type="float" office:value="0.05748" calcext:value-type="float">
            <text:p>0.05748</text:p>
          </table:table-cell>
          <table:table-cell office:value-type="float" office:value="0.03416" calcext:value-type="float">
            <text:p>0.03416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433" calcext:value-type="float">
            <text:p>0.014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3565" calcext:value-type="float">
            <text:p>0.33565</text:p>
          </table:table-cell>
          <table:table-cell office:value-type="float" office:value="0.21477" calcext:value-type="float">
            <text:p>0.21477</text:p>
          </table:table-cell>
          <table:table-cell office:value-type="float" office:value="0.10895" calcext:value-type="float">
            <text:p>0.1089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05724" calcext:value-type="float">
            <text:p>0.05724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1409" calcext:value-type="float">
            <text:p>0.014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502" calcext:value-type="float">
            <text:p>0.33502</text:p>
          </table:table-cell>
          <table:table-cell office:value-type="float" office:value="0.21418" calcext:value-type="float">
            <text:p>0.21418</text:p>
          </table:table-cell>
          <table:table-cell office:value-type="float" office:value="0.10753" calcext:value-type="float">
            <text:p>0.10753</text:p>
          </table:table-cell>
          <table:table-cell office:value-type="float" office:value="0.06887" calcext:value-type="float">
            <text:p>0.0688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371" calcext:value-type="float">
            <text:p>0.03371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21342" calcext:value-type="float">
            <text:p>0.21342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0.06832" calcext:value-type="float">
            <text:p>0.06832</text:p>
          </table:table-cell>
          <table:table-cell office:value-type="float" office:value="0.05677" calcext:value-type="float">
            <text:p>0.0567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362" calcext:value-type="float">
            <text:p>0.013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3378" calcext:value-type="float">
            <text:p>0.33378</text:p>
          </table:table-cell>
          <table:table-cell office:value-type="float" office:value="0.21252" calcext:value-type="float">
            <text:p>0.21252</text:p>
          </table:table-cell>
          <table:table-cell office:value-type="float" office:value="0.10479" calcext:value-type="float">
            <text:p>0.10479</text:p>
          </table:table-cell>
          <table:table-cell office:value-type="float" office:value="0.06778" calcext:value-type="float">
            <text:p>0.06778</text:p>
          </table:table-cell>
          <table:table-cell office:value-type="float" office:value="0.05654" calcext:value-type="float">
            <text:p>0.05654</text:p>
          </table:table-cell>
          <table:table-cell office:value-type="float" office:value="0.03329" calcext:value-type="float">
            <text:p>0.03329</text:p>
          </table:table-cell>
          <table:table-cell office:value-type="float" office:value="0.02498" calcext:value-type="float">
            <text:p>0.02498</text:p>
          </table:table-cell>
          <table:table-cell office:value-type="float" office:value="0.01959" calcext:value-type="float">
            <text:p>0.01959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339" calcext:value-type="float">
            <text:p>0.013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316" calcext:value-type="float">
            <text:p>0.33316</text:p>
          </table:table-cell>
          <table:table-cell office:value-type="float" office:value="0.21149" calcext:value-type="float">
            <text:p>0.21149</text:p>
          </table:table-cell>
          <table:table-cell office:value-type="float" office:value="0.10347" calcext:value-type="float">
            <text:p>0.10347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5632" calcext:value-type="float">
            <text:p>0.05632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2477" calcext:value-type="float">
            <text:p>0.02477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317" calcext:value-type="float">
            <text:p>0.013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3253" calcext:value-type="float">
            <text:p>0.33253</text:p>
          </table:table-cell>
          <table:table-cell office:value-type="float" office:value="0.21034" calcext:value-type="float">
            <text:p>0.21034</text:p>
          </table:table-cell>
          <table:table-cell office:value-type="float" office:value="0.10219" calcext:value-type="float">
            <text:p>0.10219</text:p>
          </table:table-cell>
          <table:table-cell office:value-type="float" office:value="0.06675" calcext:value-type="float">
            <text:p>0.06675</text:p>
          </table:table-cell>
          <table:table-cell office:value-type="float" office:value="0.05611" calcext:value-type="float">
            <text:p>0.05611</text:p>
          </table:table-cell>
          <table:table-cell office:value-type="float" office:value="0.03291" calcext:value-type="float">
            <text:p>0.03291</text:p>
          </table:table-cell>
          <table:table-cell office:value-type="float" office:value="0.02457" calcext:value-type="float">
            <text:p>0.02457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1295" calcext:value-type="float">
            <text:p>0.012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20906" calcext:value-type="float">
            <text:p>0.20906</text:p>
          </table:table-cell>
          <table:table-cell office:value-type="float" office:value="0.10094" calcext:value-type="float">
            <text:p>0.10094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3272" calcext:value-type="float">
            <text:p>0.03272</text:p>
          </table:table-cell>
          <table:table-cell office:value-type="float" office:value="0.02438" calcext:value-type="float">
            <text:p>0.02438</text:p>
          </table:table-cell>
          <table:table-cell office:value-type="float" office:value="0.01895" calcext:value-type="float">
            <text:p>0.0189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274" calcext:value-type="float">
            <text:p>0.012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3127" calcext:value-type="float">
            <text:p>0.33127</text:p>
          </table:table-cell>
          <table:table-cell office:value-type="float" office:value="0.20765" calcext:value-type="float">
            <text:p>0.20765</text:p>
          </table:table-cell>
          <table:table-cell office:value-type="float" office:value="0.09972" calcext:value-type="float">
            <text:p>0.09972</text:p>
          </table:table-cell>
          <table:table-cell office:value-type="float" office:value="0.06579" calcext:value-type="float">
            <text:p>0.06579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2419" calcext:value-type="float">
            <text:p>0.02419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253" calcext:value-type="float">
            <text:p>0.012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3063" calcext:value-type="float">
            <text:p>0.33063</text:p>
          </table:table-cell>
          <table:table-cell office:value-type="float" office:value="0.20615" calcext:value-type="float">
            <text:p>0.20615</text:p>
          </table:table-cell>
          <table:table-cell office:value-type="float" office:value="0.09853" calcext:value-type="float">
            <text:p>0.09853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3237" calcext:value-type="float">
            <text:p>0.03237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233" calcext:value-type="float">
            <text:p>0.012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2998" calcext:value-type="float">
            <text:p>0.32998</text:p>
          </table:table-cell>
          <table:table-cell office:value-type="float" office:value="0.20456" calcext:value-type="float">
            <text:p>0.20456</text:p>
          </table:table-cell>
          <table:table-cell office:value-type="float" office:value="0.09737" calcext:value-type="float">
            <text:p>0.09737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213" calcext:value-type="float">
            <text:p>0.012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2933" calcext:value-type="float">
            <text:p>0.32933</text:p>
          </table:table-cell>
          <table:table-cell office:value-type="float" office:value="0.20292" calcext:value-type="float">
            <text:p>0.20292</text:p>
          </table:table-cell>
          <table:table-cell office:value-type="float" office:value="0.09624" calcext:value-type="float">
            <text:p>0.09624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5512" calcext:value-type="float">
            <text:p>0.05512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194" calcext:value-type="float">
            <text:p>0.011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2867" calcext:value-type="float">
            <text:p>0.32867</text:p>
          </table:table-cell>
          <table:table-cell office:value-type="float" office:value="0.20125" calcext:value-type="float">
            <text:p>0.20125</text:p>
          </table:table-cell>
          <table:table-cell office:value-type="float" office:value="0.09514" calcext:value-type="float">
            <text:p>0.09514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05493" calcext:value-type="float">
            <text:p>0.05493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175" calcext:value-type="float">
            <text:p>0.011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0.09407" calcext:value-type="float">
            <text:p>0.09407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5475" calcext:value-type="float">
            <text:p>0.05475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2334" calcext:value-type="float">
            <text:p>0.02334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157" calcext:value-type="float">
            <text:p>0.011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2734" calcext:value-type="float">
            <text:p>0.32734</text:p>
          </table:table-cell>
          <table:table-cell office:value-type="float" office:value="0.19791" calcext:value-type="float">
            <text:p>0.19791</text:p>
          </table:table-cell>
          <table:table-cell office:value-type="float" office:value="0.09303" calcext:value-type="float">
            <text:p>0.09303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3161" calcext:value-type="float">
            <text:p>0.03161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138" calcext:value-type="float">
            <text:p>0.011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2667" calcext:value-type="float">
            <text:p>0.32667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0.09201" calcext:value-type="float">
            <text:p>0.09201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05441" calcext:value-type="float">
            <text:p>0.05441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121" calcext:value-type="float">
            <text:p>0.011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26" calcext:value-type="float">
            <text:p>0.326</text:p>
          </table:table-cell>
          <table:table-cell office:value-type="float" office:value="0.19458" calcext:value-type="float">
            <text:p>0.19458</text:p>
          </table:table-cell>
          <table:table-cell office:value-type="float" office:value="0.09101" calcext:value-type="float">
            <text:p>0.09101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5424" calcext:value-type="float">
            <text:p>0.05424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03" calcext:value-type="float">
            <text:p>0.011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2532" calcext:value-type="float">
            <text:p>0.32532</text:p>
          </table:table-cell>
          <table:table-cell office:value-type="float" office:value="0.19288" calcext:value-type="float">
            <text:p>0.19288</text:p>
          </table:table-cell>
          <table:table-cell office:value-type="float" office:value="0.09004" calcext:value-type="float">
            <text:p>0.09004</text:p>
          </table:table-cell>
          <table:table-cell office:value-type="float" office:value="0.06206" calcext:value-type="float">
            <text:p>0.06206</text:p>
          </table:table-cell>
          <table:table-cell office:value-type="float" office:value="0.05407" calcext:value-type="float">
            <text:p>0.05407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087" calcext:value-type="float">
            <text:p>0.010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2464" calcext:value-type="float">
            <text:p>0.32464</text:p>
          </table:table-cell>
          <table:table-cell office:value-type="float" office:value="0.19112" calcext:value-type="float">
            <text:p>0.19112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0.05391" calcext:value-type="float">
            <text:p>0.05391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2397" calcext:value-type="float">
            <text:p>0.32397</text:p>
          </table:table-cell>
          <table:table-cell office:value-type="float" office:value="0.18929" calcext:value-type="float">
            <text:p>0.18929</text:p>
          </table:table-cell>
          <table:table-cell office:value-type="float" office:value="0.08818" calcext:value-type="float">
            <text:p>0.08818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2248" calcext:value-type="float">
            <text:p>0.02248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054" calcext:value-type="float">
            <text:p>0.010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2329" calcext:value-type="float">
            <text:p>0.32329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08728" calcext:value-type="float">
            <text:p>0.08728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2261" calcext:value-type="float">
            <text:p>0.32261</text:p>
          </table:table-cell>
          <table:table-cell office:value-type="float" office:value="0.18546" calcext:value-type="float">
            <text:p>0.18546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05345" calcext:value-type="float">
            <text:p>0.05345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023" calcext:value-type="float">
            <text:p>0.010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2193" calcext:value-type="float">
            <text:p>0.32193</text:p>
          </table:table-cell>
          <table:table-cell office:value-type="float" office:value="0.18348" calcext:value-type="float">
            <text:p>0.18348</text:p>
          </table:table-cell>
          <table:table-cell office:value-type="float" office:value="0.08555" calcext:value-type="float">
            <text:p>0.08555</text:p>
          </table:table-cell>
          <table:table-cell office:value-type="float" office:value="0.06037" calcext:value-type="float">
            <text:p>0.06037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2211" calcext:value-type="float">
            <text:p>0.02211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007" calcext:value-type="float">
            <text:p>0.010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2124" calcext:value-type="float">
            <text:p>0.3212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8472" calcext:value-type="float">
            <text:p>0.08472</text:p>
          </table:table-cell>
          <table:table-cell office:value-type="float" office:value="0.06006" calcext:value-type="float">
            <text:p>0.06006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0993" calcext:value-type="float">
            <text:p>0.0099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2056" calcext:value-type="float">
            <text:p>0.32056</text:p>
          </table:table-cell>
          <table:table-cell office:value-type="float" office:value="0.17951" calcext:value-type="float">
            <text:p>0.17951</text:p>
          </table:table-cell>
          <table:table-cell office:value-type="float" office:value="0.08391" calcext:value-type="float">
            <text:p>0.08391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0978" calcext:value-type="float">
            <text:p>0.009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1987" calcext:value-type="float">
            <text:p>0.31987</text:p>
          </table:table-cell>
          <table:table-cell office:value-type="float" office:value="0.17751" calcext:value-type="float">
            <text:p>0.17751</text:p>
          </table:table-cell>
          <table:table-cell office:value-type="float" office:value="0.08311" calcext:value-type="float">
            <text:p>0.08311</text:p>
          </table:table-cell>
          <table:table-cell office:value-type="float" office:value="0.05947" calcext:value-type="float">
            <text:p>0.05947</text:p>
          </table:table-cell>
          <table:table-cell office:value-type="float" office:value="0.05286" calcext:value-type="float">
            <text:p>0.0528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0964" calcext:value-type="float">
            <text:p>0.009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1918" calcext:value-type="float">
            <text:p>0.31918</text:p>
          </table:table-cell>
          <table:table-cell office:value-type="float" office:value="0.17548" calcext:value-type="float">
            <text:p>0.17548</text:p>
          </table:table-cell>
          <table:table-cell office:value-type="float" office:value="0.08234" calcext:value-type="float">
            <text:p>0.08234</text:p>
          </table:table-cell>
          <table:table-cell office:value-type="float" office:value="0.05918" calcext:value-type="float">
            <text:p>0.05918</text:p>
          </table:table-cell>
          <table:table-cell office:value-type="float" office:value="0.05272" calcext:value-type="float">
            <text:p>0.05272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17342" calcext:value-type="float">
            <text:p>0.17342</text:p>
          </table:table-cell>
          <table:table-cell office:value-type="float" office:value="0.08158" calcext:value-type="float">
            <text:p>0.08158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259" calcext:value-type="float">
            <text:p>0.05259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937" calcext:value-type="float">
            <text:p>0.009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17132" calcext:value-type="float">
            <text:p>0.17132</text:p>
          </table:table-cell>
          <table:table-cell office:value-type="float" office:value="0.08085" calcext:value-type="float">
            <text:p>0.08085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05245" calcext:value-type="float">
            <text:p>0.05245</text:p>
          </table:table-cell>
          <table:table-cell office:value-type="float" office:value="0.03017" calcext:value-type="float">
            <text:p>0.03017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0923" calcext:value-type="float">
            <text:p>0.009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8013" calcext:value-type="float">
            <text:p>0.08013</text:p>
          </table:table-cell>
          <table:table-cell office:value-type="float" office:value="0.05837" calcext:value-type="float">
            <text:p>0.05837</text:p>
          </table:table-cell>
          <table:table-cell office:value-type="float" office:value="0.05232" calcext:value-type="float">
            <text:p>0.05232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139" calcext:value-type="float">
            <text:p>0.02139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1641" calcext:value-type="float">
            <text:p>0.31641</text:p>
          </table:table-cell>
          <table:table-cell office:value-type="float" office:value="0.16708" calcext:value-type="float">
            <text:p>0.16708</text:p>
          </table:table-cell>
          <table:table-cell office:value-type="float" office:value="0.07943" calcext:value-type="float">
            <text:p>0.07943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218" calcext:value-type="float">
            <text:p>0.05218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0898" calcext:value-type="float">
            <text:p>0.008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1571" calcext:value-type="float">
            <text:p>0.31571</text:p>
          </table:table-cell>
          <table:table-cell office:value-type="float" office:value="0.16498" calcext:value-type="float">
            <text:p>0.16498</text:p>
          </table:table-cell>
          <table:table-cell office:value-type="float" office:value="0.07874" calcext:value-type="float">
            <text:p>0.07874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2997" calcext:value-type="float">
            <text:p>0.02997</text:p>
          </table:table-cell>
          <table:table-cell office:value-type="float" office:value="0.02122" calcext:value-type="float">
            <text:p>0.02122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885" calcext:value-type="float">
            <text:p>0.008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1501" calcext:value-type="float">
            <text:p>0.31501</text:p>
          </table:table-cell>
          <table:table-cell office:value-type="float" office:value="0.16291" calcext:value-type="float">
            <text:p>0.16291</text:p>
          </table:table-cell>
          <table:table-cell office:value-type="float" office:value="0.07808" calcext:value-type="float">
            <text:p>0.07808</text:p>
          </table:table-cell>
          <table:table-cell office:value-type="float" office:value="0.05762" calcext:value-type="float">
            <text:p>0.05762</text:p>
          </table:table-cell>
          <table:table-cell office:value-type="float" office:value="0.05193" calcext:value-type="float">
            <text:p>0.05193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0873" calcext:value-type="float">
            <text:p>0.008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1432" calcext:value-type="float">
            <text:p>0.31432</text:p>
          </table:table-cell>
          <table:table-cell office:value-type="float" office:value="0.16088" calcext:value-type="float">
            <text:p>0.16088</text:p>
          </table:table-cell>
          <table:table-cell office:value-type="float" office:value="0.07742" calcext:value-type="float">
            <text:p>0.07742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2107" calcext:value-type="float">
            <text:p>0.02107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0861" calcext:value-type="float">
            <text:p>0.008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1362" calcext:value-type="float">
            <text:p>0.31362</text:p>
          </table:table-cell>
          <table:table-cell office:value-type="float" office:value="0.15887" calcext:value-type="float">
            <text:p>0.15887</text:p>
          </table:table-cell>
          <table:table-cell office:value-type="float" office:value="0.07679" calcext:value-type="float">
            <text:p>0.07679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1292" calcext:value-type="float">
            <text:p>0.31292</text:p>
          </table:table-cell>
          <table:table-cell office:value-type="float" office:value="0.15688" calcext:value-type="float">
            <text:p>0.15688</text:p>
          </table:table-cell>
          <table:table-cell office:value-type="float" office:value="0.07617" calcext:value-type="float">
            <text:p>0.07617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5155" calcext:value-type="float">
            <text:p>0.05155</text:p>
          </table:table-cell>
          <table:table-cell office:value-type="float" office:value="0.02976" calcext:value-type="float">
            <text:p>0.02976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0839" calcext:value-type="float">
            <text:p>0.008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1222" calcext:value-type="float">
            <text:p>0.31222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07556" calcext:value-type="float">
            <text:p>0.0755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143" calcext:value-type="float">
            <text:p>0.05143</text:p>
          </table:table-cell>
          <table:table-cell office:value-type="float" office:value="0.02972" calcext:value-type="float">
            <text:p>0.02972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0828" calcext:value-type="float">
            <text:p>0.008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1153" calcext:value-type="float">
            <text:p>0.31153</text:p>
          </table:table-cell>
          <table:table-cell office:value-type="float" office:value="0.15295" calcext:value-type="float">
            <text:p>0.15295</text:p>
          </table:table-cell>
          <table:table-cell office:value-type="float" office:value="0.07497" calcext:value-type="float">
            <text:p>0.07497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0817" calcext:value-type="float">
            <text:p>0.008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1083" calcext:value-type="float">
            <text:p>0.31083</text:p>
          </table:table-cell>
          <table:table-cell office:value-type="float" office:value="0.15103" calcext:value-type="float">
            <text:p>0.15103</text:p>
          </table:table-cell>
          <table:table-cell office:value-type="float" office:value="0.07439" calcext:value-type="float">
            <text:p>0.07439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0.05119" calcext:value-type="float">
            <text:p>0.05119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0806" calcext:value-type="float">
            <text:p>0.008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1013" calcext:value-type="float">
            <text:p>0.31013</text:p>
          </table:table-cell>
          <table:table-cell office:value-type="float" office:value="0.14915" calcext:value-type="float">
            <text:p>0.14915</text:p>
          </table:table-cell>
          <table:table-cell office:value-type="float" office:value="0.07383" calcext:value-type="float">
            <text:p>0.07383</text:p>
          </table:table-cell>
          <table:table-cell office:value-type="float" office:value="0.05607" calcext:value-type="float">
            <text:p>0.05607</text:p>
          </table:table-cell>
          <table:table-cell office:value-type="float" office:value="0.05107" calcext:value-type="float">
            <text:p>0.05107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0796" calcext:value-type="float">
            <text:p>0.007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0943" calcext:value-type="float">
            <text:p>0.30943</text:p>
          </table:table-cell>
          <table:table-cell office:value-type="float" office:value="0.14733" calcext:value-type="float">
            <text:p>0.14733</text:p>
          </table:table-cell>
          <table:table-cell office:value-type="float" office:value="0.07328" calcext:value-type="float">
            <text:p>0.07328</text:p>
          </table:table-cell>
          <table:table-cell office:value-type="float" office:value="0.05587" calcext:value-type="float">
            <text:p>0.05587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2064" calcext:value-type="float">
            <text:p>0.02064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0.00786" calcext:value-type="float">
            <text:p>0.007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0874" calcext:value-type="float">
            <text:p>0.30874</text:p>
          </table:table-cell>
          <table:table-cell office:value-type="float" office:value="0.14555" calcext:value-type="float">
            <text:p>0.14555</text:p>
          </table:table-cell>
          <table:table-cell office:value-type="float" office:value="0.07274" calcext:value-type="float">
            <text:p>0.07274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0.05084" calcext:value-type="float">
            <text:p>0.05084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0776" calcext:value-type="float">
            <text:p>0.0077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0804" calcext:value-type="float">
            <text:p>0.30804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07222" calcext:value-type="float">
            <text:p>0.07222</text:p>
          </table:table-cell>
          <table:table-cell office:value-type="float" office:value="0.05549" calcext:value-type="float">
            <text:p>0.05549</text:p>
          </table:table-cell>
          <table:table-cell office:value-type="float" office:value="0.05073" calcext:value-type="float">
            <text:p>0.05073</text:p>
          </table:table-cell>
          <table:table-cell office:value-type="float" office:value="0.02952" calcext:value-type="float">
            <text:p>0.02952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766" calcext:value-type="float">
            <text:p>0.007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0735" calcext:value-type="float">
            <text:p>0.30735</text:p>
          </table:table-cell>
          <table:table-cell office:value-type="float" office:value="0.14209" calcext:value-type="float">
            <text:p>0.14209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062" calcext:value-type="float">
            <text:p>0.05062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757" calcext:value-type="float">
            <text:p>0.007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0665" calcext:value-type="float">
            <text:p>0.30665</text:p>
          </table:table-cell>
          <table:table-cell office:value-type="float" office:value="0.14041" calcext:value-type="float">
            <text:p>0.14041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5512" calcext:value-type="float">
            <text:p>0.05512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747" calcext:value-type="float">
            <text:p>0.007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0596" calcext:value-type="float">
            <text:p>0.30596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0.07071" calcext:value-type="float">
            <text:p>0.07071</text:p>
          </table:table-cell>
          <table:table-cell office:value-type="float" office:value="0.05494" calcext:value-type="float">
            <text:p>0.05494</text:p>
          </table:table-cell>
          <table:table-cell office:value-type="float" office:value="0.05039" calcext:value-type="float">
            <text:p>0.05039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0738" calcext:value-type="float">
            <text:p>0.007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0.13713" calcext:value-type="float">
            <text:p>0.13713</text:p>
          </table:table-cell>
          <table:table-cell office:value-type="float" office:value="0.07023" calcext:value-type="float">
            <text:p>0.07023</text:p>
          </table:table-cell>
          <table:table-cell office:value-type="float" office:value="0.05477" calcext:value-type="float">
            <text:p>0.05477</text:p>
          </table:table-cell>
          <table:table-cell office:value-type="float" office:value="0.05028" calcext:value-type="float">
            <text:p>0.05028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729" calcext:value-type="float">
            <text:p>0.007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0457" calcext:value-type="float">
            <text:p>0.30457</text:p>
          </table:table-cell>
          <table:table-cell office:value-type="float" office:value="0.13556" calcext:value-type="float">
            <text:p>0.13556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017" calcext:value-type="float">
            <text:p>0.05017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2038" calcext:value-type="float">
            <text:p>0.02038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0721" calcext:value-type="float">
            <text:p>0.007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0388" calcext:value-type="float">
            <text:p>0.30388</text:p>
          </table:table-cell>
          <table:table-cell office:value-type="float" office:value="0.13403" calcext:value-type="float">
            <text:p>0.13403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.05444" calcext:value-type="float">
            <text:p>0.05444</text:p>
          </table:table-cell>
          <table:table-cell office:value-type="float" office:value="0.05006" calcext:value-type="float">
            <text:p>0.05006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712" calcext:value-type="float">
            <text:p>0.007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0319" calcext:value-type="float">
            <text:p>0.30319</text:p>
          </table:table-cell>
          <table:table-cell office:value-type="float" office:value="0.13254" calcext:value-type="float">
            <text:p>0.13254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5427" calcext:value-type="float">
            <text:p>0.05427</text:p>
          </table:table-cell>
          <table:table-cell office:value-type="float" office:value="0.04996" calcext:value-type="float">
            <text:p>0.04996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0962" calcext:value-type="float">
            <text:p>0.00962</text:p>
          </table:table-cell>
          <table:table-cell office:value-type="float" office:value="0.00704" calcext:value-type="float">
            <text:p>0.007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13108" calcext:value-type="float">
            <text:p>0.13108</text:p>
          </table:table-cell>
          <table:table-cell office:value-type="float" office:value="0.06843" calcext:value-type="float">
            <text:p>0.06843</text:p>
          </table:table-cell>
          <table:table-cell office:value-type="float" office:value="0.05411" calcext:value-type="float">
            <text:p>0.05411</text:p>
          </table:table-cell>
          <table:table-cell office:value-type="float" office:value="0.04985" calcext:value-type="float">
            <text:p>0.04985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0696" calcext:value-type="float">
            <text:p>0.006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0181" calcext:value-type="float">
            <text:p>0.30181</text:p>
          </table:table-cell>
          <table:table-cell office:value-type="float" office:value="0.12964" calcext:value-type="float">
            <text:p>0.129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396" calcext:value-type="float">
            <text:p>0.05396</text:p>
          </table:table-cell>
          <table:table-cell office:value-type="float" office:value="0.04974" calcext:value-type="float">
            <text:p>0.04974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688" calcext:value-type="float">
            <text:p>0.006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0112" calcext:value-type="float">
            <text:p>0.30112</text:p>
          </table:table-cell>
          <table:table-cell office:value-type="float" office:value="0.12824" calcext:value-type="float">
            <text:p>0.12824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4964" calcext:value-type="float">
            <text:p>0.04964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2029" calcext:value-type="float">
            <text:p>0.02029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681" calcext:value-type="float">
            <text:p>0.006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0044" calcext:value-type="float">
            <text:p>0.30044</text:p>
          </table:table-cell>
          <table:table-cell office:value-type="float" office:value="0.12687" calcext:value-type="float">
            <text:p>0.12687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5365" calcext:value-type="float">
            <text:p>0.05365</text:p>
          </table:table-cell>
          <table:table-cell office:value-type="float" office:value="0.04954" calcext:value-type="float">
            <text:p>0.04954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673" calcext:value-type="float">
            <text:p>0.006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9976" calcext:value-type="float">
            <text:p>0.29976</text:p>
          </table:table-cell>
          <table:table-cell office:value-type="float" office:value="0.12553" calcext:value-type="float">
            <text:p>0.12553</text:p>
          </table:table-cell>
          <table:table-cell office:value-type="float" office:value="0.06678" calcext:value-type="float">
            <text:p>0.06678</text:p>
          </table:table-cell>
          <table:table-cell office:value-type="float" office:value="0.05351" calcext:value-type="float">
            <text:p>0.05351</text:p>
          </table:table-cell>
          <table:table-cell office:value-type="float" office:value="0.04943" calcext:value-type="float">
            <text:p>0.04943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0666" calcext:value-type="float">
            <text:p>0.0066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9907" calcext:value-type="float">
            <text:p>0.29907</text:p>
          </table:table-cell>
          <table:table-cell office:value-type="float" office:value="0.12423" calcext:value-type="float">
            <text:p>0.12423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05336" calcext:value-type="float">
            <text:p>0.05336</text:p>
          </table:table-cell>
          <table:table-cell office:value-type="float" office:value="0.04933" calcext:value-type="float">
            <text:p>0.0493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0919" calcext:value-type="float">
            <text:p>0.00919</text:p>
          </table:table-cell>
          <table:table-cell office:value-type="float" office:value="0.00658" calcext:value-type="float">
            <text:p>0.00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9839" calcext:value-type="float">
            <text:p>0.29839</text:p>
          </table:table-cell>
          <table:table-cell office:value-type="float" office:value="0.12296" calcext:value-type="float">
            <text:p>0.12296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05322" calcext:value-type="float">
            <text:p>0.05322</text:p>
          </table:table-cell>
          <table:table-cell office:value-type="float" office:value="0.04923" calcext:value-type="float">
            <text:p>0.04923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0.00651" calcext:value-type="float">
            <text:p>0.0065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9772" calcext:value-type="float">
            <text:p>0.29772</text:p>
          </table:table-cell>
          <table:table-cell office:value-type="float" office:value="0.12173" calcext:value-type="float">
            <text:p>0.12173</text:p>
          </table:table-cell>
          <table:table-cell office:value-type="float" office:value="0.06564" calcext:value-type="float">
            <text:p>0.06564</text:p>
          </table:table-cell>
          <table:table-cell office:value-type="float" office:value="0.05308" calcext:value-type="float">
            <text:p>0.05308</text:p>
          </table:table-cell>
          <table:table-cell office:value-type="float" office:value="0.04912" calcext:value-type="float">
            <text:p>0.04912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645" calcext:value-type="float">
            <text:p>0.006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29704" calcext:value-type="float">
            <text:p>0.29704</text:p>
          </table:table-cell>
          <table:table-cell office:value-type="float" office:value="0.12052" calcext:value-type="float">
            <text:p>0.12052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0.04902" calcext:value-type="float">
            <text:p>0.04902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0.02029" calcext:value-type="float">
            <text:p>0.02029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38" calcext:value-type="float">
            <text:p>0.006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9636" calcext:value-type="float">
            <text:p>0.29636</text:p>
          </table:table-cell>
          <table:table-cell office:value-type="float" office:value="0.11934" calcext:value-type="float">
            <text:p>0.11934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5281" calcext:value-type="float">
            <text:p>0.05281</text:p>
          </table:table-cell>
          <table:table-cell office:value-type="float" office:value="0.04892" calcext:value-type="float">
            <text:p>0.0489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0.00631" calcext:value-type="float">
            <text:p>0.006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9569" calcext:value-type="float">
            <text:p>0.29569</text:p>
          </table:table-cell>
          <table:table-cell office:value-type="float" office:value="0.11819" calcext:value-type="float">
            <text:p>0.11819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05268" calcext:value-type="float">
            <text:p>0.05268</text:p>
          </table:table-cell>
          <table:table-cell office:value-type="float" office:value="0.04882" calcext:value-type="float">
            <text:p>0.04882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9502" calcext:value-type="float">
            <text:p>0.29502</text:p>
          </table:table-cell>
          <table:table-cell office:value-type="float" office:value="0.11706" calcext:value-type="float">
            <text:p>0.11706</text:p>
          </table:table-cell>
          <table:table-cell office:value-type="float" office:value="0.06423" calcext:value-type="float">
            <text:p>0.06423</text:p>
          </table:table-cell>
          <table:table-cell office:value-type="float" office:value="0.05255" calcext:value-type="float">
            <text:p>0.05255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2952" calcext:value-type="float">
            <text:p>0.02952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19" calcext:value-type="float">
            <text:p>0.006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9435" calcext:value-type="float">
            <text:p>0.29435</text:p>
          </table:table-cell>
          <table:table-cell office:value-type="float" office:value="0.11596" calcext:value-type="float">
            <text:p>0.1159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5243" calcext:value-type="float">
            <text:p>0.05243</text:p>
          </table:table-cell>
          <table:table-cell office:value-type="float" office:value="0.04862" calcext:value-type="float">
            <text:p>0.04862</text:p>
          </table:table-cell>
          <table:table-cell office:value-type="float" office:value="0.02954" calcext:value-type="float">
            <text:p>0.02954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9369" calcext:value-type="float">
            <text:p>0.29369</text:p>
          </table:table-cell>
          <table:table-cell office:value-type="float" office:value="0.11489" calcext:value-type="float">
            <text:p>0.11489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4853" calcext:value-type="float">
            <text:p>0.04853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607" calcext:value-type="float">
            <text:p>0.006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9302" calcext:value-type="float">
            <text:p>0.29302</text:p>
          </table:table-cell>
          <table:table-cell office:value-type="float" office:value="0.11384" calcext:value-type="float">
            <text:p>0.11384</text:p>
          </table:table-cell>
          <table:table-cell office:value-type="float" office:value="0.06325" calcext:value-type="float">
            <text:p>0.06325</text:p>
          </table:table-cell>
          <table:table-cell office:value-type="float" office:value="0.05218" calcext:value-type="float">
            <text:p>0.05218</text:p>
          </table:table-cell>
          <table:table-cell office:value-type="float" office:value="0.04843" calcext:value-type="float">
            <text:p>0.04843</text:p>
          </table:table-cell>
          <table:table-cell office:value-type="float" office:value="0.02959" calcext:value-type="float">
            <text:p>0.02959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601" calcext:value-type="float">
            <text:p>0.006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9236" calcext:value-type="float">
            <text:p>0.29236</text:p>
          </table:table-cell>
          <table:table-cell office:value-type="float" office:value="0.11282" calcext:value-type="float">
            <text:p>0.11282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833" calcext:value-type="float">
            <text:p>0.04833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0863" calcext:value-type="float">
            <text:p>0.00863</text:p>
          </table:table-cell>
          <table:table-cell office:value-type="float" office:value="0.00595" calcext:value-type="float">
            <text:p>0.005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11182" calcext:value-type="float">
            <text:p>0.11182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5194" calcext:value-type="float">
            <text:p>0.05194</text:p>
          </table:table-cell>
          <table:table-cell office:value-type="float" office:value="0.04823" calcext:value-type="float">
            <text:p>0.04823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9104" calcext:value-type="float">
            <text:p>0.29104</text:p>
          </table:table-cell>
          <table:table-cell office:value-type="float" office:value="0.11084" calcext:value-type="float">
            <text:p>0.11084</text:p>
          </table:table-cell>
          <table:table-cell office:value-type="float" office:value="0.06234" calcext:value-type="float">
            <text:p>0.06234</text:p>
          </table:table-cell>
          <table:table-cell office:value-type="float" office:value="0.05182" calcext:value-type="float">
            <text:p>0.05182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0584" calcext:value-type="float">
            <text:p>0.0058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9038" calcext:value-type="float">
            <text:p>0.29038</text:p>
          </table:table-cell>
          <table:table-cell office:value-type="float" office:value="0.10988" calcext:value-type="float">
            <text:p>0.10988</text:p>
          </table:table-cell>
          <table:table-cell office:value-type="float" office:value="0.06205" calcext:value-type="float">
            <text:p>0.06205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2969" calcext:value-type="float">
            <text:p>0.02969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579" calcext:value-type="float">
            <text:p>0.0057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8973" calcext:value-type="float">
            <text:p>0.28973</text:p>
          </table:table-cell>
          <table:table-cell office:value-type="float" office:value="0.10894" calcext:value-type="float">
            <text:p>0.10894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4795" calcext:value-type="float">
            <text:p>0.04795</text:p>
          </table:table-cell>
          <table:table-cell office:value-type="float" office:value="0.02972" calcext:value-type="float">
            <text:p>0.02972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0574" calcext:value-type="float">
            <text:p>0.005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8908" calcext:value-type="float">
            <text:p>0.28908</text:p>
          </table:table-cell>
          <table:table-cell office:value-type="float" office:value="0.10803" calcext:value-type="float">
            <text:p>0.10803</text:p>
          </table:table-cell>
          <table:table-cell office:value-type="float" office:value="0.06148" calcext:value-type="float">
            <text:p>0.06148</text:p>
          </table:table-cell>
          <table:table-cell office:value-type="float" office:value="0.05148" calcext:value-type="float">
            <text:p>0.05148</text:p>
          </table:table-cell>
          <table:table-cell office:value-type="float" office:value="0.04785" calcext:value-type="float">
            <text:p>0.04785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569" calcext:value-type="float">
            <text:p>0.0056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8843" calcext:value-type="float">
            <text:p>0.28843</text:p>
          </table:table-cell>
          <table:table-cell office:value-type="float" office:value="0.10713" calcext:value-type="float">
            <text:p>0.10713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776" calcext:value-type="float">
            <text:p>0.04776</text:p>
          </table:table-cell>
          <table:table-cell office:value-type="float" office:value="0.02978" calcext:value-type="float">
            <text:p>0.02978</text:p>
          </table:table-cell>
          <table:table-cell office:value-type="float" office:value="0.02063" calcext:value-type="float">
            <text:p>0.02063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564" calcext:value-type="float">
            <text:p>0.005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8778" calcext:value-type="float">
            <text:p>0.28778</text:p>
          </table:table-cell>
          <table:table-cell office:value-type="float" office:value="0.10624" calcext:value-type="float">
            <text:p>0.10624</text:p>
          </table:table-cell>
          <table:table-cell office:value-type="float" office:value="0.06094" calcext:value-type="float">
            <text:p>0.06094</text:p>
          </table:table-cell>
          <table:table-cell office:value-type="float" office:value="0.05126" calcext:value-type="float">
            <text:p>0.05126</text:p>
          </table:table-cell>
          <table:table-cell office:value-type="float" office:value="0.04766" calcext:value-type="float">
            <text:p>0.04766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0.02067" calcext:value-type="float">
            <text:p>0.02067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8713" calcext:value-type="float">
            <text:p>0.28713</text:p>
          </table:table-cell>
          <table:table-cell office:value-type="float" office:value="0.10538" calcext:value-type="float">
            <text:p>0.10538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0.04757" calcext:value-type="float">
            <text:p>0.04757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0.02072" calcext:value-type="float">
            <text:p>0.02072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0555" calcext:value-type="float">
            <text:p>0.005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8649" calcext:value-type="float">
            <text:p>0.28649</text:p>
          </table:table-cell>
          <table:table-cell office:value-type="float" office:value="0.10453" calcext:value-type="float">
            <text:p>0.10453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104" calcext:value-type="float">
            <text:p>0.05104</text:p>
          </table:table-cell>
          <table:table-cell office:value-type="float" office:value="0.04747" calcext:value-type="float">
            <text:p>0.04747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8585" calcext:value-type="float">
            <text:p>0.28585</text:p>
          </table:table-cell>
          <table:table-cell office:value-type="float" office:value="0.10369" calcext:value-type="float">
            <text:p>0.10369</text:p>
          </table:table-cell>
          <table:table-cell office:value-type="float" office:value="0.06016" calcext:value-type="float">
            <text:p>0.06016</text:p>
          </table:table-cell>
          <table:table-cell office:value-type="float" office:value="0.05094" calcext:value-type="float">
            <text:p>0.05094</text:p>
          </table:table-cell>
          <table:table-cell office:value-type="float" office:value="0.04738" calcext:value-type="float">
            <text:p>0.04738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46" calcext:value-type="float">
            <text:p>0.005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8521" calcext:value-type="float">
            <text:p>0.28521</text:p>
          </table:table-cell>
          <table:table-cell office:value-type="float" office:value="0.10287" calcext:value-type="float">
            <text:p>0.10287</text:p>
          </table:table-cell>
          <table:table-cell office:value-type="float" office:value="0.05992" calcext:value-type="float">
            <text:p>0.05992</text:p>
          </table:table-cell>
          <table:table-cell office:value-type="float" office:value="0.05083" calcext:value-type="float">
            <text:p>0.05083</text:p>
          </table:table-cell>
          <table:table-cell office:value-type="float" office:value="0.04729" calcext:value-type="float">
            <text:p>0.04729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0542" calcext:value-type="float">
            <text:p>0.005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8458" calcext:value-type="float">
            <text:p>0.28458</text:p>
          </table:table-cell>
          <table:table-cell office:value-type="float" office:value="0.10206" calcext:value-type="float">
            <text:p>0.10206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05073" calcext:value-type="float">
            <text:p>0.05073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2998" calcext:value-type="float">
            <text:p>0.02998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.00537" calcext:value-type="float">
            <text:p>0.005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8394" calcext:value-type="float">
            <text:p>0.28394</text:p>
          </table:table-cell>
          <table:table-cell office:value-type="float" office:value="0.10126" calcext:value-type="float">
            <text:p>0.10126</text:p>
          </table:table-cell>
          <table:table-cell office:value-type="float" office:value="0.05944" calcext:value-type="float">
            <text:p>0.05944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3002" calcext:value-type="float">
            <text:p>0.03002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533" calcext:value-type="float">
            <text:p>0.005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8331" calcext:value-type="float">
            <text:p>0.28331</text:p>
          </table:table-cell>
          <table:table-cell office:value-type="float" office:value="0.10048" calcext:value-type="float">
            <text:p>0.10048</text:p>
          </table:table-cell>
          <table:table-cell office:value-type="float" office:value="0.05921" calcext:value-type="float">
            <text:p>0.05921</text:p>
          </table:table-cell>
          <table:table-cell office:value-type="float" office:value="0.05053" calcext:value-type="float">
            <text:p>0.05053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.00529" calcext:value-type="float">
            <text:p>0.005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8268" calcext:value-type="float">
            <text:p>0.28268</text:p>
          </table:table-cell>
          <table:table-cell office:value-type="float" office:value="0.09971" calcext:value-type="float">
            <text:p>0.09971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0.05043" calcext:value-type="float">
            <text:p>0.05043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0.03009" calcext:value-type="float">
            <text:p>0.03009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0.00526" calcext:value-type="float">
            <text:p>0.005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8206" calcext:value-type="float">
            <text:p>0.28206</text:p>
          </table:table-cell>
          <table:table-cell office:value-type="float" office:value="0.09895" calcext:value-type="float">
            <text:p>0.09895</text:p>
          </table:table-cell>
          <table:table-cell office:value-type="float" office:value="0.05876" calcext:value-type="float">
            <text:p>0.05876</text:p>
          </table:table-cell>
          <table:table-cell office:value-type="float" office:value="0.05033" calcext:value-type="float">
            <text:p>0.05033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22" calcext:value-type="float">
            <text:p>0.005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8143" calcext:value-type="float">
            <text:p>0.28143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05024" calcext:value-type="float">
            <text:p>0.05024</text:p>
          </table:table-cell>
          <table:table-cell office:value-type="float" office:value="0.04674" calcext:value-type="float">
            <text:p>0.04674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518" calcext:value-type="float">
            <text:p>0.005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8081" calcext:value-type="float">
            <text:p>0.28081</text:p>
          </table:table-cell>
          <table:table-cell office:value-type="float" office:value="0.09746" calcext:value-type="float">
            <text:p>0.09746</text:p>
          </table:table-cell>
          <table:table-cell office:value-type="float" office:value="0.05832" calcext:value-type="float">
            <text:p>0.05832</text:p>
          </table:table-cell>
          <table:table-cell office:value-type="float" office:value="0.05014" calcext:value-type="float">
            <text:p>0.05014</text:p>
          </table:table-cell>
          <table:table-cell office:value-type="float" office:value="0.04665" calcext:value-type="float">
            <text:p>0.04665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2132" calcext:value-type="float">
            <text:p>0.02132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00515" calcext:value-type="float">
            <text:p>0.005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8019" calcext:value-type="float">
            <text:p>0.28019</text:p>
          </table:table-cell>
          <table:table-cell office:value-type="float" office:value="0.09674" calcext:value-type="float">
            <text:p>0.09674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005" calcext:value-type="float">
            <text:p>0.05005</text:p>
          </table:table-cell>
          <table:table-cell office:value-type="float" office:value="0.04656" calcext:value-type="float">
            <text:p>0.04656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02139" calcext:value-type="float">
            <text:p>0.02139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511" calcext:value-type="float">
            <text:p>0.005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957" calcext:value-type="float">
            <text:p>0.27957</text:p>
          </table:table-cell>
          <table:table-cell office:value-type="float" office:value="0.09602" calcext:value-type="float">
            <text:p>0.09602</text:p>
          </table:table-cell>
          <table:table-cell office:value-type="float" office:value="0.05791" calcext:value-type="float">
            <text:p>0.05791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647" calcext:value-type="float">
            <text:p>0.04647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00508" calcext:value-type="float">
            <text:p>0.005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09531" calcext:value-type="float">
            <text:p>0.09531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4986" calcext:value-type="float">
            <text:p>0.04986</text:p>
          </table:table-cell>
          <table:table-cell office:value-type="float" office:value="0.04638" calcext:value-type="float">
            <text:p>0.04638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0505" calcext:value-type="float">
            <text:p>0.005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7835" calcext:value-type="float">
            <text:p>0.27835</text:p>
          </table:table-cell>
          <table:table-cell office:value-type="float" office:value="0.09462" calcext:value-type="float">
            <text:p>0.09462</text:p>
          </table:table-cell>
          <table:table-cell office:value-type="float" office:value="0.05751" calcext:value-type="float">
            <text:p>0.05751</text:p>
          </table:table-cell>
          <table:table-cell office:value-type="float" office:value="0.04977" calcext:value-type="float">
            <text:p>0.04977</text:p>
          </table:table-cell>
          <table:table-cell office:value-type="float" office:value="0.04629" calcext:value-type="float">
            <text:p>0.04629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501" calcext:value-type="float">
            <text:p>0.005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7773" calcext:value-type="float">
            <text:p>0.27773</text:p>
          </table:table-cell>
          <table:table-cell office:value-type="float" office:value="0.09393" calcext:value-type="float">
            <text:p>0.09393</text:p>
          </table:table-cell>
          <table:table-cell office:value-type="float" office:value="0.05732" calcext:value-type="float">
            <text:p>0.05732</text:p>
          </table:table-cell>
          <table:table-cell office:value-type="float" office:value="0.04967" calcext:value-type="float">
            <text:p>0.0496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3038" calcext:value-type="float">
            <text:p>0.03038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0498" calcext:value-type="float">
            <text:p>0.004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7713" calcext:value-type="float">
            <text:p>0.27713</text:p>
          </table:table-cell>
          <table:table-cell office:value-type="float" office:value="0.09325" calcext:value-type="float">
            <text:p>0.09325</text:p>
          </table:table-cell>
          <table:table-cell office:value-type="float" office:value="0.05713" calcext:value-type="float">
            <text:p>0.05713</text:p>
          </table:table-cell>
          <table:table-cell office:value-type="float" office:value="0.04958" calcext:value-type="float">
            <text:p>0.04958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95" calcext:value-type="float">
            <text:p>0.0049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7652" calcext:value-type="float">
            <text:p>0.27652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0.05694" calcext:value-type="float">
            <text:p>0.05694</text:p>
          </table:table-cell>
          <table:table-cell office:value-type="float" office:value="0.04949" calcext:value-type="float">
            <text:p>0.04949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93" calcext:value-type="float">
            <text:p>0.004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7592" calcext:value-type="float">
            <text:p>0.27592</text:p>
          </table:table-cell>
          <table:table-cell office:value-type="float" office:value="0.09192" calcext:value-type="float">
            <text:p>0.09192</text:p>
          </table:table-cell>
          <table:table-cell office:value-type="float" office:value="0.05676" calcext:value-type="float">
            <text:p>0.05676</text:p>
          </table:table-cell>
          <table:table-cell office:value-type="float" office:value="0.04941" calcext:value-type="float">
            <text:p>0.04941</text:p>
          </table:table-cell>
          <table:table-cell office:value-type="float" office:value="0.04593" calcext:value-type="float">
            <text:p>0.04593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2195" calcext:value-type="float">
            <text:p>0.02195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7531" calcext:value-type="float">
            <text:p>0.27531</text:p>
          </table:table-cell>
          <table:table-cell office:value-type="float" office:value="0.09127" calcext:value-type="float">
            <text:p>0.09127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0.04932" calcext:value-type="float">
            <text:p>0.04932</text:p>
          </table:table-cell>
          <table:table-cell office:value-type="float" office:value="0.04584" calcext:value-type="float">
            <text:p>0.04584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487" calcext:value-type="float">
            <text:p>0.004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7471" calcext:value-type="float">
            <text:p>0.27471</text:p>
          </table:table-cell>
          <table:table-cell office:value-type="float" office:value="0.09063" calcext:value-type="float">
            <text:p>0.09063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4923" calcext:value-type="float">
            <text:p>0.04923</text:p>
          </table:table-cell>
          <table:table-cell office:value-type="float" office:value="0.04575" calcext:value-type="float">
            <text:p>0.04575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2212" calcext:value-type="float">
            <text:p>0.02212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485" calcext:value-type="float">
            <text:p>0.0048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7412" calcext:value-type="float">
            <text:p>0.27412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567" calcext:value-type="float">
            <text:p>0.04567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02221" calcext:value-type="float">
            <text:p>0.02221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482" calcext:value-type="float">
            <text:p>0.004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7352" calcext:value-type="float">
            <text:p>0.27352</text:p>
          </table:table-cell>
          <table:table-cell office:value-type="float" office:value="0.08937" calcext:value-type="float">
            <text:p>0.08937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04906" calcext:value-type="float">
            <text:p>0.04906</text:p>
          </table:table-cell>
          <table:table-cell office:value-type="float" office:value="0.04558" calcext:value-type="float">
            <text:p>0.04558</text:p>
          </table:table-cell>
          <table:table-cell office:value-type="float" office:value="0.03061" calcext:value-type="float">
            <text:p>0.03061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7293" calcext:value-type="float">
            <text:p>0.27293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05589" calcext:value-type="float">
            <text:p>0.05589</text:p>
          </table:table-cell>
          <table:table-cell office:value-type="float" office:value="0.04897" calcext:value-type="float">
            <text:p>0.04897</text:p>
          </table:table-cell>
          <table:table-cell office:value-type="float" office:value="0.04549" calcext:value-type="float">
            <text:p>0.04549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77" calcext:value-type="float">
            <text:p>0.0047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7233" calcext:value-type="float">
            <text:p>0.27233</text:p>
          </table:table-cell>
          <table:table-cell office:value-type="float" office:value="0.08814" calcext:value-type="float">
            <text:p>0.08814</text:p>
          </table:table-cell>
          <table:table-cell office:value-type="float" office:value="0.05573" calcext:value-type="float">
            <text:p>0.05573</text:p>
          </table:table-cell>
          <table:table-cell office:value-type="float" office:value="0.04889" calcext:value-type="float">
            <text:p>0.0488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3067" calcext:value-type="float">
            <text:p>0.03067</text:p>
          </table:table-cell>
          <table:table-cell office:value-type="float" office:value="0.02249" calcext:value-type="float">
            <text:p>0.02249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0475" calcext:value-type="float">
            <text:p>0.004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7174" calcext:value-type="float">
            <text:p>0.27174</text:p>
          </table:table-cell>
          <table:table-cell office:value-type="float" office:value="0.08754" calcext:value-type="float">
            <text:p>0.08754</text:p>
          </table:table-cell>
          <table:table-cell office:value-type="float" office:value="0.05557" calcext:value-type="float">
            <text:p>0.05557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532" calcext:value-type="float">
            <text:p>0.0453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0473" calcext:value-type="float">
            <text:p>0.0047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7116" calcext:value-type="float">
            <text:p>0.27116</text:p>
          </table:table-cell>
          <table:table-cell office:value-type="float" office:value="0.08695" calcext:value-type="float">
            <text:p>0.08695</text:p>
          </table:table-cell>
          <table:table-cell office:value-type="float" office:value="0.05541" calcext:value-type="float">
            <text:p>0.05541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471" calcext:value-type="float">
            <text:p>0.004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7057" calcext:value-type="float">
            <text:p>0.27057</text:p>
          </table:table-cell>
          <table:table-cell office:value-type="float" office:value="0.08636" calcext:value-type="float">
            <text:p>0.08636</text:p>
          </table:table-cell>
          <table:table-cell office:value-type="float" office:value="0.05525" calcext:value-type="float">
            <text:p>0.05525</text:p>
          </table:table-cell>
          <table:table-cell office:value-type="float" office:value="0.04864" calcext:value-type="float">
            <text:p>0.04864</text:p>
          </table:table-cell>
          <table:table-cell office:value-type="float" office:value="0.04514" calcext:value-type="float">
            <text:p>0.04514</text:p>
          </table:table-cell>
          <table:table-cell office:value-type="float" office:value="0.03075" calcext:value-type="float">
            <text:p>0.03075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00469" calcext:value-type="float">
            <text:p>0.004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6999" calcext:value-type="float">
            <text:p>0.26999</text:p>
          </table:table-cell>
          <table:table-cell office:value-type="float" office:value="0.08578" calcext:value-type="float">
            <text:p>0.0857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4855" calcext:value-type="float">
            <text:p>0.04855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287" calcext:value-type="float">
            <text:p>0.02287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467" calcext:value-type="float">
            <text:p>0.004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8521" calcext:value-type="float">
            <text:p>0.08521</text:p>
          </table:table-cell>
          <table:table-cell office:value-type="float" office:value="0.05495" calcext:value-type="float">
            <text:p>0.05495</text:p>
          </table:table-cell>
          <table:table-cell office:value-type="float" office:value="0.04847" calcext:value-type="float">
            <text:p>0.04847</text:p>
          </table:table-cell>
          <table:table-cell office:value-type="float" office:value="0.04497" calcext:value-type="float">
            <text:p>0.04497</text:p>
          </table:table-cell>
          <table:table-cell office:value-type="float" office:value="0.03081" calcext:value-type="float">
            <text:p>0.03081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0465" calcext:value-type="float">
            <text:p>0.0046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6882" calcext:value-type="float">
            <text:p>0.26882</text:p>
          </table:table-cell>
          <table:table-cell office:value-type="float" office:value="0.08465" calcext:value-type="float">
            <text:p>0.08465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839" calcext:value-type="float">
            <text:p>0.04839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0.03083" calcext:value-type="float">
            <text:p>0.03083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463" calcext:value-type="float">
            <text:p>0.0046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6824" calcext:value-type="float">
            <text:p>0.26824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5466" calcext:value-type="float">
            <text:p>0.05466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462" calcext:value-type="float">
            <text:p>0.0046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6767" calcext:value-type="float">
            <text:p>0.26767</text:p>
          </table:table-cell>
          <table:table-cell office:value-type="float" office:value="0.08355" calcext:value-type="float">
            <text:p>0.08355</text:p>
          </table:table-cell>
          <table:table-cell office:value-type="float" office:value="0.05452" calcext:value-type="float">
            <text:p>0.05452</text:p>
          </table:table-cell>
          <table:table-cell office:value-type="float" office:value="0.04823" calcext:value-type="float">
            <text:p>0.04823</text:p>
          </table:table-cell>
          <table:table-cell office:value-type="float" office:value="0.04471" calcext:value-type="float">
            <text:p>0.04471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6709" calcext:value-type="float">
            <text:p>0.26709</text:p>
          </table:table-cell>
          <table:table-cell office:value-type="float" office:value="0.08301" calcext:value-type="float">
            <text:p>0.08301</text:p>
          </table:table-cell>
          <table:table-cell office:value-type="float" office:value="0.05438" calcext:value-type="float">
            <text:p>0.05438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04463" calcext:value-type="float">
            <text:p>0.04463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459" calcext:value-type="float">
            <text:p>0.004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6652" calcext:value-type="float">
            <text:p>0.26652</text:p>
          </table:table-cell>
          <table:table-cell office:value-type="float" office:value="0.08248" calcext:value-type="float">
            <text:p>0.08248</text:p>
          </table:table-cell>
          <table:table-cell office:value-type="float" office:value="0.05424" calcext:value-type="float">
            <text:p>0.05424</text:p>
          </table:table-cell>
          <table:table-cell office:value-type="float" office:value="0.04807" calcext:value-type="float">
            <text:p>0.04807</text:p>
          </table:table-cell>
          <table:table-cell office:value-type="float" office:value="0.04454" calcext:value-type="float">
            <text:p>0.04454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02347" calcext:value-type="float">
            <text:p>0.02347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457" calcext:value-type="float">
            <text:p>0.004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6595" calcext:value-type="float">
            <text:p>0.26595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4799" calcext:value-type="float">
            <text:p>0.04799</text:p>
          </table:table-cell>
          <table:table-cell office:value-type="float" office:value="0.04446" calcext:value-type="float">
            <text:p>0.04446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.00456" calcext:value-type="float">
            <text:p>0.004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6538" calcext:value-type="float">
            <text:p>0.26538</text:p>
          </table:table-cell>
          <table:table-cell office:value-type="float" office:value="0.08144" calcext:value-type="float">
            <text:p>0.08144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04791" calcext:value-type="float">
            <text:p>0.04791</text:p>
          </table:table-cell>
          <table:table-cell office:value-type="float" office:value="0.04437" calcext:value-type="float">
            <text:p>0.04437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0455" calcext:value-type="float">
            <text:p>0.004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6481" calcext:value-type="float">
            <text:p>0.26481</text:p>
          </table:table-cell>
          <table:table-cell office:value-type="float" office:value="0.08093" calcext:value-type="float">
            <text:p>0.08093</text:p>
          </table:table-cell>
          <table:table-cell office:value-type="float" office:value="0.05384" calcext:value-type="float">
            <text:p>0.05384</text:p>
          </table:table-cell>
          <table:table-cell office:value-type="float" office:value="0.04784" calcext:value-type="float">
            <text:p>0.04784</text:p>
          </table:table-cell>
          <table:table-cell office:value-type="float" office:value="0.04429" calcext:value-type="float">
            <text:p>0.04429</text:p>
          </table:table-cell>
          <table:table-cell office:value-type="float" office:value="0.03096" calcext:value-type="float">
            <text:p>0.03096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453" calcext:value-type="float">
            <text:p>0.0045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6424" calcext:value-type="float">
            <text:p>0.26424</text:p>
          </table:table-cell>
          <table:table-cell office:value-type="float" office:value="0.08043" calcext:value-type="float">
            <text:p>0.08043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04776" calcext:value-type="float">
            <text:p>0.04776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097" calcext:value-type="float">
            <text:p>0.03097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0452" calcext:value-type="float">
            <text:p>0.004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6368" calcext:value-type="float">
            <text:p>0.26368</text:p>
          </table:table-cell>
          <table:table-cell office:value-type="float" office:value="0.07993" calcext:value-type="float">
            <text:p>0.07993</text:p>
          </table:table-cell>
          <table:table-cell office:value-type="float" office:value="0.05359" calcext:value-type="float">
            <text:p>0.05359</text:p>
          </table:table-cell>
          <table:table-cell office:value-type="float" office:value="0.04768" calcext:value-type="float">
            <text:p>0.04768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3098" calcext:value-type="float">
            <text:p>0.03098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0451" calcext:value-type="float">
            <text:p>0.004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6311" calcext:value-type="float">
            <text:p>0.26311</text:p>
          </table:table-cell>
          <table:table-cell office:value-type="float" office:value="0.07944" calcext:value-type="float">
            <text:p>0.07944</text:p>
          </table:table-cell>
          <table:table-cell office:value-type="float" office:value="0.05346" calcext:value-type="float">
            <text:p>0.05346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0.04403" calcext:value-type="float">
            <text:p>0.04403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6255" calcext:value-type="float">
            <text:p>0.26255</text:p>
          </table:table-cell>
          <table:table-cell office:value-type="float" office:value="0.07896" calcext:value-type="float">
            <text:p>0.07896</text:p>
          </table:table-cell>
          <table:table-cell office:value-type="float" office:value="0.05334" calcext:value-type="float">
            <text:p>0.05334</text:p>
          </table:table-cell>
          <table:table-cell office:value-type="float" office:value="0.04753" calcext:value-type="float">
            <text:p>0.04753</text:p>
          </table:table-cell>
          <table:table-cell office:value-type="float" office:value="0.04395" calcext:value-type="float">
            <text:p>0.0439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419" calcext:value-type="float">
            <text:p>0.02419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839" calcext:value-type="float">
            <text:p>0.00839</text:p>
          </table:table-cell>
          <table:table-cell office:value-type="float" office:value="0.00449" calcext:value-type="float">
            <text:p>0.004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6199" calcext:value-type="float">
            <text:p>0.26199</text:p>
          </table:table-cell>
          <table:table-cell office:value-type="float" office:value="0.07849" calcext:value-type="float">
            <text:p>0.07849</text:p>
          </table:table-cell>
          <table:table-cell office:value-type="float" office:value="0.05322" calcext:value-type="float">
            <text:p>0.05322</text:p>
          </table:table-cell>
          <table:table-cell office:value-type="float" office:value="0.04745" calcext:value-type="float">
            <text:p>0.0474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449" calcext:value-type="float">
            <text:p>0.004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6143" calcext:value-type="float">
            <text:p>0.26143</text:p>
          </table:table-cell>
          <table:table-cell office:value-type="float" office:value="0.07802" calcext:value-type="float">
            <text:p>0.07802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738" calcext:value-type="float">
            <text:p>0.04738</text:p>
          </table:table-cell>
          <table:table-cell office:value-type="float" office:value="0.04378" calcext:value-type="float">
            <text:p>0.04378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448" calcext:value-type="float">
            <text:p>0.0044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07756" calcext:value-type="float">
            <text:p>0.07756</text:p>
          </table:table-cell>
          <table:table-cell office:value-type="float" office:value="0.05298" calcext:value-type="float">
            <text:p>0.0529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369" calcext:value-type="float">
            <text:p>0.04369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447" calcext:value-type="float">
            <text:p>0.004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6031" calcext:value-type="float">
            <text:p>0.26031</text:p>
          </table:table-cell>
          <table:table-cell office:value-type="float" office:value="0.07711" calcext:value-type="float">
            <text:p>0.07711</text:p>
          </table:table-cell>
          <table:table-cell office:value-type="float" office:value="0.05286" calcext:value-type="float">
            <text:p>0.05286</text:p>
          </table:table-cell>
          <table:table-cell office:value-type="float" office:value="0.04723" calcext:value-type="float">
            <text:p>0.04723</text:p>
          </table:table-cell>
          <table:table-cell office:value-type="float" office:value="0.04361" calcext:value-type="float">
            <text:p>0.04361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0447" calcext:value-type="float">
            <text:p>0.004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5976" calcext:value-type="float">
            <text:p>0.25976</text:p>
          </table:table-cell>
          <table:table-cell office:value-type="float" office:value="0.07666" calcext:value-type="float">
            <text:p>0.07666</text:p>
          </table:table-cell>
          <table:table-cell office:value-type="float" office:value="0.05275" calcext:value-type="float">
            <text:p>0.05275</text:p>
          </table:table-cell>
          <table:table-cell office:value-type="float" office:value="0.04715" calcext:value-type="float">
            <text:p>0.04715</text:p>
          </table:table-cell>
          <table:table-cell office:value-type="float" office:value="0.04353" calcext:value-type="float">
            <text:p>0.04353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0446" calcext:value-type="float">
            <text:p>0.0044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05264" calcext:value-type="float">
            <text:p>0.05264</text:p>
          </table:table-cell>
          <table:table-cell office:value-type="float" office:value="0.04708" calcext:value-type="float">
            <text:p>0.04708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446" calcext:value-type="float">
            <text:p>0.004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25865" calcext:value-type="float">
            <text:p>0.25865</text:p>
          </table:table-cell>
          <table:table-cell office:value-type="float" office:value="0.07578" calcext:value-type="float">
            <text:p>0.07578</text:p>
          </table:table-cell>
          <table:table-cell office:value-type="float" office:value="0.05253" calcext:value-type="float">
            <text:p>0.05253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00446" calcext:value-type="float">
            <text:p>0.004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5809" calcext:value-type="float">
            <text:p>0.25809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4693" calcext:value-type="float">
            <text:p>0.04693</text:p>
          </table:table-cell>
          <table:table-cell office:value-type="float" office:value="0.04328" calcext:value-type="float">
            <text:p>0.04328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0.00445" calcext:value-type="float">
            <text:p>0.004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5754" calcext:value-type="float">
            <text:p>0.25754</text:p>
          </table:table-cell>
          <table:table-cell office:value-type="float" office:value="0.07493" calcext:value-type="float">
            <text:p>0.07493</text:p>
          </table:table-cell>
          <table:table-cell office:value-type="float" office:value="0.05231" calcext:value-type="float">
            <text:p>0.05231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0.04319" calcext:value-type="float">
            <text:p>0.0431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445" calcext:value-type="float">
            <text:p>0.0044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25699" calcext:value-type="float">
            <text:p>0.25699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4679" calcext:value-type="float">
            <text:p>0.04679</text:p>
          </table:table-cell>
          <table:table-cell office:value-type="float" office:value="0.04311" calcext:value-type="float">
            <text:p>0.04311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5" calcext:value-type="float">
            <text:p>0.004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5644" calcext:value-type="float">
            <text:p>0.25644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671" calcext:value-type="float">
            <text:p>0.04671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3098" calcext:value-type="float">
            <text:p>0.03098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0445" calcext:value-type="float">
            <text:p>0.004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25589" calcext:value-type="float">
            <text:p>0.25589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4664" calcext:value-type="float">
            <text:p>0.04664</text:p>
          </table:table-cell>
          <table:table-cell office:value-type="float" office:value="0.04295" calcext:value-type="float">
            <text:p>0.04295</text:p>
          </table:table-cell>
          <table:table-cell office:value-type="float" office:value="0.03097" calcext:value-type="float">
            <text:p>0.03097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0.00445" calcext:value-type="float">
            <text:p>0.004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25534" calcext:value-type="float">
            <text:p>0.25534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5189" calcext:value-type="float">
            <text:p>0.05189</text:p>
          </table:table-cell>
          <table:table-cell office:value-type="float" office:value="0.04657" calcext:value-type="float">
            <text:p>0.04657</text:p>
          </table:table-cell>
          <table:table-cell office:value-type="float" office:value="0.04286" calcext:value-type="float">
            <text:p>0.0428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0445" calcext:value-type="float">
            <text:p>0.004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07291" calcext:value-type="float">
            <text:p>0.07291</text:p>
          </table:table-cell>
          <table:table-cell office:value-type="float" office:value="0.05179" calcext:value-type="float">
            <text:p>0.05179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278" calcext:value-type="float">
            <text:p>0.04278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2557" calcext:value-type="float">
            <text:p>0.02557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445" calcext:value-type="float">
            <text:p>0.0044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5425" calcext:value-type="float">
            <text:p>0.25425</text:p>
          </table:table-cell>
          <table:table-cell office:value-type="float" office:value="0.07252" calcext:value-type="float">
            <text:p>0.07252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4643" calcext:value-type="float">
            <text:p>0.04643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092" calcext:value-type="float">
            <text:p>0.03092</text:p>
          </table:table-cell>
          <table:table-cell office:value-type="float" office:value="0.02566" calcext:value-type="float">
            <text:p>0.02566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446" calcext:value-type="float">
            <text:p>0.0044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07214" calcext:value-type="float">
            <text:p>0.07214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4636" calcext:value-type="float">
            <text:p>0.04636</text:p>
          </table:table-cell>
          <table:table-cell office:value-type="float" office:value="0.04262" calcext:value-type="float">
            <text:p>0.04262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446" calcext:value-type="float">
            <text:p>0.0044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5316" calcext:value-type="float">
            <text:p>0.25316</text:p>
          </table:table-cell>
          <table:table-cell office:value-type="float" office:value="0.07177" calcext:value-type="float">
            <text:p>0.07177</text:p>
          </table:table-cell>
          <table:table-cell office:value-type="float" office:value="0.05149" calcext:value-type="float">
            <text:p>0.05149</text:p>
          </table:table-cell>
          <table:table-cell office:value-type="float" office:value="0.04628" calcext:value-type="float">
            <text:p>0.04628</text:p>
          </table:table-cell>
          <table:table-cell office:value-type="float" office:value="0.04253" calcext:value-type="float">
            <text:p>0.04253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584" calcext:value-type="float">
            <text:p>0.02584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0.00447" calcext:value-type="float">
            <text:p>0.004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5262" calcext:value-type="float">
            <text:p>0.25262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02593" calcext:value-type="float">
            <text:p>0.02593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447" calcext:value-type="float">
            <text:p>0.0044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5207" calcext:value-type="float">
            <text:p>0.2520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4614" calcext:value-type="float">
            <text:p>0.04614</text:p>
          </table:table-cell>
          <table:table-cell office:value-type="float" office:value="0.04237" calcext:value-type="float">
            <text:p>0.04237</text:p>
          </table:table-cell>
          <table:table-cell office:value-type="float" office:value="0.03083" calcext:value-type="float">
            <text:p>0.03083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0448" calcext:value-type="float">
            <text:p>0.004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5153" calcext:value-type="float">
            <text:p>0.25153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05121" calcext:value-type="float">
            <text:p>0.05121</text:p>
          </table:table-cell>
          <table:table-cell office:value-type="float" office:value="0.04607" calcext:value-type="float">
            <text:p>0.04607</text:p>
          </table:table-cell>
          <table:table-cell office:value-type="float" office:value="0.04229" calcext:value-type="float">
            <text:p>0.04229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0962" calcext:value-type="float">
            <text:p>0.00962</text:p>
          </table:table-cell>
          <table:table-cell office:value-type="float" office:value="0.00449" calcext:value-type="float">
            <text:p>0.004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5099" calcext:value-type="float">
            <text:p>0.25099</text:p>
          </table:table-cell>
          <table:table-cell office:value-type="float" office:value="0.07033" calcext:value-type="float">
            <text:p>0.07033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221" calcext:value-type="float">
            <text:p>0.04221</text:p>
          </table:table-cell>
          <table:table-cell office:value-type="float" office:value="0.03077" calcext:value-type="float">
            <text:p>0.03077</text:p>
          </table:table-cell>
          <table:table-cell office:value-type="float" office:value="0.02619" calcext:value-type="float">
            <text:p>0.02619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25044" calcext:value-type="float">
            <text:p>0.25044</text:p>
          </table:table-cell>
          <table:table-cell office:value-type="float" office:value="0.06998" calcext:value-type="float">
            <text:p>0.06998</text:p>
          </table:table-cell>
          <table:table-cell office:value-type="float" office:value="0.05102" calcext:value-type="float">
            <text:p>0.05102</text:p>
          </table:table-cell>
          <table:table-cell office:value-type="float" office:value="0.04593" calcext:value-type="float">
            <text:p>0.04593</text:p>
          </table:table-cell>
          <table:table-cell office:value-type="float" office:value="0.04212" calcext:value-type="float">
            <text:p>0.04212</text:p>
          </table:table-cell>
          <table:table-cell office:value-type="float" office:value="0.03074" calcext:value-type="float">
            <text:p>0.03074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06964" calcext:value-type="float">
            <text:p>0.06964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4587" calcext:value-type="float">
            <text:p>0.04587</text:p>
          </table:table-cell>
          <table:table-cell office:value-type="float" office:value="0.04204" calcext:value-type="float">
            <text:p>0.04204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1859" calcext:value-type="float">
            <text:p>0.01859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451" calcext:value-type="float">
            <text:p>0.004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24936" calcext:value-type="float">
            <text:p>0.24936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5084" calcext:value-type="float">
            <text:p>0.05084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1874" calcext:value-type="float">
            <text:p>0.01874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453" calcext:value-type="float">
            <text:p>0.004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24882" calcext:value-type="float">
            <text:p>0.24882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0454" calcext:value-type="float">
            <text:p>0.0045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4828" calcext:value-type="float">
            <text:p>0.24828</text:p>
          </table:table-cell>
          <table:table-cell office:value-type="float" office:value="0.06864" calcext:value-type="float">
            <text:p>0.06864</text:p>
          </table:table-cell>
          <table:table-cell office:value-type="float" office:value="0.05067" calcext:value-type="float">
            <text:p>0.05067</text:p>
          </table:table-cell>
          <table:table-cell office:value-type="float" office:value="0.04566" calcext:value-type="float">
            <text:p>0.0456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00455" calcext:value-type="float">
            <text:p>0.0045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24774" calcext:value-type="float">
            <text:p>0.24774</text:p>
          </table:table-cell>
          <table:table-cell office:value-type="float" office:value="0.06832" calcext:value-type="float">
            <text:p>0.06832</text:p>
          </table:table-cell>
          <table:table-cell office:value-type="float" office:value="0.05058" calcext:value-type="float">
            <text:p>0.05058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0.02665" calcext:value-type="float">
            <text:p>0.02665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0457" calcext:value-type="float">
            <text:p>0.004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6801" calcext:value-type="float">
            <text:p>0.06801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552" calcext:value-type="float">
            <text:p>0.04552</text:p>
          </table:table-cell>
          <table:table-cell office:value-type="float" office:value="0.04163" calcext:value-type="float">
            <text:p>0.04163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672" calcext:value-type="float">
            <text:p>0.02672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458" calcext:value-type="float">
            <text:p>0.004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4666" calcext:value-type="float">
            <text:p>0.24666</text:p>
          </table:table-cell>
          <table:table-cell office:value-type="float" office:value="0.06769" calcext:value-type="float">
            <text:p>0.06769</text:p>
          </table:table-cell>
          <table:table-cell office:value-type="float" office:value="0.05041" calcext:value-type="float">
            <text:p>0.05041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4612" calcext:value-type="float">
            <text:p>0.24612</text:p>
          </table:table-cell>
          <table:table-cell office:value-type="float" office:value="0.06739" calcext:value-type="float">
            <text:p>0.06739</text:p>
          </table:table-cell>
          <table:table-cell office:value-type="float" office:value="0.05032" calcext:value-type="float">
            <text:p>0.05032</text:p>
          </table:table-cell>
          <table:table-cell office:value-type="float" office:value="0.04539" calcext:value-type="float">
            <text:p>0.04539</text:p>
          </table:table-cell>
          <table:table-cell office:value-type="float" office:value="0.04147" calcext:value-type="float">
            <text:p>0.04147</text:p>
          </table:table-cell>
          <table:table-cell office:value-type="float" office:value="0.03044" calcext:value-type="float">
            <text:p>0.03044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0461" calcext:value-type="float">
            <text:p>0.004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4558" calcext:value-type="float">
            <text:p>0.24558</text:p>
          </table:table-cell>
          <table:table-cell office:value-type="float" office:value="0.06708" calcext:value-type="float">
            <text:p>0.06708</text:p>
          </table:table-cell>
          <table:table-cell office:value-type="float" office:value="0.05024" calcext:value-type="float">
            <text:p>0.05024</text:p>
          </table:table-cell>
          <table:table-cell office:value-type="float" office:value="0.04532" calcext:value-type="float">
            <text:p>0.0453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3039" calcext:value-type="float">
            <text:p>0.03039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0463" calcext:value-type="float">
            <text:p>0.004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24504" calcext:value-type="float">
            <text:p>0.24504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131" calcext:value-type="float">
            <text:p>0.04131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0465" calcext:value-type="float">
            <text:p>0.0046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0.04518" calcext:value-type="float">
            <text:p>0.04518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02019" calcext:value-type="float">
            <text:p>0.0201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467" calcext:value-type="float">
            <text:p>0.0046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24397" calcext:value-type="float">
            <text:p>0.24397</text:p>
          </table:table-cell>
          <table:table-cell office:value-type="float" office:value="0.06621" calcext:value-type="float">
            <text:p>0.06621</text:p>
          </table:table-cell>
          <table:table-cell office:value-type="float" office:value="0.05" calcext:value-type="float">
            <text:p>0.05</text:p>
          </table:table-cell>
          <table:table-cell office:value-type="float" office:value="0.04512" calcext:value-type="float">
            <text:p>0.04512</text:p>
          </table:table-cell>
          <table:table-cell office:value-type="float" office:value="0.04115" calcext:value-type="float">
            <text:p>0.04115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69" calcext:value-type="float">
            <text:p>0.004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24343" calcext:value-type="float">
            <text:p>0.24343</text:p>
          </table:table-cell>
          <table:table-cell office:value-type="float" office:value="0.06592" calcext:value-type="float">
            <text:p>0.06592</text:p>
          </table:table-cell>
          <table:table-cell office:value-type="float" office:value="0.04991" calcext:value-type="float">
            <text:p>0.04991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4107" calcext:value-type="float">
            <text:p>0.04107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471" calcext:value-type="float">
            <text:p>0.004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24289" calcext:value-type="float">
            <text:p>0.24289</text:p>
          </table:table-cell>
          <table:table-cell office:value-type="float" office:value="0.06564" calcext:value-type="float">
            <text:p>0.06564</text:p>
          </table:table-cell>
          <table:table-cell office:value-type="float" office:value="0.04984" calcext:value-type="float">
            <text:p>0.04984</text:p>
          </table:table-cell>
          <table:table-cell office:value-type="float" office:value="0.04498" calcext:value-type="float">
            <text:p>0.04498</text:p>
          </table:table-cell>
          <table:table-cell office:value-type="float" office:value="0.04099" calcext:value-type="float">
            <text:p>0.04099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0474" calcext:value-type="float">
            <text:p>0.004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4235" calcext:value-type="float">
            <text:p>0.24235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04976" calcext:value-type="float">
            <text:p>0.04976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0.04091" calcext:value-type="float">
            <text:p>0.04091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476" calcext:value-type="float">
            <text:p>0.0047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24181" calcext:value-type="float">
            <text:p>0.24181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4968" calcext:value-type="float">
            <text:p>0.04968</text:p>
          </table:table-cell>
          <table:table-cell office:value-type="float" office:value="0.04485" calcext:value-type="float">
            <text:p>0.04485</text:p>
          </table:table-cell>
          <table:table-cell office:value-type="float" office:value="0.04083" calcext:value-type="float">
            <text:p>0.04083</text:p>
          </table:table-cell>
          <table:table-cell office:value-type="float" office:value="0.03003" calcext:value-type="float">
            <text:p>0.03003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0479" calcext:value-type="float">
            <text:p>0.0047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24127" calcext:value-type="float">
            <text:p>0.24127</text:p>
          </table:table-cell>
          <table:table-cell office:value-type="float" office:value="0.06483" calcext:value-type="float">
            <text:p>0.06483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478" calcext:value-type="float">
            <text:p>0.04478</text:p>
          </table:table-cell>
          <table:table-cell office:value-type="float" office:value="0.04075" calcext:value-type="float">
            <text:p>0.04075</text:p>
          </table:table-cell>
          <table:table-cell office:value-type="float" office:value="0.02997" calcext:value-type="float">
            <text:p>0.02997</text:p>
          </table:table-cell>
          <table:table-cell office:value-type="float" office:value="0.02737" calcext:value-type="float">
            <text:p>0.02737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0481" calcext:value-type="float">
            <text:p>0.004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24073" calcext:value-type="float">
            <text:p>0.24073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04952" calcext:value-type="float">
            <text:p>0.04952</text:p>
          </table:table-cell>
          <table:table-cell office:value-type="float" office:value="0.04472" calcext:value-type="float">
            <text:p>0.04472</text:p>
          </table:table-cell>
          <table:table-cell office:value-type="float" office:value="0.04067" calcext:value-type="float">
            <text:p>0.04067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0.00484" calcext:value-type="float">
            <text:p>0.004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4019" calcext:value-type="float">
            <text:p>0.24019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4945" calcext:value-type="float">
            <text:p>0.04945</text:p>
          </table:table-cell>
          <table:table-cell office:value-type="float" office:value="0.04465" calcext:value-type="float">
            <text:p>0.04465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0.02746" calcext:value-type="float">
            <text:p>0.02746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0487" calcext:value-type="float">
            <text:p>0.004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23965" calcext:value-type="float">
            <text:p>0.23965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4937" calcext:value-type="float">
            <text:p>0.04937</text:p>
          </table:table-cell>
          <table:table-cell office:value-type="float" office:value="0.04459" calcext:value-type="float">
            <text:p>0.04459</text:p>
          </table:table-cell>
          <table:table-cell office:value-type="float" office:value="0.04051" calcext:value-type="float">
            <text:p>0.04051</text:p>
          </table:table-cell>
          <table:table-cell office:value-type="float" office:value="0.02979" calcext:value-type="float">
            <text:p>0.0297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23911" calcext:value-type="float">
            <text:p>0.23911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452" calcext:value-type="float">
            <text:p>0.04452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0.02973" calcext:value-type="float">
            <text:p>0.02973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2182" calcext:value-type="float">
            <text:p>0.02182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0493" calcext:value-type="float">
            <text:p>0.0049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3857" calcext:value-type="float">
            <text:p>0.23857</text:p>
          </table:table-cell>
          <table:table-cell office:value-type="float" office:value="0.06356" calcext:value-type="float">
            <text:p>0.06356</text:p>
          </table:table-cell>
          <table:table-cell office:value-type="float" office:value="0.04922" calcext:value-type="float">
            <text:p>0.04922</text:p>
          </table:table-cell>
          <table:table-cell office:value-type="float" office:value="0.04446" calcext:value-type="float">
            <text:p>0.04446</text:p>
          </table:table-cell>
          <table:table-cell office:value-type="float" office:value="0.04035" calcext:value-type="float">
            <text:p>0.04035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0497" calcext:value-type="float">
            <text:p>0.0049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3803" calcext:value-type="float">
            <text:p>0.23803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04915" calcext:value-type="float">
            <text:p>0.04915</text:p>
          </table:table-cell>
          <table:table-cell office:value-type="float" office:value="0.04439" calcext:value-type="float">
            <text:p>0.04439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214" calcext:value-type="float">
            <text:p>0.02214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23749" calcext:value-type="float">
            <text:p>0.23749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4433" calcext:value-type="float">
            <text:p>0.04433</text:p>
          </table:table-cell>
          <table:table-cell office:value-type="float" office:value="0.04019" calcext:value-type="float">
            <text:p>0.04019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0504" calcext:value-type="float">
            <text:p>0.005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23695" calcext:value-type="float">
            <text:p>0.23695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426" calcext:value-type="float">
            <text:p>0.04426</text:p>
          </table:table-cell>
          <table:table-cell office:value-type="float" office:value="0.04011" calcext:value-type="float">
            <text:p>0.04011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246" calcext:value-type="float">
            <text:p>0.02246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0508" calcext:value-type="float">
            <text:p>0.005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23641" calcext:value-type="float">
            <text:p>0.23641</text:p>
          </table:table-cell>
          <table:table-cell office:value-type="float" office:value="0.06261" calcext:value-type="float">
            <text:p>0.06261</text:p>
          </table:table-cell>
          <table:table-cell office:value-type="float" office:value="0.04893" calcext:value-type="float">
            <text:p>0.04893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003" calcext:value-type="float">
            <text:p>0.04003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511" calcext:value-type="float">
            <text:p>0.005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23586" calcext:value-type="float">
            <text:p>0.23586</text:p>
          </table:table-cell>
          <table:table-cell office:value-type="float" office:value="0.06238" calcext:value-type="float">
            <text:p>0.06238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4413" calcext:value-type="float">
            <text:p>0.04413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23532" calcext:value-type="float">
            <text:p>0.23532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0.04879" calcext:value-type="float">
            <text:p>0.04879</text:p>
          </table:table-cell>
          <table:table-cell office:value-type="float" office:value="0.04407" calcext:value-type="float">
            <text:p>0.04407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0.02774" calcext:value-type="float">
            <text:p>0.02774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3478" calcext:value-type="float">
            <text:p>0.23478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979" calcext:value-type="float">
            <text:p>0.03979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2776" calcext:value-type="float">
            <text:p>0.02776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0524" calcext:value-type="float">
            <text:p>0.005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3423" calcext:value-type="float">
            <text:p>0.23423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0.04865" calcext:value-type="float">
            <text:p>0.04865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3971" calcext:value-type="float">
            <text:p>0.03971</text:p>
          </table:table-cell>
          <table:table-cell office:value-type="float" office:value="0.02911" calcext:value-type="float">
            <text:p>0.02911</text:p>
          </table:table-cell>
          <table:table-cell office:value-type="float" office:value="0.02777" calcext:value-type="float">
            <text:p>0.02777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0529" calcext:value-type="float">
            <text:p>0.005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3369" calcext:value-type="float">
            <text:p>0.23369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4858" calcext:value-type="float">
            <text:p>0.04858</text:p>
          </table:table-cell>
          <table:table-cell office:value-type="float" office:value="0.04388" calcext:value-type="float">
            <text:p>0.04388</text:p>
          </table:table-cell>
          <table:table-cell office:value-type="float" office:value="0.03963" calcext:value-type="float">
            <text:p>0.03963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779" calcext:value-type="float">
            <text:p>0.02779</text:p>
          </table:table-cell>
          <table:table-cell office:value-type="float" office:value="0.02338" calcext:value-type="float">
            <text:p>0.02338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533" calcext:value-type="float">
            <text:p>0.005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3314" calcext:value-type="float">
            <text:p>0.23314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04851" calcext:value-type="float">
            <text:p>0.04851</text:p>
          </table:table-cell>
          <table:table-cell office:value-type="float" office:value="0.04381" calcext:value-type="float">
            <text:p>0.04381</text:p>
          </table:table-cell>
          <table:table-cell office:value-type="float" office:value="0.03955" calcext:value-type="float">
            <text:p>0.03955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0538" calcext:value-type="float">
            <text:p>0.005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06108" calcext:value-type="float">
            <text:p>0.06108</text:p>
          </table:table-cell>
          <table:table-cell office:value-type="float" office:value="0.04844" calcext:value-type="float">
            <text:p>0.04844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2889" calcext:value-type="float">
            <text:p>0.02889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0543" calcext:value-type="float">
            <text:p>0.005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23205" calcext:value-type="float">
            <text:p>0.23205</text:p>
          </table:table-cell>
          <table:table-cell office:value-type="float" office:value="0.06087" calcext:value-type="float">
            <text:p>0.06087</text:p>
          </table:table-cell>
          <table:table-cell office:value-type="float" office:value="0.04838" calcext:value-type="float">
            <text:p>0.04838</text:p>
          </table:table-cell>
          <table:table-cell office:value-type="float" office:value="0.04368" calcext:value-type="float">
            <text:p>0.04368</text:p>
          </table:table-cell>
          <table:table-cell office:value-type="float" office:value="0.03939" calcext:value-type="float">
            <text:p>0.03939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549" calcext:value-type="float">
            <text:p>0.005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3931" calcext:value-type="float">
            <text:p>0.03931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0554" calcext:value-type="float">
            <text:p>0.005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23096" calcext:value-type="float">
            <text:p>0.23096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4824" calcext:value-type="float">
            <text:p>0.04824</text:p>
          </table:table-cell>
          <table:table-cell office:value-type="float" office:value="0.04356" calcext:value-type="float">
            <text:p>0.04356</text:p>
          </table:table-cell>
          <table:table-cell office:value-type="float" office:value="0.03923" calcext:value-type="float">
            <text:p>0.03923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23041" calcext:value-type="float">
            <text:p>0.23041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4349" calcext:value-type="float">
            <text:p>0.04349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565" calcext:value-type="float">
            <text:p>0.0056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2986" calcext:value-type="float">
            <text:p>0.22986</text:p>
          </table:table-cell>
          <table:table-cell office:value-type="float" office:value="0.06008" calcext:value-type="float">
            <text:p>0.06008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4343" calcext:value-type="float">
            <text:p>0.04343</text:p>
          </table:table-cell>
          <table:table-cell office:value-type="float" office:value="0.03907" calcext:value-type="float">
            <text:p>0.03907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0.02784" calcext:value-type="float">
            <text:p>0.02784</text:p>
          </table:table-cell>
          <table:table-cell office:value-type="float" office:value="0.02437" calcext:value-type="float">
            <text:p>0.02437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571" calcext:value-type="float">
            <text:p>0.005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2931" calcext:value-type="float">
            <text:p>0.22931</text:p>
          </table:table-cell>
          <table:table-cell office:value-type="float" office:value="0.05989" calcext:value-type="float">
            <text:p>0.05989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4337" calcext:value-type="float">
            <text:p>0.04337</text:p>
          </table:table-cell>
          <table:table-cell office:value-type="float" office:value="0.03899" calcext:value-type="float">
            <text:p>0.03899</text:p>
          </table:table-cell>
          <table:table-cell office:value-type="float" office:value="0.02844" calcext:value-type="float">
            <text:p>0.02844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0578" calcext:value-type="float">
            <text:p>0.0057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22876" calcext:value-type="float">
            <text:p>0.22876</text:p>
          </table:table-cell>
          <table:table-cell office:value-type="float" office:value="0.05971" calcext:value-type="float">
            <text:p>0.05971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0.04331" calcext:value-type="float">
            <text:p>0.04331</text:p>
          </table:table-cell>
          <table:table-cell office:value-type="float" office:value="0.03891" calcext:value-type="float">
            <text:p>0.03891</text:p>
          </table:table-cell>
          <table:table-cell office:value-type="float" office:value="0.02836" calcext:value-type="float">
            <text:p>0.02836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463" calcext:value-type="float">
            <text:p>0.0246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584" calcext:value-type="float">
            <text:p>0.005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2821" calcext:value-type="float">
            <text:p>0.22821</text:p>
          </table:table-cell>
          <table:table-cell office:value-type="float" office:value="0.05952" calcext:value-type="float">
            <text:p>0.05952</text:p>
          </table:table-cell>
          <table:table-cell office:value-type="float" office:value="0.04791" calcext:value-type="float">
            <text:p>0.04791</text:p>
          </table:table-cell>
          <table:table-cell office:value-type="float" office:value="0.04324" calcext:value-type="float">
            <text:p>0.04324</text:p>
          </table:table-cell>
          <table:table-cell office:value-type="float" office:value="0.03884" calcext:value-type="float">
            <text:p>0.03884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476" calcext:value-type="float">
            <text:p>0.02476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0591" calcext:value-type="float">
            <text:p>0.0059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2766" calcext:value-type="float">
            <text:p>0.22766</text:p>
          </table:table-cell>
          <table:table-cell office:value-type="float" office:value="0.05934" calcext:value-type="float">
            <text:p>0.05934</text:p>
          </table:table-cell>
          <table:table-cell office:value-type="float" office:value="0.04785" calcext:value-type="float">
            <text:p>0.04785</text:p>
          </table:table-cell>
          <table:table-cell office:value-type="float" office:value="0.04318" calcext:value-type="float">
            <text:p>0.04318</text:p>
          </table:table-cell>
          <table:table-cell office:value-type="float" office:value="0.03876" calcext:value-type="float">
            <text:p>0.03876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488" calcext:value-type="float">
            <text:p>0.02488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598" calcext:value-type="float">
            <text:p>0.0059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4779" calcext:value-type="float">
            <text:p>0.04779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3868" calcext:value-type="float">
            <text:p>0.03868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0605" calcext:value-type="float">
            <text:p>0.006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22655" calcext:value-type="float">
            <text:p>0.22655</text:p>
          </table:table-cell>
          <table:table-cell office:value-type="float" office:value="0.05899" calcext:value-type="float">
            <text:p>0.05899</text:p>
          </table:table-cell>
          <table:table-cell office:value-type="float" office:value="0.04772" calcext:value-type="float">
            <text:p>0.04772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2779" calcext:value-type="float">
            <text:p>0.02779</text:p>
          </table:table-cell>
          <table:table-cell office:value-type="float" office:value="0.02513" calcext:value-type="float">
            <text:p>0.02513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612" calcext:value-type="float">
            <text:p>0.0061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226" calcext:value-type="float">
            <text:p>0.226</text:p>
          </table:table-cell>
          <table:table-cell office:value-type="float" office:value="0.05881" calcext:value-type="float">
            <text:p>0.05881</text:p>
          </table:table-cell>
          <table:table-cell office:value-type="float" office:value="0.04766" calcext:value-type="float">
            <text:p>0.04766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3852" calcext:value-type="float">
            <text:p>0.03852</text:p>
          </table:table-cell>
          <table:table-cell office:value-type="float" office:value="0.02797" calcext:value-type="float">
            <text:p>0.02797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22544" calcext:value-type="float">
            <text:p>0.22544</text:p>
          </table:table-cell>
          <table:table-cell office:value-type="float" office:value="0.05864" calcext:value-type="float">
            <text:p>0.05864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2777" calcext:value-type="float">
            <text:p>0.02777</text:p>
          </table:table-cell>
          <table:table-cell office:value-type="float" office:value="0.02536" calcext:value-type="float">
            <text:p>0.02536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0627" calcext:value-type="float">
            <text:p>0.006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2489" calcext:value-type="float">
            <text:p>0.22489</text:p>
          </table:table-cell>
          <table:table-cell office:value-type="float" office:value="0.05847" calcext:value-type="float">
            <text:p>0.05847</text:p>
          </table:table-cell>
          <table:table-cell office:value-type="float" office:value="0.04753" calcext:value-type="float">
            <text:p>0.04753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3836" calcext:value-type="float">
            <text:p>0.03836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547" calcext:value-type="float">
            <text:p>0.02547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0636" calcext:value-type="float">
            <text:p>0.006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2433" calcext:value-type="float">
            <text:p>0.22433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0.04747" calcext:value-type="float">
            <text:p>0.04747</text:p>
          </table:table-cell>
          <table:table-cell office:value-type="float" office:value="0.04281" calcext:value-type="float">
            <text:p>0.04281</text:p>
          </table:table-cell>
          <table:table-cell office:value-type="float" office:value="0.03828" calcext:value-type="float">
            <text:p>0.03828</text:p>
          </table:table-cell>
          <table:table-cell office:value-type="float" office:value="0.02774" calcext:value-type="float">
            <text:p>0.02774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644" calcext:value-type="float">
            <text:p>0.0064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2377" calcext:value-type="float">
            <text:p>0.22377</text:p>
          </table:table-cell>
          <table:table-cell office:value-type="float" office:value="0.05814" calcext:value-type="float">
            <text:p>0.05814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4274" calcext:value-type="float">
            <text:p>0.04274</text:p>
          </table:table-cell>
          <table:table-cell office:value-type="float" office:value="0.03821" calcext:value-type="float">
            <text:p>0.03821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0653" calcext:value-type="float">
            <text:p>0.0065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22321" calcext:value-type="float">
            <text:p>0.22321</text:p>
          </table:table-cell>
          <table:table-cell office:value-type="float" office:value="0.05798" calcext:value-type="float">
            <text:p>0.05798</text:p>
          </table:table-cell>
          <table:table-cell office:value-type="float" office:value="0.04735" calcext:value-type="float">
            <text:p>0.04735</text:p>
          </table:table-cell>
          <table:table-cell office:value-type="float" office:value="0.04268" calcext:value-type="float">
            <text:p>0.04268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0661" calcext:value-type="float">
            <text:p>0.0066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2265" calcext:value-type="float">
            <text:p>0.22265</text:p>
          </table:table-cell>
          <table:table-cell office:value-type="float" office:value="0.05782" calcext:value-type="float">
            <text:p>0.05782</text:p>
          </table:table-cell>
          <table:table-cell office:value-type="float" office:value="0.04729" calcext:value-type="float">
            <text:p>0.04729</text:p>
          </table:table-cell>
          <table:table-cell office:value-type="float" office:value="0.04262" calcext:value-type="float">
            <text:p>0.04262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0671" calcext:value-type="float">
            <text:p>0.0067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2209" calcext:value-type="float">
            <text:p>0.22209</text:p>
          </table:table-cell>
          <table:table-cell office:value-type="float" office:value="0.05766" calcext:value-type="float">
            <text:p>0.05766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4256" calcext:value-type="float">
            <text:p>0.04256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1859" calcext:value-type="float">
            <text:p>0.01859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22153" calcext:value-type="float">
            <text:p>0.22153</text:p>
          </table:table-cell>
          <table:table-cell office:value-type="float" office:value="0.05751" calcext:value-type="float">
            <text:p>0.05751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789" calcext:value-type="float">
            <text:p>0.03789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22097" calcext:value-type="float">
            <text:p>0.22097</text:p>
          </table:table-cell>
          <table:table-cell office:value-type="float" office:value="0.05735" calcext:value-type="float">
            <text:p>0.05735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244" calcext:value-type="float">
            <text:p>0.04244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01905" calcext:value-type="float">
            <text:p>0.0190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38" calcext:value-type="float">
            <text:p>0.04238</text:p>
          </table:table-cell>
          <table:table-cell office:value-type="float" office:value="0.03773" calcext:value-type="float">
            <text:p>0.03773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2756" calcext:value-type="float">
            <text:p>0.02756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.00711" calcext:value-type="float">
            <text:p>0.007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21984" calcext:value-type="float">
            <text:p>0.21984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4698" calcext:value-type="float">
            <text:p>0.04698</text:p>
          </table:table-cell>
          <table:table-cell office:value-type="float" office:value="0.04231" calcext:value-type="float">
            <text:p>0.04231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00721" calcext:value-type="float">
            <text:p>0.007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21927" calcext:value-type="float">
            <text:p>0.21927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0.04225" calcext:value-type="float">
            <text:p>0.04225</text:p>
          </table:table-cell>
          <table:table-cell office:value-type="float" office:value="0.03758" calcext:value-type="float">
            <text:p>0.03758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0732" calcext:value-type="float">
            <text:p>0.0073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05676" calcext:value-type="float">
            <text:p>0.05676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219" calcext:value-type="float">
            <text:p>0.0421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1814" calcext:value-type="float">
            <text:p>0.21814</text:p>
          </table:table-cell>
          <table:table-cell office:value-type="float" office:value="0.05662" calcext:value-type="float">
            <text:p>0.05662</text:p>
          </table:table-cell>
          <table:table-cell office:value-type="float" office:value="0.04681" calcext:value-type="float">
            <text:p>0.04681</text:p>
          </table:table-cell>
          <table:table-cell office:value-type="float" office:value="0.04213" calcext:value-type="float">
            <text:p>0.04213</text:p>
          </table:table-cell>
          <table:table-cell office:value-type="float" office:value="0.03742" calcext:value-type="float">
            <text:p>0.03742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0.00756" calcext:value-type="float">
            <text:p>0.007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21757" calcext:value-type="float">
            <text:p>0.21757</text:p>
          </table:table-cell>
          <table:table-cell office:value-type="float" office:value="0.05648" calcext:value-type="float">
            <text:p>0.0564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4207" calcext:value-type="float">
            <text:p>0.04207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768" calcext:value-type="float">
            <text:p>0.0076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217" calcext:value-type="float">
            <text:p>0.217</text:p>
          </table:table-cell>
          <table:table-cell office:value-type="float" office:value="0.05634" calcext:value-type="float">
            <text:p>0.05634</text:p>
          </table:table-cell>
          <table:table-cell office:value-type="float" office:value="0.04669" calcext:value-type="float">
            <text:p>0.04669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2737" calcext:value-type="float">
            <text:p>0.02737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21643" calcext:value-type="float">
            <text:p>0.21643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4663" calcext:value-type="float">
            <text:p>0.04663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092" calcext:value-type="float">
            <text:p>0.02092</text:p>
          </table:table-cell>
          <table:table-cell office:value-type="float" office:value="0.00793" calcext:value-type="float">
            <text:p>0.0079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21585" calcext:value-type="float">
            <text:p>0.21585</text:p>
          </table:table-cell>
          <table:table-cell office:value-type="float" office:value="0.05607" calcext:value-type="float">
            <text:p>0.05607</text:p>
          </table:table-cell>
          <table:table-cell office:value-type="float" office:value="0.04657" calcext:value-type="float">
            <text:p>0.04657</text:p>
          </table:table-cell>
          <table:table-cell office:value-type="float" office:value="0.04189" calcext:value-type="float">
            <text:p>0.04189</text:p>
          </table:table-cell>
          <table:table-cell office:value-type="float" office:value="0.03711" calcext:value-type="float">
            <text:p>0.03711</text:p>
          </table:table-cell>
          <table:table-cell office:value-type="float" office:value="0.02665" calcext:value-type="float">
            <text:p>0.02665</text:p>
          </table:table-cell>
          <table:table-cell office:value-type="float" office:value="0.02729" calcext:value-type="float">
            <text:p>0.02729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0807" calcext:value-type="float">
            <text:p>0.008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21528" calcext:value-type="float">
            <text:p>0.21528</text:p>
          </table:table-cell>
          <table:table-cell office:value-type="float" office:value="0.05593" calcext:value-type="float">
            <text:p>0.05593</text:p>
          </table:table-cell>
          <table:table-cell office:value-type="float" office:value="0.04652" calcext:value-type="float">
            <text:p>0.04652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3703" calcext:value-type="float">
            <text:p>0.03703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2138" calcext:value-type="float">
            <text:p>0.02138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21471" calcext:value-type="float">
            <text:p>0.21471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646" calcext:value-type="float">
            <text:p>0.04646</text:p>
          </table:table-cell>
          <table:table-cell office:value-type="float" office:value="0.04177" calcext:value-type="float">
            <text:p>0.04177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161" calcext:value-type="float">
            <text:p>0.02161</text:p>
          </table:table-cell>
          <table:table-cell office:value-type="float" office:value="0.00835" calcext:value-type="float">
            <text:p>0.008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21413" calcext:value-type="float">
            <text:p>0.21413</text:p>
          </table:table-cell>
          <table:table-cell office:value-type="float" office:value="0.05567" calcext:value-type="float">
            <text:p>0.05567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171" calcext:value-type="float">
            <text:p>0.04171</text:p>
          </table:table-cell>
          <table:table-cell office:value-type="float" office:value="0.03687" calcext:value-type="float">
            <text:p>0.03687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0.00849" calcext:value-type="float">
            <text:p>0.008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1355" calcext:value-type="float">
            <text:p>0.21355</text:p>
          </table:table-cell>
          <table:table-cell office:value-type="float" office:value="0.05554" calcext:value-type="float">
            <text:p>0.05554</text:p>
          </table:table-cell>
          <table:table-cell office:value-type="float" office:value="0.04634" calcext:value-type="float">
            <text:p>0.04634</text:p>
          </table:table-cell>
          <table:table-cell office:value-type="float" office:value="0.04165" calcext:value-type="float">
            <text:p>0.04165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864" calcext:value-type="float">
            <text:p>0.0086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21298" calcext:value-type="float">
            <text:p>0.21298</text:p>
          </table:table-cell>
          <table:table-cell office:value-type="float" office:value="0.05541" calcext:value-type="float">
            <text:p>0.05541</text:p>
          </table:table-cell>
          <table:table-cell office:value-type="float" office:value="0.04629" calcext:value-type="float">
            <text:p>0.04629</text:p>
          </table:table-cell>
          <table:table-cell office:value-type="float" office:value="0.04159" calcext:value-type="float">
            <text:p>0.04159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0.02229" calcext:value-type="float">
            <text:p>0.02229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05529" calcext:value-type="float">
            <text:p>0.05529</text:p>
          </table:table-cell>
          <table:table-cell office:value-type="float" office:value="0.04623" calcext:value-type="float">
            <text:p>0.04623</text:p>
          </table:table-cell>
          <table:table-cell office:value-type="float" office:value="0.04153" calcext:value-type="float">
            <text:p>0.04153</text:p>
          </table:table-cell>
          <table:table-cell office:value-type="float" office:value="0.03664" calcext:value-type="float">
            <text:p>0.03664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2251" calcext:value-type="float">
            <text:p>0.02251</text:p>
          </table:table-cell>
          <table:table-cell office:value-type="float" office:value="0.00895" calcext:value-type="float">
            <text:p>0.0089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21182" calcext:value-type="float">
            <text:p>0.21182</text:p>
          </table:table-cell>
          <table:table-cell office:value-type="float" office:value="0.05516" calcext:value-type="float">
            <text:p>0.05516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0.04147" calcext:value-type="float">
            <text:p>0.04147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702" calcext:value-type="float">
            <text:p>0.02702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.00912" calcext:value-type="float">
            <text:p>0.009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21124" calcext:value-type="float">
            <text:p>0.21124</text:p>
          </table:table-cell>
          <table:table-cell office:value-type="float" office:value="0.05504" calcext:value-type="float">
            <text:p>0.05504</text:p>
          </table:table-cell>
          <table:table-cell office:value-type="float" office:value="0.04612" calcext:value-type="float">
            <text:p>0.04612</text:p>
          </table:table-cell>
          <table:table-cell office:value-type="float" office:value="0.04141" calcext:value-type="float">
            <text:p>0.04141</text:p>
          </table:table-cell>
          <table:table-cell office:value-type="float" office:value="0.03649" calcext:value-type="float">
            <text:p>0.03649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0929" calcext:value-type="float">
            <text:p>0.0092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21065" calcext:value-type="float">
            <text:p>0.21065</text:p>
          </table:table-cell>
          <table:table-cell office:value-type="float" office:value="0.05492" calcext:value-type="float">
            <text:p>0.05492</text:p>
          </table:table-cell>
          <table:table-cell office:value-type="float" office:value="0.04606" calcext:value-type="float">
            <text:p>0.04606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.03641" calcext:value-type="float">
            <text:p>0.03641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2695" calcext:value-type="float">
            <text:p>0.0269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21007" calcext:value-type="float">
            <text:p>0.21007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601" calcext:value-type="float">
            <text:p>0.04601</text:p>
          </table:table-cell>
          <table:table-cell office:value-type="float" office:value="0.04129" calcext:value-type="float">
            <text:p>0.04129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964" calcext:value-type="float">
            <text:p>0.009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20949" calcext:value-type="float">
            <text:p>0.20949</text:p>
          </table:table-cell>
          <table:table-cell office:value-type="float" office:value="0.05468" calcext:value-type="float">
            <text:p>0.05468</text:p>
          </table:table-cell>
          <table:table-cell office:value-type="float" office:value="0.04595" calcext:value-type="float">
            <text:p>0.04595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2603" calcext:value-type="float">
            <text:p>0.02603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0.02739" calcext:value-type="float">
            <text:p>0.02739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0982" calcext:value-type="float">
            <text:p>0.009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117" calcext:value-type="float">
            <text:p>0.04117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2683" calcext:value-type="float">
            <text:p>0.02683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1001" calcext:value-type="float">
            <text:p>0.0100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04584" calcext:value-type="float">
            <text:p>0.04584</text:p>
          </table:table-cell>
          <table:table-cell office:value-type="float" office:value="0.04111" calcext:value-type="float">
            <text:p>0.0411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2746" calcext:value-type="float">
            <text:p>0.02746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0773" calcext:value-type="float">
            <text:p>0.20773</text:p>
          </table:table-cell>
          <table:table-cell office:value-type="float" office:value="0.05433" calcext:value-type="float">
            <text:p>0.054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0.03602" calcext:value-type="float">
            <text:p>0.03602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20714" calcext:value-type="float">
            <text:p>0.20714</text:p>
          </table:table-cell>
          <table:table-cell office:value-type="float" office:value="0.05422" calcext:value-type="float">
            <text:p>0.05422</text:p>
          </table:table-cell>
          <table:table-cell office:value-type="float" office:value="0.04574" calcext:value-type="float">
            <text:p>0.04574</text:p>
          </table:table-cell>
          <table:table-cell office:value-type="float" office:value="0.04099" calcext:value-type="float">
            <text:p>0.04099</text:p>
          </table:table-cell>
          <table:table-cell office:value-type="float" office:value="0.03594" calcext:value-type="float">
            <text:p>0.03594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0655" calcext:value-type="float">
            <text:p>0.20655</text:p>
          </table:table-cell>
          <table:table-cell office:value-type="float" office:value="0.05411" calcext:value-type="float">
            <text:p>0.05411</text:p>
          </table:table-cell>
          <table:table-cell office:value-type="float" office:value="0.04568" calcext:value-type="float">
            <text:p>0.04568</text:p>
          </table:table-cell>
          <table:table-cell office:value-type="float" office:value="0.04093" calcext:value-type="float">
            <text:p>0.04093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1081" calcext:value-type="float">
            <text:p>0.0108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20596" calcext:value-type="float">
            <text:p>0.205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563" calcext:value-type="float">
            <text:p>0.04563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2756" calcext:value-type="float">
            <text:p>0.02756</text:p>
          </table:table-cell>
          <table:table-cell office:value-type="float" office:value="0.02478" calcext:value-type="float">
            <text:p>0.02478</text:p>
          </table:table-cell>
          <table:table-cell office:value-type="float" office:value="0.01102" calcext:value-type="float">
            <text:p>0.0110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20536" calcext:value-type="float">
            <text:p>0.20536</text:p>
          </table:table-cell>
          <table:table-cell office:value-type="float" office:value="0.05389" calcext:value-type="float">
            <text:p>0.05389</text:p>
          </table:table-cell>
          <table:table-cell office:value-type="float" office:value="0.04557" calcext:value-type="float">
            <text:p>0.04557</text:p>
          </table:table-cell>
          <table:table-cell office:value-type="float" office:value="0.04081" calcext:value-type="float">
            <text:p>0.04081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2576" calcext:value-type="float">
            <text:p>0.0257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1124" calcext:value-type="float">
            <text:p>0.011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20477" calcext:value-type="float">
            <text:p>0.20477</text:p>
          </table:table-cell>
          <table:table-cell office:value-type="float" office:value="0.05378" calcext:value-type="float">
            <text:p>0.05378</text:p>
          </table:table-cell>
          <table:table-cell office:value-type="float" office:value="0.04552" calcext:value-type="float">
            <text:p>0.04552</text:p>
          </table:table-cell>
          <table:table-cell office:value-type="float" office:value="0.04075" calcext:value-type="float">
            <text:p>0.04075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515" calcext:value-type="float">
            <text:p>0.02515</text:p>
          </table:table-cell>
          <table:table-cell office:value-type="float" office:value="0.01146" calcext:value-type="float">
            <text:p>0.011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20418" calcext:value-type="float">
            <text:p>0.20418</text:p>
          </table:table-cell>
          <table:table-cell office:value-type="float" office:value="0.05367" calcext:value-type="float">
            <text:p>0.05367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0.04069" calcext:value-type="float">
            <text:p>0.04069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01169" calcext:value-type="float">
            <text:p>0.011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20358" calcext:value-type="float">
            <text:p>0.20358</text:p>
          </table:table-cell>
          <table:table-cell office:value-type="float" office:value="0.05356" calcext:value-type="float">
            <text:p>0.05356</text:p>
          </table:table-cell>
          <table:table-cell office:value-type="float" office:value="0.04541" calcext:value-type="float">
            <text:p>0.04541</text:p>
          </table:table-cell>
          <table:table-cell office:value-type="float" office:value="0.04063" calcext:value-type="float">
            <text:p>0.04063</text:p>
          </table:table-cell>
          <table:table-cell office:value-type="float" office:value="0.03548" calcext:value-type="float">
            <text:p>0.0354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551" calcext:value-type="float">
            <text:p>0.02551</text:p>
          </table:table-cell>
          <table:table-cell office:value-type="float" office:value="0.01192" calcext:value-type="float">
            <text:p>0.0119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20298" calcext:value-type="float">
            <text:p>0.20298</text:p>
          </table:table-cell>
          <table:table-cell office:value-type="float" office:value="0.05346" calcext:value-type="float">
            <text:p>0.05346</text:p>
          </table:table-cell>
          <table:table-cell office:value-type="float" office:value="0.04536" calcext:value-type="float">
            <text:p>0.04536</text:p>
          </table:table-cell>
          <table:table-cell office:value-type="float" office:value="0.04057" calcext:value-type="float">
            <text:p>0.0405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566" calcext:value-type="float">
            <text:p>0.02566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16" calcext:value-type="float">
            <text:p>0.012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20239" calcext:value-type="float">
            <text:p>0.20239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03532" calcext:value-type="float">
            <text:p>0.03532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1241" calcext:value-type="float">
            <text:p>0.0124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0179" calcext:value-type="float">
            <text:p>0.20179</text:p>
          </table:table-cell>
          <table:table-cell office:value-type="float" office:value="0.05325" calcext:value-type="float">
            <text:p>0.05325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046" calcext:value-type="float">
            <text:p>0.04046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1266" calcext:value-type="float">
            <text:p>0.012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20119" calcext:value-type="float">
            <text:p>0.20119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1291" calcext:value-type="float">
            <text:p>0.012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0059" calcext:value-type="float">
            <text:p>0.20059</text:p>
          </table:table-cell>
          <table:table-cell office:value-type="float" office:value="0.05305" calcext:value-type="float">
            <text:p>0.05305</text:p>
          </table:table-cell>
          <table:table-cell office:value-type="float" office:value="0.04515" calcext:value-type="float">
            <text:p>0.04515</text:p>
          </table:table-cell>
          <table:table-cell office:value-type="float" office:value="0.04034" calcext:value-type="float">
            <text:p>0.04034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.02561" calcext:value-type="float">
            <text:p>0.02561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1317" calcext:value-type="float">
            <text:p>0.013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19998" calcext:value-type="float">
            <text:p>0.19998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4028" calcext:value-type="float">
            <text:p>0.04028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1344" calcext:value-type="float">
            <text:p>0.013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19938" calcext:value-type="float">
            <text:p>0.19938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03494" calcext:value-type="float">
            <text:p>0.0349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1371" calcext:value-type="float">
            <text:p>0.0137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19878" calcext:value-type="float">
            <text:p>0.19878</text:p>
          </table:table-cell>
          <table:table-cell office:value-type="float" office:value="0.05275" calcext:value-type="float">
            <text:p>0.05275</text:p>
          </table:table-cell>
          <table:table-cell office:value-type="float" office:value="0.04499" calcext:value-type="float">
            <text:p>0.04499</text:p>
          </table:table-cell>
          <table:table-cell office:value-type="float" office:value="0.04016" calcext:value-type="float">
            <text:p>0.04016</text:p>
          </table:table-cell>
          <table:table-cell office:value-type="float" office:value="0.03486" calcext:value-type="float">
            <text:p>0.0348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629" calcext:value-type="float">
            <text:p>0.02629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1399" calcext:value-type="float">
            <text:p>0.0139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19817" calcext:value-type="float">
            <text:p>0.19817</text:p>
          </table:table-cell>
          <table:table-cell office:value-type="float" office:value="0.05265" calcext:value-type="float">
            <text:p>0.05265</text:p>
          </table:table-cell>
          <table:table-cell office:value-type="float" office:value="0.04494" calcext:value-type="float">
            <text:p>0.04494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479" calcext:value-type="float">
            <text:p>0.03479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1427" calcext:value-type="float">
            <text:p>0.014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19757" calcext:value-type="float">
            <text:p>0.19757</text:p>
          </table:table-cell>
          <table:table-cell office:value-type="float" office:value="0.05255" calcext:value-type="float">
            <text:p>0.05255</text:p>
          </table:table-cell>
          <table:table-cell office:value-type="float" office:value="0.04489" calcext:value-type="float">
            <text:p>0.04489</text:p>
          </table:table-cell>
          <table:table-cell office:value-type="float" office:value="0.04005" calcext:value-type="float">
            <text:p>0.04005</text:p>
          </table:table-cell>
          <table:table-cell office:value-type="float" office:value="0.03471" calcext:value-type="float">
            <text:p>0.03471</text:p>
          </table:table-cell>
          <table:table-cell office:value-type="float" office:value="0.02561" calcext:value-type="float">
            <text:p>0.0256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1455" calcext:value-type="float">
            <text:p>0.0145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19696" calcext:value-type="float">
            <text:p>0.1969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4484" calcext:value-type="float">
            <text:p>0.04484</text:p>
          </table:table-cell>
          <table:table-cell office:value-type="float" office:value="0.03999" calcext:value-type="float">
            <text:p>0.03999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484" calcext:value-type="float">
            <text:p>0.0148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9635" calcext:value-type="float">
            <text:p>0.19635</text:p>
          </table:table-cell>
          <table:table-cell office:value-type="float" office:value="0.05236" calcext:value-type="float">
            <text:p>0.05236</text:p>
          </table:table-cell>
          <table:table-cell office:value-type="float" office:value="0.04479" calcext:value-type="float">
            <text:p>0.04479</text:p>
          </table:table-cell>
          <table:table-cell office:value-type="float" office:value="0.03993" calcext:value-type="float">
            <text:p>0.03993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1514" calcext:value-type="float">
            <text:p>0.015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9574" calcext:value-type="float">
            <text:p>0.19574</text:p>
          </table:table-cell>
          <table:table-cell office:value-type="float" office:value="0.05227" calcext:value-type="float">
            <text:p>0.05227</text:p>
          </table:table-cell>
          <table:table-cell office:value-type="float" office:value="0.04474" calcext:value-type="float">
            <text:p>0.04474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3448" calcext:value-type="float">
            <text:p>0.03448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1544" calcext:value-type="float">
            <text:p>0.015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9513" calcext:value-type="float">
            <text:p>0.19513</text:p>
          </table:table-cell>
          <table:table-cell office:value-type="float" office:value="0.05218" calcext:value-type="float">
            <text:p>0.05218</text:p>
          </table:table-cell>
          <table:table-cell office:value-type="float" office:value="0.04469" calcext:value-type="float">
            <text:p>0.04469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2566" calcext:value-type="float">
            <text:p>0.02566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1574" calcext:value-type="float">
            <text:p>0.015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9452" calcext:value-type="float">
            <text:p>0.19452</text:p>
          </table:table-cell>
          <table:table-cell office:value-type="float" office:value="0.05208" calcext:value-type="float">
            <text:p>0.05208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0.03975" calcext:value-type="float">
            <text:p>0.03975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2569" calcext:value-type="float">
            <text:p>0.02569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4459" calcext:value-type="float">
            <text:p>0.04459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3425" calcext:value-type="float">
            <text:p>0.03425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1636" calcext:value-type="float">
            <text:p>0.0163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9329" calcext:value-type="float">
            <text:p>0.19329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454" calcext:value-type="float">
            <text:p>0.04454</text:p>
          </table:table-cell>
          <table:table-cell office:value-type="float" office:value="0.03964" calcext:value-type="float">
            <text:p>0.03964</text:p>
          </table:table-cell>
          <table:table-cell office:value-type="float" office:value="0.03417" calcext:value-type="float">
            <text:p>0.03417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1667" calcext:value-type="float">
            <text:p>0.0166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9268" calcext:value-type="float">
            <text:p>0.19268</text:p>
          </table:table-cell>
          <table:table-cell office:value-type="float" office:value="0.05181" calcext:value-type="float">
            <text:p>0.05181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1699" calcext:value-type="float">
            <text:p>0.0169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9206" calcext:value-type="float">
            <text:p>0.19206</text:p>
          </table:table-cell>
          <table:table-cell office:value-type="float" office:value="0.05172" calcext:value-type="float">
            <text:p>0.05172</text:p>
          </table:table-cell>
          <table:table-cell office:value-type="float" office:value="0.04443" calcext:value-type="float">
            <text:p>0.04443</text:p>
          </table:table-cell>
          <table:table-cell office:value-type="float" office:value="0.03952" calcext:value-type="float">
            <text:p>0.03952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1731" calcext:value-type="float">
            <text:p>0.0173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9145" calcext:value-type="float">
            <text:p>0.19145</text:p>
          </table:table-cell>
          <table:table-cell office:value-type="float" office:value="0.05163" calcext:value-type="float">
            <text:p>0.05163</text:p>
          </table:table-cell>
          <table:table-cell office:value-type="float" office:value="0.04438" calcext:value-type="float">
            <text:p>0.04438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2584" calcext:value-type="float">
            <text:p>0.02584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1763" calcext:value-type="float">
            <text:p>0.0176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9083" calcext:value-type="float">
            <text:p>0.19083</text:p>
          </table:table-cell>
          <table:table-cell office:value-type="float" office:value="0.05155" calcext:value-type="float">
            <text:p>0.05155</text:p>
          </table:table-cell>
          <table:table-cell office:value-type="float" office:value="0.04433" calcext:value-type="float">
            <text:p>0.04433</text:p>
          </table:table-cell>
          <table:table-cell office:value-type="float" office:value="0.03941" calcext:value-type="float">
            <text:p>0.03941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588" calcext:value-type="float">
            <text:p>0.02588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1" calcext:value-type="float">
            <text:p>0.02831</text:p>
          </table:table-cell>
          <table:table-cell office:value-type="float" office:value="0.01796" calcext:value-type="float">
            <text:p>0.0179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9021" calcext:value-type="float">
            <text:p>0.19021</text:p>
          </table:table-cell>
          <table:table-cell office:value-type="float" office:value="0.05146" calcext:value-type="float">
            <text:p>0.05146</text:p>
          </table:table-cell>
          <table:table-cell office:value-type="float" office:value="0.04429" calcext:value-type="float">
            <text:p>0.04429</text:p>
          </table:table-cell>
          <table:table-cell office:value-type="float" office:value="0.03935" calcext:value-type="float">
            <text:p>0.03935</text:p>
          </table:table-cell>
          <table:table-cell office:value-type="float" office:value="0.03379" calcext:value-type="float">
            <text:p>0.03379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1829" calcext:value-type="float">
            <text:p>0.0182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8959" calcext:value-type="float">
            <text:p>0.18959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424" calcext:value-type="float">
            <text:p>0.04424</text:p>
          </table:table-cell>
          <table:table-cell office:value-type="float" office:value="0.03929" calcext:value-type="float">
            <text:p>0.03929</text:p>
          </table:table-cell>
          <table:table-cell office:value-type="float" office:value="0.03371" calcext:value-type="float">
            <text:p>0.03371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01861" calcext:value-type="float">
            <text:p>0.018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8898" calcext:value-type="float">
            <text:p>0.18898</text:p>
          </table:table-cell>
          <table:table-cell office:value-type="float" office:value="0.05129" calcext:value-type="float">
            <text:p>0.05129</text:p>
          </table:table-cell>
          <table:table-cell office:value-type="float" office:value="0.04419" calcext:value-type="float">
            <text:p>0.04419</text:p>
          </table:table-cell>
          <table:table-cell office:value-type="float" office:value="0.03923" calcext:value-type="float">
            <text:p>0.03923</text:p>
          </table:table-cell>
          <table:table-cell office:value-type="float" office:value="0.03364" calcext:value-type="float">
            <text:p>0.03364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1895" calcext:value-type="float">
            <text:p>0.018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8836" calcext:value-type="float">
            <text:p>0.18836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2606" calcext:value-type="float">
            <text:p>0.02606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1928" calcext:value-type="float">
            <text:p>0.0192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8773" calcext:value-type="float">
            <text:p>0.18773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4409" calcext:value-type="float">
            <text:p>0.04409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349" calcext:value-type="float">
            <text:p>0.03349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1961" calcext:value-type="float">
            <text:p>0.0196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8711" calcext:value-type="float">
            <text:p>0.18711</text:p>
          </table:table-cell>
          <table:table-cell office:value-type="float" office:value="0.05103" calcext:value-type="float">
            <text:p>0.05103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906" calcext:value-type="float">
            <text:p>0.03906</text:p>
          </table:table-cell>
          <table:table-cell office:value-type="float" office:value="0.03341" calcext:value-type="float">
            <text:p>0.03341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1995" calcext:value-type="float">
            <text:p>0.0199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8649" calcext:value-type="float">
            <text:p>0.18649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4399" calcext:value-type="float">
            <text:p>0.0439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888" calcext:value-type="float">
            <text:p>0.02888</text:p>
          </table:table-cell>
          <table:table-cell office:value-type="float" office:value="0.02028" calcext:value-type="float">
            <text:p>0.020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8587" calcext:value-type="float">
            <text:p>0.18587</text:p>
          </table:table-cell>
          <table:table-cell office:value-type="float" office:value="0.05087" calcext:value-type="float">
            <text:p>0.05087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3894" calcext:value-type="float">
            <text:p>0.03894</text:p>
          </table:table-cell>
          <table:table-cell office:value-type="float" office:value="0.03326" calcext:value-type="float">
            <text:p>0.03326</text:p>
          </table:table-cell>
          <table:table-cell office:value-type="float" office:value="0.02629" calcext:value-type="float">
            <text:p>0.02629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2061" calcext:value-type="float">
            <text:p>0.0206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8524" calcext:value-type="float">
            <text:p>0.18524</text:p>
          </table:table-cell>
          <table:table-cell office:value-type="float" office:value="0.05079" calcext:value-type="float">
            <text:p>0.05079</text:p>
          </table:table-cell>
          <table:table-cell office:value-type="float" office:value="0.04389" calcext:value-type="float">
            <text:p>0.04389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2663" calcext:value-type="float">
            <text:p>0.02663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02095" calcext:value-type="float">
            <text:p>0.0209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8462" calcext:value-type="float">
            <text:p>0.1846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03883" calcext:value-type="float">
            <text:p>0.03883</text:p>
          </table:table-cell>
          <table:table-cell office:value-type="float" office:value="0.03311" calcext:value-type="float">
            <text:p>0.03311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908" calcext:value-type="float">
            <text:p>0.02908</text:p>
          </table:table-cell>
          <table:table-cell office:value-type="float" office:value="0.02128" calcext:value-type="float">
            <text:p>0.0212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8399" calcext:value-type="float">
            <text:p>0.18399</text:p>
          </table:table-cell>
          <table:table-cell office:value-type="float" office:value="0.05062" calcext:value-type="float">
            <text:p>0.05062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3877" calcext:value-type="float">
            <text:p>0.03877</text:p>
          </table:table-cell>
          <table:table-cell office:value-type="float" office:value="0.03303" calcext:value-type="float">
            <text:p>0.03303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677" calcext:value-type="float">
            <text:p>0.02677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2161" calcext:value-type="float">
            <text:p>0.021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8336" calcext:value-type="float">
            <text:p>0.18336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3871" calcext:value-type="float">
            <text:p>0.03871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0.02194" calcext:value-type="float">
            <text:p>0.021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8274" calcext:value-type="float">
            <text:p>0.18274</text:p>
          </table:table-cell>
          <table:table-cell office:value-type="float" office:value="0.05047" calcext:value-type="float">
            <text:p>0.0504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03288" calcext:value-type="float">
            <text:p>0.03288</text:p>
          </table:table-cell>
          <table:table-cell office:value-type="float" office:value="0.02663" calcext:value-type="float">
            <text:p>0.02663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2227" calcext:value-type="float">
            <text:p>0.022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8211" calcext:value-type="float">
            <text:p>0.18211</text:p>
          </table:table-cell>
          <table:table-cell office:value-type="float" office:value="0.05039" calcext:value-type="float">
            <text:p>0.05039</text:p>
          </table:table-cell>
          <table:table-cell office:value-type="float" office:value="0.04365" calcext:value-type="float">
            <text:p>0.04365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8148" calcext:value-type="float">
            <text:p>0.18148</text:p>
          </table:table-cell>
          <table:table-cell office:value-type="float" office:value="0.05031" calcext:value-type="float">
            <text:p>0.05031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3854" calcext:value-type="float">
            <text:p>0.03854</text:p>
          </table:table-cell>
          <table:table-cell office:value-type="float" office:value="0.03273" calcext:value-type="float">
            <text:p>0.03273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2292" calcext:value-type="float">
            <text:p>0.022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8085" calcext:value-type="float">
            <text:p>0.18085</text:p>
          </table:table-cell>
          <table:table-cell office:value-type="float" office:value="0.05023" calcext:value-type="float">
            <text:p>0.05023</text:p>
          </table:table-cell>
          <table:table-cell office:value-type="float" office:value="0.04356" calcext:value-type="float">
            <text:p>0.04356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324" calcext:value-type="float">
            <text:p>0.023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8022" calcext:value-type="float">
            <text:p>0.18022</text:p>
          </table:table-cell>
          <table:table-cell office:value-type="float" office:value="0.05015" calcext:value-type="float">
            <text:p>0.05015</text:p>
          </table:table-cell>
          <table:table-cell office:value-type="float" office:value="0.04351" calcext:value-type="float">
            <text:p>0.04351</text:p>
          </table:table-cell>
          <table:table-cell office:value-type="float" office:value="0.03843" calcext:value-type="float">
            <text:p>0.03843</text:p>
          </table:table-cell>
          <table:table-cell office:value-type="float" office:value="0.03258" calcext:value-type="float">
            <text:p>0.03258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56" calcext:value-type="float">
            <text:p>0.0235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7959" calcext:value-type="float">
            <text:p>0.17959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0.04346" calcext:value-type="float">
            <text:p>0.04346</text:p>
          </table:table-cell>
          <table:table-cell office:value-type="float" office:value="0.03837" calcext:value-type="float">
            <text:p>0.03837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702" calcext:value-type="float">
            <text:p>0.02702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2388" calcext:value-type="float">
            <text:p>0.023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7896" calcext:value-type="float">
            <text:p>0.17896</text:p>
          </table:table-cell>
          <table:table-cell office:value-type="float" office:value="0.05" calcext:value-type="float">
            <text:p>0.05</text:p>
          </table:table-cell>
          <table:table-cell office:value-type="float" office:value="0.04341" calcext:value-type="float">
            <text:p>0.04341</text:p>
          </table:table-cell>
          <table:table-cell office:value-type="float" office:value="0.03831" calcext:value-type="float">
            <text:p>0.03831</text:p>
          </table:table-cell>
          <table:table-cell office:value-type="float" office:value="0.03243" calcext:value-type="float">
            <text:p>0.03243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2752" calcext:value-type="float">
            <text:p>0.02752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954" calcext:value-type="float">
            <text:p>0.02954</text:p>
          </table:table-cell>
          <table:table-cell office:value-type="float" office:value="0.02419" calcext:value-type="float">
            <text:p>0.024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7833" calcext:value-type="float">
            <text:p>0.17833</text:p>
          </table:table-cell>
          <table:table-cell office:value-type="float" office:value="0.04993" calcext:value-type="float">
            <text:p>0.04993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2449" calcext:value-type="float">
            <text:p>0.0244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04985" calcext:value-type="float">
            <text:p>0.04985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228" calcext:value-type="float">
            <text:p>0.03228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777" calcext:value-type="float">
            <text:p>0.02777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7707" calcext:value-type="float">
            <text:p>0.17707</text:p>
          </table:table-cell>
          <table:table-cell office:value-type="float" office:value="0.04978" calcext:value-type="float">
            <text:p>0.04978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3814" calcext:value-type="float">
            <text:p>0.03814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7644" calcext:value-type="float">
            <text:p>0.17644</text:p>
          </table:table-cell>
          <table:table-cell office:value-type="float" office:value="0.04971" calcext:value-type="float">
            <text:p>0.04971</text:p>
          </table:table-cell>
          <table:table-cell office:value-type="float" office:value="0.04322" calcext:value-type="float">
            <text:p>0.04322</text:p>
          </table:table-cell>
          <table:table-cell office:value-type="float" office:value="0.03808" calcext:value-type="float">
            <text:p>0.03808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2969" calcext:value-type="float">
            <text:p>0.02969</text:p>
          </table:table-cell>
          <table:table-cell office:value-type="float" office:value="0.02539" calcext:value-type="float">
            <text:p>0.025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7581" calcext:value-type="float">
            <text:p>0.17581</text:p>
          </table:table-cell>
          <table:table-cell office:value-type="float" office:value="0.04963" calcext:value-type="float">
            <text:p>0.04963</text:p>
          </table:table-cell>
          <table:table-cell office:value-type="float" office:value="0.04318" calcext:value-type="float">
            <text:p>0.04318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973" calcext:value-type="float">
            <text:p>0.02973</text:p>
          </table:table-cell>
          <table:table-cell office:value-type="float" office:value="0.02568" calcext:value-type="float">
            <text:p>0.0256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17517" calcext:value-type="float">
            <text:p>0.17517</text:p>
          </table:table-cell>
          <table:table-cell office:value-type="float" office:value="0.04956" calcext:value-type="float">
            <text:p>0.04956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3198" calcext:value-type="float">
            <text:p>0.03198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596" calcext:value-type="float">
            <text:p>0.025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7454" calcext:value-type="float">
            <text:p>0.17454</text:p>
          </table:table-cell>
          <table:table-cell office:value-type="float" office:value="0.04949" calcext:value-type="float">
            <text:p>0.04949</text:p>
          </table:table-cell>
          <table:table-cell office:value-type="float" office:value="0.04308" calcext:value-type="float">
            <text:p>0.04308</text:p>
          </table:table-cell>
          <table:table-cell office:value-type="float" office:value="0.03791" calcext:value-type="float">
            <text:p>0.0379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624" calcext:value-type="float">
            <text:p>0.0262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7391" calcext:value-type="float">
            <text:p>0.17391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0.03183" calcext:value-type="float">
            <text:p>0.03183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2651" calcext:value-type="float">
            <text:p>0.0265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17327" calcext:value-type="float">
            <text:p>0.17327</text:p>
          </table:table-cell>
          <table:table-cell office:value-type="float" office:value="0.04934" calcext:value-type="float">
            <text:p>0.04934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678" calcext:value-type="float">
            <text:p>0.0267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7264" calcext:value-type="float">
            <text:p>0.17264</text:p>
          </table:table-cell>
          <table:table-cell office:value-type="float" office:value="0.04927" calcext:value-type="float">
            <text:p>0.04927</text:p>
          </table:table-cell>
          <table:table-cell office:value-type="float" office:value="0.04294" calcext:value-type="float">
            <text:p>0.04294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2704" calcext:value-type="float">
            <text:p>0.0270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3768" calcext:value-type="float">
            <text:p>0.03768</text:p>
          </table:table-cell>
          <table:table-cell office:value-type="float" office:value="0.03161" calcext:value-type="float">
            <text:p>0.03161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2814" calcext:value-type="float">
            <text:p>0.02814</text:p>
          </table:table-cell>
          <table:table-cell office:value-type="float" office:value="0.02994" calcext:value-type="float">
            <text:p>0.02994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7137" calcext:value-type="float">
            <text:p>0.17137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0.04285" calcext:value-type="float">
            <text:p>0.04285</text:p>
          </table:table-cell>
          <table:table-cell office:value-type="float" office:value="0.03763" calcext:value-type="float">
            <text:p>0.03763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997" calcext:value-type="float">
            <text:p>0.02997</text:p>
          </table:table-cell>
          <table:table-cell office:value-type="float" office:value="0.02755" calcext:value-type="float">
            <text:p>0.0275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7074" calcext:value-type="float">
            <text:p>0.17074</text:p>
          </table:table-cell>
          <table:table-cell office:value-type="float" office:value="0.04907" calcext:value-type="float">
            <text:p>0.04907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757" calcext:value-type="float">
            <text:p>0.03757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02827" calcext:value-type="float">
            <text:p>0.02827</text:p>
          </table:table-cell>
          <table:table-cell office:value-type="float" office:value="0.03001" calcext:value-type="float">
            <text:p>0.03001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276" calcext:value-type="float">
            <text:p>0.04276</text:p>
          </table:table-cell>
          <table:table-cell office:value-type="float" office:value="0.03751" calcext:value-type="float">
            <text:p>0.03751</text:p>
          </table:table-cell>
          <table:table-cell office:value-type="float" office:value="0.03138" calcext:value-type="float">
            <text:p>0.03138</text:p>
          </table:table-cell>
          <table:table-cell office:value-type="float" office:value="0.02834" calcext:value-type="float">
            <text:p>0.02834</text:p>
          </table:table-cell>
          <table:table-cell office:value-type="float" office:value="0.02972" calcext:value-type="float">
            <text:p>0.02972</text:p>
          </table:table-cell>
          <table:table-cell office:value-type="float" office:value="0.02834" calcext:value-type="float">
            <text:p>0.02834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2803" calcext:value-type="float">
            <text:p>0.0280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6947" calcext:value-type="float">
            <text:p>0.16947</text:p>
          </table:table-cell>
          <table:table-cell office:value-type="float" office:value="0.04893" calcext:value-type="float">
            <text:p>0.04893</text:p>
          </table:table-cell>
          <table:table-cell office:value-type="float" office:value="0.04271" calcext:value-type="float">
            <text:p>0.04271</text:p>
          </table:table-cell>
          <table:table-cell office:value-type="float" office:value="0.03746" calcext:value-type="float">
            <text:p>0.03746</text:p>
          </table:table-cell>
          <table:table-cell office:value-type="float" office:value="0.03131" calcext:value-type="float">
            <text:p>0.03131</text:p>
          </table:table-cell>
          <table:table-cell office:value-type="float" office:value="0.02843" calcext:value-type="float">
            <text:p>0.02843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0.02827" calcext:value-type="float">
            <text:p>0.028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6883" calcext:value-type="float">
            <text:p>0.16883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4267" calcext:value-type="float">
            <text:p>0.0426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123" calcext:value-type="float">
            <text:p>0.03123</text:p>
          </table:table-cell>
          <table:table-cell office:value-type="float" office:value="0.02852" calcext:value-type="float">
            <text:p>0.02852</text:p>
          </table:table-cell>
          <table:table-cell office:value-type="float" office:value="0.03011" calcext:value-type="float">
            <text:p>0.0301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011" calcext:value-type="float">
            <text:p>0.03011</text:p>
          </table:table-cell>
          <table:table-cell office:value-type="float" office:value="0.02849" calcext:value-type="float">
            <text:p>0.0284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04879" calcext:value-type="float">
            <text:p>0.04879</text:p>
          </table:table-cell>
          <table:table-cell office:value-type="float" office:value="0.04262" calcext:value-type="float">
            <text:p>0.04262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031" calcext:value-type="float">
            <text:p>0.03031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2871" calcext:value-type="float">
            <text:p>0.0287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6757" calcext:value-type="float">
            <text:p>0.16757</text:p>
          </table:table-cell>
          <table:table-cell office:value-type="float" office:value="0.04873" calcext:value-type="float">
            <text:p>0.04873</text:p>
          </table:table-cell>
          <table:table-cell office:value-type="float" office:value="0.04257" calcext:value-type="float">
            <text:p>0.04257</text:p>
          </table:table-cell>
          <table:table-cell office:value-type="float" office:value="0.03729" calcext:value-type="float">
            <text:p>0.03729</text:p>
          </table:table-cell>
          <table:table-cell office:value-type="float" office:value="0.03109" calcext:value-type="float">
            <text:p>0.03109</text:p>
          </table:table-cell>
          <table:table-cell office:value-type="float" office:value="0.02868" calcext:value-type="float">
            <text:p>0.02868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0.02868" calcext:value-type="float">
            <text:p>0.0286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893" calcext:value-type="float">
            <text:p>0.0289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6693" calcext:value-type="float">
            <text:p>0.16693</text:p>
          </table:table-cell>
          <table:table-cell office:value-type="float" office:value="0.04866" calcext:value-type="float">
            <text:p>0.04866</text:p>
          </table:table-cell>
          <table:table-cell office:value-type="float" office:value="0.04253" calcext:value-type="float">
            <text:p>0.04253</text:p>
          </table:table-cell>
          <table:table-cell office:value-type="float" office:value="0.03723" calcext:value-type="float">
            <text:p>0.03723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2876" calcext:value-type="float">
            <text:p>0.02876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0.03022" calcext:value-type="float">
            <text:p>0.03022</text:p>
          </table:table-cell>
          <table:table-cell office:value-type="float" office:value="0.02914" calcext:value-type="float">
            <text:p>0.029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3717" calcext:value-type="float">
            <text:p>0.03717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.03092" calcext:value-type="float">
            <text:p>0.03092</text:p>
          </table:table-cell>
          <table:table-cell office:value-type="float" office:value="0.02888" calcext:value-type="float">
            <text:p>0.02888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02934" calcext:value-type="float">
            <text:p>0.0293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6566" calcext:value-type="float">
            <text:p>0.16566</text:p>
          </table:table-cell>
          <table:table-cell office:value-type="float" office:value="0.04853" calcext:value-type="float">
            <text:p>0.04853</text:p>
          </table:table-cell>
          <table:table-cell office:value-type="float" office:value="0.04244" calcext:value-type="float">
            <text:p>0.04244</text:p>
          </table:table-cell>
          <table:table-cell office:value-type="float" office:value="0.03712" calcext:value-type="float">
            <text:p>0.03712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2892" calcext:value-type="float">
            <text:p>0.02892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954" calcext:value-type="float">
            <text:p>0.0295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6503" calcext:value-type="float">
            <text:p>0.16503</text:p>
          </table:table-cell>
          <table:table-cell office:value-type="float" office:value="0.04846" calcext:value-type="float">
            <text:p>0.04846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706" calcext:value-type="float">
            <text:p>0.03706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2973" calcext:value-type="float">
            <text:p>0.0297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072" calcext:value-type="float">
            <text:p>0.03072</text:p>
          </table:table-cell>
          <table:table-cell office:value-type="float" office:value="0.02906" calcext:value-type="float">
            <text:p>0.02906</text:p>
          </table:table-cell>
          <table:table-cell office:value-type="float" office:value="0.03154" calcext:value-type="float">
            <text:p>0.03154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3038" calcext:value-type="float">
            <text:p>0.03038</text:p>
          </table:table-cell>
          <table:table-cell office:value-type="float" office:value="0.02991" calcext:value-type="float">
            <text:p>0.0299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6376" calcext:value-type="float">
            <text:p>0.16376</text:p>
          </table:table-cell>
          <table:table-cell office:value-type="float" office:value="0.04834" calcext:value-type="float">
            <text:p>0.04834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3174" calcext:value-type="float">
            <text:p>0.03174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3042" calcext:value-type="float">
            <text:p>0.03042</text:p>
          </table:table-cell>
          <table:table-cell office:value-type="float" office:value="0.03009" calcext:value-type="float">
            <text:p>0.0300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6313" calcext:value-type="float">
            <text:p>0.16313</text:p>
          </table:table-cell>
          <table:table-cell office:value-type="float" office:value="0.04827" calcext:value-type="float">
            <text:p>0.04827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27" calcext:value-type="float">
            <text:p>0.030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4221" calcext:value-type="float">
            <text:p>0.04221</text:p>
          </table:table-cell>
          <table:table-cell office:value-type="float" office:value="0.03683" calcext:value-type="float">
            <text:p>0.0368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3043" calcext:value-type="float">
            <text:p>0.0304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6186" calcext:value-type="float">
            <text:p>0.16186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03678" calcext:value-type="float">
            <text:p>0.03678</text:p>
          </table:table-cell>
          <table:table-cell office:value-type="float" office:value="0.03042" calcext:value-type="float">
            <text:p>0.03042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.02976" calcext:value-type="float">
            <text:p>0.02976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6123" calcext:value-type="float">
            <text:p>0.16123</text:p>
          </table:table-cell>
          <table:table-cell office:value-type="float" office:value="0.04808" calcext:value-type="float">
            <text:p>0.04808</text:p>
          </table:table-cell>
          <table:table-cell office:value-type="float" office:value="0.04212" calcext:value-type="float">
            <text:p>0.04212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3062" calcext:value-type="float">
            <text:p>0.03062</text:p>
          </table:table-cell>
          <table:table-cell office:value-type="float" office:value="0.03076" calcext:value-type="float">
            <text:p>0.0307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08" calcext:value-type="float">
            <text:p>0.0420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3028" calcext:value-type="float">
            <text:p>0.03028</text:p>
          </table:table-cell>
          <table:table-cell office:value-type="float" office:value="0.02936" calcext:value-type="float">
            <text:p>0.02936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03007" calcext:value-type="float">
            <text:p>0.03007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3091" calcext:value-type="float">
            <text:p>0.0309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5997" calcext:value-type="float">
            <text:p>0.15997</text:p>
          </table:table-cell>
          <table:table-cell office:value-type="float" office:value="0.04796" calcext:value-type="float">
            <text:p>0.04796</text:p>
          </table:table-cell>
          <table:table-cell office:value-type="float" office:value="0.04203" calcext:value-type="float">
            <text:p>0.04203</text:p>
          </table:table-cell>
          <table:table-cell office:value-type="float" office:value="0.03661" calcext:value-type="float">
            <text:p>0.03661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0.03106" calcext:value-type="float">
            <text:p>0.0310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5934" calcext:value-type="float">
            <text:p>0.15934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199" calcext:value-type="float">
            <text:p>0.04199</text:p>
          </table:table-cell>
          <table:table-cell office:value-type="float" office:value="0.03655" calcext:value-type="float">
            <text:p>0.03655</text:p>
          </table:table-cell>
          <table:table-cell office:value-type="float" office:value="0.03013" calcext:value-type="float">
            <text:p>0.03013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3311" calcext:value-type="float">
            <text:p>0.03311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5871" calcext:value-type="float">
            <text:p>0.15871</text:p>
          </table:table-cell>
          <table:table-cell office:value-type="float" office:value="0.04784" calcext:value-type="float">
            <text:p>0.04784</text:p>
          </table:table-cell>
          <table:table-cell office:value-type="float" office:value="0.04194" calcext:value-type="float">
            <text:p>0.04194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006" calcext:value-type="float">
            <text:p>0.03006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03134" calcext:value-type="float">
            <text:p>0.0313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15808" calcext:value-type="float">
            <text:p>0.15808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3644" calcext:value-type="float">
            <text:p>0.03644</text:p>
          </table:table-cell>
          <table:table-cell office:value-type="float" office:value="0.02999" calcext:value-type="float">
            <text:p>0.02999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0.03076" calcext:value-type="float">
            <text:p>0.03076</text:p>
          </table:table-cell>
          <table:table-cell office:value-type="float" office:value="0.03092" calcext:value-type="float">
            <text:p>0.03092</text:p>
          </table:table-cell>
          <table:table-cell office:value-type="float" office:value="0.03148" calcext:value-type="float">
            <text:p>0.0314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5745" calcext:value-type="float">
            <text:p>0.15745</text:p>
          </table:table-cell>
          <table:table-cell office:value-type="float" office:value="0.04772" calcext:value-type="float">
            <text:p>0.04772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3638" calcext:value-type="float">
            <text:p>0.03638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3161" calcext:value-type="float">
            <text:p>0.031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5682" calcext:value-type="float">
            <text:p>0.15682</text:p>
          </table:table-cell>
          <table:table-cell office:value-type="float" office:value="0.04766" calcext:value-type="float">
            <text:p>0.04766</text:p>
          </table:table-cell>
          <table:table-cell office:value-type="float" office:value="0.04181" calcext:value-type="float">
            <text:p>0.04181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3114" calcext:value-type="float">
            <text:p>0.03114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0.03173" calcext:value-type="float">
            <text:p>0.0317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177" calcext:value-type="float">
            <text:p>0.0417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3186" calcext:value-type="float">
            <text:p>0.0318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5557" calcext:value-type="float">
            <text:p>0.15557</text:p>
          </table:table-cell>
          <table:table-cell office:value-type="float" office:value="0.04754" calcext:value-type="float">
            <text:p>0.04754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03621" calcext:value-type="float">
            <text:p>0.03621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03401" calcext:value-type="float">
            <text:p>0.03401</text:p>
          </table:table-cell>
          <table:table-cell office:value-type="float" office:value="0.03154" calcext:value-type="float">
            <text:p>0.03154</text:p>
          </table:table-cell>
          <table:table-cell office:value-type="float" office:value="0.03121" calcext:value-type="float">
            <text:p>0.03121</text:p>
          </table:table-cell>
          <table:table-cell office:value-type="float" office:value="0.03198" calcext:value-type="float">
            <text:p>0.031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5494" calcext:value-type="float">
            <text:p>0.15494</text:p>
          </table:table-cell>
          <table:table-cell office:value-type="float" office:value="0.04748" calcext:value-type="float">
            <text:p>0.04748</text:p>
          </table:table-cell>
          <table:table-cell office:value-type="float" office:value="0.04168" calcext:value-type="float">
            <text:p>0.04168</text:p>
          </table:table-cell>
          <table:table-cell office:value-type="float" office:value="0.03616" calcext:value-type="float">
            <text:p>0.03616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03413" calcext:value-type="float">
            <text:p>0.03413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3129" calcext:value-type="float">
            <text:p>0.03129</text:p>
          </table:table-cell>
          <table:table-cell office:value-type="float" office:value="0.03209" calcext:value-type="float">
            <text:p>0.0320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15432" calcext:value-type="float">
            <text:p>0.15432</text:p>
          </table:table-cell>
          <table:table-cell office:value-type="float" office:value="0.04742" calcext:value-type="float">
            <text:p>0.04742</text:p>
          </table:table-cell>
          <table:table-cell office:value-type="float" office:value="0.04163" calcext:value-type="float">
            <text:p>0.04163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423" calcext:value-type="float">
            <text:p>0.03423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3138" calcext:value-type="float">
            <text:p>0.03138</text:p>
          </table:table-cell>
          <table:table-cell office:value-type="float" office:value="0.03221" calcext:value-type="float">
            <text:p>0.032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04736" calcext:value-type="float">
            <text:p>0.04736</text:p>
          </table:table-cell>
          <table:table-cell office:value-type="float" office:value="0.04159" calcext:value-type="float">
            <text:p>0.04159</text:p>
          </table:table-cell>
          <table:table-cell office:value-type="float" office:value="0.03605" calcext:value-type="float">
            <text:p>0.03605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03147" calcext:value-type="float">
            <text:p>0.03147</text:p>
          </table:table-cell>
          <table:table-cell office:value-type="float" office:value="0.03232" calcext:value-type="float">
            <text:p>0.0323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5307" calcext:value-type="float">
            <text:p>0.15307</text:p>
          </table:table-cell>
          <table:table-cell office:value-type="float" office:value="0.04731" calcext:value-type="float">
            <text:p>0.04731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0.03599" calcext:value-type="float">
            <text:p>0.03599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2894" calcext:value-type="float">
            <text:p>0.02894</text:p>
          </table:table-cell>
          <table:table-cell office:value-type="float" office:value="0.03439" calcext:value-type="float">
            <text:p>0.03439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0.03243" calcext:value-type="float">
            <text:p>0.032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5245" calcext:value-type="float">
            <text:p>0.15245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3593" calcext:value-type="float">
            <text:p>0.03593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3445" calcext:value-type="float">
            <text:p>0.0344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03166" calcext:value-type="float">
            <text:p>0.03166</text:p>
          </table:table-cell>
          <table:table-cell office:value-type="float" office:value="0.03253" calcext:value-type="float">
            <text:p>0.0325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5183" calcext:value-type="float">
            <text:p>0.15183</text:p>
          </table:table-cell>
          <table:table-cell office:value-type="float" office:value="0.04719" calcext:value-type="float">
            <text:p>0.04719</text:p>
          </table:table-cell>
          <table:table-cell office:value-type="float" office:value="0.04146" calcext:value-type="float">
            <text:p>0.04146</text:p>
          </table:table-cell>
          <table:table-cell office:value-type="float" office:value="0.03588" calcext:value-type="float">
            <text:p>0.03588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03449" calcext:value-type="float">
            <text:p>0.03449</text:p>
          </table:table-cell>
          <table:table-cell office:value-type="float" office:value="0.03286" calcext:value-type="float">
            <text:p>0.03286</text:p>
          </table:table-cell>
          <table:table-cell office:value-type="float" office:value="0.03176" calcext:value-type="float">
            <text:p>0.03176</text:p>
          </table:table-cell>
          <table:table-cell office:value-type="float" office:value="0.03263" calcext:value-type="float">
            <text:p>0.0326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04714" calcext:value-type="float">
            <text:p>0.04714</text:p>
          </table:table-cell>
          <table:table-cell office:value-type="float" office:value="0.04141" calcext:value-type="float">
            <text:p>0.04141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03274" calcext:value-type="float">
            <text:p>0.0327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5059" calcext:value-type="float">
            <text:p>0.15059</text:p>
          </table:table-cell>
          <table:table-cell office:value-type="float" office:value="0.04708" calcext:value-type="float">
            <text:p>0.04708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3577" calcext:value-type="float">
            <text:p>0.03577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3453" calcext:value-type="float">
            <text:p>0.03453</text:p>
          </table:table-cell>
          <table:table-cell office:value-type="float" office:value="0.03334" calcext:value-type="float">
            <text:p>0.03334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4997" calcext:value-type="float">
            <text:p>0.14997</text:p>
          </table:table-cell>
          <table:table-cell office:value-type="float" office:value="0.04702" calcext:value-type="float">
            <text:p>0.04702</text:p>
          </table:table-cell>
          <table:table-cell office:value-type="float" office:value="0.04133" calcext:value-type="float">
            <text:p>0.04133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02806" calcext:value-type="float">
            <text:p>0.02806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3358" calcext:value-type="float">
            <text:p>0.0335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3293" calcext:value-type="float">
            <text:p>0.0329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4935" calcext:value-type="float">
            <text:p>0.14935</text:p>
          </table:table-cell>
          <table:table-cell office:value-type="float" office:value="0.04697" calcext:value-type="float">
            <text:p>0.04697</text:p>
          </table:table-cell>
          <table:table-cell office:value-type="float" office:value="0.04128" calcext:value-type="float">
            <text:p>0.04128</text:p>
          </table:table-cell>
          <table:table-cell office:value-type="float" office:value="0.03565" calcext:value-type="float">
            <text:p>0.03565</text:p>
          </table:table-cell>
          <table:table-cell office:value-type="float" office:value="0.02898" calcext:value-type="float">
            <text:p>0.02898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383" calcext:value-type="float">
            <text:p>0.03383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3303" calcext:value-type="float">
            <text:p>0.033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4874" calcext:value-type="float">
            <text:p>0.14874</text:p>
          </table:table-cell>
          <table:table-cell office:value-type="float" office:value="0.04691" calcext:value-type="float">
            <text:p>0.04691</text:p>
          </table:table-cell>
          <table:table-cell office:value-type="float" office:value="0.04124" calcext:value-type="float">
            <text:p>0.0412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756" calcext:value-type="float">
            <text:p>0.02756</text:p>
          </table:table-cell>
          <table:table-cell office:value-type="float" office:value="0.03446" calcext:value-type="float">
            <text:p>0.03446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3233" calcext:value-type="float">
            <text:p>0.03233</text:p>
          </table:table-cell>
          <table:table-cell office:value-type="float" office:value="0.03312" calcext:value-type="float">
            <text:p>0.0331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4812" calcext:value-type="float">
            <text:p>0.14812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2883" calcext:value-type="float">
            <text:p>0.02883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0.03322" calcext:value-type="float">
            <text:p>0.0332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4751" calcext:value-type="float">
            <text:p>0.14751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115" calcext:value-type="float">
            <text:p>0.04115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0.02876" calcext:value-type="float">
            <text:p>0.02876</text:p>
          </table:table-cell>
          <table:table-cell office:value-type="float" office:value="0.02695" calcext:value-type="float">
            <text:p>0.02695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3457" calcext:value-type="float">
            <text:p>0.03457</text:p>
          </table:table-cell>
          <table:table-cell office:value-type="float" office:value="0.03259" calcext:value-type="float">
            <text:p>0.03259</text:p>
          </table:table-cell>
          <table:table-cell office:value-type="float" office:value="0.03331" calcext:value-type="float">
            <text:p>0.0333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4111" calcext:value-type="float">
            <text:p>0.04111</text:p>
          </table:table-cell>
          <table:table-cell office:value-type="float" office:value="0.03543" calcext:value-type="float">
            <text:p>0.03543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03423" calcext:value-type="float">
            <text:p>0.03423</text:p>
          </table:table-cell>
          <table:table-cell office:value-type="float" office:value="0.03482" calcext:value-type="float">
            <text:p>0.03482</text:p>
          </table:table-cell>
          <table:table-cell office:value-type="float" office:value="0.03273" calcext:value-type="float">
            <text:p>0.03273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4629" calcext:value-type="float">
            <text:p>0.14629</text:p>
          </table:table-cell>
          <table:table-cell office:value-type="float" office:value="0.04669" calcext:value-type="float">
            <text:p>0.04669</text:p>
          </table:table-cell>
          <table:table-cell office:value-type="float" office:value="0.04107" calcext:value-type="float">
            <text:p>0.04107</text:p>
          </table:table-cell>
          <table:table-cell office:value-type="float" office:value="0.03537" calcext:value-type="float">
            <text:p>0.03537</text:p>
          </table:table-cell>
          <table:table-cell office:value-type="float" office:value="0.02862" calcext:value-type="float">
            <text:p>0.02862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3411" calcext:value-type="float">
            <text:p>0.03411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03287" calcext:value-type="float">
            <text:p>0.03287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4568" calcext:value-type="float">
            <text:p>0.14568</text:p>
          </table:table-cell>
          <table:table-cell office:value-type="float" office:value="0.04664" calcext:value-type="float">
            <text:p>0.04664</text:p>
          </table:table-cell>
          <table:table-cell office:value-type="float" office:value="0.04102" calcext:value-type="float">
            <text:p>0.04102</text:p>
          </table:table-cell>
          <table:table-cell office:value-type="float" office:value="0.03532" calcext:value-type="float">
            <text:p>0.03532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3399" calcext:value-type="float">
            <text:p>0.03399</text:p>
          </table:table-cell>
          <table:table-cell office:value-type="float" office:value="0.03531" calcext:value-type="float">
            <text:p>0.03531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03359" calcext:value-type="float">
            <text:p>0.033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4507" calcext:value-type="float">
            <text:p>0.14507</text:p>
          </table:table-cell>
          <table:table-cell office:value-type="float" office:value="0.04659" calcext:value-type="float">
            <text:p>0.04659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02547" calcext:value-type="float">
            <text:p>0.02547</text:p>
          </table:table-cell>
          <table:table-cell office:value-type="float" office:value="0.03384" calcext:value-type="float">
            <text:p>0.03384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3317" calcext:value-type="float">
            <text:p>0.03317</text:p>
          </table:table-cell>
          <table:table-cell office:value-type="float" office:value="0.03368" calcext:value-type="float">
            <text:p>0.033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4446" calcext:value-type="float">
            <text:p>0.14446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04094" calcext:value-type="float">
            <text:p>0.04094</text:p>
          </table:table-cell>
          <table:table-cell office:value-type="float" office:value="0.03521" calcext:value-type="float">
            <text:p>0.03521</text:p>
          </table:table-cell>
          <table:table-cell office:value-type="float" office:value="0.02841" calcext:value-type="float">
            <text:p>0.02841</text:p>
          </table:table-cell>
          <table:table-cell office:value-type="float" office:value="0.02504" calcext:value-type="float">
            <text:p>0.02504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3377" calcext:value-type="float">
            <text:p>0.0337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4386" calcext:value-type="float">
            <text:p>0.14386</text:p>
          </table:table-cell>
          <table:table-cell office:value-type="float" office:value="0.04648" calcext:value-type="float">
            <text:p>0.04648</text:p>
          </table:table-cell>
          <table:table-cell office:value-type="float" office:value="0.04089" calcext:value-type="float">
            <text:p>0.04089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02834" calcext:value-type="float">
            <text:p>0.02834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604" calcext:value-type="float">
            <text:p>0.03604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3387" calcext:value-type="float">
            <text:p>0.033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4325" calcext:value-type="float">
            <text:p>0.14325</text:p>
          </table:table-cell>
          <table:table-cell office:value-type="float" office:value="0.04643" calcext:value-type="float">
            <text:p>0.04643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.02827" calcext:value-type="float">
            <text:p>0.02827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03365" calcext:value-type="float">
            <text:p>0.03365</text:p>
          </table:table-cell>
          <table:table-cell office:value-type="float" office:value="0.03396" calcext:value-type="float">
            <text:p>0.033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4265" calcext:value-type="float">
            <text:p>0.14265</text:p>
          </table:table-cell>
          <table:table-cell office:value-type="float" office:value="0.04637" calcext:value-type="float">
            <text:p>0.04637</text:p>
          </table:table-cell>
          <table:table-cell office:value-type="float" office:value="0.04081" calcext:value-type="float">
            <text:p>0.04081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03309" calcext:value-type="float">
            <text:p>0.03309</text:p>
          </table:table-cell>
          <table:table-cell office:value-type="float" office:value="0.03651" calcext:value-type="float">
            <text:p>0.03651</text:p>
          </table:table-cell>
          <table:table-cell office:value-type="float" office:value="0.03382" calcext:value-type="float">
            <text:p>0.03382</text:p>
          </table:table-cell>
          <table:table-cell office:value-type="float" office:value="0.03405" calcext:value-type="float">
            <text:p>0.034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4205" calcext:value-type="float">
            <text:p>0.14205</text:p>
          </table:table-cell>
          <table:table-cell office:value-type="float" office:value="0.04632" calcext:value-type="float">
            <text:p>0.04632</text:p>
          </table:table-cell>
          <table:table-cell office:value-type="float" office:value="0.04077" calcext:value-type="float">
            <text:p>0.04077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286" calcext:value-type="float">
            <text:p>0.03286</text:p>
          </table:table-cell>
          <table:table-cell office:value-type="float" office:value="0.03673" calcext:value-type="float">
            <text:p>0.0367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415" calcext:value-type="float">
            <text:p>0.034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2806" calcext:value-type="float">
            <text:p>0.02806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0.03424" calcext:value-type="float">
            <text:p>0.0342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4085" calcext:value-type="float">
            <text:p>0.14085</text:p>
          </table:table-cell>
          <table:table-cell office:value-type="float" office:value="0.04622" calcext:value-type="float">
            <text:p>0.04622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3487" calcext:value-type="float">
            <text:p>0.03487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02227" calcext:value-type="float">
            <text:p>0.02227</text:p>
          </table:table-cell>
          <table:table-cell office:value-type="float" office:value="0.03237" calcext:value-type="float">
            <text:p>0.03237</text:p>
          </table:table-cell>
          <table:table-cell office:value-type="float" office:value="0.03716" calcext:value-type="float">
            <text:p>0.03716</text:p>
          </table:table-cell>
          <table:table-cell office:value-type="float" office:value="0.03436" calcext:value-type="float">
            <text:p>0.03436</text:p>
          </table:table-cell>
          <table:table-cell office:value-type="float" office:value="0.03434" calcext:value-type="float">
            <text:p>0.0343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4026" calcext:value-type="float">
            <text:p>0.14026</text:p>
          </table:table-cell>
          <table:table-cell office:value-type="float" office:value="0.04617" calcext:value-type="float">
            <text:p>0.04617</text:p>
          </table:table-cell>
          <table:table-cell office:value-type="float" office:value="0.04064" calcext:value-type="float">
            <text:p>0.04064</text:p>
          </table:table-cell>
          <table:table-cell office:value-type="float" office:value="0.03482" calcext:value-type="float">
            <text:p>0.03482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0.03444" calcext:value-type="float">
            <text:p>0.0344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3966" calcext:value-type="float">
            <text:p>0.13966</text:p>
          </table:table-cell>
          <table:table-cell office:value-type="float" office:value="0.04612" calcext:value-type="float">
            <text:p>0.0461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3184" calcext:value-type="float">
            <text:p>0.03184</text:p>
          </table:table-cell>
          <table:table-cell office:value-type="float" office:value="0.03755" calcext:value-type="float">
            <text:p>0.03755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454" calcext:value-type="float">
            <text:p>0.0345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13907" calcext:value-type="float">
            <text:p>0.13907</text:p>
          </table:table-cell>
          <table:table-cell office:value-type="float" office:value="0.04606" calcext:value-type="float">
            <text:p>0.04606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03464" calcext:value-type="float">
            <text:p>0.034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3848" calcext:value-type="float">
            <text:p>0.13848</text:p>
          </table:table-cell>
          <table:table-cell office:value-type="float" office:value="0.04601" calcext:value-type="float">
            <text:p>0.04601</text:p>
          </table:table-cell>
          <table:table-cell office:value-type="float" office:value="0.04051" calcext:value-type="float">
            <text:p>0.04051</text:p>
          </table:table-cell>
          <table:table-cell office:value-type="float" office:value="0.03465" calcext:value-type="float">
            <text:p>0.03465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3126" calcext:value-type="float">
            <text:p>0.03126</text:p>
          </table:table-cell>
          <table:table-cell office:value-type="float" office:value="0.03791" calcext:value-type="float">
            <text:p>0.03791</text:p>
          </table:table-cell>
          <table:table-cell office:value-type="float" office:value="0.03516" calcext:value-type="float">
            <text:p>0.03516</text:p>
          </table:table-cell>
          <table:table-cell office:value-type="float" office:value="0.03474" calcext:value-type="float">
            <text:p>0.0347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3789" calcext:value-type="float">
            <text:p>0.13789</text:p>
          </table:table-cell>
          <table:table-cell office:value-type="float" office:value="0.04596" calcext:value-type="float">
            <text:p>0.04596</text:p>
          </table:table-cell>
          <table:table-cell office:value-type="float" office:value="0.04047" calcext:value-type="float">
            <text:p>0.04047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3096" calcext:value-type="float">
            <text:p>0.03096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485" calcext:value-type="float">
            <text:p>0.0348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0.03821" calcext:value-type="float">
            <text:p>0.03821</text:p>
          </table:table-cell>
          <table:table-cell office:value-type="float" office:value="0.03558" calcext:value-type="float">
            <text:p>0.03558</text:p>
          </table:table-cell>
          <table:table-cell office:value-type="float" office:value="0.03496" calcext:value-type="float">
            <text:p>0.0349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3672" calcext:value-type="float">
            <text:p>0.13672</text:p>
          </table:table-cell>
          <table:table-cell office:value-type="float" office:value="0.04586" calcext:value-type="float">
            <text:p>0.04586</text:p>
          </table:table-cell>
          <table:table-cell office:value-type="float" office:value="0.04038" calcext:value-type="float">
            <text:p>0.04038</text:p>
          </table:table-cell>
          <table:table-cell office:value-type="float" office:value="0.03448" calcext:value-type="float">
            <text:p>0.03448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3834" calcext:value-type="float">
            <text:p>0.03834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506" calcext:value-type="float">
            <text:p>0.0350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3614" calcext:value-type="float">
            <text:p>0.13614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0.04034" calcext:value-type="float">
            <text:p>0.04034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3001" calcext:value-type="float">
            <text:p>0.03001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03602" calcext:value-type="float">
            <text:p>0.03602</text:p>
          </table:table-cell>
          <table:table-cell office:value-type="float" office:value="0.03518" calcext:value-type="float">
            <text:p>0.035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13556" calcext:value-type="float">
            <text:p>0.13556</text:p>
          </table:table-cell>
          <table:table-cell office:value-type="float" office:value="0.04576" calcext:value-type="float">
            <text:p>0.0457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3529" calcext:value-type="float">
            <text:p>0.0352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13498" calcext:value-type="float">
            <text:p>0.13498</text:p>
          </table:table-cell>
          <table:table-cell office:value-type="float" office:value="0.04571" calcext:value-type="float">
            <text:p>0.04571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2729" calcext:value-type="float">
            <text:p>0.02729</text:p>
          </table:table-cell>
          <table:table-cell office:value-type="float" office:value="0.01807" calcext:value-type="float">
            <text:p>0.01807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3864" calcext:value-type="float">
            <text:p>0.03864</text:p>
          </table:table-cell>
          <table:table-cell office:value-type="float" office:value="0.03648" calcext:value-type="float">
            <text:p>0.03648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04567" calcext:value-type="float">
            <text:p>0.04567</text:p>
          </table:table-cell>
          <table:table-cell office:value-type="float" office:value="0.04021" calcext:value-type="float">
            <text:p>0.04021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2902" calcext:value-type="float">
            <text:p>0.0290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671" calcext:value-type="float">
            <text:p>0.03671</text:p>
          </table:table-cell>
          <table:table-cell office:value-type="float" office:value="0.03552" calcext:value-type="float">
            <text:p>0.0355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3382" calcext:value-type="float">
            <text:p>0.1338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017" calcext:value-type="float">
            <text:p>0.0401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3564" calcext:value-type="float">
            <text:p>0.035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3325" calcext:value-type="float">
            <text:p>0.13325</text:p>
          </table:table-cell>
          <table:table-cell office:value-type="float" office:value="0.04557" calcext:value-type="float">
            <text:p>0.04557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3576" calcext:value-type="float">
            <text:p>0.035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268" calcext:value-type="float">
            <text:p>0.13268</text:p>
          </table:table-cell>
          <table:table-cell office:value-type="float" office:value="0.04552" calcext:value-type="float">
            <text:p>0.04552</text:p>
          </table:table-cell>
          <table:table-cell office:value-type="float" office:value="0.04009" calcext:value-type="float">
            <text:p>0.04009</text:p>
          </table:table-cell>
          <table:table-cell office:value-type="float" office:value="0.03409" calcext:value-type="float">
            <text:p>0.03409</text:p>
          </table:table-cell>
          <table:table-cell office:value-type="float" office:value="0.02702" calcext:value-type="float">
            <text:p>0.02702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3879" calcext:value-type="float">
            <text:p>0.03879</text:p>
          </table:table-cell>
          <table:table-cell office:value-type="float" office:value="0.03743" calcext:value-type="float">
            <text:p>0.03743</text:p>
          </table:table-cell>
          <table:table-cell office:value-type="float" office:value="0.03589" calcext:value-type="float">
            <text:p>0.0358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3211" calcext:value-type="float">
            <text:p>0.13211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0.04005" calcext:value-type="float">
            <text:p>0.04005</text:p>
          </table:table-cell>
          <table:table-cell office:value-type="float" office:value="0.03404" calcext:value-type="float">
            <text:p>0.03404</text:p>
          </table:table-cell>
          <table:table-cell office:value-type="float" office:value="0.02695" calcext:value-type="float">
            <text:p>0.02695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3767" calcext:value-type="float">
            <text:p>0.03767</text:p>
          </table:table-cell>
          <table:table-cell office:value-type="float" office:value="0.03601" calcext:value-type="float">
            <text:p>0.036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3154" calcext:value-type="float">
            <text:p>0.13154</text:p>
          </table:table-cell>
          <table:table-cell office:value-type="float" office:value="0.04542" calcext:value-type="float">
            <text:p>0.04542</text:p>
          </table:table-cell>
          <table:table-cell office:value-type="float" office:value="0.04" calcext:value-type="float">
            <text:p>0.04</text:p>
          </table:table-cell>
          <table:table-cell office:value-type="float" office:value="0.03398" calcext:value-type="float">
            <text:p>0.03398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2734" calcext:value-type="float">
            <text:p>0.02734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03792" calcext:value-type="float">
            <text:p>0.03792</text:p>
          </table:table-cell>
          <table:table-cell office:value-type="float" office:value="0.03614" calcext:value-type="float">
            <text:p>0.0361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13098" calcext:value-type="float">
            <text:p>0.13098</text:p>
          </table:table-cell>
          <table:table-cell office:value-type="float" office:value="0.04538" calcext:value-type="float">
            <text:p>0.04538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816" calcext:value-type="float">
            <text:p>0.03816</text:p>
          </table:table-cell>
          <table:table-cell office:value-type="float" office:value="0.03627" calcext:value-type="float">
            <text:p>0.036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3042" calcext:value-type="float">
            <text:p>0.13042</text:p>
          </table:table-cell>
          <table:table-cell office:value-type="float" office:value="0.04533" calcext:value-type="float">
            <text:p>0.04533</text:p>
          </table:table-cell>
          <table:table-cell office:value-type="float" office:value="0.03992" calcext:value-type="float">
            <text:p>0.03992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863" calcext:value-type="float">
            <text:p>0.03863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3641" calcext:value-type="float">
            <text:p>0.0364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2986" calcext:value-type="float">
            <text:p>0.12986</text:p>
          </table:table-cell>
          <table:table-cell office:value-type="float" office:value="0.04528" calcext:value-type="float">
            <text:p>0.04528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03382" calcext:value-type="float">
            <text:p>0.03382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3854" calcext:value-type="float">
            <text:p>0.03854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03654" calcext:value-type="float">
            <text:p>0.0365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0.03984" calcext:value-type="float">
            <text:p>0.03984</text:p>
          </table:table-cell>
          <table:table-cell office:value-type="float" office:value="0.03376" calcext:value-type="float">
            <text:p>0.03376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03843" calcext:value-type="float">
            <text:p>0.03843</text:p>
          </table:table-cell>
          <table:table-cell office:value-type="float" office:value="0.03891" calcext:value-type="float">
            <text:p>0.03891</text:p>
          </table:table-cell>
          <table:table-cell office:value-type="float" office:value="0.03668" calcext:value-type="float">
            <text:p>0.0366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2874" calcext:value-type="float">
            <text:p>0.12874</text:p>
          </table:table-cell>
          <table:table-cell office:value-type="float" office:value="0.04519" calcext:value-type="float">
            <text:p>0.04519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2654" calcext:value-type="float">
            <text:p>0.02654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2569" calcext:value-type="float">
            <text:p>0.02569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03682" calcext:value-type="float">
            <text:p>0.0368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2819" calcext:value-type="float">
            <text:p>0.12819</text:p>
          </table:table-cell>
          <table:table-cell office:value-type="float" office:value="0.04514" calcext:value-type="float">
            <text:p>0.04514</text:p>
          </table:table-cell>
          <table:table-cell office:value-type="float" office:value="0.03975" calcext:value-type="float">
            <text:p>0.03975</text:p>
          </table:table-cell>
          <table:table-cell office:value-type="float" office:value="0.03365" calcext:value-type="float">
            <text:p>0.03365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03815" calcext:value-type="float">
            <text:p>0.03815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96" calcext:value-type="float">
            <text:p>0.0369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2764" calcext:value-type="float">
            <text:p>0.12764</text:p>
          </table:table-cell>
          <table:table-cell office:value-type="float" office:value="0.04509" calcext:value-type="float">
            <text:p>0.04509</text:p>
          </table:table-cell>
          <table:table-cell office:value-type="float" office:value="0.03971" calcext:value-type="float">
            <text:p>0.03971</text:p>
          </table:table-cell>
          <table:table-cell office:value-type="float" office:value="0.03359" calcext:value-type="float">
            <text:p>0.03359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3964" calcext:value-type="float">
            <text:p>0.03964</text:p>
          </table:table-cell>
          <table:table-cell office:value-type="float" office:value="0.03711" calcext:value-type="float">
            <text:p>0.037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2709" calcext:value-type="float">
            <text:p>0.12709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2473" calcext:value-type="float">
            <text:p>0.02473</text:p>
          </table:table-cell>
          <table:table-cell office:value-type="float" office:value="0.03778" calcext:value-type="float">
            <text:p>0.03778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03725" calcext:value-type="float">
            <text:p>0.037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2654" calcext:value-type="float">
            <text:p>0.1265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963" calcext:value-type="float">
            <text:p>0.03963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757" calcext:value-type="float">
            <text:p>0.03757</text:p>
          </table:table-cell>
          <table:table-cell office:value-type="float" office:value="0.04011" calcext:value-type="float">
            <text:p>0.04011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2412" calcext:value-type="float">
            <text:p>0.02412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4034" calcext:value-type="float">
            <text:p>0.04034</text:p>
          </table:table-cell>
          <table:table-cell office:value-type="float" office:value="0.03755" calcext:value-type="float">
            <text:p>0.0375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12546" calcext:value-type="float">
            <text:p>0.12546</text:p>
          </table:table-cell>
          <table:table-cell office:value-type="float" office:value="0.04491" calcext:value-type="float">
            <text:p>0.04491</text:p>
          </table:table-cell>
          <table:table-cell office:value-type="float" office:value="0.03955" calcext:value-type="float">
            <text:p>0.03955</text:p>
          </table:table-cell>
          <table:table-cell office:value-type="float" office:value="0.03337" calcext:value-type="float">
            <text:p>0.03337</text:p>
          </table:table-cell>
          <table:table-cell office:value-type="float" office:value="0.02614" calcext:value-type="float">
            <text:p>0.02614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4057" calcext:value-type="float">
            <text:p>0.04057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12492" calcext:value-type="float">
            <text:p>0.12492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951" calcext:value-type="float">
            <text:p>0.03951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3785" calcext:value-type="float">
            <text:p>0.0378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2438" calcext:value-type="float">
            <text:p>0.12438</text:p>
          </table:table-cell>
          <table:table-cell office:value-type="float" office:value="0.04482" calcext:value-type="float">
            <text:p>0.04482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3326" calcext:value-type="float">
            <text:p>0.03326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801" calcext:value-type="float">
            <text:p>0.038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12385" calcext:value-type="float">
            <text:p>0.12385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03942" calcext:value-type="float">
            <text:p>0.03942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817" calcext:value-type="float">
            <text:p>0.038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12332" calcext:value-type="float">
            <text:p>0.12332</text:p>
          </table:table-cell>
          <table:table-cell office:value-type="float" office:value="0.04473" calcext:value-type="float">
            <text:p>0.04473</text:p>
          </table:table-cell>
          <table:table-cell office:value-type="float" office:value="0.03938" calcext:value-type="float">
            <text:p>0.03938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2267" calcext:value-type="float">
            <text:p>0.02267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3832" calcext:value-type="float">
            <text:p>0.0383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0.04468" calcext:value-type="float">
            <text:p>0.04468</text:p>
          </table:table-cell>
          <table:table-cell office:value-type="float" office:value="0.03934" calcext:value-type="float">
            <text:p>0.03934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0.03565" calcext:value-type="float">
            <text:p>0.03565</text:p>
          </table:table-cell>
          <table:table-cell office:value-type="float" office:value="0.04157" calcext:value-type="float">
            <text:p>0.04157</text:p>
          </table:table-cell>
          <table:table-cell office:value-type="float" office:value="0.03848" calcext:value-type="float">
            <text:p>0.0384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2226" calcext:value-type="float">
            <text:p>0.12226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3304" calcext:value-type="float">
            <text:p>0.03304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3532" calcext:value-type="float">
            <text:p>0.03532</text:p>
          </table:table-cell>
          <table:table-cell office:value-type="float" office:value="0.04174" calcext:value-type="float">
            <text:p>0.04174</text:p>
          </table:table-cell>
          <table:table-cell office:value-type="float" office:value="0.03864" calcext:value-type="float">
            <text:p>0.038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12174" calcext:value-type="float">
            <text:p>0.12174</text:p>
          </table:table-cell>
          <table:table-cell office:value-type="float" office:value="0.04459" calcext:value-type="float">
            <text:p>0.04459</text:p>
          </table:table-cell>
          <table:table-cell office:value-type="float" office:value="0.03926" calcext:value-type="float">
            <text:p>0.03926</text:p>
          </table:table-cell>
          <table:table-cell office:value-type="float" office:value="0.03299" calcext:value-type="float">
            <text:p>0.03299</text:p>
          </table:table-cell>
          <table:table-cell office:value-type="float" office:value="0.02567" calcext:value-type="float">
            <text:p>0.02567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3497" calcext:value-type="float">
            <text:p>0.03497</text:p>
          </table:table-cell>
          <table:table-cell office:value-type="float" office:value="0.04189" calcext:value-type="float">
            <text:p>0.04189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2122" calcext:value-type="float">
            <text:p>0.12122</text:p>
          </table:table-cell>
          <table:table-cell office:value-type="float" office:value="0.04455" calcext:value-type="float">
            <text:p>0.04455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.02561" calcext:value-type="float">
            <text:p>0.02561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3462" calcext:value-type="float">
            <text:p>0.03462</text:p>
          </table:table-cell>
          <table:table-cell office:value-type="float" office:value="0.04203" calcext:value-type="float">
            <text:p>0.04203</text:p>
          </table:table-cell>
          <table:table-cell office:value-type="float" office:value="0.03897" calcext:value-type="float">
            <text:p>0.0389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918" calcext:value-type="float">
            <text:p>0.03918</text:p>
          </table:table-cell>
          <table:table-cell office:value-type="float" office:value="0.03288" calcext:value-type="float">
            <text:p>0.03288</text:p>
          </table:table-cell>
          <table:table-cell office:value-type="float" office:value="0.02554" calcext:value-type="float">
            <text:p>0.02554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3427" calcext:value-type="float">
            <text:p>0.03427</text:p>
          </table:table-cell>
          <table:table-cell office:value-type="float" office:value="0.04216" calcext:value-type="float">
            <text:p>0.04216</text:p>
          </table:table-cell>
          <table:table-cell office:value-type="float" office:value="0.03913" calcext:value-type="float">
            <text:p>0.0391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2018" calcext:value-type="float">
            <text:p>0.12018</text:p>
          </table:table-cell>
          <table:table-cell office:value-type="float" office:value="0.04446" calcext:value-type="float">
            <text:p>0.04446</text:p>
          </table:table-cell>
          <table:table-cell office:value-type="float" office:value="0.03913" calcext:value-type="float">
            <text:p>0.03913</text:p>
          </table:table-cell>
          <table:table-cell office:value-type="float" office:value="0.03282" calcext:value-type="float">
            <text:p>0.03282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227" calcext:value-type="float">
            <text:p>0.04227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1967" calcext:value-type="float">
            <text:p>0.11967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277" calcext:value-type="float">
            <text:p>0.03277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3353" calcext:value-type="float">
            <text:p>0.03353</text:p>
          </table:table-cell>
          <table:table-cell office:value-type="float" office:value="0.04237" calcext:value-type="float">
            <text:p>0.04237</text:p>
          </table:table-cell>
          <table:table-cell office:value-type="float" office:value="0.03947" calcext:value-type="float">
            <text:p>0.039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1916" calcext:value-type="float">
            <text:p>0.11916</text:p>
          </table:table-cell>
          <table:table-cell office:value-type="float" office:value="0.04437" calcext:value-type="float">
            <text:p>0.04437</text:p>
          </table:table-cell>
          <table:table-cell office:value-type="float" office:value="0.03905" calcext:value-type="float">
            <text:p>0.03905</text:p>
          </table:table-cell>
          <table:table-cell office:value-type="float" office:value="0.03271" calcext:value-type="float">
            <text:p>0.032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04244" calcext:value-type="float">
            <text:p>0.04244</text:p>
          </table:table-cell>
          <table:table-cell office:value-type="float" office:value="0.03964" calcext:value-type="float">
            <text:p>0.0396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1865" calcext:value-type="float">
            <text:p>0.11865</text:p>
          </table:table-cell>
          <table:table-cell office:value-type="float" office:value="0.04433" calcext:value-type="float">
            <text:p>0.04433</text:p>
          </table:table-cell>
          <table:table-cell office:value-type="float" office:value="0.03901" calcext:value-type="float">
            <text:p>0.03901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3277" calcext:value-type="float">
            <text:p>0.03277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981" calcext:value-type="float">
            <text:p>0.0398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1814" calcext:value-type="float">
            <text:p>0.11814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3239" calcext:value-type="float">
            <text:p>0.03239</text:p>
          </table:table-cell>
          <table:table-cell office:value-type="float" office:value="0.04254" calcext:value-type="float">
            <text:p>0.04254</text:p>
          </table:table-cell>
          <table:table-cell office:value-type="float" office:value="0.03998" calcext:value-type="float">
            <text:p>0.0399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1764" calcext:value-type="float">
            <text:p>0.11764</text:p>
          </table:table-cell>
          <table:table-cell office:value-type="float" office:value="0.04424" calcext:value-type="float">
            <text:p>0.04424</text:p>
          </table:table-cell>
          <table:table-cell office:value-type="float" office:value="0.03893" calcext:value-type="float">
            <text:p>0.03893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2515" calcext:value-type="float">
            <text:p>0.02515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256" calcext:value-type="float">
            <text:p>0.04256</text:p>
          </table:table-cell>
          <table:table-cell office:value-type="float" office:value="0.04016" calcext:value-type="float">
            <text:p>0.040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1714" calcext:value-type="float">
            <text:p>0.11714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0.03162" calcext:value-type="float">
            <text:p>0.03162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0.04033" calcext:value-type="float">
            <text:p>0.0403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1664" calcext:value-type="float">
            <text:p>0.11664</text:p>
          </table:table-cell>
          <table:table-cell office:value-type="float" office:value="0.04415" calcext:value-type="float">
            <text:p>0.04415</text:p>
          </table:table-cell>
          <table:table-cell office:value-type="float" office:value="0.03885" calcext:value-type="float">
            <text:p>0.03885</text:p>
          </table:table-cell>
          <table:table-cell office:value-type="float" office:value="0.03244" calcext:value-type="float">
            <text:p>0.03244</text:p>
          </table:table-cell>
          <table:table-cell office:value-type="float" office:value="0.02502" calcext:value-type="float">
            <text:p>0.02502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03123" calcext:value-type="float">
            <text:p>0.03123</text:p>
          </table:table-cell>
          <table:table-cell office:value-type="float" office:value="0.04253" calcext:value-type="float">
            <text:p>0.04253</text:p>
          </table:table-cell>
          <table:table-cell office:value-type="float" office:value="0.04051" calcext:value-type="float">
            <text:p>0.0405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1615" calcext:value-type="float">
            <text:p>0.11615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881" calcext:value-type="float">
            <text:p>0.03881</text:p>
          </table:table-cell>
          <table:table-cell office:value-type="float" office:value="0.03238" calcext:value-type="float">
            <text:p>0.03238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931" calcext:value-type="float">
            <text:p>0.01931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4069" calcext:value-type="float">
            <text:p>0.0406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11566" calcext:value-type="float">
            <text:p>0.11566</text:p>
          </table:table-cell>
          <table:table-cell office:value-type="float" office:value="0.04407" calcext:value-type="float">
            <text:p>0.04407</text:p>
          </table:table-cell>
          <table:table-cell office:value-type="float" office:value="0.03877" calcext:value-type="float">
            <text:p>0.03877</text:p>
          </table:table-cell>
          <table:table-cell office:value-type="float" office:value="0.03233" calcext:value-type="float">
            <text:p>0.03233</text:p>
          </table:table-cell>
          <table:table-cell office:value-type="float" office:value="0.02489" calcext:value-type="float">
            <text:p>0.0248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4241" calcext:value-type="float">
            <text:p>0.04241</text:p>
          </table:table-cell>
          <table:table-cell office:value-type="float" office:value="0.04087" calcext:value-type="float">
            <text:p>0.0408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11517" calcext:value-type="float">
            <text:p>0.11517</text:p>
          </table:table-cell>
          <table:table-cell office:value-type="float" office:value="0.04402" calcext:value-type="float">
            <text:p>0.04402</text:p>
          </table:table-cell>
          <table:table-cell office:value-type="float" office:value="0.03873" calcext:value-type="float">
            <text:p>0.03873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2483" calcext:value-type="float">
            <text:p>0.02483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04106" calcext:value-type="float">
            <text:p>0.0410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1468" calcext:value-type="float">
            <text:p>0.11468</text:p>
          </table:table-cell>
          <table:table-cell office:value-type="float" office:value="0.04398" calcext:value-type="float">
            <text:p>0.04398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3222" calcext:value-type="float">
            <text:p>0.03222</text:p>
          </table:table-cell>
          <table:table-cell office:value-type="float" office:value="0.02476" calcext:value-type="float">
            <text:p>0.0247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2971" calcext:value-type="float">
            <text:p>0.02971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124" calcext:value-type="float">
            <text:p>0.041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3864" calcext:value-type="float">
            <text:p>0.03864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04206" calcext:value-type="float">
            <text:p>0.04206</text:p>
          </table:table-cell>
          <table:table-cell office:value-type="float" office:value="0.04143" calcext:value-type="float">
            <text:p>0.0414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11371" calcext:value-type="float">
            <text:p>0.11371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162" calcext:value-type="float">
            <text:p>0.041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11324" calcext:value-type="float">
            <text:p>0.11324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02457" calcext:value-type="float">
            <text:p>0.02457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04181" calcext:value-type="float">
            <text:p>0.0418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11276" calcext:value-type="float">
            <text:p>0.11276</text:p>
          </table:table-cell>
          <table:table-cell office:value-type="float" office:value="0.04381" calcext:value-type="float">
            <text:p>0.04381</text:p>
          </table:table-cell>
          <table:table-cell office:value-type="float" office:value="0.03852" calcext:value-type="float">
            <text:p>0.0385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04151" calcext:value-type="float">
            <text:p>0.04151</text:p>
          </table:table-cell>
          <table:table-cell office:value-type="float" office:value="0.04201" calcext:value-type="float">
            <text:p>0.0420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11229" calcext:value-type="float">
            <text:p>0.11229</text:p>
          </table:table-cell>
          <table:table-cell office:value-type="float" office:value="0.04377" calcext:value-type="float">
            <text:p>0.04377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445" calcext:value-type="float">
            <text:p>0.02445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4128" calcext:value-type="float">
            <text:p>0.04128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11182" calcext:value-type="float">
            <text:p>0.11182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3189" calcext:value-type="float">
            <text:p>0.03189</text:p>
          </table:table-cell>
          <table:table-cell office:value-type="float" office:value="0.02438" calcext:value-type="float">
            <text:p>0.0243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04104" calcext:value-type="float">
            <text:p>0.0410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11135" calcext:value-type="float">
            <text:p>0.11135</text:p>
          </table:table-cell>
          <table:table-cell office:value-type="float" office:value="0.04369" calcext:value-type="float">
            <text:p>0.04369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183" calcext:value-type="float">
            <text:p>0.03183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4077" calcext:value-type="float">
            <text:p>0.04077</text:p>
          </table:table-cell>
          <table:table-cell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11089" calcext:value-type="float">
            <text:p>0.11089</text:p>
          </table:table-cell>
          <table:table-cell office:value-type="float" office:value="0.04365" calcext:value-type="float">
            <text:p>0.04365</text:p>
          </table:table-cell>
          <table:table-cell office:value-type="float" office:value="0.03836" calcext:value-type="float">
            <text:p>0.03836</text:p>
          </table:table-cell>
          <table:table-cell office:value-type="float" office:value="0.03178" calcext:value-type="float">
            <text:p>0.03178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11042" calcext:value-type="float">
            <text:p>0.11042</text:p>
          </table:table-cell>
          <table:table-cell office:value-type="float" office:value="0.04361" calcext:value-type="float">
            <text:p>0.04361</text:p>
          </table:table-cell>
          <table:table-cell office:value-type="float" office:value="0.03832" calcext:value-type="float">
            <text:p>0.03832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0.02419" calcext:value-type="float">
            <text:p>0.02419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4018" calcext:value-type="float">
            <text:p>0.04018</text:p>
          </table:table-cell>
          <table:table-cell office:value-type="float" office:value="0.04299" calcext:value-type="float">
            <text:p>0.0429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0996" calcext:value-type="float">
            <text:p>0.10996</text:p>
          </table:table-cell>
          <table:table-cell office:value-type="float" office:value="0.04356" calcext:value-type="float">
            <text:p>0.04356</text:p>
          </table:table-cell>
          <table:table-cell office:value-type="float" office:value="0.03828" calcext:value-type="float">
            <text:p>0.03828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0.02413" calcext:value-type="float">
            <text:p>0.02413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4319" calcext:value-type="float">
            <text:p>0.0431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10951" calcext:value-type="float">
            <text:p>0.10951</text:p>
          </table:table-cell>
          <table:table-cell office:value-type="float" office:value="0.04352" calcext:value-type="float">
            <text:p>0.04352</text:p>
          </table:table-cell>
          <table:table-cell office:value-type="float" office:value="0.03824" calcext:value-type="float">
            <text:p>0.03824</text:p>
          </table:table-cell>
          <table:table-cell office:value-type="float" office:value="0.03162" calcext:value-type="float">
            <text:p>0.03162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3952" calcext:value-type="float">
            <text:p>0.03952</text:p>
          </table:table-cell>
          <table:table-cell office:value-type="float" office:value="0.04339" calcext:value-type="float">
            <text:p>0.0433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10905" calcext:value-type="float">
            <text:p>0.10905</text:p>
          </table:table-cell>
          <table:table-cell office:value-type="float" office:value="0.04348" calcext:value-type="float">
            <text:p>0.04348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358" calcext:value-type="float">
            <text:p>0.0435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03816" calcext:value-type="float">
            <text:p>0.03816</text:p>
          </table:table-cell>
          <table:table-cell office:value-type="float" office:value="0.03151" calcext:value-type="float">
            <text:p>0.03151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3881" calcext:value-type="float">
            <text:p>0.03881</text:p>
          </table:table-cell>
          <table:table-cell office:value-type="float" office:value="0.04378" calcext:value-type="float">
            <text:p>0.0437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10816" calcext:value-type="float">
            <text:p>0.10816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3812" calcext:value-type="float">
            <text:p>0.03812</text:p>
          </table:table-cell>
          <table:table-cell office:value-type="float" office:value="0.03145" calcext:value-type="float">
            <text:p>0.03145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2506" calcext:value-type="float">
            <text:p>0.02506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397" calcext:value-type="float">
            <text:p>0.0439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10771" calcext:value-type="float">
            <text:p>0.10771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3808" calcext:value-type="float">
            <text:p>0.03808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2479" calcext:value-type="float">
            <text:p>0.02479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0.04416" calcext:value-type="float">
            <text:p>0.044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0727" calcext:value-type="float">
            <text:p>0.10727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3804" calcext:value-type="float">
            <text:p>0.03804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2376" calcext:value-type="float">
            <text:p>0.0237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4435" calcext:value-type="float">
            <text:p>0.0443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4328" calcext:value-type="float">
            <text:p>0.0432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129" calcext:value-type="float">
            <text:p>0.0312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0.04453" calcext:value-type="float">
            <text:p>0.044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10639" calcext:value-type="float">
            <text:p>0.10639</text:p>
          </table:table-cell>
          <table:table-cell office:value-type="float" office:value="0.04324" calcext:value-type="float">
            <text:p>0.04324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3686" calcext:value-type="float">
            <text:p>0.03686</text:p>
          </table:table-cell>
          <table:table-cell office:value-type="float" office:value="0.04471" calcext:value-type="float">
            <text:p>0.0447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10596" calcext:value-type="float">
            <text:p>0.10596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792" calcext:value-type="float">
            <text:p>0.03792</text:p>
          </table:table-cell>
          <table:table-cell office:value-type="float" office:value="0.03118" calcext:value-type="float">
            <text:p>0.03118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4488" calcext:value-type="float">
            <text:p>0.0448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10553" calcext:value-type="float">
            <text:p>0.10553</text:p>
          </table:table-cell>
          <table:table-cell office:value-type="float" office:value="0.04316" calcext:value-type="float">
            <text:p>0.04316</text:p>
          </table:table-cell>
          <table:table-cell office:value-type="float" office:value="0.03788" calcext:value-type="float">
            <text:p>0.03788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2351" calcext:value-type="float">
            <text:p>0.02351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3604" calcext:value-type="float">
            <text:p>0.03604</text:p>
          </table:table-cell>
          <table:table-cell office:value-type="float" office:value="0.04504" calcext:value-type="float">
            <text:p>0.0450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2345" calcext:value-type="float">
            <text:p>0.02345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2331" calcext:value-type="float">
            <text:p>0.02331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10467" calcext:value-type="float">
            <text:p>0.10467</text:p>
          </table:table-cell>
          <table:table-cell office:value-type="float" office:value="0.04308" calcext:value-type="float">
            <text:p>0.04308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2339" calcext:value-type="float">
            <text:p>0.02339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522" calcext:value-type="float">
            <text:p>0.03522</text:p>
          </table:table-cell>
          <table:table-cell office:value-type="float" office:value="0.04534" calcext:value-type="float">
            <text:p>0.0453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10425" calcext:value-type="float">
            <text:p>0.10425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0.03096" calcext:value-type="float">
            <text:p>0.0309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3481" calcext:value-type="float">
            <text:p>0.03481</text:p>
          </table:table-cell>
          <table:table-cell office:value-type="float" office:value="0.04548" calcext:value-type="float">
            <text:p>0.0454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10383" calcext:value-type="float">
            <text:p>0.1038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772" calcext:value-type="float">
            <text:p>0.03772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10341" calcext:value-type="float">
            <text:p>0.10341</text:p>
          </table:table-cell>
          <table:table-cell office:value-type="float" office:value="0.04296" calcext:value-type="float">
            <text:p>0.04296</text:p>
          </table:table-cell>
          <table:table-cell office:value-type="float" office:value="0.03768" calcext:value-type="float">
            <text:p>0.03768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2249" calcext:value-type="float">
            <text:p>0.02249</text:p>
          </table:table-cell>
          <table:table-cell office:value-type="float" office:value="0.03399" calcext:value-type="float">
            <text:p>0.03399</text:p>
          </table:table-cell>
          <table:table-cell office:value-type="float" office:value="0.04571" calcext:value-type="float">
            <text:p>0.0457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4292" calcext:value-type="float">
            <text:p>0.0429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4581" calcext:value-type="float">
            <text:p>0.0458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10259" calcext:value-type="float">
            <text:p>0.10259</text:p>
          </table:table-cell>
          <table:table-cell office:value-type="float" office:value="0.04288" calcext:value-type="float">
            <text:p>0.04288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075" calcext:value-type="float">
            <text:p>0.03075</text:p>
          </table:table-cell>
          <table:table-cell office:value-type="float" office:value="0.02309" calcext:value-type="float">
            <text:p>0.02309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4589" calcext:value-type="float">
            <text:p>0.0458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10218" calcext:value-type="float">
            <text:p>0.10218</text:p>
          </table:table-cell>
          <table:table-cell office:value-type="float" office:value="0.04284" calcext:value-type="float">
            <text:p>0.04284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282" calcext:value-type="float">
            <text:p>0.03282</text:p>
          </table:table-cell>
          <table:table-cell office:value-type="float" office:value="0.04595" calcext:value-type="float">
            <text:p>0.0459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10177" calcext:value-type="float">
            <text:p>0.10177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752" calcext:value-type="float">
            <text:p>0.03752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3244" calcext:value-type="float">
            <text:p>0.0324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10137" calcext:value-type="float">
            <text:p>0.10137</text:p>
          </table:table-cell>
          <table:table-cell office:value-type="float" office:value="0.04276" calcext:value-type="float">
            <text:p>0.04276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02291" calcext:value-type="float">
            <text:p>0.02291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207" calcext:value-type="float">
            <text:p>0.03207</text:p>
          </table:table-cell>
          <table:table-cell office:value-type="float" office:value="0.04602" calcext:value-type="float">
            <text:p>0.0460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0097" calcext:value-type="float">
            <text:p>0.10097</text:p>
          </table:table-cell>
          <table:table-cell office:value-type="float" office:value="0.04273" calcext:value-type="float">
            <text:p>0.04273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0.03053" calcext:value-type="float">
            <text:p>0.03053</text:p>
          </table:table-cell>
          <table:table-cell office:value-type="float" office:value="0.02285" calcext:value-type="float">
            <text:p>0.02285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04603" calcext:value-type="float">
            <text:p>0.0460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10057" calcext:value-type="float">
            <text:p>0.10057</text:p>
          </table:table-cell>
          <table:table-cell office:value-type="float" office:value="0.04269" calcext:value-type="float">
            <text:p>0.04269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2279" calcext:value-type="float">
            <text:p>0.0227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4601" calcext:value-type="float">
            <text:p>0.0460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10017" calcext:value-type="float">
            <text:p>0.10017</text:p>
          </table:table-cell>
          <table:table-cell office:value-type="float" office:value="0.04265" calcext:value-type="float">
            <text:p>0.04265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03042" calcext:value-type="float">
            <text:p>0.03042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122" calcext:value-type="float">
            <text:p>0.02122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4598" calcext:value-type="float">
            <text:p>0.0459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0.04261" calcext:value-type="float">
            <text:p>0.04261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03037" calcext:value-type="float">
            <text:p>0.03037</text:p>
          </table:table-cell>
          <table:table-cell office:value-type="float" office:value="0.02267" calcext:value-type="float">
            <text:p>0.02267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4592" calcext:value-type="float">
            <text:p>0.0459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9939" calcext:value-type="float">
            <text:p>0.09939</text:p>
          </table:table-cell>
          <table:table-cell office:value-type="float" office:value="0.04257" calcext:value-type="float">
            <text:p>0.04257</text:p>
          </table:table-cell>
          <table:table-cell office:value-type="float" office:value="0.03728" calcext:value-type="float">
            <text:p>0.03728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2098" calcext:value-type="float">
            <text:p>0.02098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4584" calcext:value-type="float">
            <text:p>0.0458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4253" calcext:value-type="float">
            <text:p>0.04253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4573" calcext:value-type="float">
            <text:p>0.0457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9862" calcext:value-type="float">
            <text:p>0.09862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2249" calcext:value-type="float">
            <text:p>0.02249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2076" calcext:value-type="float">
            <text:p>0.02076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04246" calcext:value-type="float">
            <text:p>0.04246</text:p>
          </table:table-cell>
          <table:table-cell office:value-type="float" office:value="0.03716" calcext:value-type="float">
            <text:p>0.03716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2243" calcext:value-type="float">
            <text:p>0.02243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4545" calcext:value-type="float">
            <text:p>0.0454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9786" calcext:value-type="float">
            <text:p>0.09786</text:p>
          </table:table-cell>
          <table:table-cell office:value-type="float" office:value="0.04242" calcext:value-type="float">
            <text:p>0.04242</text:p>
          </table:table-cell>
          <table:table-cell office:value-type="float" office:value="0.03712" calcext:value-type="float">
            <text:p>0.03712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4527" calcext:value-type="float">
            <text:p>0.0452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9748" calcext:value-type="float">
            <text:p>0.09748</text:p>
          </table:table-cell>
          <table:table-cell office:value-type="float" office:value="0.04238" calcext:value-type="float">
            <text:p>0.04238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04507" calcext:value-type="float">
            <text:p>0.0450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04234" calcext:value-type="float">
            <text:p>0.04234</text:p>
          </table:table-cell>
          <table:table-cell office:value-type="float" office:value="0.03704" calcext:value-type="float">
            <text:p>0.03704</text:p>
          </table:table-cell>
          <table:table-cell office:value-type="float" office:value="0.02999" calcext:value-type="float">
            <text:p>0.02999</text:p>
          </table:table-cell>
          <table:table-cell office:value-type="float" office:value="0.02226" calcext:value-type="float">
            <text:p>0.02226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4484" calcext:value-type="float">
            <text:p>0.0448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673" calcext:value-type="float">
            <text:p>0.09673</text:p>
          </table:table-cell>
          <table:table-cell office:value-type="float" office:value="0.04231" calcext:value-type="float">
            <text:p>0.0423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994" calcext:value-type="float">
            <text:p>0.02994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9636" calcext:value-type="float">
            <text:p>0.09636</text:p>
          </table:table-cell>
          <table:table-cell office:value-type="float" office:value="0.04227" calcext:value-type="float">
            <text:p>0.04227</text:p>
          </table:table-cell>
          <table:table-cell office:value-type="float" office:value="0.03696" calcext:value-type="float">
            <text:p>0.03696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2214" calcext:value-type="float">
            <text:p>0.02214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026" calcext:value-type="float">
            <text:p>0.02026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4433" calcext:value-type="float">
            <text:p>0.044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223" calcext:value-type="float">
            <text:p>0.04223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2983" calcext:value-type="float">
            <text:p>0.02983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797" calcext:value-type="float">
            <text:p>0.02797</text:p>
          </table:table-cell>
          <table:table-cell office:value-type="float" office:value="0.04404" calcext:value-type="float">
            <text:p>0.0440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9563" calcext:value-type="float">
            <text:p>0.09563</text:p>
          </table:table-cell>
          <table:table-cell office:value-type="float" office:value="0.04219" calcext:value-type="float">
            <text:p>0.04219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2978" calcext:value-type="float">
            <text:p>0.02978</text:p>
          </table:table-cell>
          <table:table-cell office:value-type="float" office:value="0.02202" calcext:value-type="float">
            <text:p>0.02202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2777" calcext:value-type="float">
            <text:p>0.02777</text:p>
          </table:table-cell>
          <table:table-cell office:value-type="float" office:value="0.04372" calcext:value-type="float">
            <text:p>0.043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9527" calcext:value-type="float">
            <text:p>0.09527</text:p>
          </table:table-cell>
          <table:table-cell office:value-type="float" office:value="0.04216" calcext:value-type="float">
            <text:p>0.04216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2973" calcext:value-type="float">
            <text:p>0.02973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4339" calcext:value-type="float">
            <text:p>0.0433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9491" calcext:value-type="float">
            <text:p>0.09491</text:p>
          </table:table-cell>
          <table:table-cell office:value-type="float" office:value="0.04212" calcext:value-type="float">
            <text:p>0.0421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2739" calcext:value-type="float">
            <text:p>0.02739</text:p>
          </table:table-cell>
          <table:table-cell office:value-type="float" office:value="0.04305" calcext:value-type="float">
            <text:p>0.0430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9456" calcext:value-type="float">
            <text:p>0.09456</text:p>
          </table:table-cell>
          <table:table-cell office:value-type="float" office:value="0.04208" calcext:value-type="float">
            <text:p>0.04208</text:p>
          </table:table-cell>
          <table:table-cell office:value-type="float" office:value="0.03676" calcext:value-type="float">
            <text:p>0.03676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2001" calcext:value-type="float">
            <text:p>0.02001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9421" calcext:value-type="float">
            <text:p>0.09421</text:p>
          </table:table-cell>
          <table:table-cell office:value-type="float" office:value="0.04204" calcext:value-type="float">
            <text:p>0.04204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9385" calcext:value-type="float">
            <text:p>0.09385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174" calcext:value-type="float">
            <text:p>0.02174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4191" calcext:value-type="float">
            <text:p>0.0419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9351" calcext:value-type="float">
            <text:p>0.09351</text:p>
          </table:table-cell>
          <table:table-cell office:value-type="float" office:value="0.04197" calcext:value-type="float">
            <text:p>0.04197</text:p>
          </table:table-cell>
          <table:table-cell office:value-type="float" office:value="0.03665" calcext:value-type="float">
            <text:p>0.03665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4151" calcext:value-type="float">
            <text:p>0.0415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9316" calcext:value-type="float">
            <text:p>0.09316</text:p>
          </table:table-cell>
          <table:table-cell office:value-type="float" office:value="0.04193" calcext:value-type="float">
            <text:p>0.04193</text:p>
          </table:table-cell>
          <table:table-cell office:value-type="float" office:value="0.03661" calcext:value-type="float">
            <text:p>0.03661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665" calcext:value-type="float">
            <text:p>0.02665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9282" calcext:value-type="float">
            <text:p>0.09282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3657" calcext:value-type="float">
            <text:p>0.03657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654" calcext:value-type="float">
            <text:p>0.02654</text:p>
          </table:table-cell>
          <table:table-cell office:value-type="float" office:value="0.04068" calcext:value-type="float">
            <text:p>0.0406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9248" calcext:value-type="float">
            <text:p>0.09248</text:p>
          </table:table-cell>
          <table:table-cell office:value-type="float" office:value="0.04186" calcext:value-type="float">
            <text:p>0.04186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4026" calcext:value-type="float">
            <text:p>0.0402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9214" calcext:value-type="float">
            <text:p>0.09214</text:p>
          </table:table-cell>
          <table:table-cell office:value-type="float" office:value="0.04182" calcext:value-type="float">
            <text:p>0.04182</text:p>
          </table:table-cell>
          <table:table-cell office:value-type="float" office:value="0.03649" calcext:value-type="float">
            <text:p>0.03649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3983" calcext:value-type="float">
            <text:p>0.0398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4179" calcext:value-type="float">
            <text:p>0.04179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3941" calcext:value-type="float">
            <text:p>0.0394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9147" calcext:value-type="float">
            <text:p>0.09147</text:p>
          </table:table-cell>
          <table:table-cell office:value-type="float" office:value="0.04175" calcext:value-type="float">
            <text:p>0.04175</text:p>
          </table:table-cell>
          <table:table-cell office:value-type="float" office:value="0.03641" calcext:value-type="float">
            <text:p>0.03641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2619" calcext:value-type="float">
            <text:p>0.02619</text:p>
          </table:table-cell>
          <table:table-cell office:value-type="float" office:value="0.03898" calcext:value-type="float">
            <text:p>0.0389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9114" calcext:value-type="float">
            <text:p>0.09114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03637" calcext:value-type="float">
            <text:p>0.03637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2129" calcext:value-type="float">
            <text:p>0.02129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3855" calcext:value-type="float">
            <text:p>0.0385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9081" calcext:value-type="float">
            <text:p>0.09081</text:p>
          </table:table-cell>
          <table:table-cell office:value-type="float" office:value="0.04168" calcext:value-type="float">
            <text:p>0.04168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2903" calcext:value-type="float">
            <text:p>0.02903</text:p>
          </table:table-cell>
          <table:table-cell office:value-type="float" office:value="0.02123" calcext:value-type="float">
            <text:p>0.02123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3813" calcext:value-type="float">
            <text:p>0.038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9048" calcext:value-type="float">
            <text:p>0.09048</text:p>
          </table:table-cell>
          <table:table-cell office:value-type="float" office:value="0.04164" calcext:value-type="float">
            <text:p>0.04164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02898" calcext:value-type="float">
            <text:p>0.02898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2001" calcext:value-type="float">
            <text:p>0.02001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3771" calcext:value-type="float">
            <text:p>0.0377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9016" calcext:value-type="float">
            <text:p>0.09016</text:p>
          </table:table-cell>
          <table:table-cell office:value-type="float" office:value="0.04161" calcext:value-type="float">
            <text:p>0.04161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2893" calcext:value-type="float">
            <text:p>0.0289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1146" calcext:value-type="float">
            <text:p>0.01146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03729" calcext:value-type="float">
            <text:p>0.0372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8984" calcext:value-type="float">
            <text:p>0.08984</text:p>
          </table:table-cell>
          <table:table-cell office:value-type="float" office:value="0.04157" calcext:value-type="float">
            <text:p>0.04157</text:p>
          </table:table-cell>
          <table:table-cell office:value-type="float" office:value="0.03621" calcext:value-type="float">
            <text:p>0.03621</text:p>
          </table:table-cell>
          <table:table-cell office:value-type="float" office:value="0.02888" calcext:value-type="float">
            <text:p>0.02888</text:p>
          </table:table-cell>
          <table:table-cell office:value-type="float" office:value="0.02106" calcext:value-type="float">
            <text:p>0.02106</text:p>
          </table:table-cell>
          <table:table-cell office:value-type="float" office:value="0.01134" calcext:value-type="float">
            <text:p>0.01134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3689" calcext:value-type="float">
            <text:p>0.0368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8952" calcext:value-type="float">
            <text:p>0.08952</text:p>
          </table:table-cell>
          <table:table-cell office:value-type="float" office:value="0.04153" calcext:value-type="float">
            <text:p>0.0415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3649" calcext:value-type="float">
            <text:p>0.0364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3613" calcext:value-type="float">
            <text:p>0.03613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2019" calcext:value-type="float">
            <text:p>0.02019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8889" calcext:value-type="float">
            <text:p>0.08889</text:p>
          </table:table-cell>
          <table:table-cell office:value-type="float" office:value="0.04146" calcext:value-type="float">
            <text:p>0.04146</text:p>
          </table:table-cell>
          <table:table-cell office:value-type="float" office:value="0.03609" calcext:value-type="float">
            <text:p>0.03609</text:p>
          </table:table-cell>
          <table:table-cell office:value-type="float" office:value="0.02872" calcext:value-type="float">
            <text:p>0.0287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3572" calcext:value-type="float">
            <text:p>0.03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8858" calcext:value-type="float">
            <text:p>0.08858</text:p>
          </table:table-cell>
          <table:table-cell office:value-type="float" office:value="0.04143" calcext:value-type="float">
            <text:p>0.04143</text:p>
          </table:table-cell>
          <table:table-cell office:value-type="float" office:value="0.03605" calcext:value-type="float">
            <text:p>0.03605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03536" calcext:value-type="float">
            <text:p>0.0353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8827" calcext:value-type="float">
            <text:p>0.08827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3602" calcext:value-type="float">
            <text:p>0.03602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3501" calcext:value-type="float">
            <text:p>0.035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8796" calcext:value-type="float">
            <text:p>0.08796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98" calcext:value-type="float">
            <text:p>0.03598</text:p>
          </table:table-cell>
          <table:table-cell office:value-type="float" office:value="0.02856" calcext:value-type="float">
            <text:p>0.02856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3467" calcext:value-type="float">
            <text:p>0.0346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8765" calcext:value-type="float">
            <text:p>0.08765</text:p>
          </table:table-cell>
          <table:table-cell office:value-type="float" office:value="0.04132" calcext:value-type="float">
            <text:p>0.04132</text:p>
          </table:table-cell>
          <table:table-cell office:value-type="float" office:value="0.03594" calcext:value-type="float">
            <text:p>0.03594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3434" calcext:value-type="float">
            <text:p>0.0343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8735" calcext:value-type="float">
            <text:p>0.08735</text:p>
          </table:table-cell>
          <table:table-cell office:value-type="float" office:value="0.04129" calcext:value-type="float">
            <text:p>0.0412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46" calcext:value-type="float">
            <text:p>0.02846</text:p>
          </table:table-cell>
          <table:table-cell office:value-type="float" office:value="0.02063" calcext:value-type="float">
            <text:p>0.02063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2064" calcext:value-type="float">
            <text:p>0.02064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3403" calcext:value-type="float">
            <text:p>0.034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8705" calcext:value-type="float">
            <text:p>0.08705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3373" calcext:value-type="float">
            <text:p>0.0337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8675" calcext:value-type="float">
            <text:p>0.08675</text:p>
          </table:table-cell>
          <table:table-cell office:value-type="float" office:value="0.04122" calcext:value-type="float">
            <text:p>0.04122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3344" calcext:value-type="float">
            <text:p>0.0334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8646" calcext:value-type="float">
            <text:p>0.08646</text:p>
          </table:table-cell>
          <table:table-cell office:value-type="float" office:value="0.04118" calcext:value-type="float">
            <text:p>0.04118</text:p>
          </table:table-cell>
          <table:table-cell office:value-type="float" office:value="0.03578" calcext:value-type="float">
            <text:p>0.03578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1016" calcext:value-type="float">
            <text:p>0.01016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3317" calcext:value-type="float">
            <text:p>0.033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8616" calcext:value-type="float">
            <text:p>0.08616</text:p>
          </table:table-cell>
          <table:table-cell office:value-type="float" office:value="0.04114" calcext:value-type="float">
            <text:p>0.04114</text:p>
          </table:table-cell>
          <table:table-cell office:value-type="float" office:value="0.03574" calcext:value-type="float">
            <text:p>0.03574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2106" calcext:value-type="float">
            <text:p>0.0210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292" calcext:value-type="float">
            <text:p>0.0329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8587" calcext:value-type="float">
            <text:p>0.08587</text:p>
          </table:table-cell>
          <table:table-cell office:value-type="float" office:value="0.04111" calcext:value-type="float">
            <text:p>0.041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68" calcext:value-type="float">
            <text:p>0.0326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8558" calcext:value-type="float">
            <text:p>0.08558</text:p>
          </table:table-cell>
          <table:table-cell office:value-type="float" office:value="0.04107" calcext:value-type="float">
            <text:p>0.04107</text:p>
          </table:table-cell>
          <table:table-cell office:value-type="float" office:value="0.03566" calcext:value-type="float">
            <text:p>0.03566</text:p>
          </table:table-cell>
          <table:table-cell office:value-type="float" office:value="0.02814" calcext:value-type="float">
            <text:p>0.02814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3246" calcext:value-type="float">
            <text:p>0.0324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8529" calcext:value-type="float">
            <text:p>0.08529</text:p>
          </table:table-cell>
          <table:table-cell office:value-type="float" office:value="0.04104" calcext:value-type="float">
            <text:p>0.04104</text:p>
          </table:table-cell>
          <table:table-cell office:value-type="float" office:value="0.03562" calcext:value-type="float">
            <text:p>0.03562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2144" calcext:value-type="float">
            <text:p>0.02144</text:p>
          </table:table-cell>
          <table:table-cell office:value-type="float" office:value="0.02683" calcext:value-type="float">
            <text:p>0.02683</text:p>
          </table:table-cell>
          <table:table-cell office:value-type="float" office:value="0.03225" calcext:value-type="float">
            <text:p>0.0322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8501" calcext:value-type="float">
            <text:p>0.08501</text:p>
          </table:table-cell>
          <table:table-cell office:value-type="float" office:value="0.04101" calcext:value-type="float">
            <text:p>0.04101</text:p>
          </table:table-cell>
          <table:table-cell office:value-type="float" office:value="0.03558" calcext:value-type="float">
            <text:p>0.03558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03206" calcext:value-type="float">
            <text:p>0.0320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4097" calcext:value-type="float">
            <text:p>0.04097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3189" calcext:value-type="float">
            <text:p>0.031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8445" calcext:value-type="float">
            <text:p>0.08445</text:p>
          </table:table-cell>
          <table:table-cell office:value-type="float" office:value="0.04094" calcext:value-type="float">
            <text:p>0.04094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3173" calcext:value-type="float">
            <text:p>0.0317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8417" calcext:value-type="float">
            <text:p>0.0841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158" calcext:value-type="float">
            <text:p>0.0315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8389" calcext:value-type="float">
            <text:p>0.08389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3543" calcext:value-type="float">
            <text:p>0.03543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2221" calcext:value-type="float">
            <text:p>0.02221</text:p>
          </table:table-cell>
          <table:table-cell office:value-type="float" office:value="0.02756" calcext:value-type="float">
            <text:p>0.02756</text:p>
          </table:table-cell>
          <table:table-cell office:value-type="float" office:value="0.03145" calcext:value-type="float">
            <text:p>0.0314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8362" calcext:value-type="float">
            <text:p>0.08362</text:p>
          </table:table-cell>
          <table:table-cell office:value-type="float" office:value="0.04083" calcext:value-type="float">
            <text:p>0.04083</text:p>
          </table:table-cell>
          <table:table-cell office:value-type="float" office:value="0.03539" calcext:value-type="float">
            <text:p>0.03539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0941" calcext:value-type="float">
            <text:p>0.00941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2238" calcext:value-type="float">
            <text:p>0.02238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3134" calcext:value-type="float">
            <text:p>0.0313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8334" calcext:value-type="float">
            <text:p>0.0833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535" calcext:value-type="float">
            <text:p>0.0353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2256" calcext:value-type="float">
            <text:p>0.02256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3124" calcext:value-type="float">
            <text:p>0.031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8307" calcext:value-type="float">
            <text:p>0.08307</text:p>
          </table:table-cell>
          <table:table-cell office:value-type="float" office:value="0.04076" calcext:value-type="float">
            <text:p>0.04076</text:p>
          </table:table-cell>
          <table:table-cell office:value-type="float" office:value="0.03531" calcext:value-type="float">
            <text:p>0.03531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1983" calcext:value-type="float">
            <text:p>0.0198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3116" calcext:value-type="float">
            <text:p>0.031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3527" calcext:value-type="float">
            <text:p>0.0352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0.03109" calcext:value-type="float">
            <text:p>0.0310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8254" calcext:value-type="float">
            <text:p>0.08254</text:p>
          </table:table-cell>
          <table:table-cell office:value-type="float" office:value="0.04069" calcext:value-type="float">
            <text:p>0.04069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03103" calcext:value-type="float">
            <text:p>0.0310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8227" calcext:value-type="float">
            <text:p>0.08227</text:p>
          </table:table-cell>
          <table:table-cell office:value-type="float" office:value="0.04066" calcext:value-type="float">
            <text:p>0.04066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752" calcext:value-type="float">
            <text:p>0.02752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099" calcext:value-type="float">
            <text:p>0.0309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8201" calcext:value-type="float">
            <text:p>0.08201</text:p>
          </table:table-cell>
          <table:table-cell office:value-type="float" office:value="0.04063" calcext:value-type="float">
            <text:p>0.04063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892" calcext:value-type="float">
            <text:p>0.02892</text:p>
          </table:table-cell>
          <table:table-cell office:value-type="float" office:value="0.03096" calcext:value-type="float">
            <text:p>0.0309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3095" calcext:value-type="float">
            <text:p>0.0309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4056" calcext:value-type="float">
            <text:p>0.04056</text:p>
          </table:table-cell>
          <table:table-cell office:value-type="float" office:value="0.03508" calcext:value-type="float">
            <text:p>0.03508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2937" calcext:value-type="float">
            <text:p>0.02937</text:p>
          </table:table-cell>
          <table:table-cell office:value-type="float" office:value="0.03095" calcext:value-type="float">
            <text:p>0.0309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8124" calcext:value-type="float">
            <text:p>0.08124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097" calcext:value-type="float">
            <text:p>0.0309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8073" calcext:value-type="float">
            <text:p>0.08073</text:p>
          </table:table-cell>
          <table:table-cell office:value-type="float" office:value="0.04046" calcext:value-type="float">
            <text:p>0.04046</text:p>
          </table:table-cell>
          <table:table-cell office:value-type="float" office:value="0.03496" calcext:value-type="float">
            <text:p>0.03496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2481" calcext:value-type="float">
            <text:p>0.02481</text:p>
          </table:table-cell>
          <table:table-cell office:value-type="float" office:value="0.03009" calcext:value-type="float">
            <text:p>0.03009</text:p>
          </table:table-cell>
          <table:table-cell office:value-type="float" office:value="0.03104" calcext:value-type="float">
            <text:p>0.0310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8048" calcext:value-type="float">
            <text:p>0.08048</text:p>
          </table:table-cell>
          <table:table-cell office:value-type="float" office:value="0.04042" calcext:value-type="float">
            <text:p>0.04042</text:p>
          </table:table-cell>
          <table:table-cell office:value-type="float" office:value="0.03492" calcext:value-type="float">
            <text:p>0.03492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0888" calcext:value-type="float">
            <text:p>0.00888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3109" calcext:value-type="float">
            <text:p>0.0310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8023" calcext:value-type="float">
            <text:p>0.08023</text:p>
          </table:table-cell>
          <table:table-cell office:value-type="float" office:value="0.04039" calcext:value-type="float">
            <text:p>0.04039</text:p>
          </table:table-cell>
          <table:table-cell office:value-type="float" office:value="0.03488" calcext:value-type="float">
            <text:p>0.03488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2536" calcext:value-type="float">
            <text:p>0.0253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3116" calcext:value-type="float">
            <text:p>0.0311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7998" calcext:value-type="float">
            <text:p>0.07998</text:p>
          </table:table-cell>
          <table:table-cell office:value-type="float" office:value="0.04036" calcext:value-type="float">
            <text:p>0.04036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3123" calcext:value-type="float">
            <text:p>0.0312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7974" calcext:value-type="float">
            <text:p>0.07974</text:p>
          </table:table-cell>
          <table:table-cell office:value-type="float" office:value="0.04032" calcext:value-type="float">
            <text:p>0.0403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3133" calcext:value-type="float">
            <text:p>0.0313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7949" calcext:value-type="float">
            <text:p>0.07949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2695" calcext:value-type="float">
            <text:p>0.02695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3143" calcext:value-type="float">
            <text:p>0.0314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7925" calcext:value-type="float">
            <text:p>0.0792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3472" calcext:value-type="float">
            <text:p>0.03472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907" calcext:value-type="float">
            <text:p>0.01907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0.03154" calcext:value-type="float">
            <text:p>0.0315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7901" calcext:value-type="float">
            <text:p>0.07901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7877" calcext:value-type="float">
            <text:p>0.07877</text:p>
          </table:table-cell>
          <table:table-cell office:value-type="float" office:value="0.04019" calcext:value-type="float">
            <text:p>0.04019</text:p>
          </table:table-cell>
          <table:table-cell office:value-type="float" office:value="0.03465" calcext:value-type="float">
            <text:p>0.0346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7854" calcext:value-type="float">
            <text:p>0.07854</text:p>
          </table:table-cell>
          <table:table-cell office:value-type="float" office:value="0.04016" calcext:value-type="float">
            <text:p>0.04016</text:p>
          </table:table-cell>
          <table:table-cell office:value-type="float" office:value="0.03461" calcext:value-type="float">
            <text:p>0.03461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3195" calcext:value-type="float">
            <text:p>0.0319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4012" calcext:value-type="float">
            <text:p>0.04012</text:p>
          </table:table-cell>
          <table:table-cell office:value-type="float" office:value="0.03457" calcext:value-type="float">
            <text:p>0.03457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1887" calcext:value-type="float">
            <text:p>0.01887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76" calcext:value-type="float">
            <text:p>0.0327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7807" calcext:value-type="float">
            <text:p>0.07807</text:p>
          </table:table-cell>
          <table:table-cell office:value-type="float" office:value="0.04009" calcext:value-type="float">
            <text:p>0.04009</text:p>
          </table:table-cell>
          <table:table-cell office:value-type="float" office:value="0.03453" calcext:value-type="float">
            <text:p>0.03453</text:p>
          </table:table-cell>
          <table:table-cell office:value-type="float" office:value="0.02665" calcext:value-type="float">
            <text:p>0.02665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3303" calcext:value-type="float">
            <text:p>0.03303</text:p>
          </table:table-cell>
          <table:table-cell office:value-type="float" office:value="0.03227" calcext:value-type="float">
            <text:p>0.0322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7784" calcext:value-type="float">
            <text:p>0.07784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3449" calcext:value-type="float">
            <text:p>0.0344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2863" calcext:value-type="float">
            <text:p>0.02863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3244" calcext:value-type="float">
            <text:p>0.0324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7761" calcext:value-type="float">
            <text:p>0.07761</text:p>
          </table:table-cell>
          <table:table-cell office:value-type="float" office:value="0.04002" calcext:value-type="float">
            <text:p>0.04002</text:p>
          </table:table-cell>
          <table:table-cell office:value-type="float" office:value="0.03445" calcext:value-type="float">
            <text:p>0.03445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3262" calcext:value-type="float">
            <text:p>0.0326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7739" calcext:value-type="float">
            <text:p>0.07739</text:p>
          </table:table-cell>
          <table:table-cell office:value-type="float" office:value="0.03999" calcext:value-type="float">
            <text:p>0.03999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3382" calcext:value-type="float">
            <text:p>0.03382</text:p>
          </table:table-cell>
          <table:table-cell office:value-type="float" office:value="0.03282" calcext:value-type="float">
            <text:p>0.0328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7716" calcext:value-type="float">
            <text:p>0.07716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3301" calcext:value-type="float">
            <text:p>0.0330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7694" calcext:value-type="float">
            <text:p>0.07694</text:p>
          </table:table-cell>
          <table:table-cell office:value-type="float" office:value="0.03992" calcext:value-type="float">
            <text:p>0.03992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3017" calcext:value-type="float">
            <text:p>0.03017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322" calcext:value-type="float">
            <text:p>0.0332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7672" calcext:value-type="float">
            <text:p>0.07672</text:p>
          </table:table-cell>
          <table:table-cell office:value-type="float" office:value="0.03989" calcext:value-type="float">
            <text:p>0.03989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0.03343" calcext:value-type="float">
            <text:p>0.0334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3098" calcext:value-type="float">
            <text:p>0.03098</text:p>
          </table:table-cell>
          <table:table-cell office:value-type="float" office:value="0.03478" calcext:value-type="float">
            <text:p>0.03478</text:p>
          </table:table-cell>
          <table:table-cell office:value-type="float" office:value="0.03365" calcext:value-type="float">
            <text:p>0.0336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7628" calcext:value-type="float">
            <text:p>0.07628</text:p>
          </table:table-cell>
          <table:table-cell office:value-type="float" office:value="0.03983" calcext:value-type="float">
            <text:p>0.03983</text:p>
          </table:table-cell>
          <table:table-cell office:value-type="float" office:value="0.03422" calcext:value-type="float">
            <text:p>0.03422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03499" calcext:value-type="float">
            <text:p>0.03499</text:p>
          </table:table-cell>
          <table:table-cell office:value-type="float" office:value="0.03387" calcext:value-type="float">
            <text:p>0.0338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7606" calcext:value-type="float">
            <text:p>0.07606</text:p>
          </table:table-cell>
          <table:table-cell office:value-type="float" office:value="0.03979" calcext:value-type="float">
            <text:p>0.03979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7584" calcext:value-type="float">
            <text:p>0.07584</text:p>
          </table:table-cell>
          <table:table-cell office:value-type="float" office:value="0.03976" calcext:value-type="float">
            <text:p>0.03976</text:p>
          </table:table-cell>
          <table:table-cell office:value-type="float" office:value="0.03414" calcext:value-type="float">
            <text:p>0.03414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3222" calcext:value-type="float">
            <text:p>0.03222</text:p>
          </table:table-cell>
          <table:table-cell office:value-type="float" office:value="0.03538" calcext:value-type="float">
            <text:p>0.03538</text:p>
          </table:table-cell>
          <table:table-cell office:value-type="float" office:value="0.03433" calcext:value-type="float">
            <text:p>0.034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7563" calcext:value-type="float">
            <text:p>0.07563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0.03456" calcext:value-type="float">
            <text:p>0.0345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0.03969" calcext:value-type="float">
            <text:p>0.03969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2605" calcext:value-type="float">
            <text:p>0.02605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3307" calcext:value-type="float">
            <text:p>0.03307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7521" calcext:value-type="float">
            <text:p>0.07521</text:p>
          </table:table-cell>
          <table:table-cell office:value-type="float" office:value="0.03966" calcext:value-type="float">
            <text:p>0.03966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3349" calcext:value-type="float">
            <text:p>0.03349</text:p>
          </table:table-cell>
          <table:table-cell office:value-type="float" office:value="0.03584" calcext:value-type="float">
            <text:p>0.03584</text:p>
          </table:table-cell>
          <table:table-cell office:value-type="float" office:value="0.03504" calcext:value-type="float">
            <text:p>0.0350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963" calcext:value-type="float">
            <text:p>0.03963</text:p>
          </table:table-cell>
          <table:table-cell office:value-type="float" office:value="0.03398" calcext:value-type="float">
            <text:p>0.03398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3391" calcext:value-type="float">
            <text:p>0.03391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3527" calcext:value-type="float">
            <text:p>0.0352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7479" calcext:value-type="float">
            <text:p>0.0747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3605" calcext:value-type="float">
            <text:p>0.03605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3956" calcext:value-type="float">
            <text:p>0.03956</text:p>
          </table:table-cell>
          <table:table-cell office:value-type="float" office:value="0.03391" calcext:value-type="float">
            <text:p>0.0339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3473" calcext:value-type="float">
            <text:p>0.03473</text:p>
          </table:table-cell>
          <table:table-cell office:value-type="float" office:value="0.03613" calcext:value-type="float">
            <text:p>0.03613</text:p>
          </table:table-cell>
          <table:table-cell office:value-type="float" office:value="0.03574" calcext:value-type="float">
            <text:p>0.0357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7438" calcext:value-type="float">
            <text:p>0.07438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3513" calcext:value-type="float">
            <text:p>0.03513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3596" calcext:value-type="float">
            <text:p>0.035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7418" calcext:value-type="float">
            <text:p>0.07418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383" calcext:value-type="float">
            <text:p>0.03383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0.03552" calcext:value-type="float">
            <text:p>0.03552</text:p>
          </table:table-cell>
          <table:table-cell office:value-type="float" office:value="0.03621" calcext:value-type="float">
            <text:p>0.03621</text:p>
          </table:table-cell>
          <table:table-cell office:value-type="float" office:value="0.03619" calcext:value-type="float">
            <text:p>0.0361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7398" calcext:value-type="float">
            <text:p>0.07398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3379" calcext:value-type="float">
            <text:p>0.0337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621" calcext:value-type="float">
            <text:p>0.03621</text:p>
          </table:table-cell>
          <table:table-cell office:value-type="float" office:value="0.03641" calcext:value-type="float">
            <text:p>0.0364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7378" calcext:value-type="float">
            <text:p>0.07378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3662" calcext:value-type="float">
            <text:p>0.0366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7358" calcext:value-type="float">
            <text:p>0.07358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371" calcext:value-type="float">
            <text:p>0.0337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3659" calcext:value-type="float">
            <text:p>0.03659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3682" calcext:value-type="float">
            <text:p>0.0368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7339" calcext:value-type="float">
            <text:p>0.07339</text:p>
          </table:table-cell>
          <table:table-cell office:value-type="float" office:value="0.03937" calcext:value-type="float">
            <text:p>0.03937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0.03691" calcext:value-type="float">
            <text:p>0.03691</text:p>
          </table:table-cell>
          <table:table-cell office:value-type="float" office:value="0.03608" calcext:value-type="float">
            <text:p>0.03608</text:p>
          </table:table-cell>
          <table:table-cell office:value-type="float" office:value="0.03701" calcext:value-type="float">
            <text:p>0.0370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7319" calcext:value-type="float">
            <text:p>0.07319</text:p>
          </table:table-cell>
          <table:table-cell office:value-type="float" office:value="0.03934" calcext:value-type="float">
            <text:p>0.03934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598" calcext:value-type="float">
            <text:p>0.03598</text:p>
          </table:table-cell>
          <table:table-cell office:value-type="float" office:value="0.03719" calcext:value-type="float">
            <text:p>0.0371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931" calcext:value-type="float">
            <text:p>0.03931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3746" calcext:value-type="float">
            <text:p>0.03746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03736" calcext:value-type="float">
            <text:p>0.0373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7281" calcext:value-type="float">
            <text:p>0.07281</text:p>
          </table:table-cell>
          <table:table-cell office:value-type="float" office:value="0.03928" calcext:value-type="float">
            <text:p>0.03928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3751" calcext:value-type="float">
            <text:p>0.0375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03924" calcext:value-type="float">
            <text:p>0.03924</text:p>
          </table:table-cell>
          <table:table-cell office:value-type="float" office:value="0.03352" calcext:value-type="float">
            <text:p>0.03352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2122" calcext:value-type="float">
            <text:p>0.02122</text:p>
          </table:table-cell>
          <table:table-cell office:value-type="float" office:value="0.03789" calcext:value-type="float">
            <text:p>0.03789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0.03765" calcext:value-type="float">
            <text:p>0.037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7243" calcext:value-type="float">
            <text:p>0.07243</text:p>
          </table:table-cell>
          <table:table-cell office:value-type="float" office:value="0.03921" calcext:value-type="float">
            <text:p>0.03921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2155" calcext:value-type="float">
            <text:p>0.02155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777" calcext:value-type="float">
            <text:p>0.0377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7224" calcext:value-type="float">
            <text:p>0.07224</text:p>
          </table:table-cell>
          <table:table-cell office:value-type="float" office:value="0.03918" calcext:value-type="float">
            <text:p>0.03918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817" calcext:value-type="float">
            <text:p>0.03817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03788" calcext:value-type="float">
            <text:p>0.0378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7205" calcext:value-type="float">
            <text:p>0.07205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3824" calcext:value-type="float">
            <text:p>0.03824</text:p>
          </table:table-cell>
          <table:table-cell office:value-type="float" office:value="0.03492" calcext:value-type="float">
            <text:p>0.03492</text:p>
          </table:table-cell>
          <table:table-cell office:value-type="float" office:value="0.03797" calcext:value-type="float">
            <text:p>0.0379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7187" calcext:value-type="float">
            <text:p>0.07187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02516" calcext:value-type="float">
            <text:p>0.0251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3467" calcext:value-type="float">
            <text:p>0.03467</text:p>
          </table:table-cell>
          <table:table-cell office:value-type="float" office:value="0.03804" calcext:value-type="float">
            <text:p>0.0380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7168" calcext:value-type="float">
            <text:p>0.07168</text:p>
          </table:table-cell>
          <table:table-cell office:value-type="float" office:value="0.03908" calcext:value-type="float">
            <text:p>0.03908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2511" calcext:value-type="float">
            <text:p>0.0251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.03824" calcext:value-type="float">
            <text:p>0.03824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809" calcext:value-type="float">
            <text:p>0.0380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3905" calcext:value-type="float">
            <text:p>0.03905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2506" calcext:value-type="float">
            <text:p>0.02506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2338" calcext:value-type="float">
            <text:p>0.02338</text:p>
          </table:table-cell>
          <table:table-cell office:value-type="float" office:value="0.03816" calcext:value-type="float">
            <text:p>0.03816</text:p>
          </table:table-cell>
          <table:table-cell office:value-type="float" office:value="0.03412" calcext:value-type="float">
            <text:p>0.03412</text:p>
          </table:table-cell>
          <table:table-cell office:value-type="float" office:value="0.03812" calcext:value-type="float">
            <text:p>0.038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7132" calcext:value-type="float">
            <text:p>0.07132</text:p>
          </table:table-cell>
          <table:table-cell office:value-type="float" office:value="0.03902" calcext:value-type="float">
            <text:p>0.03902</text:p>
          </table:table-cell>
          <table:table-cell office:value-type="float" office:value="0.03325" calcext:value-type="float">
            <text:p>0.03325</text:p>
          </table:table-cell>
          <table:table-cell office:value-type="float" office:value="0.02501" calcext:value-type="float">
            <text:p>0.02501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0.03383" calcext:value-type="float">
            <text:p>0.03383</text:p>
          </table:table-cell>
          <table:table-cell office:value-type="float" office:value="0.03813" calcext:value-type="float">
            <text:p>0.0381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7114" calcext:value-type="float">
            <text:p>0.07114</text:p>
          </table:table-cell>
          <table:table-cell office:value-type="float" office:value="0.03899" calcext:value-type="float">
            <text:p>0.03899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0.03785" calcext:value-type="float">
            <text:p>0.03785</text:p>
          </table:table-cell>
          <table:table-cell office:value-type="float" office:value="0.03352" calcext:value-type="float">
            <text:p>0.03352</text:p>
          </table:table-cell>
          <table:table-cell office:value-type="float" office:value="0.03812" calcext:value-type="float">
            <text:p>0.0381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0.03896" calcext:value-type="float">
            <text:p>0.03896</text:p>
          </table:table-cell>
          <table:table-cell office:value-type="float" office:value="0.03317" calcext:value-type="float">
            <text:p>0.03317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2469" calcext:value-type="float">
            <text:p>0.02469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0.03809" calcext:value-type="float">
            <text:p>0.0380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7079" calcext:value-type="float">
            <text:p>0.07079</text:p>
          </table:table-cell>
          <table:table-cell office:value-type="float" office:value="0.03893" calcext:value-type="float">
            <text:p>0.03893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2516" calcext:value-type="float">
            <text:p>0.02516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03289" calcext:value-type="float">
            <text:p>0.03289</text:p>
          </table:table-cell>
          <table:table-cell office:value-type="float" office:value="0.03804" calcext:value-type="float">
            <text:p>0.0380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7061" calcext:value-type="float">
            <text:p>0.07061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.03309" calcext:value-type="float">
            <text:p>0.03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3256" calcext:value-type="float">
            <text:p>0.03256</text:p>
          </table:table-cell>
          <table:table-cell office:value-type="float" office:value="0.03796" calcext:value-type="float">
            <text:p>0.0379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7044" calcext:value-type="float">
            <text:p>0.07044</text:p>
          </table:table-cell>
          <table:table-cell office:value-type="float" office:value="0.03886" calcext:value-type="float">
            <text:p>0.03886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0.02477" calcext:value-type="float">
            <text:p>0.02477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03655" calcext:value-type="float">
            <text:p>0.03655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0.03787" calcext:value-type="float">
            <text:p>0.0378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03883" calcext:value-type="float">
            <text:p>0.03883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02472" calcext:value-type="float">
            <text:p>0.02472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609" calcext:value-type="float">
            <text:p>0.03609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6" calcext:value-type="float">
            <text:p>0.0377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3297" calcext:value-type="float">
            <text:p>0.03297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3559" calcext:value-type="float">
            <text:p>0.03559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0.03763" calcext:value-type="float">
            <text:p>0.0376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6993" calcext:value-type="float">
            <text:p>0.06993</text:p>
          </table:table-cell>
          <table:table-cell office:value-type="float" office:value="0.03877" calcext:value-type="float">
            <text:p>0.03877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.02463" calcext:value-type="float">
            <text:p>0.02463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786" calcext:value-type="float">
            <text:p>0.02786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0.03123" calcext:value-type="float">
            <text:p>0.03123</text:p>
          </table:table-cell>
          <table:table-cell office:value-type="float" office:value="0.03748" calcext:value-type="float">
            <text:p>0.0374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6976" calcext:value-type="float">
            <text:p>0.06976</text:p>
          </table:table-cell>
          <table:table-cell office:value-type="float" office:value="0.03874" calcext:value-type="float">
            <text:p>0.03874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3445" calcext:value-type="float">
            <text:p>0.03445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03732" calcext:value-type="float">
            <text:p>0.0373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03871" calcext:value-type="float">
            <text:p>0.03871</text:p>
          </table:table-cell>
          <table:table-cell office:value-type="float" office:value="0.03286" calcext:value-type="float">
            <text:p>0.03286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3382" calcext:value-type="float">
            <text:p>0.03382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03714" calcext:value-type="float">
            <text:p>0.037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6943" calcext:value-type="float">
            <text:p>0.06943</text:p>
          </table:table-cell>
          <table:table-cell office:value-type="float" office:value="0.03868" calcext:value-type="float">
            <text:p>0.03868</text:p>
          </table:table-cell>
          <table:table-cell office:value-type="float" office:value="0.03282" calcext:value-type="float">
            <text:p>0.03282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2979" calcext:value-type="float">
            <text:p>0.02979</text:p>
          </table:table-cell>
          <table:table-cell office:value-type="float" office:value="0.03316" calcext:value-type="float">
            <text:p>0.0331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3694" calcext:value-type="float">
            <text:p>0.0369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03864" calcext:value-type="float">
            <text:p>0.03864</text:p>
          </table:table-cell>
          <table:table-cell office:value-type="float" office:value="0.03278" calcext:value-type="float">
            <text:p>0.03278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247" calcext:value-type="float">
            <text:p>0.03247</text:p>
          </table:table-cell>
          <table:table-cell office:value-type="float" office:value="0.02997" calcext:value-type="float">
            <text:p>0.02997</text:p>
          </table:table-cell>
          <table:table-cell office:value-type="float" office:value="0.03674" calcext:value-type="float">
            <text:p>0.0367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.03177" calcext:value-type="float">
            <text:p>0.03177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3652" calcext:value-type="float">
            <text:p>0.0365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6894" calcext:value-type="float">
            <text:p>0.06894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3201" calcext:value-type="float">
            <text:p>0.03201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3629" calcext:value-type="float">
            <text:p>0.0362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6878" calcext:value-type="float">
            <text:p>0.06878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3282" calcext:value-type="float">
            <text:p>0.03282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606" calcext:value-type="float">
            <text:p>0.0360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6862" calcext:value-type="float">
            <text:p>0.06862</text:p>
          </table:table-cell>
          <table:table-cell office:value-type="float" office:value="0.03852" calcext:value-type="float">
            <text:p>0.03852</text:p>
          </table:table-cell>
          <table:table-cell office:value-type="float" office:value="0.03262" calcext:value-type="float">
            <text:p>0.03262</text:p>
          </table:table-cell>
          <table:table-cell office:value-type="float" office:value="0.02424" calcext:value-type="float">
            <text:p>0.02424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.03582" calcext:value-type="float">
            <text:p>0.0358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6846" calcext:value-type="float">
            <text:p>0.06846</text:p>
          </table:table-cell>
          <table:table-cell office:value-type="float" office:value="0.03849" calcext:value-type="float">
            <text:p>0.03849</text:p>
          </table:table-cell>
          <table:table-cell office:value-type="float" office:value="0.03258" calcext:value-type="float">
            <text:p>0.03258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558" calcext:value-type="float">
            <text:p>0.0355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834" calcext:value-type="float">
            <text:p>0.02834</text:p>
          </table:table-cell>
          <table:table-cell office:value-type="float" office:value="0.03533" calcext:value-type="float">
            <text:p>0.0353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6815" calcext:value-type="float">
            <text:p>0.06815</text:p>
          </table:table-cell>
          <table:table-cell office:value-type="float" office:value="0.03843" calcext:value-type="float">
            <text:p>0.03843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3646" calcext:value-type="float">
            <text:p>0.0364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3508" calcext:value-type="float">
            <text:p>0.0350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6799" calcext:value-type="float">
            <text:p>0.06799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247" calcext:value-type="float">
            <text:p>0.03247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83" calcext:value-type="float">
            <text:p>0.0348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6784" calcext:value-type="float">
            <text:p>0.06784</text:p>
          </table:table-cell>
          <table:table-cell office:value-type="float" office:value="0.03837" calcext:value-type="float">
            <text:p>0.03837</text:p>
          </table:table-cell>
          <table:table-cell office:value-type="float" office:value="0.03243" calcext:value-type="float">
            <text:p>0.03243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3853" calcext:value-type="float">
            <text:p>0.0385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3459" calcext:value-type="float">
            <text:p>0.034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3833" calcext:value-type="float">
            <text:p>0.03833</text:p>
          </table:table-cell>
          <table:table-cell office:value-type="float" office:value="0.03239" calcext:value-type="float">
            <text:p>0.03239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3964" calcext:value-type="float">
            <text:p>0.03964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3434" calcext:value-type="float">
            <text:p>0.0343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4078" calcext:value-type="float">
            <text:p>0.04078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6738" calcext:value-type="float">
            <text:p>0.0673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3231" calcext:value-type="float">
            <text:p>0.03231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0.04197" calcext:value-type="float">
            <text:p>0.04197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03387" calcext:value-type="float">
            <text:p>0.0338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0.03824" calcext:value-type="float">
            <text:p>0.03824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4319" calcext:value-type="float">
            <text:p>0.04319</text:p>
          </table:table-cell>
          <table:table-cell office:value-type="float" office:value="0.02345" calcext:value-type="float">
            <text:p>0.02345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3364" calcext:value-type="float">
            <text:p>0.0336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6709" calcext:value-type="float">
            <text:p>0.06709</text:p>
          </table:table-cell>
          <table:table-cell office:value-type="float" office:value="0.03821" calcext:value-type="float">
            <text:p>0.03821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4446" calcext:value-type="float">
            <text:p>0.04446</text:p>
          </table:table-cell>
          <table:table-cell office:value-type="float" office:value="0.02288" calcext:value-type="float">
            <text:p>0.02288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0.03342" calcext:value-type="float">
            <text:p>0.0334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6694" calcext:value-type="float">
            <text:p>0.06694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4575" calcext:value-type="float">
            <text:p>0.04575</text:p>
          </table:table-cell>
          <table:table-cell office:value-type="float" office:value="0.02233" calcext:value-type="float">
            <text:p>0.02233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3815" calcext:value-type="float">
            <text:p>0.03815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2663" calcext:value-type="float">
            <text:p>0.0266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6665" calcext:value-type="float">
            <text:p>0.06665</text:p>
          </table:table-cell>
          <table:table-cell office:value-type="float" office:value="0.03812" calcext:value-type="float">
            <text:p>0.03812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0.03809" calcext:value-type="float">
            <text:p>0.03809</text:p>
          </table:table-cell>
          <table:table-cell office:value-type="float" office:value="0.03208" calcext:value-type="float">
            <text:p>0.03208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4975" calcext:value-type="float">
            <text:p>0.0497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3261" calcext:value-type="float">
            <text:p>0.0326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6637" calcext:value-type="float">
            <text:p>0.06637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0.05108" calcext:value-type="float">
            <text:p>0.05108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3243" calcext:value-type="float">
            <text:p>0.0324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5239" calcext:value-type="float">
            <text:p>0.05239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3226" calcext:value-type="float">
            <text:p>0.0322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6609" calcext:value-type="float">
            <text:p>0.0660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2345" calcext:value-type="float">
            <text:p>0.02345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5365" calcext:value-type="float">
            <text:p>0.05365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6595" calcext:value-type="float">
            <text:p>0.06595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3192" calcext:value-type="float">
            <text:p>0.03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5485" calcext:value-type="float">
            <text:p>0.05485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3195" calcext:value-type="float">
            <text:p>0.0319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6581" calcext:value-type="float">
            <text:p>0.06581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606" calcext:value-type="float">
            <text:p>0.0260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6567" calcext:value-type="float">
            <text:p>0.06567</text:p>
          </table:table-cell>
          <table:table-cell office:value-type="float" office:value="0.03791" calcext:value-type="float">
            <text:p>0.03791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2331" calcext:value-type="float">
            <text:p>0.0233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0.05694" calcext:value-type="float">
            <text:p>0.05694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3788" calcext:value-type="float">
            <text:p>0.03788</text:p>
          </table:table-cell>
          <table:table-cell office:value-type="float" office:value="0.03181" calcext:value-type="float">
            <text:p>0.03181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3154" calcext:value-type="float">
            <text:p>0.0315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3177" calcext:value-type="float">
            <text:p>0.03177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5843" calcext:value-type="float">
            <text:p>0.0584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142" calcext:value-type="float">
            <text:p>0.0314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6527" calcext:value-type="float">
            <text:p>0.06527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0.05887" calcext:value-type="float">
            <text:p>0.05887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6514" calcext:value-type="float">
            <text:p>0.06514</text:p>
          </table:table-cell>
          <table:table-cell office:value-type="float" office:value="0.03778" calcext:value-type="float">
            <text:p>0.03778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5906" calcext:value-type="float">
            <text:p>0.05906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3119" calcext:value-type="float">
            <text:p>0.0311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6501" calcext:value-type="float">
            <text:p>0.06501</text:p>
          </table:table-cell>
          <table:table-cell office:value-type="float" office:value="0.03775" calcext:value-type="float">
            <text:p>0.03775</text:p>
          </table:table-cell>
          <table:table-cell office:value-type="float" office:value="0.03165" calcext:value-type="float">
            <text:p>0.03165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21" calcext:value-type="float">
            <text:p>0.00921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03108" calcext:value-type="float">
            <text:p>0.0310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6488" calcext:value-type="float">
            <text:p>0.06488</text:p>
          </table:table-cell>
          <table:table-cell office:value-type="float" office:value="0.03772" calcext:value-type="float">
            <text:p>0.03772</text:p>
          </table:table-cell>
          <table:table-cell office:value-type="float" office:value="0.03161" calcext:value-type="float">
            <text:p>0.03161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5857" calcext:value-type="float">
            <text:p>0.0585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3098" calcext:value-type="float">
            <text:p>0.0309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0.03769" calcext:value-type="float">
            <text:p>0.03769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2569" calcext:value-type="float">
            <text:p>0.02569</text:p>
          </table:table-cell>
          <table:table-cell office:value-type="float" office:value="0.03089" calcext:value-type="float">
            <text:p>0.0308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03079" calcext:value-type="float">
            <text:p>0.0307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3763" calcext:value-type="float">
            <text:p>0.0376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5541" calcext:value-type="float">
            <text:p>0.0554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2554" calcext:value-type="float">
            <text:p>0.02554</text:p>
          </table:table-cell>
          <table:table-cell office:value-type="float" office:value="0.03061" calcext:value-type="float">
            <text:p>0.0306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3757" calcext:value-type="float">
            <text:p>0.03757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5164" calcext:value-type="float">
            <text:p>0.05164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2549" calcext:value-type="float">
            <text:p>0.02549</text:p>
          </table:table-cell>
          <table:table-cell office:value-type="float" office:value="0.03052" calcext:value-type="float">
            <text:p>0.0305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03754" calcext:value-type="float">
            <text:p>0.03754</text:p>
          </table:table-cell>
          <table:table-cell office:value-type="float" office:value="0.03138" calcext:value-type="float">
            <text:p>0.0313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4931" calcext:value-type="float">
            <text:p>0.04931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2543" calcext:value-type="float">
            <text:p>0.02543</text:p>
          </table:table-cell>
          <table:table-cell office:value-type="float" office:value="0.03043" calcext:value-type="float">
            <text:p>0.0304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6399" calcext:value-type="float">
            <text:p>0.06399</text:p>
          </table:table-cell>
          <table:table-cell office:value-type="float" office:value="0.03751" calcext:value-type="float">
            <text:p>0.03751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4674" calcext:value-type="float">
            <text:p>0.04674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36" calcext:value-type="float">
            <text:p>0.02536</text:p>
          </table:table-cell>
          <table:table-cell office:value-type="float" office:value="0.03034" calcext:value-type="float">
            <text:p>0.0303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0.04399" calcext:value-type="float">
            <text:p>0.04399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3025" calcext:value-type="float">
            <text:p>0.0302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03745" calcext:value-type="float">
            <text:p>0.03745</text:p>
          </table:table-cell>
          <table:table-cell office:value-type="float" office:value="0.03126" calcext:value-type="float">
            <text:p>0.03126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3015" calcext:value-type="float">
            <text:p>0.0301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6363" calcext:value-type="float">
            <text:p>0.06363</text:p>
          </table:table-cell>
          <table:table-cell office:value-type="float" office:value="0.03742" calcext:value-type="float">
            <text:p>0.03742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2259" calcext:value-type="float">
            <text:p>0.02259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3816" calcext:value-type="float">
            <text:p>0.03816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3005" calcext:value-type="float">
            <text:p>0.0300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6351" calcext:value-type="float">
            <text:p>0.06351</text:p>
          </table:table-cell>
          <table:table-cell office:value-type="float" office:value="0.03739" calcext:value-type="float">
            <text:p>0.03739</text:p>
          </table:table-cell>
          <table:table-cell office:value-type="float" office:value="0.03118" calcext:value-type="float">
            <text:p>0.03118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3524" calcext:value-type="float">
            <text:p>0.03524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506" calcext:value-type="float">
            <text:p>0.02506</text:p>
          </table:table-cell>
          <table:table-cell office:value-type="float" office:value="0.02995" calcext:value-type="float">
            <text:p>0.0299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6339" calcext:value-type="float">
            <text:p>0.06339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03115" calcext:value-type="float">
            <text:p>0.0311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03239" calcext:value-type="float">
            <text:p>0.0323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2985" calcext:value-type="float">
            <text:p>0.0298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6327" calcext:value-type="float">
            <text:p>0.06327</text:p>
          </table:table-cell>
          <table:table-cell office:value-type="float" office:value="0.03733" calcext:value-type="float">
            <text:p>0.03733</text:p>
          </table:table-cell>
          <table:table-cell office:value-type="float" office:value="0.03111" calcext:value-type="float">
            <text:p>0.03111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2488" calcext:value-type="float">
            <text:p>0.02488</text:p>
          </table:table-cell>
          <table:table-cell office:value-type="float" office:value="0.02974" calcext:value-type="float">
            <text:p>0.0297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2478" calcext:value-type="float">
            <text:p>0.02478</text:p>
          </table:table-cell>
          <table:table-cell office:value-type="float" office:value="0.02963" calcext:value-type="float">
            <text:p>0.0296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6304" calcext:value-type="float">
            <text:p>0.06304</text:p>
          </table:table-cell>
          <table:table-cell office:value-type="float" office:value="0.03727" calcext:value-type="float">
            <text:p>0.03727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0.02952" calcext:value-type="float">
            <text:p>0.0295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2232" calcext:value-type="float">
            <text:p>0.02232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03721" calcext:value-type="float">
            <text:p>0.03721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2228" calcext:value-type="float">
            <text:p>0.0222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2445" calcext:value-type="float">
            <text:p>0.02445</text:p>
          </table:table-cell>
          <table:table-cell office:value-type="float" office:value="0.02927" calcext:value-type="float">
            <text:p>0.0292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3718" calcext:value-type="float">
            <text:p>0.03718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934" calcext:value-type="float">
            <text:p>0.01934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0.02915" calcext:value-type="float">
            <text:p>0.029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2901" calcext:value-type="float">
            <text:p>0.029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03712" calcext:value-type="float">
            <text:p>0.03712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2888" calcext:value-type="float">
            <text:p>0.0288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6237" calcext:value-type="float">
            <text:p>0.06237</text:p>
          </table:table-cell>
          <table:table-cell office:value-type="float" office:value="0.03709" calcext:value-type="float">
            <text:p>0.03709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0.02874" calcext:value-type="float">
            <text:p>0.0287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6226" calcext:value-type="float">
            <text:p>0.06226</text:p>
          </table:table-cell>
          <table:table-cell office:value-type="float" office:value="0.03706" calcext:value-type="float">
            <text:p>0.03706</text:p>
          </table:table-cell>
          <table:table-cell office:value-type="float" office:value="0.03076" calcext:value-type="float">
            <text:p>0.0307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0.03703" calcext:value-type="float">
            <text:p>0.03703</text:p>
          </table:table-cell>
          <table:table-cell office:value-type="float" office:value="0.03072" calcext:value-type="float">
            <text:p>0.03072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46" calcext:value-type="float">
            <text:p>0.0284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831" calcext:value-type="float">
            <text:p>0.0283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3697" calcext:value-type="float">
            <text:p>0.03697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2329" calcext:value-type="float">
            <text:p>0.02329</text:p>
          </table:table-cell>
          <table:table-cell office:value-type="float" office:value="0.02801" calcext:value-type="float">
            <text:p>0.0280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6173" calcext:value-type="float">
            <text:p>0.06173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2786" calcext:value-type="float">
            <text:p>0.0278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6162" calcext:value-type="float">
            <text:p>0.06162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2302" calcext:value-type="float">
            <text:p>0.02302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6152" calcext:value-type="float">
            <text:p>0.06152</text:p>
          </table:table-cell>
          <table:table-cell office:value-type="float" office:value="0.03686" calcext:value-type="float">
            <text:p>0.03686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2288" calcext:value-type="float">
            <text:p>0.02288</text:p>
          </table:table-cell>
          <table:table-cell office:value-type="float" office:value="0.02755" calcext:value-type="float">
            <text:p>0.0275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6142" calcext:value-type="float">
            <text:p>0.06142</text:p>
          </table:table-cell>
          <table:table-cell office:value-type="float" office:value="0.03683" calcext:value-type="float">
            <text:p>0.03683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02171" calcext:value-type="float">
            <text:p>0.02171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0.02724" calcext:value-type="float">
            <text:p>0.0272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03677" calcext:value-type="float">
            <text:p>0.03677</text:p>
          </table:table-cell>
          <table:table-cell office:value-type="float" office:value="0.03037" calcext:value-type="float">
            <text:p>0.03037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2708" calcext:value-type="float">
            <text:p>0.0270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3674" calcext:value-type="float">
            <text:p>0.03674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2234" calcext:value-type="float">
            <text:p>0.02234</text:p>
          </table:table-cell>
          <table:table-cell office:value-type="float" office:value="0.02693" calcext:value-type="float">
            <text:p>0.0269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0.03671" calcext:value-type="float">
            <text:p>0.0367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678" calcext:value-type="float">
            <text:p>0.0267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6091" calcext:value-type="float">
            <text:p>0.06091</text:p>
          </table:table-cell>
          <table:table-cell office:value-type="float" office:value="0.03668" calcext:value-type="float">
            <text:p>0.03668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2662" calcext:value-type="float">
            <text:p>0.0266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03665" calcext:value-type="float">
            <text:p>0.03665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2194" calcext:value-type="float">
            <text:p>0.02194</text:p>
          </table:table-cell>
          <table:table-cell office:value-type="float" office:value="0.02647" calcext:value-type="float">
            <text:p>0.026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3017" calcext:value-type="float">
            <text:p>0.03017</text:p>
          </table:table-cell>
          <table:table-cell office:value-type="float" office:value="0.02141" calcext:value-type="float">
            <text:p>0.02141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2632" calcext:value-type="float">
            <text:p>0.0263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6062" calcext:value-type="float">
            <text:p>0.06062</text:p>
          </table:table-cell>
          <table:table-cell office:value-type="float" office:value="0.03659" calcext:value-type="float">
            <text:p>0.03659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2617" calcext:value-type="float">
            <text:p>0.026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2155" calcext:value-type="float">
            <text:p>0.02155</text:p>
          </table:table-cell>
          <table:table-cell office:value-type="float" office:value="0.02602" calcext:value-type="float">
            <text:p>0.0260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3006" calcext:value-type="float">
            <text:p>0.03006</text:p>
          </table:table-cell>
          <table:table-cell office:value-type="float" office:value="0.02129" calcext:value-type="float">
            <text:p>0.02129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2142" calcext:value-type="float">
            <text:p>0.02142</text:p>
          </table:table-cell>
          <table:table-cell office:value-type="float" office:value="0.02587" calcext:value-type="float">
            <text:p>0.0258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6034" calcext:value-type="float">
            <text:p>0.06034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002" calcext:value-type="float">
            <text:p>0.03002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2572" calcext:value-type="float">
            <text:p>0.0257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0.03647" calcext:value-type="float">
            <text:p>0.03647</text:p>
          </table:table-cell>
          <table:table-cell office:value-type="float" office:value="0.02998" calcext:value-type="float">
            <text:p>0.02998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0.02557" calcext:value-type="float">
            <text:p>0.0255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6015" calcext:value-type="float">
            <text:p>0.06015</text:p>
          </table:table-cell>
          <table:table-cell office:value-type="float" office:value="0.03644" calcext:value-type="float">
            <text:p>0.03644</text:p>
          </table:table-cell>
          <table:table-cell office:value-type="float" office:value="0.02994" calcext:value-type="float">
            <text:p>0.02994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2543" calcext:value-type="float">
            <text:p>0.0254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6006" calcext:value-type="float">
            <text:p>0.06006</text:p>
          </table:table-cell>
          <table:table-cell office:value-type="float" office:value="0.03641" calcext:value-type="float">
            <text:p>0.03641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529" calcext:value-type="float">
            <text:p>0.0252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5997" calcext:value-type="float">
            <text:p>0.05997</text:p>
          </table:table-cell>
          <table:table-cell office:value-type="float" office:value="0.03639" calcext:value-type="float">
            <text:p>0.03639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2081" calcext:value-type="float">
            <text:p>0.02081</text:p>
          </table:table-cell>
          <table:table-cell office:value-type="float" office:value="0.02514" calcext:value-type="float">
            <text:p>0.0251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5988" calcext:value-type="float">
            <text:p>0.05988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0.02983" calcext:value-type="float">
            <text:p>0.02983</text:p>
          </table:table-cell>
          <table:table-cell office:value-type="float" office:value="0.02103" calcext:value-type="float">
            <text:p>0.02103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5979" calcext:value-type="float">
            <text:p>0.05979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2979" calcext:value-type="float">
            <text:p>0.02979</text:p>
          </table:table-cell>
          <table:table-cell office:value-type="float" office:value="0.02099" calcext:value-type="float">
            <text:p>0.02099</text:p>
          </table:table-cell>
          <table:table-cell table:number-columns-repeated="2" office:value-type="float" office:value="0.01378" calcext:value-type="float">
            <text:p>0.01378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2486" calcext:value-type="float">
            <text:p>0.0248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2472" calcext:value-type="float">
            <text:p>0.0247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5961" calcext:value-type="float">
            <text:p>0.05961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2971" calcext:value-type="float">
            <text:p>0.02971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.02459" calcext:value-type="float">
            <text:p>0.0245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5952" calcext:value-type="float">
            <text:p>0.05952</text:p>
          </table:table-cell>
          <table:table-cell office:value-type="float" office:value="0.03624" calcext:value-type="float">
            <text:p>0.03624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445" calcext:value-type="float">
            <text:p>0.0244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03621" calcext:value-type="float">
            <text:p>0.03621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2431" calcext:value-type="float">
            <text:p>0.0243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2959" calcext:value-type="float">
            <text:p>0.02959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418" calcext:value-type="float">
            <text:p>0.024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0.02405" calcext:value-type="float">
            <text:p>0.0240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5918" calcext:value-type="float">
            <text:p>0.05918</text:p>
          </table:table-cell>
          <table:table-cell office:value-type="float" office:value="0.03612" calcext:value-type="float">
            <text:p>0.03612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2391" calcext:value-type="float">
            <text:p>0.0239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3609" calcext:value-type="float">
            <text:p>0.03609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378" calcext:value-type="float">
            <text:p>0.0237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5901" calcext:value-type="float">
            <text:p>0.05901</text:p>
          </table:table-cell>
          <table:table-cell office:value-type="float" office:value="0.03606" calcext:value-type="float">
            <text:p>0.03606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02365" calcext:value-type="float">
            <text:p>0.0236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3603" calcext:value-type="float">
            <text:p>0.03603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058" calcext:value-type="float">
            <text:p>0.02058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0.02352" calcext:value-type="float">
            <text:p>0.0235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03601" calcext:value-type="float">
            <text:p>0.03601</text:p>
          </table:table-cell>
          <table:table-cell office:value-type="float" office:value="0.02936" calcext:value-type="float">
            <text:p>0.02936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931" calcext:value-type="float">
            <text:p>0.01931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03598" calcext:value-type="float">
            <text:p>0.03598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1134" calcext:value-type="float">
            <text:p>0.01134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27" calcext:value-type="float">
            <text:p>0.0232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5867" calcext:value-type="float">
            <text:p>0.05867</text:p>
          </table:table-cell>
          <table:table-cell office:value-type="float" office:value="0.03595" calcext:value-type="float">
            <text:p>0.03595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2314" calcext:value-type="float">
            <text:p>0.0231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5859" calcext:value-type="float">
            <text:p>0.05859</text:p>
          </table:table-cell>
          <table:table-cell office:value-type="float" office:value="0.03592" calcext:value-type="float">
            <text:p>0.03592</text:p>
          </table:table-cell>
          <table:table-cell office:value-type="float" office:value="0.02924" calcext:value-type="float">
            <text:p>0.02924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2302" calcext:value-type="float">
            <text:p>0.0230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5851" calcext:value-type="float">
            <text:p>0.05851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038" calcext:value-type="float">
            <text:p>0.02038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1887" calcext:value-type="float">
            <text:p>0.01887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5843" calcext:value-type="float">
            <text:p>0.05843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2277" calcext:value-type="float">
            <text:p>0.0227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2265" calcext:value-type="float">
            <text:p>0.0226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5826" calcext:value-type="float">
            <text:p>0.058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2026" calcext:value-type="float">
            <text:p>0.0202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2253" calcext:value-type="float">
            <text:p>0.0225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3577" calcext:value-type="float">
            <text:p>0.03577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2242" calcext:value-type="float">
            <text:p>0.0224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3574" calcext:value-type="float">
            <text:p>0.03574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0962" calcext:value-type="float">
            <text:p>0.00962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2218" calcext:value-type="float">
            <text:p>0.022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5794" calcext:value-type="float">
            <text:p>0.05794</text:p>
          </table:table-cell>
          <table:table-cell office:value-type="float" office:value="0.03569" calcext:value-type="float">
            <text:p>0.03569</text:p>
          </table:table-cell>
          <table:table-cell office:value-type="float" office:value="0.02893" calcext:value-type="float">
            <text:p>0.02893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814" calcext:value-type="float">
            <text:p>0.01814</text:p>
          </table:table-cell>
          <table:table-cell office:value-type="float" office:value="0.02207" calcext:value-type="float">
            <text:p>0.0220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03566" calcext:value-type="float">
            <text:p>0.03566</text:p>
          </table:table-cell>
          <table:table-cell office:value-type="float" office:value="0.02889" calcext:value-type="float">
            <text:p>0.02889</text:p>
          </table:table-cell>
          <table:table-cell office:value-type="float" office:value="0.02006" calcext:value-type="float">
            <text:p>0.02006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02195" calcext:value-type="float">
            <text:p>0.0219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02184" calcext:value-type="float">
            <text:p>0.0218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02173" calcext:value-type="float">
            <text:p>0.0217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5762" calcext:value-type="float">
            <text:p>0.05762</text:p>
          </table:table-cell>
          <table:table-cell office:value-type="float" office:value="0.03557" calcext:value-type="float">
            <text:p>0.03557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2162" calcext:value-type="float">
            <text:p>0.0216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2151" calcext:value-type="float">
            <text:p>0.0215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5746" calcext:value-type="float">
            <text:p>0.05746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03548" calcext:value-type="float">
            <text:p>0.03548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2862" calcext:value-type="float">
            <text:p>0.0286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2119" calcext:value-type="float">
            <text:p>0.0211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5722" calcext:value-type="float">
            <text:p>0.05722</text:p>
          </table:table-cell>
          <table:table-cell office:value-type="float" office:value="0.03542" calcext:value-type="float">
            <text:p>0.03542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2049" calcext:value-type="float">
            <text:p>0.02049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2078" calcext:value-type="float">
            <text:p>0.02078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2099" calcext:value-type="float">
            <text:p>0.0209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3537" calcext:value-type="float">
            <text:p>0.03537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2107" calcext:value-type="float">
            <text:p>0.02107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2088" calcext:value-type="float">
            <text:p>0.020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2078" calcext:value-type="float">
            <text:p>0.0207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3531" calcext:value-type="float">
            <text:p>0.03531</text:p>
          </table:table-cell>
          <table:table-cell office:value-type="float" office:value="0.02843" calcext:value-type="float">
            <text:p>0.02843</text:p>
          </table:table-cell>
          <table:table-cell office:value-type="float" office:value="0.01959" calcext:value-type="float">
            <text:p>0.01959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2069" calcext:value-type="float">
            <text:p>0.0206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5682" calcext:value-type="float">
            <text:p>0.05682</text:p>
          </table:table-cell>
          <table:table-cell office:value-type="float" office:value="0.03528" calcext:value-type="float">
            <text:p>0.03528</text:p>
          </table:table-cell>
          <table:table-cell office:value-type="float" office:value="0.02839" calcext:value-type="float">
            <text:p>0.028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2059" calcext:value-type="float">
            <text:p>0.020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5674" calcext:value-type="float">
            <text:p>0.05674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2229" calcext:value-type="float">
            <text:p>0.02229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2049" calcext:value-type="float">
            <text:p>0.0204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5665" calcext:value-type="float">
            <text:p>0.05665</text:p>
          </table:table-cell>
          <table:table-cell office:value-type="float" office:value="0.03522" calcext:value-type="float">
            <text:p>0.03522</text:p>
          </table:table-cell>
          <table:table-cell office:value-type="float" office:value="0.02831" calcext:value-type="float">
            <text:p>0.02831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5657" calcext:value-type="float">
            <text:p>0.05657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3516" calcext:value-type="float">
            <text:p>0.03516</text:p>
          </table:table-cell>
          <table:table-cell office:value-type="float" office:value="0.02824" calcext:value-type="float">
            <text:p>0.0282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092" calcext:value-type="float">
            <text:p>0.02092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2012" calcext:value-type="float">
            <text:p>0.020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5631" calcext:value-type="float">
            <text:p>0.05631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003" calcext:value-type="float">
            <text:p>0.0200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0.03508" calcext:value-type="float">
            <text:p>0.03508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1928" calcext:value-type="float">
            <text:p>0.0192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2422" calcext:value-type="float">
            <text:p>0.02422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1994" calcext:value-type="float">
            <text:p>0.0199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5614" calcext:value-type="float">
            <text:p>0.05614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454" calcext:value-type="float">
            <text:p>0.02454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1985" calcext:value-type="float">
            <text:p>0.0198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977" calcext:value-type="float">
            <text:p>0.0197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03499" calcext:value-type="float">
            <text:p>0.03499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968" calcext:value-type="float">
            <text:p>0.0196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03496" calcext:value-type="float">
            <text:p>0.03496</text:p>
          </table:table-cell>
          <table:table-cell office:value-type="float" office:value="0.02797" calcext:value-type="float">
            <text:p>0.02797</text:p>
          </table:table-cell>
          <table:table-cell office:value-type="float" office:value="0.01913" calcext:value-type="float">
            <text:p>0.0191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2552" calcext:value-type="float">
            <text:p>0.02552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5577" calcext:value-type="float">
            <text:p>0.05577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0.02584" calcext:value-type="float">
            <text:p>0.02584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951" calcext:value-type="float">
            <text:p>0.0195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0.03491" calcext:value-type="float">
            <text:p>0.03491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943" calcext:value-type="float">
            <text:p>0.0194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5558" calcext:value-type="float">
            <text:p>0.05558</text:p>
          </table:table-cell>
          <table:table-cell office:value-type="float" office:value="0.03488" calcext:value-type="float">
            <text:p>0.03488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935" calcext:value-type="float">
            <text:p>0.0193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5548" calcext:value-type="float">
            <text:p>0.05548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1927" calcext:value-type="float">
            <text:p>0.0192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5538" calcext:value-type="float">
            <text:p>0.05538</text:p>
          </table:table-cell>
          <table:table-cell office:value-type="float" office:value="0.03482" calcext:value-type="float">
            <text:p>0.03482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476" calcext:value-type="float">
            <text:p>0.02476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0.03479" calcext:value-type="float">
            <text:p>0.03479</text:p>
          </table:table-cell>
          <table:table-cell office:value-type="float" office:value="0.02774" calcext:value-type="float">
            <text:p>0.02774</text:p>
          </table:table-cell>
          <table:table-cell office:value-type="float" office:value="0.01891" calcext:value-type="float">
            <text:p>0.01891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2737" calcext:value-type="float">
            <text:p>0.02737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912" calcext:value-type="float">
            <text:p>0.0191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5518" calcext:value-type="float">
            <text:p>0.05518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1887" calcext:value-type="float">
            <text:p>0.01887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904" calcext:value-type="float">
            <text:p>0.0190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5507" calcext:value-type="float">
            <text:p>0.05507</text:p>
          </table:table-cell>
          <table:table-cell office:value-type="float" office:value="0.03473" calcext:value-type="float">
            <text:p>0.03473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897" calcext:value-type="float">
            <text:p>0.0189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5497" calcext:value-type="float">
            <text:p>0.05497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889" calcext:value-type="float">
            <text:p>0.0188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5486" calcext:value-type="float">
            <text:p>0.05486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2839" calcext:value-type="float">
            <text:p>0.02839</text:p>
          </table:table-cell>
          <table:table-cell office:value-type="float" office:value="0.02016" calcext:value-type="float">
            <text:p>0.02016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882" calcext:value-type="float">
            <text:p>0.0188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5475" calcext:value-type="float">
            <text:p>0.05475</text:p>
          </table:table-cell>
          <table:table-cell office:value-type="float" office:value="0.03465" calcext:value-type="float">
            <text:p>0.03465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875" calcext:value-type="float">
            <text:p>0.0187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5464" calcext:value-type="float">
            <text:p>0.05464</text:p>
          </table:table-cell>
          <table:table-cell office:value-type="float" office:value="0.03462" calcext:value-type="float">
            <text:p>0.03462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1869" calcext:value-type="float">
            <text:p>0.01869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2879" calcext:value-type="float">
            <text:p>0.02879</text:p>
          </table:table-cell>
          <table:table-cell office:value-type="float" office:value="0.01859" calcext:value-type="float">
            <text:p>0.01859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868" calcext:value-type="float">
            <text:p>0.0186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5452" calcext:value-type="float">
            <text:p>0.05452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2896" calcext:value-type="float">
            <text:p>0.02896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861" calcext:value-type="float">
            <text:p>0.0186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5441" calcext:value-type="float">
            <text:p>0.05441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1854" calcext:value-type="float">
            <text:p>0.0185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3453" calcext:value-type="float">
            <text:p>0.03453</text:p>
          </table:table-cell>
          <table:table-cell office:value-type="float" office:value="0.02739" calcext:value-type="float">
            <text:p>0.02739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848" calcext:value-type="float">
            <text:p>0.0184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5418" calcext:value-type="float">
            <text:p>0.05418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2735" calcext:value-type="float">
            <text:p>0.02735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841" calcext:value-type="float">
            <text:p>0.0184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5407" calcext:value-type="float">
            <text:p>0.05407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835" calcext:value-type="float">
            <text:p>0.018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5395" calcext:value-type="float">
            <text:p>0.05395</text:p>
          </table:table-cell>
          <table:table-cell office:value-type="float" office:value="0.03445" calcext:value-type="float">
            <text:p>0.0344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1847" calcext:value-type="float">
            <text:p>0.01847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157" calcext:value-type="float">
            <text:p>0.01157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828" calcext:value-type="float">
            <text:p>0.0182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5383" calcext:value-type="float">
            <text:p>0.05383</text:p>
          </table:table-cell>
          <table:table-cell office:value-type="float" office:value="0.03442" calcext:value-type="float">
            <text:p>0.03442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822" calcext:value-type="float">
            <text:p>0.0182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5372" calcext:value-type="float">
            <text:p>0.05372</text:p>
          </table:table-cell>
          <table:table-cell office:value-type="float" office:value="0.03439" calcext:value-type="float">
            <text:p>0.03439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816" calcext:value-type="float">
            <text:p>0.018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3436" calcext:value-type="float">
            <text:p>0.03436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5348" calcext:value-type="float">
            <text:p>0.05348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02893" calcext:value-type="float">
            <text:p>0.02893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804" calcext:value-type="float">
            <text:p>0.0180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5337" calcext:value-type="float">
            <text:p>0.05337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799" calcext:value-type="float">
            <text:p>0.0179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5326" calcext:value-type="float">
            <text:p>0.05326</text:p>
          </table:table-cell>
          <table:table-cell office:value-type="float" office:value="0.03427" calcext:value-type="float">
            <text:p>0.03427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793" calcext:value-type="float">
            <text:p>0.0179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3424" calcext:value-type="float">
            <text:p>0.03424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1157" calcext:value-type="float">
            <text:p>0.01157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787" calcext:value-type="float">
            <text:p>0.0178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5304" calcext:value-type="float">
            <text:p>0.05304</text:p>
          </table:table-cell>
          <table:table-cell office:value-type="float" office:value="0.03422" calcext:value-type="float">
            <text:p>0.03422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02776" calcext:value-type="float">
            <text:p>0.02776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782" calcext:value-type="float">
            <text:p>0.0178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5293" calcext:value-type="float">
            <text:p>0.05293</text:p>
          </table:table-cell>
          <table:table-cell office:value-type="float" office:value="0.03419" calcext:value-type="float">
            <text:p>0.03419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.02734" calcext:value-type="float">
            <text:p>0.02734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777" calcext:value-type="float">
            <text:p>0.0177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5282" calcext:value-type="float">
            <text:p>0.05282</text:p>
          </table:table-cell>
          <table:table-cell office:value-type="float" office:value="0.03416" calcext:value-type="float">
            <text:p>0.03416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772" calcext:value-type="float">
            <text:p>0.0177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5272" calcext:value-type="float">
            <text:p>0.05272</text:p>
          </table:table-cell>
          <table:table-cell office:value-type="float" office:value="0.03413" calcext:value-type="float">
            <text:p>0.03413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146" calcext:value-type="float">
            <text:p>0.01146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767" calcext:value-type="float">
            <text:p>0.0176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762" calcext:value-type="float">
            <text:p>0.0176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5253" calcext:value-type="float">
            <text:p>0.05253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518" calcext:value-type="float">
            <text:p>0.02518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757" calcext:value-type="float">
            <text:p>0.0175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5244" calcext:value-type="float">
            <text:p>0.05244</text:p>
          </table:table-cell>
          <table:table-cell office:value-type="float" office:value="0.03404" calcext:value-type="float">
            <text:p>0.03404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752" calcext:value-type="float">
            <text:p>0.0175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3401" calcext:value-type="float">
            <text:p>0.03401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748" calcext:value-type="float">
            <text:p>0.0174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5227" calcext:value-type="float">
            <text:p>0.05227</text:p>
          </table:table-cell>
          <table:table-cell office:value-type="float" office:value="0.03399" calcext:value-type="float">
            <text:p>0.03399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743" calcext:value-type="float">
            <text:p>0.0174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5219" calcext:value-type="float">
            <text:p>0.05219</text:p>
          </table:table-cell>
          <table:table-cell office:value-type="float" office:value="0.03396" calcext:value-type="float">
            <text:p>0.03396</text:p>
          </table:table-cell>
          <table:table-cell office:value-type="float" office:value="0.02663" calcext:value-type="float">
            <text:p>0.02663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2236" calcext:value-type="float">
            <text:p>0.02236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739" calcext:value-type="float">
            <text:p>0.0173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1734" calcext:value-type="float">
            <text:p>0.0173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5205" calcext:value-type="float">
            <text:p>0.0520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726" calcext:value-type="float">
            <text:p>0.0172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5192" calcext:value-type="float">
            <text:p>0.05192</text:p>
          </table:table-cell>
          <table:table-cell office:value-type="float" office:value="0.03384" calcext:value-type="float">
            <text:p>0.03384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1722" calcext:value-type="float">
            <text:p>0.0172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5187" calcext:value-type="float">
            <text:p>0.05187</text:p>
          </table:table-cell>
          <table:table-cell office:value-type="float" office:value="0.03381" calcext:value-type="float">
            <text:p>0.03381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719" calcext:value-type="float">
            <text:p>0.0171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5182" calcext:value-type="float">
            <text:p>0.05182</text:p>
          </table:table-cell>
          <table:table-cell office:value-type="float" office:value="0.03378" calcext:value-type="float">
            <text:p>0.0337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715" calcext:value-type="float">
            <text:p>0.017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5177" calcext:value-type="float">
            <text:p>0.05177</text:p>
          </table:table-cell>
          <table:table-cell office:value-type="float" office:value="0.03376" calcext:value-type="float">
            <text:p>0.03376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711" calcext:value-type="float">
            <text:p>0.0171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5172" calcext:value-type="float">
            <text:p>0.05172</text:p>
          </table:table-cell>
          <table:table-cell office:value-type="float" office:value="0.03373" calcext:value-type="float">
            <text:p>0.03373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708" calcext:value-type="float">
            <text:p>0.017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705" calcext:value-type="float">
            <text:p>0.0170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5164" calcext:value-type="float">
            <text:p>0.05164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701" calcext:value-type="float">
            <text:p>0.0170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5161" calcext:value-type="float">
            <text:p>0.05161</text:p>
          </table:table-cell>
          <table:table-cell office:value-type="float" office:value="0.03364" calcext:value-type="float">
            <text:p>0.03364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698" calcext:value-type="float">
            <text:p>0.0169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5157" calcext:value-type="float">
            <text:p>0.05157</text:p>
          </table:table-cell>
          <table:table-cell office:value-type="float" office:value="0.03361" calcext:value-type="float">
            <text:p>0.03361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1695" calcext:value-type="float">
            <text:p>0.0169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5154" calcext:value-type="float">
            <text:p>0.05154</text:p>
          </table:table-cell>
          <table:table-cell office:value-type="float" office:value="0.03358" calcext:value-type="float">
            <text:p>0.03358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693" calcext:value-type="float">
            <text:p>0.0169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5151" calcext:value-type="float">
            <text:p>0.05151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5149" calcext:value-type="float">
            <text:p>0.05149</text:p>
          </table:table-cell>
          <table:table-cell office:value-type="float" office:value="0.03353" calcext:value-type="float">
            <text:p>0.03353</text:p>
          </table:table-cell>
          <table:table-cell office:value-type="float" office:value="0.02606" calcext:value-type="float">
            <text:p>0.02606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687" calcext:value-type="float">
            <text:p>0.0168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5146" calcext:value-type="float">
            <text:p>0.05146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685" calcext:value-type="float">
            <text:p>0.0168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5144" calcext:value-type="float">
            <text:p>0.05144</text:p>
          </table:table-cell>
          <table:table-cell office:value-type="float" office:value="0.03347" calcext:value-type="float">
            <text:p>0.03347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682" calcext:value-type="float">
            <text:p>0.0168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5141" calcext:value-type="float">
            <text:p>0.05141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41" calcext:value-type="float">
            <text:p>0.03341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72" calcext:value-type="float">
            <text:p>0.00972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678" calcext:value-type="float">
            <text:p>0.0167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3338" calcext:value-type="float">
            <text:p>0.03338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676" calcext:value-type="float">
            <text:p>0.0167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5135" calcext:value-type="float">
            <text:p>0.05135</text:p>
          </table:table-cell>
          <table:table-cell office:value-type="float" office:value="0.03335" calcext:value-type="float">
            <text:p>0.03335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674" calcext:value-type="float">
            <text:p>0.0167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5133" calcext:value-type="float">
            <text:p>0.0513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672" calcext:value-type="float">
            <text:p>0.0167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671" calcext:value-type="float">
            <text:p>0.0167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5129" calcext:value-type="float">
            <text:p>0.05129</text:p>
          </table:table-cell>
          <table:table-cell office:value-type="float" office:value="0.03327" calcext:value-type="float">
            <text:p>0.03327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669" calcext:value-type="float">
            <text:p>0.0166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5127" calcext:value-type="float">
            <text:p>0.05127</text:p>
          </table:table-cell>
          <table:table-cell office:value-type="float" office:value="0.03324" calcext:value-type="float">
            <text:p>0.0332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668" calcext:value-type="float">
            <text:p>0.016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667" calcext:value-type="float">
            <text:p>0.0166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5123" calcext:value-type="float">
            <text:p>0.05123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66" calcext:value-type="float">
            <text:p>0.0166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5122" calcext:value-type="float">
            <text:p>0.05122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665" calcext:value-type="float">
            <text:p>0.0166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2553" calcext:value-type="float">
            <text:p>0.02553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5118" calcext:value-type="float">
            <text:p>0.05118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2549" calcext:value-type="float">
            <text:p>0.02549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663" calcext:value-type="float">
            <text:p>0.0166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5116" calcext:value-type="float">
            <text:p>0.05116</text:p>
          </table:table-cell>
          <table:table-cell office:value-type="float" office:value="0.03307" calcext:value-type="float">
            <text:p>0.03307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.01002" calcext:value-type="float">
            <text:p>0.01002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5114" calcext:value-type="float">
            <text:p>0.05114</text:p>
          </table:table-cell>
          <table:table-cell office:value-type="float" office:value="0.03304" calcext:value-type="float">
            <text:p>0.03304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0.03298" calcext:value-type="float">
            <text:p>0.03298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661" calcext:value-type="float">
            <text:p>0.0166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5109" calcext:value-type="float">
            <text:p>0.05109</text:p>
          </table:table-cell>
          <table:table-cell office:value-type="float" office:value="0.03295" calcext:value-type="float">
            <text:p>0.03295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661" calcext:value-type="float">
            <text:p>0.0166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5107" calcext:value-type="float">
            <text:p>0.05107</text:p>
          </table:table-cell>
          <table:table-cell office:value-type="float" office:value="0.03292" calcext:value-type="float">
            <text:p>0.03292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661" calcext:value-type="float">
            <text:p>0.0166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5105" calcext:value-type="float">
            <text:p>0.05105</text:p>
          </table:table-cell>
          <table:table-cell office:value-type="float" office:value="0.03289" calcext:value-type="float">
            <text:p>0.03289</text:p>
          </table:table-cell>
          <table:table-cell office:value-type="float" office:value="0.02523" calcext:value-type="float">
            <text:p>0.02523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5103" calcext:value-type="float">
            <text:p>0.05103</text:p>
          </table:table-cell>
          <table:table-cell office:value-type="float" office:value="0.03287" calcext:value-type="float">
            <text:p>0.03287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974" calcext:value-type="float">
            <text:p>0.00974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5101" calcext:value-type="float">
            <text:p>0.05101</text:p>
          </table:table-cell>
          <table:table-cell office:value-type="float" office:value="0.03284" calcext:value-type="float">
            <text:p>0.03284</text:p>
          </table:table-cell>
          <table:table-cell office:value-type="float" office:value="0.02515" calcext:value-type="float">
            <text:p>0.02515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0969" calcext:value-type="float">
            <text:p>0.00969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5099" calcext:value-type="float">
            <text:p>0.05099</text:p>
          </table:table-cell>
          <table:table-cell office:value-type="float" office:value="0.03281" calcext:value-type="float">
            <text:p>0.03281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663" calcext:value-type="float">
            <text:p>0.0166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5098" calcext:value-type="float">
            <text:p>0.05098</text:p>
          </table:table-cell>
          <table:table-cell office:value-type="float" office:value="0.03278" calcext:value-type="float">
            <text:p>0.03278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02504" calcext:value-type="float">
            <text:p>0.02504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665" calcext:value-type="float">
            <text:p>0.0166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5094" calcext:value-type="float">
            <text:p>0.05094</text:p>
          </table:table-cell>
          <table:table-cell office:value-type="float" office:value="0.03272" calcext:value-type="float">
            <text:p>0.0327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666" calcext:value-type="float">
            <text:p>0.0166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5092" calcext:value-type="float">
            <text:p>0.05092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879" calcext:value-type="float">
            <text:p>0.00879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667" calcext:value-type="float">
            <text:p>0.0166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668" calcext:value-type="float">
            <text:p>0.0166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5088" calcext:value-type="float">
            <text:p>0.05088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02489" calcext:value-type="float">
            <text:p>0.02489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5086" calcext:value-type="float">
            <text:p>0.05086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672" calcext:value-type="float">
            <text:p>0.0167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5084" calcext:value-type="float">
            <text:p>0.05084</text:p>
          </table:table-cell>
          <table:table-cell office:value-type="float" office:value="0.03258" calcext:value-type="float">
            <text:p>0.03258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673" calcext:value-type="float">
            <text:p>0.0167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5083" calcext:value-type="float">
            <text:p>0.05083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2478" calcext:value-type="float">
            <text:p>0.02478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675" calcext:value-type="float">
            <text:p>0.0167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5081" calcext:value-type="float">
            <text:p>0.05081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474" calcext:value-type="float">
            <text:p>0.02474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1677" calcext:value-type="float">
            <text:p>0.0167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5079" calcext:value-type="float">
            <text:p>0.05079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5077" calcext:value-type="float">
            <text:p>0.05077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682" calcext:value-type="float">
            <text:p>0.0168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3243" calcext:value-type="float">
            <text:p>0.03243</text:p>
          </table:table-cell>
          <table:table-cell office:value-type="float" office:value="0.02463" calcext:value-type="float">
            <text:p>0.02463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685" calcext:value-type="float">
            <text:p>0.0168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5073" calcext:value-type="float">
            <text:p>0.0507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0.00839" calcext:value-type="float">
            <text:p>0.00839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1687" calcext:value-type="float">
            <text:p>0.0168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3238" calcext:value-type="float">
            <text:p>0.03238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888" calcext:value-type="float">
            <text:p>0.00888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5069" calcext:value-type="float">
            <text:p>0.05069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693" calcext:value-type="float">
            <text:p>0.0169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5067" calcext:value-type="float">
            <text:p>0.05067</text:p>
          </table:table-cell>
          <table:table-cell office:value-type="float" office:value="0.03232" calcext:value-type="float">
            <text:p>0.03232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0879" calcext:value-type="float">
            <text:p>0.00879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696" calcext:value-type="float">
            <text:p>0.0169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5066" calcext:value-type="float">
            <text:p>0.05066</text:p>
          </table:table-cell>
          <table:table-cell office:value-type="float" office:value="0.03229" calcext:value-type="float">
            <text:p>0.03229</text:p>
          </table:table-cell>
          <table:table-cell office:value-type="float" office:value="0.02445" calcext:value-type="float">
            <text:p>0.02445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5064" calcext:value-type="float">
            <text:p>0.05064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.02441" calcext:value-type="float">
            <text:p>0.02441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703" calcext:value-type="float">
            <text:p>0.0170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5062" calcext:value-type="float">
            <text:p>0.05062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0.02437" calcext:value-type="float">
            <text:p>0.02437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707" calcext:value-type="float">
            <text:p>0.0170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1711" calcext:value-type="float">
            <text:p>0.017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5058" calcext:value-type="float">
            <text:p>0.05058</text:p>
          </table:table-cell>
          <table:table-cell office:value-type="float" office:value="0.03217" calcext:value-type="float">
            <text:p>0.03217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5" calcext:value-type="float">
            <text:p>0.017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5056" calcext:value-type="float">
            <text:p>0.05056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9" calcext:value-type="float">
            <text:p>0.0171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5054" calcext:value-type="float">
            <text:p>0.05054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74" calcext:value-type="float">
            <text:p>0.0097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23" calcext:value-type="float">
            <text:p>0.0172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5053" calcext:value-type="float">
            <text:p>0.05053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419" calcext:value-type="float">
            <text:p>0.02419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728" calcext:value-type="float">
            <text:p>0.0172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969" calcext:value-type="float">
            <text:p>0.00969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733" calcext:value-type="float">
            <text:p>0.0173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0.02412" calcext:value-type="float">
            <text:p>0.02412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737" calcext:value-type="float">
            <text:p>0.0173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5047" calcext:value-type="float">
            <text:p>0.050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743" calcext:value-type="float">
            <text:p>0.0174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5045" calcext:value-type="float">
            <text:p>0.0504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811" calcext:value-type="float">
            <text:p>0.00811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748" calcext:value-type="float">
            <text:p>0.0174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5044" calcext:value-type="float">
            <text:p>0.05044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753" calcext:value-type="float">
            <text:p>0.0175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5042" calcext:value-type="float">
            <text:p>0.05042</text:p>
          </table:table-cell>
          <table:table-cell office:value-type="float" office:value="0.03191" calcext:value-type="float">
            <text:p>0.03191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958" calcext:value-type="float">
            <text:p>0.00958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759" calcext:value-type="float">
            <text:p>0.0175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764" calcext:value-type="float">
            <text:p>0.0176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5038" calcext:value-type="float">
            <text:p>0.05038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5036" calcext:value-type="float">
            <text:p>0.05036</text:p>
          </table:table-cell>
          <table:table-cell office:value-type="float" office:value="0.03183" calcext:value-type="float">
            <text:p>0.03183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77" calcext:value-type="float">
            <text:p>0.0177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5035" calcext:value-type="float">
            <text:p>0.05035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83" calcext:value-type="float">
            <text:p>0.0178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5033" calcext:value-type="float">
            <text:p>0.05033</text:p>
          </table:table-cell>
          <table:table-cell office:value-type="float" office:value="0.03177" calcext:value-type="float">
            <text:p>0.03177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1789" calcext:value-type="float">
            <text:p>0.0178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5031" calcext:value-type="float">
            <text:p>0.05031</text:p>
          </table:table-cell>
          <table:table-cell office:value-type="float" office:value="0.03174" calcext:value-type="float">
            <text:p>0.03174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1796" calcext:value-type="float">
            <text:p>0.0179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5029" calcext:value-type="float">
            <text:p>0.05029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02371" calcext:value-type="float">
            <text:p>0.02371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803" calcext:value-type="float">
            <text:p>0.0180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5028" calcext:value-type="float">
            <text:p>0.05028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941" calcext:value-type="float">
            <text:p>0.00941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5026" calcext:value-type="float">
            <text:p>0.05026</text:p>
          </table:table-cell>
          <table:table-cell office:value-type="float" office:value="0.03165" calcext:value-type="float">
            <text:p>0.03165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817" calcext:value-type="float">
            <text:p>0.0181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5024" calcext:value-type="float">
            <text:p>0.05024</text:p>
          </table:table-cell>
          <table:table-cell office:value-type="float" office:value="0.03162" calcext:value-type="float">
            <text:p>0.03162</text:p>
          </table:table-cell>
          <table:table-cell office:value-type="float" office:value="0.02361" calcext:value-type="float">
            <text:p>0.02361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0786" calcext:value-type="float">
            <text:p>0.00786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825" calcext:value-type="float">
            <text:p>0.018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5022" calcext:value-type="float">
            <text:p>0.05022</text:p>
          </table:table-cell>
          <table:table-cell office:value-type="float" office:value="0.03159" calcext:value-type="float">
            <text:p>0.03159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786" calcext:value-type="float">
            <text:p>0.00786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832" calcext:value-type="float">
            <text:p>0.0183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5021" calcext:value-type="float">
            <text:p>0.05021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733" calcext:value-type="float">
            <text:p>0.00733</text:p>
          </table:table-cell>
          <table:table-cell table:number-columns-repeated="2" office:value-type="float" office:value="0.00783" calcext:value-type="float">
            <text:p>0.00783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5019" calcext:value-type="float">
            <text:p>0.05019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729" calcext:value-type="float">
            <text:p>0.00729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781" calcext:value-type="float">
            <text:p>0.00781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848" calcext:value-type="float">
            <text:p>0.0184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5017" calcext:value-type="float">
            <text:p>0.05017</text:p>
          </table:table-cell>
          <table:table-cell office:value-type="float" office:value="0.03151" calcext:value-type="float">
            <text:p>0.03151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857" calcext:value-type="float">
            <text:p>0.0185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2342" calcext:value-type="float">
            <text:p>0.02342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865" calcext:value-type="float">
            <text:p>0.0186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5014" calcext:value-type="float">
            <text:p>0.05014</text:p>
          </table:table-cell>
          <table:table-cell office:value-type="float" office:value="0.03145" calcext:value-type="float">
            <text:p>0.03145</text:p>
          </table:table-cell>
          <table:table-cell office:value-type="float" office:value="0.02339" calcext:value-type="float">
            <text:p>0.02339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771" calcext:value-type="float">
            <text:p>0.00771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1874" calcext:value-type="float">
            <text:p>0.0187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5012" calcext:value-type="float">
            <text:p>0.05012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883" calcext:value-type="float">
            <text:p>0.0188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5011" calcext:value-type="float">
            <text:p>0.05011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892" calcext:value-type="float">
            <text:p>0.0189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5009" calcext:value-type="float">
            <text:p>0.05009</text:p>
          </table:table-cell>
          <table:table-cell office:value-type="float" office:value="0.03136" calcext:value-type="float">
            <text:p>0.03136</text:p>
          </table:table-cell>
          <table:table-cell office:value-type="float" office:value="0.02328" calcext:value-type="float">
            <text:p>0.02328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0.00771" calcext:value-type="float">
            <text:p>0.0077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901" calcext:value-type="float">
            <text:p>0.0190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5007" calcext:value-type="float">
            <text:p>0.05007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5006" calcext:value-type="float">
            <text:p>0.05006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5004" calcext:value-type="float">
            <text:p>0.05004</text:p>
          </table:table-cell>
          <table:table-cell office:value-type="float" office:value="0.03127" calcext:value-type="float">
            <text:p>0.03127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5002" calcext:value-type="float">
            <text:p>0.05002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5001" calcext:value-type="float">
            <text:p>0.05001</text:p>
          </table:table-cell>
          <table:table-cell office:value-type="float" office:value="0.03121" calcext:value-type="float">
            <text:p>0.03121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951" calcext:value-type="float">
            <text:p>0.0195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4999" calcext:value-type="float">
            <text:p>0.04999</text:p>
          </table:table-cell>
          <table:table-cell office:value-type="float" office:value="0.03118" calcext:value-type="float">
            <text:p>0.03118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961" calcext:value-type="float">
            <text:p>0.0196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4997" calcext:value-type="float">
            <text:p>0.04997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972" calcext:value-type="float">
            <text:p>0.0197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4996" calcext:value-type="float">
            <text:p>0.04996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983" calcext:value-type="float">
            <text:p>0.0198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4994" calcext:value-type="float">
            <text:p>0.0499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296" calcext:value-type="float">
            <text:p>0.02296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994" calcext:value-type="float">
            <text:p>0.0199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4993" calcext:value-type="float">
            <text:p>0.04993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4991" calcext:value-type="float">
            <text:p>0.04991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017" calcext:value-type="float">
            <text:p>0.0201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4989" calcext:value-type="float">
            <text:p>0.04989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2285" calcext:value-type="float">
            <text:p>0.0228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4988" calcext:value-type="float">
            <text:p>0.04988</text:p>
          </table:table-cell>
          <table:table-cell office:value-type="float" office:value="0.03098" calcext:value-type="float">
            <text:p>0.03098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2041" calcext:value-type="float">
            <text:p>0.0204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4986" calcext:value-type="float">
            <text:p>0.0498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2054" calcext:value-type="float">
            <text:p>0.0205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4985" calcext:value-type="float">
            <text:p>0.04985</text:p>
          </table:table-cell>
          <table:table-cell office:value-type="float" office:value="0.03092" calcext:value-type="float">
            <text:p>0.03092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0888" calcext:value-type="float">
            <text:p>0.00888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2066" calcext:value-type="float">
            <text:p>0.0206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4983" calcext:value-type="float">
            <text:p>0.04983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2271" calcext:value-type="float">
            <text:p>0.02271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079" calcext:value-type="float">
            <text:p>0.0207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4982" calcext:value-type="float">
            <text:p>0.04982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2267" calcext:value-type="float">
            <text:p>0.02267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2092" calcext:value-type="float">
            <text:p>0.0209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3083" calcext:value-type="float">
            <text:p>0.03083</text:p>
          </table:table-cell>
          <table:table-cell office:value-type="float" office:value="0.02264" calcext:value-type="float">
            <text:p>0.02264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4979" calcext:value-type="float">
            <text:p>0.04979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2119" calcext:value-type="float">
            <text:p>0.0211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4977" calcext:value-type="float">
            <text:p>0.04977</text:p>
          </table:table-cell>
          <table:table-cell office:value-type="float" office:value="0.03077" calcext:value-type="float">
            <text:p>0.03077</text:p>
          </table:table-cell>
          <table:table-cell office:value-type="float" office:value="0.02257" calcext:value-type="float">
            <text:p>0.02257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2133" calcext:value-type="float">
            <text:p>0.0213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4976" calcext:value-type="float">
            <text:p>0.04976</text:p>
          </table:table-cell>
          <table:table-cell office:value-type="float" office:value="0.03075" calcext:value-type="float">
            <text:p>0.03075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2147" calcext:value-type="float">
            <text:p>0.0214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4974" calcext:value-type="float">
            <text:p>0.04974</text:p>
          </table:table-cell>
          <table:table-cell office:value-type="float" office:value="0.03072" calcext:value-type="float">
            <text:p>0.0307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2161" calcext:value-type="float">
            <text:p>0.0216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4972" calcext:value-type="float">
            <text:p>0.04972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246" calcext:value-type="float">
            <text:p>0.02246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175" calcext:value-type="float">
            <text:p>0.0217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4971" calcext:value-type="float">
            <text:p>0.04971</text:p>
          </table:table-cell>
          <table:table-cell office:value-type="float" office:value="0.03066" calcext:value-type="float">
            <text:p>0.03066</text:p>
          </table:table-cell>
          <table:table-cell office:value-type="float" office:value="0.02243" calcext:value-type="float">
            <text:p>0.0224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4969" calcext:value-type="float">
            <text:p>0.04969</text:p>
          </table:table-cell>
          <table:table-cell office:value-type="float" office:value="0.03063" calcext:value-type="float">
            <text:p>0.03063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4968" calcext:value-type="float">
            <text:p>0.04968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2236" calcext:value-type="float">
            <text:p>0.02236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4966" calcext:value-type="float">
            <text:p>0.04966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02232" calcext:value-type="float">
            <text:p>0.02232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2235" calcext:value-type="float">
            <text:p>0.0223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4965" calcext:value-type="float">
            <text:p>0.04965</text:p>
          </table:table-cell>
          <table:table-cell office:value-type="float" office:value="0.03054" calcext:value-type="float">
            <text:p>0.03054</text:p>
          </table:table-cell>
          <table:table-cell office:value-type="float" office:value="0.02229" calcext:value-type="float">
            <text:p>0.02229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0863" calcext:value-type="float">
            <text:p>0.00863</text:p>
          </table:table-cell>
          <table:table-cell office:value-type="float" office:value="0.00727" calcext:value-type="float">
            <text:p>0.00727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2251" calcext:value-type="float">
            <text:p>0.0225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4963" calcext:value-type="float">
            <text:p>0.04963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2267" calcext:value-type="float">
            <text:p>0.0226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4962" calcext:value-type="float">
            <text:p>0.04962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2283" calcext:value-type="float">
            <text:p>0.0228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02218" calcext:value-type="float">
            <text:p>0.02218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299" calcext:value-type="float">
            <text:p>0.0229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4959" calcext:value-type="float">
            <text:p>0.04959</text:p>
          </table:table-cell>
          <table:table-cell office:value-type="float" office:value="0.03042" calcext:value-type="float">
            <text:p>0.03042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2316" calcext:value-type="float">
            <text:p>0.023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4958" calcext:value-type="float">
            <text:p>0.04958</text:p>
          </table:table-cell>
          <table:table-cell office:value-type="float" office:value="0.03039" calcext:value-type="float">
            <text:p>0.03039</text:p>
          </table:table-cell>
          <table:table-cell office:value-type="float" office:value="0.02211" calcext:value-type="float">
            <text:p>0.02211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332" calcext:value-type="float">
            <text:p>0.0233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4956" calcext:value-type="float">
            <text:p>0.04956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0.02349" calcext:value-type="float">
            <text:p>0.0234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4955" calcext:value-type="float">
            <text:p>0.04955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731" calcext:value-type="float">
            <text:p>0.00731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2367" calcext:value-type="float">
            <text:p>0.0236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4953" calcext:value-type="float">
            <text:p>0.0495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2384" calcext:value-type="float">
            <text:p>0.0238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4952" calcext:value-type="float">
            <text:p>0.04952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2402" calcext:value-type="float">
            <text:p>0.0240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0.02194" calcext:value-type="float">
            <text:p>0.02194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729" calcext:value-type="float">
            <text:p>0.00729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4949" calcext:value-type="float">
            <text:p>0.04949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2438" calcext:value-type="float">
            <text:p>0.0243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4947" calcext:value-type="float">
            <text:p>0.04947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456" calcext:value-type="float">
            <text:p>0.0245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4946" calcext:value-type="float">
            <text:p>0.04946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727" calcext:value-type="float">
            <text:p>0.00727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2475" calcext:value-type="float">
            <text:p>0.0247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4945" calcext:value-type="float">
            <text:p>0.04945</text:p>
          </table:table-cell>
          <table:table-cell office:value-type="float" office:value="0.03013" calcext:value-type="float">
            <text:p>0.03013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727" calcext:value-type="float">
            <text:p>0.0072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2493" calcext:value-type="float">
            <text:p>0.0249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4943" calcext:value-type="float">
            <text:p>0.04943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177" calcext:value-type="float">
            <text:p>0.02177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2512" calcext:value-type="float">
            <text:p>0.0251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3007" calcext:value-type="float">
            <text:p>0.03007</text:p>
          </table:table-cell>
          <table:table-cell office:value-type="float" office:value="0.02173" calcext:value-type="float">
            <text:p>0.02173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31" calcext:value-type="float">
            <text:p>0.0253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2551" calcext:value-type="float">
            <text:p>0.0255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4939" calcext:value-type="float">
            <text:p>0.04939</text:p>
          </table:table-cell>
          <table:table-cell office:value-type="float" office:value="0.03001" calcext:value-type="float">
            <text:p>0.03001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4937" calcext:value-type="float">
            <text:p>0.04937</text:p>
          </table:table-cell>
          <table:table-cell office:value-type="float" office:value="0.02998" calcext:value-type="float">
            <text:p>0.02998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4936" calcext:value-type="float">
            <text:p>0.04936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4935" calcext:value-type="float">
            <text:p>0.04935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4933" calcext:value-type="float">
            <text:p>0.04933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2153" calcext:value-type="float">
            <text:p>0.02153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2651" calcext:value-type="float">
            <text:p>0.0265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4932" calcext:value-type="float">
            <text:p>0.04932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2149" calcext:value-type="float">
            <text:p>0.02149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2671" calcext:value-type="float">
            <text:p>0.0267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2983" calcext:value-type="float">
            <text:p>0.02983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2692" calcext:value-type="float">
            <text:p>0.0269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4929" calcext:value-type="float">
            <text:p>0.04929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143" calcext:value-type="float">
            <text:p>0.02143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2712" calcext:value-type="float">
            <text:p>0.0271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4928" calcext:value-type="float">
            <text:p>0.04928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139" calcext:value-type="float">
            <text:p>0.02139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2733" calcext:value-type="float">
            <text:p>0.0273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4926" calcext:value-type="float">
            <text:p>0.04926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2755" calcext:value-type="float">
            <text:p>0.0275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4925" calcext:value-type="float">
            <text:p>0.04925</text:p>
          </table:table-cell>
          <table:table-cell office:value-type="float" office:value="0.02971" calcext:value-type="float">
            <text:p>0.02971</text:p>
          </table:table-cell>
          <table:table-cell office:value-type="float" office:value="0.02132" calcext:value-type="float">
            <text:p>0.02132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776" calcext:value-type="float">
            <text:p>0.0277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4924" calcext:value-type="float">
            <text:p>0.04924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0.02129" calcext:value-type="float">
            <text:p>0.02129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2797" calcext:value-type="float">
            <text:p>0.0279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4922" calcext:value-type="float">
            <text:p>0.04922</text:p>
          </table:table-cell>
          <table:table-cell office:value-type="float" office:value="0.02965" calcext:value-type="float">
            <text:p>0.02965</text:p>
          </table:table-cell>
          <table:table-cell office:value-type="float" office:value="0.02126" calcext:value-type="float">
            <text:p>0.02126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2819" calcext:value-type="float">
            <text:p>0.0281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4921" calcext:value-type="float">
            <text:p>0.04921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02122" calcext:value-type="float">
            <text:p>0.02122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2841" calcext:value-type="float">
            <text:p>0.0284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2959" calcext:value-type="float">
            <text:p>0.02959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2862" calcext:value-type="float">
            <text:p>0.0286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4918" calcext:value-type="float">
            <text:p>0.04918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2884" calcext:value-type="float">
            <text:p>0.0288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2906" calcext:value-type="float">
            <text:p>0.0290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4915" calcext:value-type="float">
            <text:p>0.0491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2928" calcext:value-type="float">
            <text:p>0.0292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2951" calcext:value-type="float">
            <text:p>0.0295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1294" calcext:value-type="float">
            <text:p>0.0129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973" calcext:value-type="float">
            <text:p>0.0297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4911" calcext:value-type="float">
            <text:p>0.04911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2995" calcext:value-type="float">
            <text:p>0.029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3018" calcext:value-type="float">
            <text:p>0.03018</text:p>
          </table:table-cell>
        </table:table-row>
        <table:table-row table:style-name="ro1" table:number-rows-repeated="10475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6T13:58:35.088929880</meta:creation-date>
    <dc:date>2014-03-06T14:24:23.785694794</dc:date>
    <meta:editing-duration>PT10M26S</meta:editing-duration>
    <meta:editing-cycles>2</meta:editing-cycles>
    <meta:generator>LibreOffice/4.2.0.4$Linux_x86 LibreOffice_project/05dceb5d363845f2cf968344d7adab8dcfb2ba71</meta:generator>
    <meta:document-statistic meta:table-count="3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9" chart:origin="0" chart:interval-major="0.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51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7cm" svg:height="9.793cm" xlink:href=".." xlink:type="simple" chart:class="chart:scatter" chart:style-name="ch1">
        <chart:legend chart:legend-position="end" svg:x="15.666cm" svg:y="3.611cm" style:legend-expansion="high" chart:style-name="ch2"/>
        <chart:plot-area chart:style-name="ch3" table:cell-range-address="nand.A1:nand.C1001 nand.F1:nand.F1001 nand.H1:nand.H1001 nand.K1:nand.K1001" chart:data-source-has-labels="row" svg:x="1.388cm" svg:y="0.915cm" svg:width="13.519cm" svg:height="7.705cm">
          <chartooo:coordinate-region svg:x="2.25cm" svg:y="1.056cm" svg:width="12.289cm" svg:height="6.921cm"/>
          <chart:axis chart:dimension="x" chart:name="primary-x" chart:style-name="ch4">
            <chart:title svg:x="7.553cm" svg:y="8.816cm" chart:style-name="ch5">
              <text:p>Épocas</text:p>
            </chart:title>
          </chart:axis>
          <chart:axis chart:dimension="y" chart:name="primary-y" chart:style-name="ch6">
            <chart:title svg:x="0.451cm" svg:y="5.178cm" chart:style-name="ch7">
              <text:p>RMS</text:p>
            </chart:title>
            <chart:grid chart:style-name="ch8" chart:class="major"/>
          </chart:axis>
          <chart:series chart:style-name="ch9" chart:values-cell-range-address="nand.B2:nand.B1001" chart:label-cell-address="nand.B1:nand.B1" chart:class="chart:scatter">
            <chart:domain table:cell-range-address="nand.A2:nand.A1001"/>
            <chart:data-point chart:repeated="1000"/>
          </chart:series>
          <chart:series chart:style-name="ch10" chart:values-cell-range-address="nand.C2:nand.C1001" chart:label-cell-address="nand.C1:nand.C1" chart:class="chart:scatter">
            <chart:data-point chart:repeated="1000"/>
          </chart:series>
          <chart:series chart:style-name="ch11" chart:values-cell-range-address="nand.F2:nand.F1001" chart:label-cell-address="nand.F1:nand.F1" chart:class="chart:scatter">
            <chart:data-point chart:repeated="1000"/>
          </chart:series>
          <chart:series chart:style-name="ch12" chart:values-cell-range-address="nand.H2:nand.H1001" chart:label-cell-address="nand.H1:nand.H1" chart:class="chart:scatter">
            <chart:data-point chart:repeated="1000"/>
          </chart:series>
          <chart:series chart:style-name="ch13" chart:values-cell-range-address="nand.K2:nand.K1001" chart:label-cell-address="nand.K1:nand.K1" chart:class="chart:scatter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arnRate 0.1</text:p>
                <draw:g>
                  <svg:desc>nand.B1:nand.B1</svg:desc>
                </draw:g>
              </table:table-cell>
              <table:table-cell office:value-type="string">
                <text:p>learnRate 0.2</text:p>
                <draw:g>
                  <svg:desc>nand.C1:nand.C1</svg:desc>
                </draw:g>
              </table:table-cell>
              <table:table-cell office:value-type="string">
                <text:p>learnRate 0.5</text:p>
                <draw:g>
                  <svg:desc>nand.F1:nand.F1</svg:desc>
                </draw:g>
              </table:table-cell>
              <table:table-cell office:value-type="string">
                <text:p>learnRate 0.7</text:p>
                <draw:g>
                  <svg:desc>nand.H1:nand.H1</svg:desc>
                </draw:g>
              </table:table-cell>
              <table:table-cell office:value-type="string">
                <text:p>learnRate 1.0</text:p>
                <draw:g>
                  <svg:desc>nand.K1:nand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and.A2:nand.A1001</svg:desc>
                </draw:g>
              </table:table-cell>
              <table:table-cell office:value-type="float" office:value="0.89287">
                <text:p>0.89287</text:p>
                <draw:g>
                  <svg:desc>nand.B2:nand.B1001</svg:desc>
                </draw:g>
              </table:table-cell>
              <table:table-cell office:value-type="float" office:value="0.87252">
                <text:p>0.87252</text:p>
                <draw:g>
                  <svg:desc>nand.C2:nand.C1001</svg:desc>
                </draw:g>
              </table:table-cell>
              <table:table-cell office:value-type="float" office:value="0.8276">
                <text:p>0.8276</text:p>
                <draw:g>
                  <svg:desc>nand.F2:nand.F1001</svg:desc>
                </draw:g>
              </table:table-cell>
              <table:table-cell office:value-type="float" office:value="0.69845">
                <text:p>0.69845</text:p>
                <draw:g>
                  <svg:desc>nand.H2:nand.H1001</svg:desc>
                </draw:g>
              </table:table-cell>
              <table:table-cell office:value-type="float" office:value="0.6928">
                <text:p>0.6928</text:p>
                <draw:g>
                  <svg:desc>nand.K2:nand.K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0667">
                <text:p>0.80667</text:p>
              </table:table-cell>
              <table:table-cell office:value-type="float" office:value="0.72389">
                <text:p>0.72389</text:p>
              </table:table-cell>
              <table:table-cell office:value-type="float" office:value="0.58275">
                <text:p>0.58275</text:p>
              </table:table-cell>
              <table:table-cell office:value-type="float" office:value="0.50519">
                <text:p>0.50519</text:p>
              </table:table-cell>
              <table:table-cell office:value-type="float" office:value="0.49664">
                <text:p>0.49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36">
                <text:p>0.736</text:p>
              </table:table-cell>
              <table:table-cell office:value-type="float" office:value="0.62432">
                <text:p>0.62432</text:p>
              </table:table-cell>
              <table:table-cell office:value-type="float" office:value="0.49295">
                <text:p>0.49295</text:p>
              </table:table-cell>
              <table:table-cell office:value-type="float" office:value="0.46372">
                <text:p>0.46372</text:p>
              </table:table-cell>
              <table:table-cell office:value-type="float" office:value="0.47187">
                <text:p>0.47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7819">
                <text:p>0.67819</text:p>
              </table:table-cell>
              <table:table-cell office:value-type="float" office:value="0.55729">
                <text:p>0.55729</text:p>
              </table:table-cell>
              <table:table-cell office:value-type="float" office:value="0.45658">
                <text:p>0.45658</text:p>
              </table:table-cell>
              <table:table-cell office:value-type="float" office:value="0.44998">
                <text:p>0.44998</text:p>
              </table:table-cell>
              <table:table-cell office:value-type="float" office:value="0.46542">
                <text:p>0.46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3074">
                <text:p>0.63074</text:p>
              </table:table-cell>
              <table:table-cell office:value-type="float" office:value="0.51111">
                <text:p>0.51111</text:p>
              </table:table-cell>
              <table:table-cell office:value-type="float" office:value="0.44007">
                <text:p>0.44007</text:p>
              </table:table-cell>
              <table:table-cell office:value-type="float" office:value="0.44518">
                <text:p>0.44518</text:p>
              </table:table-cell>
              <table:table-cell office:value-type="float" office:value="0.46155">
                <text:p>0.46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915">
                <text:p>0.5915</text:p>
              </table:table-cell>
              <table:table-cell office:value-type="float" office:value="0.47826">
                <text:p>0.47826</text:p>
              </table:table-cell>
              <table:table-cell office:value-type="float" office:value="0.43204">
                <text:p>0.43204</text:p>
              </table:table-cell>
              <table:table-cell office:value-type="float" office:value="0.44386">
                <text:p>0.44386</text:p>
              </table:table-cell>
              <table:table-cell office:value-type="float" office:value="0.45509">
                <text:p>0.4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5868">
                <text:p>0.55868</text:p>
              </table:table-cell>
              <table:table-cell office:value-type="float" office:value="0.45426">
                <text:p>0.45426</text:p>
              </table:table-cell>
              <table:table-cell office:value-type="float" office:value="0.42775">
                <text:p>0.42775</text:p>
              </table:table-cell>
              <table:table-cell office:value-type="float" office:value="0.4425">
                <text:p>0.4425</text:p>
              </table:table-cell>
              <table:table-cell office:value-type="float" office:value="0.44598">
                <text:p>0.44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086">
                <text:p>0.53086</text:p>
              </table:table-cell>
              <table:table-cell office:value-type="float" office:value="0.43662">
                <text:p>0.43662</text:p>
              </table:table-cell>
              <table:table-cell office:value-type="float" office:value="0.4249">
                <text:p>0.4249</text:p>
              </table:table-cell>
              <table:table-cell office:value-type="float" office:value="0.43947">
                <text:p>0.43947</text:p>
              </table:table-cell>
              <table:table-cell office:value-type="float" office:value="0.43807">
                <text:p>0.43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0697">
                <text:p>0.50697</text:p>
              </table:table-cell>
              <table:table-cell office:value-type="float" office:value="0.42388">
                <text:p>0.42388</text:p>
              </table:table-cell>
              <table:table-cell office:value-type="float" office:value="0.42239">
                <text:p>0.42239</text:p>
              </table:table-cell>
              <table:table-cell office:value-type="float" office:value="0.43445">
                <text:p>0.43445</text:p>
              </table:table-cell>
              <table:table-cell office:value-type="float" office:value="0.43385">
                <text:p>0.43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26">
                <text:p>0.48626</text:p>
              </table:table-cell>
              <table:table-cell office:value-type="float" office:value="0.415">
                <text:p>0.415</text:p>
              </table:table-cell>
              <table:table-cell office:value-type="float" office:value="0.4199">
                <text:p>0.4199</text:p>
              </table:table-cell>
              <table:table-cell office:value-type="float" office:value="0.4282">
                <text:p>0.4282</text:p>
              </table:table-cell>
              <table:table-cell office:value-type="float" office:value="0.43304">
                <text:p>0.43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6828">
                <text:p>0.46828</text:p>
              </table:table-cell>
              <table:table-cell office:value-type="float" office:value="0.40903">
                <text:p>0.40903</text:p>
              </table:table-cell>
              <table:table-cell office:value-type="float" office:value="0.4175">
                <text:p>0.4175</text:p>
              </table:table-cell>
              <table:table-cell office:value-type="float" office:value="0.42316">
                <text:p>0.42316</text:p>
              </table:table-cell>
              <table:table-cell office:value-type="float" office:value="0.43226">
                <text:p>0.43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5275">
                <text:p>0.45275</text:p>
              </table:table-cell>
              <table:table-cell office:value-type="float" office:value="0.40511">
                <text:p>0.40511</text:p>
              </table:table-cell>
              <table:table-cell office:value-type="float" office:value="0.41564">
                <text:p>0.41564</text:p>
              </table:table-cell>
              <table:table-cell office:value-type="float" office:value="0.42175">
                <text:p>0.42175</text:p>
              </table:table-cell>
              <table:table-cell office:value-type="float" office:value="0.42675">
                <text:p>0.42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395">
                <text:p>0.4395</text:p>
              </table:table-cell>
              <table:table-cell office:value-type="float" office:value="0.40255">
                <text:p>0.40255</text:p>
              </table:table-cell>
              <table:table-cell office:value-type="float" office:value="0.41491">
                <text:p>0.41491</text:p>
              </table:table-cell>
              <table:table-cell office:value-type="float" office:value="0.42097">
                <text:p>0.42097</text:p>
              </table:table-cell>
              <table:table-cell office:value-type="float" office:value="0.41643">
                <text:p>0.41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839">
                <text:p>0.42839</text:p>
              </table:table-cell>
              <table:table-cell office:value-type="float" office:value="0.40084">
                <text:p>0.40084</text:p>
              </table:table-cell>
              <table:table-cell office:value-type="float" office:value="0.41565">
                <text:p>0.41565</text:p>
              </table:table-cell>
              <table:table-cell office:value-type="float" office:value="0.41655">
                <text:p>0.41655</text:p>
              </table:table-cell>
              <table:table-cell office:value-type="float" office:value="0.40299">
                <text:p>0.40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1928">
                <text:p>0.41928</text:p>
              </table:table-cell>
              <table:table-cell office:value-type="float" office:value="0.39962">
                <text:p>0.39962</text:p>
              </table:table-cell>
              <table:table-cell office:value-type="float" office:value="0.41754">
                <text:p>0.41754</text:p>
              </table:table-cell>
              <table:table-cell office:value-type="float" office:value="0.41025">
                <text:p>0.41025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1197">
                <text:p>0.41197</text:p>
              </table:table-cell>
              <table:table-cell office:value-type="float" office:value="0.39868">
                <text:p>0.39868</text:p>
              </table:table-cell>
              <table:table-cell office:value-type="float" office:value="0.41965">
                <text:p>0.41965</text:p>
              </table:table-cell>
              <table:table-cell office:value-type="float" office:value="0.40484">
                <text:p>0.40484</text:p>
              </table:table-cell>
              <table:table-cell office:value-type="float" office:value="0.38683">
                <text:p>0.38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0623">
                <text:p>0.40623</text:p>
              </table:table-cell>
              <table:table-cell office:value-type="float" office:value="0.39791">
                <text:p>0.39791</text:p>
              </table:table-cell>
              <table:table-cell office:value-type="float" office:value="0.42118">
                <text:p>0.42118</text:p>
              </table:table-cell>
              <table:table-cell office:value-type="float" office:value="0.39989">
                <text:p>0.39989</text:p>
              </table:table-cell>
              <table:table-cell office:value-type="float" office:value="0.38672">
                <text:p>0.38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018">
                <text:p>0.4018</text:p>
              </table:table-cell>
              <table:table-cell office:value-type="float" office:value="0.39722">
                <text:p>0.39722</text:p>
              </table:table-cell>
              <table:table-cell office:value-type="float" office:value="0.42182">
                <text:p>0.42182</text:p>
              </table:table-cell>
              <table:table-cell office:value-type="float" office:value="0.3947">
                <text:p>0.3947</text:p>
              </table:table-cell>
              <table:table-cell office:value-type="float" office:value="0.3832">
                <text:p>0.3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9844">
                <text:p>0.39844</text:p>
              </table:table-cell>
              <table:table-cell office:value-type="float" office:value="0.39656">
                <text:p>0.39656</text:p>
              </table:table-cell>
              <table:table-cell office:value-type="float" office:value="0.42154">
                <text:p>0.42154</text:p>
              </table:table-cell>
              <table:table-cell office:value-type="float" office:value="0.38935">
                <text:p>0.38935</text:p>
              </table:table-cell>
              <table:table-cell office:value-type="float" office:value="0.37758">
                <text:p>0.37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9592">
                <text:p>0.39592</text:p>
              </table:table-cell>
              <table:table-cell office:value-type="float" office:value="0.39592">
                <text:p>0.39592</text:p>
              </table:table-cell>
              <table:table-cell office:value-type="float" office:value="0.42044">
                <text:p>0.42044</text:p>
              </table:table-cell>
              <table:table-cell office:value-type="float" office:value="0.38389">
                <text:p>0.38389</text:p>
              </table:table-cell>
              <table:table-cell office:value-type="float" office:value="0.37041">
                <text:p>0.37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9403">
                <text:p>0.39403</text:p>
              </table:table-cell>
              <table:table-cell office:value-type="float" office:value="0.39527">
                <text:p>0.39527</text:p>
              </table:table-cell>
              <table:table-cell office:value-type="float" office:value="0.41858">
                <text:p>0.41858</text:p>
              </table:table-cell>
              <table:table-cell office:value-type="float" office:value="0.37831">
                <text:p>0.37831</text:p>
              </table:table-cell>
              <table:table-cell office:value-type="float" office:value="0.3615">
                <text:p>0.3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9261">
                <text:p>0.39261</text:p>
              </table:table-cell>
              <table:table-cell office:value-type="float" office:value="0.3946">
                <text:p>0.3946</text:p>
              </table:table-cell>
              <table:table-cell office:value-type="float" office:value="0.41599">
                <text:p>0.41599</text:p>
              </table:table-cell>
              <table:table-cell office:value-type="float" office:value="0.37217">
                <text:p>0.37217</text:p>
              </table:table-cell>
              <table:table-cell office:value-type="float" office:value="0.35141">
                <text:p>0.35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9155">
                <text:p>0.39155</text:p>
              </table:table-cell>
              <table:table-cell office:value-type="float" office:value="0.3939">
                <text:p>0.3939</text:p>
              </table:table-cell>
              <table:table-cell office:value-type="float" office:value="0.4127">
                <text:p>0.4127</text:p>
              </table:table-cell>
              <table:table-cell office:value-type="float" office:value="0.36524">
                <text:p>0.36524</text:p>
              </table:table-cell>
              <table:table-cell office:value-type="float" office:value="0.34085">
                <text:p>0.34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9073">
                <text:p>0.39073</text:p>
              </table:table-cell>
              <table:table-cell office:value-type="float" office:value="0.39315">
                <text:p>0.39315</text:p>
              </table:table-cell>
              <table:table-cell office:value-type="float" office:value="0.40861">
                <text:p>0.40861</text:p>
              </table:table-cell>
              <table:table-cell office:value-type="float" office:value="0.35845">
                <text:p>0.35845</text:p>
              </table:table-cell>
              <table:table-cell office:value-type="float" office:value="0.33115">
                <text:p>0.33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9009">
                <text:p>0.39009</text:p>
              </table:table-cell>
              <table:table-cell office:value-type="float" office:value="0.39234">
                <text:p>0.39234</text:p>
              </table:table-cell>
              <table:table-cell office:value-type="float" office:value="0.40361">
                <text:p>0.40361</text:p>
              </table:table-cell>
              <table:table-cell office:value-type="float" office:value="0.35283">
                <text:p>0.35283</text:p>
              </table:table-cell>
              <table:table-cell office:value-type="float" office:value="0.32423">
                <text:p>0.32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958">
                <text:p>0.38958</text:p>
              </table:table-cell>
              <table:table-cell office:value-type="float" office:value="0.39147">
                <text:p>0.39147</text:p>
              </table:table-cell>
              <table:table-cell office:value-type="float" office:value="0.39761">
                <text:p>0.39761</text:p>
              </table:table-cell>
              <table:table-cell office:value-type="float" office:value="0.34829">
                <text:p>0.34829</text:p>
              </table:table-cell>
              <table:table-cell office:value-type="float" office:value="0.32016">
                <text:p>0.32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8916">
                <text:p>0.38916</text:p>
              </table:table-cell>
              <table:table-cell office:value-type="float" office:value="0.39052">
                <text:p>0.39052</text:p>
              </table:table-cell>
              <table:table-cell office:value-type="float" office:value="0.39132">
                <text:p>0.39132</text:p>
              </table:table-cell>
              <table:table-cell office:value-type="float" office:value="0.34443">
                <text:p>0.34443</text:p>
              </table:table-cell>
              <table:table-cell office:value-type="float" office:value="0.31673">
                <text:p>0.31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8881">
                <text:p>0.38881</text:p>
              </table:table-cell>
              <table:table-cell office:value-type="float" office:value="0.38948">
                <text:p>0.38948</text:p>
              </table:table-cell>
              <table:table-cell office:value-type="float" office:value="0.38763">
                <text:p>0.38763</text:p>
              </table:table-cell>
              <table:table-cell office:value-type="float" office:value="0.34102">
                <text:p>0.34102</text:p>
              </table:table-cell>
              <table:table-cell office:value-type="float" office:value="0.31206">
                <text:p>0.31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8852">
                <text:p>0.38852</text:p>
              </table:table-cell>
              <table:table-cell office:value-type="float" office:value="0.38835">
                <text:p>0.38835</text:p>
              </table:table-cell>
              <table:table-cell office:value-type="float" office:value="0.38775">
                <text:p>0.38775</text:p>
              </table:table-cell>
              <table:table-cell office:value-type="float" office:value="0.33764">
                <text:p>0.33764</text:p>
              </table:table-cell>
              <table:table-cell office:value-type="float" office:value="0.30586">
                <text:p>0.30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8826">
                <text:p>0.38826</text:p>
              </table:table-cell>
              <table:table-cell office:value-type="float" office:value="0.38711">
                <text:p>0.38711</text:p>
              </table:table-cell>
              <table:table-cell office:value-type="float" office:value="0.38445">
                <text:p>0.38445</text:p>
              </table:table-cell>
              <table:table-cell office:value-type="float" office:value="0.33381">
                <text:p>0.33381</text:p>
              </table:table-cell>
              <table:table-cell office:value-type="float" office:value="0.29878">
                <text:p>0.29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8803">
                <text:p>0.38803</text:p>
              </table:table-cell>
              <table:table-cell office:value-type="float" office:value="0.38576">
                <text:p>0.38576</text:p>
              </table:table-cell>
              <table:table-cell office:value-type="float" office:value="0.3768">
                <text:p>0.3768</text:p>
              </table:table-cell>
              <table:table-cell office:value-type="float" office:value="0.32922">
                <text:p>0.32922</text:p>
              </table:table-cell>
              <table:table-cell office:value-type="float" office:value="0.2917">
                <text:p>0.2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8782">
                <text:p>0.38782</text:p>
              </table:table-cell>
              <table:table-cell office:value-type="float" office:value="0.38431">
                <text:p>0.38431</text:p>
              </table:table-cell>
              <table:table-cell office:value-type="float" office:value="0.36876">
                <text:p>0.36876</text:p>
              </table:table-cell>
              <table:table-cell office:value-type="float" office:value="0.32381">
                <text:p>0.32381</text:p>
              </table:table-cell>
              <table:table-cell office:value-type="float" office:value="0.28535">
                <text:p>0.28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8763">
                <text:p>0.38763</text:p>
              </table:table-cell>
              <table:table-cell office:value-type="float" office:value="0.38276">
                <text:p>0.38276</text:p>
              </table:table-cell>
              <table:table-cell office:value-type="float" office:value="0.36054">
                <text:p>0.36054</text:p>
              </table:table-cell>
              <table:table-cell office:value-type="float" office:value="0.31771">
                <text:p>0.31771</text:p>
              </table:table-cell>
              <table:table-cell office:value-type="float" office:value="0.28008">
                <text:p>0.28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8746">
                <text:p>0.38746</text:p>
              </table:table-cell>
              <table:table-cell office:value-type="float" office:value="0.38115">
                <text:p>0.38115</text:p>
              </table:table-cell>
              <table:table-cell office:value-type="float" office:value="0.3527">
                <text:p>0.3527</text:p>
              </table:table-cell>
              <table:table-cell office:value-type="float" office:value="0.31116">
                <text:p>0.31116</text:p>
              </table:table-cell>
              <table:table-cell office:value-type="float" office:value="0.27573">
                <text:p>0.27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873">
                <text:p>0.3873</text:p>
              </table:table-cell>
              <table:table-cell office:value-type="float" office:value="0.37954">
                <text:p>0.37954</text:p>
              </table:table-cell>
              <table:table-cell office:value-type="float" office:value="0.34778">
                <text:p>0.34778</text:p>
              </table:table-cell>
              <table:table-cell office:value-type="float" office:value="0.30449">
                <text:p>0.30449</text:p>
              </table:table-cell>
              <table:table-cell office:value-type="float" office:value="0.27169">
                <text:p>0.27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8715">
                <text:p>0.38715</text:p>
              </table:table-cell>
              <table:table-cell office:value-type="float" office:value="0.37802">
                <text:p>0.37802</text:p>
              </table:table-cell>
              <table:table-cell office:value-type="float" office:value="0.34757">
                <text:p>0.34757</text:p>
              </table:table-cell>
              <table:table-cell office:value-type="float" office:value="0.29821">
                <text:p>0.29821</text:p>
              </table:table-cell>
              <table:table-cell office:value-type="float" office:value="0.26733">
                <text:p>0.26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8701">
                <text:p>0.38701</text:p>
              </table:table-cell>
              <table:table-cell office:value-type="float" office:value="0.37674">
                <text:p>0.37674</text:p>
              </table:table-cell>
              <table:table-cell office:value-type="float" office:value="0.35007">
                <text:p>0.35007</text:p>
              </table:table-cell>
              <table:table-cell office:value-type="float" office:value="0.29289">
                <text:p>0.29289</text:p>
              </table:table-cell>
              <table:table-cell office:value-type="float" office:value="0.26221">
                <text:p>0.26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8688">
                <text:p>0.38688</text:p>
              </table:table-cell>
              <table:table-cell office:value-type="float" office:value="0.37585">
                <text:p>0.37585</text:p>
              </table:table-cell>
              <table:table-cell office:value-type="float" office:value="0.35155">
                <text:p>0.35155</text:p>
              </table:table-cell>
              <table:table-cell office:value-type="float" office:value="0.28871">
                <text:p>0.28871</text:p>
              </table:table-cell>
              <table:table-cell office:value-type="float" office:value="0.2563">
                <text:p>0.2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8676">
                <text:p>0.38676</text:p>
              </table:table-cell>
              <table:table-cell office:value-type="float" office:value="0.3755">
                <text:p>0.3755</text:p>
              </table:table-cell>
              <table:table-cell office:value-type="float" office:value="0.35056">
                <text:p>0.35056</text:p>
              </table:table-cell>
              <table:table-cell office:value-type="float" office:value="0.2853">
                <text:p>0.2853</text:p>
              </table:table-cell>
              <table:table-cell office:value-type="float" office:value="0.2498">
                <text:p>0.2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8664">
                <text:p>0.38664</text:p>
              </table:table-cell>
              <table:table-cell office:value-type="float" office:value="0.37574">
                <text:p>0.37574</text:p>
              </table:table-cell>
              <table:table-cell office:value-type="float" office:value="0.34793">
                <text:p>0.34793</text:p>
              </table:table-cell>
              <table:table-cell office:value-type="float" office:value="0.282">
                <text:p>0.28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8652">
                <text:p>0.38652</text:p>
              </table:table-cell>
              <table:table-cell office:value-type="float" office:value="0.37647">
                <text:p>0.37647</text:p>
              </table:table-cell>
              <table:table-cell office:value-type="float" office:value="0.34471">
                <text:p>0.34471</text:p>
              </table:table-cell>
              <table:table-cell office:value-type="float" office:value="0.27835">
                <text:p>0.27835</text:p>
              </table:table-cell>
              <table:table-cell office:value-type="float" office:value="0.23599">
                <text:p>0.235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8641">
                <text:p>0.38641</text:p>
              </table:table-cell>
              <table:table-cell office:value-type="float" office:value="0.37742">
                <text:p>0.37742</text:p>
              </table:table-cell>
              <table:table-cell office:value-type="float" office:value="0.34145">
                <text:p>0.34145</text:p>
              </table:table-cell>
              <table:table-cell office:value-type="float" office:value="0.27417">
                <text:p>0.27417</text:p>
              </table:table-cell>
              <table:table-cell office:value-type="float" office:value="0.22871">
                <text:p>0.22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863">
                <text:p>0.3863</text:p>
              </table:table-cell>
              <table:table-cell office:value-type="float" office:value="0.37828">
                <text:p>0.37828</text:p>
              </table:table-cell>
              <table:table-cell office:value-type="float" office:value="0.33814">
                <text:p>0.33814</text:p>
              </table:table-cell>
              <table:table-cell office:value-type="float" office:value="0.26952">
                <text:p>0.26952</text:p>
              </table:table-cell>
              <table:table-cell office:value-type="float" office:value="0.2211">
                <text:p>0.2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8619">
                <text:p>0.38619</text:p>
              </table:table-cell>
              <table:table-cell office:value-type="float" office:value="0.37879">
                <text:p>0.37879</text:p>
              </table:table-cell>
              <table:table-cell office:value-type="float" office:value="0.33435">
                <text:p>0.33435</text:p>
              </table:table-cell>
              <table:table-cell office:value-type="float" office:value="0.2646">
                <text:p>0.2646</text:p>
              </table:table-cell>
              <table:table-cell office:value-type="float" office:value="0.21319">
                <text:p>0.21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8608">
                <text:p>0.38608</text:p>
              </table:table-cell>
              <table:table-cell office:value-type="float" office:value="0.37884">
                <text:p>0.37884</text:p>
              </table:table-cell>
              <table:table-cell office:value-type="float" office:value="0.3297">
                <text:p>0.3297</text:p>
              </table:table-cell>
              <table:table-cell office:value-type="float" office:value="0.2597">
                <text:p>0.2597</text:p>
              </table:table-cell>
              <table:table-cell office:value-type="float" office:value="0.20504">
                <text:p>0.20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8597">
                <text:p>0.38597</text:p>
              </table:table-cell>
              <table:table-cell office:value-type="float" office:value="0.37845">
                <text:p>0.37845</text:p>
              </table:table-cell>
              <table:table-cell office:value-type="float" office:value="0.32418">
                <text:p>0.32418</text:p>
              </table:table-cell>
              <table:table-cell office:value-type="float" office:value="0.25511">
                <text:p>0.25511</text:p>
              </table:table-cell>
              <table:table-cell office:value-type="float" office:value="0.19666">
                <text:p>0.19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8587">
                <text:p>0.38587</text:p>
              </table:table-cell>
              <table:table-cell office:value-type="float" office:value="0.37772">
                <text:p>0.37772</text:p>
              </table:table-cell>
              <table:table-cell office:value-type="float" office:value="0.31808">
                <text:p>0.31808</text:p>
              </table:table-cell>
              <table:table-cell office:value-type="float" office:value="0.25105">
                <text:p>0.25105</text:p>
              </table:table-cell>
              <table:table-cell office:value-type="float" office:value="0.18816">
                <text:p>0.18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8576">
                <text:p>0.38576</text:p>
              </table:table-cell>
              <table:table-cell office:value-type="float" office:value="0.37675">
                <text:p>0.37675</text:p>
              </table:table-cell>
              <table:table-cell office:value-type="float" office:value="0.31184">
                <text:p>0.31184</text:p>
              </table:table-cell>
              <table:table-cell office:value-type="float" office:value="0.24754">
                <text:p>0.24754</text:p>
              </table:table-cell>
              <table:table-cell office:value-type="float" office:value="0.17967">
                <text:p>0.179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8566">
                <text:p>0.38566</text:p>
              </table:table-cell>
              <table:table-cell office:value-type="float" office:value="0.37565">
                <text:p>0.37565</text:p>
              </table:table-cell>
              <table:table-cell office:value-type="float" office:value="0.30592">
                <text:p>0.30592</text:p>
              </table:table-cell>
              <table:table-cell office:value-type="float" office:value="0.2444">
                <text:p>0.2444</text:p>
              </table:table-cell>
              <table:table-cell office:value-type="float" office:value="0.17131">
                <text:p>0.17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8555">
                <text:p>0.38555</text:p>
              </table:table-cell>
              <table:table-cell office:value-type="float" office:value="0.37449">
                <text:p>0.37449</text:p>
              </table:table-cell>
              <table:table-cell office:value-type="float" office:value="0.30077">
                <text:p>0.30077</text:p>
              </table:table-cell>
              <table:table-cell office:value-type="float" office:value="0.24134">
                <text:p>0.24134</text:p>
              </table:table-cell>
              <table:table-cell office:value-type="float" office:value="0.16319">
                <text:p>0.16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8544">
                <text:p>0.38544</text:p>
              </table:table-cell>
              <table:table-cell office:value-type="float" office:value="0.37335">
                <text:p>0.37335</text:p>
              </table:table-cell>
              <table:table-cell office:value-type="float" office:value="0.29653">
                <text:p>0.29653</text:p>
              </table:table-cell>
              <table:table-cell office:value-type="float" office:value="0.2381">
                <text:p>0.2381</text:p>
              </table:table-cell>
              <table:table-cell office:value-type="float" office:value="0.15538">
                <text:p>0.15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8533">
                <text:p>0.38533</text:p>
              </table:table-cell>
              <table:table-cell office:value-type="float" office:value="0.37224">
                <text:p>0.37224</text:p>
              </table:table-cell>
              <table:table-cell office:value-type="float" office:value="0.29291">
                <text:p>0.29291</text:p>
              </table:table-cell>
              <table:table-cell office:value-type="float" office:value="0.23449">
                <text:p>0.23449</text:p>
              </table:table-cell>
              <table:table-cell office:value-type="float" office:value="0.14798">
                <text:p>0.147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8522">
                <text:p>0.38522</text:p>
              </table:table-cell>
              <table:table-cell office:value-type="float" office:value="0.37122">
                <text:p>0.37122</text:p>
              </table:table-cell>
              <table:table-cell office:value-type="float" office:value="0.28946">
                <text:p>0.28946</text:p>
              </table:table-cell>
              <table:table-cell office:value-type="float" office:value="0.23045">
                <text:p>0.23045</text:p>
              </table:table-cell>
              <table:table-cell office:value-type="float" office:value="0.14104">
                <text:p>0.14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8511">
                <text:p>0.38511</text:p>
              </table:table-cell>
              <table:table-cell office:value-type="float" office:value="0.37028">
                <text:p>0.37028</text:p>
              </table:table-cell>
              <table:table-cell office:value-type="float" office:value="0.28599">
                <text:p>0.28599</text:p>
              </table:table-cell>
              <table:table-cell office:value-type="float" office:value="0.22603">
                <text:p>0.22603</text:p>
              </table:table-cell>
              <table:table-cell office:value-type="float" office:value="0.13461">
                <text:p>0.134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8499">
                <text:p>0.38499</text:p>
              </table:table-cell>
              <table:table-cell office:value-type="float" office:value="0.36943">
                <text:p>0.36943</text:p>
              </table:table-cell>
              <table:table-cell office:value-type="float" office:value="0.28244">
                <text:p>0.28244</text:p>
              </table:table-cell>
              <table:table-cell office:value-type="float" office:value="0.22131">
                <text:p>0.22131</text:p>
              </table:table-cell>
              <table:table-cell office:value-type="float" office:value="0.12871">
                <text:p>0.12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8487">
                <text:p>0.38487</text:p>
              </table:table-cell>
              <table:table-cell office:value-type="float" office:value="0.36865">
                <text:p>0.36865</text:p>
              </table:table-cell>
              <table:table-cell office:value-type="float" office:value="0.27874">
                <text:p>0.27874</text:p>
              </table:table-cell>
              <table:table-cell office:value-type="float" office:value="0.21639">
                <text:p>0.21639</text:p>
              </table:table-cell>
              <table:table-cell office:value-type="float" office:value="0.12333">
                <text:p>0.12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8475">
                <text:p>0.38475</text:p>
              </table:table-cell>
              <table:table-cell office:value-type="float" office:value="0.36794">
                <text:p>0.36794</text:p>
              </table:table-cell>
              <table:table-cell office:value-type="float" office:value="0.2749">
                <text:p>0.2749</text:p>
              </table:table-cell>
              <table:table-cell office:value-type="float" office:value="0.21135">
                <text:p>0.21135</text:p>
              </table:table-cell>
              <table:table-cell office:value-type="float" office:value="0.11846">
                <text:p>0.11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8462">
                <text:p>0.38462</text:p>
              </table:table-cell>
              <table:table-cell office:value-type="float" office:value="0.36725">
                <text:p>0.36725</text:p>
              </table:table-cell>
              <table:table-cell office:value-type="float" office:value="0.27119">
                <text:p>0.27119</text:p>
              </table:table-cell>
              <table:table-cell office:value-type="float" office:value="0.20623">
                <text:p>0.20623</text:p>
              </table:table-cell>
              <table:table-cell office:value-type="float" office:value="0.11407">
                <text:p>0.11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8449">
                <text:p>0.38449</text:p>
              </table:table-cell>
              <table:table-cell office:value-type="float" office:value="0.36655">
                <text:p>0.36655</text:p>
              </table:table-cell>
              <table:table-cell office:value-type="float" office:value="0.26795">
                <text:p>0.26795</text:p>
              </table:table-cell>
              <table:table-cell office:value-type="float" office:value="0.20106">
                <text:p>0.20106</text:p>
              </table:table-cell>
              <table:table-cell office:value-type="float" office:value="0.11011">
                <text:p>0.11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8435">
                <text:p>0.38435</text:p>
              </table:table-cell>
              <table:table-cell office:value-type="float" office:value="0.36582">
                <text:p>0.36582</text:p>
              </table:table-cell>
              <table:table-cell office:value-type="float" office:value="0.26527">
                <text:p>0.26527</text:p>
              </table:table-cell>
              <table:table-cell office:value-type="float" office:value="0.19588">
                <text:p>0.19588</text:p>
              </table:table-cell>
              <table:table-cell office:value-type="float" office:value="0.10654">
                <text:p>0.10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8421">
                <text:p>0.38421</text:p>
              </table:table-cell>
              <table:table-cell office:value-type="float" office:value="0.36503">
                <text:p>0.36503</text:p>
              </table:table-cell>
              <table:table-cell office:value-type="float" office:value="0.26297">
                <text:p>0.26297</text:p>
              </table:table-cell>
              <table:table-cell office:value-type="float" office:value="0.1907">
                <text:p>0.1907</text:p>
              </table:table-cell>
              <table:table-cell office:value-type="float" office:value="0.10331">
                <text:p>0.103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8407">
                <text:p>0.38407</text:p>
              </table:table-cell>
              <table:table-cell office:value-type="float" office:value="0.36417">
                <text:p>0.36417</text:p>
              </table:table-cell>
              <table:table-cell office:value-type="float" office:value="0.26066">
                <text:p>0.26066</text:p>
              </table:table-cell>
              <table:table-cell office:value-type="float" office:value="0.18553">
                <text:p>0.18553</text:p>
              </table:table-cell>
              <table:table-cell office:value-type="float" office:value="0.10038">
                <text:p>0.100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8392">
                <text:p>0.38392</text:p>
              </table:table-cell>
              <table:table-cell office:value-type="float" office:value="0.36325">
                <text:p>0.36325</text:p>
              </table:table-cell>
              <table:table-cell office:value-type="float" office:value="0.25808">
                <text:p>0.25808</text:p>
              </table:table-cell>
              <table:table-cell office:value-type="float" office:value="0.18038">
                <text:p>0.18038</text:p>
              </table:table-cell>
              <table:table-cell office:value-type="float" office:value="0.09771">
                <text:p>0.097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8376">
                <text:p>0.38376</text:p>
              </table:table-cell>
              <table:table-cell office:value-type="float" office:value="0.36226">
                <text:p>0.36226</text:p>
              </table:table-cell>
              <table:table-cell office:value-type="float" office:value="0.25509">
                <text:p>0.25509</text:p>
              </table:table-cell>
              <table:table-cell office:value-type="float" office:value="0.17527">
                <text:p>0.17527</text:p>
              </table:table-cell>
              <table:table-cell office:value-type="float" office:value="0.09526">
                <text:p>0.09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836">
                <text:p>0.3836</text:p>
              </table:table-cell>
              <table:table-cell office:value-type="float" office:value="0.36122">
                <text:p>0.36122</text:p>
              </table:table-cell>
              <table:table-cell office:value-type="float" office:value="0.25173">
                <text:p>0.25173</text:p>
              </table:table-cell>
              <table:table-cell office:value-type="float" office:value="0.1702">
                <text:p>0.1702</text:p>
              </table:table-cell>
              <table:table-cell office:value-type="float" office:value="0.09299">
                <text:p>0.09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8343">
                <text:p>0.38343</text:p>
              </table:table-cell>
              <table:table-cell office:value-type="float" office:value="0.36015">
                <text:p>0.36015</text:p>
              </table:table-cell>
              <table:table-cell office:value-type="float" office:value="0.24813">
                <text:p>0.24813</text:p>
              </table:table-cell>
              <table:table-cell office:value-type="float" office:value="0.16518">
                <text:p>0.16518</text:p>
              </table:table-cell>
              <table:table-cell office:value-type="float" office:value="0.09089">
                <text:p>0.090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8325">
                <text:p>0.38325</text:p>
              </table:table-cell>
              <table:table-cell office:value-type="float" office:value="0.35904">
                <text:p>0.35904</text:p>
              </table:table-cell>
              <table:table-cell office:value-type="float" office:value="0.24439">
                <text:p>0.24439</text:p>
              </table:table-cell>
              <table:table-cell office:value-type="float" office:value="0.16022">
                <text:p>0.16022</text:p>
              </table:table-cell>
              <table:table-cell office:value-type="float" office:value="0.08893">
                <text:p>0.08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8307">
                <text:p>0.38307</text:p>
              </table:table-cell>
              <table:table-cell office:value-type="float" office:value="0.35792">
                <text:p>0.35792</text:p>
              </table:table-cell>
              <table:table-cell office:value-type="float" office:value="0.24061">
                <text:p>0.24061</text:p>
              </table:table-cell>
              <table:table-cell office:value-type="float" office:value="0.15532">
                <text:p>0.15532</text:p>
              </table:table-cell>
              <table:table-cell office:value-type="float" office:value="0.08708">
                <text:p>0.08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38287">
                <text:p>0.38287</text:p>
              </table:table-cell>
              <table:table-cell office:value-type="float" office:value="0.35679">
                <text:p>0.35679</text:p>
              </table:table-cell>
              <table:table-cell office:value-type="float" office:value="0.23685">
                <text:p>0.23685</text:p>
              </table:table-cell>
              <table:table-cell office:value-type="float" office:value="0.1505">
                <text:p>0.1505</text:p>
              </table:table-cell>
              <table:table-cell office:value-type="float" office:value="0.08534">
                <text:p>0.08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8267">
                <text:p>0.38267</text:p>
              </table:table-cell>
              <table:table-cell office:value-type="float" office:value="0.35565">
                <text:p>0.35565</text:p>
              </table:table-cell>
              <table:table-cell office:value-type="float" office:value="0.23311">
                <text:p>0.23311</text:p>
              </table:table-cell>
              <table:table-cell office:value-type="float" office:value="0.14576">
                <text:p>0.14576</text:p>
              </table:table-cell>
              <table:table-cell office:value-type="float" office:value="0.08368">
                <text:p>0.083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8246">
                <text:p>0.38246</text:p>
              </table:table-cell>
              <table:table-cell office:value-type="float" office:value="0.3545">
                <text:p>0.3545</text:p>
              </table:table-cell>
              <table:table-cell office:value-type="float" office:value="0.22937">
                <text:p>0.22937</text:p>
              </table:table-cell>
              <table:table-cell office:value-type="float" office:value="0.14114">
                <text:p>0.14114</text:p>
              </table:table-cell>
              <table:table-cell office:value-type="float" office:value="0.0821">
                <text:p>0.0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8223">
                <text:p>0.38223</text:p>
              </table:table-cell>
              <table:table-cell office:value-type="float" office:value="0.35334">
                <text:p>0.35334</text:p>
              </table:table-cell>
              <table:table-cell office:value-type="float" office:value="0.22561">
                <text:p>0.22561</text:p>
              </table:table-cell>
              <table:table-cell office:value-type="float" office:value="0.13664">
                <text:p>0.13664</text:p>
              </table:table-cell>
              <table:table-cell office:value-type="float" office:value="0.0806">
                <text:p>0.0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82">
                <text:p>0.382</text:p>
              </table:table-cell>
              <table:table-cell office:value-type="float" office:value="0.35216">
                <text:p>0.35216</text:p>
              </table:table-cell>
              <table:table-cell office:value-type="float" office:value="0.22182">
                <text:p>0.22182</text:p>
              </table:table-cell>
              <table:table-cell office:value-type="float" office:value="0.1323">
                <text:p>0.1323</text:p>
              </table:table-cell>
              <table:table-cell office:value-type="float" office:value="0.07915">
                <text:p>0.079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8175">
                <text:p>0.38175</text:p>
              </table:table-cell>
              <table:table-cell office:value-type="float" office:value="0.35096">
                <text:p>0.35096</text:p>
              </table:table-cell>
              <table:table-cell office:value-type="float" office:value="0.21802">
                <text:p>0.21802</text:p>
              </table:table-cell>
              <table:table-cell office:value-type="float" office:value="0.12811">
                <text:p>0.12811</text:p>
              </table:table-cell>
              <table:table-cell office:value-type="float" office:value="0.07776">
                <text:p>0.07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8149">
                <text:p>0.38149</text:p>
              </table:table-cell>
              <table:table-cell office:value-type="float" office:value="0.34973">
                <text:p>0.34973</text:p>
              </table:table-cell>
              <table:table-cell office:value-type="float" office:value="0.21426">
                <text:p>0.21426</text:p>
              </table:table-cell>
              <table:table-cell office:value-type="float" office:value="0.1241">
                <text:p>0.1241</text:p>
              </table:table-cell>
              <table:table-cell office:value-type="float" office:value="0.07642">
                <text:p>0.076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8121">
                <text:p>0.38121</text:p>
              </table:table-cell>
              <table:table-cell office:value-type="float" office:value="0.34848">
                <text:p>0.34848</text:p>
              </table:table-cell>
              <table:table-cell office:value-type="float" office:value="0.21054">
                <text:p>0.21054</text:p>
              </table:table-cell>
              <table:table-cell office:value-type="float" office:value="0.12027">
                <text:p>0.12027</text:p>
              </table:table-cell>
              <table:table-cell office:value-type="float" office:value="0.07513">
                <text:p>0.075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8092">
                <text:p>0.38092</text:p>
              </table:table-cell>
              <table:table-cell office:value-type="float" office:value="0.3472">
                <text:p>0.3472</text:p>
              </table:table-cell>
              <table:table-cell office:value-type="float" office:value="0.20687">
                <text:p>0.20687</text:p>
              </table:table-cell>
              <table:table-cell office:value-type="float" office:value="0.11662">
                <text:p>0.11662</text:p>
              </table:table-cell>
              <table:table-cell office:value-type="float" office:value="0.07388">
                <text:p>0.073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8061">
                <text:p>0.38061</text:p>
              </table:table-cell>
              <table:table-cell office:value-type="float" office:value="0.34591">
                <text:p>0.34591</text:p>
              </table:table-cell>
              <table:table-cell office:value-type="float" office:value="0.20323">
                <text:p>0.20323</text:p>
              </table:table-cell>
              <table:table-cell office:value-type="float" office:value="0.11315">
                <text:p>0.11315</text:p>
              </table:table-cell>
              <table:table-cell office:value-type="float" office:value="0.07266">
                <text:p>0.072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8028">
                <text:p>0.38028</text:p>
              </table:table-cell>
              <table:table-cell office:value-type="float" office:value="0.34459">
                <text:p>0.34459</text:p>
              </table:table-cell>
              <table:table-cell office:value-type="float" office:value="0.19958">
                <text:p>0.19958</text:p>
              </table:table-cell>
              <table:table-cell office:value-type="float" office:value="0.10986">
                <text:p>0.10986</text:p>
              </table:table-cell>
              <table:table-cell office:value-type="float" office:value="0.07147">
                <text:p>0.07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37993">
                <text:p>0.37993</text:p>
              </table:table-cell>
              <table:table-cell office:value-type="float" office:value="0.34325">
                <text:p>0.34325</text:p>
              </table:table-cell>
              <table:table-cell office:value-type="float" office:value="0.19591">
                <text:p>0.19591</text:p>
              </table:table-cell>
              <table:table-cell office:value-type="float" office:value="0.10674">
                <text:p>0.10674</text:p>
              </table:table-cell>
              <table:table-cell office:value-type="float" office:value="0.07032">
                <text:p>0.07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37956">
                <text:p>0.37956</text:p>
              </table:table-cell>
              <table:table-cell office:value-type="float" office:value="0.3419">
                <text:p>0.3419</text:p>
              </table:table-cell>
              <table:table-cell office:value-type="float" office:value="0.19221">
                <text:p>0.19221</text:p>
              </table:table-cell>
              <table:table-cell office:value-type="float" office:value="0.10378">
                <text:p>0.10378</text:p>
              </table:table-cell>
              <table:table-cell office:value-type="float" office:value="0.06919">
                <text:p>0.06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37917">
                <text:p>0.37917</text:p>
              </table:table-cell>
              <table:table-cell office:value-type="float" office:value="0.34054">
                <text:p>0.34054</text:p>
              </table:table-cell>
              <table:table-cell office:value-type="float" office:value="0.18845">
                <text:p>0.18845</text:p>
              </table:table-cell>
              <table:table-cell office:value-type="float" office:value="0.10097">
                <text:p>0.10097</text:p>
              </table:table-cell>
              <table:table-cell office:value-type="float" office:value="0.06808">
                <text:p>0.068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37875">
                <text:p>0.37875</text:p>
              </table:table-cell>
              <table:table-cell office:value-type="float" office:value="0.33917">
                <text:p>0.33917</text:p>
              </table:table-cell>
              <table:table-cell office:value-type="float" office:value="0.18464">
                <text:p>0.18464</text:p>
              </table:table-cell>
              <table:table-cell office:value-type="float" office:value="0.0983">
                <text:p>0.0983</text:p>
              </table:table-cell>
              <table:table-cell office:value-type="float" office:value="0.06699">
                <text:p>0.06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3783">
                <text:p>0.3783</text:p>
              </table:table-cell>
              <table:table-cell office:value-type="float" office:value="0.33779">
                <text:p>0.33779</text:p>
              </table:table-cell>
              <table:table-cell office:value-type="float" office:value="0.18077">
                <text:p>0.18077</text:p>
              </table:table-cell>
              <table:table-cell office:value-type="float" office:value="0.09576">
                <text:p>0.09576</text:p>
              </table:table-cell>
              <table:table-cell office:value-type="float" office:value="0.06593">
                <text:p>0.06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37782">
                <text:p>0.37782</text:p>
              </table:table-cell>
              <table:table-cell office:value-type="float" office:value="0.33639">
                <text:p>0.33639</text:p>
              </table:table-cell>
              <table:table-cell office:value-type="float" office:value="0.17686">
                <text:p>0.17686</text:p>
              </table:table-cell>
              <table:table-cell office:value-type="float" office:value="0.09334">
                <text:p>0.09334</text:p>
              </table:table-cell>
              <table:table-cell office:value-type="float" office:value="0.06487">
                <text:p>0.06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37731">
                <text:p>0.37731</text:p>
              </table:table-cell>
              <table:table-cell office:value-type="float" office:value="0.33499">
                <text:p>0.33499</text:p>
              </table:table-cell>
              <table:table-cell office:value-type="float" office:value="0.17292">
                <text:p>0.17292</text:p>
              </table:table-cell>
              <table:table-cell office:value-type="float" office:value="0.09104">
                <text:p>0.09104</text:p>
              </table:table-cell>
              <table:table-cell office:value-type="float" office:value="0.06384">
                <text:p>0.06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37677">
                <text:p>0.37677</text:p>
              </table:table-cell>
              <table:table-cell office:value-type="float" office:value="0.33357">
                <text:p>0.33357</text:p>
              </table:table-cell>
              <table:table-cell office:value-type="float" office:value="0.16897">
                <text:p>0.16897</text:p>
              </table:table-cell>
              <table:table-cell office:value-type="float" office:value="0.08885">
                <text:p>0.08885</text:p>
              </table:table-cell>
              <table:table-cell office:value-type="float" office:value="0.06282">
                <text:p>0.06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37618">
                <text:p>0.37618</text:p>
              </table:table-cell>
              <table:table-cell office:value-type="float" office:value="0.33215">
                <text:p>0.33215</text:p>
              </table:table-cell>
              <table:table-cell office:value-type="float" office:value="0.16504">
                <text:p>0.16504</text:p>
              </table:table-cell>
              <table:table-cell office:value-type="float" office:value="0.08675">
                <text:p>0.08675</text:p>
              </table:table-cell>
              <table:table-cell office:value-type="float" office:value="0.06181">
                <text:p>0.061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37556">
                <text:p>0.37556</text:p>
              </table:table-cell>
              <table:table-cell office:value-type="float" office:value="0.33072">
                <text:p>0.33072</text:p>
              </table:table-cell>
              <table:table-cell office:value-type="float" office:value="0.16113">
                <text:p>0.16113</text:p>
              </table:table-cell>
              <table:table-cell office:value-type="float" office:value="0.08475">
                <text:p>0.08475</text:p>
              </table:table-cell>
              <table:table-cell office:value-type="float" office:value="0.06082">
                <text:p>0.06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7489">
                <text:p>0.37489</text:p>
              </table:table-cell>
              <table:table-cell office:value-type="float" office:value="0.32928">
                <text:p>0.32928</text:p>
              </table:table-cell>
              <table:table-cell office:value-type="float" office:value="0.15727">
                <text:p>0.15727</text:p>
              </table:table-cell>
              <table:table-cell office:value-type="float" office:value="0.08283">
                <text:p>0.08283</text:p>
              </table:table-cell>
              <table:table-cell office:value-type="float" office:value="0.05983">
                <text:p>0.059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37417">
                <text:p>0.37417</text:p>
              </table:table-cell>
              <table:table-cell office:value-type="float" office:value="0.32783">
                <text:p>0.32783</text:p>
              </table:table-cell>
              <table:table-cell office:value-type="float" office:value="0.15346">
                <text:p>0.15346</text:p>
              </table:table-cell>
              <table:table-cell office:value-type="float" office:value="0.08099">
                <text:p>0.08099</text:p>
              </table:table-cell>
              <table:table-cell office:value-type="float" office:value="0.05886">
                <text:p>0.05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37341">
                <text:p>0.37341</text:p>
              </table:table-cell>
              <table:table-cell office:value-type="float" office:value="0.32638">
                <text:p>0.32638</text:p>
              </table:table-cell>
              <table:table-cell office:value-type="float" office:value="0.14974">
                <text:p>0.14974</text:p>
              </table:table-cell>
              <table:table-cell office:value-type="float" office:value="0.07923">
                <text:p>0.07923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726">
                <text:p>0.3726</text:p>
              </table:table-cell>
              <table:table-cell office:value-type="float" office:value="0.32493">
                <text:p>0.32493</text:p>
              </table:table-cell>
              <table:table-cell office:value-type="float" office:value="0.14609">
                <text:p>0.14609</text:p>
              </table:table-cell>
              <table:table-cell office:value-type="float" office:value="0.07753">
                <text:p>0.07753</text:p>
              </table:table-cell>
              <table:table-cell office:value-type="float" office:value="0.05694">
                <text:p>0.056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7174">
                <text:p>0.37174</text:p>
              </table:table-cell>
              <table:table-cell office:value-type="float" office:value="0.32347">
                <text:p>0.32347</text:p>
              </table:table-cell>
              <table:table-cell office:value-type="float" office:value="0.14255">
                <text:p>0.14255</text:p>
              </table:table-cell>
              <table:table-cell office:value-type="float" office:value="0.0759">
                <text:p>0.075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37083">
                <text:p>0.37083</text:p>
              </table:table-cell>
              <table:table-cell office:value-type="float" office:value="0.32202">
                <text:p>0.32202</text:p>
              </table:table-cell>
              <table:table-cell office:value-type="float" office:value="0.13909">
                <text:p>0.13909</text:p>
              </table:table-cell>
              <table:table-cell office:value-type="float" office:value="0.07432">
                <text:p>0.07432</text:p>
              </table:table-cell>
              <table:table-cell office:value-type="float" office:value="0.05506">
                <text:p>0.055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36987">
                <text:p>0.36987</text:p>
              </table:table-cell>
              <table:table-cell office:value-type="float" office:value="0.32056">
                <text:p>0.32056</text:p>
              </table:table-cell>
              <table:table-cell office:value-type="float" office:value="0.13574">
                <text:p>0.13574</text:p>
              </table:table-cell>
              <table:table-cell office:value-type="float" office:value="0.0728">
                <text:p>0.0728</text:p>
              </table:table-cell>
              <table:table-cell office:value-type="float" office:value="0.05413">
                <text:p>0.05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36888">
                <text:p>0.36888</text:p>
              </table:table-cell>
              <table:table-cell office:value-type="float" office:value="0.3191">
                <text:p>0.3191</text:p>
              </table:table-cell>
              <table:table-cell office:value-type="float" office:value="0.1325">
                <text:p>0.1325</text:p>
              </table:table-cell>
              <table:table-cell office:value-type="float" office:value="0.07134">
                <text:p>0.07134</text:p>
              </table:table-cell>
              <table:table-cell office:value-type="float" office:value="0.05321">
                <text:p>0.053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6787">
                <text:p>0.36787</text:p>
              </table:table-cell>
              <table:table-cell office:value-type="float" office:value="0.31765">
                <text:p>0.31765</text:p>
              </table:table-cell>
              <table:table-cell office:value-type="float" office:value="0.12936">
                <text:p>0.12936</text:p>
              </table:table-cell>
              <table:table-cell office:value-type="float" office:value="0.06992">
                <text:p>0.06992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6687">
                <text:p>0.36687</text:p>
              </table:table-cell>
              <table:table-cell office:value-type="float" office:value="0.31619">
                <text:p>0.31619</text:p>
              </table:table-cell>
              <table:table-cell office:value-type="float" office:value="0.12633">
                <text:p>0.12633</text:p>
              </table:table-cell>
              <table:table-cell office:value-type="float" office:value="0.06854">
                <text:p>0.06854</text:p>
              </table:table-cell>
              <table:table-cell office:value-type="float" office:value="0.05139">
                <text:p>0.051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6589">
                <text:p>0.36589</text:p>
              </table:table-cell>
              <table:table-cell office:value-type="float" office:value="0.31474">
                <text:p>0.31474</text:p>
              </table:table-cell>
              <table:table-cell office:value-type="float" office:value="0.1234">
                <text:p>0.1234</text:p>
              </table:table-cell>
              <table:table-cell office:value-type="float" office:value="0.0672">
                <text:p>0.0672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36498">
                <text:p>0.36498</text:p>
              </table:table-cell>
              <table:table-cell office:value-type="float" office:value="0.31329">
                <text:p>0.31329</text:p>
              </table:table-cell>
              <table:table-cell office:value-type="float" office:value="0.12058">
                <text:p>0.12058</text:p>
              </table:table-cell>
              <table:table-cell office:value-type="float" office:value="0.06591">
                <text:p>0.06591</text:p>
              </table:table-cell>
              <table:table-cell office:value-type="float" office:value="0.04961">
                <text:p>0.049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36419">
                <text:p>0.36419</text:p>
              </table:table-cell>
              <table:table-cell office:value-type="float" office:value="0.31185">
                <text:p>0.31185</text:p>
              </table:table-cell>
              <table:table-cell office:value-type="float" office:value="0.11787">
                <text:p>0.11787</text:p>
              </table:table-cell>
              <table:table-cell office:value-type="float" office:value="0.06465">
                <text:p>0.06465</text:p>
              </table:table-cell>
              <table:table-cell office:value-type="float" office:value="0.04872">
                <text:p>0.048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36358">
                <text:p>0.36358</text:p>
              </table:table-cell>
              <table:table-cell office:value-type="float" office:value="0.3104">
                <text:p>0.3104</text:p>
              </table:table-cell>
              <table:table-cell office:value-type="float" office:value="0.11525">
                <text:p>0.11525</text:p>
              </table:table-cell>
              <table:table-cell office:value-type="float" office:value="0.06342">
                <text:p>0.06342</text:p>
              </table:table-cell>
              <table:table-cell office:value-type="float" office:value="0.04785">
                <text:p>0.047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3632">
                <text:p>0.3632</text:p>
              </table:table-cell>
              <table:table-cell office:value-type="float" office:value="0.30897">
                <text:p>0.30897</text:p>
              </table:table-cell>
              <table:table-cell office:value-type="float" office:value="0.11274">
                <text:p>0.11274</text:p>
              </table:table-cell>
              <table:table-cell office:value-type="float" office:value="0.06223">
                <text:p>0.06223</text:p>
              </table:table-cell>
              <table:table-cell office:value-type="float" office:value="0.04698">
                <text:p>0.04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36308">
                <text:p>0.36308</text:p>
              </table:table-cell>
              <table:table-cell office:value-type="float" office:value="0.30753">
                <text:p>0.30753</text:p>
              </table:table-cell>
              <table:table-cell office:value-type="float" office:value="0.11033">
                <text:p>0.11033</text:p>
              </table:table-cell>
              <table:table-cell office:value-type="float" office:value="0.06107">
                <text:p>0.06107</text:p>
              </table:table-cell>
              <table:table-cell office:value-type="float" office:value="0.04613">
                <text:p>0.04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36323">
                <text:p>0.36323</text:p>
              </table:table-cell>
              <table:table-cell office:value-type="float" office:value="0.3061">
                <text:p>0.3061</text:p>
              </table:table-cell>
              <table:table-cell office:value-type="float" office:value="0.10802">
                <text:p>0.10802</text:p>
              </table:table-cell>
              <table:table-cell office:value-type="float" office:value="0.05994">
                <text:p>0.05994</text:p>
              </table:table-cell>
              <table:table-cell office:value-type="float" office:value="0.04527">
                <text:p>0.045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36361">
                <text:p>0.36361</text:p>
              </table:table-cell>
              <table:table-cell office:value-type="float" office:value="0.30468">
                <text:p>0.30468</text:p>
              </table:table-cell>
              <table:table-cell office:value-type="float" office:value="0.1058">
                <text:p>0.1058</text:p>
              </table:table-cell>
              <table:table-cell office:value-type="float" office:value="0.05884">
                <text:p>0.05884</text:p>
              </table:table-cell>
              <table:table-cell office:value-type="float" office:value="0.04443">
                <text:p>0.044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6413">
                <text:p>0.36413</text:p>
              </table:table-cell>
              <table:table-cell office:value-type="float" office:value="0.30327">
                <text:p>0.30327</text:p>
              </table:table-cell>
              <table:table-cell office:value-type="float" office:value="0.10368">
                <text:p>0.10368</text:p>
              </table:table-cell>
              <table:table-cell office:value-type="float" office:value="0.05777">
                <text:p>0.05777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36466">
                <text:p>0.36466</text:p>
              </table:table-cell>
              <table:table-cell office:value-type="float" office:value="0.30186">
                <text:p>0.30186</text:p>
              </table:table-cell>
              <table:table-cell office:value-type="float" office:value="0.10165">
                <text:p>0.10165</text:p>
              </table:table-cell>
              <table:table-cell office:value-type="float" office:value="0.05672">
                <text:p>0.05672</text:p>
              </table:table-cell>
              <table:table-cell office:value-type="float" office:value="0.04277">
                <text:p>0.04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36508">
                <text:p>0.36508</text:p>
              </table:table-cell>
              <table:table-cell office:value-type="float" office:value="0.30046">
                <text:p>0.30046</text:p>
              </table:table-cell>
              <table:table-cell office:value-type="float" office:value="0.0997">
                <text:p>0.0997</text:p>
              </table:table-cell>
              <table:table-cell office:value-type="float" office:value="0.0557">
                <text:p>0.0557</text:p>
              </table:table-cell>
              <table:table-cell office:value-type="float" office:value="0.04196">
                <text:p>0.04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36529">
                <text:p>0.36529</text:p>
              </table:table-cell>
              <table:table-cell office:value-type="float" office:value="0.29906">
                <text:p>0.29906</text:p>
              </table:table-cell>
              <table:table-cell office:value-type="float" office:value="0.09783">
                <text:p>0.09783</text:p>
              </table:table-cell>
              <table:table-cell office:value-type="float" office:value="0.05471">
                <text:p>0.05471</text:p>
              </table:table-cell>
              <table:table-cell office:value-type="float" office:value="0.04115">
                <text:p>0.04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36521">
                <text:p>0.36521</text:p>
              </table:table-cell>
              <table:table-cell office:value-type="float" office:value="0.29767">
                <text:p>0.29767</text:p>
              </table:table-cell>
              <table:table-cell office:value-type="float" office:value="0.09605">
                <text:p>0.09605</text:p>
              </table:table-cell>
              <table:table-cell office:value-type="float" office:value="0.05374">
                <text:p>0.05374</text:p>
              </table:table-cell>
              <table:table-cell office:value-type="float" office:value="0.04036">
                <text:p>0.040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36485">
                <text:p>0.36485</text:p>
              </table:table-cell>
              <table:table-cell office:value-type="float" office:value="0.29629">
                <text:p>0.29629</text:p>
              </table:table-cell>
              <table:table-cell office:value-type="float" office:value="0.09434">
                <text:p>0.09434</text:p>
              </table:table-cell>
              <table:table-cell office:value-type="float" office:value="0.05279">
                <text:p>0.05279</text:p>
              </table:table-cell>
              <table:table-cell office:value-type="float" office:value="0.03957">
                <text:p>0.03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36423">
                <text:p>0.36423</text:p>
              </table:table-cell>
              <table:table-cell office:value-type="float" office:value="0.29491">
                <text:p>0.29491</text:p>
              </table:table-cell>
              <table:table-cell office:value-type="float" office:value="0.09271">
                <text:p>0.09271</text:p>
              </table:table-cell>
              <table:table-cell office:value-type="float" office:value="0.05186">
                <text:p>0.05186</text:p>
              </table:table-cell>
              <table:table-cell office:value-type="float" office:value="0.03879">
                <text:p>0.03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36343">
                <text:p>0.36343</text:p>
              </table:table-cell>
              <table:table-cell office:value-type="float" office:value="0.29354">
                <text:p>0.29354</text:p>
              </table:table-cell>
              <table:table-cell office:value-type="float" office:value="0.09114">
                <text:p>0.09114</text:p>
              </table:table-cell>
              <table:table-cell office:value-type="float" office:value="0.05096">
                <text:p>0.05096</text:p>
              </table:table-cell>
              <table:table-cell office:value-type="float" office:value="0.03803">
                <text:p>0.038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36252">
                <text:p>0.36252</text:p>
              </table:table-cell>
              <table:table-cell office:value-type="float" office:value="0.29218">
                <text:p>0.29218</text:p>
              </table:table-cell>
              <table:table-cell office:value-type="float" office:value="0.08965">
                <text:p>0.08965</text:p>
              </table:table-cell>
              <table:table-cell office:value-type="float" office:value="0.05007">
                <text:p>0.05007</text:p>
              </table:table-cell>
              <table:table-cell office:value-type="float" office:value="0.03727">
                <text:p>0.037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36156">
                <text:p>0.36156</text:p>
              </table:table-cell>
              <table:table-cell office:value-type="float" office:value="0.29083">
                <text:p>0.29083</text:p>
              </table:table-cell>
              <table:table-cell office:value-type="float" office:value="0.08821">
                <text:p>0.08821</text:p>
              </table:table-cell>
              <table:table-cell office:value-type="float" office:value="0.04921">
                <text:p>0.04921</text:p>
              </table:table-cell>
              <table:table-cell office:value-type="float" office:value="0.03653">
                <text:p>0.036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3606">
                <text:p>0.3606</text:p>
              </table:table-cell>
              <table:table-cell office:value-type="float" office:value="0.28948">
                <text:p>0.28948</text:p>
              </table:table-cell>
              <table:table-cell office:value-type="float" office:value="0.08684">
                <text:p>0.08684</text:p>
              </table:table-cell>
              <table:table-cell office:value-type="float" office:value="0.04837">
                <text:p>0.04837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35969">
                <text:p>0.35969</text:p>
              </table:table-cell>
              <table:table-cell office:value-type="float" office:value="0.28814">
                <text:p>0.28814</text:p>
              </table:table-cell>
              <table:table-cell office:value-type="float" office:value="0.08552">
                <text:p>0.08552</text:p>
              </table:table-cell>
              <table:table-cell office:value-type="float" office:value="0.04755">
                <text:p>0.04755</text:p>
              </table:table-cell>
              <table:table-cell office:value-type="float" office:value="0.03508">
                <text:p>0.03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35884">
                <text:p>0.35884</text:p>
              </table:table-cell>
              <table:table-cell office:value-type="float" office:value="0.28681">
                <text:p>0.28681</text:p>
              </table:table-cell>
              <table:table-cell office:value-type="float" office:value="0.08426">
                <text:p>0.08426</text:p>
              </table:table-cell>
              <table:table-cell office:value-type="float" office:value="0.04675">
                <text:p>0.04675</text:p>
              </table:table-cell>
              <table:table-cell office:value-type="float" office:value="0.03437">
                <text:p>0.03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35805">
                <text:p>0.35805</text:p>
              </table:table-cell>
              <table:table-cell office:value-type="float" office:value="0.28548">
                <text:p>0.28548</text:p>
              </table:table-cell>
              <table:table-cell office:value-type="float" office:value="0.08304">
                <text:p>0.08304</text:p>
              </table:table-cell>
              <table:table-cell office:value-type="float" office:value="0.04597">
                <text:p>0.04597</text:p>
              </table:table-cell>
              <table:table-cell office:value-type="float" office:value="0.03367">
                <text:p>0.033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35733">
                <text:p>0.35733</text:p>
              </table:table-cell>
              <table:table-cell office:value-type="float" office:value="0.28416">
                <text:p>0.28416</text:p>
              </table:table-cell>
              <table:table-cell office:value-type="float" office:value="0.08188">
                <text:p>0.08188</text:p>
              </table:table-cell>
              <table:table-cell office:value-type="float" office:value="0.0452">
                <text:p>0.0452</text:p>
              </table:table-cell>
              <table:table-cell office:value-type="float" office:value="0.03299">
                <text:p>0.032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35667">
                <text:p>0.35667</text:p>
              </table:table-cell>
              <table:table-cell office:value-type="float" office:value="0.28285">
                <text:p>0.28285</text:p>
              </table:table-cell>
              <table:table-cell office:value-type="float" office:value="0.08076">
                <text:p>0.08076</text:p>
              </table:table-cell>
              <table:table-cell office:value-type="float" office:value="0.04446">
                <text:p>0.04446</text:p>
              </table:table-cell>
              <table:table-cell office:value-type="float" office:value="0.03232">
                <text:p>0.032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35608">
                <text:p>0.35608</text:p>
              </table:table-cell>
              <table:table-cell office:value-type="float" office:value="0.28154">
                <text:p>0.28154</text:p>
              </table:table-cell>
              <table:table-cell office:value-type="float" office:value="0.07969">
                <text:p>0.07969</text:p>
              </table:table-cell>
              <table:table-cell office:value-type="float" office:value="0.04373">
                <text:p>0.04373</text:p>
              </table:table-cell>
              <table:table-cell office:value-type="float" office:value="0.03166">
                <text:p>0.031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35554">
                <text:p>0.35554</text:p>
              </table:table-cell>
              <table:table-cell office:value-type="float" office:value="0.28025">
                <text:p>0.28025</text:p>
              </table:table-cell>
              <table:table-cell office:value-type="float" office:value="0.07866">
                <text:p>0.07866</text:p>
              </table:table-cell>
              <table:table-cell office:value-type="float" office:value="0.04302">
                <text:p>0.04302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35505">
                <text:p>0.35505</text:p>
              </table:table-cell>
              <table:table-cell office:value-type="float" office:value="0.27896">
                <text:p>0.27896</text:p>
              </table:table-cell>
              <table:table-cell office:value-type="float" office:value="0.07767">
                <text:p>0.07767</text:p>
              </table:table-cell>
              <table:table-cell office:value-type="float" office:value="0.04233">
                <text:p>0.04233</text:p>
              </table:table-cell>
              <table:table-cell office:value-type="float" office:value="0.03038">
                <text:p>0.030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35462">
                <text:p>0.35462</text:p>
              </table:table-cell>
              <table:table-cell office:value-type="float" office:value="0.27767">
                <text:p>0.27767</text:p>
              </table:table-cell>
              <table:table-cell office:value-type="float" office:value="0.07672">
                <text:p>0.07672</text:p>
              </table:table-cell>
              <table:table-cell office:value-type="float" office:value="0.04166">
                <text:p>0.04166</text:p>
              </table:table-cell>
              <table:table-cell office:value-type="float" office:value="0.02976">
                <text:p>0.02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35424">
                <text:p>0.35424</text:p>
              </table:table-cell>
              <table:table-cell office:value-type="float" office:value="0.27639">
                <text:p>0.27639</text:p>
              </table:table-cell>
              <table:table-cell office:value-type="float" office:value="0.0758">
                <text:p>0.0758</text:p>
              </table:table-cell>
              <table:table-cell office:value-type="float" office:value="0.041">
                <text:p>0.041</text:p>
              </table:table-cell>
              <table:table-cell office:value-type="float" office:value="0.02915">
                <text:p>0.029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35391">
                <text:p>0.35391</text:p>
              </table:table-cell>
              <table:table-cell office:value-type="float" office:value="0.27512">
                <text:p>0.27512</text:p>
              </table:table-cell>
              <table:table-cell office:value-type="float" office:value="0.07492">
                <text:p>0.07492</text:p>
              </table:table-cell>
              <table:table-cell office:value-type="float" office:value="0.04036">
                <text:p>0.04036</text:p>
              </table:table-cell>
              <table:table-cell office:value-type="float" office:value="0.02855">
                <text:p>0.028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35363">
                <text:p>0.35363</text:p>
              </table:table-cell>
              <table:table-cell office:value-type="float" office:value="0.27386">
                <text:p>0.27386</text:p>
              </table:table-cell>
              <table:table-cell office:value-type="float" office:value="0.07407">
                <text:p>0.07407</text:p>
              </table:table-cell>
              <table:table-cell office:value-type="float" office:value="0.03974">
                <text:p>0.03974</text:p>
              </table:table-cell>
              <table:table-cell office:value-type="float" office:value="0.02797">
                <text:p>0.027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35338">
                <text:p>0.35338</text:p>
              </table:table-cell>
              <table:table-cell office:value-type="float" office:value="0.27261">
                <text:p>0.27261</text:p>
              </table:table-cell>
              <table:table-cell office:value-type="float" office:value="0.07325">
                <text:p>0.07325</text:p>
              </table:table-cell>
              <table:table-cell office:value-type="float" office:value="0.03913">
                <text:p>0.03913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35314">
                <text:p>0.35314</text:p>
              </table:table-cell>
              <table:table-cell office:value-type="float" office:value="0.27136">
                <text:p>0.27136</text:p>
              </table:table-cell>
              <table:table-cell office:value-type="float" office:value="0.07247">
                <text:p>0.07247</text:p>
              </table:table-cell>
              <table:table-cell office:value-type="float" office:value="0.03854">
                <text:p>0.03854</text:p>
              </table:table-cell>
              <table:table-cell office:value-type="float" office:value="0.02684">
                <text:p>0.026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35291">
                <text:p>0.35291</text:p>
              </table:table-cell>
              <table:table-cell office:value-type="float" office:value="0.27012">
                <text:p>0.27012</text:p>
              </table:table-cell>
              <table:table-cell office:value-type="float" office:value="0.07171">
                <text:p>0.07171</text:p>
              </table:table-cell>
              <table:table-cell office:value-type="float" office:value="0.03796">
                <text:p>0.0379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35266">
                <text:p>0.35266</text:p>
              </table:table-cell>
              <table:table-cell office:value-type="float" office:value="0.26888">
                <text:p>0.26888</text:p>
              </table:table-cell>
              <table:table-cell office:value-type="float" office:value="0.07098">
                <text:p>0.07098</text:p>
              </table:table-cell>
              <table:table-cell office:value-type="float" office:value="0.0374">
                <text:p>0.0374</text:p>
              </table:table-cell>
              <table:table-cell office:value-type="float" office:value="0.02576">
                <text:p>0.025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35238">
                <text:p>0.35238</text:p>
              </table:table-cell>
              <table:table-cell office:value-type="float" office:value="0.26766">
                <text:p>0.26766</text:p>
              </table:table-cell>
              <table:table-cell office:value-type="float" office:value="0.07027">
                <text:p>0.07027</text:p>
              </table:table-cell>
              <table:table-cell office:value-type="float" office:value="0.03685">
                <text:p>0.03685</text:p>
              </table:table-cell>
              <table:table-cell office:value-type="float" office:value="0.02524">
                <text:p>0.025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35206">
                <text:p>0.35206</text:p>
              </table:table-cell>
              <table:table-cell office:value-type="float" office:value="0.26644">
                <text:p>0.26644</text:p>
              </table:table-cell>
              <table:table-cell office:value-type="float" office:value="0.0696">
                <text:p>0.0696</text:p>
              </table:table-cell>
              <table:table-cell office:value-type="float" office:value="0.03632">
                <text:p>0.03632</text:p>
              </table:table-cell>
              <table:table-cell office:value-type="float" office:value="0.02473">
                <text:p>0.024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5168">
                <text:p>0.35168</text:p>
              </table:table-cell>
              <table:table-cell office:value-type="float" office:value="0.26523">
                <text:p>0.26523</text:p>
              </table:table-cell>
              <table:table-cell office:value-type="float" office:value="0.06894">
                <text:p>0.06894</text:p>
              </table:table-cell>
              <table:table-cell office:value-type="float" office:value="0.0358">
                <text:p>0.0358</text:p>
              </table:table-cell>
              <table:table-cell office:value-type="float" office:value="0.02424">
                <text:p>0.024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5126">
                <text:p>0.35126</text:p>
              </table:table-cell>
              <table:table-cell office:value-type="float" office:value="0.26403">
                <text:p>0.26403</text:p>
              </table:table-cell>
              <table:table-cell office:value-type="float" office:value="0.06831">
                <text:p>0.06831</text:p>
              </table:table-cell>
              <table:table-cell office:value-type="float" office:value="0.0353">
                <text:p>0.0353</text:p>
              </table:table-cell>
              <table:table-cell office:value-type="float" office:value="0.02375">
                <text:p>0.02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5079">
                <text:p>0.35079</text:p>
              </table:table-cell>
              <table:table-cell office:value-type="float" office:value="0.26283">
                <text:p>0.26283</text:p>
              </table:table-cell>
              <table:table-cell office:value-type="float" office:value="0.0677">
                <text:p>0.0677</text:p>
              </table:table-cell>
              <table:table-cell office:value-type="float" office:value="0.03481">
                <text:p>0.03481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5028">
                <text:p>0.35028</text:p>
              </table:table-cell>
              <table:table-cell office:value-type="float" office:value="0.26162">
                <text:p>0.26162</text:p>
              </table:table-cell>
              <table:table-cell office:value-type="float" office:value="0.06712">
                <text:p>0.06712</text:p>
              </table:table-cell>
              <table:table-cell office:value-type="float" office:value="0.03433">
                <text:p>0.03433</text:p>
              </table:table-cell>
              <table:table-cell office:value-type="float" office:value="0.02282">
                <text:p>0.022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4973">
                <text:p>0.34973</text:p>
              </table:table-cell>
              <table:table-cell office:value-type="float" office:value="0.2604">
                <text:p>0.2604</text:p>
              </table:table-cell>
              <table:table-cell office:value-type="float" office:value="0.06655">
                <text:p>0.06655</text:p>
              </table:table-cell>
              <table:table-cell office:value-type="float" office:value="0.03387">
                <text:p>0.03387</text:p>
              </table:table-cell>
              <table:table-cell office:value-type="float" office:value="0.02237">
                <text:p>0.022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4917">
                <text:p>0.34917</text:p>
              </table:table-cell>
              <table:table-cell office:value-type="float" office:value="0.25915">
                <text:p>0.25915</text:p>
              </table:table-cell>
              <table:table-cell office:value-type="float" office:value="0.06601">
                <text:p>0.06601</text:p>
              </table:table-cell>
              <table:table-cell office:value-type="float" office:value="0.03341">
                <text:p>0.03341</text:p>
              </table:table-cell>
              <table:table-cell office:value-type="float" office:value="0.02193">
                <text:p>0.021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34859">
                <text:p>0.34859</text:p>
              </table:table-cell>
              <table:table-cell office:value-type="float" office:value="0.25783">
                <text:p>0.25783</text:p>
              </table:table-cell>
              <table:table-cell office:value-type="float" office:value="0.06548">
                <text:p>0.06548</text:p>
              </table:table-cell>
              <table:table-cell office:value-type="float" office:value="0.03297">
                <text:p>0.03297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34801">
                <text:p>0.34801</text:p>
              </table:table-cell>
              <table:table-cell office:value-type="float" office:value="0.2564">
                <text:p>0.2564</text:p>
              </table:table-cell>
              <table:table-cell office:value-type="float" office:value="0.06497">
                <text:p>0.06497</text:p>
              </table:table-cell>
              <table:table-cell office:value-type="float" office:value="0.03255">
                <text:p>0.03255</text:p>
              </table:table-cell>
              <table:table-cell office:value-type="float" office:value="0.02109">
                <text:p>0.021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34743">
                <text:p>0.34743</text:p>
              </table:table-cell>
              <table:table-cell office:value-type="float" office:value="0.25495">
                <text:p>0.25495</text:p>
              </table:table-cell>
              <table:table-cell office:value-type="float" office:value="0.06448">
                <text:p>0.06448</text:p>
              </table:table-cell>
              <table:table-cell office:value-type="float" office:value="0.03213">
                <text:p>0.03213</text:p>
              </table:table-cell>
              <table:table-cell office:value-type="float" office:value="0.02068">
                <text:p>0.020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34686">
                <text:p>0.34686</text:p>
              </table:table-cell>
              <table:table-cell office:value-type="float" office:value="0.25391">
                <text:p>0.25391</text:p>
              </table:table-cell>
              <table:table-cell office:value-type="float" office:value="0.06401">
                <text:p>0.06401</text:p>
              </table:table-cell>
              <table:table-cell office:value-type="float" office:value="0.03173">
                <text:p>0.03173</text:p>
              </table:table-cell>
              <table:table-cell office:value-type="float" office:value="0.02028">
                <text:p>0.02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3463">
                <text:p>0.3463</text:p>
              </table:table-cell>
              <table:table-cell office:value-type="float" office:value="0.25448">
                <text:p>0.25448</text:p>
              </table:table-cell>
              <table:table-cell office:value-type="float" office:value="0.06355">
                <text:p>0.06355</text:p>
              </table:table-cell>
              <table:table-cell office:value-type="float" office:value="0.03133">
                <text:p>0.03133</text:p>
              </table:table-cell>
              <table:table-cell office:value-type="float" office:value="0.01989">
                <text:p>0.019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34576">
                <text:p>0.34576</text:p>
              </table:table-cell>
              <table:table-cell office:value-type="float" office:value="0.25723">
                <text:p>0.25723</text:p>
              </table:table-cell>
              <table:table-cell office:value-type="float" office:value="0.06311">
                <text:p>0.06311</text:p>
              </table:table-cell>
              <table:table-cell office:value-type="float" office:value="0.03095">
                <text:p>0.03095</text:p>
              </table:table-cell>
              <table:table-cell office:value-type="float" office:value="0.01952">
                <text:p>0.01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34523">
                <text:p>0.34523</text:p>
              </table:table-cell>
              <table:table-cell office:value-type="float" office:value="0.25956">
                <text:p>0.25956</text:p>
              </table:table-cell>
              <table:table-cell office:value-type="float" office:value="0.06268">
                <text:p>0.06268</text:p>
              </table:table-cell>
              <table:table-cell office:value-type="float" office:value="0.03058">
                <text:p>0.03058</text:p>
              </table:table-cell>
              <table:table-cell office:value-type="float" office:value="0.01915">
                <text:p>0.019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34471">
                <text:p>0.34471</text:p>
              </table:table-cell>
              <table:table-cell office:value-type="float" office:value="0.25886">
                <text:p>0.25886</text:p>
              </table:table-cell>
              <table:table-cell office:value-type="float" office:value="0.06227">
                <text:p>0.06227</text:p>
              </table:table-cell>
              <table:table-cell office:value-type="float" office:value="0.03022">
                <text:p>0.03022</text:p>
              </table:table-cell>
              <table:table-cell office:value-type="float" office:value="0.01879">
                <text:p>0.01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3442">
                <text:p>0.3442</text:p>
              </table:table-cell>
              <table:table-cell office:value-type="float" office:value="0.25569">
                <text:p>0.25569</text:p>
              </table:table-cell>
              <table:table-cell office:value-type="float" office:value="0.06187">
                <text:p>0.06187</text:p>
              </table:table-cell>
              <table:table-cell office:value-type="float" office:value="0.02986">
                <text:p>0.02986</text:p>
              </table:table-cell>
              <table:table-cell office:value-type="float" office:value="0.01844">
                <text:p>0.018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3437">
                <text:p>0.3437</text:p>
              </table:table-cell>
              <table:table-cell office:value-type="float" office:value="0.25139">
                <text:p>0.25139</text:p>
              </table:table-cell>
              <table:table-cell office:value-type="float" office:value="0.06149">
                <text:p>0.06149</text:p>
              </table:table-cell>
              <table:table-cell office:value-type="float" office:value="0.02952">
                <text:p>0.02952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34319">
                <text:p>0.34319</text:p>
              </table:table-cell>
              <table:table-cell office:value-type="float" office:value="0.24649">
                <text:p>0.24649</text:p>
              </table:table-cell>
              <table:table-cell office:value-type="float" office:value="0.06112">
                <text:p>0.06112</text:p>
              </table:table-cell>
              <table:table-cell office:value-type="float" office:value="0.02919">
                <text:p>0.02919</text:p>
              </table:table-cell>
              <table:table-cell office:value-type="float" office:value="0.01776">
                <text:p>0.017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34268">
                <text:p>0.34268</text:p>
              </table:table-cell>
              <table:table-cell office:value-type="float" office:value="0.24119">
                <text:p>0.24119</text:p>
              </table:table-cell>
              <table:table-cell office:value-type="float" office:value="0.06076">
                <text:p>0.06076</text:p>
              </table:table-cell>
              <table:table-cell office:value-type="float" office:value="0.02887">
                <text:p>0.02887</text:p>
              </table:table-cell>
              <table:table-cell office:value-type="float" office:value="0.01744">
                <text:p>0.017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34216">
                <text:p>0.34216</text:p>
              </table:table-cell>
              <table:table-cell office:value-type="float" office:value="0.2358">
                <text:p>0.2358</text:p>
              </table:table-cell>
              <table:table-cell office:value-type="float" office:value="0.06041">
                <text:p>0.06041</text:p>
              </table:table-cell>
              <table:table-cell office:value-type="float" office:value="0.02855">
                <text:p>0.02855</text:p>
              </table:table-cell>
              <table:table-cell office:value-type="float" office:value="0.01712">
                <text:p>0.017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34163">
                <text:p>0.34163</text:p>
              </table:table-cell>
              <table:table-cell office:value-type="float" office:value="0.23073">
                <text:p>0.23073</text:p>
              </table:table-cell>
              <table:table-cell office:value-type="float" office:value="0.06007">
                <text:p>0.06007</text:p>
              </table:table-cell>
              <table:table-cell office:value-type="float" office:value="0.02825">
                <text:p>0.02825</text:p>
              </table:table-cell>
              <table:table-cell office:value-type="float" office:value="0.01681">
                <text:p>0.016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34108">
                <text:p>0.34108</text:p>
              </table:table-cell>
              <table:table-cell office:value-type="float" office:value="0.22625">
                <text:p>0.22625</text:p>
              </table:table-cell>
              <table:table-cell office:value-type="float" office:value="0.05975">
                <text:p>0.05975</text:p>
              </table:table-cell>
              <table:table-cell office:value-type="float" office:value="0.02795">
                <text:p>0.02795</text:p>
              </table:table-cell>
              <table:table-cell office:value-type="float" office:value="0.01651">
                <text:p>0.016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34052">
                <text:p>0.34052</text:p>
              </table:table-cell>
              <table:table-cell office:value-type="float" office:value="0.22257">
                <text:p>0.22257</text:p>
              </table:table-cell>
              <table:table-cell office:value-type="float" office:value="0.05943">
                <text:p>0.05943</text:p>
              </table:table-cell>
              <table:table-cell office:value-type="float" office:value="0.02766">
                <text:p>0.02766</text:p>
              </table:table-cell>
              <table:table-cell office:value-type="float" office:value="0.01621">
                <text:p>0.016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33994">
                <text:p>0.33994</text:p>
              </table:table-cell>
              <table:table-cell office:value-type="float" office:value="0.21978">
                <text:p>0.21978</text:p>
              </table:table-cell>
              <table:table-cell office:value-type="float" office:value="0.05913">
                <text:p>0.05913</text:p>
              </table:table-cell>
              <table:table-cell office:value-type="float" office:value="0.02738">
                <text:p>0.02738</text:p>
              </table:table-cell>
              <table:table-cell office:value-type="float" office:value="0.01592">
                <text:p>0.015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3935">
                <text:p>0.33935</text:p>
              </table:table-cell>
              <table:table-cell office:value-type="float" office:value="0.21788">
                <text:p>0.21788</text:p>
              </table:table-cell>
              <table:table-cell office:value-type="float" office:value="0.05883">
                <text:p>0.05883</text:p>
              </table:table-cell>
              <table:table-cell office:value-type="float" office:value="0.02711">
                <text:p>0.02711</text:p>
              </table:table-cell>
              <table:table-cell office:value-type="float" office:value="0.01564">
                <text:p>0.015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33874">
                <text:p>0.33874</text:p>
              </table:table-cell>
              <table:table-cell office:value-type="float" office:value="0.21672">
                <text:p>0.21672</text:p>
              </table:table-cell>
              <table:table-cell office:value-type="float" office:value="0.05855">
                <text:p>0.05855</text:p>
              </table:table-cell>
              <table:table-cell office:value-type="float" office:value="0.02684">
                <text:p>0.02684</text:p>
              </table:table-cell>
              <table:table-cell office:value-type="float" office:value="0.01537">
                <text:p>0.015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33813">
                <text:p>0.33813</text:p>
              </table:table-cell>
              <table:table-cell office:value-type="float" office:value="0.21607">
                <text:p>0.21607</text:p>
              </table:table-cell>
              <table:table-cell office:value-type="float" office:value="0.05827">
                <text:p>0.05827</text:p>
              </table:table-cell>
              <table:table-cell office:value-type="float" office:value="0.02658">
                <text:p>0.02658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33751">
                <text:p>0.33751</text:p>
              </table:table-cell>
              <table:table-cell office:value-type="float" office:value="0.21572">
                <text:p>0.21572</text:p>
              </table:table-cell>
              <table:table-cell office:value-type="float" office:value="0.058">
                <text:p>0.058</text:p>
              </table:table-cell>
              <table:table-cell office:value-type="float" office:value="0.02633">
                <text:p>0.02633</text:p>
              </table:table-cell>
              <table:table-cell office:value-type="float" office:value="0.01484">
                <text:p>0.014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33689">
                <text:p>0.33689</text:p>
              </table:table-cell>
              <table:table-cell office:value-type="float" office:value="0.21546">
                <text:p>0.21546</text:p>
              </table:table-cell>
              <table:table-cell office:value-type="float" office:value="0.05774">
                <text:p>0.05774</text:p>
              </table:table-cell>
              <table:table-cell office:value-type="float" office:value="0.02609">
                <text:p>0.02609</text:p>
              </table:table-cell>
              <table:table-cell office:value-type="float" office:value="0.01458">
                <text:p>0.014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33627">
                <text:p>0.33627</text:p>
              </table:table-cell>
              <table:table-cell office:value-type="float" office:value="0.21518">
                <text:p>0.21518</text:p>
              </table:table-cell>
              <table:table-cell office:value-type="float" office:value="0.05748">
                <text:p>0.05748</text:p>
              </table:table-cell>
              <table:table-cell office:value-type="float" office:value="0.02586">
                <text:p>0.02586</text:p>
              </table:table-cell>
              <table:table-cell office:value-type="float" office:value="0.01433">
                <text:p>0.014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33565">
                <text:p>0.33565</text:p>
              </table:table-cell>
              <table:table-cell office:value-type="float" office:value="0.21477">
                <text:p>0.21477</text:p>
              </table:table-cell>
              <table:table-cell office:value-type="float" office:value="0.05724">
                <text:p>0.05724</text:p>
              </table:table-cell>
              <table:table-cell office:value-type="float" office:value="0.02563">
                <text:p>0.02563</text:p>
              </table:table-cell>
              <table:table-cell office:value-type="float" office:value="0.01409">
                <text:p>0.01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33502">
                <text:p>0.33502</text:p>
              </table:table-cell>
              <table:table-cell office:value-type="float" office:value="0.21418">
                <text:p>0.21418</text:p>
              </table:table-cell>
              <table:table-cell office:value-type="float" office:value="0.057">
                <text:p>0.057</text:p>
              </table:table-cell>
              <table:table-cell office:value-type="float" office:value="0.0254">
                <text:p>0.0254</text:p>
              </table:table-cell>
              <table:table-cell office:value-type="float" office:value="0.01385">
                <text:p>0.013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3344">
                <text:p>0.3344</text:p>
              </table:table-cell>
              <table:table-cell office:value-type="float" office:value="0.21342">
                <text:p>0.21342</text:p>
              </table:table-cell>
              <table:table-cell office:value-type="float" office:value="0.05677">
                <text:p>0.05677</text:p>
              </table:table-cell>
              <table:table-cell office:value-type="float" office:value="0.02519">
                <text:p>0.02519</text:p>
              </table:table-cell>
              <table:table-cell office:value-type="float" office:value="0.01362">
                <text:p>0.013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33378">
                <text:p>0.33378</text:p>
              </table:table-cell>
              <table:table-cell office:value-type="float" office:value="0.21252">
                <text:p>0.21252</text:p>
              </table:table-cell>
              <table:table-cell office:value-type="float" office:value="0.05654">
                <text:p>0.05654</text:p>
              </table:table-cell>
              <table:table-cell office:value-type="float" office:value="0.02498">
                <text:p>0.02498</text:p>
              </table:table-cell>
              <table:table-cell office:value-type="float" office:value="0.01339">
                <text:p>0.013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33316">
                <text:p>0.33316</text:p>
              </table:table-cell>
              <table:table-cell office:value-type="float" office:value="0.21149">
                <text:p>0.21149</text:p>
              </table:table-cell>
              <table:table-cell office:value-type="float" office:value="0.05632">
                <text:p>0.05632</text:p>
              </table:table-cell>
              <table:table-cell office:value-type="float" office:value="0.02477">
                <text:p>0.02477</text:p>
              </table:table-cell>
              <table:table-cell office:value-type="float" office:value="0.01317">
                <text:p>0.013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33253">
                <text:p>0.33253</text:p>
              </table:table-cell>
              <table:table-cell office:value-type="float" office:value="0.21034">
                <text:p>0.21034</text:p>
              </table:table-cell>
              <table:table-cell office:value-type="float" office:value="0.05611">
                <text:p>0.05611</text:p>
              </table:table-cell>
              <table:table-cell office:value-type="float" office:value="0.02457">
                <text:p>0.02457</text:p>
              </table:table-cell>
              <table:table-cell office:value-type="float" office:value="0.01295">
                <text:p>0.012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3319">
                <text:p>0.3319</text:p>
              </table:table-cell>
              <table:table-cell office:value-type="float" office:value="0.20906">
                <text:p>0.20906</text:p>
              </table:table-cell>
              <table:table-cell office:value-type="float" office:value="0.0559">
                <text:p>0.0559</text:p>
              </table:table-cell>
              <table:table-cell office:value-type="float" office:value="0.02438">
                <text:p>0.02438</text:p>
              </table:table-cell>
              <table:table-cell office:value-type="float" office:value="0.01274">
                <text:p>0.012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33127">
                <text:p>0.33127</text:p>
              </table:table-cell>
              <table:table-cell office:value-type="float" office:value="0.20765">
                <text:p>0.20765</text:p>
              </table:table-cell>
              <table:table-cell office:value-type="float" office:value="0.0557">
                <text:p>0.0557</text:p>
              </table:table-cell>
              <table:table-cell office:value-type="float" office:value="0.02419">
                <text:p>0.02419</text:p>
              </table:table-cell>
              <table:table-cell office:value-type="float" office:value="0.01253">
                <text:p>0.01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33063">
                <text:p>0.33063</text:p>
              </table:table-cell>
              <table:table-cell office:value-type="float" office:value="0.20615">
                <text:p>0.20615</text:p>
              </table:table-cell>
              <table:table-cell office:value-type="float" office:value="0.0555">
                <text:p>0.0555</text:p>
              </table:table-cell>
              <table:table-cell office:value-type="float" office:value="0.02401">
                <text:p>0.02401</text:p>
              </table:table-cell>
              <table:table-cell office:value-type="float" office:value="0.01233">
                <text:p>0.01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32998">
                <text:p>0.32998</text:p>
              </table:table-cell>
              <table:table-cell office:value-type="float" office:value="0.20456">
                <text:p>0.20456</text:p>
              </table:table-cell>
              <table:table-cell office:value-type="float" office:value="0.0553">
                <text:p>0.0553</text:p>
              </table:table-cell>
              <table:table-cell office:value-type="float" office:value="0.02384">
                <text:p>0.02384</text:p>
              </table:table-cell>
              <table:table-cell office:value-type="float" office:value="0.01213">
                <text:p>0.012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32933">
                <text:p>0.32933</text:p>
              </table:table-cell>
              <table:table-cell office:value-type="float" office:value="0.20292">
                <text:p>0.20292</text:p>
              </table:table-cell>
              <table:table-cell office:value-type="float" office:value="0.05512">
                <text:p>0.05512</text:p>
              </table:table-cell>
              <table:table-cell office:value-type="float" office:value="0.02367">
                <text:p>0.02367</text:p>
              </table:table-cell>
              <table:table-cell office:value-type="float" office:value="0.01194">
                <text:p>0.011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32867">
                <text:p>0.32867</text:p>
              </table:table-cell>
              <table:table-cell office:value-type="float" office:value="0.20125">
                <text:p>0.20125</text:p>
              </table:table-cell>
              <table:table-cell office:value-type="float" office:value="0.05493">
                <text:p>0.05493</text:p>
              </table:table-cell>
              <table:table-cell office:value-type="float" office:value="0.0235">
                <text:p>0.0235</text:p>
              </table:table-cell>
              <table:table-cell office:value-type="float" office:value="0.01175">
                <text:p>0.01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32801">
                <text:p>0.32801</text:p>
              </table:table-cell>
              <table:table-cell office:value-type="float" office:value="0.19957">
                <text:p>0.19957</text:p>
              </table:table-cell>
              <table:table-cell office:value-type="float" office:value="0.05475">
                <text:p>0.05475</text:p>
              </table:table-cell>
              <table:table-cell office:value-type="float" office:value="0.02334">
                <text:p>0.02334</text:p>
              </table:table-cell>
              <table:table-cell office:value-type="float" office:value="0.01157">
                <text:p>0.011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32734">
                <text:p>0.32734</text:p>
              </table:table-cell>
              <table:table-cell office:value-type="float" office:value="0.19791">
                <text:p>0.19791</text:p>
              </table:table-cell>
              <table:table-cell office:value-type="float" office:value="0.05458">
                <text:p>0.05458</text:p>
              </table:table-cell>
              <table:table-cell office:value-type="float" office:value="0.02318">
                <text:p>0.02318</text:p>
              </table:table-cell>
              <table:table-cell office:value-type="float" office:value="0.01138">
                <text:p>0.011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32667">
                <text:p>0.32667</text:p>
              </table:table-cell>
              <table:table-cell office:value-type="float" office:value="0.19625">
                <text:p>0.19625</text:p>
              </table:table-cell>
              <table:table-cell office:value-type="float" office:value="0.05441">
                <text:p>0.05441</text:p>
              </table:table-cell>
              <table:table-cell office:value-type="float" office:value="0.02303">
                <text:p>0.02303</text:p>
              </table:table-cell>
              <table:table-cell office:value-type="float" office:value="0.01121">
                <text:p>0.011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326">
                <text:p>0.326</text:p>
              </table:table-cell>
              <table:table-cell office:value-type="float" office:value="0.19458">
                <text:p>0.19458</text:p>
              </table:table-cell>
              <table:table-cell office:value-type="float" office:value="0.05424">
                <text:p>0.05424</text:p>
              </table:table-cell>
              <table:table-cell office:value-type="float" office:value="0.02289">
                <text:p>0.02289</text:p>
              </table:table-cell>
              <table:table-cell office:value-type="float" office:value="0.01103">
                <text:p>0.011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32532">
                <text:p>0.32532</text:p>
              </table:table-cell>
              <table:table-cell office:value-type="float" office:value="0.19288">
                <text:p>0.19288</text:p>
              </table:table-cell>
              <table:table-cell office:value-type="float" office:value="0.05407">
                <text:p>0.05407</text:p>
              </table:table-cell>
              <table:table-cell office:value-type="float" office:value="0.02275">
                <text:p>0.02275</text:p>
              </table:table-cell>
              <table:table-cell office:value-type="float" office:value="0.01087">
                <text:p>0.010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32464">
                <text:p>0.32464</text:p>
              </table:table-cell>
              <table:table-cell office:value-type="float" office:value="0.19112">
                <text:p>0.19112</text:p>
              </table:table-cell>
              <table:table-cell office:value-type="float" office:value="0.05391">
                <text:p>0.05391</text:p>
              </table:table-cell>
              <table:table-cell office:value-type="float" office:value="0.02261">
                <text:p>0.02261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32397">
                <text:p>0.32397</text:p>
              </table:table-cell>
              <table:table-cell office:value-type="float" office:value="0.18929">
                <text:p>0.18929</text:p>
              </table:table-cell>
              <table:table-cell office:value-type="float" office:value="0.05375">
                <text:p>0.05375</text:p>
              </table:table-cell>
              <table:table-cell office:value-type="float" office:value="0.02248">
                <text:p>0.02248</text:p>
              </table:table-cell>
              <table:table-cell office:value-type="float" office:value="0.01054">
                <text:p>0.010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32329">
                <text:p>0.32329</text:p>
              </table:table-cell>
              <table:table-cell office:value-type="float" office:value="0.1874">
                <text:p>0.1874</text:p>
              </table:table-cell>
              <table:table-cell office:value-type="float" office:value="0.0536">
                <text:p>0.0536</text:p>
              </table:table-cell>
              <table:table-cell office:value-type="float" office:value="0.02235">
                <text:p>0.02235</text:p>
              </table:table-cell>
              <table:table-cell office:value-type="float" office:value="0.01038">
                <text:p>0.010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32261">
                <text:p>0.32261</text:p>
              </table:table-cell>
              <table:table-cell office:value-type="float" office:value="0.18546">
                <text:p>0.18546</text:p>
              </table:table-cell>
              <table:table-cell office:value-type="float" office:value="0.05345">
                <text:p>0.05345</text:p>
              </table:table-cell>
              <table:table-cell office:value-type="float" office:value="0.02223">
                <text:p>0.02223</text:p>
              </table:table-cell>
              <table:table-cell office:value-type="float" office:value="0.01023">
                <text:p>0.010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32193">
                <text:p>0.32193</text:p>
              </table:table-cell>
              <table:table-cell office:value-type="float" office:value="0.18348">
                <text:p>0.18348</text:p>
              </table:table-cell>
              <table:table-cell office:value-type="float" office:value="0.0533">
                <text:p>0.0533</text:p>
              </table:table-cell>
              <table:table-cell office:value-type="float" office:value="0.02211">
                <text:p>0.02211</text:p>
              </table:table-cell>
              <table:table-cell office:value-type="float" office:value="0.01007">
                <text:p>0.010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32124">
                <text:p>0.32124</text:p>
              </table:table-cell>
              <table:table-cell office:value-type="float" office:value="0.1815">
                <text:p>0.1815</text:p>
              </table:table-cell>
              <table:table-cell office:value-type="float" office:value="0.05315">
                <text:p>0.05315</text:p>
              </table:table-cell>
              <table:table-cell office:value-type="float" office:value="0.022">
                <text:p>0.022</text:p>
              </table:table-cell>
              <table:table-cell office:value-type="float" office:value="0.00993">
                <text:p>0.009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32056">
                <text:p>0.32056</text:p>
              </table:table-cell>
              <table:table-cell office:value-type="float" office:value="0.17951">
                <text:p>0.17951</text:p>
              </table:table-cell>
              <table:table-cell office:value-type="float" office:value="0.053">
                <text:p>0.053</text:p>
              </table:table-cell>
              <table:table-cell office:value-type="float" office:value="0.02189">
                <text:p>0.02189</text:p>
              </table:table-cell>
              <table:table-cell office:value-type="float" office:value="0.00978">
                <text:p>0.009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1987">
                <text:p>0.31987</text:p>
              </table:table-cell>
              <table:table-cell office:value-type="float" office:value="0.17751">
                <text:p>0.17751</text:p>
              </table:table-cell>
              <table:table-cell office:value-type="float" office:value="0.05286">
                <text:p>0.05286</text:p>
              </table:table-cell>
              <table:table-cell office:value-type="float" office:value="0.02178">
                <text:p>0.02178</text:p>
              </table:table-cell>
              <table:table-cell office:value-type="float" office:value="0.00964">
                <text:p>0.009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31918">
                <text:p>0.31918</text:p>
              </table:table-cell>
              <table:table-cell office:value-type="float" office:value="0.17548">
                <text:p>0.17548</text:p>
              </table:table-cell>
              <table:table-cell office:value-type="float" office:value="0.05272">
                <text:p>0.05272</text:p>
              </table:table-cell>
              <table:table-cell office:value-type="float" office:value="0.02168">
                <text:p>0.02168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31849">
                <text:p>0.31849</text:p>
              </table:table-cell>
              <table:table-cell office:value-type="float" office:value="0.17342">
                <text:p>0.17342</text:p>
              </table:table-cell>
              <table:table-cell office:value-type="float" office:value="0.05259">
                <text:p>0.05259</text:p>
              </table:table-cell>
              <table:table-cell office:value-type="float" office:value="0.02158">
                <text:p>0.02158</text:p>
              </table:table-cell>
              <table:table-cell office:value-type="float" office:value="0.00937">
                <text:p>0.009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3178">
                <text:p>0.3178</text:p>
              </table:table-cell>
              <table:table-cell office:value-type="float" office:value="0.17132">
                <text:p>0.17132</text:p>
              </table:table-cell>
              <table:table-cell office:value-type="float" office:value="0.05245">
                <text:p>0.05245</text:p>
              </table:table-cell>
              <table:table-cell office:value-type="float" office:value="0.02148">
                <text:p>0.02148</text:p>
              </table:table-cell>
              <table:table-cell office:value-type="float" office:value="0.00923">
                <text:p>0.009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3171">
                <text:p>0.3171</text:p>
              </table:table-cell>
              <table:table-cell office:value-type="float" office:value="0.1692">
                <text:p>0.1692</text:p>
              </table:table-cell>
              <table:table-cell office:value-type="float" office:value="0.05232">
                <text:p>0.05232</text:p>
              </table:table-cell>
              <table:table-cell office:value-type="float" office:value="0.02139">
                <text:p>0.02139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31641">
                <text:p>0.31641</text:p>
              </table:table-cell>
              <table:table-cell office:value-type="float" office:value="0.16708">
                <text:p>0.16708</text:p>
              </table:table-cell>
              <table:table-cell office:value-type="float" office:value="0.05218">
                <text:p>0.05218</text:p>
              </table:table-cell>
              <table:table-cell office:value-type="float" office:value="0.02131">
                <text:p>0.02131</text:p>
              </table:table-cell>
              <table:table-cell office:value-type="float" office:value="0.00898">
                <text:p>0.008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31571">
                <text:p>0.31571</text:p>
              </table:table-cell>
              <table:table-cell office:value-type="float" office:value="0.16498">
                <text:p>0.16498</text:p>
              </table:table-cell>
              <table:table-cell office:value-type="float" office:value="0.05206">
                <text:p>0.05206</text:p>
              </table:table-cell>
              <table:table-cell office:value-type="float" office:value="0.02122">
                <text:p>0.02122</text:p>
              </table:table-cell>
              <table:table-cell office:value-type="float" office:value="0.00885">
                <text:p>0.008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31501">
                <text:p>0.31501</text:p>
              </table:table-cell>
              <table:table-cell office:value-type="float" office:value="0.16291">
                <text:p>0.16291</text:p>
              </table:table-cell>
              <table:table-cell office:value-type="float" office:value="0.05193">
                <text:p>0.05193</text:p>
              </table:table-cell>
              <table:table-cell office:value-type="float" office:value="0.02115">
                <text:p>0.02115</text:p>
              </table:table-cell>
              <table:table-cell office:value-type="float" office:value="0.00873">
                <text:p>0.008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31432">
                <text:p>0.31432</text:p>
              </table:table-cell>
              <table:table-cell office:value-type="float" office:value="0.16088">
                <text:p>0.16088</text:p>
              </table:table-cell>
              <table:table-cell office:value-type="float" office:value="0.0518">
                <text:p>0.0518</text:p>
              </table:table-cell>
              <table:table-cell office:value-type="float" office:value="0.02107">
                <text:p>0.02107</text:p>
              </table:table-cell>
              <table:table-cell office:value-type="float" office:value="0.00861">
                <text:p>0.008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31362">
                <text:p>0.31362</text:p>
              </table:table-cell>
              <table:table-cell office:value-type="float" office:value="0.15887">
                <text:p>0.15887</text:p>
              </table:table-cell>
              <table:table-cell office:value-type="float" office:value="0.05168">
                <text:p>0.05168</text:p>
              </table:table-cell>
              <table:table-cell office:value-type="float" office:value="0.021">
                <text:p>0.02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1292">
                <text:p>0.31292</text:p>
              </table:table-cell>
              <table:table-cell office:value-type="float" office:value="0.15688">
                <text:p>0.15688</text:p>
              </table:table-cell>
              <table:table-cell office:value-type="float" office:value="0.05155">
                <text:p>0.05155</text:p>
              </table:table-cell>
              <table:table-cell office:value-type="float" office:value="0.02093">
                <text:p>0.02093</text:p>
              </table:table-cell>
              <table:table-cell office:value-type="float" office:value="0.00839">
                <text:p>0.008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31222">
                <text:p>0.31222</text:p>
              </table:table-cell>
              <table:table-cell office:value-type="float" office:value="0.1549">
                <text:p>0.1549</text:p>
              </table:table-cell>
              <table:table-cell office:value-type="float" office:value="0.05143">
                <text:p>0.05143</text:p>
              </table:table-cell>
              <table:table-cell office:value-type="float" office:value="0.02087">
                <text:p>0.02087</text:p>
              </table:table-cell>
              <table:table-cell office:value-type="float" office:value="0.00828">
                <text:p>0.008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31153">
                <text:p>0.31153</text:p>
              </table:table-cell>
              <table:table-cell office:value-type="float" office:value="0.15295">
                <text:p>0.15295</text:p>
              </table:table-cell>
              <table:table-cell office:value-type="float" office:value="0.05131">
                <text:p>0.05131</text:p>
              </table:table-cell>
              <table:table-cell office:value-type="float" office:value="0.0208">
                <text:p>0.0208</text:p>
              </table:table-cell>
              <table:table-cell office:value-type="float" office:value="0.00817">
                <text:p>0.008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31083">
                <text:p>0.31083</text:p>
              </table:table-cell>
              <table:table-cell office:value-type="float" office:value="0.15103">
                <text:p>0.15103</text:p>
              </table:table-cell>
              <table:table-cell office:value-type="float" office:value="0.05119">
                <text:p>0.05119</text:p>
              </table:table-cell>
              <table:table-cell office:value-type="float" office:value="0.02075">
                <text:p>0.02075</text:p>
              </table:table-cell>
              <table:table-cell office:value-type="float" office:value="0.00806">
                <text:p>0.008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31013">
                <text:p>0.31013</text:p>
              </table:table-cell>
              <table:table-cell office:value-type="float" office:value="0.14915">
                <text:p>0.14915</text:p>
              </table:table-cell>
              <table:table-cell office:value-type="float" office:value="0.05107">
                <text:p>0.05107</text:p>
              </table:table-cell>
              <table:table-cell office:value-type="float" office:value="0.02069">
                <text:p>0.02069</text:p>
              </table:table-cell>
              <table:table-cell office:value-type="float" office:value="0.00796">
                <text:p>0.007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30943">
                <text:p>0.30943</text:p>
              </table:table-cell>
              <table:table-cell office:value-type="float" office:value="0.14733">
                <text:p>0.14733</text:p>
              </table:table-cell>
              <table:table-cell office:value-type="float" office:value="0.05096">
                <text:p>0.05096</text:p>
              </table:table-cell>
              <table:table-cell office:value-type="float" office:value="0.02064">
                <text:p>0.02064</text:p>
              </table:table-cell>
              <table:table-cell office:value-type="float" office:value="0.00786">
                <text:p>0.007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30874">
                <text:p>0.30874</text:p>
              </table:table-cell>
              <table:table-cell office:value-type="float" office:value="0.14555">
                <text:p>0.14555</text:p>
              </table:table-cell>
              <table:table-cell office:value-type="float" office:value="0.05084">
                <text:p>0.05084</text:p>
              </table:table-cell>
              <table:table-cell office:value-type="float" office:value="0.0206">
                <text:p>0.0206</text:p>
              </table:table-cell>
              <table:table-cell office:value-type="float" office:value="0.00776">
                <text:p>0.007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30804">
                <text:p>0.30804</text:p>
              </table:table-cell>
              <table:table-cell office:value-type="float" office:value="0.14381">
                <text:p>0.14381</text:p>
              </table:table-cell>
              <table:table-cell office:value-type="float" office:value="0.05073">
                <text:p>0.05073</text:p>
              </table:table-cell>
              <table:table-cell office:value-type="float" office:value="0.02055">
                <text:p>0.02055</text:p>
              </table:table-cell>
              <table:table-cell office:value-type="float" office:value="0.00766">
                <text:p>0.007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30735">
                <text:p>0.30735</text:p>
              </table:table-cell>
              <table:table-cell office:value-type="float" office:value="0.14209">
                <text:p>0.14209</text:p>
              </table:table-cell>
              <table:table-cell office:value-type="float" office:value="0.05062">
                <text:p>0.05062</text:p>
              </table:table-cell>
              <table:table-cell office:value-type="float" office:value="0.02051">
                <text:p>0.02051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30665">
                <text:p>0.30665</text:p>
              </table:table-cell>
              <table:table-cell office:value-type="float" office:value="0.14041">
                <text:p>0.14041</text:p>
              </table:table-cell>
              <table:table-cell office:value-type="float" office:value="0.0505">
                <text:p>0.0505</text:p>
              </table:table-cell>
              <table:table-cell office:value-type="float" office:value="0.02047">
                <text:p>0.02047</text:p>
              </table:table-cell>
              <table:table-cell office:value-type="float" office:value="0.00747">
                <text:p>0.007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0596">
                <text:p>0.30596</text:p>
              </table:table-cell>
              <table:table-cell office:value-type="float" office:value="0.13875">
                <text:p>0.13875</text:p>
              </table:table-cell>
              <table:table-cell office:value-type="float" office:value="0.05039">
                <text:p>0.05039</text:p>
              </table:table-cell>
              <table:table-cell office:value-type="float" office:value="0.02044">
                <text:p>0.02044</text:p>
              </table:table-cell>
              <table:table-cell office:value-type="float" office:value="0.00738">
                <text:p>0.007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30526">
                <text:p>0.30526</text:p>
              </table:table-cell>
              <table:table-cell office:value-type="float" office:value="0.13713">
                <text:p>0.13713</text:p>
              </table:table-cell>
              <table:table-cell office:value-type="float" office:value="0.05028">
                <text:p>0.05028</text:p>
              </table:table-cell>
              <table:table-cell office:value-type="float" office:value="0.02041">
                <text:p>0.02041</text:p>
              </table:table-cell>
              <table:table-cell office:value-type="float" office:value="0.00729">
                <text:p>0.007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30457">
                <text:p>0.30457</text:p>
              </table:table-cell>
              <table:table-cell office:value-type="float" office:value="0.13556">
                <text:p>0.13556</text:p>
              </table:table-cell>
              <table:table-cell office:value-type="float" office:value="0.05017">
                <text:p>0.05017</text:p>
              </table:table-cell>
              <table:table-cell office:value-type="float" office:value="0.02038">
                <text:p>0.02038</text:p>
              </table:table-cell>
              <table:table-cell office:value-type="float" office:value="0.00721">
                <text:p>0.007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30388">
                <text:p>0.30388</text:p>
              </table:table-cell>
              <table:table-cell office:value-type="float" office:value="0.13403">
                <text:p>0.13403</text:p>
              </table:table-cell>
              <table:table-cell office:value-type="float" office:value="0.05006">
                <text:p>0.05006</text:p>
              </table:table-cell>
              <table:table-cell office:value-type="float" office:value="0.02036">
                <text:p>0.02036</text:p>
              </table:table-cell>
              <table:table-cell office:value-type="float" office:value="0.00712">
                <text:p>0.007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30319">
                <text:p>0.30319</text:p>
              </table:table-cell>
              <table:table-cell office:value-type="float" office:value="0.13254">
                <text:p>0.13254</text:p>
              </table:table-cell>
              <table:table-cell office:value-type="float" office:value="0.04996">
                <text:p>0.04996</text:p>
              </table:table-cell>
              <table:table-cell office:value-type="float" office:value="0.02034">
                <text:p>0.02034</text:p>
              </table:table-cell>
              <table:table-cell office:value-type="float" office:value="0.00704">
                <text:p>0.00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3025">
                <text:p>0.3025</text:p>
              </table:table-cell>
              <table:table-cell office:value-type="float" office:value="0.13108">
                <text:p>0.13108</text:p>
              </table:table-cell>
              <table:table-cell office:value-type="float" office:value="0.04985">
                <text:p>0.04985</text:p>
              </table:table-cell>
              <table:table-cell office:value-type="float" office:value="0.02032">
                <text:p>0.02032</text:p>
              </table:table-cell>
              <table:table-cell office:value-type="float" office:value="0.00696">
                <text:p>0.006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30181">
                <text:p>0.30181</text:p>
              </table:table-cell>
              <table:table-cell office:value-type="float" office:value="0.12964">
                <text:p>0.12964</text:p>
              </table:table-cell>
              <table:table-cell office:value-type="float" office:value="0.04974">
                <text:p>0.04974</text:p>
              </table:table-cell>
              <table:table-cell office:value-type="float" office:value="0.0203">
                <text:p>0.0203</text:p>
              </table:table-cell>
              <table:table-cell office:value-type="float" office:value="0.00688">
                <text:p>0.00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30112">
                <text:p>0.30112</text:p>
              </table:table-cell>
              <table:table-cell office:value-type="float" office:value="0.12824">
                <text:p>0.12824</text:p>
              </table:table-cell>
              <table:table-cell office:value-type="float" office:value="0.04964">
                <text:p>0.04964</text:p>
              </table:table-cell>
              <table:table-cell office:value-type="float" office:value="0.02029">
                <text:p>0.02029</text:p>
              </table:table-cell>
              <table:table-cell office:value-type="float" office:value="0.00681">
                <text:p>0.00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30044">
                <text:p>0.30044</text:p>
              </table:table-cell>
              <table:table-cell office:value-type="float" office:value="0.12687">
                <text:p>0.12687</text:p>
              </table:table-cell>
              <table:table-cell office:value-type="float" office:value="0.04954">
                <text:p>0.04954</text:p>
              </table:table-cell>
              <table:table-cell office:value-type="float" office:value="0.02028">
                <text:p>0.02028</text:p>
              </table:table-cell>
              <table:table-cell office:value-type="float" office:value="0.00673">
                <text:p>0.006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29976">
                <text:p>0.29976</text:p>
              </table:table-cell>
              <table:table-cell office:value-type="float" office:value="0.12553">
                <text:p>0.12553</text:p>
              </table:table-cell>
              <table:table-cell office:value-type="float" office:value="0.04943">
                <text:p>0.04943</text:p>
              </table:table-cell>
              <table:table-cell office:value-type="float" office:value="0.02028">
                <text:p>0.02028</text:p>
              </table:table-cell>
              <table:table-cell office:value-type="float" office:value="0.00666">
                <text:p>0.006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9907">
                <text:p>0.29907</text:p>
              </table:table-cell>
              <table:table-cell office:value-type="float" office:value="0.12423">
                <text:p>0.12423</text:p>
              </table:table-cell>
              <table:table-cell office:value-type="float" office:value="0.04933">
                <text:p>0.04933</text:p>
              </table:table-cell>
              <table:table-cell office:value-type="float" office:value="0.02028">
                <text:p>0.02028</text:p>
              </table:table-cell>
              <table:table-cell office:value-type="float" office:value="0.00658">
                <text:p>0.006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29839">
                <text:p>0.29839</text:p>
              </table:table-cell>
              <table:table-cell office:value-type="float" office:value="0.12296">
                <text:p>0.12296</text:p>
              </table:table-cell>
              <table:table-cell office:value-type="float" office:value="0.04923">
                <text:p>0.04923</text:p>
              </table:table-cell>
              <table:table-cell office:value-type="float" office:value="0.02028">
                <text:p>0.02028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29772">
                <text:p>0.29772</text:p>
              </table:table-cell>
              <table:table-cell office:value-type="float" office:value="0.12173">
                <text:p>0.12173</text:p>
              </table:table-cell>
              <table:table-cell office:value-type="float" office:value="0.04912">
                <text:p>0.04912</text:p>
              </table:table-cell>
              <table:table-cell office:value-type="float" office:value="0.02028">
                <text:p>0.02028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29704">
                <text:p>0.29704</text:p>
              </table:table-cell>
              <table:table-cell office:value-type="float" office:value="0.12052">
                <text:p>0.12052</text:p>
              </table:table-cell>
              <table:table-cell office:value-type="float" office:value="0.04902">
                <text:p>0.04902</text:p>
              </table:table-cell>
              <table:table-cell office:value-type="float" office:value="0.02029">
                <text:p>0.02029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29636">
                <text:p>0.29636</text:p>
              </table:table-cell>
              <table:table-cell office:value-type="float" office:value="0.11934">
                <text:p>0.11934</text:p>
              </table:table-cell>
              <table:table-cell office:value-type="float" office:value="0.04892">
                <text:p>0.04892</text:p>
              </table:table-cell>
              <table:table-cell office:value-type="float" office:value="0.0203">
                <text:p>0.0203</text:p>
              </table:table-cell>
              <table:table-cell office:value-type="float" office:value="0.00631">
                <text:p>0.006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29569">
                <text:p>0.29569</text:p>
              </table:table-cell>
              <table:table-cell office:value-type="float" office:value="0.11819">
                <text:p>0.11819</text:p>
              </table:table-cell>
              <table:table-cell office:value-type="float" office:value="0.04882">
                <text:p>0.04882</text:p>
              </table:table-cell>
              <table:table-cell office:value-type="float" office:value="0.02031">
                <text:p>0.02031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29502">
                <text:p>0.29502</text:p>
              </table:table-cell>
              <table:table-cell office:value-type="float" office:value="0.11706">
                <text:p>0.11706</text:p>
              </table:table-cell>
              <table:table-cell office:value-type="float" office:value="0.04872">
                <text:p>0.04872</text:p>
              </table:table-cell>
              <table:table-cell office:value-type="float" office:value="0.02032">
                <text:p>0.02032</text:p>
              </table:table-cell>
              <table:table-cell office:value-type="float" office:value="0.00619">
                <text:p>0.006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29435">
                <text:p>0.29435</text:p>
              </table:table-cell>
              <table:table-cell office:value-type="float" office:value="0.11596">
                <text:p>0.11596</text:p>
              </table:table-cell>
              <table:table-cell office:value-type="float" office:value="0.04862">
                <text:p>0.04862</text:p>
              </table:table-cell>
              <table:table-cell office:value-type="float" office:value="0.02034">
                <text:p>0.02034</text:p>
              </table:table-cell>
              <table:table-cell office:value-type="float" office:value="0.00613">
                <text:p>0.006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29369">
                <text:p>0.29369</text:p>
              </table:table-cell>
              <table:table-cell office:value-type="float" office:value="0.11489">
                <text:p>0.11489</text:p>
              </table:table-cell>
              <table:table-cell office:value-type="float" office:value="0.04853">
                <text:p>0.04853</text:p>
              </table:table-cell>
              <table:table-cell office:value-type="float" office:value="0.02036">
                <text:p>0.02036</text:p>
              </table:table-cell>
              <table:table-cell office:value-type="float" office:value="0.00607">
                <text:p>0.006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29302">
                <text:p>0.29302</text:p>
              </table:table-cell>
              <table:table-cell office:value-type="float" office:value="0.11384">
                <text:p>0.11384</text:p>
              </table:table-cell>
              <table:table-cell office:value-type="float" office:value="0.04843">
                <text:p>0.04843</text:p>
              </table:table-cell>
              <table:table-cell office:value-type="float" office:value="0.02039">
                <text:p>0.02039</text:p>
              </table:table-cell>
              <table:table-cell office:value-type="float" office:value="0.00601">
                <text:p>0.006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9236">
                <text:p>0.29236</text:p>
              </table:table-cell>
              <table:table-cell office:value-type="float" office:value="0.11282">
                <text:p>0.11282</text:p>
              </table:table-cell>
              <table:table-cell office:value-type="float" office:value="0.04833">
                <text:p>0.04833</text:p>
              </table:table-cell>
              <table:table-cell office:value-type="float" office:value="0.02041">
                <text:p>0.02041</text:p>
              </table:table-cell>
              <table:table-cell office:value-type="float" office:value="0.00595">
                <text:p>0.005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2917">
                <text:p>0.2917</text:p>
              </table:table-cell>
              <table:table-cell office:value-type="float" office:value="0.11182">
                <text:p>0.11182</text:p>
              </table:table-cell>
              <table:table-cell office:value-type="float" office:value="0.04823">
                <text:p>0.04823</text:p>
              </table:table-cell>
              <table:table-cell office:value-type="float" office:value="0.02044">
                <text:p>0.0204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29104">
                <text:p>0.29104</text:p>
              </table:table-cell>
              <table:table-cell office:value-type="float" office:value="0.11084">
                <text:p>0.11084</text:p>
              </table:table-cell>
              <table:table-cell office:value-type="float" office:value="0.04814">
                <text:p>0.04814</text:p>
              </table:table-cell>
              <table:table-cell office:value-type="float" office:value="0.02047">
                <text:p>0.02047</text:p>
              </table:table-cell>
              <table:table-cell office:value-type="float" office:value="0.00584">
                <text:p>0.005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29038">
                <text:p>0.29038</text:p>
              </table:table-cell>
              <table:table-cell office:value-type="float" office:value="0.10988">
                <text:p>0.10988</text:p>
              </table:table-cell>
              <table:table-cell office:value-type="float" office:value="0.04804">
                <text:p>0.04804</text:p>
              </table:table-cell>
              <table:table-cell office:value-type="float" office:value="0.02051">
                <text:p>0.02051</text:p>
              </table:table-cell>
              <table:table-cell office:value-type="float" office:value="0.00579">
                <text:p>0.005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28973">
                <text:p>0.28973</text:p>
              </table:table-cell>
              <table:table-cell office:value-type="float" office:value="0.10894">
                <text:p>0.10894</text:p>
              </table:table-cell>
              <table:table-cell office:value-type="float" office:value="0.04795">
                <text:p>0.04795</text:p>
              </table:table-cell>
              <table:table-cell office:value-type="float" office:value="0.02055">
                <text:p>0.02055</text:p>
              </table:table-cell>
              <table:table-cell office:value-type="float" office:value="0.00574">
                <text:p>0.005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28908">
                <text:p>0.28908</text:p>
              </table:table-cell>
              <table:table-cell office:value-type="float" office:value="0.10803">
                <text:p>0.10803</text:p>
              </table:table-cell>
              <table:table-cell office:value-type="float" office:value="0.04785">
                <text:p>0.04785</text:p>
              </table:table-cell>
              <table:table-cell office:value-type="float" office:value="0.02059">
                <text:p>0.02059</text:p>
              </table:table-cell>
              <table:table-cell office:value-type="float" office:value="0.00569">
                <text:p>0.005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28843">
                <text:p>0.28843</text:p>
              </table:table-cell>
              <table:table-cell office:value-type="float" office:value="0.10713">
                <text:p>0.10713</text:p>
              </table:table-cell>
              <table:table-cell office:value-type="float" office:value="0.04776">
                <text:p>0.04776</text:p>
              </table:table-cell>
              <table:table-cell office:value-type="float" office:value="0.02063">
                <text:p>0.02063</text:p>
              </table:table-cell>
              <table:table-cell office:value-type="float" office:value="0.00564">
                <text:p>0.005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28778">
                <text:p>0.28778</text:p>
              </table:table-cell>
              <table:table-cell office:value-type="float" office:value="0.10624">
                <text:p>0.10624</text:p>
              </table:table-cell>
              <table:table-cell office:value-type="float" office:value="0.04766">
                <text:p>0.04766</text:p>
              </table:table-cell>
              <table:table-cell office:value-type="float" office:value="0.02067">
                <text:p>0.02067</text:p>
              </table:table-cell>
              <table:table-cell office:value-type="float" office:value="0.00559">
                <text:p>0.005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28713">
                <text:p>0.28713</text:p>
              </table:table-cell>
              <table:table-cell office:value-type="float" office:value="0.10538">
                <text:p>0.10538</text:p>
              </table:table-cell>
              <table:table-cell office:value-type="float" office:value="0.04757">
                <text:p>0.04757</text:p>
              </table:table-cell>
              <table:table-cell office:value-type="float" office:value="0.02072">
                <text:p>0.02072</text:p>
              </table:table-cell>
              <table:table-cell office:value-type="float" office:value="0.00555">
                <text:p>0.005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28649">
                <text:p>0.28649</text:p>
              </table:table-cell>
              <table:table-cell office:value-type="float" office:value="0.10453">
                <text:p>0.10453</text:p>
              </table:table-cell>
              <table:table-cell office:value-type="float" office:value="0.04747">
                <text:p>0.04747</text:p>
              </table:table-cell>
              <table:table-cell office:value-type="float" office:value="0.02077">
                <text:p>0.020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8585">
                <text:p>0.28585</text:p>
              </table:table-cell>
              <table:table-cell office:value-type="float" office:value="0.10369">
                <text:p>0.10369</text:p>
              </table:table-cell>
              <table:table-cell office:value-type="float" office:value="0.04738">
                <text:p>0.04738</text:p>
              </table:table-cell>
              <table:table-cell office:value-type="float" office:value="0.02082">
                <text:p>0.02082</text:p>
              </table:table-cell>
              <table:table-cell office:value-type="float" office:value="0.00546">
                <text:p>0.005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28521">
                <text:p>0.28521</text:p>
              </table:table-cell>
              <table:table-cell office:value-type="float" office:value="0.10287">
                <text:p>0.10287</text:p>
              </table:table-cell>
              <table:table-cell office:value-type="float" office:value="0.04729">
                <text:p>0.04729</text:p>
              </table:table-cell>
              <table:table-cell office:value-type="float" office:value="0.02088">
                <text:p>0.02088</text:p>
              </table:table-cell>
              <table:table-cell office:value-type="float" office:value="0.00542">
                <text:p>0.005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28458">
                <text:p>0.28458</text:p>
              </table:table-cell>
              <table:table-cell office:value-type="float" office:value="0.10206">
                <text:p>0.10206</text:p>
              </table:table-cell>
              <table:table-cell office:value-type="float" office:value="0.0472">
                <text:p>0.0472</text:p>
              </table:table-cell>
              <table:table-cell office:value-type="float" office:value="0.02093">
                <text:p>0.02093</text:p>
              </table:table-cell>
              <table:table-cell office:value-type="float" office:value="0.00537">
                <text:p>0.005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28394">
                <text:p>0.28394</text:p>
              </table:table-cell>
              <table:table-cell office:value-type="float" office:value="0.10126">
                <text:p>0.10126</text:p>
              </table:table-cell>
              <table:table-cell office:value-type="float" office:value="0.0471">
                <text:p>0.0471</text:p>
              </table:table-cell>
              <table:table-cell office:value-type="float" office:value="0.02099">
                <text:p>0.02099</text:p>
              </table:table-cell>
              <table:table-cell office:value-type="float" office:value="0.00533">
                <text:p>0.005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28331">
                <text:p>0.28331</text:p>
              </table:table-cell>
              <table:table-cell office:value-type="float" office:value="0.10048">
                <text:p>0.10048</text:p>
              </table:table-cell>
              <table:table-cell office:value-type="float" office:value="0.04701">
                <text:p>0.04701</text:p>
              </table:table-cell>
              <table:table-cell office:value-type="float" office:value="0.02105">
                <text:p>0.0210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28268">
                <text:p>0.28268</text:p>
              </table:table-cell>
              <table:table-cell office:value-type="float" office:value="0.09971">
                <text:p>0.09971</text:p>
              </table:table-cell>
              <table:table-cell office:value-type="float" office:value="0.04692">
                <text:p>0.04692</text:p>
              </table:table-cell>
              <table:table-cell office:value-type="float" office:value="0.02112">
                <text:p>0.02112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28206">
                <text:p>0.28206</text:p>
              </table:table-cell>
              <table:table-cell office:value-type="float" office:value="0.09895">
                <text:p>0.09895</text:p>
              </table:table-cell>
              <table:table-cell office:value-type="float" office:value="0.04683">
                <text:p>0.04683</text:p>
              </table:table-cell>
              <table:table-cell office:value-type="float" office:value="0.02118">
                <text:p>0.02118</text:p>
              </table:table-cell>
              <table:table-cell office:value-type="float" office:value="0.00522">
                <text:p>0.005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28143">
                <text:p>0.28143</text:p>
              </table:table-cell>
              <table:table-cell office:value-type="float" office:value="0.0982">
                <text:p>0.0982</text:p>
              </table:table-cell>
              <table:table-cell office:value-type="float" office:value="0.04674">
                <text:p>0.04674</text:p>
              </table:table-cell>
              <table:table-cell office:value-type="float" office:value="0.02125">
                <text:p>0.02125</text:p>
              </table:table-cell>
              <table:table-cell office:value-type="float" office:value="0.00518">
                <text:p>0.005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28081">
                <text:p>0.28081</text:p>
              </table:table-cell>
              <table:table-cell office:value-type="float" office:value="0.09746">
                <text:p>0.09746</text:p>
              </table:table-cell>
              <table:table-cell office:value-type="float" office:value="0.04665">
                <text:p>0.04665</text:p>
              </table:table-cell>
              <table:table-cell office:value-type="float" office:value="0.02132">
                <text:p>0.02132</text:p>
              </table:table-cell>
              <table:table-cell office:value-type="float" office:value="0.00515">
                <text:p>0.005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28019">
                <text:p>0.28019</text:p>
              </table:table-cell>
              <table:table-cell office:value-type="float" office:value="0.09674">
                <text:p>0.09674</text:p>
              </table:table-cell>
              <table:table-cell office:value-type="float" office:value="0.04656">
                <text:p>0.04656</text:p>
              </table:table-cell>
              <table:table-cell office:value-type="float" office:value="0.02139">
                <text:p>0.02139</text:p>
              </table:table-cell>
              <table:table-cell office:value-type="float" office:value="0.00511">
                <text:p>0.005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7957">
                <text:p>0.27957</text:p>
              </table:table-cell>
              <table:table-cell office:value-type="float" office:value="0.09602">
                <text:p>0.09602</text:p>
              </table:table-cell>
              <table:table-cell office:value-type="float" office:value="0.04647">
                <text:p>0.04647</text:p>
              </table:table-cell>
              <table:table-cell office:value-type="float" office:value="0.02147">
                <text:p>0.02147</text:p>
              </table:table-cell>
              <table:table-cell office:value-type="float" office:value="0.00508">
                <text:p>0.005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27896">
                <text:p>0.27896</text:p>
              </table:table-cell>
              <table:table-cell office:value-type="float" office:value="0.09531">
                <text:p>0.09531</text:p>
              </table:table-cell>
              <table:table-cell office:value-type="float" office:value="0.04638">
                <text:p>0.04638</text:p>
              </table:table-cell>
              <table:table-cell office:value-type="float" office:value="0.02154">
                <text:p>0.02154</text:p>
              </table:table-cell>
              <table:table-cell office:value-type="float" office:value="0.00505">
                <text:p>0.005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27835">
                <text:p>0.27835</text:p>
              </table:table-cell>
              <table:table-cell office:value-type="float" office:value="0.09462">
                <text:p>0.09462</text:p>
              </table:table-cell>
              <table:table-cell office:value-type="float" office:value="0.04629">
                <text:p>0.04629</text:p>
              </table:table-cell>
              <table:table-cell office:value-type="float" office:value="0.02162">
                <text:p>0.02162</text:p>
              </table:table-cell>
              <table:table-cell office:value-type="float" office:value="0.00501">
                <text:p>0.005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27773">
                <text:p>0.27773</text:p>
              </table:table-cell>
              <table:table-cell office:value-type="float" office:value="0.09393">
                <text:p>0.09393</text:p>
              </table:table-cell>
              <table:table-cell office:value-type="float" office:value="0.0462">
                <text:p>0.0462</text:p>
              </table:table-cell>
              <table:table-cell office:value-type="float" office:value="0.0217">
                <text:p>0.0217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27713">
                <text:p>0.27713</text:p>
              </table:table-cell>
              <table:table-cell office:value-type="float" office:value="0.09325">
                <text:p>0.09325</text:p>
              </table:table-cell>
              <table:table-cell office:value-type="float" office:value="0.04611">
                <text:p>0.04611</text:p>
              </table:table-cell>
              <table:table-cell office:value-type="float" office:value="0.02178">
                <text:p>0.02178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27652">
                <text:p>0.27652</text:p>
              </table:table-cell>
              <table:table-cell office:value-type="float" office:value="0.09258">
                <text:p>0.09258</text:p>
              </table:table-cell>
              <table:table-cell office:value-type="float" office:value="0.04602">
                <text:p>0.04602</text:p>
              </table:table-cell>
              <table:table-cell office:value-type="float" office:value="0.02187">
                <text:p>0.02187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27592">
                <text:p>0.27592</text:p>
              </table:table-cell>
              <table:table-cell office:value-type="float" office:value="0.09192">
                <text:p>0.09192</text:p>
              </table:table-cell>
              <table:table-cell office:value-type="float" office:value="0.04593">
                <text:p>0.04593</text:p>
              </table:table-cell>
              <table:table-cell office:value-type="float" office:value="0.02195">
                <text:p>0.02195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27531">
                <text:p>0.27531</text:p>
              </table:table-cell>
              <table:table-cell office:value-type="float" office:value="0.09127">
                <text:p>0.09127</text:p>
              </table:table-cell>
              <table:table-cell office:value-type="float" office:value="0.04584">
                <text:p>0.04584</text:p>
              </table:table-cell>
              <table:table-cell office:value-type="float" office:value="0.02204">
                <text:p>0.02204</text:p>
              </table:table-cell>
              <table:table-cell office:value-type="float" office:value="0.00487">
                <text:p>0.004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27471">
                <text:p>0.27471</text:p>
              </table:table-cell>
              <table:table-cell office:value-type="float" office:value="0.09063">
                <text:p>0.09063</text:p>
              </table:table-cell>
              <table:table-cell office:value-type="float" office:value="0.04575">
                <text:p>0.04575</text:p>
              </table:table-cell>
              <table:table-cell office:value-type="float" office:value="0.02212">
                <text:p>0.02212</text:p>
              </table:table-cell>
              <table:table-cell office:value-type="float" office:value="0.00485">
                <text:p>0.004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27412">
                <text:p>0.27412</text:p>
              </table:table-cell>
              <table:table-cell office:value-type="float" office:value="0.08999">
                <text:p>0.08999</text:p>
              </table:table-cell>
              <table:table-cell office:value-type="float" office:value="0.04567">
                <text:p>0.04567</text:p>
              </table:table-cell>
              <table:table-cell office:value-type="float" office:value="0.02221">
                <text:p>0.02221</text:p>
              </table:table-cell>
              <table:table-cell office:value-type="float" office:value="0.00482">
                <text:p>0.004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7352">
                <text:p>0.27352</text:p>
              </table:table-cell>
              <table:table-cell office:value-type="float" office:value="0.08937">
                <text:p>0.08937</text:p>
              </table:table-cell>
              <table:table-cell office:value-type="float" office:value="0.04558">
                <text:p>0.04558</text:p>
              </table:table-cell>
              <table:table-cell office:value-type="float" office:value="0.0223">
                <text:p>0.0223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27293">
                <text:p>0.27293</text:p>
              </table:table-cell>
              <table:table-cell office:value-type="float" office:value="0.08875">
                <text:p>0.08875</text:p>
              </table:table-cell>
              <table:table-cell office:value-type="float" office:value="0.04549">
                <text:p>0.04549</text:p>
              </table:table-cell>
              <table:table-cell office:value-type="float" office:value="0.0224">
                <text:p>0.0224</text:p>
              </table:table-cell>
              <table:table-cell office:value-type="float" office:value="0.00477">
                <text:p>0.004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27233">
                <text:p>0.27233</text:p>
              </table:table-cell>
              <table:table-cell office:value-type="float" office:value="0.08814">
                <text:p>0.08814</text:p>
              </table:table-cell>
              <table:table-cell office:value-type="float" office:value="0.0454">
                <text:p>0.0454</text:p>
              </table:table-cell>
              <table:table-cell office:value-type="float" office:value="0.02249">
                <text:p>0.02249</text:p>
              </table:table-cell>
              <table:table-cell office:value-type="float" office:value="0.00475">
                <text:p>0.004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27174">
                <text:p>0.27174</text:p>
              </table:table-cell>
              <table:table-cell office:value-type="float" office:value="0.08754">
                <text:p>0.08754</text:p>
              </table:table-cell>
              <table:table-cell office:value-type="float" office:value="0.04532">
                <text:p>0.04532</text:p>
              </table:table-cell>
              <table:table-cell office:value-type="float" office:value="0.02258">
                <text:p>0.02258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27116">
                <text:p>0.27116</text:p>
              </table:table-cell>
              <table:table-cell office:value-type="float" office:value="0.08695">
                <text:p>0.08695</text:p>
              </table:table-cell>
              <table:table-cell office:value-type="float" office:value="0.04523">
                <text:p>0.04523</text:p>
              </table:table-cell>
              <table:table-cell office:value-type="float" office:value="0.02268">
                <text:p>0.02268</text:p>
              </table:table-cell>
              <table:table-cell office:value-type="float" office:value="0.00471">
                <text:p>0.004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27057">
                <text:p>0.27057</text:p>
              </table:table-cell>
              <table:table-cell office:value-type="float" office:value="0.08636">
                <text:p>0.08636</text:p>
              </table:table-cell>
              <table:table-cell office:value-type="float" office:value="0.04514">
                <text:p>0.04514</text:p>
              </table:table-cell>
              <table:table-cell office:value-type="float" office:value="0.02277">
                <text:p>0.02277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26999">
                <text:p>0.26999</text:p>
              </table:table-cell>
              <table:table-cell office:value-type="float" office:value="0.08578">
                <text:p>0.08578</text:p>
              </table:table-cell>
              <table:table-cell office:value-type="float" office:value="0.04506">
                <text:p>0.04506</text:p>
              </table:table-cell>
              <table:table-cell office:value-type="float" office:value="0.02287">
                <text:p>0.02287</text:p>
              </table:table-cell>
              <table:table-cell office:value-type="float" office:value="0.00467">
                <text:p>0.004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2694">
                <text:p>0.2694</text:p>
              </table:table-cell>
              <table:table-cell office:value-type="float" office:value="0.08521">
                <text:p>0.08521</text:p>
              </table:table-cell>
              <table:table-cell office:value-type="float" office:value="0.04497">
                <text:p>0.04497</text:p>
              </table:table-cell>
              <table:table-cell office:value-type="float" office:value="0.02297">
                <text:p>0.02297</text:p>
              </table:table-cell>
              <table:table-cell office:value-type="float" office:value="0.00465">
                <text:p>0.004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26882">
                <text:p>0.26882</text:p>
              </table:table-cell>
              <table:table-cell office:value-type="float" office:value="0.08465">
                <text:p>0.08465</text:p>
              </table:table-cell>
              <table:table-cell office:value-type="float" office:value="0.04488">
                <text:p>0.04488</text:p>
              </table:table-cell>
              <table:table-cell office:value-type="float" office:value="0.02307">
                <text:p>0.02307</text:p>
              </table:table-cell>
              <table:table-cell office:value-type="float" office:value="0.00463">
                <text:p>0.004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26824">
                <text:p>0.26824</text:p>
              </table:table-cell>
              <table:table-cell office:value-type="float" office:value="0.0841">
                <text:p>0.0841</text:p>
              </table:table-cell>
              <table:table-cell office:value-type="float" office:value="0.0448">
                <text:p>0.0448</text:p>
              </table:table-cell>
              <table:table-cell office:value-type="float" office:value="0.02317">
                <text:p>0.02317</text:p>
              </table:table-cell>
              <table:table-cell office:value-type="float" office:value="0.00462">
                <text:p>0.004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6767">
                <text:p>0.26767</text:p>
              </table:table-cell>
              <table:table-cell office:value-type="float" office:value="0.08355">
                <text:p>0.08355</text:p>
              </table:table-cell>
              <table:table-cell office:value-type="float" office:value="0.04471">
                <text:p>0.04471</text:p>
              </table:table-cell>
              <table:table-cell office:value-type="float" office:value="0.02327">
                <text:p>0.02327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26709">
                <text:p>0.26709</text:p>
              </table:table-cell>
              <table:table-cell office:value-type="float" office:value="0.08301">
                <text:p>0.08301</text:p>
              </table:table-cell>
              <table:table-cell office:value-type="float" office:value="0.04463">
                <text:p>0.04463</text:p>
              </table:table-cell>
              <table:table-cell office:value-type="float" office:value="0.02337">
                <text:p>0.02337</text:p>
              </table:table-cell>
              <table:table-cell office:value-type="float" office:value="0.00459">
                <text:p>0.004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26652">
                <text:p>0.26652</text:p>
              </table:table-cell>
              <table:table-cell office:value-type="float" office:value="0.08248">
                <text:p>0.08248</text:p>
              </table:table-cell>
              <table:table-cell office:value-type="float" office:value="0.04454">
                <text:p>0.04454</text:p>
              </table:table-cell>
              <table:table-cell office:value-type="float" office:value="0.02347">
                <text:p>0.02347</text:p>
              </table:table-cell>
              <table:table-cell office:value-type="float" office:value="0.00457">
                <text:p>0.004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26595">
                <text:p>0.26595</text:p>
              </table:table-cell>
              <table:table-cell office:value-type="float" office:value="0.08196">
                <text:p>0.08196</text:p>
              </table:table-cell>
              <table:table-cell office:value-type="float" office:value="0.04446">
                <text:p>0.04446</text:p>
              </table:table-cell>
              <table:table-cell office:value-type="float" office:value="0.02357">
                <text:p>0.02357</text:p>
              </table:table-cell>
              <table:table-cell office:value-type="float" office:value="0.00456">
                <text:p>0.004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26538">
                <text:p>0.26538</text:p>
              </table:table-cell>
              <table:table-cell office:value-type="float" office:value="0.08144">
                <text:p>0.08144</text:p>
              </table:table-cell>
              <table:table-cell office:value-type="float" office:value="0.04437">
                <text:p>0.04437</text:p>
              </table:table-cell>
              <table:table-cell office:value-type="float" office:value="0.02367">
                <text:p>0.02367</text:p>
              </table:table-cell>
              <table:table-cell office:value-type="float" office:value="0.00455">
                <text:p>0.00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26481">
                <text:p>0.26481</text:p>
              </table:table-cell>
              <table:table-cell office:value-type="float" office:value="0.08093">
                <text:p>0.08093</text:p>
              </table:table-cell>
              <table:table-cell office:value-type="float" office:value="0.04429">
                <text:p>0.04429</text:p>
              </table:table-cell>
              <table:table-cell office:value-type="float" office:value="0.02378">
                <text:p>0.02378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26424">
                <text:p>0.26424</text:p>
              </table:table-cell>
              <table:table-cell office:value-type="float" office:value="0.08043">
                <text:p>0.08043</text:p>
              </table:table-cell>
              <table:table-cell office:value-type="float" office:value="0.0442">
                <text:p>0.0442</text:p>
              </table:table-cell>
              <table:table-cell office:value-type="float" office:value="0.02388">
                <text:p>0.02388</text:p>
              </table:table-cell>
              <table:table-cell office:value-type="float" office:value="0.00452">
                <text:p>0.004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26368">
                <text:p>0.26368</text:p>
              </table:table-cell>
              <table:table-cell office:value-type="float" office:value="0.07993">
                <text:p>0.07993</text:p>
              </table:table-cell>
              <table:table-cell office:value-type="float" office:value="0.04412">
                <text:p>0.04412</text:p>
              </table:table-cell>
              <table:table-cell office:value-type="float" office:value="0.02398">
                <text:p>0.02398</text:p>
              </table:table-cell>
              <table:table-cell office:value-type="float" office:value="0.00451">
                <text:p>0.004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26311">
                <text:p>0.26311</text:p>
              </table:table-cell>
              <table:table-cell office:value-type="float" office:value="0.07944">
                <text:p>0.07944</text:p>
              </table:table-cell>
              <table:table-cell office:value-type="float" office:value="0.04403">
                <text:p>0.04403</text:p>
              </table:table-cell>
              <table:table-cell office:value-type="float" office:value="0.02408">
                <text:p>0.02408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26255">
                <text:p>0.26255</text:p>
              </table:table-cell>
              <table:table-cell office:value-type="float" office:value="0.07896">
                <text:p>0.07896</text:p>
              </table:table-cell>
              <table:table-cell office:value-type="float" office:value="0.04395">
                <text:p>0.04395</text:p>
              </table:table-cell>
              <table:table-cell office:value-type="float" office:value="0.02419">
                <text:p>0.02419</text:p>
              </table:table-cell>
              <table:table-cell office:value-type="float" office:value="0.00449">
                <text:p>0.004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6199">
                <text:p>0.26199</text:p>
              </table:table-cell>
              <table:table-cell office:value-type="float" office:value="0.07849">
                <text:p>0.07849</text:p>
              </table:table-cell>
              <table:table-cell office:value-type="float" office:value="0.04386">
                <text:p>0.04386</text:p>
              </table:table-cell>
              <table:table-cell office:value-type="float" office:value="0.02429">
                <text:p>0.02429</text:p>
              </table:table-cell>
              <table:table-cell office:value-type="float" office:value="0.00449">
                <text:p>0.004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26143">
                <text:p>0.26143</text:p>
              </table:table-cell>
              <table:table-cell office:value-type="float" office:value="0.07802">
                <text:p>0.07802</text:p>
              </table:table-cell>
              <table:table-cell office:value-type="float" office:value="0.04378">
                <text:p>0.04378</text:p>
              </table:table-cell>
              <table:table-cell office:value-type="float" office:value="0.02439">
                <text:p>0.02439</text:p>
              </table:table-cell>
              <table:table-cell office:value-type="float" office:value="0.00448">
                <text:p>0.004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26087">
                <text:p>0.26087</text:p>
              </table:table-cell>
              <table:table-cell office:value-type="float" office:value="0.07756">
                <text:p>0.07756</text:p>
              </table:table-cell>
              <table:table-cell office:value-type="float" office:value="0.04369">
                <text:p>0.04369</text:p>
              </table:table-cell>
              <table:table-cell office:value-type="float" office:value="0.02449">
                <text:p>0.02449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26031">
                <text:p>0.26031</text:p>
              </table:table-cell>
              <table:table-cell office:value-type="float" office:value="0.07711">
                <text:p>0.07711</text:p>
              </table:table-cell>
              <table:table-cell office:value-type="float" office:value="0.04361">
                <text:p>0.04361</text:p>
              </table:table-cell>
              <table:table-cell office:value-type="float" office:value="0.02459">
                <text:p>0.02459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25976">
                <text:p>0.25976</text:p>
              </table:table-cell>
              <table:table-cell office:value-type="float" office:value="0.07666">
                <text:p>0.07666</text:p>
              </table:table-cell>
              <table:table-cell office:value-type="float" office:value="0.04353">
                <text:p>0.04353</text:p>
              </table:table-cell>
              <table:table-cell office:value-type="float" office:value="0.0247">
                <text:p>0.0247</text:p>
              </table:table-cell>
              <table:table-cell office:value-type="float" office:value="0.00446">
                <text:p>0.004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2592">
                <text:p>0.2592</text:p>
              </table:table-cell>
              <table:table-cell office:value-type="float" office:value="0.07622">
                <text:p>0.07622</text:p>
              </table:table-cell>
              <table:table-cell office:value-type="float" office:value="0.04344">
                <text:p>0.04344</text:p>
              </table:table-cell>
              <table:table-cell office:value-type="float" office:value="0.0248">
                <text:p>0.0248</text:p>
              </table:table-cell>
              <table:table-cell office:value-type="float" office:value="0.00446">
                <text:p>0.004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25865">
                <text:p>0.25865</text:p>
              </table:table-cell>
              <table:table-cell office:value-type="float" office:value="0.07578">
                <text:p>0.07578</text:p>
              </table:table-cell>
              <table:table-cell office:value-type="float" office:value="0.04336">
                <text:p>0.04336</text:p>
              </table:table-cell>
              <table:table-cell office:value-type="float" office:value="0.0249">
                <text:p>0.0249</text:p>
              </table:table-cell>
              <table:table-cell office:value-type="float" office:value="0.00446">
                <text:p>0.004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25809">
                <text:p>0.25809</text:p>
              </table:table-cell>
              <table:table-cell office:value-type="float" office:value="0.07535">
                <text:p>0.07535</text:p>
              </table:table-cell>
              <table:table-cell office:value-type="float" office:value="0.04328">
                <text:p>0.04328</text:p>
              </table:table-cell>
              <table:table-cell office:value-type="float" office:value="0.025">
                <text:p>0.025</text:p>
              </table:table-cell>
              <table:table-cell office:value-type="float" office:value="0.00445">
                <text:p>0.004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25754">
                <text:p>0.25754</text:p>
              </table:table-cell>
              <table:table-cell office:value-type="float" office:value="0.07493">
                <text:p>0.07493</text:p>
              </table:table-cell>
              <table:table-cell office:value-type="float" office:value="0.04319">
                <text:p>0.04319</text:p>
              </table:table-cell>
              <table:table-cell office:value-type="float" office:value="0.02509">
                <text:p>0.02509</text:p>
              </table:table-cell>
              <table:table-cell office:value-type="float" office:value="0.00445">
                <text:p>0.004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25699">
                <text:p>0.25699</text:p>
              </table:table-cell>
              <table:table-cell office:value-type="float" office:value="0.07451">
                <text:p>0.07451</text:p>
              </table:table-cell>
              <table:table-cell office:value-type="float" office:value="0.04311">
                <text:p>0.04311</text:p>
              </table:table-cell>
              <table:table-cell office:value-type="float" office:value="0.02519">
                <text:p>0.02519</text:p>
              </table:table-cell>
              <table:table-cell office:value-type="float" office:value="0.00445">
                <text:p>0.004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5644">
                <text:p>0.25644</text:p>
              </table:table-cell>
              <table:table-cell office:value-type="float" office:value="0.0741">
                <text:p>0.0741</text:p>
              </table:table-cell>
              <table:table-cell office:value-type="float" office:value="0.04303">
                <text:p>0.04303</text:p>
              </table:table-cell>
              <table:table-cell office:value-type="float" office:value="0.02529">
                <text:p>0.02529</text:p>
              </table:table-cell>
              <table:table-cell office:value-type="float" office:value="0.00445">
                <text:p>0.004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25589">
                <text:p>0.25589</text:p>
              </table:table-cell>
              <table:table-cell office:value-type="float" office:value="0.0737">
                <text:p>0.0737</text:p>
              </table:table-cell>
              <table:table-cell office:value-type="float" office:value="0.04295">
                <text:p>0.04295</text:p>
              </table:table-cell>
              <table:table-cell office:value-type="float" office:value="0.02538">
                <text:p>0.02538</text:p>
              </table:table-cell>
              <table:table-cell office:value-type="float" office:value="0.00445">
                <text:p>0.004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25534">
                <text:p>0.25534</text:p>
              </table:table-cell>
              <table:table-cell office:value-type="float" office:value="0.0733">
                <text:p>0.0733</text:p>
              </table:table-cell>
              <table:table-cell office:value-type="float" office:value="0.04286">
                <text:p>0.04286</text:p>
              </table:table-cell>
              <table:table-cell office:value-type="float" office:value="0.02548">
                <text:p>0.02548</text:p>
              </table:table-cell>
              <table:table-cell office:value-type="float" office:value="0.00445">
                <text:p>0.004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2548">
                <text:p>0.2548</text:p>
              </table:table-cell>
              <table:table-cell office:value-type="float" office:value="0.07291">
                <text:p>0.07291</text:p>
              </table:table-cell>
              <table:table-cell office:value-type="float" office:value="0.04278">
                <text:p>0.04278</text:p>
              </table:table-cell>
              <table:table-cell office:value-type="float" office:value="0.02557">
                <text:p>0.02557</text:p>
              </table:table-cell>
              <table:table-cell office:value-type="float" office:value="0.00445">
                <text:p>0.004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25425">
                <text:p>0.25425</text:p>
              </table:table-cell>
              <table:table-cell office:value-type="float" office:value="0.07252">
                <text:p>0.07252</text:p>
              </table:table-cell>
              <table:table-cell office:value-type="float" office:value="0.0427">
                <text:p>0.0427</text:p>
              </table:table-cell>
              <table:table-cell office:value-type="float" office:value="0.02566">
                <text:p>0.02566</text:p>
              </table:table-cell>
              <table:table-cell office:value-type="float" office:value="0.00446">
                <text:p>0.004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2537">
                <text:p>0.2537</text:p>
              </table:table-cell>
              <table:table-cell office:value-type="float" office:value="0.07214">
                <text:p>0.07214</text:p>
              </table:table-cell>
              <table:table-cell office:value-type="float" office:value="0.04262">
                <text:p>0.04262</text:p>
              </table:table-cell>
              <table:table-cell office:value-type="float" office:value="0.02575">
                <text:p>0.02575</text:p>
              </table:table-cell>
              <table:table-cell office:value-type="float" office:value="0.00446">
                <text:p>0.004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25316">
                <text:p>0.25316</text:p>
              </table:table-cell>
              <table:table-cell office:value-type="float" office:value="0.07177">
                <text:p>0.07177</text:p>
              </table:table-cell>
              <table:table-cell office:value-type="float" office:value="0.04253">
                <text:p>0.04253</text:p>
              </table:table-cell>
              <table:table-cell office:value-type="float" office:value="0.02584">
                <text:p>0.02584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25262">
                <text:p>0.25262</text:p>
              </table:table-cell>
              <table:table-cell office:value-type="float" office:value="0.0714">
                <text:p>0.0714</text:p>
              </table:table-cell>
              <table:table-cell office:value-type="float" office:value="0.04245">
                <text:p>0.04245</text:p>
              </table:table-cell>
              <table:table-cell office:value-type="float" office:value="0.02593">
                <text:p>0.02593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25207">
                <text:p>0.25207</text:p>
              </table:table-cell>
              <table:table-cell office:value-type="float" office:value="0.07104">
                <text:p>0.07104</text:p>
              </table:table-cell>
              <table:table-cell office:value-type="float" office:value="0.04237">
                <text:p>0.04237</text:p>
              </table:table-cell>
              <table:table-cell office:value-type="float" office:value="0.02602">
                <text:p>0.02602</text:p>
              </table:table-cell>
              <table:table-cell office:value-type="float" office:value="0.00448">
                <text:p>0.004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25153">
                <text:p>0.25153</text:p>
              </table:table-cell>
              <table:table-cell office:value-type="float" office:value="0.07068">
                <text:p>0.07068</text:p>
              </table:table-cell>
              <table:table-cell office:value-type="float" office:value="0.04229">
                <text:p>0.04229</text:p>
              </table:table-cell>
              <table:table-cell office:value-type="float" office:value="0.0261">
                <text:p>0.0261</text:p>
              </table:table-cell>
              <table:table-cell office:value-type="float" office:value="0.00449">
                <text:p>0.004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5099">
                <text:p>0.25099</text:p>
              </table:table-cell>
              <table:table-cell office:value-type="float" office:value="0.07033">
                <text:p>0.07033</text:p>
              </table:table-cell>
              <table:table-cell office:value-type="float" office:value="0.04221">
                <text:p>0.04221</text:p>
              </table:table-cell>
              <table:table-cell office:value-type="float" office:value="0.02619">
                <text:p>0.02619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25044">
                <text:p>0.25044</text:p>
              </table:table-cell>
              <table:table-cell office:value-type="float" office:value="0.06998">
                <text:p>0.06998</text:p>
              </table:table-cell>
              <table:table-cell office:value-type="float" office:value="0.04212">
                <text:p>0.04212</text:p>
              </table:table-cell>
              <table:table-cell office:value-type="float" office:value="0.02627">
                <text:p>0.02627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2499">
                <text:p>0.2499</text:p>
              </table:table-cell>
              <table:table-cell office:value-type="float" office:value="0.06964">
                <text:p>0.06964</text:p>
              </table:table-cell>
              <table:table-cell office:value-type="float" office:value="0.04204">
                <text:p>0.04204</text:p>
              </table:table-cell>
              <table:table-cell office:value-type="float" office:value="0.02635">
                <text:p>0.02635</text:p>
              </table:table-cell>
              <table:table-cell office:value-type="float" office:value="0.00451">
                <text:p>0.004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24936">
                <text:p>0.24936</text:p>
              </table:table-cell>
              <table:table-cell office:value-type="float" office:value="0.0693">
                <text:p>0.0693</text:p>
              </table:table-cell>
              <table:table-cell office:value-type="float" office:value="0.04196">
                <text:p>0.04196</text:p>
              </table:table-cell>
              <table:table-cell office:value-type="float" office:value="0.02643">
                <text:p>0.02643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24882">
                <text:p>0.24882</text:p>
              </table:table-cell>
              <table:table-cell office:value-type="float" office:value="0.06897">
                <text:p>0.06897</text:p>
              </table:table-cell>
              <table:table-cell office:value-type="float" office:value="0.04188">
                <text:p>0.04188</text:p>
              </table:table-cell>
              <table:table-cell office:value-type="float" office:value="0.02651">
                <text:p>0.02651</text:p>
              </table:table-cell>
              <table:table-cell office:value-type="float" office:value="0.00454">
                <text:p>0.004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24828">
                <text:p>0.24828</text:p>
              </table:table-cell>
              <table:table-cell office:value-type="float" office:value="0.06864">
                <text:p>0.06864</text:p>
              </table:table-cell>
              <table:table-cell office:value-type="float" office:value="0.0418">
                <text:p>0.0418</text:p>
              </table:table-cell>
              <table:table-cell office:value-type="float" office:value="0.02658">
                <text:p>0.02658</text:p>
              </table:table-cell>
              <table:table-cell office:value-type="float" office:value="0.00455">
                <text:p>0.004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24774">
                <text:p>0.24774</text:p>
              </table:table-cell>
              <table:table-cell office:value-type="float" office:value="0.06832">
                <text:p>0.06832</text:p>
              </table:table-cell>
              <table:table-cell office:value-type="float" office:value="0.04172">
                <text:p>0.04172</text:p>
              </table:table-cell>
              <table:table-cell office:value-type="float" office:value="0.02665">
                <text:p>0.02665</text:p>
              </table:table-cell>
              <table:table-cell office:value-type="float" office:value="0.00457">
                <text:p>0.004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2472">
                <text:p>0.2472</text:p>
              </table:table-cell>
              <table:table-cell office:value-type="float" office:value="0.06801">
                <text:p>0.06801</text:p>
              </table:table-cell>
              <table:table-cell office:value-type="float" office:value="0.04163">
                <text:p>0.04163</text:p>
              </table:table-cell>
              <table:table-cell office:value-type="float" office:value="0.02672">
                <text:p>0.02672</text:p>
              </table:table-cell>
              <table:table-cell office:value-type="float" office:value="0.00458">
                <text:p>0.004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24666">
                <text:p>0.24666</text:p>
              </table:table-cell>
              <table:table-cell office:value-type="float" office:value="0.06769">
                <text:p>0.06769</text:p>
              </table:table-cell>
              <table:table-cell office:value-type="float" office:value="0.04155">
                <text:p>0.04155</text:p>
              </table:table-cell>
              <table:table-cell office:value-type="float" office:value="0.02679">
                <text:p>0.02679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24612">
                <text:p>0.24612</text:p>
              </table:table-cell>
              <table:table-cell office:value-type="float" office:value="0.06739">
                <text:p>0.06739</text:p>
              </table:table-cell>
              <table:table-cell office:value-type="float" office:value="0.04147">
                <text:p>0.04147</text:p>
              </table:table-cell>
              <table:table-cell office:value-type="float" office:value="0.02686">
                <text:p>0.02686</text:p>
              </table:table-cell>
              <table:table-cell office:value-type="float" office:value="0.00461">
                <text:p>0.004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24558">
                <text:p>0.24558</text:p>
              </table:table-cell>
              <table:table-cell office:value-type="float" office:value="0.06708">
                <text:p>0.06708</text:p>
              </table:table-cell>
              <table:table-cell office:value-type="float" office:value="0.04139">
                <text:p>0.04139</text:p>
              </table:table-cell>
              <table:table-cell office:value-type="float" office:value="0.02693">
                <text:p>0.02693</text:p>
              </table:table-cell>
              <table:table-cell office:value-type="float" office:value="0.00463">
                <text:p>0.004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24504">
                <text:p>0.24504</text:p>
              </table:table-cell>
              <table:table-cell office:value-type="float" office:value="0.06679">
                <text:p>0.06679</text:p>
              </table:table-cell>
              <table:table-cell office:value-type="float" office:value="0.04131">
                <text:p>0.04131</text:p>
              </table:table-cell>
              <table:table-cell office:value-type="float" office:value="0.02699">
                <text:p>0.02699</text:p>
              </table:table-cell>
              <table:table-cell office:value-type="float" office:value="0.00465">
                <text:p>0.004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2445">
                <text:p>0.2445</text:p>
              </table:table-cell>
              <table:table-cell office:value-type="float" office:value="0.06649">
                <text:p>0.06649</text:p>
              </table:table-cell>
              <table:table-cell office:value-type="float" office:value="0.04123">
                <text:p>0.04123</text:p>
              </table:table-cell>
              <table:table-cell office:value-type="float" office:value="0.02705">
                <text:p>0.02705</text:p>
              </table:table-cell>
              <table:table-cell office:value-type="float" office:value="0.00467">
                <text:p>0.004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24397">
                <text:p>0.24397</text:p>
              </table:table-cell>
              <table:table-cell office:value-type="float" office:value="0.06621">
                <text:p>0.06621</text:p>
              </table:table-cell>
              <table:table-cell office:value-type="float" office:value="0.04115">
                <text:p>0.04115</text:p>
              </table:table-cell>
              <table:table-cell office:value-type="float" office:value="0.02711">
                <text:p>0.02711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24343">
                <text:p>0.24343</text:p>
              </table:table-cell>
              <table:table-cell office:value-type="float" office:value="0.06592">
                <text:p>0.06592</text:p>
              </table:table-cell>
              <table:table-cell office:value-type="float" office:value="0.04107">
                <text:p>0.04107</text:p>
              </table:table-cell>
              <table:table-cell office:value-type="float" office:value="0.02716">
                <text:p>0.02716</text:p>
              </table:table-cell>
              <table:table-cell office:value-type="float" office:value="0.00471">
                <text:p>0.004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24289">
                <text:p>0.24289</text:p>
              </table:table-cell>
              <table:table-cell office:value-type="float" office:value="0.06564">
                <text:p>0.06564</text:p>
              </table:table-cell>
              <table:table-cell office:value-type="float" office:value="0.04099">
                <text:p>0.04099</text:p>
              </table:table-cell>
              <table:table-cell office:value-type="float" office:value="0.02722">
                <text:p>0.02722</text:p>
              </table:table-cell>
              <table:table-cell office:value-type="float" office:value="0.00474">
                <text:p>0.004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24235">
                <text:p>0.24235</text:p>
              </table:table-cell>
              <table:table-cell office:value-type="float" office:value="0.06537">
                <text:p>0.06537</text:p>
              </table:table-cell>
              <table:table-cell office:value-type="float" office:value="0.04091">
                <text:p>0.04091</text:p>
              </table:table-cell>
              <table:table-cell office:value-type="float" office:value="0.02727">
                <text:p>0.02727</text:p>
              </table:table-cell>
              <table:table-cell office:value-type="float" office:value="0.00476">
                <text:p>0.004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24181">
                <text:p>0.24181</text:p>
              </table:table-cell>
              <table:table-cell office:value-type="float" office:value="0.0651">
                <text:p>0.0651</text:p>
              </table:table-cell>
              <table:table-cell office:value-type="float" office:value="0.04083">
                <text:p>0.04083</text:p>
              </table:table-cell>
              <table:table-cell office:value-type="float" office:value="0.02732">
                <text:p>0.02732</text:p>
              </table:table-cell>
              <table:table-cell office:value-type="float" office:value="0.00479">
                <text:p>0.004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24127">
                <text:p>0.24127</text:p>
              </table:table-cell>
              <table:table-cell office:value-type="float" office:value="0.06483">
                <text:p>0.06483</text:p>
              </table:table-cell>
              <table:table-cell office:value-type="float" office:value="0.04075">
                <text:p>0.04075</text:p>
              </table:table-cell>
              <table:table-cell office:value-type="float" office:value="0.02737">
                <text:p>0.02737</text:p>
              </table:table-cell>
              <table:table-cell office:value-type="float" office:value="0.00481">
                <text:p>0.004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24073">
                <text:p>0.24073</text:p>
              </table:table-cell>
              <table:table-cell office:value-type="float" office:value="0.06457">
                <text:p>0.06457</text:p>
              </table:table-cell>
              <table:table-cell office:value-type="float" office:value="0.04067">
                <text:p>0.04067</text:p>
              </table:table-cell>
              <table:table-cell office:value-type="float" office:value="0.02741">
                <text:p>0.02741</text:p>
              </table:table-cell>
              <table:table-cell office:value-type="float" office:value="0.00484">
                <text:p>0.004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24019">
                <text:p>0.24019</text:p>
              </table:table-cell>
              <table:table-cell office:value-type="float" office:value="0.06431">
                <text:p>0.06431</text:p>
              </table:table-cell>
              <table:table-cell office:value-type="float" office:value="0.04059">
                <text:p>0.04059</text:p>
              </table:table-cell>
              <table:table-cell office:value-type="float" office:value="0.02746">
                <text:p>0.02746</text:p>
              </table:table-cell>
              <table:table-cell office:value-type="float" office:value="0.00487">
                <text:p>0.004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23965">
                <text:p>0.23965</text:p>
              </table:table-cell>
              <table:table-cell office:value-type="float" office:value="0.06405">
                <text:p>0.06405</text:p>
              </table:table-cell>
              <table:table-cell office:value-type="float" office:value="0.04051">
                <text:p>0.04051</text:p>
              </table:table-cell>
              <table:table-cell office:value-type="float" office:value="0.0275">
                <text:p>0.0275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23911">
                <text:p>0.23911</text:p>
              </table:table-cell>
              <table:table-cell office:value-type="float" office:value="0.0638">
                <text:p>0.0638</text:p>
              </table:table-cell>
              <table:table-cell office:value-type="float" office:value="0.04043">
                <text:p>0.04043</text:p>
              </table:table-cell>
              <table:table-cell office:value-type="float" office:value="0.02753">
                <text:p>0.02753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23857">
                <text:p>0.23857</text:p>
              </table:table-cell>
              <table:table-cell office:value-type="float" office:value="0.06356">
                <text:p>0.06356</text:p>
              </table:table-cell>
              <table:table-cell office:value-type="float" office:value="0.04035">
                <text:p>0.04035</text:p>
              </table:table-cell>
              <table:table-cell office:value-type="float" office:value="0.02757">
                <text:p>0.02757</text:p>
              </table:table-cell>
              <table:table-cell office:value-type="float" office:value="0.00497">
                <text:p>0.004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23803">
                <text:p>0.23803</text:p>
              </table:table-cell>
              <table:table-cell office:value-type="float" office:value="0.06331">
                <text:p>0.06331</text:p>
              </table:table-cell>
              <table:table-cell office:value-type="float" office:value="0.04027">
                <text:p>0.04027</text:p>
              </table:table-cell>
              <table:table-cell office:value-type="float" office:value="0.0276">
                <text:p>0.027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23749">
                <text:p>0.23749</text:p>
              </table:table-cell>
              <table:table-cell office:value-type="float" office:value="0.06307">
                <text:p>0.06307</text:p>
              </table:table-cell>
              <table:table-cell office:value-type="float" office:value="0.04019">
                <text:p>0.04019</text:p>
              </table:table-cell>
              <table:table-cell office:value-type="float" office:value="0.02763">
                <text:p>0.02763</text:p>
              </table:table-cell>
              <table:table-cell office:value-type="float" office:value="0.00504">
                <text:p>0.005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23695">
                <text:p>0.23695</text:p>
              </table:table-cell>
              <table:table-cell office:value-type="float" office:value="0.06284">
                <text:p>0.06284</text:p>
              </table:table-cell>
              <table:table-cell office:value-type="float" office:value="0.04011">
                <text:p>0.04011</text:p>
              </table:table-cell>
              <table:table-cell office:value-type="float" office:value="0.02766">
                <text:p>0.02766</text:p>
              </table:table-cell>
              <table:table-cell office:value-type="float" office:value="0.00508">
                <text:p>0.005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23641">
                <text:p>0.23641</text:p>
              </table:table-cell>
              <table:table-cell office:value-type="float" office:value="0.06261">
                <text:p>0.06261</text:p>
              </table:table-cell>
              <table:table-cell office:value-type="float" office:value="0.04003">
                <text:p>0.04003</text:p>
              </table:table-cell>
              <table:table-cell office:value-type="float" office:value="0.02769">
                <text:p>0.02769</text:p>
              </table:table-cell>
              <table:table-cell office:value-type="float" office:value="0.00511">
                <text:p>0.005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23586">
                <text:p>0.23586</text:p>
              </table:table-cell>
              <table:table-cell office:value-type="float" office:value="0.06238">
                <text:p>0.06238</text:p>
              </table:table-cell>
              <table:table-cell office:value-type="float" office:value="0.03995">
                <text:p>0.03995</text:p>
              </table:table-cell>
              <table:table-cell office:value-type="float" office:value="0.02771">
                <text:p>0.02771</text:p>
              </table:table-cell>
              <table:table-cell office:value-type="float" office:value="0.00516">
                <text:p>0.005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23532">
                <text:p>0.23532</text:p>
              </table:table-cell>
              <table:table-cell office:value-type="float" office:value="0.06215">
                <text:p>0.06215</text:p>
              </table:table-cell>
              <table:table-cell office:value-type="float" office:value="0.03987">
                <text:p>0.03987</text:p>
              </table:table-cell>
              <table:table-cell office:value-type="float" office:value="0.02774">
                <text:p>0.0277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23478">
                <text:p>0.23478</text:p>
              </table:table-cell>
              <table:table-cell office:value-type="float" office:value="0.06193">
                <text:p>0.06193</text:p>
              </table:table-cell>
              <table:table-cell office:value-type="float" office:value="0.03979">
                <text:p>0.03979</text:p>
              </table:table-cell>
              <table:table-cell office:value-type="float" office:value="0.02776">
                <text:p>0.02776</text:p>
              </table:table-cell>
              <table:table-cell office:value-type="float" office:value="0.00524">
                <text:p>0.005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23423">
                <text:p>0.23423</text:p>
              </table:table-cell>
              <table:table-cell office:value-type="float" office:value="0.06171">
                <text:p>0.06171</text:p>
              </table:table-cell>
              <table:table-cell office:value-type="float" office:value="0.03971">
                <text:p>0.03971</text:p>
              </table:table-cell>
              <table:table-cell office:value-type="float" office:value="0.02777">
                <text:p>0.02777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23369">
                <text:p>0.23369</text:p>
              </table:table-cell>
              <table:table-cell office:value-type="float" office:value="0.0615">
                <text:p>0.0615</text:p>
              </table:table-cell>
              <table:table-cell office:value-type="float" office:value="0.03963">
                <text:p>0.03963</text:p>
              </table:table-cell>
              <table:table-cell office:value-type="float" office:value="0.02779">
                <text:p>0.02779</text:p>
              </table:table-cell>
              <table:table-cell office:value-type="float" office:value="0.00533">
                <text:p>0.005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23314">
                <text:p>0.23314</text:p>
              </table:table-cell>
              <table:table-cell office:value-type="float" office:value="0.06129">
                <text:p>0.06129</text:p>
              </table:table-cell>
              <table:table-cell office:value-type="float" office:value="0.03955">
                <text:p>0.03955</text:p>
              </table:table-cell>
              <table:table-cell office:value-type="float" office:value="0.0278">
                <text:p>0.0278</text:p>
              </table:table-cell>
              <table:table-cell office:value-type="float" office:value="0.00538">
                <text:p>0.005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2326">
                <text:p>0.2326</text:p>
              </table:table-cell>
              <table:table-cell office:value-type="float" office:value="0.06108">
                <text:p>0.06108</text:p>
              </table:table-cell>
              <table:table-cell office:value-type="float" office:value="0.03947">
                <text:p>0.03947</text:p>
              </table:table-cell>
              <table:table-cell office:value-type="float" office:value="0.02781">
                <text:p>0.02781</text:p>
              </table:table-cell>
              <table:table-cell office:value-type="float" office:value="0.00543">
                <text:p>0.005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23205">
                <text:p>0.23205</text:p>
              </table:table-cell>
              <table:table-cell office:value-type="float" office:value="0.06087">
                <text:p>0.06087</text:p>
              </table:table-cell>
              <table:table-cell office:value-type="float" office:value="0.03939">
                <text:p>0.03939</text:p>
              </table:table-cell>
              <table:table-cell office:value-type="float" office:value="0.02782">
                <text:p>0.02782</text:p>
              </table:table-cell>
              <table:table-cell office:value-type="float" office:value="0.00549">
                <text:p>0.005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23151">
                <text:p>0.23151</text:p>
              </table:table-cell>
              <table:table-cell office:value-type="float" office:value="0.06067">
                <text:p>0.06067</text:p>
              </table:table-cell>
              <table:table-cell office:value-type="float" office:value="0.03931">
                <text:p>0.03931</text:p>
              </table:table-cell>
              <table:table-cell office:value-type="float" office:value="0.02783">
                <text:p>0.02783</text:p>
              </table:table-cell>
              <table:table-cell office:value-type="float" office:value="0.00554">
                <text:p>0.005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23096">
                <text:p>0.23096</text:p>
              </table:table-cell>
              <table:table-cell office:value-type="float" office:value="0.06047">
                <text:p>0.06047</text:p>
              </table:table-cell>
              <table:table-cell office:value-type="float" office:value="0.03923">
                <text:p>0.03923</text:p>
              </table:table-cell>
              <table:table-cell office:value-type="float" office:value="0.02783">
                <text:p>0.02783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23041">
                <text:p>0.23041</text:p>
              </table:table-cell>
              <table:table-cell office:value-type="float" office:value="0.06028">
                <text:p>0.06028</text:p>
              </table:table-cell>
              <table:table-cell office:value-type="float" office:value="0.03915">
                <text:p>0.03915</text:p>
              </table:table-cell>
              <table:table-cell office:value-type="float" office:value="0.02783">
                <text:p>0.02783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22986">
                <text:p>0.22986</text:p>
              </table:table-cell>
              <table:table-cell office:value-type="float" office:value="0.06008">
                <text:p>0.06008</text:p>
              </table:table-cell>
              <table:table-cell office:value-type="float" office:value="0.03907">
                <text:p>0.03907</text:p>
              </table:table-cell>
              <table:table-cell office:value-type="float" office:value="0.02784">
                <text:p>0.02784</text:p>
              </table:table-cell>
              <table:table-cell office:value-type="float" office:value="0.00571">
                <text:p>0.00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22931">
                <text:p>0.22931</text:p>
              </table:table-cell>
              <table:table-cell office:value-type="float" office:value="0.05989">
                <text:p>0.05989</text:p>
              </table:table-cell>
              <table:table-cell office:value-type="float" office:value="0.03899">
                <text:p>0.03899</text:p>
              </table:table-cell>
              <table:table-cell office:value-type="float" office:value="0.02783">
                <text:p>0.02783</text:p>
              </table:table-cell>
              <table:table-cell office:value-type="float" office:value="0.00578">
                <text:p>0.005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22876">
                <text:p>0.22876</text:p>
              </table:table-cell>
              <table:table-cell office:value-type="float" office:value="0.05971">
                <text:p>0.05971</text:p>
              </table:table-cell>
              <table:table-cell office:value-type="float" office:value="0.03891">
                <text:p>0.03891</text:p>
              </table:table-cell>
              <table:table-cell office:value-type="float" office:value="0.02783">
                <text:p>0.02783</text:p>
              </table:table-cell>
              <table:table-cell office:value-type="float" office:value="0.00584">
                <text:p>0.005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22821">
                <text:p>0.22821</text:p>
              </table:table-cell>
              <table:table-cell office:value-type="float" office:value="0.05952">
                <text:p>0.05952</text:p>
              </table:table-cell>
              <table:table-cell office:value-type="float" office:value="0.03884">
                <text:p>0.03884</text:p>
              </table:table-cell>
              <table:table-cell office:value-type="float" office:value="0.02782">
                <text:p>0.02782</text:p>
              </table:table-cell>
              <table:table-cell office:value-type="float" office:value="0.00591">
                <text:p>0.005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22766">
                <text:p>0.22766</text:p>
              </table:table-cell>
              <table:table-cell office:value-type="float" office:value="0.05934">
                <text:p>0.05934</text:p>
              </table:table-cell>
              <table:table-cell office:value-type="float" office:value="0.03876">
                <text:p>0.03876</text:p>
              </table:table-cell>
              <table:table-cell office:value-type="float" office:value="0.02782">
                <text:p>0.02782</text:p>
              </table:table-cell>
              <table:table-cell office:value-type="float" office:value="0.00598">
                <text:p>0.005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2271">
                <text:p>0.2271</text:p>
              </table:table-cell>
              <table:table-cell office:value-type="float" office:value="0.05916">
                <text:p>0.05916</text:p>
              </table:table-cell>
              <table:table-cell office:value-type="float" office:value="0.03868">
                <text:p>0.03868</text:p>
              </table:table-cell>
              <table:table-cell office:value-type="float" office:value="0.02781">
                <text:p>0.02781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22655">
                <text:p>0.22655</text:p>
              </table:table-cell>
              <table:table-cell office:value-type="float" office:value="0.05899">
                <text:p>0.05899</text:p>
              </table:table-cell>
              <table:table-cell office:value-type="float" office:value="0.0386">
                <text:p>0.0386</text:p>
              </table:table-cell>
              <table:table-cell office:value-type="float" office:value="0.02779">
                <text:p>0.02779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226">
                <text:p>0.226</text:p>
              </table:table-cell>
              <table:table-cell office:value-type="float" office:value="0.05881">
                <text:p>0.05881</text:p>
              </table:table-cell>
              <table:table-cell office:value-type="float" office:value="0.03852">
                <text:p>0.03852</text:p>
              </table:table-cell>
              <table:table-cell office:value-type="float" office:value="0.02778">
                <text:p>0.0277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22544">
                <text:p>0.22544</text:p>
              </table:table-cell>
              <table:table-cell office:value-type="float" office:value="0.05864">
                <text:p>0.05864</text:p>
              </table:table-cell>
              <table:table-cell office:value-type="float" office:value="0.03844">
                <text:p>0.03844</text:p>
              </table:table-cell>
              <table:table-cell office:value-type="float" office:value="0.02777">
                <text:p>0.02777</text:p>
              </table:table-cell>
              <table:table-cell office:value-type="float" office:value="0.00627">
                <text:p>0.006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22489">
                <text:p>0.22489</text:p>
              </table:table-cell>
              <table:table-cell office:value-type="float" office:value="0.05847">
                <text:p>0.05847</text:p>
              </table:table-cell>
              <table:table-cell office:value-type="float" office:value="0.03836">
                <text:p>0.03836</text:p>
              </table:table-cell>
              <table:table-cell office:value-type="float" office:value="0.02775">
                <text:p>0.02775</text:p>
              </table:table-cell>
              <table:table-cell office:value-type="float" office:value="0.00636">
                <text:p>0.00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22433">
                <text:p>0.22433</text:p>
              </table:table-cell>
              <table:table-cell office:value-type="float" office:value="0.05831">
                <text:p>0.05831</text:p>
              </table:table-cell>
              <table:table-cell office:value-type="float" office:value="0.03828">
                <text:p>0.03828</text:p>
              </table:table-cell>
              <table:table-cell office:value-type="float" office:value="0.02773">
                <text:p>0.02773</text:p>
              </table:table-cell>
              <table:table-cell office:value-type="float" office:value="0.00644">
                <text:p>0.006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22377">
                <text:p>0.22377</text:p>
              </table:table-cell>
              <table:table-cell office:value-type="float" office:value="0.05814">
                <text:p>0.05814</text:p>
              </table:table-cell>
              <table:table-cell office:value-type="float" office:value="0.03821">
                <text:p>0.03821</text:p>
              </table:table-cell>
              <table:table-cell office:value-type="float" office:value="0.02771">
                <text:p>0.02771</text:p>
              </table:table-cell>
              <table:table-cell office:value-type="float" office:value="0.00653">
                <text:p>0.006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22321">
                <text:p>0.22321</text:p>
              </table:table-cell>
              <table:table-cell office:value-type="float" office:value="0.05798">
                <text:p>0.05798</text:p>
              </table:table-cell>
              <table:table-cell office:value-type="float" office:value="0.03813">
                <text:p>0.03813</text:p>
              </table:table-cell>
              <table:table-cell office:value-type="float" office:value="0.02769">
                <text:p>0.02769</text:p>
              </table:table-cell>
              <table:table-cell office:value-type="float" office:value="0.00661">
                <text:p>0.006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22265">
                <text:p>0.22265</text:p>
              </table:table-cell>
              <table:table-cell office:value-type="float" office:value="0.05782">
                <text:p>0.05782</text:p>
              </table:table-cell>
              <table:table-cell office:value-type="float" office:value="0.03805">
                <text:p>0.03805</text:p>
              </table:table-cell>
              <table:table-cell office:value-type="float" office:value="0.02767">
                <text:p>0.02767</text:p>
              </table:table-cell>
              <table:table-cell office:value-type="float" office:value="0.00671">
                <text:p>0.006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22209">
                <text:p>0.22209</text:p>
              </table:table-cell>
              <table:table-cell office:value-type="float" office:value="0.05766">
                <text:p>0.05766</text:p>
              </table:table-cell>
              <table:table-cell office:value-type="float" office:value="0.03797">
                <text:p>0.03797</text:p>
              </table:table-cell>
              <table:table-cell office:value-type="float" office:value="0.02764">
                <text:p>0.02764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22153">
                <text:p>0.22153</text:p>
              </table:table-cell>
              <table:table-cell office:value-type="float" office:value="0.05751">
                <text:p>0.05751</text:p>
              </table:table-cell>
              <table:table-cell office:value-type="float" office:value="0.03789">
                <text:p>0.03789</text:p>
              </table:table-cell>
              <table:table-cell office:value-type="float" office:value="0.02762">
                <text:p>0.02762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22097">
                <text:p>0.22097</text:p>
              </table:table-cell>
              <table:table-cell office:value-type="float" office:value="0.05735">
                <text:p>0.05735</text:p>
              </table:table-cell>
              <table:table-cell office:value-type="float" office:value="0.03781">
                <text:p>0.03781</text:p>
              </table:table-cell>
              <table:table-cell office:value-type="float" office:value="0.02759">
                <text:p>0.0275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2204">
                <text:p>0.2204</text:p>
              </table:table-cell>
              <table:table-cell office:value-type="float" office:value="0.0572">
                <text:p>0.0572</text:p>
              </table:table-cell>
              <table:table-cell office:value-type="float" office:value="0.03773">
                <text:p>0.03773</text:p>
              </table:table-cell>
              <table:table-cell office:value-type="float" office:value="0.02756">
                <text:p>0.02756</text:p>
              </table:table-cell>
              <table:table-cell office:value-type="float" office:value="0.00711">
                <text:p>0.007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21984">
                <text:p>0.21984</text:p>
              </table:table-cell>
              <table:table-cell office:value-type="float" office:value="0.05706">
                <text:p>0.05706</text:p>
              </table:table-cell>
              <table:table-cell office:value-type="float" office:value="0.03766">
                <text:p>0.03766</text:p>
              </table:table-cell>
              <table:table-cell office:value-type="float" office:value="0.02753">
                <text:p>0.02753</text:p>
              </table:table-cell>
              <table:table-cell office:value-type="float" office:value="0.00721">
                <text:p>0.007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21927">
                <text:p>0.21927</text:p>
              </table:table-cell>
              <table:table-cell office:value-type="float" office:value="0.05691">
                <text:p>0.05691</text:p>
              </table:table-cell>
              <table:table-cell office:value-type="float" office:value="0.03758">
                <text:p>0.03758</text:p>
              </table:table-cell>
              <table:table-cell office:value-type="float" office:value="0.0275">
                <text:p>0.0275</text:p>
              </table:table-cell>
              <table:table-cell office:value-type="float" office:value="0.00732">
                <text:p>0.007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2187">
                <text:p>0.2187</text:p>
              </table:table-cell>
              <table:table-cell office:value-type="float" office:value="0.05676">
                <text:p>0.05676</text:p>
              </table:table-cell>
              <table:table-cell office:value-type="float" office:value="0.0375">
                <text:p>0.0375</text:p>
              </table:table-cell>
              <table:table-cell office:value-type="float" office:value="0.02747">
                <text:p>0.02747</text:p>
              </table:table-cell>
              <table:table-cell office:value-type="float" office:value="0.00744">
                <text:p>0.00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21814">
                <text:p>0.21814</text:p>
              </table:table-cell>
              <table:table-cell office:value-type="float" office:value="0.05662">
                <text:p>0.05662</text:p>
              </table:table-cell>
              <table:table-cell office:value-type="float" office:value="0.03742">
                <text:p>0.03742</text:p>
              </table:table-cell>
              <table:table-cell office:value-type="float" office:value="0.02743">
                <text:p>0.02743</text:p>
              </table:table-cell>
              <table:table-cell office:value-type="float" office:value="0.00756">
                <text:p>0.007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21757">
                <text:p>0.21757</text:p>
              </table:table-cell>
              <table:table-cell office:value-type="float" office:value="0.05648">
                <text:p>0.05648</text:p>
              </table:table-cell>
              <table:table-cell office:value-type="float" office:value="0.03734">
                <text:p>0.03734</text:p>
              </table:table-cell>
              <table:table-cell office:value-type="float" office:value="0.0274">
                <text:p>0.0274</text:p>
              </table:table-cell>
              <table:table-cell office:value-type="float" office:value="0.00768">
                <text:p>0.007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217">
                <text:p>0.217</text:p>
              </table:table-cell>
              <table:table-cell office:value-type="float" office:value="0.05634">
                <text:p>0.05634</text:p>
              </table:table-cell>
              <table:table-cell office:value-type="float" office:value="0.03726">
                <text:p>0.03726</text:p>
              </table:table-cell>
              <table:table-cell office:value-type="float" office:value="0.02737">
                <text:p>0.02737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21643">
                <text:p>0.21643</text:p>
              </table:table-cell>
              <table:table-cell office:value-type="float" office:value="0.0562">
                <text:p>0.0562</text:p>
              </table:table-cell>
              <table:table-cell office:value-type="float" office:value="0.03719">
                <text:p>0.03719</text:p>
              </table:table-cell>
              <table:table-cell office:value-type="float" office:value="0.02733">
                <text:p>0.02733</text:p>
              </table:table-cell>
              <table:table-cell office:value-type="float" office:value="0.00793">
                <text:p>0.007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21585">
                <text:p>0.21585</text:p>
              </table:table-cell>
              <table:table-cell office:value-type="float" office:value="0.05607">
                <text:p>0.05607</text:p>
              </table:table-cell>
              <table:table-cell office:value-type="float" office:value="0.03711">
                <text:p>0.03711</text:p>
              </table:table-cell>
              <table:table-cell office:value-type="float" office:value="0.02729">
                <text:p>0.02729</text:p>
              </table:table-cell>
              <table:table-cell office:value-type="float" office:value="0.00807">
                <text:p>0.008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21528">
                <text:p>0.21528</text:p>
              </table:table-cell>
              <table:table-cell office:value-type="float" office:value="0.05593">
                <text:p>0.05593</text:p>
              </table:table-cell>
              <table:table-cell office:value-type="float" office:value="0.03703">
                <text:p>0.03703</text:p>
              </table:table-cell>
              <table:table-cell office:value-type="float" office:value="0.02726">
                <text:p>0.02726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21471">
                <text:p>0.21471</text:p>
              </table:table-cell>
              <table:table-cell office:value-type="float" office:value="0.0558">
                <text:p>0.0558</text:p>
              </table:table-cell>
              <table:table-cell office:value-type="float" office:value="0.03695">
                <text:p>0.03695</text:p>
              </table:table-cell>
              <table:table-cell office:value-type="float" office:value="0.02722">
                <text:p>0.02722</text:p>
              </table:table-cell>
              <table:table-cell office:value-type="float" office:value="0.00835">
                <text:p>0.008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21413">
                <text:p>0.21413</text:p>
              </table:table-cell>
              <table:table-cell office:value-type="float" office:value="0.05567">
                <text:p>0.05567</text:p>
              </table:table-cell>
              <table:table-cell office:value-type="float" office:value="0.03687">
                <text:p>0.03687</text:p>
              </table:table-cell>
              <table:table-cell office:value-type="float" office:value="0.02718">
                <text:p>0.02718</text:p>
              </table:table-cell>
              <table:table-cell office:value-type="float" office:value="0.00849">
                <text:p>0.008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21355">
                <text:p>0.21355</text:p>
              </table:table-cell>
              <table:table-cell office:value-type="float" office:value="0.05554">
                <text:p>0.05554</text:p>
              </table:table-cell>
              <table:table-cell office:value-type="float" office:value="0.0368">
                <text:p>0.0368</text:p>
              </table:table-cell>
              <table:table-cell office:value-type="float" office:value="0.02714">
                <text:p>0.02714</text:p>
              </table:table-cell>
              <table:table-cell office:value-type="float" office:value="0.00864">
                <text:p>0.008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21298">
                <text:p>0.21298</text:p>
              </table:table-cell>
              <table:table-cell office:value-type="float" office:value="0.05541">
                <text:p>0.05541</text:p>
              </table:table-cell>
              <table:table-cell office:value-type="float" office:value="0.03672">
                <text:p>0.03672</text:p>
              </table:table-cell>
              <table:table-cell office:value-type="float" office:value="0.0271">
                <text:p>0.027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2124">
                <text:p>0.2124</text:p>
              </table:table-cell>
              <table:table-cell office:value-type="float" office:value="0.05529">
                <text:p>0.05529</text:p>
              </table:table-cell>
              <table:table-cell office:value-type="float" office:value="0.03664">
                <text:p>0.03664</text:p>
              </table:table-cell>
              <table:table-cell office:value-type="float" office:value="0.02706">
                <text:p>0.02706</text:p>
              </table:table-cell>
              <table:table-cell office:value-type="float" office:value="0.00895">
                <text:p>0.008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21182">
                <text:p>0.21182</text:p>
              </table:table-cell>
              <table:table-cell office:value-type="float" office:value="0.05516">
                <text:p>0.05516</text:p>
              </table:table-cell>
              <table:table-cell office:value-type="float" office:value="0.03656">
                <text:p>0.03656</text:p>
              </table:table-cell>
              <table:table-cell office:value-type="float" office:value="0.02702">
                <text:p>0.02702</text:p>
              </table:table-cell>
              <table:table-cell office:value-type="float" office:value="0.00912">
                <text:p>0.009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21124">
                <text:p>0.21124</text:p>
              </table:table-cell>
              <table:table-cell office:value-type="float" office:value="0.05504">
                <text:p>0.05504</text:p>
              </table:table-cell>
              <table:table-cell office:value-type="float" office:value="0.03649">
                <text:p>0.03649</text:p>
              </table:table-cell>
              <table:table-cell office:value-type="float" office:value="0.02699">
                <text:p>0.02699</text:p>
              </table:table-cell>
              <table:table-cell office:value-type="float" office:value="0.00929">
                <text:p>0.009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21065">
                <text:p>0.21065</text:p>
              </table:table-cell>
              <table:table-cell office:value-type="float" office:value="0.05492">
                <text:p>0.05492</text:p>
              </table:table-cell>
              <table:table-cell office:value-type="float" office:value="0.03641">
                <text:p>0.03641</text:p>
              </table:table-cell>
              <table:table-cell office:value-type="float" office:value="0.02695">
                <text:p>0.02695</text:p>
              </table:table-cell>
              <table:table-cell office:value-type="float" office:value="0.00946">
                <text:p>0.009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21007">
                <text:p>0.21007</text:p>
              </table:table-cell>
              <table:table-cell office:value-type="float" office:value="0.0548">
                <text:p>0.0548</text:p>
              </table:table-cell>
              <table:table-cell office:value-type="float" office:value="0.03633">
                <text:p>0.03633</text:p>
              </table:table-cell>
              <table:table-cell office:value-type="float" office:value="0.02691">
                <text:p>0.02691</text:p>
              </table:table-cell>
              <table:table-cell office:value-type="float" office:value="0.00964">
                <text:p>0.009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20949">
                <text:p>0.20949</text:p>
              </table:table-cell>
              <table:table-cell office:value-type="float" office:value="0.05468">
                <text:p>0.05468</text:p>
              </table:table-cell>
              <table:table-cell office:value-type="float" office:value="0.03625">
                <text:p>0.03625</text:p>
              </table:table-cell>
              <table:table-cell office:value-type="float" office:value="0.02687">
                <text:p>0.02687</text:p>
              </table:table-cell>
              <table:table-cell office:value-type="float" office:value="0.00982">
                <text:p>0.009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2089">
                <text:p>0.2089</text:p>
              </table:table-cell>
              <table:table-cell office:value-type="float" office:value="0.05456">
                <text:p>0.05456</text:p>
              </table:table-cell>
              <table:table-cell office:value-type="float" office:value="0.03617">
                <text:p>0.03617</text:p>
              </table:table-cell>
              <table:table-cell office:value-type="float" office:value="0.02683">
                <text:p>0.02683</text:p>
              </table:table-cell>
              <table:table-cell office:value-type="float" office:value="0.01001">
                <text:p>0.01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20831">
                <text:p>0.20831</text:p>
              </table:table-cell>
              <table:table-cell office:value-type="float" office:value="0.05445">
                <text:p>0.05445</text:p>
              </table:table-cell>
              <table:table-cell office:value-type="float" office:value="0.0361">
                <text:p>0.0361</text:p>
              </table:table-cell>
              <table:table-cell office:value-type="float" office:value="0.02679">
                <text:p>0.02679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20773">
                <text:p>0.20773</text:p>
              </table:table-cell>
              <table:table-cell office:value-type="float" office:value="0.05433">
                <text:p>0.05433</text:p>
              </table:table-cell>
              <table:table-cell office:value-type="float" office:value="0.03602">
                <text:p>0.03602</text:p>
              </table:table-cell>
              <table:table-cell office:value-type="float" office:value="0.02675">
                <text:p>0.02675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20714">
                <text:p>0.20714</text:p>
              </table:table-cell>
              <table:table-cell office:value-type="float" office:value="0.05422">
                <text:p>0.05422</text:p>
              </table:table-cell>
              <table:table-cell office:value-type="float" office:value="0.03594">
                <text:p>0.03594</text:p>
              </table:table-cell>
              <table:table-cell office:value-type="float" office:value="0.02671">
                <text:p>0.02671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20655">
                <text:p>0.20655</text:p>
              </table:table-cell>
              <table:table-cell office:value-type="float" office:value="0.05411">
                <text:p>0.05411</text:p>
              </table:table-cell>
              <table:table-cell office:value-type="float" office:value="0.03586">
                <text:p>0.03586</text:p>
              </table:table-cell>
              <table:table-cell office:value-type="float" office:value="0.02667">
                <text:p>0.02667</text:p>
              </table:table-cell>
              <table:table-cell office:value-type="float" office:value="0.01081">
                <text:p>0.010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20596">
                <text:p>0.20596</text:p>
              </table:table-cell>
              <table:table-cell office:value-type="float" office:value="0.054">
                <text:p>0.054</text:p>
              </table:table-cell>
              <table:table-cell office:value-type="float" office:value="0.03579">
                <text:p>0.03579</text:p>
              </table:table-cell>
              <table:table-cell office:value-type="float" office:value="0.02664">
                <text:p>0.02664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20536">
                <text:p>0.20536</text:p>
              </table:table-cell>
              <table:table-cell office:value-type="float" office:value="0.05389">
                <text:p>0.05389</text:p>
              </table:table-cell>
              <table:table-cell office:value-type="float" office:value="0.03571">
                <text:p>0.03571</text:p>
              </table:table-cell>
              <table:table-cell office:value-type="float" office:value="0.0266">
                <text:p>0.0266</text:p>
              </table:table-cell>
              <table:table-cell office:value-type="float" office:value="0.01124">
                <text:p>0.011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20477">
                <text:p>0.20477</text:p>
              </table:table-cell>
              <table:table-cell office:value-type="float" office:value="0.05378">
                <text:p>0.05378</text:p>
              </table:table-cell>
              <table:table-cell office:value-type="float" office:value="0.03563">
                <text:p>0.03563</text:p>
              </table:table-cell>
              <table:table-cell office:value-type="float" office:value="0.02657">
                <text:p>0.02657</text:p>
              </table:table-cell>
              <table:table-cell office:value-type="float" office:value="0.01146">
                <text:p>0.011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20418">
                <text:p>0.20418</text:p>
              </table:table-cell>
              <table:table-cell office:value-type="float" office:value="0.05367">
                <text:p>0.05367</text:p>
              </table:table-cell>
              <table:table-cell office:value-type="float" office:value="0.03556">
                <text:p>0.03556</text:p>
              </table:table-cell>
              <table:table-cell office:value-type="float" office:value="0.02653">
                <text:p>0.02653</text:p>
              </table:table-cell>
              <table:table-cell office:value-type="float" office:value="0.01169">
                <text:p>0.011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20358">
                <text:p>0.20358</text:p>
              </table:table-cell>
              <table:table-cell office:value-type="float" office:value="0.05356">
                <text:p>0.05356</text:p>
              </table:table-cell>
              <table:table-cell office:value-type="float" office:value="0.03548">
                <text:p>0.03548</text:p>
              </table:table-cell>
              <table:table-cell office:value-type="float" office:value="0.0265">
                <text:p>0.0265</text:p>
              </table:table-cell>
              <table:table-cell office:value-type="float" office:value="0.01192">
                <text:p>0.011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20298">
                <text:p>0.20298</text:p>
              </table:table-cell>
              <table:table-cell office:value-type="float" office:value="0.05346">
                <text:p>0.05346</text:p>
              </table:table-cell>
              <table:table-cell office:value-type="float" office:value="0.0354">
                <text:p>0.0354</text:p>
              </table:table-cell>
              <table:table-cell office:value-type="float" office:value="0.02647">
                <text:p>0.02647</text:p>
              </table:table-cell>
              <table:table-cell office:value-type="float" office:value="0.01216">
                <text:p>0.012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20239">
                <text:p>0.20239</text:p>
              </table:table-cell>
              <table:table-cell office:value-type="float" office:value="0.05335">
                <text:p>0.05335</text:p>
              </table:table-cell>
              <table:table-cell office:value-type="float" office:value="0.03532">
                <text:p>0.03532</text:p>
              </table:table-cell>
              <table:table-cell office:value-type="float" office:value="0.02644">
                <text:p>0.02644</text:p>
              </table:table-cell>
              <table:table-cell office:value-type="float" office:value="0.01241">
                <text:p>0.012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20179">
                <text:p>0.20179</text:p>
              </table:table-cell>
              <table:table-cell office:value-type="float" office:value="0.05325">
                <text:p>0.05325</text:p>
              </table:table-cell>
              <table:table-cell office:value-type="float" office:value="0.03525">
                <text:p>0.03525</text:p>
              </table:table-cell>
              <table:table-cell office:value-type="float" office:value="0.02641">
                <text:p>0.02641</text:p>
              </table:table-cell>
              <table:table-cell office:value-type="float" office:value="0.01266">
                <text:p>0.012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20119">
                <text:p>0.20119</text:p>
              </table:table-cell>
              <table:table-cell office:value-type="float" office:value="0.05315">
                <text:p>0.05315</text:p>
              </table:table-cell>
              <table:table-cell office:value-type="float" office:value="0.03517">
                <text:p>0.03517</text:p>
              </table:table-cell>
              <table:table-cell office:value-type="float" office:value="0.02638">
                <text:p>0.02638</text:p>
              </table:table-cell>
              <table:table-cell office:value-type="float" office:value="0.01291">
                <text:p>0.012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20059">
                <text:p>0.20059</text:p>
              </table:table-cell>
              <table:table-cell office:value-type="float" office:value="0.05305">
                <text:p>0.05305</text:p>
              </table:table-cell>
              <table:table-cell office:value-type="float" office:value="0.03509">
                <text:p>0.03509</text:p>
              </table:table-cell>
              <table:table-cell office:value-type="float" office:value="0.02635">
                <text:p>0.02635</text:p>
              </table:table-cell>
              <table:table-cell office:value-type="float" office:value="0.01317">
                <text:p>0.013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19998">
                <text:p>0.19998</text:p>
              </table:table-cell>
              <table:table-cell office:value-type="float" office:value="0.05295">
                <text:p>0.05295</text:p>
              </table:table-cell>
              <table:table-cell office:value-type="float" office:value="0.03502">
                <text:p>0.03502</text:p>
              </table:table-cell>
              <table:table-cell office:value-type="float" office:value="0.02633">
                <text:p>0.02633</text:p>
              </table:table-cell>
              <table:table-cell office:value-type="float" office:value="0.01344">
                <text:p>0.013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19938">
                <text:p>0.19938</text:p>
              </table:table-cell>
              <table:table-cell office:value-type="float" office:value="0.05285">
                <text:p>0.05285</text:p>
              </table:table-cell>
              <table:table-cell office:value-type="float" office:value="0.03494">
                <text:p>0.03494</text:p>
              </table:table-cell>
              <table:table-cell office:value-type="float" office:value="0.02631">
                <text:p>0.02631</text:p>
              </table:table-cell>
              <table:table-cell office:value-type="float" office:value="0.01371">
                <text:p>0.013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19878">
                <text:p>0.19878</text:p>
              </table:table-cell>
              <table:table-cell office:value-type="float" office:value="0.05275">
                <text:p>0.05275</text:p>
              </table:table-cell>
              <table:table-cell office:value-type="float" office:value="0.03486">
                <text:p>0.03486</text:p>
              </table:table-cell>
              <table:table-cell office:value-type="float" office:value="0.02629">
                <text:p>0.02629</text:p>
              </table:table-cell>
              <table:table-cell office:value-type="float" office:value="0.01399">
                <text:p>0.013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19817">
                <text:p>0.19817</text:p>
              </table:table-cell>
              <table:table-cell office:value-type="float" office:value="0.05265">
                <text:p>0.05265</text:p>
              </table:table-cell>
              <table:table-cell office:value-type="float" office:value="0.03479">
                <text:p>0.03479</text:p>
              </table:table-cell>
              <table:table-cell office:value-type="float" office:value="0.02627">
                <text:p>0.02627</text:p>
              </table:table-cell>
              <table:table-cell office:value-type="float" office:value="0.01427">
                <text:p>0.014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19757">
                <text:p>0.19757</text:p>
              </table:table-cell>
              <table:table-cell office:value-type="float" office:value="0.05255">
                <text:p>0.05255</text:p>
              </table:table-cell>
              <table:table-cell office:value-type="float" office:value="0.03471">
                <text:p>0.03471</text:p>
              </table:table-cell>
              <table:table-cell office:value-type="float" office:value="0.02626">
                <text:p>0.02626</text:p>
              </table:table-cell>
              <table:table-cell office:value-type="float" office:value="0.01455">
                <text:p>0.01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19696">
                <text:p>0.19696</text:p>
              </table:table-cell>
              <table:table-cell office:value-type="float" office:value="0.05246">
                <text:p>0.05246</text:p>
              </table:table-cell>
              <table:table-cell office:value-type="float" office:value="0.03463">
                <text:p>0.03463</text:p>
              </table:table-cell>
              <table:table-cell office:value-type="float" office:value="0.02624">
                <text:p>0.02624</text:p>
              </table:table-cell>
              <table:table-cell office:value-type="float" office:value="0.01484">
                <text:p>0.014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19635">
                <text:p>0.19635</text:p>
              </table:table-cell>
              <table:table-cell office:value-type="float" office:value="0.05236">
                <text:p>0.05236</text:p>
              </table:table-cell>
              <table:table-cell office:value-type="float" office:value="0.03456">
                <text:p>0.03456</text:p>
              </table:table-cell>
              <table:table-cell office:value-type="float" office:value="0.02623">
                <text:p>0.02623</text:p>
              </table:table-cell>
              <table:table-cell office:value-type="float" office:value="0.01514">
                <text:p>0.015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19574">
                <text:p>0.19574</text:p>
              </table:table-cell>
              <table:table-cell office:value-type="float" office:value="0.05227">
                <text:p>0.05227</text:p>
              </table:table-cell>
              <table:table-cell office:value-type="float" office:value="0.03448">
                <text:p>0.03448</text:p>
              </table:table-cell>
              <table:table-cell office:value-type="float" office:value="0.02622">
                <text:p>0.02622</text:p>
              </table:table-cell>
              <table:table-cell office:value-type="float" office:value="0.01544">
                <text:p>0.015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19513">
                <text:p>0.19513</text:p>
              </table:table-cell>
              <table:table-cell office:value-type="float" office:value="0.05218">
                <text:p>0.05218</text:p>
              </table:table-cell>
              <table:table-cell office:value-type="float" office:value="0.0344">
                <text:p>0.0344</text:p>
              </table:table-cell>
              <table:table-cell office:value-type="float" office:value="0.02622">
                <text:p>0.02622</text:p>
              </table:table-cell>
              <table:table-cell office:value-type="float" office:value="0.01574">
                <text:p>0.015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9452">
                <text:p>0.19452</text:p>
              </table:table-cell>
              <table:table-cell office:value-type="float" office:value="0.05208">
                <text:p>0.05208</text:p>
              </table:table-cell>
              <table:table-cell office:value-type="float" office:value="0.03433">
                <text:p>0.03433</text:p>
              </table:table-cell>
              <table:table-cell office:value-type="float" office:value="0.02622">
                <text:p>0.02622</text:p>
              </table:table-cell>
              <table:table-cell office:value-type="float" office:value="0.01605">
                <text:p>0.016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19391">
                <text:p>0.19391</text:p>
              </table:table-cell>
              <table:table-cell office:value-type="float" office:value="0.05199">
                <text:p>0.05199</text:p>
              </table:table-cell>
              <table:table-cell office:value-type="float" office:value="0.03425">
                <text:p>0.03425</text:p>
              </table:table-cell>
              <table:table-cell office:value-type="float" office:value="0.02622">
                <text:p>0.02622</text:p>
              </table:table-cell>
              <table:table-cell office:value-type="float" office:value="0.01636">
                <text:p>0.016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19329">
                <text:p>0.19329</text:p>
              </table:table-cell>
              <table:table-cell office:value-type="float" office:value="0.0519">
                <text:p>0.0519</text:p>
              </table:table-cell>
              <table:table-cell office:value-type="float" office:value="0.03417">
                <text:p>0.03417</text:p>
              </table:table-cell>
              <table:table-cell office:value-type="float" office:value="0.02622">
                <text:p>0.0262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19268">
                <text:p>0.19268</text:p>
              </table:table-cell>
              <table:table-cell office:value-type="float" office:value="0.05181">
                <text:p>0.05181</text:p>
              </table:table-cell>
              <table:table-cell office:value-type="float" office:value="0.0341">
                <text:p>0.0341</text:p>
              </table:table-cell>
              <table:table-cell office:value-type="float" office:value="0.02623">
                <text:p>0.02623</text:p>
              </table:table-cell>
              <table:table-cell office:value-type="float" office:value="0.01699">
                <text:p>0.016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19206">
                <text:p>0.19206</text:p>
              </table:table-cell>
              <table:table-cell office:value-type="float" office:value="0.05172">
                <text:p>0.05172</text:p>
              </table:table-cell>
              <table:table-cell office:value-type="float" office:value="0.03402">
                <text:p>0.03402</text:p>
              </table:table-cell>
              <table:table-cell office:value-type="float" office:value="0.02624">
                <text:p>0.02624</text:p>
              </table:table-cell>
              <table:table-cell office:value-type="float" office:value="0.01731">
                <text:p>0.017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19145">
                <text:p>0.19145</text:p>
              </table:table-cell>
              <table:table-cell office:value-type="float" office:value="0.05163">
                <text:p>0.05163</text:p>
              </table:table-cell>
              <table:table-cell office:value-type="float" office:value="0.03394">
                <text:p>0.03394</text:p>
              </table:table-cell>
              <table:table-cell office:value-type="float" office:value="0.02625">
                <text:p>0.02625</text:p>
              </table:table-cell>
              <table:table-cell office:value-type="float" office:value="0.01763">
                <text:p>0.017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19083">
                <text:p>0.19083</text:p>
              </table:table-cell>
              <table:table-cell office:value-type="float" office:value="0.05155">
                <text:p>0.05155</text:p>
              </table:table-cell>
              <table:table-cell office:value-type="float" office:value="0.03387">
                <text:p>0.03387</text:p>
              </table:table-cell>
              <table:table-cell office:value-type="float" office:value="0.02627">
                <text:p>0.02627</text:p>
              </table:table-cell>
              <table:table-cell office:value-type="float" office:value="0.01796">
                <text:p>0.017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19021">
                <text:p>0.19021</text:p>
              </table:table-cell>
              <table:table-cell office:value-type="float" office:value="0.05146">
                <text:p>0.05146</text:p>
              </table:table-cell>
              <table:table-cell office:value-type="float" office:value="0.03379">
                <text:p>0.03379</text:p>
              </table:table-cell>
              <table:table-cell office:value-type="float" office:value="0.0263">
                <text:p>0.0263</text:p>
              </table:table-cell>
              <table:table-cell office:value-type="float" office:value="0.01829">
                <text:p>0.018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18959">
                <text:p>0.18959</text:p>
              </table:table-cell>
              <table:table-cell office:value-type="float" office:value="0.05137">
                <text:p>0.05137</text:p>
              </table:table-cell>
              <table:table-cell office:value-type="float" office:value="0.03371">
                <text:p>0.03371</text:p>
              </table:table-cell>
              <table:table-cell office:value-type="float" office:value="0.02632">
                <text:p>0.02632</text:p>
              </table:table-cell>
              <table:table-cell office:value-type="float" office:value="0.01861">
                <text:p>0.018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18898">
                <text:p>0.18898</text:p>
              </table:table-cell>
              <table:table-cell office:value-type="float" office:value="0.05129">
                <text:p>0.05129</text:p>
              </table:table-cell>
              <table:table-cell office:value-type="float" office:value="0.03364">
                <text:p>0.03364</text:p>
              </table:table-cell>
              <table:table-cell office:value-type="float" office:value="0.02635">
                <text:p>0.02635</text:p>
              </table:table-cell>
              <table:table-cell office:value-type="float" office:value="0.01895">
                <text:p>0.018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18836">
                <text:p>0.18836</text:p>
              </table:table-cell>
              <table:table-cell office:value-type="float" office:value="0.0512">
                <text:p>0.0512</text:p>
              </table:table-cell>
              <table:table-cell office:value-type="float" office:value="0.03356">
                <text:p>0.03356</text:p>
              </table:table-cell>
              <table:table-cell office:value-type="float" office:value="0.02639">
                <text:p>0.02639</text:p>
              </table:table-cell>
              <table:table-cell office:value-type="float" office:value="0.01928">
                <text:p>0.019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18773">
                <text:p>0.18773</text:p>
              </table:table-cell>
              <table:table-cell office:value-type="float" office:value="0.05112">
                <text:p>0.05112</text:p>
              </table:table-cell>
              <table:table-cell office:value-type="float" office:value="0.03349">
                <text:p>0.03349</text:p>
              </table:table-cell>
              <table:table-cell office:value-type="float" office:value="0.02643">
                <text:p>0.02643</text:p>
              </table:table-cell>
              <table:table-cell office:value-type="float" office:value="0.01961">
                <text:p>0.019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18711">
                <text:p>0.18711</text:p>
              </table:table-cell>
              <table:table-cell office:value-type="float" office:value="0.05103">
                <text:p>0.05103</text:p>
              </table:table-cell>
              <table:table-cell office:value-type="float" office:value="0.03341">
                <text:p>0.03341</text:p>
              </table:table-cell>
              <table:table-cell office:value-type="float" office:value="0.02647">
                <text:p>0.02647</text:p>
              </table:table-cell>
              <table:table-cell office:value-type="float" office:value="0.01995">
                <text:p>0.019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18649">
                <text:p>0.18649</text:p>
              </table:table-cell>
              <table:table-cell office:value-type="float" office:value="0.05095">
                <text:p>0.05095</text:p>
              </table:table-cell>
              <table:table-cell office:value-type="float" office:value="0.03333">
                <text:p>0.03333</text:p>
              </table:table-cell>
              <table:table-cell office:value-type="float" office:value="0.02652">
                <text:p>0.02652</text:p>
              </table:table-cell>
              <table:table-cell office:value-type="float" office:value="0.02028">
                <text:p>0.020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18587">
                <text:p>0.18587</text:p>
              </table:table-cell>
              <table:table-cell office:value-type="float" office:value="0.05087">
                <text:p>0.05087</text:p>
              </table:table-cell>
              <table:table-cell office:value-type="float" office:value="0.03326">
                <text:p>0.03326</text:p>
              </table:table-cell>
              <table:table-cell office:value-type="float" office:value="0.02658">
                <text:p>0.02658</text:p>
              </table:table-cell>
              <table:table-cell office:value-type="float" office:value="0.02061">
                <text:p>0.020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18524">
                <text:p>0.18524</text:p>
              </table:table-cell>
              <table:table-cell office:value-type="float" office:value="0.05079">
                <text:p>0.05079</text:p>
              </table:table-cell>
              <table:table-cell office:value-type="float" office:value="0.03318">
                <text:p>0.03318</text:p>
              </table:table-cell>
              <table:table-cell office:value-type="float" office:value="0.02663">
                <text:p>0.02663</text:p>
              </table:table-cell>
              <table:table-cell office:value-type="float" office:value="0.02095">
                <text:p>0.020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18462">
                <text:p>0.18462</text:p>
              </table:table-cell>
              <table:table-cell office:value-type="float" office:value="0.05071">
                <text:p>0.05071</text:p>
              </table:table-cell>
              <table:table-cell office:value-type="float" office:value="0.03311">
                <text:p>0.03311</text:p>
              </table:table-cell>
              <table:table-cell office:value-type="float" office:value="0.0267">
                <text:p>0.0267</text:p>
              </table:table-cell>
              <table:table-cell office:value-type="float" office:value="0.02128">
                <text:p>0.021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18399">
                <text:p>0.18399</text:p>
              </table:table-cell>
              <table:table-cell office:value-type="float" office:value="0.05062">
                <text:p>0.05062</text:p>
              </table:table-cell>
              <table:table-cell office:value-type="float" office:value="0.03303">
                <text:p>0.03303</text:p>
              </table:table-cell>
              <table:table-cell office:value-type="float" office:value="0.02677">
                <text:p>0.02677</text:p>
              </table:table-cell>
              <table:table-cell office:value-type="float" office:value="0.02161">
                <text:p>0.021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18336">
                <text:p>0.18336</text:p>
              </table:table-cell>
              <table:table-cell office:value-type="float" office:value="0.05055">
                <text:p>0.05055</text:p>
              </table:table-cell>
              <table:table-cell office:value-type="float" office:value="0.03296">
                <text:p>0.03296</text:p>
              </table:table-cell>
              <table:table-cell office:value-type="float" office:value="0.02684">
                <text:p>0.02684</text:p>
              </table:table-cell>
              <table:table-cell office:value-type="float" office:value="0.02194">
                <text:p>0.021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18274">
                <text:p>0.18274</text:p>
              </table:table-cell>
              <table:table-cell office:value-type="float" office:value="0.05047">
                <text:p>0.05047</text:p>
              </table:table-cell>
              <table:table-cell office:value-type="float" office:value="0.03288">
                <text:p>0.03288</text:p>
              </table:table-cell>
              <table:table-cell office:value-type="float" office:value="0.02692">
                <text:p>0.02692</text:p>
              </table:table-cell>
              <table:table-cell office:value-type="float" office:value="0.02227">
                <text:p>0.022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18211">
                <text:p>0.18211</text:p>
              </table:table-cell>
              <table:table-cell office:value-type="float" office:value="0.05039">
                <text:p>0.05039</text:p>
              </table:table-cell>
              <table:table-cell office:value-type="float" office:value="0.0328">
                <text:p>0.0328</text:p>
              </table:table-cell>
              <table:table-cell office:value-type="float" office:value="0.02701">
                <text:p>0.02701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18148">
                <text:p>0.18148</text:p>
              </table:table-cell>
              <table:table-cell office:value-type="float" office:value="0.05031">
                <text:p>0.05031</text:p>
              </table:table-cell>
              <table:table-cell office:value-type="float" office:value="0.03273">
                <text:p>0.03273</text:p>
              </table:table-cell>
              <table:table-cell office:value-type="float" office:value="0.0271">
                <text:p>0.0271</text:p>
              </table:table-cell>
              <table:table-cell office:value-type="float" office:value="0.02292">
                <text:p>0.022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18085">
                <text:p>0.18085</text:p>
              </table:table-cell>
              <table:table-cell office:value-type="float" office:value="0.05023">
                <text:p>0.05023</text:p>
              </table:table-cell>
              <table:table-cell office:value-type="float" office:value="0.03265">
                <text:p>0.03265</text:p>
              </table:table-cell>
              <table:table-cell office:value-type="float" office:value="0.0272">
                <text:p>0.0272</text:p>
              </table:table-cell>
              <table:table-cell office:value-type="float" office:value="0.02324">
                <text:p>0.023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18022">
                <text:p>0.18022</text:p>
              </table:table-cell>
              <table:table-cell office:value-type="float" office:value="0.05015">
                <text:p>0.05015</text:p>
              </table:table-cell>
              <table:table-cell office:value-type="float" office:value="0.03258">
                <text:p>0.03258</text:p>
              </table:table-cell>
              <table:table-cell office:value-type="float" office:value="0.0273">
                <text:p>0.0273</text:p>
              </table:table-cell>
              <table:table-cell office:value-type="float" office:value="0.02356">
                <text:p>0.023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17959">
                <text:p>0.17959</text:p>
              </table:table-cell>
              <table:table-cell office:value-type="float" office:value="0.05008">
                <text:p>0.05008</text:p>
              </table:table-cell>
              <table:table-cell office:value-type="float" office:value="0.0325">
                <text:p>0.0325</text:p>
              </table:table-cell>
              <table:table-cell office:value-type="float" office:value="0.02741">
                <text:p>0.02741</text:p>
              </table:table-cell>
              <table:table-cell office:value-type="float" office:value="0.02388">
                <text:p>0.023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17896">
                <text:p>0.17896</text:p>
              </table:table-cell>
              <table:table-cell office:value-type="float" office:value="0.05">
                <text:p>0.05</text:p>
              </table:table-cell>
              <table:table-cell office:value-type="float" office:value="0.03243">
                <text:p>0.03243</text:p>
              </table:table-cell>
              <table:table-cell office:value-type="float" office:value="0.02752">
                <text:p>0.02752</text:p>
              </table:table-cell>
              <table:table-cell office:value-type="float" office:value="0.02419">
                <text:p>0.024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17833">
                <text:p>0.17833</text:p>
              </table:table-cell>
              <table:table-cell office:value-type="float" office:value="0.04993">
                <text:p>0.04993</text:p>
              </table:table-cell>
              <table:table-cell office:value-type="float" office:value="0.03235">
                <text:p>0.03235</text:p>
              </table:table-cell>
              <table:table-cell office:value-type="float" office:value="0.02764">
                <text:p>0.02764</text:p>
              </table:table-cell>
              <table:table-cell office:value-type="float" office:value="0.02449">
                <text:p>0.024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1777">
                <text:p>0.1777</text:p>
              </table:table-cell>
              <table:table-cell office:value-type="float" office:value="0.04985">
                <text:p>0.04985</text:p>
              </table:table-cell>
              <table:table-cell office:value-type="float" office:value="0.03228">
                <text:p>0.03228</text:p>
              </table:table-cell>
              <table:table-cell office:value-type="float" office:value="0.02777">
                <text:p>0.02777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17707">
                <text:p>0.17707</text:p>
              </table:table-cell>
              <table:table-cell office:value-type="float" office:value="0.04978">
                <text:p>0.04978</text:p>
              </table:table-cell>
              <table:table-cell office:value-type="float" office:value="0.0322">
                <text:p>0.0322</text:p>
              </table:table-cell>
              <table:table-cell office:value-type="float" office:value="0.0279">
                <text:p>0.0279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17644">
                <text:p>0.17644</text:p>
              </table:table-cell>
              <table:table-cell office:value-type="float" office:value="0.04971">
                <text:p>0.04971</text:p>
              </table:table-cell>
              <table:table-cell office:value-type="float" office:value="0.03213">
                <text:p>0.03213</text:p>
              </table:table-cell>
              <table:table-cell office:value-type="float" office:value="0.02804">
                <text:p>0.02804</text:p>
              </table:table-cell>
              <table:table-cell office:value-type="float" office:value="0.02539">
                <text:p>0.025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17581">
                <text:p>0.17581</text:p>
              </table:table-cell>
              <table:table-cell office:value-type="float" office:value="0.04963">
                <text:p>0.04963</text:p>
              </table:table-cell>
              <table:table-cell office:value-type="float" office:value="0.03205">
                <text:p>0.03205</text:p>
              </table:table-cell>
              <table:table-cell office:value-type="float" office:value="0.02819">
                <text:p>0.02819</text:p>
              </table:table-cell>
              <table:table-cell office:value-type="float" office:value="0.02568">
                <text:p>0.025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17517">
                <text:p>0.17517</text:p>
              </table:table-cell>
              <table:table-cell office:value-type="float" office:value="0.04956">
                <text:p>0.04956</text:p>
              </table:table-cell>
              <table:table-cell office:value-type="float" office:value="0.03198">
                <text:p>0.03198</text:p>
              </table:table-cell>
              <table:table-cell office:value-type="float" office:value="0.02833">
                <text:p>0.02833</text:p>
              </table:table-cell>
              <table:table-cell office:value-type="float" office:value="0.02596">
                <text:p>0.025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17454">
                <text:p>0.17454</text:p>
              </table:table-cell>
              <table:table-cell office:value-type="float" office:value="0.04949">
                <text:p>0.04949</text:p>
              </table:table-cell>
              <table:table-cell office:value-type="float" office:value="0.0319">
                <text:p>0.0319</text:p>
              </table:table-cell>
              <table:table-cell office:value-type="float" office:value="0.02849">
                <text:p>0.02849</text:p>
              </table:table-cell>
              <table:table-cell office:value-type="float" office:value="0.02624">
                <text:p>0.026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17391">
                <text:p>0.17391</text:p>
              </table:table-cell>
              <table:table-cell office:value-type="float" office:value="0.04942">
                <text:p>0.04942</text:p>
              </table:table-cell>
              <table:table-cell office:value-type="float" office:value="0.03183">
                <text:p>0.03183</text:p>
              </table:table-cell>
              <table:table-cell office:value-type="float" office:value="0.02865">
                <text:p>0.02865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17327">
                <text:p>0.17327</text:p>
              </table:table-cell>
              <table:table-cell office:value-type="float" office:value="0.04934">
                <text:p>0.04934</text:p>
              </table:table-cell>
              <table:table-cell office:value-type="float" office:value="0.03175">
                <text:p>0.03175</text:p>
              </table:table-cell>
              <table:table-cell office:value-type="float" office:value="0.02882">
                <text:p>0.02882</text:p>
              </table:table-cell>
              <table:table-cell office:value-type="float" office:value="0.02678">
                <text:p>0.026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17264">
                <text:p>0.17264</text:p>
              </table:table-cell>
              <table:table-cell office:value-type="float" office:value="0.04927">
                <text:p>0.04927</text:p>
              </table:table-cell>
              <table:table-cell office:value-type="float" office:value="0.03168">
                <text:p>0.03168</text:p>
              </table:table-cell>
              <table:table-cell office:value-type="float" office:value="0.02899">
                <text:p>0.02899</text:p>
              </table:table-cell>
              <table:table-cell office:value-type="float" office:value="0.02704">
                <text:p>0.027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17201">
                <text:p>0.17201</text:p>
              </table:table-cell>
              <table:table-cell office:value-type="float" office:value="0.0492">
                <text:p>0.0492</text:p>
              </table:table-cell>
              <table:table-cell office:value-type="float" office:value="0.03161">
                <text:p>0.03161</text:p>
              </table:table-cell>
              <table:table-cell office:value-type="float" office:value="0.02916">
                <text:p>0.02916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17137">
                <text:p>0.17137</text:p>
              </table:table-cell>
              <table:table-cell office:value-type="float" office:value="0.04913">
                <text:p>0.04913</text:p>
              </table:table-cell>
              <table:table-cell office:value-type="float" office:value="0.03153">
                <text:p>0.03153</text:p>
              </table:table-cell>
              <table:table-cell office:value-type="float" office:value="0.02934">
                <text:p>0.02934</text:p>
              </table:table-cell>
              <table:table-cell office:value-type="float" office:value="0.02755">
                <text:p>0.027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17074">
                <text:p>0.17074</text:p>
              </table:table-cell>
              <table:table-cell office:value-type="float" office:value="0.04907">
                <text:p>0.04907</text:p>
              </table:table-cell>
              <table:table-cell office:value-type="float" office:value="0.03146">
                <text:p>0.03146</text:p>
              </table:table-cell>
              <table:table-cell office:value-type="float" office:value="0.02953">
                <text:p>0.02953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1701">
                <text:p>0.1701</text:p>
              </table:table-cell>
              <table:table-cell office:value-type="float" office:value="0.049">
                <text:p>0.049</text:p>
              </table:table-cell>
              <table:table-cell office:value-type="float" office:value="0.03138">
                <text:p>0.03138</text:p>
              </table:table-cell>
              <table:table-cell office:value-type="float" office:value="0.02972">
                <text:p>0.02972</text:p>
              </table:table-cell>
              <table:table-cell office:value-type="float" office:value="0.02803">
                <text:p>0.028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16947">
                <text:p>0.16947</text:p>
              </table:table-cell>
              <table:table-cell office:value-type="float" office:value="0.04893">
                <text:p>0.04893</text:p>
              </table:table-cell>
              <table:table-cell office:value-type="float" office:value="0.03131">
                <text:p>0.03131</text:p>
              </table:table-cell>
              <table:table-cell office:value-type="float" office:value="0.02991">
                <text:p>0.02991</text:p>
              </table:table-cell>
              <table:table-cell office:value-type="float" office:value="0.02827">
                <text:p>0.028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16883">
                <text:p>0.16883</text:p>
              </table:table-cell>
              <table:table-cell office:value-type="float" office:value="0.04886">
                <text:p>0.04886</text:p>
              </table:table-cell>
              <table:table-cell office:value-type="float" office:value="0.03123">
                <text:p>0.03123</text:p>
              </table:table-cell>
              <table:table-cell office:value-type="float" office:value="0.03011">
                <text:p>0.03011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1682">
                <text:p>0.1682</text:p>
              </table:table-cell>
              <table:table-cell office:value-type="float" office:value="0.04879">
                <text:p>0.04879</text:p>
              </table:table-cell>
              <table:table-cell office:value-type="float" office:value="0.03116">
                <text:p>0.03116</text:p>
              </table:table-cell>
              <table:table-cell office:value-type="float" office:value="0.03031">
                <text:p>0.03031</text:p>
              </table:table-cell>
              <table:table-cell office:value-type="float" office:value="0.02871">
                <text:p>0.028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16757">
                <text:p>0.16757</text:p>
              </table:table-cell>
              <table:table-cell office:value-type="float" office:value="0.04873">
                <text:p>0.04873</text:p>
              </table:table-cell>
              <table:table-cell office:value-type="float" office:value="0.03109">
                <text:p>0.03109</text:p>
              </table:table-cell>
              <table:table-cell office:value-type="float" office:value="0.03051">
                <text:p>0.03051</text:p>
              </table:table-cell>
              <table:table-cell office:value-type="float" office:value="0.02893">
                <text:p>0.028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16693">
                <text:p>0.16693</text:p>
              </table:table-cell>
              <table:table-cell office:value-type="float" office:value="0.04866">
                <text:p>0.04866</text:p>
              </table:table-cell>
              <table:table-cell office:value-type="float" office:value="0.03101">
                <text:p>0.03101</text:p>
              </table:table-cell>
              <table:table-cell office:value-type="float" office:value="0.03071">
                <text:p>0.03071</text:p>
              </table:table-cell>
              <table:table-cell office:value-type="float" office:value="0.02914">
                <text:p>0.029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1663">
                <text:p>0.1663</text:p>
              </table:table-cell>
              <table:table-cell office:value-type="float" office:value="0.0486">
                <text:p>0.0486</text:p>
              </table:table-cell>
              <table:table-cell office:value-type="float" office:value="0.03094">
                <text:p>0.03094</text:p>
              </table:table-cell>
              <table:table-cell office:value-type="float" office:value="0.03092">
                <text:p>0.03092</text:p>
              </table:table-cell>
              <table:table-cell office:value-type="float" office:value="0.02934">
                <text:p>0.029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16566">
                <text:p>0.16566</text:p>
              </table:table-cell>
              <table:table-cell office:value-type="float" office:value="0.04853">
                <text:p>0.04853</text:p>
              </table:table-cell>
              <table:table-cell office:value-type="float" office:value="0.03086">
                <text:p>0.03086</text:p>
              </table:table-cell>
              <table:table-cell office:value-type="float" office:value="0.03112">
                <text:p>0.03112</text:p>
              </table:table-cell>
              <table:table-cell office:value-type="float" office:value="0.02954">
                <text:p>0.029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16503">
                <text:p>0.16503</text:p>
              </table:table-cell>
              <table:table-cell office:value-type="float" office:value="0.04846">
                <text:p>0.04846</text:p>
              </table:table-cell>
              <table:table-cell office:value-type="float" office:value="0.03079">
                <text:p>0.03079</text:p>
              </table:table-cell>
              <table:table-cell office:value-type="float" office:value="0.03133">
                <text:p>0.03133</text:p>
              </table:table-cell>
              <table:table-cell office:value-type="float" office:value="0.02973">
                <text:p>0.029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1644">
                <text:p>0.1644</text:p>
              </table:table-cell>
              <table:table-cell office:value-type="float" office:value="0.0484">
                <text:p>0.0484</text:p>
              </table:table-cell>
              <table:table-cell office:value-type="float" office:value="0.03072">
                <text:p>0.03072</text:p>
              </table:table-cell>
              <table:table-cell office:value-type="float" office:value="0.03154">
                <text:p>0.03154</text:p>
              </table:table-cell>
              <table:table-cell office:value-type="float" office:value="0.02991">
                <text:p>0.02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16376">
                <text:p>0.16376</text:p>
              </table:table-cell>
              <table:table-cell office:value-type="float" office:value="0.04834">
                <text:p>0.04834</text:p>
              </table:table-cell>
              <table:table-cell office:value-type="float" office:value="0.03064">
                <text:p>0.03064</text:p>
              </table:table-cell>
              <table:table-cell office:value-type="float" office:value="0.03174">
                <text:p>0.03174</text:p>
              </table:table-cell>
              <table:table-cell office:value-type="float" office:value="0.03009">
                <text:p>0.030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6313">
                <text:p>0.16313</text:p>
              </table:table-cell>
              <table:table-cell office:value-type="float" office:value="0.04827">
                <text:p>0.04827</text:p>
              </table:table-cell>
              <table:table-cell office:value-type="float" office:value="0.03057">
                <text:p>0.03057</text:p>
              </table:table-cell>
              <table:table-cell office:value-type="float" office:value="0.03195">
                <text:p>0.03195</text:p>
              </table:table-cell>
              <table:table-cell office:value-type="float" office:value="0.03027">
                <text:p>0.030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1625">
                <text:p>0.1625</text:p>
              </table:table-cell>
              <table:table-cell office:value-type="float" office:value="0.04821">
                <text:p>0.04821</text:p>
              </table:table-cell>
              <table:table-cell office:value-type="float" office:value="0.0305">
                <text:p>0.0305</text:p>
              </table:table-cell>
              <table:table-cell office:value-type="float" office:value="0.03215">
                <text:p>0.03215</text:p>
              </table:table-cell>
              <table:table-cell office:value-type="float" office:value="0.03043">
                <text:p>0.030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16186">
                <text:p>0.16186</text:p>
              </table:table-cell>
              <table:table-cell office:value-type="float" office:value="0.04815">
                <text:p>0.04815</text:p>
              </table:table-cell>
              <table:table-cell office:value-type="float" office:value="0.03042">
                <text:p>0.03042</text:p>
              </table:table-cell>
              <table:table-cell office:value-type="float" office:value="0.03235">
                <text:p>0.03235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16123">
                <text:p>0.16123</text:p>
              </table:table-cell>
              <table:table-cell office:value-type="float" office:value="0.04808">
                <text:p>0.04808</text:p>
              </table:table-cell>
              <table:table-cell office:value-type="float" office:value="0.03035">
                <text:p>0.03035</text:p>
              </table:table-cell>
              <table:table-cell office:value-type="float" office:value="0.03255">
                <text:p>0.03255</text:p>
              </table:table-cell>
              <table:table-cell office:value-type="float" office:value="0.03076">
                <text:p>0.030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1606">
                <text:p>0.1606</text:p>
              </table:table-cell>
              <table:table-cell office:value-type="float" office:value="0.04802">
                <text:p>0.04802</text:p>
              </table:table-cell>
              <table:table-cell office:value-type="float" office:value="0.03028">
                <text:p>0.03028</text:p>
              </table:table-cell>
              <table:table-cell office:value-type="float" office:value="0.03274">
                <text:p>0.03274</text:p>
              </table:table-cell>
              <table:table-cell office:value-type="float" office:value="0.03091">
                <text:p>0.030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15997">
                <text:p>0.15997</text:p>
              </table:table-cell>
              <table:table-cell office:value-type="float" office:value="0.04796">
                <text:p>0.04796</text:p>
              </table:table-cell>
              <table:table-cell office:value-type="float" office:value="0.0302">
                <text:p>0.0302</text:p>
              </table:table-cell>
              <table:table-cell office:value-type="float" office:value="0.03293">
                <text:p>0.03293</text:p>
              </table:table-cell>
              <table:table-cell office:value-type="float" office:value="0.03106">
                <text:p>0.031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15934">
                <text:p>0.15934</text:p>
              </table:table-cell>
              <table:table-cell office:value-type="float" office:value="0.0479">
                <text:p>0.0479</text:p>
              </table:table-cell>
              <table:table-cell office:value-type="float" office:value="0.03013">
                <text:p>0.03013</text:p>
              </table:table-cell>
              <table:table-cell office:value-type="float" office:value="0.03311">
                <text:p>0.03311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15871">
                <text:p>0.15871</text:p>
              </table:table-cell>
              <table:table-cell office:value-type="float" office:value="0.04784">
                <text:p>0.04784</text:p>
              </table:table-cell>
              <table:table-cell office:value-type="float" office:value="0.03006">
                <text:p>0.03006</text:p>
              </table:table-cell>
              <table:table-cell office:value-type="float" office:value="0.03328">
                <text:p>0.03328</text:p>
              </table:table-cell>
              <table:table-cell office:value-type="float" office:value="0.03134">
                <text:p>0.031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15808">
                <text:p>0.15808</text:p>
              </table:table-cell>
              <table:table-cell office:value-type="float" office:value="0.04778">
                <text:p>0.04778</text:p>
              </table:table-cell>
              <table:table-cell office:value-type="float" office:value="0.02999">
                <text:p>0.02999</text:p>
              </table:table-cell>
              <table:table-cell office:value-type="float" office:value="0.03345">
                <text:p>0.03345</text:p>
              </table:table-cell>
              <table:table-cell office:value-type="float" office:value="0.03148">
                <text:p>0.031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15745">
                <text:p>0.15745</text:p>
              </table:table-cell>
              <table:table-cell office:value-type="float" office:value="0.04772">
                <text:p>0.04772</text:p>
              </table:table-cell>
              <table:table-cell office:value-type="float" office:value="0.02991">
                <text:p>0.02991</text:p>
              </table:table-cell>
              <table:table-cell office:value-type="float" office:value="0.0336">
                <text:p>0.0336</text:p>
              </table:table-cell>
              <table:table-cell office:value-type="float" office:value="0.03161">
                <text:p>0.031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15682">
                <text:p>0.15682</text:p>
              </table:table-cell>
              <table:table-cell office:value-type="float" office:value="0.04766">
                <text:p>0.04766</text:p>
              </table:table-cell>
              <table:table-cell office:value-type="float" office:value="0.02984">
                <text:p>0.02984</text:p>
              </table:table-cell>
              <table:table-cell office:value-type="float" office:value="0.03375">
                <text:p>0.03375</text:p>
              </table:table-cell>
              <table:table-cell office:value-type="float" office:value="0.03173">
                <text:p>0.031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1562">
                <text:p>0.1562</text:p>
              </table:table-cell>
              <table:table-cell office:value-type="float" office:value="0.0476">
                <text:p>0.0476</text:p>
              </table:table-cell>
              <table:table-cell office:value-type="float" office:value="0.02977">
                <text:p>0.02977</text:p>
              </table:table-cell>
              <table:table-cell office:value-type="float" office:value="0.03389">
                <text:p>0.03389</text:p>
              </table:table-cell>
              <table:table-cell office:value-type="float" office:value="0.03186">
                <text:p>0.031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15557">
                <text:p>0.15557</text:p>
              </table:table-cell>
              <table:table-cell office:value-type="float" office:value="0.04754">
                <text:p>0.04754</text:p>
              </table:table-cell>
              <table:table-cell office:value-type="float" office:value="0.0297">
                <text:p>0.0297</text:p>
              </table:table-cell>
              <table:table-cell office:value-type="float" office:value="0.03401">
                <text:p>0.03401</text:p>
              </table:table-cell>
              <table:table-cell office:value-type="float" office:value="0.03198">
                <text:p>0.031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15494">
                <text:p>0.15494</text:p>
              </table:table-cell>
              <table:table-cell office:value-type="float" office:value="0.04748">
                <text:p>0.04748</text:p>
              </table:table-cell>
              <table:table-cell office:value-type="float" office:value="0.02962">
                <text:p>0.02962</text:p>
              </table:table-cell>
              <table:table-cell office:value-type="float" office:value="0.03413">
                <text:p>0.03413</text:p>
              </table:table-cell>
              <table:table-cell office:value-type="float" office:value="0.03209">
                <text:p>0.032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15432">
                <text:p>0.15432</text:p>
              </table:table-cell>
              <table:table-cell office:value-type="float" office:value="0.04742">
                <text:p>0.04742</text:p>
              </table:table-cell>
              <table:table-cell office:value-type="float" office:value="0.02955">
                <text:p>0.02955</text:p>
              </table:table-cell>
              <table:table-cell office:value-type="float" office:value="0.03423">
                <text:p>0.03423</text:p>
              </table:table-cell>
              <table:table-cell office:value-type="float" office:value="0.03221">
                <text:p>0.032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1537">
                <text:p>0.1537</text:p>
              </table:table-cell>
              <table:table-cell office:value-type="float" office:value="0.04736">
                <text:p>0.04736</text:p>
              </table:table-cell>
              <table:table-cell office:value-type="float" office:value="0.02948">
                <text:p>0.02948</text:p>
              </table:table-cell>
              <table:table-cell office:value-type="float" office:value="0.03432">
                <text:p>0.03432</text:p>
              </table:table-cell>
              <table:table-cell office:value-type="float" office:value="0.03232">
                <text:p>0.032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15307">
                <text:p>0.15307</text:p>
              </table:table-cell>
              <table:table-cell office:value-type="float" office:value="0.04731">
                <text:p>0.04731</text:p>
              </table:table-cell>
              <table:table-cell office:value-type="float" office:value="0.02941">
                <text:p>0.02941</text:p>
              </table:table-cell>
              <table:table-cell office:value-type="float" office:value="0.03439">
                <text:p>0.03439</text:p>
              </table:table-cell>
              <table:table-cell office:value-type="float" office:value="0.03243">
                <text:p>0.032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15245">
                <text:p>0.15245</text:p>
              </table:table-cell>
              <table:table-cell office:value-type="float" office:value="0.04725">
                <text:p>0.04725</text:p>
              </table:table-cell>
              <table:table-cell office:value-type="float" office:value="0.02933">
                <text:p>0.02933</text:p>
              </table:table-cell>
              <table:table-cell office:value-type="float" office:value="0.03445">
                <text:p>0.03445</text:p>
              </table:table-cell>
              <table:table-cell office:value-type="float" office:value="0.03253">
                <text:p>0.032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15183">
                <text:p>0.15183</text:p>
              </table:table-cell>
              <table:table-cell office:value-type="float" office:value="0.04719">
                <text:p>0.04719</text:p>
              </table:table-cell>
              <table:table-cell office:value-type="float" office:value="0.02926">
                <text:p>0.02926</text:p>
              </table:table-cell>
              <table:table-cell office:value-type="float" office:value="0.03449">
                <text:p>0.03449</text:p>
              </table:table-cell>
              <table:table-cell office:value-type="float" office:value="0.03263">
                <text:p>0.032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15121">
                <text:p>0.15121</text:p>
              </table:table-cell>
              <table:table-cell office:value-type="float" office:value="0.04714">
                <text:p>0.04714</text:p>
              </table:table-cell>
              <table:table-cell office:value-type="float" office:value="0.02919">
                <text:p>0.02919</text:p>
              </table:table-cell>
              <table:table-cell office:value-type="float" office:value="0.03452">
                <text:p>0.03452</text:p>
              </table:table-cell>
              <table:table-cell office:value-type="float" office:value="0.03274">
                <text:p>0.032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15059">
                <text:p>0.15059</text:p>
              </table:table-cell>
              <table:table-cell office:value-type="float" office:value="0.04708">
                <text:p>0.04708</text:p>
              </table:table-cell>
              <table:table-cell office:value-type="float" office:value="0.02912">
                <text:p>0.02912</text:p>
              </table:table-cell>
              <table:table-cell office:value-type="float" office:value="0.03453">
                <text:p>0.03453</text:p>
              </table:table-cell>
              <table:table-cell office:value-type="float" office:value="0.03284">
                <text:p>0.032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14997">
                <text:p>0.14997</text:p>
              </table:table-cell>
              <table:table-cell office:value-type="float" office:value="0.04702">
                <text:p>0.04702</text:p>
              </table:table-cell>
              <table:table-cell office:value-type="float" office:value="0.02905">
                <text:p>0.02905</text:p>
              </table:table-cell>
              <table:table-cell office:value-type="float" office:value="0.03452">
                <text:p>0.03452</text:p>
              </table:table-cell>
              <table:table-cell office:value-type="float" office:value="0.03293">
                <text:p>0.032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14935">
                <text:p>0.14935</text:p>
              </table:table-cell>
              <table:table-cell office:value-type="float" office:value="0.04697">
                <text:p>0.04697</text:p>
              </table:table-cell>
              <table:table-cell office:value-type="float" office:value="0.02898">
                <text:p>0.02898</text:p>
              </table:table-cell>
              <table:table-cell office:value-type="float" office:value="0.0345">
                <text:p>0.0345</text:p>
              </table:table-cell>
              <table:table-cell office:value-type="float" office:value="0.03303">
                <text:p>0.033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14874">
                <text:p>0.14874</text:p>
              </table:table-cell>
              <table:table-cell office:value-type="float" office:value="0.04691">
                <text:p>0.04691</text:p>
              </table:table-cell>
              <table:table-cell office:value-type="float" office:value="0.0289">
                <text:p>0.0289</text:p>
              </table:table-cell>
              <table:table-cell office:value-type="float" office:value="0.03446">
                <text:p>0.03446</text:p>
              </table:table-cell>
              <table:table-cell office:value-type="float" office:value="0.03312">
                <text:p>0.033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14812">
                <text:p>0.14812</text:p>
              </table:table-cell>
              <table:table-cell office:value-type="float" office:value="0.04686">
                <text:p>0.04686</text:p>
              </table:table-cell>
              <table:table-cell office:value-type="float" office:value="0.02883">
                <text:p>0.02883</text:p>
              </table:table-cell>
              <table:table-cell office:value-type="float" office:value="0.0344">
                <text:p>0.0344</text:p>
              </table:table-cell>
              <table:table-cell office:value-type="float" office:value="0.03322">
                <text:p>0.033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14751">
                <text:p>0.14751</text:p>
              </table:table-cell>
              <table:table-cell office:value-type="float" office:value="0.0468">
                <text:p>0.0468</text:p>
              </table:table-cell>
              <table:table-cell office:value-type="float" office:value="0.02876">
                <text:p>0.02876</text:p>
              </table:table-cell>
              <table:table-cell office:value-type="float" office:value="0.03432">
                <text:p>0.03432</text:p>
              </table:table-cell>
              <table:table-cell office:value-type="float" office:value="0.03331">
                <text:p>0.033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1469">
                <text:p>0.1469</text:p>
              </table:table-cell>
              <table:table-cell office:value-type="float" office:value="0.04675">
                <text:p>0.04675</text:p>
              </table:table-cell>
              <table:table-cell office:value-type="float" office:value="0.02869">
                <text:p>0.02869</text:p>
              </table:table-cell>
              <table:table-cell office:value-type="float" office:value="0.03423">
                <text:p>0.03423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14629">
                <text:p>0.14629</text:p>
              </table:table-cell>
              <table:table-cell office:value-type="float" office:value="0.04669">
                <text:p>0.04669</text:p>
              </table:table-cell>
              <table:table-cell office:value-type="float" office:value="0.02862">
                <text:p>0.02862</text:p>
              </table:table-cell>
              <table:table-cell office:value-type="float" office:value="0.03411">
                <text:p>0.03411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14568">
                <text:p>0.14568</text:p>
              </table:table-cell>
              <table:table-cell office:value-type="float" office:value="0.04664">
                <text:p>0.04664</text:p>
              </table:table-cell>
              <table:table-cell office:value-type="float" office:value="0.02855">
                <text:p>0.02855</text:p>
              </table:table-cell>
              <table:table-cell office:value-type="float" office:value="0.03399">
                <text:p>0.03399</text:p>
              </table:table-cell>
              <table:table-cell office:value-type="float" office:value="0.03359">
                <text:p>0.033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14507">
                <text:p>0.14507</text:p>
              </table:table-cell>
              <table:table-cell office:value-type="float" office:value="0.04659">
                <text:p>0.04659</text:p>
              </table:table-cell>
              <table:table-cell office:value-type="float" office:value="0.02848">
                <text:p>0.02848</text:p>
              </table:table-cell>
              <table:table-cell office:value-type="float" office:value="0.03384">
                <text:p>0.03384</text:p>
              </table:table-cell>
              <table:table-cell office:value-type="float" office:value="0.03368">
                <text:p>0.033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14446">
                <text:p>0.14446</text:p>
              </table:table-cell>
              <table:table-cell office:value-type="float" office:value="0.04653">
                <text:p>0.04653</text:p>
              </table:table-cell>
              <table:table-cell office:value-type="float" office:value="0.02841">
                <text:p>0.02841</text:p>
              </table:table-cell>
              <table:table-cell office:value-type="float" office:value="0.03367">
                <text:p>0.03367</text:p>
              </table:table-cell>
              <table:table-cell office:value-type="float" office:value="0.03377">
                <text:p>0.033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14386">
                <text:p>0.14386</text:p>
              </table:table-cell>
              <table:table-cell office:value-type="float" office:value="0.04648">
                <text:p>0.04648</text:p>
              </table:table-cell>
              <table:table-cell office:value-type="float" office:value="0.02834">
                <text:p>0.02834</text:p>
              </table:table-cell>
              <table:table-cell office:value-type="float" office:value="0.0335">
                <text:p>0.0335</text:p>
              </table:table-cell>
              <table:table-cell office:value-type="float" office:value="0.03387">
                <text:p>0.033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14325">
                <text:p>0.14325</text:p>
              </table:table-cell>
              <table:table-cell office:value-type="float" office:value="0.04643">
                <text:p>0.04643</text:p>
              </table:table-cell>
              <table:table-cell office:value-type="float" office:value="0.02827">
                <text:p>0.02827</text:p>
              </table:table-cell>
              <table:table-cell office:value-type="float" office:value="0.0333">
                <text:p>0.0333</text:p>
              </table:table-cell>
              <table:table-cell office:value-type="float" office:value="0.03396">
                <text:p>0.033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14265">
                <text:p>0.14265</text:p>
              </table:table-cell>
              <table:table-cell office:value-type="float" office:value="0.04637">
                <text:p>0.04637</text:p>
              </table:table-cell>
              <table:table-cell office:value-type="float" office:value="0.0282">
                <text:p>0.0282</text:p>
              </table:table-cell>
              <table:table-cell office:value-type="float" office:value="0.03309">
                <text:p>0.03309</text:p>
              </table:table-cell>
              <table:table-cell office:value-type="float" office:value="0.03405">
                <text:p>0.034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14205">
                <text:p>0.14205</text:p>
              </table:table-cell>
              <table:table-cell office:value-type="float" office:value="0.04632">
                <text:p>0.04632</text:p>
              </table:table-cell>
              <table:table-cell office:value-type="float" office:value="0.02813">
                <text:p>0.02813</text:p>
              </table:table-cell>
              <table:table-cell office:value-type="float" office:value="0.03286">
                <text:p>0.03286</text:p>
              </table:table-cell>
              <table:table-cell office:value-type="float" office:value="0.03415">
                <text:p>0.034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14145">
                <text:p>0.14145</text:p>
              </table:table-cell>
              <table:table-cell office:value-type="float" office:value="0.04627">
                <text:p>0.04627</text:p>
              </table:table-cell>
              <table:table-cell office:value-type="float" office:value="0.02806">
                <text:p>0.02806</text:p>
              </table:table-cell>
              <table:table-cell office:value-type="float" office:value="0.03263">
                <text:p>0.03263</text:p>
              </table:table-cell>
              <table:table-cell office:value-type="float" office:value="0.03424">
                <text:p>0.034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14085">
                <text:p>0.14085</text:p>
              </table:table-cell>
              <table:table-cell office:value-type="float" office:value="0.04622">
                <text:p>0.04622</text:p>
              </table:table-cell>
              <table:table-cell office:value-type="float" office:value="0.02799">
                <text:p>0.02799</text:p>
              </table:table-cell>
              <table:table-cell office:value-type="float" office:value="0.03237">
                <text:p>0.03237</text:p>
              </table:table-cell>
              <table:table-cell office:value-type="float" office:value="0.03434">
                <text:p>0.034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14026">
                <text:p>0.14026</text:p>
              </table:table-cell>
              <table:table-cell office:value-type="float" office:value="0.04617">
                <text:p>0.04617</text:p>
              </table:table-cell>
              <table:table-cell office:value-type="float" office:value="0.02792">
                <text:p>0.02792</text:p>
              </table:table-cell>
              <table:table-cell office:value-type="float" office:value="0.03211">
                <text:p>0.03211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13966">
                <text:p>0.13966</text:p>
              </table:table-cell>
              <table:table-cell office:value-type="float" office:value="0.04612">
                <text:p>0.04612</text:p>
              </table:table-cell>
              <table:table-cell office:value-type="float" office:value="0.02785">
                <text:p>0.02785</text:p>
              </table:table-cell>
              <table:table-cell office:value-type="float" office:value="0.03184">
                <text:p>0.03184</text:p>
              </table:table-cell>
              <table:table-cell office:value-type="float" office:value="0.03454">
                <text:p>0.034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13907">
                <text:p>0.13907</text:p>
              </table:table-cell>
              <table:table-cell office:value-type="float" office:value="0.04606">
                <text:p>0.04606</text:p>
              </table:table-cell>
              <table:table-cell office:value-type="float" office:value="0.02778">
                <text:p>0.02778</text:p>
              </table:table-cell>
              <table:table-cell office:value-type="float" office:value="0.03155">
                <text:p>0.03155</text:p>
              </table:table-cell>
              <table:table-cell office:value-type="float" office:value="0.03464">
                <text:p>0.034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13848">
                <text:p>0.13848</text:p>
              </table:table-cell>
              <table:table-cell office:value-type="float" office:value="0.04601">
                <text:p>0.04601</text:p>
              </table:table-cell>
              <table:table-cell office:value-type="float" office:value="0.02771">
                <text:p>0.02771</text:p>
              </table:table-cell>
              <table:table-cell office:value-type="float" office:value="0.03126">
                <text:p>0.03126</text:p>
              </table:table-cell>
              <table:table-cell office:value-type="float" office:value="0.03474">
                <text:p>0.034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13789">
                <text:p>0.13789</text:p>
              </table:table-cell>
              <table:table-cell office:value-type="float" office:value="0.04596">
                <text:p>0.04596</text:p>
              </table:table-cell>
              <table:table-cell office:value-type="float" office:value="0.02764">
                <text:p>0.02764</text:p>
              </table:table-cell>
              <table:table-cell office:value-type="float" office:value="0.03096">
                <text:p>0.03096</text:p>
              </table:table-cell>
              <table:table-cell office:value-type="float" office:value="0.03485">
                <text:p>0.034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1373">
                <text:p>0.1373</text:p>
              </table:table-cell>
              <table:table-cell office:value-type="float" office:value="0.04591">
                <text:p>0.04591</text:p>
              </table:table-cell>
              <table:table-cell office:value-type="float" office:value="0.02757">
                <text:p>0.02757</text:p>
              </table:table-cell>
              <table:table-cell office:value-type="float" office:value="0.03065">
                <text:p>0.03065</text:p>
              </table:table-cell>
              <table:table-cell office:value-type="float" office:value="0.03496">
                <text:p>0.034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13672">
                <text:p>0.13672</text:p>
              </table:table-cell>
              <table:table-cell office:value-type="float" office:value="0.04586">
                <text:p>0.04586</text:p>
              </table:table-cell>
              <table:table-cell office:value-type="float" office:value="0.0275">
                <text:p>0.0275</text:p>
              </table:table-cell>
              <table:table-cell office:value-type="float" office:value="0.03033">
                <text:p>0.03033</text:p>
              </table:table-cell>
              <table:table-cell office:value-type="float" office:value="0.03506">
                <text:p>0.035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13614">
                <text:p>0.13614</text:p>
              </table:table-cell>
              <table:table-cell office:value-type="float" office:value="0.04581">
                <text:p>0.04581</text:p>
              </table:table-cell>
              <table:table-cell office:value-type="float" office:value="0.02743">
                <text:p>0.02743</text:p>
              </table:table-cell>
              <table:table-cell office:value-type="float" office:value="0.03001">
                <text:p>0.03001</text:p>
              </table:table-cell>
              <table:table-cell office:value-type="float" office:value="0.03518">
                <text:p>0.035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13556">
                <text:p>0.13556</text:p>
              </table:table-cell>
              <table:table-cell office:value-type="float" office:value="0.04576">
                <text:p>0.04576</text:p>
              </table:table-cell>
              <table:table-cell office:value-type="float" office:value="0.02736">
                <text:p>0.02736</text:p>
              </table:table-cell>
              <table:table-cell office:value-type="float" office:value="0.02968">
                <text:p>0.02968</text:p>
              </table:table-cell>
              <table:table-cell office:value-type="float" office:value="0.03529">
                <text:p>0.035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13498">
                <text:p>0.13498</text:p>
              </table:table-cell>
              <table:table-cell office:value-type="float" office:value="0.04571">
                <text:p>0.04571</text:p>
              </table:table-cell>
              <table:table-cell office:value-type="float" office:value="0.02729">
                <text:p>0.02729</text:p>
              </table:table-cell>
              <table:table-cell office:value-type="float" office:value="0.02935">
                <text:p>0.02935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1344">
                <text:p>0.1344</text:p>
              </table:table-cell>
              <table:table-cell office:value-type="float" office:value="0.04567">
                <text:p>0.04567</text:p>
              </table:table-cell>
              <table:table-cell office:value-type="float" office:value="0.02722">
                <text:p>0.02722</text:p>
              </table:table-cell>
              <table:table-cell office:value-type="float" office:value="0.02902">
                <text:p>0.02902</text:p>
              </table:table-cell>
              <table:table-cell office:value-type="float" office:value="0.03552">
                <text:p>0.035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13382">
                <text:p>0.13382</text:p>
              </table:table-cell>
              <table:table-cell office:value-type="float" office:value="0.04562">
                <text:p>0.04562</text:p>
              </table:table-cell>
              <table:table-cell office:value-type="float" office:value="0.02715">
                <text:p>0.02715</text:p>
              </table:table-cell>
              <table:table-cell office:value-type="float" office:value="0.02869">
                <text:p>0.02869</text:p>
              </table:table-cell>
              <table:table-cell office:value-type="float" office:value="0.03564">
                <text:p>0.035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13325">
                <text:p>0.13325</text:p>
              </table:table-cell>
              <table:table-cell office:value-type="float" office:value="0.04557">
                <text:p>0.04557</text:p>
              </table:table-cell>
              <table:table-cell office:value-type="float" office:value="0.02709">
                <text:p>0.02709</text:p>
              </table:table-cell>
              <table:table-cell office:value-type="float" office:value="0.02835">
                <text:p>0.02835</text:p>
              </table:table-cell>
              <table:table-cell office:value-type="float" office:value="0.03576">
                <text:p>0.035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3268">
                <text:p>0.13268</text:p>
              </table:table-cell>
              <table:table-cell office:value-type="float" office:value="0.04552">
                <text:p>0.04552</text:p>
              </table:table-cell>
              <table:table-cell office:value-type="float" office:value="0.02702">
                <text:p>0.02702</text:p>
              </table:table-cell>
              <table:table-cell office:value-type="float" office:value="0.02801">
                <text:p>0.02801</text:p>
              </table:table-cell>
              <table:table-cell office:value-type="float" office:value="0.03589">
                <text:p>0.035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13211">
                <text:p>0.13211</text:p>
              </table:table-cell>
              <table:table-cell office:value-type="float" office:value="0.04547">
                <text:p>0.04547</text:p>
              </table:table-cell>
              <table:table-cell office:value-type="float" office:value="0.02695">
                <text:p>0.02695</text:p>
              </table:table-cell>
              <table:table-cell office:value-type="float" office:value="0.02768">
                <text:p>0.02768</text:p>
              </table:table-cell>
              <table:table-cell office:value-type="float" office:value="0.03601">
                <text:p>0.036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13154">
                <text:p>0.13154</text:p>
              </table:table-cell>
              <table:table-cell office:value-type="float" office:value="0.04542">
                <text:p>0.04542</text:p>
              </table:table-cell>
              <table:table-cell office:value-type="float" office:value="0.02688">
                <text:p>0.02688</text:p>
              </table:table-cell>
              <table:table-cell office:value-type="float" office:value="0.02734">
                <text:p>0.02734</text:p>
              </table:table-cell>
              <table:table-cell office:value-type="float" office:value="0.03614">
                <text:p>0.036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13098">
                <text:p>0.13098</text:p>
              </table:table-cell>
              <table:table-cell office:value-type="float" office:value="0.04538">
                <text:p>0.04538</text:p>
              </table:table-cell>
              <table:table-cell office:value-type="float" office:value="0.02681">
                <text:p>0.02681</text:p>
              </table:table-cell>
              <table:table-cell office:value-type="float" office:value="0.02701">
                <text:p>0.02701</text:p>
              </table:table-cell>
              <table:table-cell office:value-type="float" office:value="0.03627">
                <text:p>0.036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13042">
                <text:p>0.13042</text:p>
              </table:table-cell>
              <table:table-cell office:value-type="float" office:value="0.04533">
                <text:p>0.04533</text:p>
              </table:table-cell>
              <table:table-cell office:value-type="float" office:value="0.02675">
                <text:p>0.02675</text:p>
              </table:table-cell>
              <table:table-cell office:value-type="float" office:value="0.02667">
                <text:p>0.02667</text:p>
              </table:table-cell>
              <table:table-cell office:value-type="float" office:value="0.03641">
                <text:p>0.036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12986">
                <text:p>0.12986</text:p>
              </table:table-cell>
              <table:table-cell office:value-type="float" office:value="0.04528">
                <text:p>0.04528</text:p>
              </table:table-cell>
              <table:table-cell office:value-type="float" office:value="0.02668">
                <text:p>0.02668</text:p>
              </table:table-cell>
              <table:table-cell office:value-type="float" office:value="0.02634">
                <text:p>0.02634</text:p>
              </table:table-cell>
              <table:table-cell office:value-type="float" office:value="0.03654">
                <text:p>0.03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1293">
                <text:p>0.1293</text:p>
              </table:table-cell>
              <table:table-cell office:value-type="float" office:value="0.04523">
                <text:p>0.04523</text:p>
              </table:table-cell>
              <table:table-cell office:value-type="float" office:value="0.02661">
                <text:p>0.02661</text:p>
              </table:table-cell>
              <table:table-cell office:value-type="float" office:value="0.02601">
                <text:p>0.02601</text:p>
              </table:table-cell>
              <table:table-cell office:value-type="float" office:value="0.03668">
                <text:p>0.036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12874">
                <text:p>0.12874</text:p>
              </table:table-cell>
              <table:table-cell office:value-type="float" office:value="0.04519">
                <text:p>0.04519</text:p>
              </table:table-cell>
              <table:table-cell office:value-type="float" office:value="0.02654">
                <text:p>0.02654</text:p>
              </table:table-cell>
              <table:table-cell office:value-type="float" office:value="0.02569">
                <text:p>0.02569</text:p>
              </table:table-cell>
              <table:table-cell office:value-type="float" office:value="0.03682">
                <text:p>0.036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12819">
                <text:p>0.12819</text:p>
              </table:table-cell>
              <table:table-cell office:value-type="float" office:value="0.04514">
                <text:p>0.04514</text:p>
              </table:table-cell>
              <table:table-cell office:value-type="float" office:value="0.02647">
                <text:p>0.02647</text:p>
              </table:table-cell>
              <table:table-cell office:value-type="float" office:value="0.02537">
                <text:p>0.02537</text:p>
              </table:table-cell>
              <table:table-cell office:value-type="float" office:value="0.03696">
                <text:p>0.036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12764">
                <text:p>0.12764</text:p>
              </table:table-cell>
              <table:table-cell office:value-type="float" office:value="0.04509">
                <text:p>0.04509</text:p>
              </table:table-cell>
              <table:table-cell office:value-type="float" office:value="0.02641">
                <text:p>0.02641</text:p>
              </table:table-cell>
              <table:table-cell office:value-type="float" office:value="0.02505">
                <text:p>0.02505</text:p>
              </table:table-cell>
              <table:table-cell office:value-type="float" office:value="0.03711">
                <text:p>0.037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12709">
                <text:p>0.12709</text:p>
              </table:table-cell>
              <table:table-cell office:value-type="float" office:value="0.04505">
                <text:p>0.04505</text:p>
              </table:table-cell>
              <table:table-cell office:value-type="float" office:value="0.02634">
                <text:p>0.02634</text:p>
              </table:table-cell>
              <table:table-cell office:value-type="float" office:value="0.02473">
                <text:p>0.02473</text:p>
              </table:table-cell>
              <table:table-cell office:value-type="float" office:value="0.03725">
                <text:p>0.037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12654">
                <text:p>0.12654</text:p>
              </table:table-cell>
              <table:table-cell office:value-type="float" office:value="0.045">
                <text:p>0.045</text:p>
              </table:table-cell>
              <table:table-cell office:value-type="float" office:value="0.02627">
                <text:p>0.02627</text:p>
              </table:table-cell>
              <table:table-cell office:value-type="float" office:value="0.02442">
                <text:p>0.02442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126">
                <text:p>0.126</text:p>
              </table:table-cell>
              <table:table-cell office:value-type="float" office:value="0.04495">
                <text:p>0.04495</text:p>
              </table:table-cell>
              <table:table-cell office:value-type="float" office:value="0.02621">
                <text:p>0.02621</text:p>
              </table:table-cell>
              <table:table-cell office:value-type="float" office:value="0.02412">
                <text:p>0.02412</text:p>
              </table:table-cell>
              <table:table-cell office:value-type="float" office:value="0.03755">
                <text:p>0.037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12546">
                <text:p>0.12546</text:p>
              </table:table-cell>
              <table:table-cell office:value-type="float" office:value="0.04491">
                <text:p>0.04491</text:p>
              </table:table-cell>
              <table:table-cell office:value-type="float" office:value="0.02614">
                <text:p>0.02614</text:p>
              </table:table-cell>
              <table:table-cell office:value-type="float" office:value="0.02382">
                <text:p>0.02382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12492">
                <text:p>0.12492</text:p>
              </table:table-cell>
              <table:table-cell office:value-type="float" office:value="0.04486">
                <text:p>0.04486</text:p>
              </table:table-cell>
              <table:table-cell office:value-type="float" office:value="0.02607">
                <text:p>0.02607</text:p>
              </table:table-cell>
              <table:table-cell office:value-type="float" office:value="0.02352">
                <text:p>0.02352</text:p>
              </table:table-cell>
              <table:table-cell office:value-type="float" office:value="0.03785">
                <text:p>0.037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12438">
                <text:p>0.12438</text:p>
              </table:table-cell>
              <table:table-cell office:value-type="float" office:value="0.04482">
                <text:p>0.04482</text:p>
              </table:table-cell>
              <table:table-cell office:value-type="float" office:value="0.02601">
                <text:p>0.02601</text:p>
              </table:table-cell>
              <table:table-cell office:value-type="float" office:value="0.02323">
                <text:p>0.02323</text:p>
              </table:table-cell>
              <table:table-cell office:value-type="float" office:value="0.03801">
                <text:p>0.038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12385">
                <text:p>0.12385</text:p>
              </table:table-cell>
              <table:table-cell office:value-type="float" office:value="0.04477">
                <text:p>0.04477</text:p>
              </table:table-cell>
              <table:table-cell office:value-type="float" office:value="0.02594">
                <text:p>0.02594</text:p>
              </table:table-cell>
              <table:table-cell office:value-type="float" office:value="0.02295">
                <text:p>0.02295</text:p>
              </table:table-cell>
              <table:table-cell office:value-type="float" office:value="0.03817">
                <text:p>0.038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12332">
                <text:p>0.12332</text:p>
              </table:table-cell>
              <table:table-cell office:value-type="float" office:value="0.04473">
                <text:p>0.04473</text:p>
              </table:table-cell>
              <table:table-cell office:value-type="float" office:value="0.02587">
                <text:p>0.02587</text:p>
              </table:table-cell>
              <table:table-cell office:value-type="float" office:value="0.02267">
                <text:p>0.02267</text:p>
              </table:table-cell>
              <table:table-cell office:value-type="float" office:value="0.03832">
                <text:p>0.038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12279">
                <text:p>0.12279</text:p>
              </table:table-cell>
              <table:table-cell office:value-type="float" office:value="0.04468">
                <text:p>0.04468</text:p>
              </table:table-cell>
              <table:table-cell office:value-type="float" office:value="0.02581">
                <text:p>0.02581</text:p>
              </table:table-cell>
              <table:table-cell office:value-type="float" office:value="0.02239">
                <text:p>0.02239</text:p>
              </table:table-cell>
              <table:table-cell office:value-type="float" office:value="0.03848">
                <text:p>0.038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12226">
                <text:p>0.12226</text:p>
              </table:table-cell>
              <table:table-cell office:value-type="float" office:value="0.04464">
                <text:p>0.04464</text:p>
              </table:table-cell>
              <table:table-cell office:value-type="float" office:value="0.02574">
                <text:p>0.02574</text:p>
              </table:table-cell>
              <table:table-cell office:value-type="float" office:value="0.02213">
                <text:p>0.02213</text:p>
              </table:table-cell>
              <table:table-cell office:value-type="float" office:value="0.03864">
                <text:p>0.038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12174">
                <text:p>0.12174</text:p>
              </table:table-cell>
              <table:table-cell office:value-type="float" office:value="0.04459">
                <text:p>0.04459</text:p>
              </table:table-cell>
              <table:table-cell office:value-type="float" office:value="0.02567">
                <text:p>0.02567</text:p>
              </table:table-cell>
              <table:table-cell office:value-type="float" office:value="0.02186">
                <text:p>0.02186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12122">
                <text:p>0.12122</text:p>
              </table:table-cell>
              <table:table-cell office:value-type="float" office:value="0.04455">
                <text:p>0.04455</text:p>
              </table:table-cell>
              <table:table-cell office:value-type="float" office:value="0.02561">
                <text:p>0.02561</text:p>
              </table:table-cell>
              <table:table-cell office:value-type="float" office:value="0.0216">
                <text:p>0.0216</text:p>
              </table:table-cell>
              <table:table-cell office:value-type="float" office:value="0.03897">
                <text:p>0.038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1207">
                <text:p>0.1207</text:p>
              </table:table-cell>
              <table:table-cell office:value-type="float" office:value="0.0445">
                <text:p>0.0445</text:p>
              </table:table-cell>
              <table:table-cell office:value-type="float" office:value="0.02554">
                <text:p>0.02554</text:p>
              </table:table-cell>
              <table:table-cell office:value-type="float" office:value="0.02135">
                <text:p>0.02135</text:p>
              </table:table-cell>
              <table:table-cell office:value-type="float" office:value="0.03913">
                <text:p>0.039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12018">
                <text:p>0.12018</text:p>
              </table:table-cell>
              <table:table-cell office:value-type="float" office:value="0.04446">
                <text:p>0.04446</text:p>
              </table:table-cell>
              <table:table-cell office:value-type="float" office:value="0.02548">
                <text:p>0.02548</text:p>
              </table:table-cell>
              <table:table-cell office:value-type="float" office:value="0.0211">
                <text:p>0.0211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11967">
                <text:p>0.11967</text:p>
              </table:table-cell>
              <table:table-cell office:value-type="float" office:value="0.04441">
                <text:p>0.04441</text:p>
              </table:table-cell>
              <table:table-cell office:value-type="float" office:value="0.02541">
                <text:p>0.02541</text:p>
              </table:table-cell>
              <table:table-cell office:value-type="float" office:value="0.02086">
                <text:p>0.02086</text:p>
              </table:table-cell>
              <table:table-cell office:value-type="float" office:value="0.03947">
                <text:p>0.039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11916">
                <text:p>0.11916</text:p>
              </table:table-cell>
              <table:table-cell office:value-type="float" office:value="0.04437">
                <text:p>0.04437</text:p>
              </table:table-cell>
              <table:table-cell office:value-type="float" office:value="0.02535">
                <text:p>0.02535</text:p>
              </table:table-cell>
              <table:table-cell office:value-type="float" office:value="0.02062">
                <text:p>0.02062</text:p>
              </table:table-cell>
              <table:table-cell office:value-type="float" office:value="0.03964">
                <text:p>0.039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11865">
                <text:p>0.11865</text:p>
              </table:table-cell>
              <table:table-cell office:value-type="float" office:value="0.04433">
                <text:p>0.04433</text:p>
              </table:table-cell>
              <table:table-cell office:value-type="float" office:value="0.02528">
                <text:p>0.02528</text:p>
              </table:table-cell>
              <table:table-cell office:value-type="float" office:value="0.02039">
                <text:p>0.02039</text:p>
              </table:table-cell>
              <table:table-cell office:value-type="float" office:value="0.03981">
                <text:p>0.039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11814">
                <text:p>0.11814</text:p>
              </table:table-cell>
              <table:table-cell office:value-type="float" office:value="0.04428">
                <text:p>0.04428</text:p>
              </table:table-cell>
              <table:table-cell office:value-type="float" office:value="0.02522">
                <text:p>0.02522</text:p>
              </table:table-cell>
              <table:table-cell office:value-type="float" office:value="0.02017">
                <text:p>0.02017</text:p>
              </table:table-cell>
              <table:table-cell office:value-type="float" office:value="0.03998">
                <text:p>0.039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11764">
                <text:p>0.11764</text:p>
              </table:table-cell>
              <table:table-cell office:value-type="float" office:value="0.04424">
                <text:p>0.04424</text:p>
              </table:table-cell>
              <table:table-cell office:value-type="float" office:value="0.02515">
                <text:p>0.02515</text:p>
              </table:table-cell>
              <table:table-cell office:value-type="float" office:value="0.01995">
                <text:p>0.01995</text:p>
              </table:table-cell>
              <table:table-cell office:value-type="float" office:value="0.04016">
                <text:p>0.040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11714">
                <text:p>0.11714</text:p>
              </table:table-cell>
              <table:table-cell office:value-type="float" office:value="0.0442">
                <text:p>0.0442</text:p>
              </table:table-cell>
              <table:table-cell office:value-type="float" office:value="0.02509">
                <text:p>0.02509</text:p>
              </table:table-cell>
              <table:table-cell office:value-type="float" office:value="0.01973">
                <text:p>0.01973</text:p>
              </table:table-cell>
              <table:table-cell office:value-type="float" office:value="0.04033">
                <text:p>0.040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11664">
                <text:p>0.11664</text:p>
              </table:table-cell>
              <table:table-cell office:value-type="float" office:value="0.04415">
                <text:p>0.04415</text:p>
              </table:table-cell>
              <table:table-cell office:value-type="float" office:value="0.02502">
                <text:p>0.02502</text:p>
              </table:table-cell>
              <table:table-cell office:value-type="float" office:value="0.01952">
                <text:p>0.01952</text:p>
              </table:table-cell>
              <table:table-cell office:value-type="float" office:value="0.04051">
                <text:p>0.040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11615">
                <text:p>0.11615</text:p>
              </table:table-cell>
              <table:table-cell office:value-type="float" office:value="0.04411">
                <text:p>0.04411</text:p>
              </table:table-cell>
              <table:table-cell office:value-type="float" office:value="0.02496">
                <text:p>0.02496</text:p>
              </table:table-cell>
              <table:table-cell office:value-type="float" office:value="0.01931">
                <text:p>0.01931</text:p>
              </table:table-cell>
              <table:table-cell office:value-type="float" office:value="0.04069">
                <text:p>0.040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11566">
                <text:p>0.11566</text:p>
              </table:table-cell>
              <table:table-cell office:value-type="float" office:value="0.04407">
                <text:p>0.04407</text:p>
              </table:table-cell>
              <table:table-cell office:value-type="float" office:value="0.02489">
                <text:p>0.02489</text:p>
              </table:table-cell>
              <table:table-cell office:value-type="float" office:value="0.01911">
                <text:p>0.01911</text:p>
              </table:table-cell>
              <table:table-cell office:value-type="float" office:value="0.04087">
                <text:p>0.040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11517">
                <text:p>0.11517</text:p>
              </table:table-cell>
              <table:table-cell office:value-type="float" office:value="0.04402">
                <text:p>0.04402</text:p>
              </table:table-cell>
              <table:table-cell office:value-type="float" office:value="0.02483">
                <text:p>0.02483</text:p>
              </table:table-cell>
              <table:table-cell office:value-type="float" office:value="0.01892">
                <text:p>0.01892</text:p>
              </table:table-cell>
              <table:table-cell office:value-type="float" office:value="0.04106">
                <text:p>0.041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11468">
                <text:p>0.11468</text:p>
              </table:table-cell>
              <table:table-cell office:value-type="float" office:value="0.04398">
                <text:p>0.04398</text:p>
              </table:table-cell>
              <table:table-cell office:value-type="float" office:value="0.02476">
                <text:p>0.02476</text:p>
              </table:table-cell>
              <table:table-cell office:value-type="float" office:value="0.01872">
                <text:p>0.01872</text:p>
              </table:table-cell>
              <table:table-cell office:value-type="float" office:value="0.04124">
                <text:p>0.041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1142">
                <text:p>0.1142</text:p>
              </table:table-cell>
              <table:table-cell office:value-type="float" office:value="0.04394">
                <text:p>0.04394</text:p>
              </table:table-cell>
              <table:table-cell office:value-type="float" office:value="0.0247">
                <text:p>0.0247</text:p>
              </table:table-cell>
              <table:table-cell office:value-type="float" office:value="0.01854">
                <text:p>0.01854</text:p>
              </table:table-cell>
              <table:table-cell office:value-type="float" office:value="0.04143">
                <text:p>0.041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11371">
                <text:p>0.11371</text:p>
              </table:table-cell>
              <table:table-cell office:value-type="float" office:value="0.0439">
                <text:p>0.0439</text:p>
              </table:table-cell>
              <table:table-cell office:value-type="float" office:value="0.02464">
                <text:p>0.02464</text:p>
              </table:table-cell>
              <table:table-cell office:value-type="float" office:value="0.01835">
                <text:p>0.01835</text:p>
              </table:table-cell>
              <table:table-cell office:value-type="float" office:value="0.04162">
                <text:p>0.041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11324">
                <text:p>0.11324</text:p>
              </table:table-cell>
              <table:table-cell office:value-type="float" office:value="0.04386">
                <text:p>0.04386</text:p>
              </table:table-cell>
              <table:table-cell office:value-type="float" office:value="0.02457">
                <text:p>0.02457</text:p>
              </table:table-cell>
              <table:table-cell office:value-type="float" office:value="0.01818">
                <text:p>0.01818</text:p>
              </table:table-cell>
              <table:table-cell office:value-type="float" office:value="0.04181">
                <text:p>0.041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11276">
                <text:p>0.11276</text:p>
              </table:table-cell>
              <table:table-cell office:value-type="float" office:value="0.04381">
                <text:p>0.04381</text:p>
              </table:table-cell>
              <table:table-cell office:value-type="float" office:value="0.02451">
                <text:p>0.02451</text:p>
              </table:table-cell>
              <table:table-cell office:value-type="float" office:value="0.018">
                <text:p>0.018</text:p>
              </table:table-cell>
              <table:table-cell office:value-type="float" office:value="0.04201">
                <text:p>0.042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11229">
                <text:p>0.11229</text:p>
              </table:table-cell>
              <table:table-cell office:value-type="float" office:value="0.04377">
                <text:p>0.04377</text:p>
              </table:table-cell>
              <table:table-cell office:value-type="float" office:value="0.02445">
                <text:p>0.02445</text:p>
              </table:table-cell>
              <table:table-cell office:value-type="float" office:value="0.01783">
                <text:p>0.01783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11182">
                <text:p>0.11182</text:p>
              </table:table-cell>
              <table:table-cell office:value-type="float" office:value="0.04373">
                <text:p>0.04373</text:p>
              </table:table-cell>
              <table:table-cell office:value-type="float" office:value="0.02438">
                <text:p>0.02438</text:p>
              </table:table-cell>
              <table:table-cell office:value-type="float" office:value="0.01767">
                <text:p>0.01767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11135">
                <text:p>0.11135</text:p>
              </table:table-cell>
              <table:table-cell office:value-type="float" office:value="0.04369">
                <text:p>0.04369</text:p>
              </table:table-cell>
              <table:table-cell office:value-type="float" office:value="0.02432">
                <text:p>0.02432</text:p>
              </table:table-cell>
              <table:table-cell office:value-type="float" office:value="0.01751">
                <text:p>0.01751</text:p>
              </table:table-cell>
              <table:table-cell office:value-type="float" office:value="0.04259">
                <text:p>0.042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11089">
                <text:p>0.11089</text:p>
              </table:table-cell>
              <table:table-cell office:value-type="float" office:value="0.04365">
                <text:p>0.04365</text:p>
              </table:table-cell>
              <table:table-cell office:value-type="float" office:value="0.02426">
                <text:p>0.02426</text:p>
              </table:table-cell>
              <table:table-cell office:value-type="float" office:value="0.01735">
                <text:p>0.01735</text:p>
              </table:table-cell>
              <table:table-cell office:value-type="float" office:value="0.04279">
                <text:p>0.042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11042">
                <text:p>0.11042</text:p>
              </table:table-cell>
              <table:table-cell office:value-type="float" office:value="0.04361">
                <text:p>0.04361</text:p>
              </table:table-cell>
              <table:table-cell office:value-type="float" office:value="0.02419">
                <text:p>0.02419</text:p>
              </table:table-cell>
              <table:table-cell office:value-type="float" office:value="0.0172">
                <text:p>0.0172</text:p>
              </table:table-cell>
              <table:table-cell office:value-type="float" office:value="0.04299">
                <text:p>0.042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10996">
                <text:p>0.10996</text:p>
              </table:table-cell>
              <table:table-cell office:value-type="float" office:value="0.04356">
                <text:p>0.04356</text:p>
              </table:table-cell>
              <table:table-cell office:value-type="float" office:value="0.02413">
                <text:p>0.02413</text:p>
              </table:table-cell>
              <table:table-cell office:value-type="float" office:value="0.01705">
                <text:p>0.01705</text:p>
              </table:table-cell>
              <table:table-cell office:value-type="float" office:value="0.04319">
                <text:p>0.043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10951">
                <text:p>0.10951</text:p>
              </table:table-cell>
              <table:table-cell office:value-type="float" office:value="0.04352">
                <text:p>0.04352</text:p>
              </table:table-cell>
              <table:table-cell office:value-type="float" office:value="0.02407">
                <text:p>0.02407</text:p>
              </table:table-cell>
              <table:table-cell office:value-type="float" office:value="0.01691">
                <text:p>0.01691</text:p>
              </table:table-cell>
              <table:table-cell office:value-type="float" office:value="0.04339">
                <text:p>0.043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10905">
                <text:p>0.10905</text:p>
              </table:table-cell>
              <table:table-cell office:value-type="float" office:value="0.04348">
                <text:p>0.04348</text:p>
              </table:table-cell>
              <table:table-cell office:value-type="float" office:value="0.02401">
                <text:p>0.02401</text:p>
              </table:table-cell>
              <table:table-cell office:value-type="float" office:value="0.01677">
                <text:p>0.01677</text:p>
              </table:table-cell>
              <table:table-cell office:value-type="float" office:value="0.04358">
                <text:p>0.043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1086">
                <text:p>0.1086</text:p>
              </table:table-cell>
              <table:table-cell office:value-type="float" office:value="0.04344">
                <text:p>0.04344</text:p>
              </table:table-cell>
              <table:table-cell office:value-type="float" office:value="0.02394">
                <text:p>0.02394</text:p>
              </table:table-cell>
              <table:table-cell office:value-type="float" office:value="0.01663">
                <text:p>0.01663</text:p>
              </table:table-cell>
              <table:table-cell office:value-type="float" office:value="0.04378">
                <text:p>0.0437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10816">
                <text:p>0.10816</text:p>
              </table:table-cell>
              <table:table-cell office:value-type="float" office:value="0.0434">
                <text:p>0.0434</text:p>
              </table:table-cell>
              <table:table-cell office:value-type="float" office:value="0.02388">
                <text:p>0.02388</text:p>
              </table:table-cell>
              <table:table-cell office:value-type="float" office:value="0.0165">
                <text:p>0.0165</text:p>
              </table:table-cell>
              <table:table-cell office:value-type="float" office:value="0.04397">
                <text:p>0.043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10771">
                <text:p>0.10771</text:p>
              </table:table-cell>
              <table:table-cell office:value-type="float" office:value="0.04336">
                <text:p>0.04336</text:p>
              </table:table-cell>
              <table:table-cell office:value-type="float" office:value="0.02382">
                <text:p>0.02382</text:p>
              </table:table-cell>
              <table:table-cell office:value-type="float" office:value="0.01637">
                <text:p>0.01637</text:p>
              </table:table-cell>
              <table:table-cell office:value-type="float" office:value="0.04416">
                <text:p>0.044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10727">
                <text:p>0.10727</text:p>
              </table:table-cell>
              <table:table-cell office:value-type="float" office:value="0.04332">
                <text:p>0.04332</text:p>
              </table:table-cell>
              <table:table-cell office:value-type="float" office:value="0.02376">
                <text:p>0.02376</text:p>
              </table:table-cell>
              <table:table-cell office:value-type="float" office:value="0.01624">
                <text:p>0.01624</text:p>
              </table:table-cell>
              <table:table-cell office:value-type="float" office:value="0.04435">
                <text:p>0.044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10683">
                <text:p>0.10683</text:p>
              </table:table-cell>
              <table:table-cell office:value-type="float" office:value="0.04328">
                <text:p>0.04328</text:p>
              </table:table-cell>
              <table:table-cell office:value-type="float" office:value="0.0237">
                <text:p>0.0237</text:p>
              </table:table-cell>
              <table:table-cell office:value-type="float" office:value="0.01612">
                <text:p>0.01612</text:p>
              </table:table-cell>
              <table:table-cell office:value-type="float" office:value="0.04453">
                <text:p>0.044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10639">
                <text:p>0.10639</text:p>
              </table:table-cell>
              <table:table-cell office:value-type="float" office:value="0.04324">
                <text:p>0.04324</text:p>
              </table:table-cell>
              <table:table-cell office:value-type="float" office:value="0.02363">
                <text:p>0.02363</text:p>
              </table:table-cell>
              <table:table-cell office:value-type="float" office:value="0.016">
                <text:p>0.016</text:p>
              </table:table-cell>
              <table:table-cell office:value-type="float" office:value="0.04471">
                <text:p>0.0447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10596">
                <text:p>0.10596</text:p>
              </table:table-cell>
              <table:table-cell office:value-type="float" office:value="0.0432">
                <text:p>0.0432</text:p>
              </table:table-cell>
              <table:table-cell office:value-type="float" office:value="0.02357">
                <text:p>0.02357</text:p>
              </table:table-cell>
              <table:table-cell office:value-type="float" office:value="0.01588">
                <text:p>0.01588</text:p>
              </table:table-cell>
              <table:table-cell office:value-type="float" office:value="0.04488">
                <text:p>0.044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10553">
                <text:p>0.10553</text:p>
              </table:table-cell>
              <table:table-cell office:value-type="float" office:value="0.04316">
                <text:p>0.04316</text:p>
              </table:table-cell>
              <table:table-cell office:value-type="float" office:value="0.02351">
                <text:p>0.02351</text:p>
              </table:table-cell>
              <table:table-cell office:value-type="float" office:value="0.01577">
                <text:p>0.01577</text:p>
              </table:table-cell>
              <table:table-cell office:value-type="float" office:value="0.04504">
                <text:p>0.045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1051">
                <text:p>0.1051</text:p>
              </table:table-cell>
              <table:table-cell office:value-type="float" office:value="0.04312">
                <text:p>0.04312</text:p>
              </table:table-cell>
              <table:table-cell office:value-type="float" office:value="0.02345">
                <text:p>0.02345</text:p>
              </table:table-cell>
              <table:table-cell office:value-type="float" office:value="0.01566">
                <text:p>0.01566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10467">
                <text:p>0.10467</text:p>
              </table:table-cell>
              <table:table-cell office:value-type="float" office:value="0.04308">
                <text:p>0.04308</text:p>
              </table:table-cell>
              <table:table-cell office:value-type="float" office:value="0.02339">
                <text:p>0.02339</text:p>
              </table:table-cell>
              <table:table-cell office:value-type="float" office:value="0.01556">
                <text:p>0.01556</text:p>
              </table:table-cell>
              <table:table-cell office:value-type="float" office:value="0.04534">
                <text:p>0.045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10425">
                <text:p>0.10425</text:p>
              </table:table-cell>
              <table:table-cell office:value-type="float" office:value="0.04304">
                <text:p>0.04304</text:p>
              </table:table-cell>
              <table:table-cell office:value-type="float" office:value="0.02333">
                <text:p>0.02333</text:p>
              </table:table-cell>
              <table:table-cell office:value-type="float" office:value="0.01546">
                <text:p>0.01546</text:p>
              </table:table-cell>
              <table:table-cell office:value-type="float" office:value="0.04548">
                <text:p>0.045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10383">
                <text:p>0.10383</text:p>
              </table:table-cell>
              <table:table-cell office:value-type="float" office:value="0.043">
                <text:p>0.043</text:p>
              </table:table-cell>
              <table:table-cell office:value-type="float" office:value="0.02327">
                <text:p>0.02327</text:p>
              </table:table-cell>
              <table:table-cell office:value-type="float" office:value="0.01536">
                <text:p>0.01536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10341">
                <text:p>0.10341</text:p>
              </table:table-cell>
              <table:table-cell office:value-type="float" office:value="0.04296">
                <text:p>0.04296</text:p>
              </table:table-cell>
              <table:table-cell office:value-type="float" office:value="0.02321">
                <text:p>0.02321</text:p>
              </table:table-cell>
              <table:table-cell office:value-type="float" office:value="0.01526">
                <text:p>0.01526</text:p>
              </table:table-cell>
              <table:table-cell office:value-type="float" office:value="0.04571">
                <text:p>0.045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103">
                <text:p>0.103</text:p>
              </table:table-cell>
              <table:table-cell office:value-type="float" office:value="0.04292">
                <text:p>0.04292</text:p>
              </table:table-cell>
              <table:table-cell office:value-type="float" office:value="0.02315">
                <text:p>0.02315</text:p>
              </table:table-cell>
              <table:table-cell office:value-type="float" office:value="0.01517">
                <text:p>0.01517</text:p>
              </table:table-cell>
              <table:table-cell office:value-type="float" office:value="0.04581">
                <text:p>0.045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10259">
                <text:p>0.10259</text:p>
              </table:table-cell>
              <table:table-cell office:value-type="float" office:value="0.04288">
                <text:p>0.04288</text:p>
              </table:table-cell>
              <table:table-cell office:value-type="float" office:value="0.02309">
                <text:p>0.02309</text:p>
              </table:table-cell>
              <table:table-cell office:value-type="float" office:value="0.01508">
                <text:p>0.01508</text:p>
              </table:table-cell>
              <table:table-cell office:value-type="float" office:value="0.04589">
                <text:p>0.045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10218">
                <text:p>0.10218</text:p>
              </table:table-cell>
              <table:table-cell office:value-type="float" office:value="0.04284">
                <text:p>0.04284</text:p>
              </table:table-cell>
              <table:table-cell office:value-type="float" office:value="0.02303">
                <text:p>0.02303</text:p>
              </table:table-cell>
              <table:table-cell office:value-type="float" office:value="0.01499">
                <text:p>0.01499</text:p>
              </table:table-cell>
              <table:table-cell office:value-type="float" office:value="0.04595">
                <text:p>0.045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10177">
                <text:p>0.10177</text:p>
              </table:table-cell>
              <table:table-cell office:value-type="float" office:value="0.0428">
                <text:p>0.0428</text:p>
              </table:table-cell>
              <table:table-cell office:value-type="float" office:value="0.02297">
                <text:p>0.02297</text:p>
              </table:table-cell>
              <table:table-cell office:value-type="float" office:value="0.01491">
                <text:p>0.0149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10137">
                <text:p>0.10137</text:p>
              </table:table-cell>
              <table:table-cell office:value-type="float" office:value="0.04276">
                <text:p>0.04276</text:p>
              </table:table-cell>
              <table:table-cell office:value-type="float" office:value="0.02291">
                <text:p>0.02291</text:p>
              </table:table-cell>
              <table:table-cell office:value-type="float" office:value="0.01482">
                <text:p>0.01482</text:p>
              </table:table-cell>
              <table:table-cell office:value-type="float" office:value="0.04602">
                <text:p>0.046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10097">
                <text:p>0.10097</text:p>
              </table:table-cell>
              <table:table-cell office:value-type="float" office:value="0.04273">
                <text:p>0.04273</text:p>
              </table:table-cell>
              <table:table-cell office:value-type="float" office:value="0.02285">
                <text:p>0.02285</text:p>
              </table:table-cell>
              <table:table-cell office:value-type="float" office:value="0.01475">
                <text:p>0.01475</text:p>
              </table:table-cell>
              <table:table-cell office:value-type="float" office:value="0.04603">
                <text:p>0.046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10057">
                <text:p>0.10057</text:p>
              </table:table-cell>
              <table:table-cell office:value-type="float" office:value="0.04269">
                <text:p>0.04269</text:p>
              </table:table-cell>
              <table:table-cell office:value-type="float" office:value="0.02279">
                <text:p>0.02279</text:p>
              </table:table-cell>
              <table:table-cell office:value-type="float" office:value="0.01467">
                <text:p>0.01467</text:p>
              </table:table-cell>
              <table:table-cell office:value-type="float" office:value="0.04601">
                <text:p>0.046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10017">
                <text:p>0.10017</text:p>
              </table:table-cell>
              <table:table-cell office:value-type="float" office:value="0.04265">
                <text:p>0.04265</text:p>
              </table:table-cell>
              <table:table-cell office:value-type="float" office:value="0.02273">
                <text:p>0.02273</text:p>
              </table:table-cell>
              <table:table-cell office:value-type="float" office:value="0.0146">
                <text:p>0.0146</text:p>
              </table:table-cell>
              <table:table-cell office:value-type="float" office:value="0.04598">
                <text:p>0.045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09978">
                <text:p>0.09978</text:p>
              </table:table-cell>
              <table:table-cell office:value-type="float" office:value="0.04261">
                <text:p>0.04261</text:p>
              </table:table-cell>
              <table:table-cell office:value-type="float" office:value="0.02267">
                <text:p>0.02267</text:p>
              </table:table-cell>
              <table:table-cell office:value-type="float" office:value="0.01453">
                <text:p>0.01453</text:p>
              </table:table-cell>
              <table:table-cell office:value-type="float" office:value="0.04592">
                <text:p>0.045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09939">
                <text:p>0.09939</text:p>
              </table:table-cell>
              <table:table-cell office:value-type="float" office:value="0.04257">
                <text:p>0.04257</text:p>
              </table:table-cell>
              <table:table-cell office:value-type="float" office:value="0.02261">
                <text:p>0.02261</text:p>
              </table:table-cell>
              <table:table-cell office:value-type="float" office:value="0.01446">
                <text:p>0.01446</text:p>
              </table:table-cell>
              <table:table-cell office:value-type="float" office:value="0.04584">
                <text:p>0.045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099">
                <text:p>0.099</text:p>
              </table:table-cell>
              <table:table-cell office:value-type="float" office:value="0.04253">
                <text:p>0.04253</text:p>
              </table:table-cell>
              <table:table-cell office:value-type="float" office:value="0.02255">
                <text:p>0.02255</text:p>
              </table:table-cell>
              <table:table-cell office:value-type="float" office:value="0.0144">
                <text:p>0.0144</text:p>
              </table:table-cell>
              <table:table-cell office:value-type="float" office:value="0.04573">
                <text:p>0.045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09862">
                <text:p>0.09862</text:p>
              </table:table-cell>
              <table:table-cell office:value-type="float" office:value="0.0425">
                <text:p>0.0425</text:p>
              </table:table-cell>
              <table:table-cell office:value-type="float" office:value="0.02249">
                <text:p>0.02249</text:p>
              </table:table-cell>
              <table:table-cell office:value-type="float" office:value="0.01433">
                <text:p>0.01433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09823">
                <text:p>0.09823</text:p>
              </table:table-cell>
              <table:table-cell office:value-type="float" office:value="0.04246">
                <text:p>0.04246</text:p>
              </table:table-cell>
              <table:table-cell office:value-type="float" office:value="0.02243">
                <text:p>0.02243</text:p>
              </table:table-cell>
              <table:table-cell office:value-type="float" office:value="0.01427">
                <text:p>0.01427</text:p>
              </table:table-cell>
              <table:table-cell office:value-type="float" office:value="0.04545">
                <text:p>0.045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09786">
                <text:p>0.09786</text:p>
              </table:table-cell>
              <table:table-cell office:value-type="float" office:value="0.04242">
                <text:p>0.04242</text:p>
              </table:table-cell>
              <table:table-cell office:value-type="float" office:value="0.02237">
                <text:p>0.02237</text:p>
              </table:table-cell>
              <table:table-cell office:value-type="float" office:value="0.01422">
                <text:p>0.01422</text:p>
              </table:table-cell>
              <table:table-cell office:value-type="float" office:value="0.04527">
                <text:p>0.045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09748">
                <text:p>0.09748</text:p>
              </table:table-cell>
              <table:table-cell office:value-type="float" office:value="0.04238">
                <text:p>0.04238</text:p>
              </table:table-cell>
              <table:table-cell office:value-type="float" office:value="0.02231">
                <text:p>0.02231</text:p>
              </table:table-cell>
              <table:table-cell office:value-type="float" office:value="0.01416">
                <text:p>0.01416</text:p>
              </table:table-cell>
              <table:table-cell office:value-type="float" office:value="0.04507">
                <text:p>0.045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0971">
                <text:p>0.0971</text:p>
              </table:table-cell>
              <table:table-cell office:value-type="float" office:value="0.04234">
                <text:p>0.04234</text:p>
              </table:table-cell>
              <table:table-cell office:value-type="float" office:value="0.02226">
                <text:p>0.02226</text:p>
              </table:table-cell>
              <table:table-cell office:value-type="float" office:value="0.01411">
                <text:p>0.01411</text:p>
              </table:table-cell>
              <table:table-cell office:value-type="float" office:value="0.04484">
                <text:p>0.044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09673">
                <text:p>0.09673</text:p>
              </table:table-cell>
              <table:table-cell office:value-type="float" office:value="0.04231">
                <text:p>0.04231</text:p>
              </table:table-cell>
              <table:table-cell office:value-type="float" office:value="0.0222">
                <text:p>0.0222</text:p>
              </table:table-cell>
              <table:table-cell office:value-type="float" office:value="0.01406">
                <text:p>0.01406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09636">
                <text:p>0.09636</text:p>
              </table:table-cell>
              <table:table-cell office:value-type="float" office:value="0.04227">
                <text:p>0.04227</text:p>
              </table:table-cell>
              <table:table-cell office:value-type="float" office:value="0.02214">
                <text:p>0.02214</text:p>
              </table:table-cell>
              <table:table-cell office:value-type="float" office:value="0.01402">
                <text:p>0.01402</text:p>
              </table:table-cell>
              <table:table-cell office:value-type="float" office:value="0.04433">
                <text:p>0.044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096">
                <text:p>0.096</text:p>
              </table:table-cell>
              <table:table-cell office:value-type="float" office:value="0.04223">
                <text:p>0.04223</text:p>
              </table:table-cell>
              <table:table-cell office:value-type="float" office:value="0.02208">
                <text:p>0.02208</text:p>
              </table:table-cell>
              <table:table-cell office:value-type="float" office:value="0.01397">
                <text:p>0.01397</text:p>
              </table:table-cell>
              <table:table-cell office:value-type="float" office:value="0.04404">
                <text:p>0.044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09563">
                <text:p>0.09563</text:p>
              </table:table-cell>
              <table:table-cell office:value-type="float" office:value="0.04219">
                <text:p>0.04219</text:p>
              </table:table-cell>
              <table:table-cell office:value-type="float" office:value="0.02202">
                <text:p>0.02202</text:p>
              </table:table-cell>
              <table:table-cell office:value-type="float" office:value="0.01393">
                <text:p>0.01393</text:p>
              </table:table-cell>
              <table:table-cell office:value-type="float" office:value="0.04372">
                <text:p>0.043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9527">
                <text:p>0.09527</text:p>
              </table:table-cell>
              <table:table-cell office:value-type="float" office:value="0.04216">
                <text:p>0.04216</text:p>
              </table:table-cell>
              <table:table-cell office:value-type="float" office:value="0.02197">
                <text:p>0.02197</text:p>
              </table:table-cell>
              <table:table-cell office:value-type="float" office:value="0.01389">
                <text:p>0.01389</text:p>
              </table:table-cell>
              <table:table-cell office:value-type="float" office:value="0.04339">
                <text:p>0.043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09491">
                <text:p>0.09491</text:p>
              </table:table-cell>
              <table:table-cell office:value-type="float" office:value="0.04212">
                <text:p>0.04212</text:p>
              </table:table-cell>
              <table:table-cell office:value-type="float" office:value="0.02191">
                <text:p>0.02191</text:p>
              </table:table-cell>
              <table:table-cell office:value-type="float" office:value="0.01385">
                <text:p>0.01385</text:p>
              </table:table-cell>
              <table:table-cell office:value-type="float" office:value="0.04305">
                <text:p>0.043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09456">
                <text:p>0.09456</text:p>
              </table:table-cell>
              <table:table-cell office:value-type="float" office:value="0.04208">
                <text:p>0.04208</text:p>
              </table:table-cell>
              <table:table-cell office:value-type="float" office:value="0.02185">
                <text:p>0.02185</text:p>
              </table:table-cell>
              <table:table-cell office:value-type="float" office:value="0.01382">
                <text:p>0.01382</text:p>
              </table:table-cell>
              <table:table-cell office:value-type="float" office:value="0.04268">
                <text:p>0.042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09421">
                <text:p>0.09421</text:p>
              </table:table-cell>
              <table:table-cell office:value-type="float" office:value="0.04204">
                <text:p>0.04204</text:p>
              </table:table-cell>
              <table:table-cell office:value-type="float" office:value="0.02179">
                <text:p>0.02179</text:p>
              </table:table-cell>
              <table:table-cell office:value-type="float" office:value="0.01379">
                <text:p>0.01379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09385">
                <text:p>0.09385</text:p>
              </table:table-cell>
              <table:table-cell office:value-type="float" office:value="0.04201">
                <text:p>0.04201</text:p>
              </table:table-cell>
              <table:table-cell office:value-type="float" office:value="0.02174">
                <text:p>0.02174</text:p>
              </table:table-cell>
              <table:table-cell office:value-type="float" office:value="0.01376">
                <text:p>0.01376</text:p>
              </table:table-cell>
              <table:table-cell office:value-type="float" office:value="0.04191">
                <text:p>0.041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09351">
                <text:p>0.09351</text:p>
              </table:table-cell>
              <table:table-cell office:value-type="float" office:value="0.04197">
                <text:p>0.04197</text:p>
              </table:table-cell>
              <table:table-cell office:value-type="float" office:value="0.02168">
                <text:p>0.02168</text:p>
              </table:table-cell>
              <table:table-cell office:value-type="float" office:value="0.01373">
                <text:p>0.01373</text:p>
              </table:table-cell>
              <table:table-cell office:value-type="float" office:value="0.04151">
                <text:p>0.041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09316">
                <text:p>0.09316</text:p>
              </table:table-cell>
              <table:table-cell office:value-type="float" office:value="0.04193">
                <text:p>0.04193</text:p>
              </table:table-cell>
              <table:table-cell office:value-type="float" office:value="0.02162">
                <text:p>0.02162</text:p>
              </table:table-cell>
              <table:table-cell office:value-type="float" office:value="0.01371">
                <text:p>0.01371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09282">
                <text:p>0.09282</text:p>
              </table:table-cell>
              <table:table-cell office:value-type="float" office:value="0.0419">
                <text:p>0.0419</text:p>
              </table:table-cell>
              <table:table-cell office:value-type="float" office:value="0.02157">
                <text:p>0.02157</text:p>
              </table:table-cell>
              <table:table-cell office:value-type="float" office:value="0.01368">
                <text:p>0.01368</text:p>
              </table:table-cell>
              <table:table-cell office:value-type="float" office:value="0.04068">
                <text:p>0.040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09248">
                <text:p>0.09248</text:p>
              </table:table-cell>
              <table:table-cell office:value-type="float" office:value="0.04186">
                <text:p>0.04186</text:p>
              </table:table-cell>
              <table:table-cell office:value-type="float" office:value="0.02151">
                <text:p>0.02151</text:p>
              </table:table-cell>
              <table:table-cell office:value-type="float" office:value="0.01366">
                <text:p>0.01366</text:p>
              </table:table-cell>
              <table:table-cell office:value-type="float" office:value="0.04026">
                <text:p>0.040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09214">
                <text:p>0.09214</text:p>
              </table:table-cell>
              <table:table-cell office:value-type="float" office:value="0.04182">
                <text:p>0.04182</text:p>
              </table:table-cell>
              <table:table-cell office:value-type="float" office:value="0.02145">
                <text:p>0.02145</text:p>
              </table:table-cell>
              <table:table-cell office:value-type="float" office:value="0.01364">
                <text:p>0.01364</text:p>
              </table:table-cell>
              <table:table-cell office:value-type="float" office:value="0.03983">
                <text:p>0.039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0918">
                <text:p>0.0918</text:p>
              </table:table-cell>
              <table:table-cell office:value-type="float" office:value="0.04179">
                <text:p>0.04179</text:p>
              </table:table-cell>
              <table:table-cell office:value-type="float" office:value="0.0214">
                <text:p>0.0214</text:p>
              </table:table-cell>
              <table:table-cell office:value-type="float" office:value="0.01363">
                <text:p>0.01363</text:p>
              </table:table-cell>
              <table:table-cell office:value-type="float" office:value="0.03941">
                <text:p>0.039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09147">
                <text:p>0.09147</text:p>
              </table:table-cell>
              <table:table-cell office:value-type="float" office:value="0.04175">
                <text:p>0.04175</text:p>
              </table:table-cell>
              <table:table-cell office:value-type="float" office:value="0.02134">
                <text:p>0.02134</text:p>
              </table:table-cell>
              <table:table-cell office:value-type="float" office:value="0.01362">
                <text:p>0.01362</text:p>
              </table:table-cell>
              <table:table-cell office:value-type="float" office:value="0.03898">
                <text:p>0.038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09114">
                <text:p>0.09114</text:p>
              </table:table-cell>
              <table:table-cell office:value-type="float" office:value="0.04172">
                <text:p>0.04172</text:p>
              </table:table-cell>
              <table:table-cell office:value-type="float" office:value="0.02129">
                <text:p>0.02129</text:p>
              </table:table-cell>
              <table:table-cell office:value-type="float" office:value="0.0136">
                <text:p>0.0136</text:p>
              </table:table-cell>
              <table:table-cell office:value-type="float" office:value="0.03855">
                <text:p>0.038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09081">
                <text:p>0.09081</text:p>
              </table:table-cell>
              <table:table-cell office:value-type="float" office:value="0.04168">
                <text:p>0.04168</text:p>
              </table:table-cell>
              <table:table-cell office:value-type="float" office:value="0.02123">
                <text:p>0.02123</text:p>
              </table:table-cell>
              <table:table-cell office:value-type="float" office:value="0.0136">
                <text:p>0.0136</text:p>
              </table:table-cell>
              <table:table-cell office:value-type="float" office:value="0.03813">
                <text:p>0.038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09048">
                <text:p>0.09048</text:p>
              </table:table-cell>
              <table:table-cell office:value-type="float" office:value="0.04164">
                <text:p>0.04164</text:p>
              </table:table-cell>
              <table:table-cell office:value-type="float" office:value="0.02117">
                <text:p>0.02117</text:p>
              </table:table-cell>
              <table:table-cell office:value-type="float" office:value="0.01359">
                <text:p>0.01359</text:p>
              </table:table-cell>
              <table:table-cell office:value-type="float" office:value="0.03771">
                <text:p>0.037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09016">
                <text:p>0.09016</text:p>
              </table:table-cell>
              <table:table-cell office:value-type="float" office:value="0.04161">
                <text:p>0.04161</text:p>
              </table:table-cell>
              <table:table-cell office:value-type="float" office:value="0.02112">
                <text:p>0.02112</text:p>
              </table:table-cell>
              <table:table-cell office:value-type="float" office:value="0.01358">
                <text:p>0.01358</text:p>
              </table:table-cell>
              <table:table-cell office:value-type="float" office:value="0.03729">
                <text:p>0.037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08984">
                <text:p>0.08984</text:p>
              </table:table-cell>
              <table:table-cell office:value-type="float" office:value="0.04157">
                <text:p>0.04157</text:p>
              </table:table-cell>
              <table:table-cell office:value-type="float" office:value="0.02106">
                <text:p>0.02106</text:p>
              </table:table-cell>
              <table:table-cell office:value-type="float" office:value="0.01358">
                <text:p>0.01358</text:p>
              </table:table-cell>
              <table:table-cell office:value-type="float" office:value="0.03689">
                <text:p>0.036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08952">
                <text:p>0.08952</text:p>
              </table:table-cell>
              <table:table-cell office:value-type="float" office:value="0.04153">
                <text:p>0.04153</text:p>
              </table:table-cell>
              <table:table-cell office:value-type="float" office:value="0.02101">
                <text:p>0.02101</text:p>
              </table:table-cell>
              <table:table-cell office:value-type="float" office:value="0.01358">
                <text:p>0.01358</text:p>
              </table:table-cell>
              <table:table-cell office:value-type="float" office:value="0.03649">
                <text:p>0.036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0892">
                <text:p>0.0892</text:p>
              </table:table-cell>
              <table:table-cell office:value-type="float" office:value="0.0415">
                <text:p>0.0415</text:p>
              </table:table-cell>
              <table:table-cell office:value-type="float" office:value="0.02095">
                <text:p>0.02095</text:p>
              </table:table-cell>
              <table:table-cell office:value-type="float" office:value="0.01359">
                <text:p>0.01359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08889">
                <text:p>0.08889</text:p>
              </table:table-cell>
              <table:table-cell office:value-type="float" office:value="0.04146">
                <text:p>0.04146</text:p>
              </table:table-cell>
              <table:table-cell office:value-type="float" office:value="0.0209">
                <text:p>0.0209</text:p>
              </table:table-cell>
              <table:table-cell office:value-type="float" office:value="0.01359">
                <text:p>0.01359</text:p>
              </table:table-cell>
              <table:table-cell office:value-type="float" office:value="0.03572">
                <text:p>0.035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8858">
                <text:p>0.08858</text:p>
              </table:table-cell>
              <table:table-cell office:value-type="float" office:value="0.04143">
                <text:p>0.04143</text:p>
              </table:table-cell>
              <table:table-cell office:value-type="float" office:value="0.02084">
                <text:p>0.02084</text:p>
              </table:table-cell>
              <table:table-cell office:value-type="float" office:value="0.0136">
                <text:p>0.0136</text:p>
              </table:table-cell>
              <table:table-cell office:value-type="float" office:value="0.03536">
                <text:p>0.035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08827">
                <text:p>0.08827</text:p>
              </table:table-cell>
              <table:table-cell office:value-type="float" office:value="0.04139">
                <text:p>0.04139</text:p>
              </table:table-cell>
              <table:table-cell office:value-type="float" office:value="0.02079">
                <text:p>0.02079</text:p>
              </table:table-cell>
              <table:table-cell office:value-type="float" office:value="0.01361">
                <text:p>0.01361</text:p>
              </table:table-cell>
              <table:table-cell office:value-type="float" office:value="0.03501">
                <text:p>0.035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08796">
                <text:p>0.08796</text:p>
              </table:table-cell>
              <table:table-cell office:value-type="float" office:value="0.04136">
                <text:p>0.04136</text:p>
              </table:table-cell>
              <table:table-cell office:value-type="float" office:value="0.02074">
                <text:p>0.02074</text:p>
              </table:table-cell>
              <table:table-cell office:value-type="float" office:value="0.01362">
                <text:p>0.01362</text:p>
              </table:table-cell>
              <table:table-cell office:value-type="float" office:value="0.03467">
                <text:p>0.034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08765">
                <text:p>0.08765</text:p>
              </table:table-cell>
              <table:table-cell office:value-type="float" office:value="0.04132">
                <text:p>0.04132</text:p>
              </table:table-cell>
              <table:table-cell office:value-type="float" office:value="0.02068">
                <text:p>0.02068</text:p>
              </table:table-cell>
              <table:table-cell office:value-type="float" office:value="0.01363">
                <text:p>0.01363</text:p>
              </table:table-cell>
              <table:table-cell office:value-type="float" office:value="0.03434">
                <text:p>0.034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08735">
                <text:p>0.08735</text:p>
              </table:table-cell>
              <table:table-cell office:value-type="float" office:value="0.04129">
                <text:p>0.04129</text:p>
              </table:table-cell>
              <table:table-cell office:value-type="float" office:value="0.02063">
                <text:p>0.02063</text:p>
              </table:table-cell>
              <table:table-cell office:value-type="float" office:value="0.01365">
                <text:p>0.01365</text:p>
              </table:table-cell>
              <table:table-cell office:value-type="float" office:value="0.03403">
                <text:p>0.034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08705">
                <text:p>0.08705</text:p>
              </table:table-cell>
              <table:table-cell office:value-type="float" office:value="0.04125">
                <text:p>0.04125</text:p>
              </table:table-cell>
              <table:table-cell office:value-type="float" office:value="0.02057">
                <text:p>0.02057</text:p>
              </table:table-cell>
              <table:table-cell office:value-type="float" office:value="0.01367">
                <text:p>0.01367</text:p>
              </table:table-cell>
              <table:table-cell office:value-type="float" office:value="0.03373">
                <text:p>0.033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08675">
                <text:p>0.08675</text:p>
              </table:table-cell>
              <table:table-cell office:value-type="float" office:value="0.04122">
                <text:p>0.04122</text:p>
              </table:table-cell>
              <table:table-cell office:value-type="float" office:value="0.02052">
                <text:p>0.02052</text:p>
              </table:table-cell>
              <table:table-cell office:value-type="float" office:value="0.01369">
                <text:p>0.01369</text:p>
              </table:table-cell>
              <table:table-cell office:value-type="float" office:value="0.03344">
                <text:p>0.033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08646">
                <text:p>0.08646</text:p>
              </table:table-cell>
              <table:table-cell office:value-type="float" office:value="0.04118">
                <text:p>0.04118</text:p>
              </table:table-cell>
              <table:table-cell office:value-type="float" office:value="0.02047">
                <text:p>0.02047</text:p>
              </table:table-cell>
              <table:table-cell office:value-type="float" office:value="0.01371">
                <text:p>0.01371</text:p>
              </table:table-cell>
              <table:table-cell office:value-type="float" office:value="0.03317">
                <text:p>0.033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08616">
                <text:p>0.08616</text:p>
              </table:table-cell>
              <table:table-cell office:value-type="float" office:value="0.04114">
                <text:p>0.04114</text:p>
              </table:table-cell>
              <table:table-cell office:value-type="float" office:value="0.02041">
                <text:p>0.02041</text:p>
              </table:table-cell>
              <table:table-cell office:value-type="float" office:value="0.01374">
                <text:p>0.01374</text:p>
              </table:table-cell>
              <table:table-cell office:value-type="float" office:value="0.03292">
                <text:p>0.032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08587">
                <text:p>0.08587</text:p>
              </table:table-cell>
              <table:table-cell office:value-type="float" office:value="0.04111">
                <text:p>0.04111</text:p>
              </table:table-cell>
              <table:table-cell office:value-type="float" office:value="0.02036">
                <text:p>0.02036</text:p>
              </table:table-cell>
              <table:table-cell office:value-type="float" office:value="0.01376">
                <text:p>0.01376</text:p>
              </table:table-cell>
              <table:table-cell office:value-type="float" office:value="0.03268">
                <text:p>0.032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08558">
                <text:p>0.08558</text:p>
              </table:table-cell>
              <table:table-cell office:value-type="float" office:value="0.04107">
                <text:p>0.04107</text:p>
              </table:table-cell>
              <table:table-cell office:value-type="float" office:value="0.0203">
                <text:p>0.0203</text:p>
              </table:table-cell>
              <table:table-cell office:value-type="float" office:value="0.01379">
                <text:p>0.01379</text:p>
              </table:table-cell>
              <table:table-cell office:value-type="float" office:value="0.03246">
                <text:p>0.032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08529">
                <text:p>0.08529</text:p>
              </table:table-cell>
              <table:table-cell office:value-type="float" office:value="0.04104">
                <text:p>0.04104</text:p>
              </table:table-cell>
              <table:table-cell office:value-type="float" office:value="0.02025">
                <text:p>0.02025</text:p>
              </table:table-cell>
              <table:table-cell office:value-type="float" office:value="0.01383">
                <text:p>0.01383</text:p>
              </table:table-cell>
              <table:table-cell office:value-type="float" office:value="0.03225">
                <text:p>0.032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08501">
                <text:p>0.08501</text:p>
              </table:table-cell>
              <table:table-cell office:value-type="float" office:value="0.04101">
                <text:p>0.04101</text:p>
              </table:table-cell>
              <table:table-cell office:value-type="float" office:value="0.0202">
                <text:p>0.0202</text:p>
              </table:table-cell>
              <table:table-cell office:value-type="float" office:value="0.01386">
                <text:p>0.01386</text:p>
              </table:table-cell>
              <table:table-cell office:value-type="float" office:value="0.03206">
                <text:p>0.032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08473">
                <text:p>0.08473</text:p>
              </table:table-cell>
              <table:table-cell office:value-type="float" office:value="0.04097">
                <text:p>0.04097</text:p>
              </table:table-cell>
              <table:table-cell office:value-type="float" office:value="0.02015">
                <text:p>0.02015</text:p>
              </table:table-cell>
              <table:table-cell office:value-type="float" office:value="0.0139">
                <text:p>0.0139</text:p>
              </table:table-cell>
              <table:table-cell office:value-type="float" office:value="0.03189">
                <text:p>0.031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08445">
                <text:p>0.08445</text:p>
              </table:table-cell>
              <table:table-cell office:value-type="float" office:value="0.04094">
                <text:p>0.04094</text:p>
              </table:table-cell>
              <table:table-cell office:value-type="float" office:value="0.02009">
                <text:p>0.02009</text:p>
              </table:table-cell>
              <table:table-cell office:value-type="float" office:value="0.01394">
                <text:p>0.01394</text:p>
              </table:table-cell>
              <table:table-cell office:value-type="float" office:value="0.03173">
                <text:p>0.031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08417">
                <text:p>0.08417</text:p>
              </table:table-cell>
              <table:table-cell office:value-type="float" office:value="0.0409">
                <text:p>0.0409</text:p>
              </table:table-cell>
              <table:table-cell office:value-type="float" office:value="0.02004">
                <text:p>0.02004</text:p>
              </table:table-cell>
              <table:table-cell office:value-type="float" office:value="0.01398">
                <text:p>0.01398</text:p>
              </table:table-cell>
              <table:table-cell office:value-type="float" office:value="0.03158">
                <text:p>0.031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08389">
                <text:p>0.08389</text:p>
              </table:table-cell>
              <table:table-cell office:value-type="float" office:value="0.04087">
                <text:p>0.04087</text:p>
              </table:table-cell>
              <table:table-cell office:value-type="float" office:value="0.01999">
                <text:p>0.01999</text:p>
              </table:table-cell>
              <table:table-cell office:value-type="float" office:value="0.01403">
                <text:p>0.01403</text:p>
              </table:table-cell>
              <table:table-cell office:value-type="float" office:value="0.03145">
                <text:p>0.031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08362">
                <text:p>0.08362</text:p>
              </table:table-cell>
              <table:table-cell office:value-type="float" office:value="0.04083">
                <text:p>0.04083</text:p>
              </table:table-cell>
              <table:table-cell office:value-type="float" office:value="0.01994">
                <text:p>0.01994</text:p>
              </table:table-cell>
              <table:table-cell office:value-type="float" office:value="0.01408">
                <text:p>0.01408</text:p>
              </table:table-cell>
              <table:table-cell office:value-type="float" office:value="0.03134">
                <text:p>0.031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08334">
                <text:p>0.08334</text:p>
              </table:table-cell>
              <table:table-cell office:value-type="float" office:value="0.0408">
                <text:p>0.0408</text:p>
              </table:table-cell>
              <table:table-cell office:value-type="float" office:value="0.01988">
                <text:p>0.01988</text:p>
              </table:table-cell>
              <table:table-cell office:value-type="float" office:value="0.01413">
                <text:p>0.01413</text:p>
              </table:table-cell>
              <table:table-cell office:value-type="float" office:value="0.03124">
                <text:p>0.031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08307">
                <text:p>0.08307</text:p>
              </table:table-cell>
              <table:table-cell office:value-type="float" office:value="0.04076">
                <text:p>0.04076</text:p>
              </table:table-cell>
              <table:table-cell office:value-type="float" office:value="0.01983">
                <text:p>0.01983</text:p>
              </table:table-cell>
              <table:table-cell office:value-type="float" office:value="0.01418">
                <text:p>0.01418</text:p>
              </table:table-cell>
              <table:table-cell office:value-type="float" office:value="0.03116">
                <text:p>0.031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828">
                <text:p>0.0828</text:p>
              </table:table-cell>
              <table:table-cell office:value-type="float" office:value="0.04073">
                <text:p>0.04073</text:p>
              </table:table-cell>
              <table:table-cell office:value-type="float" office:value="0.01978">
                <text:p>0.01978</text:p>
              </table:table-cell>
              <table:table-cell office:value-type="float" office:value="0.01424">
                <text:p>0.01424</text:p>
              </table:table-cell>
              <table:table-cell office:value-type="float" office:value="0.03109">
                <text:p>0.031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08254">
                <text:p>0.08254</text:p>
              </table:table-cell>
              <table:table-cell office:value-type="float" office:value="0.04069">
                <text:p>0.04069</text:p>
              </table:table-cell>
              <table:table-cell office:value-type="float" office:value="0.01973">
                <text:p>0.01973</text:p>
              </table:table-cell>
              <table:table-cell office:value-type="float" office:value="0.0143">
                <text:p>0.0143</text:p>
              </table:table-cell>
              <table:table-cell office:value-type="float" office:value="0.03103">
                <text:p>0.031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08227">
                <text:p>0.08227</text:p>
              </table:table-cell>
              <table:table-cell office:value-type="float" office:value="0.04066">
                <text:p>0.04066</text:p>
              </table:table-cell>
              <table:table-cell office:value-type="float" office:value="0.01968">
                <text:p>0.01968</text:p>
              </table:table-cell>
              <table:table-cell office:value-type="float" office:value="0.01436">
                <text:p>0.01436</text:p>
              </table:table-cell>
              <table:table-cell office:value-type="float" office:value="0.03099">
                <text:p>0.030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08201">
                <text:p>0.08201</text:p>
              </table:table-cell>
              <table:table-cell office:value-type="float" office:value="0.04063">
                <text:p>0.04063</text:p>
              </table:table-cell>
              <table:table-cell office:value-type="float" office:value="0.01963">
                <text:p>0.01963</text:p>
              </table:table-cell>
              <table:table-cell office:value-type="float" office:value="0.01442">
                <text:p>0.01442</text:p>
              </table:table-cell>
              <table:table-cell office:value-type="float" office:value="0.03096">
                <text:p>0.030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08175">
                <text:p>0.08175</text:p>
              </table:table-cell>
              <table:table-cell office:value-type="float" office:value="0.04059">
                <text:p>0.04059</text:p>
              </table:table-cell>
              <table:table-cell office:value-type="float" office:value="0.01957">
                <text:p>0.01957</text:p>
              </table:table-cell>
              <table:table-cell office:value-type="float" office:value="0.01449">
                <text:p>0.01449</text:p>
              </table:table-cell>
              <table:table-cell office:value-type="float" office:value="0.03095">
                <text:p>0.030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08149">
                <text:p>0.08149</text:p>
              </table:table-cell>
              <table:table-cell office:value-type="float" office:value="0.04056">
                <text:p>0.04056</text:p>
              </table:table-cell>
              <table:table-cell office:value-type="float" office:value="0.01952">
                <text:p>0.01952</text:p>
              </table:table-cell>
              <table:table-cell office:value-type="float" office:value="0.01456">
                <text:p>0.01456</text:p>
              </table:table-cell>
              <table:table-cell office:value-type="float" office:value="0.03095">
                <text:p>0.030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08124">
                <text:p>0.08124</text:p>
              </table:table-cell>
              <table:table-cell office:value-type="float" office:value="0.04052">
                <text:p>0.04052</text:p>
              </table:table-cell>
              <table:table-cell office:value-type="float" office:value="0.01947">
                <text:p>0.01947</text:p>
              </table:table-cell>
              <table:table-cell office:value-type="float" office:value="0.01463">
                <text:p>0.01463</text:p>
              </table:table-cell>
              <table:table-cell office:value-type="float" office:value="0.03097">
                <text:p>0.030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08098">
                <text:p>0.08098</text:p>
              </table:table-cell>
              <table:table-cell office:value-type="float" office:value="0.04049">
                <text:p>0.04049</text:p>
              </table:table-cell>
              <table:table-cell office:value-type="float" office:value="0.01942">
                <text:p>0.01942</text:p>
              </table:table-cell>
              <table:table-cell office:value-type="float" office:value="0.01471">
                <text:p>0.0147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08073">
                <text:p>0.08073</text:p>
              </table:table-cell>
              <table:table-cell office:value-type="float" office:value="0.04046">
                <text:p>0.04046</text:p>
              </table:table-cell>
              <table:table-cell office:value-type="float" office:value="0.01937">
                <text:p>0.01937</text:p>
              </table:table-cell>
              <table:table-cell office:value-type="float" office:value="0.01479">
                <text:p>0.01479</text:p>
              </table:table-cell>
              <table:table-cell office:value-type="float" office:value="0.03104">
                <text:p>0.031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08048">
                <text:p>0.08048</text:p>
              </table:table-cell>
              <table:table-cell office:value-type="float" office:value="0.04042">
                <text:p>0.04042</text:p>
              </table:table-cell>
              <table:table-cell office:value-type="float" office:value="0.01932">
                <text:p>0.01932</text:p>
              </table:table-cell>
              <table:table-cell office:value-type="float" office:value="0.01487">
                <text:p>0.01487</text:p>
              </table:table-cell>
              <table:table-cell office:value-type="float" office:value="0.03109">
                <text:p>0.031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08023">
                <text:p>0.08023</text:p>
              </table:table-cell>
              <table:table-cell office:value-type="float" office:value="0.04039">
                <text:p>0.04039</text:p>
              </table:table-cell>
              <table:table-cell office:value-type="float" office:value="0.01927">
                <text:p>0.01927</text:p>
              </table:table-cell>
              <table:table-cell office:value-type="float" office:value="0.01496">
                <text:p>0.01496</text:p>
              </table:table-cell>
              <table:table-cell office:value-type="float" office:value="0.03116">
                <text:p>0.031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07998">
                <text:p>0.07998</text:p>
              </table:table-cell>
              <table:table-cell office:value-type="float" office:value="0.04036">
                <text:p>0.04036</text:p>
              </table:table-cell>
              <table:table-cell office:value-type="float" office:value="0.01922">
                <text:p>0.01922</text:p>
              </table:table-cell>
              <table:table-cell office:value-type="float" office:value="0.01505">
                <text:p>0.01505</text:p>
              </table:table-cell>
              <table:table-cell office:value-type="float" office:value="0.03123">
                <text:p>0.0312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07974">
                <text:p>0.07974</text:p>
              </table:table-cell>
              <table:table-cell office:value-type="float" office:value="0.04032">
                <text:p>0.04032</text:p>
              </table:table-cell>
              <table:table-cell office:value-type="float" office:value="0.01917">
                <text:p>0.01917</text:p>
              </table:table-cell>
              <table:table-cell office:value-type="float" office:value="0.01515">
                <text:p>0.01515</text:p>
              </table:table-cell>
              <table:table-cell office:value-type="float" office:value="0.03133">
                <text:p>0.031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07949">
                <text:p>0.07949</text:p>
              </table:table-cell>
              <table:table-cell office:value-type="float" office:value="0.04029">
                <text:p>0.04029</text:p>
              </table:table-cell>
              <table:table-cell office:value-type="float" office:value="0.01912">
                <text:p>0.01912</text:p>
              </table:table-cell>
              <table:table-cell office:value-type="float" office:value="0.01524">
                <text:p>0.01524</text:p>
              </table:table-cell>
              <table:table-cell office:value-type="float" office:value="0.03143">
                <text:p>0.031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07925">
                <text:p>0.07925</text:p>
              </table:table-cell>
              <table:table-cell office:value-type="float" office:value="0.04026">
                <text:p>0.04026</text:p>
              </table:table-cell>
              <table:table-cell office:value-type="float" office:value="0.01907">
                <text:p>0.01907</text:p>
              </table:table-cell>
              <table:table-cell office:value-type="float" office:value="0.01534">
                <text:p>0.01534</text:p>
              </table:table-cell>
              <table:table-cell office:value-type="float" office:value="0.03154">
                <text:p>0.031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07901">
                <text:p>0.07901</text:p>
              </table:table-cell>
              <table:table-cell office:value-type="float" office:value="0.04022">
                <text:p>0.04022</text:p>
              </table:table-cell>
              <table:table-cell office:value-type="float" office:value="0.01902">
                <text:p>0.01902</text:p>
              </table:table-cell>
              <table:table-cell office:value-type="float" office:value="0.01545">
                <text:p>0.01545</text:p>
              </table:table-cell>
              <table:table-cell office:value-type="float" office:value="0.03167">
                <text:p>0.031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07877">
                <text:p>0.07877</text:p>
              </table:table-cell>
              <table:table-cell office:value-type="float" office:value="0.04019">
                <text:p>0.04019</text:p>
              </table:table-cell>
              <table:table-cell office:value-type="float" office:value="0.01897">
                <text:p>0.01897</text:p>
              </table:table-cell>
              <table:table-cell office:value-type="float" office:value="0.01556">
                <text:p>0.0155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07854">
                <text:p>0.07854</text:p>
              </table:table-cell>
              <table:table-cell office:value-type="float" office:value="0.04016">
                <text:p>0.04016</text:p>
              </table:table-cell>
              <table:table-cell office:value-type="float" office:value="0.01892">
                <text:p>0.01892</text:p>
              </table:table-cell>
              <table:table-cell office:value-type="float" office:value="0.01567">
                <text:p>0.01567</text:p>
              </table:table-cell>
              <table:table-cell office:value-type="float" office:value="0.03195">
                <text:p>0.031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0783">
                <text:p>0.0783</text:p>
              </table:table-cell>
              <table:table-cell office:value-type="float" office:value="0.04012">
                <text:p>0.04012</text:p>
              </table:table-cell>
              <table:table-cell office:value-type="float" office:value="0.01887">
                <text:p>0.01887</text:p>
              </table:table-cell>
              <table:table-cell office:value-type="float" office:value="0.01579">
                <text:p>0.01579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07807">
                <text:p>0.07807</text:p>
              </table:table-cell>
              <table:table-cell office:value-type="float" office:value="0.04009">
                <text:p>0.04009</text:p>
              </table:table-cell>
              <table:table-cell office:value-type="float" office:value="0.01882">
                <text:p>0.01882</text:p>
              </table:table-cell>
              <table:table-cell office:value-type="float" office:value="0.01591">
                <text:p>0.01591</text:p>
              </table:table-cell>
              <table:table-cell office:value-type="float" office:value="0.03227">
                <text:p>0.032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7784">
                <text:p>0.07784</text:p>
              </table:table-cell>
              <table:table-cell office:value-type="float" office:value="0.04006">
                <text:p>0.04006</text:p>
              </table:table-cell>
              <table:table-cell office:value-type="float" office:value="0.01877">
                <text:p>0.01877</text:p>
              </table:table-cell>
              <table:table-cell office:value-type="float" office:value="0.01603">
                <text:p>0.01603</text:p>
              </table:table-cell>
              <table:table-cell office:value-type="float" office:value="0.03244">
                <text:p>0.032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07761">
                <text:p>0.07761</text:p>
              </table:table-cell>
              <table:table-cell office:value-type="float" office:value="0.04002">
                <text:p>0.04002</text:p>
              </table:table-cell>
              <table:table-cell office:value-type="float" office:value="0.01872">
                <text:p>0.01872</text:p>
              </table:table-cell>
              <table:table-cell office:value-type="float" office:value="0.01616">
                <text:p>0.01616</text:p>
              </table:table-cell>
              <table:table-cell office:value-type="float" office:value="0.03262">
                <text:p>0.032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07739">
                <text:p>0.07739</text:p>
              </table:table-cell>
              <table:table-cell office:value-type="float" office:value="0.03999">
                <text:p>0.03999</text:p>
              </table:table-cell>
              <table:table-cell office:value-type="float" office:value="0.01868">
                <text:p>0.01868</text:p>
              </table:table-cell>
              <table:table-cell office:value-type="float" office:value="0.0163">
                <text:p>0.0163</text:p>
              </table:table-cell>
              <table:table-cell office:value-type="float" office:value="0.03282">
                <text:p>0.032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07716">
                <text:p>0.07716</text:p>
              </table:table-cell>
              <table:table-cell office:value-type="float" office:value="0.03996">
                <text:p>0.03996</text:p>
              </table:table-cell>
              <table:table-cell office:value-type="float" office:value="0.01863">
                <text:p>0.01863</text:p>
              </table:table-cell>
              <table:table-cell office:value-type="float" office:value="0.01644">
                <text:p>0.01644</text:p>
              </table:table-cell>
              <table:table-cell office:value-type="float" office:value="0.03301">
                <text:p>0.033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07694">
                <text:p>0.07694</text:p>
              </table:table-cell>
              <table:table-cell office:value-type="float" office:value="0.03992">
                <text:p>0.03992</text:p>
              </table:table-cell>
              <table:table-cell office:value-type="float" office:value="0.01858">
                <text:p>0.01858</text:p>
              </table:table-cell>
              <table:table-cell office:value-type="float" office:value="0.01658">
                <text:p>0.01658</text:p>
              </table:table-cell>
              <table:table-cell office:value-type="float" office:value="0.03322">
                <text:p>0.033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07672">
                <text:p>0.07672</text:p>
              </table:table-cell>
              <table:table-cell office:value-type="float" office:value="0.03989">
                <text:p>0.03989</text:p>
              </table:table-cell>
              <table:table-cell office:value-type="float" office:value="0.01853">
                <text:p>0.01853</text:p>
              </table:table-cell>
              <table:table-cell office:value-type="float" office:value="0.01673">
                <text:p>0.01673</text:p>
              </table:table-cell>
              <table:table-cell office:value-type="float" office:value="0.03343">
                <text:p>0.0334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0765">
                <text:p>0.0765</text:p>
              </table:table-cell>
              <table:table-cell office:value-type="float" office:value="0.03986">
                <text:p>0.03986</text:p>
              </table:table-cell>
              <table:table-cell office:value-type="float" office:value="0.01848">
                <text:p>0.01848</text:p>
              </table:table-cell>
              <table:table-cell office:value-type="float" office:value="0.01689">
                <text:p>0.01689</text:p>
              </table:table-cell>
              <table:table-cell office:value-type="float" office:value="0.03365">
                <text:p>0.033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07628">
                <text:p>0.07628</text:p>
              </table:table-cell>
              <table:table-cell office:value-type="float" office:value="0.03983">
                <text:p>0.03983</text:p>
              </table:table-cell>
              <table:table-cell office:value-type="float" office:value="0.01843">
                <text:p>0.01843</text:p>
              </table:table-cell>
              <table:table-cell office:value-type="float" office:value="0.01705">
                <text:p>0.01705</text:p>
              </table:table-cell>
              <table:table-cell office:value-type="float" office:value="0.03387">
                <text:p>0.033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07606">
                <text:p>0.07606</text:p>
              </table:table-cell>
              <table:table-cell office:value-type="float" office:value="0.03979">
                <text:p>0.03979</text:p>
              </table:table-cell>
              <table:table-cell office:value-type="float" office:value="0.01839">
                <text:p>0.01839</text:p>
              </table:table-cell>
              <table:table-cell office:value-type="float" office:value="0.01722">
                <text:p>0.01722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07584">
                <text:p>0.07584</text:p>
              </table:table-cell>
              <table:table-cell office:value-type="float" office:value="0.03976">
                <text:p>0.03976</text:p>
              </table:table-cell>
              <table:table-cell office:value-type="float" office:value="0.01834">
                <text:p>0.01834</text:p>
              </table:table-cell>
              <table:table-cell office:value-type="float" office:value="0.01739">
                <text:p>0.01739</text:p>
              </table:table-cell>
              <table:table-cell office:value-type="float" office:value="0.03433">
                <text:p>0.034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07563">
                <text:p>0.07563</text:p>
              </table:table-cell>
              <table:table-cell office:value-type="float" office:value="0.03973">
                <text:p>0.03973</text:p>
              </table:table-cell>
              <table:table-cell office:value-type="float" office:value="0.01829">
                <text:p>0.01829</text:p>
              </table:table-cell>
              <table:table-cell office:value-type="float" office:value="0.01757">
                <text:p>0.01757</text:p>
              </table:table-cell>
              <table:table-cell office:value-type="float" office:value="0.03456">
                <text:p>0.034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07542">
                <text:p>0.07542</text:p>
              </table:table-cell>
              <table:table-cell office:value-type="float" office:value="0.03969">
                <text:p>0.03969</text:p>
              </table:table-cell>
              <table:table-cell office:value-type="float" office:value="0.01824">
                <text:p>0.01824</text:p>
              </table:table-cell>
              <table:table-cell office:value-type="float" office:value="0.01776">
                <text:p>0.01776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07521">
                <text:p>0.07521</text:p>
              </table:table-cell>
              <table:table-cell office:value-type="float" office:value="0.03966">
                <text:p>0.03966</text:p>
              </table:table-cell>
              <table:table-cell office:value-type="float" office:value="0.0182">
                <text:p>0.0182</text:p>
              </table:table-cell>
              <table:table-cell office:value-type="float" office:value="0.01795">
                <text:p>0.01795</text:p>
              </table:table-cell>
              <table:table-cell office:value-type="float" office:value="0.03504">
                <text:p>0.035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075">
                <text:p>0.075</text:p>
              </table:table-cell>
              <table:table-cell office:value-type="float" office:value="0.03963">
                <text:p>0.03963</text:p>
              </table:table-cell>
              <table:table-cell office:value-type="float" office:value="0.01815">
                <text:p>0.01815</text:p>
              </table:table-cell>
              <table:table-cell office:value-type="float" office:value="0.01815">
                <text:p>0.01815</text:p>
              </table:table-cell>
              <table:table-cell office:value-type="float" office:value="0.03527">
                <text:p>0.035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07479">
                <text:p>0.07479</text:p>
              </table:table-cell>
              <table:table-cell office:value-type="float" office:value="0.0396">
                <text:p>0.0396</text:p>
              </table:table-cell>
              <table:table-cell office:value-type="float" office:value="0.0181">
                <text:p>0.0181</text:p>
              </table:table-cell>
              <table:table-cell office:value-type="float" office:value="0.01836">
                <text:p>0.01836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07459">
                <text:p>0.07459</text:p>
              </table:table-cell>
              <table:table-cell office:value-type="float" office:value="0.03956">
                <text:p>0.03956</text:p>
              </table:table-cell>
              <table:table-cell office:value-type="float" office:value="0.01805">
                <text:p>0.01805</text:p>
              </table:table-cell>
              <table:table-cell office:value-type="float" office:value="0.01857">
                <text:p>0.01857</text:p>
              </table:table-cell>
              <table:table-cell office:value-type="float" office:value="0.03574">
                <text:p>0.035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07438">
                <text:p>0.07438</text:p>
              </table:table-cell>
              <table:table-cell office:value-type="float" office:value="0.03953">
                <text:p>0.03953</text:p>
              </table:table-cell>
              <table:table-cell office:value-type="float" office:value="0.01801">
                <text:p>0.01801</text:p>
              </table:table-cell>
              <table:table-cell office:value-type="float" office:value="0.01879">
                <text:p>0.01879</text:p>
              </table:table-cell>
              <table:table-cell office:value-type="float" office:value="0.03596">
                <text:p>0.035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07418">
                <text:p>0.07418</text:p>
              </table:table-cell>
              <table:table-cell office:value-type="float" office:value="0.0395">
                <text:p>0.0395</text:p>
              </table:table-cell>
              <table:table-cell office:value-type="float" office:value="0.01796">
                <text:p>0.01796</text:p>
              </table:table-cell>
              <table:table-cell office:value-type="float" office:value="0.01902">
                <text:p>0.01902</text:p>
              </table:table-cell>
              <table:table-cell office:value-type="float" office:value="0.03619">
                <text:p>0.036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07398">
                <text:p>0.07398</text:p>
              </table:table-cell>
              <table:table-cell office:value-type="float" office:value="0.03947">
                <text:p>0.03947</text:p>
              </table:table-cell>
              <table:table-cell office:value-type="float" office:value="0.01791">
                <text:p>0.01791</text:p>
              </table:table-cell>
              <table:table-cell office:value-type="float" office:value="0.01926">
                <text:p>0.01926</text:p>
              </table:table-cell>
              <table:table-cell office:value-type="float" office:value="0.03641">
                <text:p>0.036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07378">
                <text:p>0.07378</text:p>
              </table:table-cell>
              <table:table-cell office:value-type="float" office:value="0.03944">
                <text:p>0.03944</text:p>
              </table:table-cell>
              <table:table-cell office:value-type="float" office:value="0.01787">
                <text:p>0.01787</text:p>
              </table:table-cell>
              <table:table-cell office:value-type="float" office:value="0.01951">
                <text:p>0.01951</text:p>
              </table:table-cell>
              <table:table-cell office:value-type="float" office:value="0.03662">
                <text:p>0.036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7358">
                <text:p>0.07358</text:p>
              </table:table-cell>
              <table:table-cell office:value-type="float" office:value="0.0394">
                <text:p>0.0394</text:p>
              </table:table-cell>
              <table:table-cell office:value-type="float" office:value="0.01782">
                <text:p>0.01782</text:p>
              </table:table-cell>
              <table:table-cell office:value-type="float" office:value="0.01977">
                <text:p>0.01977</text:p>
              </table:table-cell>
              <table:table-cell office:value-type="float" office:value="0.03682">
                <text:p>0.036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07339">
                <text:p>0.07339</text:p>
              </table:table-cell>
              <table:table-cell office:value-type="float" office:value="0.03937">
                <text:p>0.03937</text:p>
              </table:table-cell>
              <table:table-cell office:value-type="float" office:value="0.01777">
                <text:p>0.01777</text:p>
              </table:table-cell>
              <table:table-cell office:value-type="float" office:value="0.02004">
                <text:p>0.02004</text:p>
              </table:table-cell>
              <table:table-cell office:value-type="float" office:value="0.03701">
                <text:p>0.0370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07319">
                <text:p>0.07319</text:p>
              </table:table-cell>
              <table:table-cell office:value-type="float" office:value="0.03934">
                <text:p>0.03934</text:p>
              </table:table-cell>
              <table:table-cell office:value-type="float" office:value="0.01773">
                <text:p>0.01773</text:p>
              </table:table-cell>
              <table:table-cell office:value-type="float" office:value="0.02032">
                <text:p>0.02032</text:p>
              </table:table-cell>
              <table:table-cell office:value-type="float" office:value="0.03719">
                <text:p>0.037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73">
                <text:p>0.073</text:p>
              </table:table-cell>
              <table:table-cell office:value-type="float" office:value="0.03931">
                <text:p>0.03931</text:p>
              </table:table-cell>
              <table:table-cell office:value-type="float" office:value="0.01768">
                <text:p>0.01768</text:p>
              </table:table-cell>
              <table:table-cell office:value-type="float" office:value="0.02061">
                <text:p>0.02061</text:p>
              </table:table-cell>
              <table:table-cell office:value-type="float" office:value="0.03736">
                <text:p>0.037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07281">
                <text:p>0.07281</text:p>
              </table:table-cell>
              <table:table-cell office:value-type="float" office:value="0.03928">
                <text:p>0.03928</text:p>
              </table:table-cell>
              <table:table-cell office:value-type="float" office:value="0.01764">
                <text:p>0.01764</text:p>
              </table:table-cell>
              <table:table-cell office:value-type="float" office:value="0.02091">
                <text:p>0.02091</text:p>
              </table:table-cell>
              <table:table-cell office:value-type="float" office:value="0.03751">
                <text:p>0.037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07262">
                <text:p>0.07262</text:p>
              </table:table-cell>
              <table:table-cell office:value-type="float" office:value="0.03924">
                <text:p>0.03924</text:p>
              </table:table-cell>
              <table:table-cell office:value-type="float" office:value="0.01759">
                <text:p>0.01759</text:p>
              </table:table-cell>
              <table:table-cell office:value-type="float" office:value="0.02122">
                <text:p>0.02122</text:p>
              </table:table-cell>
              <table:table-cell office:value-type="float" office:value="0.03765">
                <text:p>0.037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07243">
                <text:p>0.07243</text:p>
              </table:table-cell>
              <table:table-cell office:value-type="float" office:value="0.03921">
                <text:p>0.03921</text:p>
              </table:table-cell>
              <table:table-cell office:value-type="float" office:value="0.01755">
                <text:p>0.01755</text:p>
              </table:table-cell>
              <table:table-cell office:value-type="float" office:value="0.02155">
                <text:p>0.02155</text:p>
              </table:table-cell>
              <table:table-cell office:value-type="float" office:value="0.03777">
                <text:p>0.037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07224">
                <text:p>0.07224</text:p>
              </table:table-cell>
              <table:table-cell office:value-type="float" office:value="0.03918">
                <text:p>0.03918</text:p>
              </table:table-cell>
              <table:table-cell office:value-type="float" office:value="0.0175">
                <text:p>0.0175</text:p>
              </table:table-cell>
              <table:table-cell office:value-type="float" office:value="0.02188">
                <text:p>0.02188</text:p>
              </table:table-cell>
              <table:table-cell office:value-type="float" office:value="0.03788">
                <text:p>0.037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07205">
                <text:p>0.07205</text:p>
              </table:table-cell>
              <table:table-cell office:value-type="float" office:value="0.03915">
                <text:p>0.03915</text:p>
              </table:table-cell>
              <table:table-cell office:value-type="float" office:value="0.01746">
                <text:p>0.01746</text:p>
              </table:table-cell>
              <table:table-cell office:value-type="float" office:value="0.02224">
                <text:p>0.02224</text:p>
              </table:table-cell>
              <table:table-cell office:value-type="float" office:value="0.03797">
                <text:p>0.037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07187">
                <text:p>0.07187</text:p>
              </table:table-cell>
              <table:table-cell office:value-type="float" office:value="0.03912">
                <text:p>0.03912</text:p>
              </table:table-cell>
              <table:table-cell office:value-type="float" office:value="0.01741">
                <text:p>0.01741</text:p>
              </table:table-cell>
              <table:table-cell office:value-type="float" office:value="0.0226">
                <text:p>0.0226</text:p>
              </table:table-cell>
              <table:table-cell office:value-type="float" office:value="0.03804">
                <text:p>0.038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07168">
                <text:p>0.07168</text:p>
              </table:table-cell>
              <table:table-cell office:value-type="float" office:value="0.03908">
                <text:p>0.03908</text:p>
              </table:table-cell>
              <table:table-cell office:value-type="float" office:value="0.01737">
                <text:p>0.01737</text:p>
              </table:table-cell>
              <table:table-cell office:value-type="float" office:value="0.02299">
                <text:p>0.02299</text:p>
              </table:table-cell>
              <table:table-cell office:value-type="float" office:value="0.03809">
                <text:p>0.038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0715">
                <text:p>0.0715</text:p>
              </table:table-cell>
              <table:table-cell office:value-type="float" office:value="0.03905">
                <text:p>0.03905</text:p>
              </table:table-cell>
              <table:table-cell office:value-type="float" office:value="0.01732">
                <text:p>0.01732</text:p>
              </table:table-cell>
              <table:table-cell office:value-type="float" office:value="0.02338">
                <text:p>0.02338</text:p>
              </table:table-cell>
              <table:table-cell office:value-type="float" office:value="0.03812">
                <text:p>0.038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07132">
                <text:p>0.07132</text:p>
              </table:table-cell>
              <table:table-cell office:value-type="float" office:value="0.03902">
                <text:p>0.03902</text:p>
              </table:table-cell>
              <table:table-cell office:value-type="float" office:value="0.01728">
                <text:p>0.01728</text:p>
              </table:table-cell>
              <table:table-cell office:value-type="float" office:value="0.0238">
                <text:p>0.0238</text:p>
              </table:table-cell>
              <table:table-cell office:value-type="float" office:value="0.03813">
                <text:p>0.038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07114">
                <text:p>0.07114</text:p>
              </table:table-cell>
              <table:table-cell office:value-type="float" office:value="0.03899">
                <text:p>0.03899</text:p>
              </table:table-cell>
              <table:table-cell office:value-type="float" office:value="0.01723">
                <text:p>0.01723</text:p>
              </table:table-cell>
              <table:table-cell office:value-type="float" office:value="0.02423">
                <text:p>0.02423</text:p>
              </table:table-cell>
              <table:table-cell office:value-type="float" office:value="0.03812">
                <text:p>0.038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07097">
                <text:p>0.07097</text:p>
              </table:table-cell>
              <table:table-cell office:value-type="float" office:value="0.03896">
                <text:p>0.03896</text:p>
              </table:table-cell>
              <table:table-cell office:value-type="float" office:value="0.01719">
                <text:p>0.01719</text:p>
              </table:table-cell>
              <table:table-cell office:value-type="float" office:value="0.02469">
                <text:p>0.02469</text:p>
              </table:table-cell>
              <table:table-cell office:value-type="float" office:value="0.03809">
                <text:p>0.038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07079">
                <text:p>0.07079</text:p>
              </table:table-cell>
              <table:table-cell office:value-type="float" office:value="0.03893">
                <text:p>0.03893</text:p>
              </table:table-cell>
              <table:table-cell office:value-type="float" office:value="0.01714">
                <text:p>0.01714</text:p>
              </table:table-cell>
              <table:table-cell office:value-type="float" office:value="0.02516">
                <text:p>0.02516</text:p>
              </table:table-cell>
              <table:table-cell office:value-type="float" office:value="0.03804">
                <text:p>0.038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07061">
                <text:p>0.07061</text:p>
              </table:table-cell>
              <table:table-cell office:value-type="float" office:value="0.03889">
                <text:p>0.03889</text:p>
              </table:table-cell>
              <table:table-cell office:value-type="float" office:value="0.0171">
                <text:p>0.0171</text:p>
              </table:table-cell>
              <table:table-cell office:value-type="float" office:value="0.02565">
                <text:p>0.02565</text:p>
              </table:table-cell>
              <table:table-cell office:value-type="float" office:value="0.03796">
                <text:p>0.037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07044">
                <text:p>0.07044</text:p>
              </table:table-cell>
              <table:table-cell office:value-type="float" office:value="0.03886">
                <text:p>0.03886</text:p>
              </table:table-cell>
              <table:table-cell office:value-type="float" office:value="0.01705">
                <text:p>0.01705</text:p>
              </table:table-cell>
              <table:table-cell office:value-type="float" office:value="0.02617">
                <text:p>0.02617</text:p>
              </table:table-cell>
              <table:table-cell office:value-type="float" office:value="0.03787">
                <text:p>0.037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07027">
                <text:p>0.07027</text:p>
              </table:table-cell>
              <table:table-cell office:value-type="float" office:value="0.03883">
                <text:p>0.03883</text:p>
              </table:table-cell>
              <table:table-cell office:value-type="float" office:value="0.01701">
                <text:p>0.01701</text:p>
              </table:table-cell>
              <table:table-cell office:value-type="float" office:value="0.0267">
                <text:p>0.0267</text:p>
              </table:table-cell>
              <table:table-cell office:value-type="float" office:value="0.03776">
                <text:p>0.037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0701">
                <text:p>0.0701</text:p>
              </table:table-cell>
              <table:table-cell office:value-type="float" office:value="0.0388">
                <text:p>0.0388</text:p>
              </table:table-cell>
              <table:table-cell office:value-type="float" office:value="0.01697">
                <text:p>0.01697</text:p>
              </table:table-cell>
              <table:table-cell office:value-type="float" office:value="0.02727">
                <text:p>0.02727</text:p>
              </table:table-cell>
              <table:table-cell office:value-type="float" office:value="0.03763">
                <text:p>0.037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6993">
                <text:p>0.06993</text:p>
              </table:table-cell>
              <table:table-cell office:value-type="float" office:value="0.03877">
                <text:p>0.03877</text:p>
              </table:table-cell>
              <table:table-cell office:value-type="float" office:value="0.01692">
                <text:p>0.01692</text:p>
              </table:table-cell>
              <table:table-cell office:value-type="float" office:value="0.02786">
                <text:p>0.02786</text:p>
              </table:table-cell>
              <table:table-cell office:value-type="float" office:value="0.03748">
                <text:p>0.0374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06976">
                <text:p>0.06976</text:p>
              </table:table-cell>
              <table:table-cell office:value-type="float" office:value="0.03874">
                <text:p>0.03874</text:p>
              </table:table-cell>
              <table:table-cell office:value-type="float" office:value="0.01688">
                <text:p>0.01688</text:p>
              </table:table-cell>
              <table:table-cell office:value-type="float" office:value="0.02847">
                <text:p>0.02847</text:p>
              </table:table-cell>
              <table:table-cell office:value-type="float" office:value="0.03732">
                <text:p>0.037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06959">
                <text:p>0.06959</text:p>
              </table:table-cell>
              <table:table-cell office:value-type="float" office:value="0.03871">
                <text:p>0.03871</text:p>
              </table:table-cell>
              <table:table-cell office:value-type="float" office:value="0.01684">
                <text:p>0.01684</text:p>
              </table:table-cell>
              <table:table-cell office:value-type="float" office:value="0.02912">
                <text:p>0.02912</text:p>
              </table:table-cell>
              <table:table-cell office:value-type="float" office:value="0.03714">
                <text:p>0.037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06943">
                <text:p>0.06943</text:p>
              </table:table-cell>
              <table:table-cell office:value-type="float" office:value="0.03868">
                <text:p>0.03868</text:p>
              </table:table-cell>
              <table:table-cell office:value-type="float" office:value="0.01679">
                <text:p>0.01679</text:p>
              </table:table-cell>
              <table:table-cell office:value-type="float" office:value="0.02979">
                <text:p>0.02979</text:p>
              </table:table-cell>
              <table:table-cell office:value-type="float" office:value="0.03694">
                <text:p>0.036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06926">
                <text:p>0.06926</text:p>
              </table:table-cell>
              <table:table-cell office:value-type="float" office:value="0.03864">
                <text:p>0.03864</text:p>
              </table:table-cell>
              <table:table-cell office:value-type="float" office:value="0.01675">
                <text:p>0.01675</text:p>
              </table:table-cell>
              <table:table-cell office:value-type="float" office:value="0.0305">
                <text:p>0.0305</text:p>
              </table:table-cell>
              <table:table-cell office:value-type="float" office:value="0.03674">
                <text:p>0.0367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0691">
                <text:p>0.0691</text:p>
              </table:table-cell>
              <table:table-cell office:value-type="float" office:value="0.03861">
                <text:p>0.03861</text:p>
              </table:table-cell>
              <table:table-cell office:value-type="float" office:value="0.01671">
                <text:p>0.01671</text:p>
              </table:table-cell>
              <table:table-cell office:value-type="float" office:value="0.03124">
                <text:p>0.03124</text:p>
              </table:table-cell>
              <table:table-cell office:value-type="float" office:value="0.03652">
                <text:p>0.036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06894">
                <text:p>0.06894</text:p>
              </table:table-cell>
              <table:table-cell office:value-type="float" office:value="0.03858">
                <text:p>0.03858</text:p>
              </table:table-cell>
              <table:table-cell office:value-type="float" office:value="0.01666">
                <text:p>0.01666</text:p>
              </table:table-cell>
              <table:table-cell office:value-type="float" office:value="0.03201">
                <text:p>0.03201</text:p>
              </table:table-cell>
              <table:table-cell office:value-type="float" office:value="0.03629">
                <text:p>0.036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06878">
                <text:p>0.06878</text:p>
              </table:table-cell>
              <table:table-cell office:value-type="float" office:value="0.03855">
                <text:p>0.03855</text:p>
              </table:table-cell>
              <table:table-cell office:value-type="float" office:value="0.01662">
                <text:p>0.01662</text:p>
              </table:table-cell>
              <table:table-cell office:value-type="float" office:value="0.03282">
                <text:p>0.03282</text:p>
              </table:table-cell>
              <table:table-cell office:value-type="float" office:value="0.03606">
                <text:p>0.036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06862">
                <text:p>0.06862</text:p>
              </table:table-cell>
              <table:table-cell office:value-type="float" office:value="0.03852">
                <text:p>0.03852</text:p>
              </table:table-cell>
              <table:table-cell office:value-type="float" office:value="0.01658">
                <text:p>0.01658</text:p>
              </table:table-cell>
              <table:table-cell office:value-type="float" office:value="0.03367">
                <text:p>0.03367</text:p>
              </table:table-cell>
              <table:table-cell office:value-type="float" office:value="0.03582">
                <text:p>0.0358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06846">
                <text:p>0.06846</text:p>
              </table:table-cell>
              <table:table-cell office:value-type="float" office:value="0.03849">
                <text:p>0.03849</text:p>
              </table:table-cell>
              <table:table-cell office:value-type="float" office:value="0.01654">
                <text:p>0.01654</text:p>
              </table:table-cell>
              <table:table-cell office:value-type="float" office:value="0.03456">
                <text:p>0.03456</text:p>
              </table:table-cell>
              <table:table-cell office:value-type="float" office:value="0.03558">
                <text:p>0.035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0683">
                <text:p>0.0683</text:p>
              </table:table-cell>
              <table:table-cell office:value-type="float" office:value="0.03846">
                <text:p>0.03846</text:p>
              </table:table-cell>
              <table:table-cell office:value-type="float" office:value="0.01649">
                <text:p>0.01649</text:p>
              </table:table-cell>
              <table:table-cell office:value-type="float" office:value="0.03549">
                <text:p>0.03549</text:p>
              </table:table-cell>
              <table:table-cell office:value-type="float" office:value="0.03533">
                <text:p>0.035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06815">
                <text:p>0.06815</text:p>
              </table:table-cell>
              <table:table-cell office:value-type="float" office:value="0.03843">
                <text:p>0.03843</text:p>
              </table:table-cell>
              <table:table-cell office:value-type="float" office:value="0.01645">
                <text:p>0.01645</text:p>
              </table:table-cell>
              <table:table-cell office:value-type="float" office:value="0.03646">
                <text:p>0.03646</text:p>
              </table:table-cell>
              <table:table-cell office:value-type="float" office:value="0.03508">
                <text:p>0.035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06799">
                <text:p>0.06799</text:p>
              </table:table-cell>
              <table:table-cell office:value-type="float" office:value="0.0384">
                <text:p>0.0384</text:p>
              </table:table-cell>
              <table:table-cell office:value-type="float" office:value="0.01641">
                <text:p>0.01641</text:p>
              </table:table-cell>
              <table:table-cell office:value-type="float" office:value="0.03748">
                <text:p>0.03748</text:p>
              </table:table-cell>
              <table:table-cell office:value-type="float" office:value="0.03483">
                <text:p>0.034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06784">
                <text:p>0.06784</text:p>
              </table:table-cell>
              <table:table-cell office:value-type="float" office:value="0.03837">
                <text:p>0.03837</text:p>
              </table:table-cell>
              <table:table-cell office:value-type="float" office:value="0.01637">
                <text:p>0.01637</text:p>
              </table:table-cell>
              <table:table-cell office:value-type="float" office:value="0.03853">
                <text:p>0.03853</text:p>
              </table:table-cell>
              <table:table-cell office:value-type="float" office:value="0.03459">
                <text:p>0.034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06768">
                <text:p>0.06768</text:p>
              </table:table-cell>
              <table:table-cell office:value-type="float" office:value="0.03833">
                <text:p>0.03833</text:p>
              </table:table-cell>
              <table:table-cell office:value-type="float" office:value="0.01632">
                <text:p>0.01632</text:p>
              </table:table-cell>
              <table:table-cell office:value-type="float" office:value="0.03964">
                <text:p>0.03964</text:p>
              </table:table-cell>
              <table:table-cell office:value-type="float" office:value="0.03434">
                <text:p>0.034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06753">
                <text:p>0.06753</text:p>
              </table:table-cell>
              <table:table-cell office:value-type="float" office:value="0.0383">
                <text:p>0.0383</text:p>
              </table:table-cell>
              <table:table-cell office:value-type="float" office:value="0.01628">
                <text:p>0.01628</text:p>
              </table:table-cell>
              <table:table-cell office:value-type="float" office:value="0.04078">
                <text:p>0.04078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06738">
                <text:p>0.06738</text:p>
              </table:table-cell>
              <table:table-cell office:value-type="float" office:value="0.03827">
                <text:p>0.03827</text:p>
              </table:table-cell>
              <table:table-cell office:value-type="float" office:value="0.01624">
                <text:p>0.01624</text:p>
              </table:table-cell>
              <table:table-cell office:value-type="float" office:value="0.04197">
                <text:p>0.04197</text:p>
              </table:table-cell>
              <table:table-cell office:value-type="float" office:value="0.03387">
                <text:p>0.033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06723">
                <text:p>0.06723</text:p>
              </table:table-cell>
              <table:table-cell office:value-type="float" office:value="0.03824">
                <text:p>0.03824</text:p>
              </table:table-cell>
              <table:table-cell office:value-type="float" office:value="0.0162">
                <text:p>0.0162</text:p>
              </table:table-cell>
              <table:table-cell office:value-type="float" office:value="0.04319">
                <text:p>0.04319</text:p>
              </table:table-cell>
              <table:table-cell office:value-type="float" office:value="0.03364">
                <text:p>0.033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06709">
                <text:p>0.06709</text:p>
              </table:table-cell>
              <table:table-cell office:value-type="float" office:value="0.03821">
                <text:p>0.03821</text:p>
              </table:table-cell>
              <table:table-cell office:value-type="float" office:value="0.01616">
                <text:p>0.01616</text:p>
              </table:table-cell>
              <table:table-cell office:value-type="float" office:value="0.04446">
                <text:p>0.04446</text:p>
              </table:table-cell>
              <table:table-cell office:value-type="float" office:value="0.03342">
                <text:p>0.033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06694">
                <text:p>0.06694</text:p>
              </table:table-cell>
              <table:table-cell office:value-type="float" office:value="0.03818">
                <text:p>0.03818</text:p>
              </table:table-cell>
              <table:table-cell office:value-type="float" office:value="0.01612">
                <text:p>0.01612</text:p>
              </table:table-cell>
              <table:table-cell office:value-type="float" office:value="0.04575">
                <text:p>0.04575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0668">
                <text:p>0.0668</text:p>
              </table:table-cell>
              <table:table-cell office:value-type="float" office:value="0.03815">
                <text:p>0.03815</text:p>
              </table:table-cell>
              <table:table-cell office:value-type="float" office:value="0.01608">
                <text:p>0.01608</text:p>
              </table:table-cell>
              <table:table-cell office:value-type="float" office:value="0.04707">
                <text:p>0.0470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06665">
                <text:p>0.06665</text:p>
              </table:table-cell>
              <table:table-cell office:value-type="float" office:value="0.03812">
                <text:p>0.03812</text:p>
              </table:table-cell>
              <table:table-cell office:value-type="float" office:value="0.01603">
                <text:p>0.01603</text:p>
              </table:table-cell>
              <table:table-cell office:value-type="float" office:value="0.04841">
                <text:p>0.04841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06651">
                <text:p>0.06651</text:p>
              </table:table-cell>
              <table:table-cell office:value-type="float" office:value="0.03809">
                <text:p>0.03809</text:p>
              </table:table-cell>
              <table:table-cell office:value-type="float" office:value="0.01599">
                <text:p>0.01599</text:p>
              </table:table-cell>
              <table:table-cell office:value-type="float" office:value="0.04975">
                <text:p>0.04975</text:p>
              </table:table-cell>
              <table:table-cell office:value-type="float" office:value="0.03261">
                <text:p>0.032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06637">
                <text:p>0.06637</text:p>
              </table:table-cell>
              <table:table-cell office:value-type="float" office:value="0.03806">
                <text:p>0.03806</text:p>
              </table:table-cell>
              <table:table-cell office:value-type="float" office:value="0.01595">
                <text:p>0.01595</text:p>
              </table:table-cell>
              <table:table-cell office:value-type="float" office:value="0.05108">
                <text:p>0.05108</text:p>
              </table:table-cell>
              <table:table-cell office:value-type="float" office:value="0.03243">
                <text:p>0.032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06623">
                <text:p>0.06623</text:p>
              </table:table-cell>
              <table:table-cell office:value-type="float" office:value="0.03803">
                <text:p>0.03803</text:p>
              </table:table-cell>
              <table:table-cell office:value-type="float" office:value="0.01591">
                <text:p>0.01591</text:p>
              </table:table-cell>
              <table:table-cell office:value-type="float" office:value="0.05239">
                <text:p>0.05239</text:p>
              </table:table-cell>
              <table:table-cell office:value-type="float" office:value="0.03226">
                <text:p>0.032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06609">
                <text:p>0.06609</text:p>
              </table:table-cell>
              <table:table-cell office:value-type="float" office:value="0.038">
                <text:p>0.038</text:p>
              </table:table-cell>
              <table:table-cell office:value-type="float" office:value="0.01587">
                <text:p>0.01587</text:p>
              </table:table-cell>
              <table:table-cell office:value-type="float" office:value="0.05365">
                <text:p>0.05365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06595">
                <text:p>0.06595</text:p>
              </table:table-cell>
              <table:table-cell office:value-type="float" office:value="0.03797">
                <text:p>0.03797</text:p>
              </table:table-cell>
              <table:table-cell office:value-type="float" office:value="0.01583">
                <text:p>0.01583</text:p>
              </table:table-cell>
              <table:table-cell office:value-type="float" office:value="0.05485">
                <text:p>0.05485</text:p>
              </table:table-cell>
              <table:table-cell office:value-type="float" office:value="0.03195">
                <text:p>0.031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06581">
                <text:p>0.06581</text:p>
              </table:table-cell>
              <table:table-cell office:value-type="float" office:value="0.03794">
                <text:p>0.03794</text:p>
              </table:table-cell>
              <table:table-cell office:value-type="float" office:value="0.01579">
                <text:p>0.01579</text:p>
              </table:table-cell>
              <table:table-cell office:value-type="float" office:value="0.05596">
                <text:p>0.0559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06567">
                <text:p>0.06567</text:p>
              </table:table-cell>
              <table:table-cell office:value-type="float" office:value="0.03791">
                <text:p>0.03791</text:p>
              </table:table-cell>
              <table:table-cell office:value-type="float" office:value="0.01575">
                <text:p>0.01575</text:p>
              </table:table-cell>
              <table:table-cell office:value-type="float" office:value="0.05694">
                <text:p>0.05694</text:p>
              </table:table-cell>
              <table:table-cell office:value-type="float" office:value="0.03167">
                <text:p>0.031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06554">
                <text:p>0.06554</text:p>
              </table:table-cell>
              <table:table-cell office:value-type="float" office:value="0.03788">
                <text:p>0.03788</text:p>
              </table:table-cell>
              <table:table-cell office:value-type="float" office:value="0.01571">
                <text:p>0.01571</text:p>
              </table:table-cell>
              <table:table-cell office:value-type="float" office:value="0.05778">
                <text:p>0.05778</text:p>
              </table:table-cell>
              <table:table-cell office:value-type="float" office:value="0.03154">
                <text:p>0.031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0654">
                <text:p>0.0654</text:p>
              </table:table-cell>
              <table:table-cell office:value-type="float" office:value="0.03784">
                <text:p>0.03784</text:p>
              </table:table-cell>
              <table:table-cell office:value-type="float" office:value="0.01567">
                <text:p>0.01567</text:p>
              </table:table-cell>
              <table:table-cell office:value-type="float" office:value="0.05843">
                <text:p>0.05843</text:p>
              </table:table-cell>
              <table:table-cell office:value-type="float" office:value="0.03142">
                <text:p>0.031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06527">
                <text:p>0.06527</text:p>
              </table:table-cell>
              <table:table-cell office:value-type="float" office:value="0.03781">
                <text:p>0.03781</text:p>
              </table:table-cell>
              <table:table-cell office:value-type="float" office:value="0.01563">
                <text:p>0.01563</text:p>
              </table:table-cell>
              <table:table-cell office:value-type="float" office:value="0.05887">
                <text:p>0.05887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06514">
                <text:p>0.06514</text:p>
              </table:table-cell>
              <table:table-cell office:value-type="float" office:value="0.03778">
                <text:p>0.03778</text:p>
              </table:table-cell>
              <table:table-cell office:value-type="float" office:value="0.01559">
                <text:p>0.01559</text:p>
              </table:table-cell>
              <table:table-cell office:value-type="float" office:value="0.05906">
                <text:p>0.05906</text:p>
              </table:table-cell>
              <table:table-cell office:value-type="float" office:value="0.03119">
                <text:p>0.031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06501">
                <text:p>0.06501</text:p>
              </table:table-cell>
              <table:table-cell office:value-type="float" office:value="0.03775">
                <text:p>0.03775</text:p>
              </table:table-cell>
              <table:table-cell office:value-type="float" office:value="0.01555">
                <text:p>0.01555</text:p>
              </table:table-cell>
              <table:table-cell office:value-type="float" office:value="0.05897">
                <text:p>0.05897</text:p>
              </table:table-cell>
              <table:table-cell office:value-type="float" office:value="0.03108">
                <text:p>0.031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06488">
                <text:p>0.06488</text:p>
              </table:table-cell>
              <table:table-cell office:value-type="float" office:value="0.03772">
                <text:p>0.03772</text:p>
              </table:table-cell>
              <table:table-cell office:value-type="float" office:value="0.01551">
                <text:p>0.01551</text:p>
              </table:table-cell>
              <table:table-cell office:value-type="float" office:value="0.05857">
                <text:p>0.05857</text:p>
              </table:table-cell>
              <table:table-cell office:value-type="float" office:value="0.03098">
                <text:p>0.030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06475">
                <text:p>0.06475</text:p>
              </table:table-cell>
              <table:table-cell office:value-type="float" office:value="0.03769">
                <text:p>0.03769</text:p>
              </table:table-cell>
              <table:table-cell office:value-type="float" office:value="0.01547">
                <text:p>0.01547</text:p>
              </table:table-cell>
              <table:table-cell office:value-type="float" office:value="0.05786">
                <text:p>0.05786</text:p>
              </table:table-cell>
              <table:table-cell office:value-type="float" office:value="0.03089">
                <text:p>0.030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06462">
                <text:p>0.06462</text:p>
              </table:table-cell>
              <table:table-cell office:value-type="float" office:value="0.03766">
                <text:p>0.03766</text:p>
              </table:table-cell>
              <table:table-cell office:value-type="float" office:value="0.01543">
                <text:p>0.01543</text:p>
              </table:table-cell>
              <table:table-cell office:value-type="float" office:value="0.0568">
                <text:p>0.0568</text:p>
              </table:table-cell>
              <table:table-cell office:value-type="float" office:value="0.03079">
                <text:p>0.030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06449">
                <text:p>0.06449</text:p>
              </table:table-cell>
              <table:table-cell office:value-type="float" office:value="0.03763">
                <text:p>0.03763</text:p>
              </table:table-cell>
              <table:table-cell office:value-type="float" office:value="0.01539">
                <text:p>0.01539</text:p>
              </table:table-cell>
              <table:table-cell office:value-type="float" office:value="0.05541">
                <text:p>0.05541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06437">
                <text:p>0.06437</text:p>
              </table:table-cell>
              <table:table-cell office:value-type="float" office:value="0.0376">
                <text:p>0.0376</text:p>
              </table:table-cell>
              <table:table-cell office:value-type="float" office:value="0.01536">
                <text:p>0.01536</text:p>
              </table:table-cell>
              <table:table-cell office:value-type="float" office:value="0.05368">
                <text:p>0.05368</text:p>
              </table:table-cell>
              <table:table-cell office:value-type="float" office:value="0.03061">
                <text:p>0.030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06424">
                <text:p>0.06424</text:p>
              </table:table-cell>
              <table:table-cell office:value-type="float" office:value="0.03757">
                <text:p>0.03757</text:p>
              </table:table-cell>
              <table:table-cell office:value-type="float" office:value="0.01532">
                <text:p>0.01532</text:p>
              </table:table-cell>
              <table:table-cell office:value-type="float" office:value="0.05164">
                <text:p>0.05164</text:p>
              </table:table-cell>
              <table:table-cell office:value-type="float" office:value="0.03052">
                <text:p>0.030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6412">
                <text:p>0.06412</text:p>
              </table:table-cell>
              <table:table-cell office:value-type="float" office:value="0.03754">
                <text:p>0.03754</text:p>
              </table:table-cell>
              <table:table-cell office:value-type="float" office:value="0.01528">
                <text:p>0.01528</text:p>
              </table:table-cell>
              <table:table-cell office:value-type="float" office:value="0.04931">
                <text:p>0.04931</text:p>
              </table:table-cell>
              <table:table-cell office:value-type="float" office:value="0.03043">
                <text:p>0.0304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06399">
                <text:p>0.06399</text:p>
              </table:table-cell>
              <table:table-cell office:value-type="float" office:value="0.03751">
                <text:p>0.03751</text:p>
              </table:table-cell>
              <table:table-cell office:value-type="float" office:value="0.01524">
                <text:p>0.01524</text:p>
              </table:table-cell>
              <table:table-cell office:value-type="float" office:value="0.04674">
                <text:p>0.04674</text:p>
              </table:table-cell>
              <table:table-cell office:value-type="float" office:value="0.03034">
                <text:p>0.030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06387">
                <text:p>0.06387</text:p>
              </table:table-cell>
              <table:table-cell office:value-type="float" office:value="0.03748">
                <text:p>0.03748</text:p>
              </table:table-cell>
              <table:table-cell office:value-type="float" office:value="0.0152">
                <text:p>0.0152</text:p>
              </table:table-cell>
              <table:table-cell office:value-type="float" office:value="0.04399">
                <text:p>0.04399</text:p>
              </table:table-cell>
              <table:table-cell office:value-type="float" office:value="0.03025">
                <text:p>0.030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06375">
                <text:p>0.06375</text:p>
              </table:table-cell>
              <table:table-cell office:value-type="float" office:value="0.03745">
                <text:p>0.03745</text:p>
              </table:table-cell>
              <table:table-cell office:value-type="float" office:value="0.01516">
                <text:p>0.01516</text:p>
              </table:table-cell>
              <table:table-cell office:value-type="float" office:value="0.0411">
                <text:p>0.0411</text:p>
              </table:table-cell>
              <table:table-cell office:value-type="float" office:value="0.03015">
                <text:p>0.030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06363">
                <text:p>0.06363</text:p>
              </table:table-cell>
              <table:table-cell office:value-type="float" office:value="0.03742">
                <text:p>0.03742</text:p>
              </table:table-cell>
              <table:table-cell office:value-type="float" office:value="0.01512">
                <text:p>0.01512</text:p>
              </table:table-cell>
              <table:table-cell office:value-type="float" office:value="0.03816">
                <text:p>0.03816</text:p>
              </table:table-cell>
              <table:table-cell office:value-type="float" office:value="0.03005">
                <text:p>0.030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06351">
                <text:p>0.06351</text:p>
              </table:table-cell>
              <table:table-cell office:value-type="float" office:value="0.03739">
                <text:p>0.03739</text:p>
              </table:table-cell>
              <table:table-cell office:value-type="float" office:value="0.01509">
                <text:p>0.01509</text:p>
              </table:table-cell>
              <table:table-cell office:value-type="float" office:value="0.03524">
                <text:p>0.03524</text:p>
              </table:table-cell>
              <table:table-cell office:value-type="float" office:value="0.02995">
                <text:p>0.029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06339">
                <text:p>0.06339</text:p>
              </table:table-cell>
              <table:table-cell office:value-type="float" office:value="0.03736">
                <text:p>0.03736</text:p>
              </table:table-cell>
              <table:table-cell office:value-type="float" office:value="0.01505">
                <text:p>0.01505</text:p>
              </table:table-cell>
              <table:table-cell office:value-type="float" office:value="0.03239">
                <text:p>0.03239</text:p>
              </table:table-cell>
              <table:table-cell office:value-type="float" office:value="0.02985">
                <text:p>0.029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06327">
                <text:p>0.06327</text:p>
              </table:table-cell>
              <table:table-cell office:value-type="float" office:value="0.03733">
                <text:p>0.03733</text:p>
              </table:table-cell>
              <table:table-cell office:value-type="float" office:value="0.01501">
                <text:p>0.01501</text:p>
              </table:table-cell>
              <table:table-cell office:value-type="float" office:value="0.02968">
                <text:p>0.02968</text:p>
              </table:table-cell>
              <table:table-cell office:value-type="float" office:value="0.02974">
                <text:p>0.0297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06316">
                <text:p>0.06316</text:p>
              </table:table-cell>
              <table:table-cell office:value-type="float" office:value="0.0373">
                <text:p>0.0373</text:p>
              </table:table-cell>
              <table:table-cell office:value-type="float" office:value="0.01497">
                <text:p>0.01497</text:p>
              </table:table-cell>
              <table:table-cell office:value-type="float" office:value="0.02716">
                <text:p>0.02716</text:p>
              </table:table-cell>
              <table:table-cell office:value-type="float" office:value="0.02963">
                <text:p>0.029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06304">
                <text:p>0.06304</text:p>
              </table:table-cell>
              <table:table-cell office:value-type="float" office:value="0.03727">
                <text:p>0.03727</text:p>
              </table:table-cell>
              <table:table-cell office:value-type="float" office:value="0.01493">
                <text:p>0.01493</text:p>
              </table:table-cell>
              <table:table-cell office:value-type="float" office:value="0.02485">
                <text:p>0.02485</text:p>
              </table:table-cell>
              <table:table-cell office:value-type="float" office:value="0.02952">
                <text:p>0.029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06293">
                <text:p>0.06293</text:p>
              </table:table-cell>
              <table:table-cell office:value-type="float" office:value="0.03724">
                <text:p>0.03724</text:p>
              </table:table-cell>
              <table:table-cell office:value-type="float" office:value="0.0149">
                <text:p>0.0149</text:p>
              </table:table-cell>
              <table:table-cell office:value-type="float" office:value="0.02277">
                <text:p>0.02277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06281">
                <text:p>0.06281</text:p>
              </table:table-cell>
              <table:table-cell office:value-type="float" office:value="0.03721">
                <text:p>0.03721</text:p>
              </table:table-cell>
              <table:table-cell office:value-type="float" office:value="0.01486">
                <text:p>0.01486</text:p>
              </table:table-cell>
              <table:table-cell office:value-type="float" office:value="0.02094">
                <text:p>0.02094</text:p>
              </table:table-cell>
              <table:table-cell office:value-type="float" office:value="0.02927">
                <text:p>0.029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0627">
                <text:p>0.0627</text:p>
              </table:table-cell>
              <table:table-cell office:value-type="float" office:value="0.03718">
                <text:p>0.03718</text:p>
              </table:table-cell>
              <table:table-cell office:value-type="float" office:value="0.01482">
                <text:p>0.01482</text:p>
              </table:table-cell>
              <table:table-cell office:value-type="float" office:value="0.01934">
                <text:p>0.01934</text:p>
              </table:table-cell>
              <table:table-cell office:value-type="float" office:value="0.02915">
                <text:p>0.029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06259">
                <text:p>0.06259</text:p>
              </table:table-cell>
              <table:table-cell office:value-type="float" office:value="0.03715">
                <text:p>0.03715</text:p>
              </table:table-cell>
              <table:table-cell office:value-type="float" office:value="0.01478">
                <text:p>0.01478</text:p>
              </table:table-cell>
              <table:table-cell office:value-type="float" office:value="0.01797">
                <text:p>0.01797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06248">
                <text:p>0.06248</text:p>
              </table:table-cell>
              <table:table-cell office:value-type="float" office:value="0.03712">
                <text:p>0.03712</text:p>
              </table:table-cell>
              <table:table-cell office:value-type="float" office:value="0.01475">
                <text:p>0.01475</text:p>
              </table:table-cell>
              <table:table-cell office:value-type="float" office:value="0.01682">
                <text:p>0.01682</text:p>
              </table:table-cell>
              <table:table-cell office:value-type="float" office:value="0.02888">
                <text:p>0.028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06237">
                <text:p>0.06237</text:p>
              </table:table-cell>
              <table:table-cell office:value-type="float" office:value="0.03709">
                <text:p>0.03709</text:p>
              </table:table-cell>
              <table:table-cell office:value-type="float" office:value="0.01471">
                <text:p>0.01471</text:p>
              </table:table-cell>
              <table:table-cell office:value-type="float" office:value="0.01586">
                <text:p>0.01586</text:p>
              </table:table-cell>
              <table:table-cell office:value-type="float" office:value="0.02874">
                <text:p>0.028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06226">
                <text:p>0.06226</text:p>
              </table:table-cell>
              <table:table-cell office:value-type="float" office:value="0.03706">
                <text:p>0.03706</text:p>
              </table:table-cell>
              <table:table-cell office:value-type="float" office:value="0.01467">
                <text:p>0.01467</text:p>
              </table:table-cell>
              <table:table-cell office:value-type="float" office:value="0.01509">
                <text:p>0.01509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06215">
                <text:p>0.06215</text:p>
              </table:table-cell>
              <table:table-cell office:value-type="float" office:value="0.03703">
                <text:p>0.03703</text:p>
              </table:table-cell>
              <table:table-cell office:value-type="float" office:value="0.01464">
                <text:p>0.01464</text:p>
              </table:table-cell>
              <table:table-cell office:value-type="float" office:value="0.01448">
                <text:p>0.01448</text:p>
              </table:table-cell>
              <table:table-cell office:value-type="float" office:value="0.02846">
                <text:p>0.028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06204">
                <text:p>0.06204</text:p>
              </table:table-cell>
              <table:table-cell office:value-type="float" office:value="0.037">
                <text:p>0.037</text:p>
              </table:table-cell>
              <table:table-cell office:value-type="float" office:value="0.0146">
                <text:p>0.0146</text:p>
              </table:table-cell>
              <table:table-cell office:value-type="float" office:value="0.01401">
                <text:p>0.01401</text:p>
              </table:table-cell>
              <table:table-cell office:value-type="float" office:value="0.02831">
                <text:p>0.028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06194">
                <text:p>0.06194</text:p>
              </table:table-cell>
              <table:table-cell office:value-type="float" office:value="0.03697">
                <text:p>0.03697</text:p>
              </table:table-cell>
              <table:table-cell office:value-type="float" office:value="0.01456">
                <text:p>0.01456</text:p>
              </table:table-cell>
              <table:table-cell office:value-type="float" office:value="0.01367">
                <text:p>0.01367</text:p>
              </table:table-cell>
              <table:table-cell office:value-type="float" office:value="0.02816">
                <text:p>0.028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6183">
                <text:p>0.06183</text:p>
              </table:table-cell>
              <table:table-cell office:value-type="float" office:value="0.03695">
                <text:p>0.03695</text:p>
              </table:table-cell>
              <table:table-cell office:value-type="float" office:value="0.01453">
                <text:p>0.01453</text:p>
              </table:table-cell>
              <table:table-cell office:value-type="float" office:value="0.01345">
                <text:p>0.01345</text:p>
              </table:table-cell>
              <table:table-cell office:value-type="float" office:value="0.02801">
                <text:p>0.0280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06173">
                <text:p>0.06173</text:p>
              </table:table-cell>
              <table:table-cell office:value-type="float" office:value="0.03692">
                <text:p>0.03692</text:p>
              </table:table-cell>
              <table:table-cell office:value-type="float" office:value="0.01449">
                <text:p>0.01449</text:p>
              </table:table-cell>
              <table:table-cell office:value-type="float" office:value="0.01333">
                <text:p>0.01333</text:p>
              </table:table-cell>
              <table:table-cell office:value-type="float" office:value="0.02786">
                <text:p>0.0278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06162">
                <text:p>0.06162</text:p>
              </table:table-cell>
              <table:table-cell office:value-type="float" office:value="0.03689">
                <text:p>0.03689</text:p>
              </table:table-cell>
              <table:table-cell office:value-type="float" office:value="0.01445">
                <text:p>0.01445</text:p>
              </table:table-cell>
              <table:table-cell office:value-type="float" office:value="0.01328">
                <text:p>0.01328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06152">
                <text:p>0.06152</text:p>
              </table:table-cell>
              <table:table-cell office:value-type="float" office:value="0.03686">
                <text:p>0.03686</text:p>
              </table:table-cell>
              <table:table-cell office:value-type="float" office:value="0.01442">
                <text:p>0.01442</text:p>
              </table:table-cell>
              <table:table-cell office:value-type="float" office:value="0.0133">
                <text:p>0.0133</text:p>
              </table:table-cell>
              <table:table-cell office:value-type="float" office:value="0.02755">
                <text:p>0.027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06142">
                <text:p>0.06142</text:p>
              </table:table-cell>
              <table:table-cell office:value-type="float" office:value="0.03683">
                <text:p>0.03683</text:p>
              </table:table-cell>
              <table:table-cell office:value-type="float" office:value="0.01438">
                <text:p>0.01438</text:p>
              </table:table-cell>
              <table:table-cell office:value-type="float" office:value="0.01336">
                <text:p>0.01336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06131">
                <text:p>0.06131</text:p>
              </table:table-cell>
              <table:table-cell office:value-type="float" office:value="0.0368">
                <text:p>0.0368</text:p>
              </table:table-cell>
              <table:table-cell office:value-type="float" office:value="0.01435">
                <text:p>0.01435</text:p>
              </table:table-cell>
              <table:table-cell office:value-type="float" office:value="0.01345">
                <text:p>0.01345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06121">
                <text:p>0.06121</text:p>
              </table:table-cell>
              <table:table-cell office:value-type="float" office:value="0.03677">
                <text:p>0.03677</text:p>
              </table:table-cell>
              <table:table-cell office:value-type="float" office:value="0.01431">
                <text:p>0.01431</text:p>
              </table:table-cell>
              <table:table-cell office:value-type="float" office:value="0.01355">
                <text:p>0.01355</text:p>
              </table:table-cell>
              <table:table-cell office:value-type="float" office:value="0.02708">
                <text:p>0.027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06111">
                <text:p>0.06111</text:p>
              </table:table-cell>
              <table:table-cell office:value-type="float" office:value="0.03674">
                <text:p>0.03674</text:p>
              </table:table-cell>
              <table:table-cell office:value-type="float" office:value="0.01427">
                <text:p>0.01427</text:p>
              </table:table-cell>
              <table:table-cell office:value-type="float" office:value="0.01366">
                <text:p>0.01366</text:p>
              </table:table-cell>
              <table:table-cell office:value-type="float" office:value="0.02693">
                <text:p>0.026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06101">
                <text:p>0.06101</text:p>
              </table:table-cell>
              <table:table-cell office:value-type="float" office:value="0.03671">
                <text:p>0.03671</text:p>
              </table:table-cell>
              <table:table-cell office:value-type="float" office:value="0.01424">
                <text:p>0.01424</text:p>
              </table:table-cell>
              <table:table-cell office:value-type="float" office:value="0.01375">
                <text:p>0.01375</text:p>
              </table:table-cell>
              <table:table-cell office:value-type="float" office:value="0.02678">
                <text:p>0.026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06091">
                <text:p>0.06091</text:p>
              </table:table-cell>
              <table:table-cell office:value-type="float" office:value="0.03668">
                <text:p>0.03668</text:p>
              </table:table-cell>
              <table:table-cell office:value-type="float" office:value="0.0142">
                <text:p>0.0142</text:p>
              </table:table-cell>
              <table:table-cell office:value-type="float" office:value="0.01384">
                <text:p>0.01384</text:p>
              </table:table-cell>
              <table:table-cell office:value-type="float" office:value="0.02662">
                <text:p>0.026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06082">
                <text:p>0.06082</text:p>
              </table:table-cell>
              <table:table-cell office:value-type="float" office:value="0.03665">
                <text:p>0.03665</text:p>
              </table:table-cell>
              <table:table-cell office:value-type="float" office:value="0.01417">
                <text:p>0.01417</text:p>
              </table:table-cell>
              <table:table-cell office:value-type="float" office:value="0.0139">
                <text:p>0.0139</text:p>
              </table:table-cell>
              <table:table-cell office:value-type="float" office:value="0.02647">
                <text:p>0.026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06072">
                <text:p>0.06072</text:p>
              </table:table-cell>
              <table:table-cell office:value-type="float" office:value="0.03662">
                <text:p>0.03662</text:p>
              </table:table-cell>
              <table:table-cell office:value-type="float" office:value="0.01413">
                <text:p>0.01413</text:p>
              </table:table-cell>
              <table:table-cell office:value-type="float" office:value="0.01394">
                <text:p>0.01394</text:p>
              </table:table-cell>
              <table:table-cell office:value-type="float" office:value="0.02632">
                <text:p>0.026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06062">
                <text:p>0.06062</text:p>
              </table:table-cell>
              <table:table-cell office:value-type="float" office:value="0.03659">
                <text:p>0.03659</text:p>
              </table:table-cell>
              <table:table-cell office:value-type="float" office:value="0.0141">
                <text:p>0.0141</text:p>
              </table:table-cell>
              <table:table-cell office:value-type="float" office:value="0.01396">
                <text:p>0.01396</text:p>
              </table:table-cell>
              <table:table-cell office:value-type="float" office:value="0.02617">
                <text:p>0.026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06053">
                <text:p>0.06053</text:p>
              </table:table-cell>
              <table:table-cell office:value-type="float" office:value="0.03656">
                <text:p>0.03656</text:p>
              </table:table-cell>
              <table:table-cell office:value-type="float" office:value="0.01406">
                <text:p>0.01406</text:p>
              </table:table-cell>
              <table:table-cell office:value-type="float" office:value="0.01395">
                <text:p>0.01395</text:p>
              </table:table-cell>
              <table:table-cell office:value-type="float" office:value="0.02602">
                <text:p>0.026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06043">
                <text:p>0.06043</text:p>
              </table:table-cell>
              <table:table-cell office:value-type="float" office:value="0.03653">
                <text:p>0.03653</text:p>
              </table:table-cell>
              <table:table-cell office:value-type="float" office:value="0.01403">
                <text:p>0.01403</text:p>
              </table:table-cell>
              <table:table-cell office:value-type="float" office:value="0.01393">
                <text:p>0.01393</text:p>
              </table:table-cell>
              <table:table-cell office:value-type="float" office:value="0.02587">
                <text:p>0.025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06034">
                <text:p>0.06034</text:p>
              </table:table-cell>
              <table:table-cell office:value-type="float" office:value="0.0365">
                <text:p>0.0365</text:p>
              </table:table-cell>
              <table:table-cell office:value-type="float" office:value="0.01399">
                <text:p>0.01399</text:p>
              </table:table-cell>
              <table:table-cell office:value-type="float" office:value="0.01388">
                <text:p>0.01388</text:p>
              </table:table-cell>
              <table:table-cell office:value-type="float" office:value="0.02572">
                <text:p>0.025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06025">
                <text:p>0.06025</text:p>
              </table:table-cell>
              <table:table-cell office:value-type="float" office:value="0.03647">
                <text:p>0.03647</text:p>
              </table:table-cell>
              <table:table-cell office:value-type="float" office:value="0.01396">
                <text:p>0.01396</text:p>
              </table:table-cell>
              <table:table-cell office:value-type="float" office:value="0.01381">
                <text:p>0.01381</text:p>
              </table:table-cell>
              <table:table-cell office:value-type="float" office:value="0.02557">
                <text:p>0.025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06015">
                <text:p>0.06015</text:p>
              </table:table-cell>
              <table:table-cell office:value-type="float" office:value="0.03644">
                <text:p>0.03644</text:p>
              </table:table-cell>
              <table:table-cell office:value-type="float" office:value="0.01392">
                <text:p>0.01392</text:p>
              </table:table-cell>
              <table:table-cell office:value-type="float" office:value="0.01373">
                <text:p>0.01373</text:p>
              </table:table-cell>
              <table:table-cell office:value-type="float" office:value="0.02543">
                <text:p>0.025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06006">
                <text:p>0.06006</text:p>
              </table:table-cell>
              <table:table-cell office:value-type="float" office:value="0.03641">
                <text:p>0.03641</text:p>
              </table:table-cell>
              <table:table-cell office:value-type="float" office:value="0.01389">
                <text:p>0.01389</text:p>
              </table:table-cell>
              <table:table-cell office:value-type="float" office:value="0.01363">
                <text:p>0.01363</text:p>
              </table:table-cell>
              <table:table-cell office:value-type="float" office:value="0.02529">
                <text:p>0.025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05997">
                <text:p>0.05997</text:p>
              </table:table-cell>
              <table:table-cell office:value-type="float" office:value="0.03639">
                <text:p>0.03639</text:p>
              </table:table-cell>
              <table:table-cell office:value-type="float" office:value="0.01385">
                <text:p>0.01385</text:p>
              </table:table-cell>
              <table:table-cell office:value-type="float" office:value="0.01352">
                <text:p>0.01352</text:p>
              </table:table-cell>
              <table:table-cell office:value-type="float" office:value="0.02514">
                <text:p>0.025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5988">
                <text:p>0.05988</text:p>
              </table:table-cell>
              <table:table-cell office:value-type="float" office:value="0.03636">
                <text:p>0.03636</text:p>
              </table:table-cell>
              <table:table-cell office:value-type="float" office:value="0.01382">
                <text:p>0.01382</text:p>
              </table:table-cell>
              <table:table-cell office:value-type="float" office:value="0.0134">
                <text:p>0.013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05979">
                <text:p>0.05979</text:p>
              </table:table-cell>
              <table:table-cell office:value-type="float" office:value="0.03633">
                <text:p>0.03633</text:p>
              </table:table-cell>
              <table:table-cell office:value-type="float" office:value="0.01378">
                <text:p>0.01378</text:p>
              </table:table-cell>
              <table:table-cell office:value-type="float" office:value="0.01327">
                <text:p>0.01327</text:p>
              </table:table-cell>
              <table:table-cell office:value-type="float" office:value="0.02486">
                <text:p>0.0248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0597">
                <text:p>0.0597</text:p>
              </table:table-cell>
              <table:table-cell office:value-type="float" office:value="0.0363">
                <text:p>0.0363</text:p>
              </table:table-cell>
              <table:table-cell office:value-type="float" office:value="0.01375">
                <text:p>0.01375</text:p>
              </table:table-cell>
              <table:table-cell office:value-type="float" office:value="0.01313">
                <text:p>0.01313</text:p>
              </table:table-cell>
              <table:table-cell office:value-type="float" office:value="0.02472">
                <text:p>0.024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05961">
                <text:p>0.05961</text:p>
              </table:table-cell>
              <table:table-cell office:value-type="float" office:value="0.03627">
                <text:p>0.03627</text:p>
              </table:table-cell>
              <table:table-cell office:value-type="float" office:value="0.01372">
                <text:p>0.01372</text:p>
              </table:table-cell>
              <table:table-cell office:value-type="float" office:value="0.01298">
                <text:p>0.01298</text:p>
              </table:table-cell>
              <table:table-cell office:value-type="float" office:value="0.02459">
                <text:p>0.0245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05952">
                <text:p>0.05952</text:p>
              </table:table-cell>
              <table:table-cell office:value-type="float" office:value="0.03624">
                <text:p>0.03624</text:p>
              </table:table-cell>
              <table:table-cell office:value-type="float" office:value="0.01368">
                <text:p>0.01368</text:p>
              </table:table-cell>
              <table:table-cell office:value-type="float" office:value="0.01283">
                <text:p>0.01283</text:p>
              </table:table-cell>
              <table:table-cell office:value-type="float" office:value="0.02445">
                <text:p>0.024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05943">
                <text:p>0.05943</text:p>
              </table:table-cell>
              <table:table-cell office:value-type="float" office:value="0.03621">
                <text:p>0.03621</text:p>
              </table:table-cell>
              <table:table-cell office:value-type="float" office:value="0.01365">
                <text:p>0.01365</text:p>
              </table:table-cell>
              <table:table-cell office:value-type="float" office:value="0.01267">
                <text:p>0.01267</text:p>
              </table:table-cell>
              <table:table-cell office:value-type="float" office:value="0.02431">
                <text:p>0.024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05935">
                <text:p>0.05935</text:p>
              </table:table-cell>
              <table:table-cell office:value-type="float" office:value="0.03618">
                <text:p>0.03618</text:p>
              </table:table-cell>
              <table:table-cell office:value-type="float" office:value="0.01361">
                <text:p>0.01361</text:p>
              </table:table-cell>
              <table:table-cell office:value-type="float" office:value="0.01251">
                <text:p>0.01251</text:p>
              </table:table-cell>
              <table:table-cell office:value-type="float" office:value="0.02418">
                <text:p>0.024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05926">
                <text:p>0.05926</text:p>
              </table:table-cell>
              <table:table-cell office:value-type="float" office:value="0.03615">
                <text:p>0.03615</text:p>
              </table:table-cell>
              <table:table-cell office:value-type="float" office:value="0.01358">
                <text:p>0.01358</text:p>
              </table:table-cell>
              <table:table-cell office:value-type="float" office:value="0.01235">
                <text:p>0.01235</text:p>
              </table:table-cell>
              <table:table-cell office:value-type="float" office:value="0.02405">
                <text:p>0.024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05918">
                <text:p>0.05918</text:p>
              </table:table-cell>
              <table:table-cell office:value-type="float" office:value="0.03612">
                <text:p>0.03612</text:p>
              </table:table-cell>
              <table:table-cell office:value-type="float" office:value="0.01355">
                <text:p>0.01355</text:p>
              </table:table-cell>
              <table:table-cell office:value-type="float" office:value="0.01218">
                <text:p>0.01218</text:p>
              </table:table-cell>
              <table:table-cell office:value-type="float" office:value="0.02391">
                <text:p>0.023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05909">
                <text:p>0.05909</text:p>
              </table:table-cell>
              <table:table-cell office:value-type="float" office:value="0.03609">
                <text:p>0.03609</text:p>
              </table:table-cell>
              <table:table-cell office:value-type="float" office:value="0.01351">
                <text:p>0.01351</text:p>
              </table:table-cell>
              <table:table-cell office:value-type="float" office:value="0.01202">
                <text:p>0.01202</text:p>
              </table:table-cell>
              <table:table-cell office:value-type="float" office:value="0.02378">
                <text:p>0.023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05901">
                <text:p>0.05901</text:p>
              </table:table-cell>
              <table:table-cell office:value-type="float" office:value="0.03606">
                <text:p>0.03606</text:p>
              </table:table-cell>
              <table:table-cell office:value-type="float" office:value="0.01348">
                <text:p>0.01348</text:p>
              </table:table-cell>
              <table:table-cell office:value-type="float" office:value="0.01185">
                <text:p>0.01185</text:p>
              </table:table-cell>
              <table:table-cell office:value-type="float" office:value="0.02365">
                <text:p>0.023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05892">
                <text:p>0.05892</text:p>
              </table:table-cell>
              <table:table-cell office:value-type="float" office:value="0.03603">
                <text:p>0.03603</text:p>
              </table:table-cell>
              <table:table-cell office:value-type="float" office:value="0.01345">
                <text:p>0.01345</text:p>
              </table:table-cell>
              <table:table-cell office:value-type="float" office:value="0.01168">
                <text:p>0.01168</text:p>
              </table:table-cell>
              <table:table-cell office:value-type="float" office:value="0.02352">
                <text:p>0.023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05884">
                <text:p>0.05884</text:p>
              </table:table-cell>
              <table:table-cell office:value-type="float" office:value="0.03601">
                <text:p>0.03601</text:p>
              </table:table-cell>
              <table:table-cell office:value-type="float" office:value="0.01341">
                <text:p>0.01341</text:p>
              </table:table-cell>
              <table:table-cell office:value-type="float" office:value="0.01151">
                <text:p>0.01151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05875">
                <text:p>0.05875</text:p>
              </table:table-cell>
              <table:table-cell office:value-type="float" office:value="0.03598">
                <text:p>0.03598</text:p>
              </table:table-cell>
              <table:table-cell office:value-type="float" office:value="0.01338">
                <text:p>0.01338</text:p>
              </table:table-cell>
              <table:table-cell office:value-type="float" office:value="0.01134">
                <text:p>0.01134</text:p>
              </table:table-cell>
              <table:table-cell office:value-type="float" office:value="0.02327">
                <text:p>0.023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05867">
                <text:p>0.05867</text:p>
              </table:table-cell>
              <table:table-cell office:value-type="float" office:value="0.03595">
                <text:p>0.03595</text:p>
              </table:table-cell>
              <table:table-cell office:value-type="float" office:value="0.01335">
                <text:p>0.01335</text:p>
              </table:table-cell>
              <table:table-cell office:value-type="float" office:value="0.01116">
                <text:p>0.01116</text:p>
              </table:table-cell>
              <table:table-cell office:value-type="float" office:value="0.02314">
                <text:p>0.023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05859">
                <text:p>0.05859</text:p>
              </table:table-cell>
              <table:table-cell office:value-type="float" office:value="0.03592">
                <text:p>0.03592</text:p>
              </table:table-cell>
              <table:table-cell office:value-type="float" office:value="0.01332">
                <text:p>0.01332</text:p>
              </table:table-cell>
              <table:table-cell office:value-type="float" office:value="0.01098">
                <text:p>0.01098</text:p>
              </table:table-cell>
              <table:table-cell office:value-type="float" office:value="0.02302">
                <text:p>0.023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05851">
                <text:p>0.05851</text:p>
              </table:table-cell>
              <table:table-cell office:value-type="float" office:value="0.03589">
                <text:p>0.03589</text:p>
              </table:table-cell>
              <table:table-cell office:value-type="float" office:value="0.01328">
                <text:p>0.01328</text:p>
              </table:table-cell>
              <table:table-cell office:value-type="float" office:value="0.01081">
                <text:p>0.01081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05843">
                <text:p>0.05843</text:p>
              </table:table-cell>
              <table:table-cell office:value-type="float" office:value="0.03586">
                <text:p>0.03586</text:p>
              </table:table-cell>
              <table:table-cell office:value-type="float" office:value="0.01325">
                <text:p>0.01325</text:p>
              </table:table-cell>
              <table:table-cell office:value-type="float" office:value="0.01062">
                <text:p>0.01062</text:p>
              </table:table-cell>
              <table:table-cell office:value-type="float" office:value="0.02277">
                <text:p>0.022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05834">
                <text:p>0.05834</text:p>
              </table:table-cell>
              <table:table-cell office:value-type="float" office:value="0.03583">
                <text:p>0.03583</text:p>
              </table:table-cell>
              <table:table-cell office:value-type="float" office:value="0.01322">
                <text:p>0.01322</text:p>
              </table:table-cell>
              <table:table-cell office:value-type="float" office:value="0.01043">
                <text:p>0.01043</text:p>
              </table:table-cell>
              <table:table-cell office:value-type="float" office:value="0.02265">
                <text:p>0.022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05826">
                <text:p>0.05826</text:p>
              </table:table-cell>
              <table:table-cell office:value-type="float" office:value="0.0358">
                <text:p>0.0358</text:p>
              </table:table-cell>
              <table:table-cell office:value-type="float" office:value="0.01318">
                <text:p>0.01318</text:p>
              </table:table-cell>
              <table:table-cell office:value-type="float" office:value="0.01024">
                <text:p>0.01024</text:p>
              </table:table-cell>
              <table:table-cell office:value-type="float" office:value="0.02253">
                <text:p>0.022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5818">
                <text:p>0.05818</text:p>
              </table:table-cell>
              <table:table-cell office:value-type="float" office:value="0.03577">
                <text:p>0.03577</text:p>
              </table:table-cell>
              <table:table-cell office:value-type="float" office:value="0.01315">
                <text:p>0.01315</text:p>
              </table:table-cell>
              <table:table-cell office:value-type="float" office:value="0.01004">
                <text:p>0.01004</text:p>
              </table:table-cell>
              <table:table-cell office:value-type="float" office:value="0.02242">
                <text:p>0.022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0581">
                <text:p>0.0581</text:p>
              </table:table-cell>
              <table:table-cell office:value-type="float" office:value="0.03574">
                <text:p>0.03574</text:p>
              </table:table-cell>
              <table:table-cell office:value-type="float" office:value="0.01312">
                <text:p>0.01312</text:p>
              </table:table-cell>
              <table:table-cell office:value-type="float" office:value="0.00983">
                <text:p>0.00983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05802">
                <text:p>0.05802</text:p>
              </table:table-cell>
              <table:table-cell office:value-type="float" office:value="0.03571">
                <text:p>0.03571</text:p>
              </table:table-cell>
              <table:table-cell office:value-type="float" office:value="0.01309">
                <text:p>0.01309</text:p>
              </table:table-cell>
              <table:table-cell office:value-type="float" office:value="0.00962">
                <text:p>0.00962</text:p>
              </table:table-cell>
              <table:table-cell office:value-type="float" office:value="0.02218">
                <text:p>0.022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05794">
                <text:p>0.05794</text:p>
              </table:table-cell>
              <table:table-cell office:value-type="float" office:value="0.03569">
                <text:p>0.03569</text:p>
              </table:table-cell>
              <table:table-cell office:value-type="float" office:value="0.01306">
                <text:p>0.01306</text:p>
              </table:table-cell>
              <table:table-cell office:value-type="float" office:value="0.0094">
                <text:p>0.0094</text:p>
              </table:table-cell>
              <table:table-cell office:value-type="float" office:value="0.02207">
                <text:p>0.022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05786">
                <text:p>0.05786</text:p>
              </table:table-cell>
              <table:table-cell office:value-type="float" office:value="0.03566">
                <text:p>0.03566</text:p>
              </table:table-cell>
              <table:table-cell office:value-type="float" office:value="0.01302">
                <text:p>0.01302</text:p>
              </table:table-cell>
              <table:table-cell office:value-type="float" office:value="0.00918">
                <text:p>0.00918</text:p>
              </table:table-cell>
              <table:table-cell office:value-type="float" office:value="0.02195">
                <text:p>0.021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05778">
                <text:p>0.05778</text:p>
              </table:table-cell>
              <table:table-cell office:value-type="float" office:value="0.03563">
                <text:p>0.03563</text:p>
              </table:table-cell>
              <table:table-cell office:value-type="float" office:value="0.01299">
                <text:p>0.01299</text:p>
              </table:table-cell>
              <table:table-cell office:value-type="float" office:value="0.00897">
                <text:p>0.00897</text:p>
              </table:table-cell>
              <table:table-cell office:value-type="float" office:value="0.02184">
                <text:p>0.021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0577">
                <text:p>0.0577</text:p>
              </table:table-cell>
              <table:table-cell office:value-type="float" office:value="0.0356">
                <text:p>0.0356</text:p>
              </table:table-cell>
              <table:table-cell office:value-type="float" office:value="0.01296">
                <text:p>0.01296</text:p>
              </table:table-cell>
              <table:table-cell office:value-type="float" office:value="0.00878">
                <text:p>0.00878</text:p>
              </table:table-cell>
              <table:table-cell office:value-type="float" office:value="0.02173">
                <text:p>0.0217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05762">
                <text:p>0.05762</text:p>
              </table:table-cell>
              <table:table-cell office:value-type="float" office:value="0.03557">
                <text:p>0.03557</text:p>
              </table:table-cell>
              <table:table-cell office:value-type="float" office:value="0.01293">
                <text:p>0.01293</text:p>
              </table:table-cell>
              <table:table-cell office:value-type="float" office:value="0.00861">
                <text:p>0.00861</text:p>
              </table:table-cell>
              <table:table-cell office:value-type="float" office:value="0.02162">
                <text:p>0.0216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05754">
                <text:p>0.05754</text:p>
              </table:table-cell>
              <table:table-cell office:value-type="float" office:value="0.03554">
                <text:p>0.03554</text:p>
              </table:table-cell>
              <table:table-cell office:value-type="float" office:value="0.0129">
                <text:p>0.0129</text:p>
              </table:table-cell>
              <table:table-cell office:value-type="float" office:value="0.0085">
                <text:p>0.0085</text:p>
              </table:table-cell>
              <table:table-cell office:value-type="float" office:value="0.02151">
                <text:p>0.021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05746">
                <text:p>0.05746</text:p>
              </table:table-cell>
              <table:table-cell office:value-type="float" office:value="0.03551">
                <text:p>0.03551</text:p>
              </table:table-cell>
              <table:table-cell office:value-type="float" office:value="0.01287">
                <text:p>0.01287</text:p>
              </table:table-cell>
              <table:table-cell office:value-type="float" office:value="0.00846">
                <text:p>0.00846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05738">
                <text:p>0.05738</text:p>
              </table:table-cell>
              <table:table-cell office:value-type="float" office:value="0.03548">
                <text:p>0.03548</text:p>
              </table:table-cell>
              <table:table-cell office:value-type="float" office:value="0.01283">
                <text:p>0.01283</text:p>
              </table:table-cell>
              <table:table-cell office:value-type="float" office:value="0.00852">
                <text:p>0.00852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0573">
                <text:p>0.0573</text:p>
              </table:table-cell>
              <table:table-cell office:value-type="float" office:value="0.03545">
                <text:p>0.03545</text:p>
              </table:table-cell>
              <table:table-cell office:value-type="float" office:value="0.0128">
                <text:p>0.0128</text:p>
              </table:table-cell>
              <table:table-cell office:value-type="float" office:value="0.0087">
                <text:p>0.0087</text:p>
              </table:table-cell>
              <table:table-cell office:value-type="float" office:value="0.02119">
                <text:p>0.021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05722">
                <text:p>0.05722</text:p>
              </table:table-cell>
              <table:table-cell office:value-type="float" office:value="0.03542">
                <text:p>0.03542</text:p>
              </table:table-cell>
              <table:table-cell office:value-type="float" office:value="0.01277">
                <text:p>0.01277</text:p>
              </table:table-cell>
              <table:table-cell office:value-type="float" office:value="0.00903">
                <text:p>0.00903</text:p>
              </table:table-cell>
              <table:table-cell office:value-type="float" office:value="0.02109">
                <text:p>0.021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05714">
                <text:p>0.05714</text:p>
              </table:table-cell>
              <table:table-cell office:value-type="float" office:value="0.0354">
                <text:p>0.0354</text:p>
              </table:table-cell>
              <table:table-cell office:value-type="float" office:value="0.01274">
                <text:p>0.01274</text:p>
              </table:table-cell>
              <table:table-cell office:value-type="float" office:value="0.00953">
                <text:p>0.00953</text:p>
              </table:table-cell>
              <table:table-cell office:value-type="float" office:value="0.02099">
                <text:p>0.0209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05706">
                <text:p>0.05706</text:p>
              </table:table-cell>
              <table:table-cell office:value-type="float" office:value="0.03537">
                <text:p>0.03537</text:p>
              </table:table-cell>
              <table:table-cell office:value-type="float" office:value="0.01271">
                <text:p>0.01271</text:p>
              </table:table-cell>
              <table:table-cell office:value-type="float" office:value="0.01023">
                <text:p>0.01023</text:p>
              </table:table-cell>
              <table:table-cell office:value-type="float" office:value="0.02088">
                <text:p>0.020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05698">
                <text:p>0.05698</text:p>
              </table:table-cell>
              <table:table-cell office:value-type="float" office:value="0.03534">
                <text:p>0.03534</text:p>
              </table:table-cell>
              <table:table-cell office:value-type="float" office:value="0.01268">
                <text:p>0.01268</text:p>
              </table:table-cell>
              <table:table-cell office:value-type="float" office:value="0.01115">
                <text:p>0.01115</text:p>
              </table:table-cell>
              <table:table-cell office:value-type="float" office:value="0.02078">
                <text:p>0.020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0569">
                <text:p>0.0569</text:p>
              </table:table-cell>
              <table:table-cell office:value-type="float" office:value="0.03531">
                <text:p>0.03531</text:p>
              </table:table-cell>
              <table:table-cell office:value-type="float" office:value="0.01265">
                <text:p>0.01265</text:p>
              </table:table-cell>
              <table:table-cell office:value-type="float" office:value="0.0123">
                <text:p>0.0123</text:p>
              </table:table-cell>
              <table:table-cell office:value-type="float" office:value="0.02069">
                <text:p>0.0206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05682">
                <text:p>0.05682</text:p>
              </table:table-cell>
              <table:table-cell office:value-type="float" office:value="0.03528">
                <text:p>0.03528</text:p>
              </table:table-cell>
              <table:table-cell office:value-type="float" office:value="0.01262">
                <text:p>0.01262</text:p>
              </table:table-cell>
              <table:table-cell office:value-type="float" office:value="0.01368">
                <text:p>0.01368</text:p>
              </table:table-cell>
              <table:table-cell office:value-type="float" office:value="0.02059">
                <text:p>0.020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05674">
                <text:p>0.05674</text:p>
              </table:table-cell>
              <table:table-cell office:value-type="float" office:value="0.03525">
                <text:p>0.03525</text:p>
              </table:table-cell>
              <table:table-cell office:value-type="float" office:value="0.01259">
                <text:p>0.01259</text:p>
              </table:table-cell>
              <table:table-cell office:value-type="float" office:value="0.01528">
                <text:p>0.01528</text:p>
              </table:table-cell>
              <table:table-cell office:value-type="float" office:value="0.02049">
                <text:p>0.020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05665">
                <text:p>0.05665</text:p>
              </table:table-cell>
              <table:table-cell office:value-type="float" office:value="0.03522">
                <text:p>0.03522</text:p>
              </table:table-cell>
              <table:table-cell office:value-type="float" office:value="0.01256">
                <text:p>0.01256</text:p>
              </table:table-cell>
              <table:table-cell office:value-type="float" office:value="0.01707">
                <text:p>0.01707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5657">
                <text:p>0.05657</text:p>
              </table:table-cell>
              <table:table-cell office:value-type="float" office:value="0.03519">
                <text:p>0.03519</text:p>
              </table:table-cell>
              <table:table-cell office:value-type="float" office:value="0.01253">
                <text:p>0.01253</text:p>
              </table:table-cell>
              <table:table-cell office:value-type="float" office:value="0.01897">
                <text:p>0.01897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05649">
                <text:p>0.05649</text:p>
              </table:table-cell>
              <table:table-cell office:value-type="float" office:value="0.03516">
                <text:p>0.03516</text:p>
              </table:table-cell>
              <table:table-cell office:value-type="float" office:value="0.01249">
                <text:p>0.01249</text:p>
              </table:table-cell>
              <table:table-cell office:value-type="float" office:value="0.02092">
                <text:p>0.02092</text:p>
              </table:table-cell>
              <table:table-cell office:value-type="float" office:value="0.02021">
                <text:p>0.020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0564">
                <text:p>0.0564</text:p>
              </table:table-cell>
              <table:table-cell office:value-type="float" office:value="0.03514">
                <text:p>0.03514</text:p>
              </table:table-cell>
              <table:table-cell office:value-type="float" office:value="0.01246">
                <text:p>0.01246</text:p>
              </table:table-cell>
              <table:table-cell office:value-type="float" office:value="0.0228">
                <text:p>0.0228</text:p>
              </table:table-cell>
              <table:table-cell office:value-type="float" office:value="0.02012">
                <text:p>0.020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05631">
                <text:p>0.05631</text:p>
              </table:table-cell>
              <table:table-cell office:value-type="float" office:value="0.03511">
                <text:p>0.03511</text:p>
              </table:table-cell>
              <table:table-cell office:value-type="float" office:value="0.01243">
                <text:p>0.01243</text:p>
              </table:table-cell>
              <table:table-cell office:value-type="float" office:value="0.0245">
                <text:p>0.0245</text:p>
              </table:table-cell>
              <table:table-cell office:value-type="float" office:value="0.02003">
                <text:p>0.020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05623">
                <text:p>0.05623</text:p>
              </table:table-cell>
              <table:table-cell office:value-type="float" office:value="0.03508">
                <text:p>0.03508</text:p>
              </table:table-cell>
              <table:table-cell office:value-type="float" office:value="0.0124">
                <text:p>0.0124</text:p>
              </table:table-cell>
              <table:table-cell office:value-type="float" office:value="0.02594">
                <text:p>0.02594</text:p>
              </table:table-cell>
              <table:table-cell office:value-type="float" office:value="0.01994">
                <text:p>0.019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05614">
                <text:p>0.05614</text:p>
              </table:table-cell>
              <table:table-cell office:value-type="float" office:value="0.03505">
                <text:p>0.03505</text:p>
              </table:table-cell>
              <table:table-cell office:value-type="float" office:value="0.01237">
                <text:p>0.01237</text:p>
              </table:table-cell>
              <table:table-cell office:value-type="float" office:value="0.02703">
                <text:p>0.02703</text:p>
              </table:table-cell>
              <table:table-cell office:value-type="float" office:value="0.01985">
                <text:p>0.019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05605">
                <text:p>0.05605</text:p>
              </table:table-cell>
              <table:table-cell office:value-type="float" office:value="0.03502">
                <text:p>0.03502</text:p>
              </table:table-cell>
              <table:table-cell office:value-type="float" office:value="0.01234">
                <text:p>0.01234</text:p>
              </table:table-cell>
              <table:table-cell office:value-type="float" office:value="0.02775">
                <text:p>0.02775</text:p>
              </table:table-cell>
              <table:table-cell office:value-type="float" office:value="0.01977">
                <text:p>0.019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05596">
                <text:p>0.05596</text:p>
              </table:table-cell>
              <table:table-cell office:value-type="float" office:value="0.03499">
                <text:p>0.03499</text:p>
              </table:table-cell>
              <table:table-cell office:value-type="float" office:value="0.01231">
                <text:p>0.01231</text:p>
              </table:table-cell>
              <table:table-cell office:value-type="float" office:value="0.02809">
                <text:p>0.02809</text:p>
              </table:table-cell>
              <table:table-cell office:value-type="float" office:value="0.01968">
                <text:p>0.019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05586">
                <text:p>0.05586</text:p>
              </table:table-cell>
              <table:table-cell office:value-type="float" office:value="0.03496">
                <text:p>0.03496</text:p>
              </table:table-cell>
              <table:table-cell office:value-type="float" office:value="0.01228">
                <text:p>0.01228</text:p>
              </table:table-cell>
              <table:table-cell office:value-type="float" office:value="0.02808">
                <text:p>0.02808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05577">
                <text:p>0.05577</text:p>
              </table:table-cell>
              <table:table-cell office:value-type="float" office:value="0.03493">
                <text:p>0.03493</text:p>
              </table:table-cell>
              <table:table-cell office:value-type="float" office:value="0.01225">
                <text:p>0.01225</text:p>
              </table:table-cell>
              <table:table-cell office:value-type="float" office:value="0.02778">
                <text:p>0.02778</text:p>
              </table:table-cell>
              <table:table-cell office:value-type="float" office:value="0.01951">
                <text:p>0.019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05568">
                <text:p>0.05568</text:p>
              </table:table-cell>
              <table:table-cell office:value-type="float" office:value="0.03491">
                <text:p>0.03491</text:p>
              </table:table-cell>
              <table:table-cell office:value-type="float" office:value="0.01223">
                <text:p>0.01223</text:p>
              </table:table-cell>
              <table:table-cell office:value-type="float" office:value="0.02724">
                <text:p>0.02724</text:p>
              </table:table-cell>
              <table:table-cell office:value-type="float" office:value="0.01943">
                <text:p>0.0194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05558">
                <text:p>0.05558</text:p>
              </table:table-cell>
              <table:table-cell office:value-type="float" office:value="0.03488">
                <text:p>0.03488</text:p>
              </table:table-cell>
              <table:table-cell office:value-type="float" office:value="0.0122">
                <text:p>0.0122</text:p>
              </table:table-cell>
              <table:table-cell office:value-type="float" office:value="0.02652">
                <text:p>0.02652</text:p>
              </table:table-cell>
              <table:table-cell office:value-type="float" office:value="0.01935">
                <text:p>0.019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05548">
                <text:p>0.05548</text:p>
              </table:table-cell>
              <table:table-cell office:value-type="float" office:value="0.03485">
                <text:p>0.03485</text:p>
              </table:table-cell>
              <table:table-cell office:value-type="float" office:value="0.01217">
                <text:p>0.01217</text:p>
              </table:table-cell>
              <table:table-cell office:value-type="float" office:value="0.02568">
                <text:p>0.02568</text:p>
              </table:table-cell>
              <table:table-cell office:value-type="float" office:value="0.01927">
                <text:p>0.019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05538">
                <text:p>0.05538</text:p>
              </table:table-cell>
              <table:table-cell office:value-type="float" office:value="0.03482">
                <text:p>0.03482</text:p>
              </table:table-cell>
              <table:table-cell office:value-type="float" office:value="0.01214">
                <text:p>0.01214</text:p>
              </table:table-cell>
              <table:table-cell office:value-type="float" office:value="0.02476">
                <text:p>0.02476</text:p>
              </table:table-cell>
              <table:table-cell office:value-type="float" office:value="0.01919">
                <text:p>0.019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05528">
                <text:p>0.05528</text:p>
              </table:table-cell>
              <table:table-cell office:value-type="float" office:value="0.03479">
                <text:p>0.03479</text:p>
              </table:table-cell>
              <table:table-cell office:value-type="float" office:value="0.01211">
                <text:p>0.01211</text:p>
              </table:table-cell>
              <table:table-cell office:value-type="float" office:value="0.02382">
                <text:p>0.02382</text:p>
              </table:table-cell>
              <table:table-cell office:value-type="float" office:value="0.01912">
                <text:p>0.019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05518">
                <text:p>0.05518</text:p>
              </table:table-cell>
              <table:table-cell office:value-type="float" office:value="0.03476">
                <text:p>0.03476</text:p>
              </table:table-cell>
              <table:table-cell office:value-type="float" office:value="0.01208">
                <text:p>0.01208</text:p>
              </table:table-cell>
              <table:table-cell office:value-type="float" office:value="0.02286">
                <text:p>0.02286</text:p>
              </table:table-cell>
              <table:table-cell office:value-type="float" office:value="0.01904">
                <text:p>0.019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05507">
                <text:p>0.05507</text:p>
              </table:table-cell>
              <table:table-cell office:value-type="float" office:value="0.03473">
                <text:p>0.03473</text:p>
              </table:table-cell>
              <table:table-cell office:value-type="float" office:value="0.01205">
                <text:p>0.01205</text:p>
              </table:table-cell>
              <table:table-cell office:value-type="float" office:value="0.02193">
                <text:p>0.02193</text:p>
              </table:table-cell>
              <table:table-cell office:value-type="float" office:value="0.01897">
                <text:p>0.018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05497">
                <text:p>0.05497</text:p>
              </table:table-cell>
              <table:table-cell office:value-type="float" office:value="0.0347">
                <text:p>0.0347</text:p>
              </table:table-cell>
              <table:table-cell office:value-type="float" office:value="0.01202">
                <text:p>0.01202</text:p>
              </table:table-cell>
              <table:table-cell office:value-type="float" office:value="0.02102">
                <text:p>0.02102</text:p>
              </table:table-cell>
              <table:table-cell office:value-type="float" office:value="0.01889">
                <text:p>0.0188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05486">
                <text:p>0.05486</text:p>
              </table:table-cell>
              <table:table-cell office:value-type="float" office:value="0.03468">
                <text:p>0.03468</text:p>
              </table:table-cell>
              <table:table-cell office:value-type="float" office:value="0.01199">
                <text:p>0.01199</text:p>
              </table:table-cell>
              <table:table-cell office:value-type="float" office:value="0.02016">
                <text:p>0.02016</text:p>
              </table:table-cell>
              <table:table-cell office:value-type="float" office:value="0.01882">
                <text:p>0.0188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05475">
                <text:p>0.05475</text:p>
              </table:table-cell>
              <table:table-cell office:value-type="float" office:value="0.03465">
                <text:p>0.03465</text:p>
              </table:table-cell>
              <table:table-cell office:value-type="float" office:value="0.01196">
                <text:p>0.01196</text:p>
              </table:table-cell>
              <table:table-cell office:value-type="float" office:value="0.01935">
                <text:p>0.01935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5464">
                <text:p>0.05464</text:p>
              </table:table-cell>
              <table:table-cell office:value-type="float" office:value="0.03462">
                <text:p>0.03462</text:p>
              </table:table-cell>
              <table:table-cell office:value-type="float" office:value="0.01193">
                <text:p>0.01193</text:p>
              </table:table-cell>
              <table:table-cell office:value-type="float" office:value="0.01859">
                <text:p>0.01859</text:p>
              </table:table-cell>
              <table:table-cell office:value-type="float" office:value="0.01868">
                <text:p>0.0186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05452">
                <text:p>0.05452</text:p>
              </table:table-cell>
              <table:table-cell office:value-type="float" office:value="0.03459">
                <text:p>0.03459</text:p>
              </table:table-cell>
              <table:table-cell office:value-type="float" office:value="0.01191">
                <text:p>0.01191</text:p>
              </table:table-cell>
              <table:table-cell office:value-type="float" office:value="0.01787">
                <text:p>0.01787</text:p>
              </table:table-cell>
              <table:table-cell office:value-type="float" office:value="0.01861">
                <text:p>0.018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05441">
                <text:p>0.05441</text:p>
              </table:table-cell>
              <table:table-cell office:value-type="float" office:value="0.03456">
                <text:p>0.03456</text:p>
              </table:table-cell>
              <table:table-cell office:value-type="float" office:value="0.01188">
                <text:p>0.01188</text:p>
              </table:table-cell>
              <table:table-cell office:value-type="float" office:value="0.01721">
                <text:p>0.01721</text:p>
              </table:table-cell>
              <table:table-cell office:value-type="float" office:value="0.01854">
                <text:p>0.018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0543">
                <text:p>0.0543</text:p>
              </table:table-cell>
              <table:table-cell office:value-type="float" office:value="0.03453">
                <text:p>0.03453</text:p>
              </table:table-cell>
              <table:table-cell office:value-type="float" office:value="0.01185">
                <text:p>0.01185</text:p>
              </table:table-cell>
              <table:table-cell office:value-type="float" office:value="0.0166">
                <text:p>0.0166</text:p>
              </table:table-cell>
              <table:table-cell office:value-type="float" office:value="0.01848">
                <text:p>0.018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05418">
                <text:p>0.05418</text:p>
              </table:table-cell>
              <table:table-cell office:value-type="float" office:value="0.0345">
                <text:p>0.0345</text:p>
              </table:table-cell>
              <table:table-cell office:value-type="float" office:value="0.01182">
                <text:p>0.01182</text:p>
              </table:table-cell>
              <table:table-cell office:value-type="float" office:value="0.01603">
                <text:p>0.01603</text:p>
              </table:table-cell>
              <table:table-cell office:value-type="float" office:value="0.01841">
                <text:p>0.018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05407">
                <text:p>0.05407</text:p>
              </table:table-cell>
              <table:table-cell office:value-type="float" office:value="0.03447">
                <text:p>0.03447</text:p>
              </table:table-cell>
              <table:table-cell office:value-type="float" office:value="0.01179">
                <text:p>0.01179</text:p>
              </table:table-cell>
              <table:table-cell office:value-type="float" office:value="0.01551">
                <text:p>0.01551</text:p>
              </table:table-cell>
              <table:table-cell office:value-type="float" office:value="0.01835">
                <text:p>0.018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05395">
                <text:p>0.05395</text:p>
              </table:table-cell>
              <table:table-cell office:value-type="float" office:value="0.03445">
                <text:p>0.03445</text:p>
              </table:table-cell>
              <table:table-cell office:value-type="float" office:value="0.01176">
                <text:p>0.01176</text:p>
              </table:table-cell>
              <table:table-cell office:value-type="float" office:value="0.01502">
                <text:p>0.01502</text:p>
              </table:table-cell>
              <table:table-cell office:value-type="float" office:value="0.01828">
                <text:p>0.018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05383">
                <text:p>0.05383</text:p>
              </table:table-cell>
              <table:table-cell office:value-type="float" office:value="0.03442">
                <text:p>0.03442</text:p>
              </table:table-cell>
              <table:table-cell office:value-type="float" office:value="0.01174">
                <text:p>0.01174</text:p>
              </table:table-cell>
              <table:table-cell office:value-type="float" office:value="0.01458">
                <text:p>0.01458</text:p>
              </table:table-cell>
              <table:table-cell office:value-type="float" office:value="0.01822">
                <text:p>0.018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05372">
                <text:p>0.05372</text:p>
              </table:table-cell>
              <table:table-cell office:value-type="float" office:value="0.03439">
                <text:p>0.03439</text:p>
              </table:table-cell>
              <table:table-cell office:value-type="float" office:value="0.01171">
                <text:p>0.01171</text:p>
              </table:table-cell>
              <table:table-cell office:value-type="float" office:value="0.01417">
                <text:p>0.01417</text:p>
              </table:table-cell>
              <table:table-cell office:value-type="float" office:value="0.01816">
                <text:p>0.018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0536">
                <text:p>0.0536</text:p>
              </table:table-cell>
              <table:table-cell office:value-type="float" office:value="0.03436">
                <text:p>0.03436</text:p>
              </table:table-cell>
              <table:table-cell office:value-type="float" office:value="0.01168">
                <text:p>0.01168</text:p>
              </table:table-cell>
              <table:table-cell office:value-type="float" office:value="0.01379">
                <text:p>0.01379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05348">
                <text:p>0.05348</text:p>
              </table:table-cell>
              <table:table-cell office:value-type="float" office:value="0.03433">
                <text:p>0.03433</text:p>
              </table:table-cell>
              <table:table-cell office:value-type="float" office:value="0.01165">
                <text:p>0.01165</text:p>
              </table:table-cell>
              <table:table-cell office:value-type="float" office:value="0.01344">
                <text:p>0.01344</text:p>
              </table:table-cell>
              <table:table-cell office:value-type="float" office:value="0.01804">
                <text:p>0.018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05337">
                <text:p>0.05337</text:p>
              </table:table-cell>
              <table:table-cell office:value-type="float" office:value="0.0343">
                <text:p>0.0343</text:p>
              </table:table-cell>
              <table:table-cell office:value-type="float" office:value="0.01162">
                <text:p>0.01162</text:p>
              </table:table-cell>
              <table:table-cell office:value-type="float" office:value="0.01312">
                <text:p>0.01312</text:p>
              </table:table-cell>
              <table:table-cell office:value-type="float" office:value="0.01799">
                <text:p>0.0179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05326">
                <text:p>0.05326</text:p>
              </table:table-cell>
              <table:table-cell office:value-type="float" office:value="0.03427">
                <text:p>0.03427</text:p>
              </table:table-cell>
              <table:table-cell office:value-type="float" office:value="0.0116">
                <text:p>0.0116</text:p>
              </table:table-cell>
              <table:table-cell office:value-type="float" office:value="0.01283">
                <text:p>0.01283</text:p>
              </table:table-cell>
              <table:table-cell office:value-type="float" office:value="0.01793">
                <text:p>0.017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05315">
                <text:p>0.05315</text:p>
              </table:table-cell>
              <table:table-cell office:value-type="float" office:value="0.03424">
                <text:p>0.03424</text:p>
              </table:table-cell>
              <table:table-cell office:value-type="float" office:value="0.01157">
                <text:p>0.01157</text:p>
              </table:table-cell>
              <table:table-cell office:value-type="float" office:value="0.01256">
                <text:p>0.01256</text:p>
              </table:table-cell>
              <table:table-cell office:value-type="float" office:value="0.01787">
                <text:p>0.0178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05304">
                <text:p>0.05304</text:p>
              </table:table-cell>
              <table:table-cell office:value-type="float" office:value="0.03422">
                <text:p>0.03422</text:p>
              </table:table-cell>
              <table:table-cell office:value-type="float" office:value="0.01154">
                <text:p>0.01154</text:p>
              </table:table-cell>
              <table:table-cell office:value-type="float" office:value="0.01231">
                <text:p>0.01231</text:p>
              </table:table-cell>
              <table:table-cell office:value-type="float" office:value="0.01782">
                <text:p>0.017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05293">
                <text:p>0.05293</text:p>
              </table:table-cell>
              <table:table-cell office:value-type="float" office:value="0.03419">
                <text:p>0.03419</text:p>
              </table:table-cell>
              <table:table-cell office:value-type="float" office:value="0.01151">
                <text:p>0.01151</text:p>
              </table:table-cell>
              <table:table-cell office:value-type="float" office:value="0.01208">
                <text:p>0.01208</text:p>
              </table:table-cell>
              <table:table-cell office:value-type="float" office:value="0.01777">
                <text:p>0.017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05282">
                <text:p>0.05282</text:p>
              </table:table-cell>
              <table:table-cell office:value-type="float" office:value="0.03416">
                <text:p>0.03416</text:p>
              </table:table-cell>
              <table:table-cell office:value-type="float" office:value="0.01149">
                <text:p>0.01149</text:p>
              </table:table-cell>
              <table:table-cell office:value-type="float" office:value="0.01188">
                <text:p>0.01188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05272">
                <text:p>0.05272</text:p>
              </table:table-cell>
              <table:table-cell office:value-type="float" office:value="0.03413">
                <text:p>0.03413</text:p>
              </table:table-cell>
              <table:table-cell office:value-type="float" office:value="0.01146">
                <text:p>0.01146</text:p>
              </table:table-cell>
              <table:table-cell office:value-type="float" office:value="0.01169">
                <text:p>0.01169</text:p>
              </table:table-cell>
              <table:table-cell office:value-type="float" office:value="0.01767">
                <text:p>0.017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05263">
                <text:p>0.05263</text:p>
              </table:table-cell>
              <table:table-cell office:value-type="float" office:value="0.0341">
                <text:p>0.0341</text:p>
              </table:table-cell>
              <table:table-cell office:value-type="float" office:value="0.01143">
                <text:p>0.01143</text:p>
              </table:table-cell>
              <table:table-cell office:value-type="float" office:value="0.01151">
                <text:p>0.01151</text:p>
              </table:table-cell>
              <table:table-cell office:value-type="float" office:value="0.01762">
                <text:p>0.017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05253">
                <text:p>0.05253</text:p>
              </table:table-cell>
              <table:table-cell office:value-type="float" office:value="0.03407">
                <text:p>0.03407</text:p>
              </table:table-cell>
              <table:table-cell office:value-type="float" office:value="0.0114">
                <text:p>0.0114</text:p>
              </table:table-cell>
              <table:table-cell office:value-type="float" office:value="0.01136">
                <text:p>0.01136</text:p>
              </table:table-cell>
              <table:table-cell office:value-type="float" office:value="0.01757">
                <text:p>0.017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5244">
                <text:p>0.05244</text:p>
              </table:table-cell>
              <table:table-cell office:value-type="float" office:value="0.03404">
                <text:p>0.03404</text:p>
              </table:table-cell>
              <table:table-cell office:value-type="float" office:value="0.01138">
                <text:p>0.01138</text:p>
              </table:table-cell>
              <table:table-cell office:value-type="float" office:value="0.01121">
                <text:p>0.01121</text:p>
              </table:table-cell>
              <table:table-cell office:value-type="float" office:value="0.01752">
                <text:p>0.017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05235">
                <text:p>0.05235</text:p>
              </table:table-cell>
              <table:table-cell office:value-type="float" office:value="0.03401">
                <text:p>0.03401</text:p>
              </table:table-cell>
              <table:table-cell office:value-type="float" office:value="0.01135">
                <text:p>0.01135</text:p>
              </table:table-cell>
              <table:table-cell office:value-type="float" office:value="0.01108">
                <text:p>0.01108</text:p>
              </table:table-cell>
              <table:table-cell office:value-type="float" office:value="0.01748">
                <text:p>0.017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05227">
                <text:p>0.05227</text:p>
              </table:table-cell>
              <table:table-cell office:value-type="float" office:value="0.03399">
                <text:p>0.03399</text:p>
              </table:table-cell>
              <table:table-cell office:value-type="float" office:value="0.01132">
                <text:p>0.01132</text:p>
              </table:table-cell>
              <table:table-cell office:value-type="float" office:value="0.01097">
                <text:p>0.01097</text:p>
              </table:table-cell>
              <table:table-cell office:value-type="float" office:value="0.01743">
                <text:p>0.017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05219">
                <text:p>0.05219</text:p>
              </table:table-cell>
              <table:table-cell office:value-type="float" office:value="0.03396">
                <text:p>0.03396</text:p>
              </table:table-cell>
              <table:table-cell office:value-type="float" office:value="0.0113">
                <text:p>0.0113</text:p>
              </table:table-cell>
              <table:table-cell office:value-type="float" office:value="0.01086">
                <text:p>0.01086</text:p>
              </table:table-cell>
              <table:table-cell office:value-type="float" office:value="0.01739">
                <text:p>0.017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05212">
                <text:p>0.05212</text:p>
              </table:table-cell>
              <table:table-cell office:value-type="float" office:value="0.03393">
                <text:p>0.03393</text:p>
              </table:table-cell>
              <table:table-cell office:value-type="float" office:value="0.01127">
                <text:p>0.01127</text:p>
              </table:table-cell>
              <table:table-cell office:value-type="float" office:value="0.01077">
                <text:p>0.01077</text:p>
              </table:table-cell>
              <table:table-cell office:value-type="float" office:value="0.01734">
                <text:p>0.017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05205">
                <text:p>0.05205</text:p>
              </table:table-cell>
              <table:table-cell office:value-type="float" office:value="0.0339">
                <text:p>0.0339</text:p>
              </table:table-cell>
              <table:table-cell office:value-type="float" office:value="0.01124">
                <text:p>0.01124</text:p>
              </table:table-cell>
              <table:table-cell office:value-type="float" office:value="0.01068">
                <text:p>0.01068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05199">
                <text:p>0.05199</text:p>
              </table:table-cell>
              <table:table-cell office:value-type="float" office:value="0.03387">
                <text:p>0.03387</text:p>
              </table:table-cell>
              <table:table-cell office:value-type="float" office:value="0.01122">
                <text:p>0.01122</text:p>
              </table:table-cell>
              <table:table-cell office:value-type="float" office:value="0.01061">
                <text:p>0.01061</text:p>
              </table:table-cell>
              <table:table-cell office:value-type="float" office:value="0.01726">
                <text:p>0.017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05192">
                <text:p>0.05192</text:p>
              </table:table-cell>
              <table:table-cell office:value-type="float" office:value="0.03384">
                <text:p>0.03384</text:p>
              </table:table-cell>
              <table:table-cell office:value-type="float" office:value="0.01119">
                <text:p>0.01119</text:p>
              </table:table-cell>
              <table:table-cell office:value-type="float" office:value="0.01054">
                <text:p>0.01054</text:p>
              </table:table-cell>
              <table:table-cell office:value-type="float" office:value="0.01722">
                <text:p>0.017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05187">
                <text:p>0.05187</text:p>
              </table:table-cell>
              <table:table-cell office:value-type="float" office:value="0.03381">
                <text:p>0.03381</text:p>
              </table:table-cell>
              <table:table-cell office:value-type="float" office:value="0.01116">
                <text:p>0.01116</text:p>
              </table:table-cell>
              <table:table-cell office:value-type="float" office:value="0.01049">
                <text:p>0.01049</text:p>
              </table:table-cell>
              <table:table-cell office:value-type="float" office:value="0.01719">
                <text:p>0.017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05182">
                <text:p>0.05182</text:p>
              </table:table-cell>
              <table:table-cell office:value-type="float" office:value="0.03378">
                <text:p>0.03378</text:p>
              </table:table-cell>
              <table:table-cell office:value-type="float" office:value="0.01114">
                <text:p>0.01114</text:p>
              </table:table-cell>
              <table:table-cell office:value-type="float" office:value="0.01044">
                <text:p>0.01044</text:p>
              </table:table-cell>
              <table:table-cell office:value-type="float" office:value="0.01715">
                <text:p>0.017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05177">
                <text:p>0.05177</text:p>
              </table:table-cell>
              <table:table-cell office:value-type="float" office:value="0.03376">
                <text:p>0.03376</text:p>
              </table:table-cell>
              <table:table-cell office:value-type="float" office:value="0.01111">
                <text:p>0.01111</text:p>
              </table:table-cell>
              <table:table-cell office:value-type="float" office:value="0.01039">
                <text:p>0.01039</text:p>
              </table:table-cell>
              <table:table-cell office:value-type="float" office:value="0.01711">
                <text:p>0.017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05172">
                <text:p>0.05172</text:p>
              </table:table-cell>
              <table:table-cell office:value-type="float" office:value="0.03373">
                <text:p>0.03373</text:p>
              </table:table-cell>
              <table:table-cell office:value-type="float" office:value="0.01109">
                <text:p>0.01109</text:p>
              </table:table-cell>
              <table:table-cell office:value-type="float" office:value="0.01036">
                <text:p>0.01036</text:p>
              </table:table-cell>
              <table:table-cell office:value-type="float" office:value="0.01708">
                <text:p>0.017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05168">
                <text:p>0.05168</text:p>
              </table:table-cell>
              <table:table-cell office:value-type="float" office:value="0.0337">
                <text:p>0.0337</text:p>
              </table:table-cell>
              <table:table-cell office:value-type="float" office:value="0.01106">
                <text:p>0.01106</text:p>
              </table:table-cell>
              <table:table-cell office:value-type="float" office:value="0.01033">
                <text:p>0.01033</text:p>
              </table:table-cell>
              <table:table-cell office:value-type="float" office:value="0.01705">
                <text:p>0.017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05164">
                <text:p>0.05164</text:p>
              </table:table-cell>
              <table:table-cell office:value-type="float" office:value="0.03367">
                <text:p>0.03367</text:p>
              </table:table-cell>
              <table:table-cell office:value-type="float" office:value="0.01103">
                <text:p>0.01103</text:p>
              </table:table-cell>
              <table:table-cell office:value-type="float" office:value="0.01031">
                <text:p>0.01031</text:p>
              </table:table-cell>
              <table:table-cell office:value-type="float" office:value="0.01701">
                <text:p>0.017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05161">
                <text:p>0.05161</text:p>
              </table:table-cell>
              <table:table-cell office:value-type="float" office:value="0.03364">
                <text:p>0.03364</text:p>
              </table:table-cell>
              <table:table-cell office:value-type="float" office:value="0.01101">
                <text:p>0.01101</text:p>
              </table:table-cell>
              <table:table-cell office:value-type="float" office:value="0.01029">
                <text:p>0.01029</text:p>
              </table:table-cell>
              <table:table-cell office:value-type="float" office:value="0.01698">
                <text:p>0.016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05157">
                <text:p>0.05157</text:p>
              </table:table-cell>
              <table:table-cell office:value-type="float" office:value="0.03361">
                <text:p>0.03361</text:p>
              </table:table-cell>
              <table:table-cell office:value-type="float" office:value="0.01098">
                <text:p>0.01098</text:p>
              </table:table-cell>
              <table:table-cell office:value-type="float" office:value="0.01027">
                <text:p>0.01027</text:p>
              </table:table-cell>
              <table:table-cell office:value-type="float" office:value="0.01695">
                <text:p>0.016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05154">
                <text:p>0.05154</text:p>
              </table:table-cell>
              <table:table-cell office:value-type="float" office:value="0.03358">
                <text:p>0.03358</text:p>
              </table:table-cell>
              <table:table-cell office:value-type="float" office:value="0.01096">
                <text:p>0.01096</text:p>
              </table:table-cell>
              <table:table-cell office:value-type="float" office:value="0.01026">
                <text:p>0.01026</text:p>
              </table:table-cell>
              <table:table-cell office:value-type="float" office:value="0.01693">
                <text:p>0.0169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05151">
                <text:p>0.05151</text:p>
              </table:table-cell>
              <table:table-cell office:value-type="float" office:value="0.03356">
                <text:p>0.03356</text:p>
              </table:table-cell>
              <table:table-cell office:value-type="float" office:value="0.01093">
                <text:p>0.01093</text:p>
              </table:table-cell>
              <table:table-cell office:value-type="float" office:value="0.01025">
                <text:p>0.01025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05149">
                <text:p>0.05149</text:p>
              </table:table-cell>
              <table:table-cell office:value-type="float" office:value="0.03353">
                <text:p>0.03353</text:p>
              </table:table-cell>
              <table:table-cell office:value-type="float" office:value="0.0109">
                <text:p>0.0109</text:p>
              </table:table-cell>
              <table:table-cell office:value-type="float" office:value="0.01024">
                <text:p>0.01024</text:p>
              </table:table-cell>
              <table:table-cell office:value-type="float" office:value="0.01687">
                <text:p>0.016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05146">
                <text:p>0.05146</text:p>
              </table:table-cell>
              <table:table-cell office:value-type="float" office:value="0.0335">
                <text:p>0.0335</text:p>
              </table:table-cell>
              <table:table-cell office:value-type="float" office:value="0.01088">
                <text:p>0.01088</text:p>
              </table:table-cell>
              <table:table-cell office:value-type="float" office:value="0.01024">
                <text:p>0.01024</text:p>
              </table:table-cell>
              <table:table-cell office:value-type="float" office:value="0.01685">
                <text:p>0.016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5144">
                <text:p>0.05144</text:p>
              </table:table-cell>
              <table:table-cell office:value-type="float" office:value="0.03347">
                <text:p>0.03347</text:p>
              </table:table-cell>
              <table:table-cell office:value-type="float" office:value="0.01085">
                <text:p>0.01085</text:p>
              </table:table-cell>
              <table:table-cell office:value-type="float" office:value="0.01023">
                <text:p>0.01023</text:p>
              </table:table-cell>
              <table:table-cell office:value-type="float" office:value="0.01682">
                <text:p>0.016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05141">
                <text:p>0.05141</text:p>
              </table:table-cell>
              <table:table-cell office:value-type="float" office:value="0.03344">
                <text:p>0.03344</text:p>
              </table:table-cell>
              <table:table-cell office:value-type="float" office:value="0.01083">
                <text:p>0.01083</text:p>
              </table:table-cell>
              <table:table-cell office:value-type="float" office:value="0.01023">
                <text:p>0.01023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05139">
                <text:p>0.05139</text:p>
              </table:table-cell>
              <table:table-cell office:value-type="float" office:value="0.03341">
                <text:p>0.03341</text:p>
              </table:table-cell>
              <table:table-cell office:value-type="float" office:value="0.0108">
                <text:p>0.0108</text:p>
              </table:table-cell>
              <table:table-cell office:value-type="float" office:value="0.01022">
                <text:p>0.01022</text:p>
              </table:table-cell>
              <table:table-cell office:value-type="float" office:value="0.01678">
                <text:p>0.016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05137">
                <text:p>0.05137</text:p>
              </table:table-cell>
              <table:table-cell office:value-type="float" office:value="0.03338">
                <text:p>0.03338</text:p>
              </table:table-cell>
              <table:table-cell office:value-type="float" office:value="0.01078">
                <text:p>0.01078</text:p>
              </table:table-cell>
              <table:table-cell office:value-type="float" office:value="0.01022">
                <text:p>0.01022</text:p>
              </table:table-cell>
              <table:table-cell office:value-type="float" office:value="0.01676">
                <text:p>0.016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05135">
                <text:p>0.05135</text:p>
              </table:table-cell>
              <table:table-cell office:value-type="float" office:value="0.03335">
                <text:p>0.03335</text:p>
              </table:table-cell>
              <table:table-cell office:value-type="float" office:value="0.01075">
                <text:p>0.01075</text:p>
              </table:table-cell>
              <table:table-cell office:value-type="float" office:value="0.01021">
                <text:p>0.01021</text:p>
              </table:table-cell>
              <table:table-cell office:value-type="float" office:value="0.01674">
                <text:p>0.0167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05133">
                <text:p>0.05133</text:p>
              </table:table-cell>
              <table:table-cell office:value-type="float" office:value="0.03333">
                <text:p>0.03333</text:p>
              </table:table-cell>
              <table:table-cell office:value-type="float" office:value="0.01073">
                <text:p>0.01073</text:p>
              </table:table-cell>
              <table:table-cell office:value-type="float" office:value="0.0102">
                <text:p>0.0102</text:p>
              </table:table-cell>
              <table:table-cell office:value-type="float" office:value="0.01672">
                <text:p>0.016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05131">
                <text:p>0.05131</text:p>
              </table:table-cell>
              <table:table-cell office:value-type="float" office:value="0.0333">
                <text:p>0.0333</text:p>
              </table:table-cell>
              <table:table-cell office:value-type="float" office:value="0.0107">
                <text:p>0.0107</text:p>
              </table:table-cell>
              <table:table-cell office:value-type="float" office:value="0.01019">
                <text:p>0.01019</text:p>
              </table:table-cell>
              <table:table-cell office:value-type="float" office:value="0.01671">
                <text:p>0.016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05129">
                <text:p>0.05129</text:p>
              </table:table-cell>
              <table:table-cell office:value-type="float" office:value="0.03327">
                <text:p>0.03327</text:p>
              </table:table-cell>
              <table:table-cell office:value-type="float" office:value="0.01068">
                <text:p>0.01068</text:p>
              </table:table-cell>
              <table:table-cell office:value-type="float" office:value="0.01018">
                <text:p>0.01018</text:p>
              </table:table-cell>
              <table:table-cell office:value-type="float" office:value="0.01669">
                <text:p>0.016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05127">
                <text:p>0.05127</text:p>
              </table:table-cell>
              <table:table-cell office:value-type="float" office:value="0.03324">
                <text:p>0.03324</text:p>
              </table:table-cell>
              <table:table-cell office:value-type="float" office:value="0.01065">
                <text:p>0.01065</text:p>
              </table:table-cell>
              <table:table-cell office:value-type="float" office:value="0.01017">
                <text:p>0.01017</text:p>
              </table:table-cell>
              <table:table-cell office:value-type="float" office:value="0.01668">
                <text:p>0.0166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05125">
                <text:p>0.05125</text:p>
              </table:table-cell>
              <table:table-cell office:value-type="float" office:value="0.03321">
                <text:p>0.03321</text:p>
              </table:table-cell>
              <table:table-cell office:value-type="float" office:value="0.01063">
                <text:p>0.01063</text:p>
              </table:table-cell>
              <table:table-cell office:value-type="float" office:value="0.01015">
                <text:p>0.0101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05123">
                <text:p>0.05123</text:p>
              </table:table-cell>
              <table:table-cell office:value-type="float" office:value="0.03318">
                <text:p>0.03318</text:p>
              </table:table-cell>
              <table:table-cell office:value-type="float" office:value="0.0106">
                <text:p>0.0106</text:p>
              </table:table-cell>
              <table:table-cell office:value-type="float" office:value="0.01013">
                <text:p>0.01013</text:p>
              </table:table-cell>
              <table:table-cell office:value-type="float" office:value="0.01666">
                <text:p>0.0166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05122">
                <text:p>0.05122</text:p>
              </table:table-cell>
              <table:table-cell office:value-type="float" office:value="0.03315">
                <text:p>0.03315</text:p>
              </table:table-cell>
              <table:table-cell office:value-type="float" office:value="0.01058">
                <text:p>0.01058</text:p>
              </table:table-cell>
              <table:table-cell office:value-type="float" office:value="0.01011">
                <text:p>0.01011</text:p>
              </table:table-cell>
              <table:table-cell office:value-type="float" office:value="0.01665">
                <text:p>0.016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0512">
                <text:p>0.0512</text:p>
              </table:table-cell>
              <table:table-cell office:value-type="float" office:value="0.03312">
                <text:p>0.03312</text:p>
              </table:table-cell>
              <table:table-cell office:value-type="float" office:value="0.01055">
                <text:p>0.01055</text:p>
              </table:table-cell>
              <table:table-cell office:value-type="float" office:value="0.01008">
                <text:p>0.01008</text:p>
              </table:table-cell>
              <table:table-cell office:value-type="float" office:value="0.01664">
                <text:p>0.016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05118">
                <text:p>0.05118</text:p>
              </table:table-cell>
              <table:table-cell office:value-type="float" office:value="0.0331">
                <text:p>0.0331</text:p>
              </table:table-cell>
              <table:table-cell office:value-type="float" office:value="0.01053">
                <text:p>0.01053</text:p>
              </table:table-cell>
              <table:table-cell office:value-type="float" office:value="0.01005">
                <text:p>0.01005</text:p>
              </table:table-cell>
              <table:table-cell office:value-type="float" office:value="0.01663">
                <text:p>0.016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05116">
                <text:p>0.05116</text:p>
              </table:table-cell>
              <table:table-cell office:value-type="float" office:value="0.03307">
                <text:p>0.03307</text:p>
              </table:table-cell>
              <table:table-cell office:value-type="float" office:value="0.0105">
                <text:p>0.0105</text:p>
              </table:table-cell>
              <table:table-cell office:value-type="float" office:value="0.01002">
                <text:p>0.01002</text:p>
              </table:table-cell>
              <table:table-cell office:value-type="float" office:value="0.01662">
                <text:p>0.016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05114">
                <text:p>0.05114</text:p>
              </table:table-cell>
              <table:table-cell office:value-type="float" office:value="0.03304">
                <text:p>0.03304</text:p>
              </table:table-cell>
              <table:table-cell office:value-type="float" office:value="0.01048">
                <text:p>0.01048</text:p>
              </table:table-cell>
              <table:table-cell office:value-type="float" office:value="0.00999">
                <text:p>0.00999</text:p>
              </table:table-cell>
              <table:table-cell office:value-type="float" office:value="0.01662">
                <text:p>0.016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05112">
                <text:p>0.05112</text:p>
              </table:table-cell>
              <table:table-cell office:value-type="float" office:value="0.03301">
                <text:p>0.03301</text:p>
              </table:table-cell>
              <table:table-cell office:value-type="float" office:value="0.01046">
                <text:p>0.01046</text:p>
              </table:table-cell>
              <table:table-cell office:value-type="float" office:value="0.00995">
                <text:p>0.00995</text:p>
              </table:table-cell>
              <table:table-cell office:value-type="float" office:value="0.01662">
                <text:p>0.016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05111">
                <text:p>0.05111</text:p>
              </table:table-cell>
              <table:table-cell office:value-type="float" office:value="0.03298">
                <text:p>0.03298</text:p>
              </table:table-cell>
              <table:table-cell office:value-type="float" office:value="0.01043">
                <text:p>0.01043</text:p>
              </table:table-cell>
              <table:table-cell office:value-type="float" office:value="0.00991">
                <text:p>0.00991</text:p>
              </table:table-cell>
              <table:table-cell office:value-type="float" office:value="0.01661">
                <text:p>0.016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05109">
                <text:p>0.05109</text:p>
              </table:table-cell>
              <table:table-cell office:value-type="float" office:value="0.03295">
                <text:p>0.03295</text:p>
              </table:table-cell>
              <table:table-cell office:value-type="float" office:value="0.01041">
                <text:p>0.01041</text:p>
              </table:table-cell>
              <table:table-cell office:value-type="float" office:value="0.00987">
                <text:p>0.00987</text:p>
              </table:table-cell>
              <table:table-cell office:value-type="float" office:value="0.01661">
                <text:p>0.016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05107">
                <text:p>0.05107</text:p>
              </table:table-cell>
              <table:table-cell office:value-type="float" office:value="0.03292">
                <text:p>0.03292</text:p>
              </table:table-cell>
              <table:table-cell office:value-type="float" office:value="0.01038">
                <text:p>0.01038</text:p>
              </table:table-cell>
              <table:table-cell office:value-type="float" office:value="0.00983">
                <text:p>0.00983</text:p>
              </table:table-cell>
              <table:table-cell office:value-type="float" office:value="0.01661">
                <text:p>0.016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5105">
                <text:p>0.05105</text:p>
              </table:table-cell>
              <table:table-cell office:value-type="float" office:value="0.03289">
                <text:p>0.03289</text:p>
              </table:table-cell>
              <table:table-cell office:value-type="float" office:value="0.01036">
                <text:p>0.01036</text:p>
              </table:table-cell>
              <table:table-cell office:value-type="float" office:value="0.00978">
                <text:p>0.00978</text:p>
              </table:table-cell>
              <table:table-cell office:value-type="float" office:value="0.01662">
                <text:p>0.016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05103">
                <text:p>0.05103</text:p>
              </table:table-cell>
              <table:table-cell office:value-type="float" office:value="0.03287">
                <text:p>0.03287</text:p>
              </table:table-cell>
              <table:table-cell office:value-type="float" office:value="0.01033">
                <text:p>0.01033</text:p>
              </table:table-cell>
              <table:table-cell office:value-type="float" office:value="0.00974">
                <text:p>0.00974</text:p>
              </table:table-cell>
              <table:table-cell office:value-type="float" office:value="0.01662">
                <text:p>0.016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05101">
                <text:p>0.05101</text:p>
              </table:table-cell>
              <table:table-cell office:value-type="float" office:value="0.03284">
                <text:p>0.03284</text:p>
              </table:table-cell>
              <table:table-cell office:value-type="float" office:value="0.01031">
                <text:p>0.01031</text:p>
              </table:table-cell>
              <table:table-cell office:value-type="float" office:value="0.00969">
                <text:p>0.00969</text:p>
              </table:table-cell>
              <table:table-cell office:value-type="float" office:value="0.01662">
                <text:p>0.016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05099">
                <text:p>0.05099</text:p>
              </table:table-cell>
              <table:table-cell office:value-type="float" office:value="0.03281">
                <text:p>0.03281</text:p>
              </table:table-cell>
              <table:table-cell office:value-type="float" office:value="0.01029">
                <text:p>0.01029</text:p>
              </table:table-cell>
              <table:table-cell office:value-type="float" office:value="0.00964">
                <text:p>0.00964</text:p>
              </table:table-cell>
              <table:table-cell office:value-type="float" office:value="0.01663">
                <text:p>0.0166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05098">
                <text:p>0.05098</text:p>
              </table:table-cell>
              <table:table-cell office:value-type="float" office:value="0.03278">
                <text:p>0.03278</text:p>
              </table:table-cell>
              <table:table-cell office:value-type="float" office:value="0.01026">
                <text:p>0.01026</text:p>
              </table:table-cell>
              <table:table-cell office:value-type="float" office:value="0.00959">
                <text:p>0.00959</text:p>
              </table:table-cell>
              <table:table-cell office:value-type="float" office:value="0.01664">
                <text:p>0.016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05096">
                <text:p>0.05096</text:p>
              </table:table-cell>
              <table:table-cell office:value-type="float" office:value="0.03275">
                <text:p>0.03275</text:p>
              </table:table-cell>
              <table:table-cell office:value-type="float" office:value="0.01024">
                <text:p>0.01024</text:p>
              </table:table-cell>
              <table:table-cell office:value-type="float" office:value="0.00954">
                <text:p>0.00954</text:p>
              </table:table-cell>
              <table:table-cell office:value-type="float" office:value="0.01665">
                <text:p>0.016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05094">
                <text:p>0.05094</text:p>
              </table:table-cell>
              <table:table-cell office:value-type="float" office:value="0.03272">
                <text:p>0.03272</text:p>
              </table:table-cell>
              <table:table-cell office:value-type="float" office:value="0.01022">
                <text:p>0.01022</text:p>
              </table:table-cell>
              <table:table-cell office:value-type="float" office:value="0.00949">
                <text:p>0.00949</text:p>
              </table:table-cell>
              <table:table-cell office:value-type="float" office:value="0.01666">
                <text:p>0.0166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05092">
                <text:p>0.05092</text:p>
              </table:table-cell>
              <table:table-cell office:value-type="float" office:value="0.03269">
                <text:p>0.03269</text:p>
              </table:table-cell>
              <table:table-cell office:value-type="float" office:value="0.01019">
                <text:p>0.01019</text:p>
              </table:table-cell>
              <table:table-cell office:value-type="float" office:value="0.00943">
                <text:p>0.0094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0509">
                <text:p>0.0509</text:p>
              </table:table-cell>
              <table:table-cell office:value-type="float" office:value="0.03266">
                <text:p>0.03266</text:p>
              </table:table-cell>
              <table:table-cell office:value-type="float" office:value="0.01017">
                <text:p>0.01017</text:p>
              </table:table-cell>
              <table:table-cell office:value-type="float" office:value="0.00938">
                <text:p>0.00938</text:p>
              </table:table-cell>
              <table:table-cell office:value-type="float" office:value="0.01668">
                <text:p>0.016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05088">
                <text:p>0.05088</text:p>
              </table:table-cell>
              <table:table-cell office:value-type="float" office:value="0.03263">
                <text:p>0.03263</text:p>
              </table:table-cell>
              <table:table-cell office:value-type="float" office:value="0.01015">
                <text:p>0.01015</text:p>
              </table:table-cell>
              <table:table-cell office:value-type="float" office:value="0.00933">
                <text:p>0.00933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05086">
                <text:p>0.05086</text:p>
              </table:table-cell>
              <table:table-cell office:value-type="float" office:value="0.03261">
                <text:p>0.03261</text:p>
              </table:table-cell>
              <table:table-cell office:value-type="float" office:value="0.01012">
                <text:p>0.01012</text:p>
              </table:table-cell>
              <table:table-cell office:value-type="float" office:value="0.00928">
                <text:p>0.00928</text:p>
              </table:table-cell>
              <table:table-cell office:value-type="float" office:value="0.01672">
                <text:p>0.016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05084">
                <text:p>0.05084</text:p>
              </table:table-cell>
              <table:table-cell office:value-type="float" office:value="0.03258">
                <text:p>0.03258</text:p>
              </table:table-cell>
              <table:table-cell office:value-type="float" office:value="0.0101">
                <text:p>0.0101</text:p>
              </table:table-cell>
              <table:table-cell office:value-type="float" office:value="0.00923">
                <text:p>0.00923</text:p>
              </table:table-cell>
              <table:table-cell office:value-type="float" office:value="0.01673">
                <text:p>0.0167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05083">
                <text:p>0.05083</text:p>
              </table:table-cell>
              <table:table-cell office:value-type="float" office:value="0.03255">
                <text:p>0.03255</text:p>
              </table:table-cell>
              <table:table-cell office:value-type="float" office:value="0.01008">
                <text:p>0.01008</text:p>
              </table:table-cell>
              <table:table-cell office:value-type="float" office:value="0.00918">
                <text:p>0.00918</text:p>
              </table:table-cell>
              <table:table-cell office:value-type="float" office:value="0.01675">
                <text:p>0.016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05081">
                <text:p>0.05081</text:p>
              </table:table-cell>
              <table:table-cell office:value-type="float" office:value="0.03252">
                <text:p>0.03252</text:p>
              </table:table-cell>
              <table:table-cell office:value-type="float" office:value="0.01005">
                <text:p>0.01005</text:p>
              </table:table-cell>
              <table:table-cell office:value-type="float" office:value="0.00912">
                <text:p>0.00912</text:p>
              </table:table-cell>
              <table:table-cell office:value-type="float" office:value="0.01677">
                <text:p>0.016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05079">
                <text:p>0.05079</text:p>
              </table:table-cell>
              <table:table-cell office:value-type="float" office:value="0.03249">
                <text:p>0.03249</text:p>
              </table:table-cell>
              <table:table-cell office:value-type="float" office:value="0.01003">
                <text:p>0.01003</text:p>
              </table:table-cell>
              <table:table-cell office:value-type="float" office:value="0.00907">
                <text:p>0.00907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05077">
                <text:p>0.05077</text:p>
              </table:table-cell>
              <table:table-cell office:value-type="float" office:value="0.03246">
                <text:p>0.03246</text:p>
              </table:table-cell>
              <table:table-cell office:value-type="float" office:value="0.01001">
                <text:p>0.01001</text:p>
              </table:table-cell>
              <table:table-cell office:value-type="float" office:value="0.00902">
                <text:p>0.00902</text:p>
              </table:table-cell>
              <table:table-cell office:value-type="float" office:value="0.01682">
                <text:p>0.016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05075">
                <text:p>0.05075</text:p>
              </table:table-cell>
              <table:table-cell office:value-type="float" office:value="0.03243">
                <text:p>0.03243</text:p>
              </table:table-cell>
              <table:table-cell office:value-type="float" office:value="0.00998">
                <text:p>0.00998</text:p>
              </table:table-cell>
              <table:table-cell office:value-type="float" office:value="0.00898">
                <text:p>0.00898</text:p>
              </table:table-cell>
              <table:table-cell office:value-type="float" office:value="0.01685">
                <text:p>0.016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05073">
                <text:p>0.05073</text:p>
              </table:table-cell>
              <table:table-cell office:value-type="float" office:value="0.0324">
                <text:p>0.0324</text:p>
              </table:table-cell>
              <table:table-cell office:value-type="float" office:value="0.00996">
                <text:p>0.00996</text:p>
              </table:table-cell>
              <table:table-cell office:value-type="float" office:value="0.00893">
                <text:p>0.00893</text:p>
              </table:table-cell>
              <table:table-cell office:value-type="float" office:value="0.01687">
                <text:p>0.016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05071">
                <text:p>0.05071</text:p>
              </table:table-cell>
              <table:table-cell office:value-type="float" office:value="0.03238">
                <text:p>0.03238</text:p>
              </table:table-cell>
              <table:table-cell office:value-type="float" office:value="0.00994">
                <text:p>0.00994</text:p>
              </table:table-cell>
              <table:table-cell office:value-type="float" office:value="0.00888">
                <text:p>0.00888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05069">
                <text:p>0.05069</text:p>
              </table:table-cell>
              <table:table-cell office:value-type="float" office:value="0.03235">
                <text:p>0.03235</text:p>
              </table:table-cell>
              <table:table-cell office:value-type="float" office:value="0.00992">
                <text:p>0.00992</text:p>
              </table:table-cell>
              <table:table-cell office:value-type="float" office:value="0.00883">
                <text:p>0.00883</text:p>
              </table:table-cell>
              <table:table-cell office:value-type="float" office:value="0.01693">
                <text:p>0.016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5067">
                <text:p>0.05067</text:p>
              </table:table-cell>
              <table:table-cell office:value-type="float" office:value="0.03232">
                <text:p>0.03232</text:p>
              </table:table-cell>
              <table:table-cell office:value-type="float" office:value="0.00989">
                <text:p>0.00989</text:p>
              </table:table-cell>
              <table:table-cell office:value-type="float" office:value="0.00879">
                <text:p>0.00879</text:p>
              </table:table-cell>
              <table:table-cell office:value-type="float" office:value="0.01696">
                <text:p>0.016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05066">
                <text:p>0.05066</text:p>
              </table:table-cell>
              <table:table-cell office:value-type="float" office:value="0.03229">
                <text:p>0.03229</text:p>
              </table:table-cell>
              <table:table-cell office:value-type="float" office:value="0.00987">
                <text:p>0.00987</text:p>
              </table:table-cell>
              <table:table-cell office:value-type="float" office:value="0.00874">
                <text:p>0.0087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05064">
                <text:p>0.05064</text:p>
              </table:table-cell>
              <table:table-cell office:value-type="float" office:value="0.03226">
                <text:p>0.03226</text:p>
              </table:table-cell>
              <table:table-cell office:value-type="float" office:value="0.00985">
                <text:p>0.00985</text:p>
              </table:table-cell>
              <table:table-cell office:value-type="float" office:value="0.0087">
                <text:p>0.0087</text:p>
              </table:table-cell>
              <table:table-cell office:value-type="float" office:value="0.01703">
                <text:p>0.017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05062">
                <text:p>0.05062</text:p>
              </table:table-cell>
              <table:table-cell office:value-type="float" office:value="0.03223">
                <text:p>0.03223</text:p>
              </table:table-cell>
              <table:table-cell office:value-type="float" office:value="0.00983">
                <text:p>0.00983</text:p>
              </table:table-cell>
              <table:table-cell office:value-type="float" office:value="0.00866">
                <text:p>0.00866</text:p>
              </table:table-cell>
              <table:table-cell office:value-type="float" office:value="0.01707">
                <text:p>0.017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0506">
                <text:p>0.0506</text:p>
              </table:table-cell>
              <table:table-cell office:value-type="float" office:value="0.0322">
                <text:p>0.0322</text:p>
              </table:table-cell>
              <table:table-cell office:value-type="float" office:value="0.0098">
                <text:p>0.0098</text:p>
              </table:table-cell>
              <table:table-cell office:value-type="float" office:value="0.00862">
                <text:p>0.00862</text:p>
              </table:table-cell>
              <table:table-cell office:value-type="float" office:value="0.01711">
                <text:p>0.017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05058">
                <text:p>0.05058</text:p>
              </table:table-cell>
              <table:table-cell office:value-type="float" office:value="0.03217">
                <text:p>0.03217</text:p>
              </table:table-cell>
              <table:table-cell office:value-type="float" office:value="0.00978">
                <text:p>0.00978</text:p>
              </table:table-cell>
              <table:table-cell office:value-type="float" office:value="0.00857">
                <text:p>0.00857</text:p>
              </table:table-cell>
              <table:table-cell office:value-type="float" office:value="0.01715">
                <text:p>0.017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05056">
                <text:p>0.05056</text:p>
              </table:table-cell>
              <table:table-cell office:value-type="float" office:value="0.03214">
                <text:p>0.03214</text:p>
              </table:table-cell>
              <table:table-cell office:value-type="float" office:value="0.00976">
                <text:p>0.00976</text:p>
              </table:table-cell>
              <table:table-cell office:value-type="float" office:value="0.00853">
                <text:p>0.00853</text:p>
              </table:table-cell>
              <table:table-cell office:value-type="float" office:value="0.01719">
                <text:p>0.017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05054">
                <text:p>0.05054</text:p>
              </table:table-cell>
              <table:table-cell office:value-type="float" office:value="0.03211">
                <text:p>0.03211</text:p>
              </table:table-cell>
              <table:table-cell office:value-type="float" office:value="0.00974">
                <text:p>0.00974</text:p>
              </table:table-cell>
              <table:table-cell office:value-type="float" office:value="0.00849">
                <text:p>0.00849</text:p>
              </table:table-cell>
              <table:table-cell office:value-type="float" office:value="0.01723">
                <text:p>0.017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05053">
                <text:p>0.05053</text:p>
              </table:table-cell>
              <table:table-cell office:value-type="float" office:value="0.03209">
                <text:p>0.03209</text:p>
              </table:table-cell>
              <table:table-cell office:value-type="float" office:value="0.00971">
                <text:p>0.00971</text:p>
              </table:table-cell>
              <table:table-cell office:value-type="float" office:value="0.00845">
                <text:p>0.00845</text:p>
              </table:table-cell>
              <table:table-cell office:value-type="float" office:value="0.01728">
                <text:p>0.017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05051">
                <text:p>0.05051</text:p>
              </table:table-cell>
              <table:table-cell office:value-type="float" office:value="0.03206">
                <text:p>0.03206</text:p>
              </table:table-cell>
              <table:table-cell office:value-type="float" office:value="0.00969">
                <text:p>0.00969</text:p>
              </table:table-cell>
              <table:table-cell office:value-type="float" office:value="0.00842">
                <text:p>0.00842</text:p>
              </table:table-cell>
              <table:table-cell office:value-type="float" office:value="0.01733">
                <text:p>0.017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05049">
                <text:p>0.05049</text:p>
              </table:table-cell>
              <table:table-cell office:value-type="float" office:value="0.03203">
                <text:p>0.03203</text:p>
              </table:table-cell>
              <table:table-cell office:value-type="float" office:value="0.00967">
                <text:p>0.00967</text:p>
              </table:table-cell>
              <table:table-cell office:value-type="float" office:value="0.00838">
                <text:p>0.00838</text:p>
              </table:table-cell>
              <table:table-cell office:value-type="float" office:value="0.01737">
                <text:p>0.017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05047">
                <text:p>0.05047</text:p>
              </table:table-cell>
              <table:table-cell office:value-type="float" office:value="0.032">
                <text:p>0.032</text:p>
              </table:table-cell>
              <table:table-cell office:value-type="float" office:value="0.00965">
                <text:p>0.00965</text:p>
              </table:table-cell>
              <table:table-cell office:value-type="float" office:value="0.00834">
                <text:p>0.00834</text:p>
              </table:table-cell>
              <table:table-cell office:value-type="float" office:value="0.01743">
                <text:p>0.017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05045">
                <text:p>0.05045</text:p>
              </table:table-cell>
              <table:table-cell office:value-type="float" office:value="0.03197">
                <text:p>0.03197</text:p>
              </table:table-cell>
              <table:table-cell office:value-type="float" office:value="0.00963">
                <text:p>0.00963</text:p>
              </table:table-cell>
              <table:table-cell office:value-type="float" office:value="0.0083">
                <text:p>0.0083</text:p>
              </table:table-cell>
              <table:table-cell office:value-type="float" office:value="0.01748">
                <text:p>0.0174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05044">
                <text:p>0.05044</text:p>
              </table:table-cell>
              <table:table-cell office:value-type="float" office:value="0.03194">
                <text:p>0.03194</text:p>
              </table:table-cell>
              <table:table-cell office:value-type="float" office:value="0.0096">
                <text:p>0.0096</text:p>
              </table:table-cell>
              <table:table-cell office:value-type="float" office:value="0.00827">
                <text:p>0.00827</text:p>
              </table:table-cell>
              <table:table-cell office:value-type="float" office:value="0.01753">
                <text:p>0.0175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05042">
                <text:p>0.05042</text:p>
              </table:table-cell>
              <table:table-cell office:value-type="float" office:value="0.03191">
                <text:p>0.03191</text:p>
              </table:table-cell>
              <table:table-cell office:value-type="float" office:value="0.00958">
                <text:p>0.00958</text:p>
              </table:table-cell>
              <table:table-cell office:value-type="float" office:value="0.00823">
                <text:p>0.00823</text:p>
              </table:table-cell>
              <table:table-cell office:value-type="float" office:value="0.01759">
                <text:p>0.017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0504">
                <text:p>0.0504</text:p>
              </table:table-cell>
              <table:table-cell office:value-type="float" office:value="0.03188">
                <text:p>0.03188</text:p>
              </table:table-cell>
              <table:table-cell office:value-type="float" office:value="0.00956">
                <text:p>0.00956</text:p>
              </table:table-cell>
              <table:table-cell office:value-type="float" office:value="0.0082">
                <text:p>0.0082</text:p>
              </table:table-cell>
              <table:table-cell office:value-type="float" office:value="0.01764">
                <text:p>0.017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05038">
                <text:p>0.05038</text:p>
              </table:table-cell>
              <table:table-cell office:value-type="float" office:value="0.03185">
                <text:p>0.03185</text:p>
              </table:table-cell>
              <table:table-cell office:value-type="float" office:value="0.00954">
                <text:p>0.00954</text:p>
              </table:table-cell>
              <table:table-cell office:value-type="float" office:value="0.00816">
                <text:p>0.00816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05036">
                <text:p>0.05036</text:p>
              </table:table-cell>
              <table:table-cell office:value-type="float" office:value="0.03183">
                <text:p>0.03183</text:p>
              </table:table-cell>
              <table:table-cell office:value-type="float" office:value="0.00952">
                <text:p>0.00952</text:p>
              </table:table-cell>
              <table:table-cell office:value-type="float" office:value="0.00813">
                <text:p>0.00813</text:p>
              </table:table-cell>
              <table:table-cell office:value-type="float" office:value="0.01777">
                <text:p>0.017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05035">
                <text:p>0.05035</text:p>
              </table:table-cell>
              <table:table-cell office:value-type="float" office:value="0.0318">
                <text:p>0.0318</text:p>
              </table:table-cell>
              <table:table-cell office:value-type="float" office:value="0.0095">
                <text:p>0.0095</text:p>
              </table:table-cell>
              <table:table-cell office:value-type="float" office:value="0.00809">
                <text:p>0.00809</text:p>
              </table:table-cell>
              <table:table-cell office:value-type="float" office:value="0.01783">
                <text:p>0.017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05033">
                <text:p>0.05033</text:p>
              </table:table-cell>
              <table:table-cell office:value-type="float" office:value="0.03177">
                <text:p>0.03177</text:p>
              </table:table-cell>
              <table:table-cell office:value-type="float" office:value="0.00947">
                <text:p>0.00947</text:p>
              </table:table-cell>
              <table:table-cell office:value-type="float" office:value="0.00806">
                <text:p>0.00806</text:p>
              </table:table-cell>
              <table:table-cell office:value-type="float" office:value="0.01789">
                <text:p>0.017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5031">
                <text:p>0.05031</text:p>
              </table:table-cell>
              <table:table-cell office:value-type="float" office:value="0.03174">
                <text:p>0.03174</text:p>
              </table:table-cell>
              <table:table-cell office:value-type="float" office:value="0.00945">
                <text:p>0.00945</text:p>
              </table:table-cell>
              <table:table-cell office:value-type="float" office:value="0.00803">
                <text:p>0.00803</text:p>
              </table:table-cell>
              <table:table-cell office:value-type="float" office:value="0.01796">
                <text:p>0.017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05029">
                <text:p>0.05029</text:p>
              </table:table-cell>
              <table:table-cell office:value-type="float" office:value="0.03171">
                <text:p>0.03171</text:p>
              </table:table-cell>
              <table:table-cell office:value-type="float" office:value="0.00943">
                <text:p>0.00943</text:p>
              </table:table-cell>
              <table:table-cell office:value-type="float" office:value="0.00799">
                <text:p>0.00799</text:p>
              </table:table-cell>
              <table:table-cell office:value-type="float" office:value="0.01803">
                <text:p>0.018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05028">
                <text:p>0.05028</text:p>
              </table:table-cell>
              <table:table-cell office:value-type="float" office:value="0.03168">
                <text:p>0.03168</text:p>
              </table:table-cell>
              <table:table-cell office:value-type="float" office:value="0.00941">
                <text:p>0.00941</text:p>
              </table:table-cell>
              <table:table-cell office:value-type="float" office:value="0.00796">
                <text:p>0.00796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05026">
                <text:p>0.05026</text:p>
              </table:table-cell>
              <table:table-cell office:value-type="float" office:value="0.03165">
                <text:p>0.03165</text:p>
              </table:table-cell>
              <table:table-cell office:value-type="float" office:value="0.00939">
                <text:p>0.00939</text:p>
              </table:table-cell>
              <table:table-cell office:value-type="float" office:value="0.00793">
                <text:p>0.00793</text:p>
              </table:table-cell>
              <table:table-cell office:value-type="float" office:value="0.01817">
                <text:p>0.018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05024">
                <text:p>0.05024</text:p>
              </table:table-cell>
              <table:table-cell office:value-type="float" office:value="0.03162">
                <text:p>0.03162</text:p>
              </table:table-cell>
              <table:table-cell office:value-type="float" office:value="0.00937">
                <text:p>0.00937</text:p>
              </table:table-cell>
              <table:table-cell office:value-type="float" office:value="0.00789">
                <text:p>0.00789</text:p>
              </table:table-cell>
              <table:table-cell office:value-type="float" office:value="0.01825">
                <text:p>0.018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05022">
                <text:p>0.05022</text:p>
              </table:table-cell>
              <table:table-cell office:value-type="float" office:value="0.03159">
                <text:p>0.03159</text:p>
              </table:table-cell>
              <table:table-cell office:value-type="float" office:value="0.00935">
                <text:p>0.00935</text:p>
              </table:table-cell>
              <table:table-cell office:value-type="float" office:value="0.00786">
                <text:p>0.00786</text:p>
              </table:table-cell>
              <table:table-cell office:value-type="float" office:value="0.01832">
                <text:p>0.018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05021">
                <text:p>0.05021</text:p>
              </table:table-cell>
              <table:table-cell office:value-type="float" office:value="0.03156">
                <text:p>0.03156</text:p>
              </table:table-cell>
              <table:table-cell office:value-type="float" office:value="0.00933">
                <text:p>0.00933</text:p>
              </table:table-cell>
              <table:table-cell office:value-type="float" office:value="0.00783">
                <text:p>0.00783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05019">
                <text:p>0.05019</text:p>
              </table:table-cell>
              <table:table-cell office:value-type="float" office:value="0.03153">
                <text:p>0.03153</text:p>
              </table:table-cell>
              <table:table-cell office:value-type="float" office:value="0.0093">
                <text:p>0.0093</text:p>
              </table:table-cell>
              <table:table-cell office:value-type="float" office:value="0.0078">
                <text:p>0.0078</text:p>
              </table:table-cell>
              <table:table-cell office:value-type="float" office:value="0.01848">
                <text:p>0.018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05017">
                <text:p>0.05017</text:p>
              </table:table-cell>
              <table:table-cell office:value-type="float" office:value="0.03151">
                <text:p>0.03151</text:p>
              </table:table-cell>
              <table:table-cell office:value-type="float" office:value="0.00928">
                <text:p>0.00928</text:p>
              </table:table-cell>
              <table:table-cell office:value-type="float" office:value="0.00777">
                <text:p>0.00777</text:p>
              </table:table-cell>
              <table:table-cell office:value-type="float" office:value="0.01857">
                <text:p>0.018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05016">
                <text:p>0.05016</text:p>
              </table:table-cell>
              <table:table-cell office:value-type="float" office:value="0.03148">
                <text:p>0.03148</text:p>
              </table:table-cell>
              <table:table-cell office:value-type="float" office:value="0.00926">
                <text:p>0.00926</text:p>
              </table:table-cell>
              <table:table-cell office:value-type="float" office:value="0.00774">
                <text:p>0.00774</text:p>
              </table:table-cell>
              <table:table-cell office:value-type="float" office:value="0.01865">
                <text:p>0.0186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05014">
                <text:p>0.05014</text:p>
              </table:table-cell>
              <table:table-cell office:value-type="float" office:value="0.03145">
                <text:p>0.03145</text:p>
              </table:table-cell>
              <table:table-cell office:value-type="float" office:value="0.00924">
                <text:p>0.00924</text:p>
              </table:table-cell>
              <table:table-cell office:value-type="float" office:value="0.00771">
                <text:p>0.00771</text:p>
              </table:table-cell>
              <table:table-cell office:value-type="float" office:value="0.01874">
                <text:p>0.0187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05012">
                <text:p>0.05012</text:p>
              </table:table-cell>
              <table:table-cell office:value-type="float" office:value="0.03142">
                <text:p>0.03142</text:p>
              </table:table-cell>
              <table:table-cell office:value-type="float" office:value="0.00922">
                <text:p>0.00922</text:p>
              </table:table-cell>
              <table:table-cell office:value-type="float" office:value="0.00768">
                <text:p>0.00768</text:p>
              </table:table-cell>
              <table:table-cell office:value-type="float" office:value="0.01883">
                <text:p>0.018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05011">
                <text:p>0.05011</text:p>
              </table:table-cell>
              <table:table-cell office:value-type="float" office:value="0.03139">
                <text:p>0.03139</text:p>
              </table:table-cell>
              <table:table-cell office:value-type="float" office:value="0.0092">
                <text:p>0.0092</text:p>
              </table:table-cell>
              <table:table-cell office:value-type="float" office:value="0.00765">
                <text:p>0.00765</text:p>
              </table:table-cell>
              <table:table-cell office:value-type="float" office:value="0.01892">
                <text:p>0.018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05009">
                <text:p>0.05009</text:p>
              </table:table-cell>
              <table:table-cell office:value-type="float" office:value="0.03136">
                <text:p>0.03136</text:p>
              </table:table-cell>
              <table:table-cell office:value-type="float" office:value="0.00918">
                <text:p>0.00918</text:p>
              </table:table-cell>
              <table:table-cell office:value-type="float" office:value="0.00762">
                <text:p>0.00762</text:p>
              </table:table-cell>
              <table:table-cell office:value-type="float" office:value="0.01901">
                <text:p>0.019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05007">
                <text:p>0.05007</text:p>
              </table:table-cell>
              <table:table-cell office:value-type="float" office:value="0.03133">
                <text:p>0.03133</text:p>
              </table:table-cell>
              <table:table-cell office:value-type="float" office:value="0.00916">
                <text:p>0.00916</text:p>
              </table:table-cell>
              <table:table-cell office:value-type="float" office:value="0.00759">
                <text:p>0.00759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05006">
                <text:p>0.05006</text:p>
              </table:table-cell>
              <table:table-cell office:value-type="float" office:value="0.0313">
                <text:p>0.0313</text:p>
              </table:table-cell>
              <table:table-cell office:value-type="float" office:value="0.00914">
                <text:p>0.00914</text:p>
              </table:table-cell>
              <table:table-cell office:value-type="float" office:value="0.00756">
                <text:p>0.00756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05004">
                <text:p>0.05004</text:p>
              </table:table-cell>
              <table:table-cell office:value-type="float" office:value="0.03127">
                <text:p>0.03127</text:p>
              </table:table-cell>
              <table:table-cell office:value-type="float" office:value="0.00912">
                <text:p>0.00912</text:p>
              </table:table-cell>
              <table:table-cell office:value-type="float" office:value="0.00753">
                <text:p>0.00753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05002">
                <text:p>0.05002</text:p>
              </table:table-cell>
              <table:table-cell office:value-type="float" office:value="0.03124">
                <text:p>0.03124</text:p>
              </table:table-cell>
              <table:table-cell office:value-type="float" office:value="0.0091">
                <text:p>0.0091</text:p>
              </table:table-cell>
              <table:table-cell office:value-type="float" office:value="0.0075">
                <text:p>0.0075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05001">
                <text:p>0.05001</text:p>
              </table:table-cell>
              <table:table-cell office:value-type="float" office:value="0.03121">
                <text:p>0.03121</text:p>
              </table:table-cell>
              <table:table-cell office:value-type="float" office:value="0.00908">
                <text:p>0.00908</text:p>
              </table:table-cell>
              <table:table-cell office:value-type="float" office:value="0.00747">
                <text:p>0.00747</text:p>
              </table:table-cell>
              <table:table-cell office:value-type="float" office:value="0.01951">
                <text:p>0.019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04999">
                <text:p>0.04999</text:p>
              </table:table-cell>
              <table:table-cell office:value-type="float" office:value="0.03118">
                <text:p>0.03118</text:p>
              </table:table-cell>
              <table:table-cell office:value-type="float" office:value="0.00906">
                <text:p>0.00906</text:p>
              </table:table-cell>
              <table:table-cell office:value-type="float" office:value="0.00744">
                <text:p>0.00744</text:p>
              </table:table-cell>
              <table:table-cell office:value-type="float" office:value="0.01961">
                <text:p>0.0196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4997">
                <text:p>0.04997</text:p>
              </table:table-cell>
              <table:table-cell office:value-type="float" office:value="0.03116">
                <text:p>0.03116</text:p>
              </table:table-cell>
              <table:table-cell office:value-type="float" office:value="0.00904">
                <text:p>0.00904</text:p>
              </table:table-cell>
              <table:table-cell office:value-type="float" office:value="0.00741">
                <text:p>0.00741</text:p>
              </table:table-cell>
              <table:table-cell office:value-type="float" office:value="0.01972">
                <text:p>0.019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04996">
                <text:p>0.04996</text:p>
              </table:table-cell>
              <table:table-cell office:value-type="float" office:value="0.03113">
                <text:p>0.03113</text:p>
              </table:table-cell>
              <table:table-cell office:value-type="float" office:value="0.00902">
                <text:p>0.00902</text:p>
              </table:table-cell>
              <table:table-cell office:value-type="float" office:value="0.00739">
                <text:p>0.00739</text:p>
              </table:table-cell>
              <table:table-cell office:value-type="float" office:value="0.01983">
                <text:p>0.019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04994">
                <text:p>0.04994</text:p>
              </table:table-cell>
              <table:table-cell office:value-type="float" office:value="0.0311">
                <text:p>0.0311</text:p>
              </table:table-cell>
              <table:table-cell office:value-type="float" office:value="0.009">
                <text:p>0.009</text:p>
              </table:table-cell>
              <table:table-cell office:value-type="float" office:value="0.00736">
                <text:p>0.00736</text:p>
              </table:table-cell>
              <table:table-cell office:value-type="float" office:value="0.01994">
                <text:p>0.0199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04993">
                <text:p>0.04993</text:p>
              </table:table-cell>
              <table:table-cell office:value-type="float" office:value="0.03107">
                <text:p>0.03107</text:p>
              </table:table-cell>
              <table:table-cell office:value-type="float" office:value="0.00898">
                <text:p>0.00898</text:p>
              </table:table-cell>
              <table:table-cell office:value-type="float" office:value="0.00733">
                <text:p>0.00733</text:p>
              </table:table-cell>
              <table:table-cell office:value-type="float" office:value="0.02006">
                <text:p>0.020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04991">
                <text:p>0.04991</text:p>
              </table:table-cell>
              <table:table-cell office:value-type="float" office:value="0.03104">
                <text:p>0.03104</text:p>
              </table:table-cell>
              <table:table-cell office:value-type="float" office:value="0.00896">
                <text:p>0.00896</text:p>
              </table:table-cell>
              <table:table-cell office:value-type="float" office:value="0.0073">
                <text:p>0.0073</text:p>
              </table:table-cell>
              <table:table-cell office:value-type="float" office:value="0.02017">
                <text:p>0.020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04989">
                <text:p>0.04989</text:p>
              </table:table-cell>
              <table:table-cell office:value-type="float" office:value="0.03101">
                <text:p>0.03101</text:p>
              </table:table-cell>
              <table:table-cell office:value-type="float" office:value="0.00894">
                <text:p>0.00894</text:p>
              </table:table-cell>
              <table:table-cell office:value-type="float" office:value="0.00728">
                <text:p>0.00728</text:p>
              </table:table-cell>
              <table:table-cell office:value-type="float" office:value="0.02029">
                <text:p>0.0202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04988">
                <text:p>0.04988</text:p>
              </table:table-cell>
              <table:table-cell office:value-type="float" office:value="0.03098">
                <text:p>0.03098</text:p>
              </table:table-cell>
              <table:table-cell office:value-type="float" office:value="0.00892">
                <text:p>0.00892</text:p>
              </table:table-cell>
              <table:table-cell office:value-type="float" office:value="0.00725">
                <text:p>0.00725</text:p>
              </table:table-cell>
              <table:table-cell office:value-type="float" office:value="0.02041">
                <text:p>0.020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04986">
                <text:p>0.04986</text:p>
              </table:table-cell>
              <table:table-cell office:value-type="float" office:value="0.03095">
                <text:p>0.03095</text:p>
              </table:table-cell>
              <table:table-cell office:value-type="float" office:value="0.0089">
                <text:p>0.0089</text:p>
              </table:table-cell>
              <table:table-cell office:value-type="float" office:value="0.00722">
                <text:p>0.00722</text:p>
              </table:table-cell>
              <table:table-cell office:value-type="float" office:value="0.02054">
                <text:p>0.020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04985">
                <text:p>0.04985</text:p>
              </table:table-cell>
              <table:table-cell office:value-type="float" office:value="0.03092">
                <text:p>0.03092</text:p>
              </table:table-cell>
              <table:table-cell office:value-type="float" office:value="0.00888">
                <text:p>0.00888</text:p>
              </table:table-cell>
              <table:table-cell office:value-type="float" office:value="0.0072">
                <text:p>0.0072</text:p>
              </table:table-cell>
              <table:table-cell office:value-type="float" office:value="0.02066">
                <text:p>0.020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04983">
                <text:p>0.04983</text:p>
              </table:table-cell>
              <table:table-cell office:value-type="float" office:value="0.03089">
                <text:p>0.03089</text:p>
              </table:table-cell>
              <table:table-cell office:value-type="float" office:value="0.00886">
                <text:p>0.00886</text:p>
              </table:table-cell>
              <table:table-cell office:value-type="float" office:value="0.00717">
                <text:p>0.00717</text:p>
              </table:table-cell>
              <table:table-cell office:value-type="float" office:value="0.02079">
                <text:p>0.0207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04982">
                <text:p>0.04982</text:p>
              </table:table-cell>
              <table:table-cell office:value-type="float" office:value="0.03086">
                <text:p>0.03086</text:p>
              </table:table-cell>
              <table:table-cell office:value-type="float" office:value="0.00884">
                <text:p>0.00884</text:p>
              </table:table-cell>
              <table:table-cell office:value-type="float" office:value="0.00714">
                <text:p>0.00714</text:p>
              </table:table-cell>
              <table:table-cell office:value-type="float" office:value="0.02092">
                <text:p>0.020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0498">
                <text:p>0.0498</text:p>
              </table:table-cell>
              <table:table-cell office:value-type="float" office:value="0.03083">
                <text:p>0.03083</text:p>
              </table:table-cell>
              <table:table-cell office:value-type="float" office:value="0.00882">
                <text:p>0.00882</text:p>
              </table:table-cell>
              <table:table-cell office:value-type="float" office:value="0.00712">
                <text:p>0.00712</text:p>
              </table:table-cell>
              <table:table-cell office:value-type="float" office:value="0.02105">
                <text:p>0.021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04979">
                <text:p>0.04979</text:p>
              </table:table-cell>
              <table:table-cell office:value-type="float" office:value="0.0308">
                <text:p>0.0308</text:p>
              </table:table-cell>
              <table:table-cell office:value-type="float" office:value="0.0088">
                <text:p>0.0088</text:p>
              </table:table-cell>
              <table:table-cell office:value-type="float" office:value="0.00709">
                <text:p>0.00709</text:p>
              </table:table-cell>
              <table:table-cell office:value-type="float" office:value="0.02119">
                <text:p>0.021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04977">
                <text:p>0.04977</text:p>
              </table:table-cell>
              <table:table-cell office:value-type="float" office:value="0.03077">
                <text:p>0.03077</text:p>
              </table:table-cell>
              <table:table-cell office:value-type="float" office:value="0.00878">
                <text:p>0.00878</text:p>
              </table:table-cell>
              <table:table-cell office:value-type="float" office:value="0.00707">
                <text:p>0.00707</text:p>
              </table:table-cell>
              <table:table-cell office:value-type="float" office:value="0.02133">
                <text:p>0.021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04976">
                <text:p>0.04976</text:p>
              </table:table-cell>
              <table:table-cell office:value-type="float" office:value="0.03075">
                <text:p>0.03075</text:p>
              </table:table-cell>
              <table:table-cell office:value-type="float" office:value="0.00876">
                <text:p>0.00876</text:p>
              </table:table-cell>
              <table:table-cell office:value-type="float" office:value="0.00704">
                <text:p>0.00704</text:p>
              </table:table-cell>
              <table:table-cell office:value-type="float" office:value="0.02147">
                <text:p>0.021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04974">
                <text:p>0.04974</text:p>
              </table:table-cell>
              <table:table-cell office:value-type="float" office:value="0.03072">
                <text:p>0.03072</text:p>
              </table:table-cell>
              <table:table-cell office:value-type="float" office:value="0.00874">
                <text:p>0.00874</text:p>
              </table:table-cell>
              <table:table-cell office:value-type="float" office:value="0.00702">
                <text:p>0.00702</text:p>
              </table:table-cell>
              <table:table-cell office:value-type="float" office:value="0.02161">
                <text:p>0.021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04972">
                <text:p>0.04972</text:p>
              </table:table-cell>
              <table:table-cell office:value-type="float" office:value="0.03069">
                <text:p>0.03069</text:p>
              </table:table-cell>
              <table:table-cell office:value-type="float" office:value="0.00872">
                <text:p>0.00872</text:p>
              </table:table-cell>
              <table:table-cell office:value-type="float" office:value="0.007">
                <text:p>0.007</text:p>
              </table:table-cell>
              <table:table-cell office:value-type="float" office:value="0.02175">
                <text:p>0.021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04971">
                <text:p>0.04971</text:p>
              </table:table-cell>
              <table:table-cell office:value-type="float" office:value="0.03066">
                <text:p>0.03066</text:p>
              </table:table-cell>
              <table:table-cell office:value-type="float" office:value="0.0087">
                <text:p>0.0087</text:p>
              </table:table-cell>
              <table:table-cell office:value-type="float" office:value="0.00697">
                <text:p>0.00697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04969">
                <text:p>0.04969</text:p>
              </table:table-cell>
              <table:table-cell office:value-type="float" office:value="0.03063">
                <text:p>0.03063</text:p>
              </table:table-cell>
              <table:table-cell office:value-type="float" office:value="0.00868">
                <text:p>0.00868</text:p>
              </table:table-cell>
              <table:table-cell office:value-type="float" office:value="0.00695">
                <text:p>0.00695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04968">
                <text:p>0.04968</text:p>
              </table:table-cell>
              <table:table-cell office:value-type="float" office:value="0.0306">
                <text:p>0.0306</text:p>
              </table:table-cell>
              <table:table-cell office:value-type="float" office:value="0.00866">
                <text:p>0.00866</text:p>
              </table:table-cell>
              <table:table-cell office:value-type="float" office:value="0.00692">
                <text:p>0.00692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4966">
                <text:p>0.04966</text:p>
              </table:table-cell>
              <table:table-cell office:value-type="float" office:value="0.03057">
                <text:p>0.03057</text:p>
              </table:table-cell>
              <table:table-cell office:value-type="float" office:value="0.00865">
                <text:p>0.00865</text:p>
              </table:table-cell>
              <table:table-cell office:value-type="float" office:value="0.0069">
                <text:p>0.0069</text:p>
              </table:table-cell>
              <table:table-cell office:value-type="float" office:value="0.02235">
                <text:p>0.022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04965">
                <text:p>0.04965</text:p>
              </table:table-cell>
              <table:table-cell office:value-type="float" office:value="0.03054">
                <text:p>0.03054</text:p>
              </table:table-cell>
              <table:table-cell office:value-type="float" office:value="0.00863">
                <text:p>0.00863</text:p>
              </table:table-cell>
              <table:table-cell office:value-type="float" office:value="0.00688">
                <text:p>0.00688</text:p>
              </table:table-cell>
              <table:table-cell office:value-type="float" office:value="0.02251">
                <text:p>0.022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04963">
                <text:p>0.04963</text:p>
              </table:table-cell>
              <table:table-cell office:value-type="float" office:value="0.03051">
                <text:p>0.03051</text:p>
              </table:table-cell>
              <table:table-cell office:value-type="float" office:value="0.00861">
                <text:p>0.00861</text:p>
              </table:table-cell>
              <table:table-cell office:value-type="float" office:value="0.00685">
                <text:p>0.00685</text:p>
              </table:table-cell>
              <table:table-cell office:value-type="float" office:value="0.02267">
                <text:p>0.022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04962">
                <text:p>0.04962</text:p>
              </table:table-cell>
              <table:table-cell office:value-type="float" office:value="0.03048">
                <text:p>0.03048</text:p>
              </table:table-cell>
              <table:table-cell office:value-type="float" office:value="0.00859">
                <text:p>0.00859</text:p>
              </table:table-cell>
              <table:table-cell office:value-type="float" office:value="0.00683">
                <text:p>0.00683</text:p>
              </table:table-cell>
              <table:table-cell office:value-type="float" office:value="0.02283">
                <text:p>0.0228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0496">
                <text:p>0.0496</text:p>
              </table:table-cell>
              <table:table-cell office:value-type="float" office:value="0.03045">
                <text:p>0.03045</text:p>
              </table:table-cell>
              <table:table-cell office:value-type="float" office:value="0.00857">
                <text:p>0.00857</text:p>
              </table:table-cell>
              <table:table-cell office:value-type="float" office:value="0.00681">
                <text:p>0.00681</text:p>
              </table:table-cell>
              <table:table-cell office:value-type="float" office:value="0.02299">
                <text:p>0.022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04959">
                <text:p>0.04959</text:p>
              </table:table-cell>
              <table:table-cell office:value-type="float" office:value="0.03042">
                <text:p>0.03042</text:p>
              </table:table-cell>
              <table:table-cell office:value-type="float" office:value="0.00855">
                <text:p>0.00855</text:p>
              </table:table-cell>
              <table:table-cell office:value-type="float" office:value="0.00679">
                <text:p>0.00679</text:p>
              </table:table-cell>
              <table:table-cell office:value-type="float" office:value="0.02316">
                <text:p>0.023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04958">
                <text:p>0.04958</text:p>
              </table:table-cell>
              <table:table-cell office:value-type="float" office:value="0.03039">
                <text:p>0.03039</text:p>
              </table:table-cell>
              <table:table-cell office:value-type="float" office:value="0.00853">
                <text:p>0.00853</text:p>
              </table:table-cell>
              <table:table-cell office:value-type="float" office:value="0.00677">
                <text:p>0.00677</text:p>
              </table:table-cell>
              <table:table-cell office:value-type="float" office:value="0.02332">
                <text:p>0.023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04956">
                <text:p>0.04956</text:p>
              </table:table-cell>
              <table:table-cell office:value-type="float" office:value="0.03036">
                <text:p>0.03036</text:p>
              </table:table-cell>
              <table:table-cell office:value-type="float" office:value="0.00851">
                <text:p>0.00851</text:p>
              </table:table-cell>
              <table:table-cell office:value-type="float" office:value="0.00674">
                <text:p>0.00674</text:p>
              </table:table-cell>
              <table:table-cell office:value-type="float" office:value="0.02349">
                <text:p>0.023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04955">
                <text:p>0.04955</text:p>
              </table:table-cell>
              <table:table-cell office:value-type="float" office:value="0.03033">
                <text:p>0.03033</text:p>
              </table:table-cell>
              <table:table-cell office:value-type="float" office:value="0.0085">
                <text:p>0.0085</text:p>
              </table:table-cell>
              <table:table-cell office:value-type="float" office:value="0.00672">
                <text:p>0.00672</text:p>
              </table:table-cell>
              <table:table-cell office:value-type="float" office:value="0.02367">
                <text:p>0.023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04953">
                <text:p>0.04953</text:p>
              </table:table-cell>
              <table:table-cell office:value-type="float" office:value="0.0303">
                <text:p>0.0303</text:p>
              </table:table-cell>
              <table:table-cell office:value-type="float" office:value="0.00848">
                <text:p>0.00848</text:p>
              </table:table-cell>
              <table:table-cell office:value-type="float" office:value="0.0067">
                <text:p>0.0067</text:p>
              </table:table-cell>
              <table:table-cell office:value-type="float" office:value="0.02384">
                <text:p>0.023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04952">
                <text:p>0.04952</text:p>
              </table:table-cell>
              <table:table-cell office:value-type="float" office:value="0.03027">
                <text:p>0.03027</text:p>
              </table:table-cell>
              <table:table-cell office:value-type="float" office:value="0.00846">
                <text:p>0.00846</text:p>
              </table:table-cell>
              <table:table-cell office:value-type="float" office:value="0.00668">
                <text:p>0.00668</text:p>
              </table:table-cell>
              <table:table-cell office:value-type="float" office:value="0.02402">
                <text:p>0.024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0495">
                <text:p>0.0495</text:p>
              </table:table-cell>
              <table:table-cell office:value-type="float" office:value="0.03024">
                <text:p>0.03024</text:p>
              </table:table-cell>
              <table:table-cell office:value-type="float" office:value="0.00844">
                <text:p>0.00844</text:p>
              </table:table-cell>
              <table:table-cell office:value-type="float" office:value="0.00666">
                <text:p>0.00666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04949">
                <text:p>0.04949</text:p>
              </table:table-cell>
              <table:table-cell office:value-type="float" office:value="0.03021">
                <text:p>0.03021</text:p>
              </table:table-cell>
              <table:table-cell office:value-type="float" office:value="0.00842">
                <text:p>0.00842</text:p>
              </table:table-cell>
              <table:table-cell office:value-type="float" office:value="0.00664">
                <text:p>0.00664</text:p>
              </table:table-cell>
              <table:table-cell office:value-type="float" office:value="0.02438">
                <text:p>0.024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04947">
                <text:p>0.04947</text:p>
              </table:table-cell>
              <table:table-cell office:value-type="float" office:value="0.03019">
                <text:p>0.03019</text:p>
              </table:table-cell>
              <table:table-cell office:value-type="float" office:value="0.0084">
                <text:p>0.0084</text:p>
              </table:table-cell>
              <table:table-cell office:value-type="float" office:value="0.00662">
                <text:p>0.00662</text:p>
              </table:table-cell>
              <table:table-cell office:value-type="float" office:value="0.02456">
                <text:p>0.024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04946">
                <text:p>0.04946</text:p>
              </table:table-cell>
              <table:table-cell office:value-type="float" office:value="0.03016">
                <text:p>0.03016</text:p>
              </table:table-cell>
              <table:table-cell office:value-type="float" office:value="0.00838">
                <text:p>0.00838</text:p>
              </table:table-cell>
              <table:table-cell office:value-type="float" office:value="0.0066">
                <text:p>0.0066</text:p>
              </table:table-cell>
              <table:table-cell office:value-type="float" office:value="0.02475">
                <text:p>0.024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04945">
                <text:p>0.04945</text:p>
              </table:table-cell>
              <table:table-cell office:value-type="float" office:value="0.03013">
                <text:p>0.03013</text:p>
              </table:table-cell>
              <table:table-cell office:value-type="float" office:value="0.00837">
                <text:p>0.00837</text:p>
              </table:table-cell>
              <table:table-cell office:value-type="float" office:value="0.00658">
                <text:p>0.00658</text:p>
              </table:table-cell>
              <table:table-cell office:value-type="float" office:value="0.02493">
                <text:p>0.0249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04943">
                <text:p>0.04943</text:p>
              </table:table-cell>
              <table:table-cell office:value-type="float" office:value="0.0301">
                <text:p>0.0301</text:p>
              </table:table-cell>
              <table:table-cell office:value-type="float" office:value="0.00835">
                <text:p>0.00835</text:p>
              </table:table-cell>
              <table:table-cell office:value-type="float" office:value="0.00656">
                <text:p>0.00656</text:p>
              </table:table-cell>
              <table:table-cell office:value-type="float" office:value="0.02512">
                <text:p>0.0251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04942">
                <text:p>0.04942</text:p>
              </table:table-cell>
              <table:table-cell office:value-type="float" office:value="0.03007">
                <text:p>0.03007</text:p>
              </table:table-cell>
              <table:table-cell office:value-type="float" office:value="0.00833">
                <text:p>0.00833</text:p>
              </table:table-cell>
              <table:table-cell office:value-type="float" office:value="0.00654">
                <text:p>0.00654</text:p>
              </table:table-cell>
              <table:table-cell office:value-type="float" office:value="0.02531">
                <text:p>0.025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0494">
                <text:p>0.0494</text:p>
              </table:table-cell>
              <table:table-cell office:value-type="float" office:value="0.03004">
                <text:p>0.03004</text:p>
              </table:table-cell>
              <table:table-cell office:value-type="float" office:value="0.00831">
                <text:p>0.00831</text:p>
              </table:table-cell>
              <table:table-cell office:value-type="float" office:value="0.00652">
                <text:p>0.00652</text:p>
              </table:table-cell>
              <table:table-cell office:value-type="float" office:value="0.02551">
                <text:p>0.0255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04939">
                <text:p>0.04939</text:p>
              </table:table-cell>
              <table:table-cell office:value-type="float" office:value="0.03001">
                <text:p>0.03001</text:p>
              </table:table-cell>
              <table:table-cell office:value-type="float" office:value="0.00829">
                <text:p>0.00829</text:p>
              </table:table-cell>
              <table:table-cell office:value-type="float" office:value="0.0065">
                <text:p>0.0065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4937">
                <text:p>0.04937</text:p>
              </table:table-cell>
              <table:table-cell office:value-type="float" office:value="0.02998">
                <text:p>0.02998</text:p>
              </table:table-cell>
              <table:table-cell office:value-type="float" office:value="0.00828">
                <text:p>0.00828</text:p>
              </table:table-cell>
              <table:table-cell office:value-type="float" office:value="0.00648">
                <text:p>0.00648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04936">
                <text:p>0.04936</text:p>
              </table:table-cell>
              <table:table-cell office:value-type="float" office:value="0.02995">
                <text:p>0.02995</text:p>
              </table:table-cell>
              <table:table-cell office:value-type="float" office:value="0.00826">
                <text:p>0.00826</text:p>
              </table:table-cell>
              <table:table-cell office:value-type="float" office:value="0.00646">
                <text:p>0.0064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04935">
                <text:p>0.04935</text:p>
              </table:table-cell>
              <table:table-cell office:value-type="float" office:value="0.02992">
                <text:p>0.02992</text:p>
              </table:table-cell>
              <table:table-cell office:value-type="float" office:value="0.00824">
                <text:p>0.00824</text:p>
              </table:table-cell>
              <table:table-cell office:value-type="float" office:value="0.00644">
                <text:p>0.00644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04933">
                <text:p>0.04933</text:p>
              </table:table-cell>
              <table:table-cell office:value-type="float" office:value="0.02989">
                <text:p>0.02989</text:p>
              </table:table-cell>
              <table:table-cell office:value-type="float" office:value="0.00822">
                <text:p>0.00822</text:p>
              </table:table-cell>
              <table:table-cell office:value-type="float" office:value="0.00643">
                <text:p>0.00643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04932">
                <text:p>0.04932</text:p>
              </table:table-cell>
              <table:table-cell office:value-type="float" office:value="0.02986">
                <text:p>0.02986</text:p>
              </table:table-cell>
              <table:table-cell office:value-type="float" office:value="0.0082">
                <text:p>0.0082</text:p>
              </table:table-cell>
              <table:table-cell office:value-type="float" office:value="0.00641">
                <text:p>0.00641</text:p>
              </table:table-cell>
              <table:table-cell office:value-type="float" office:value="0.02671">
                <text:p>0.026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0493">
                <text:p>0.0493</text:p>
              </table:table-cell>
              <table:table-cell office:value-type="float" office:value="0.02983">
                <text:p>0.02983</text:p>
              </table:table-cell>
              <table:table-cell office:value-type="float" office:value="0.00819">
                <text:p>0.00819</text:p>
              </table:table-cell>
              <table:table-cell office:value-type="float" office:value="0.00639">
                <text:p>0.00639</text:p>
              </table:table-cell>
              <table:table-cell office:value-type="float" office:value="0.02692">
                <text:p>0.0269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04929">
                <text:p>0.04929</text:p>
              </table:table-cell>
              <table:table-cell office:value-type="float" office:value="0.0298">
                <text:p>0.0298</text:p>
              </table:table-cell>
              <table:table-cell office:value-type="float" office:value="0.00817">
                <text:p>0.00817</text:p>
              </table:table-cell>
              <table:table-cell office:value-type="float" office:value="0.00637">
                <text:p>0.00637</text:p>
              </table:table-cell>
              <table:table-cell office:value-type="float" office:value="0.02712">
                <text:p>0.027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04928">
                <text:p>0.04928</text:p>
              </table:table-cell>
              <table:table-cell office:value-type="float" office:value="0.02977">
                <text:p>0.02977</text:p>
              </table:table-cell>
              <table:table-cell office:value-type="float" office:value="0.00815">
                <text:p>0.00815</text:p>
              </table:table-cell>
              <table:table-cell office:value-type="float" office:value="0.00635">
                <text:p>0.00635</text:p>
              </table:table-cell>
              <table:table-cell office:value-type="float" office:value="0.02733">
                <text:p>0.027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04926">
                <text:p>0.04926</text:p>
              </table:table-cell>
              <table:table-cell office:value-type="float" office:value="0.02974">
                <text:p>0.02974</text:p>
              </table:table-cell>
              <table:table-cell office:value-type="float" office:value="0.00813">
                <text:p>0.00813</text:p>
              </table:table-cell>
              <table:table-cell office:value-type="float" office:value="0.00634">
                <text:p>0.00634</text:p>
              </table:table-cell>
              <table:table-cell office:value-type="float" office:value="0.02755">
                <text:p>0.027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04925">
                <text:p>0.04925</text:p>
              </table:table-cell>
              <table:table-cell office:value-type="float" office:value="0.02971">
                <text:p>0.02971</text:p>
              </table:table-cell>
              <table:table-cell office:value-type="float" office:value="0.00812">
                <text:p>0.00812</text:p>
              </table:table-cell>
              <table:table-cell office:value-type="float" office:value="0.00632">
                <text:p>0.00632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04924">
                <text:p>0.04924</text:p>
              </table:table-cell>
              <table:table-cell office:value-type="float" office:value="0.02968">
                <text:p>0.02968</text:p>
              </table:table-cell>
              <table:table-cell office:value-type="float" office:value="0.0081">
                <text:p>0.0081</text:p>
              </table:table-cell>
              <table:table-cell office:value-type="float" office:value="0.0063">
                <text:p>0.0063</text:p>
              </table:table-cell>
              <table:table-cell office:value-type="float" office:value="0.02797">
                <text:p>0.027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04922">
                <text:p>0.04922</text:p>
              </table:table-cell>
              <table:table-cell office:value-type="float" office:value="0.02965">
                <text:p>0.02965</text:p>
              </table:table-cell>
              <table:table-cell office:value-type="float" office:value="0.00808">
                <text:p>0.00808</text:p>
              </table:table-cell>
              <table:table-cell office:value-type="float" office:value="0.00629">
                <text:p>0.00629</text:p>
              </table:table-cell>
              <table:table-cell office:value-type="float" office:value="0.02819">
                <text:p>0.028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04921">
                <text:p>0.04921</text:p>
              </table:table-cell>
              <table:table-cell office:value-type="float" office:value="0.02962">
                <text:p>0.02962</text:p>
              </table:table-cell>
              <table:table-cell office:value-type="float" office:value="0.00806">
                <text:p>0.00806</text:p>
              </table:table-cell>
              <table:table-cell office:value-type="float" office:value="0.00627">
                <text:p>0.00627</text:p>
              </table:table-cell>
              <table:table-cell office:value-type="float" office:value="0.02841">
                <text:p>0.0284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0492">
                <text:p>0.0492</text:p>
              </table:table-cell>
              <table:table-cell office:value-type="float" office:value="0.02959">
                <text:p>0.02959</text:p>
              </table:table-cell>
              <table:table-cell office:value-type="float" office:value="0.00805">
                <text:p>0.00805</text:p>
              </table:table-cell>
              <table:table-cell office:value-type="float" office:value="0.00625">
                <text:p>0.00625</text:p>
              </table:table-cell>
              <table:table-cell office:value-type="float" office:value="0.02862">
                <text:p>0.028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04918">
                <text:p>0.04918</text:p>
              </table:table-cell>
              <table:table-cell office:value-type="float" office:value="0.02956">
                <text:p>0.02956</text:p>
              </table:table-cell>
              <table:table-cell office:value-type="float" office:value="0.00803">
                <text:p>0.00803</text:p>
              </table:table-cell>
              <table:table-cell office:value-type="float" office:value="0.00624">
                <text:p>0.00624</text:p>
              </table:table-cell>
              <table:table-cell office:value-type="float" office:value="0.02884">
                <text:p>0.028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04917">
                <text:p>0.04917</text:p>
              </table:table-cell>
              <table:table-cell office:value-type="float" office:value="0.02953">
                <text:p>0.02953</text:p>
              </table:table-cell>
              <table:table-cell office:value-type="float" office:value="0.00801">
                <text:p>0.00801</text:p>
              </table:table-cell>
              <table:table-cell office:value-type="float" office:value="0.00622">
                <text:p>0.00622</text:p>
              </table:table-cell>
              <table:table-cell office:value-type="float" office:value="0.02906">
                <text:p>0.029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04915">
                <text:p>0.04915</text:p>
              </table:table-cell>
              <table:table-cell office:value-type="float" office:value="0.0295">
                <text:p>0.0295</text:p>
              </table:table-cell>
              <table:table-cell office:value-type="float" office:value="0.00799">
                <text:p>0.00799</text:p>
              </table:table-cell>
              <table:table-cell office:value-type="float" office:value="0.0062">
                <text:p>0.0062</text:p>
              </table:table-cell>
              <table:table-cell office:value-type="float" office:value="0.02928">
                <text:p>0.029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04914">
                <text:p>0.04914</text:p>
              </table:table-cell>
              <table:table-cell office:value-type="float" office:value="0.02947">
                <text:p>0.02947</text:p>
              </table:table-cell>
              <table:table-cell office:value-type="float" office:value="0.00798">
                <text:p>0.00798</text:p>
              </table:table-cell>
              <table:table-cell office:value-type="float" office:value="0.00619">
                <text:p>0.00619</text:p>
              </table:table-cell>
              <table:table-cell office:value-type="float" office:value="0.02951">
                <text:p>0.029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04913">
                <text:p>0.04913</text:p>
              </table:table-cell>
              <table:table-cell office:value-type="float" office:value="0.02944">
                <text:p>0.02944</text:p>
              </table:table-cell>
              <table:table-cell office:value-type="float" office:value="0.00796">
                <text:p>0.00796</text:p>
              </table:table-cell>
              <table:table-cell office:value-type="float" office:value="0.00617">
                <text:p>0.00617</text:p>
              </table:table-cell>
              <table:table-cell office:value-type="float" office:value="0.02973">
                <text:p>0.0297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04911">
                <text:p>0.04911</text:p>
              </table:table-cell>
              <table:table-cell office:value-type="float" office:value="0.02941">
                <text:p>0.02941</text:p>
              </table:table-cell>
              <table:table-cell office:value-type="float" office:value="0.00794">
                <text:p>0.00794</text:p>
              </table:table-cell>
              <table:table-cell office:value-type="float" office:value="0.00616">
                <text:p>0.00616</text:p>
              </table:table-cell>
              <table:table-cell office:value-type="float" office:value="0.02995">
                <text:p>0.029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491">
                <text:p>0.0491</text:p>
              </table:table-cell>
              <table:table-cell office:value-type="float" office:value="0.02938">
                <text:p>0.02938</text:p>
              </table:table-cell>
              <table:table-cell office:value-type="float" office:value="0.00793">
                <text:p>0.00793</text:p>
              </table:table-cell>
              <table:table-cell office:value-type="float" office:value="0.00614">
                <text:p>0.00614</text:p>
              </table:table-cell>
              <table:table-cell office:value-type="float" office:value="0.03018">
                <text:p>0.03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